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1.468cm"/>
    </style:style>
    <style:style style:name="co2" style:family="table-column">
      <style:table-column-properties fo:break-before="auto" style:column-width="12.589cm"/>
    </style:style>
    <style:style style:name="co3" style:family="table-column">
      <style:table-column-properties fo:break-before="auto" style:column-width="6.135cm"/>
    </style:style>
    <style:style style:name="co4" style:family="table-column">
      <style:table-column-properties fo:break-before="auto" style:column-width="3.985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9.186cm"/>
    </style:style>
    <style:style style:name="co7" style:family="table-column">
      <style:table-column-properties fo:break-before="auto" style:column-width="3.357cm"/>
    </style:style>
    <style:style style:name="co8" style:family="table-column">
      <style:table-column-properties fo:break-before="auto" style:column-width="2.268cm"/>
    </style:style>
    <style:style style:name="co9" style:family="table-column">
      <style:table-column-properties fo:break-before="auto" style:column-width="3.33cm"/>
    </style:style>
    <style:style style:name="co10" style:family="table-column">
      <style:table-column-properties fo:break-before="auto" style:column-width="17.41cm"/>
    </style:style>
    <style:style style:name="co11" style:family="table-column">
      <style:table-column-properties fo:break-before="auto" style:column-width="5.592cm"/>
    </style:style>
    <style:style style:name="co12" style:family="table-column">
      <style:table-column-properties fo:break-before="auto" style:column-width="4.337cm"/>
    </style:style>
    <style:style style:name="co13" style:family="table-column">
      <style:table-column-properties fo:break-before="auto" style:column-width="8.423cm"/>
    </style:style>
    <style:style style:name="co14" style:family="table-column">
      <style:table-column-properties fo:break-before="auto" style:column-width="25.118cm"/>
    </style:style>
    <style:style style:name="co15" style:family="table-column">
      <style:table-column-properties fo:break-before="auto" style:column-width="53.005cm"/>
    </style:style>
    <style:style style:name="co16" style:family="table-column">
      <style:table-column-properties fo:break-before="auto" style:column-width="2.24cm"/>
    </style:style>
    <style:style style:name="co17" style:family="table-column">
      <style:table-column-properties fo:break-before="auto" style:column-width="51.442cm"/>
    </style:style>
    <style:style style:name="co18" style:family="table-column">
      <style:table-column-properties fo:break-before="auto" style:column-width="41.284cm"/>
    </style:style>
    <style:style style:name="co19" style:family="table-column">
      <style:table-column-properties fo:break-before="auto" style:column-width="32.172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3.21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3.605cm" fo:break-before="auto" style:use-optimal-row-height="true"/>
    </style:style>
    <style:style style:name="ro8" style:family="table-row">
      <style:table-row-properties style:row-height="4.001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Nazwa firmy</text:p>
          </table:table-cell>
          <table:table-cell office:value-type="string">
            <text:p>Nazwa skrócona</text:p>
          </table:table-cell>
          <table:table-cell office:value-type="string">
            <text:p>Ulica, numer</text:p>
          </table:table-cell>
          <table:table-cell office:value-type="string">
            <text:p>Miasto</text:p>
          </table:table-cell>
          <table:table-cell office:value-type="string">
            <text:p>Kod pocztowy</text:p>
          </table:table-cell>
          <table:table-cell office:value-type="string">
            <text:p>Osoby kontaktowe</text:p>
          </table:table-cell>
          <table:table-cell office:value-type="string">
            <text:p>Nowe województwo</text:p>
          </table:table-cell>
          <table:table-cell office:value-type="string">
            <text:p>Powiat</text:p>
          </table:table-cell>
          <table:table-cell office:value-type="string">
            <text:p>Gmina</text:p>
          </table:table-cell>
          <table:table-cell office:value-type="string">
            <text:p>Stare województwo</text:p>
          </table:table-cell>
          <table:table-cell office:value-type="string">
            <text:p>Telefon(y)</text:p>
          </table:table-cell>
          <table:table-cell office:value-type="string">
            <text:p>Fax(y)</text:p>
          </table:table-cell>
          <table:table-cell office:value-type="string">
            <text:p>Forma własności</text:p>
          </table:table-cell>
          <table:table-cell office:value-type="string">
            <text:p>Forma prawna</text:p>
          </table:table-cell>
          <table:table-cell office:value-type="string">
            <text:p>Email</text:p>
          </table:table-cell>
          <table:table-cell office:value-type="string">
            <text:p>WWW</text:p>
          </table:table-cell>
          <table:table-cell office:value-type="string">
            <text:p>Zatrudnienie</text:p>
          </table:table-cell>
          <table:table-cell office:value-type="string">
            <text:p>Obrót roczny</text:p>
          </table:table-cell>
          <table:table-cell office:value-type="string">
            <text:p>Rok założenia</text:p>
          </table:table-cell>
          <table:table-cell office:value-type="string">
            <text:p>NACE (EKD)</text:p>
          </table:table-cell>
          <table:table-cell office:value-type="string">
            <text:p>SIC</text:p>
          </table:table-cell>
          <table:table-cell office:value-type="string">
            <text:p>Opis działalności</text:p>
          </table:table-cell>
        </table:table-row>
        <table:table-row table:style-name="ro1">
          <table:table-cell office:value-type="string">
            <text:p>Hurtownia Leków Weterynaryjnych</text:p>
          </table:table-cell>
          <table:table-cell/>
          <table:table-cell office:value-type="string">
            <text:p>Berdychowska 67c</text:p>
          </table:table-cell>
          <table:table-cell office:value-type="string">
            <text:p>Wągrowiec</text:p>
          </table:table-cell>
          <table:table-cell office:value-type="string">
            <text:p>62-233</text:p>
          </table:table-cell>
          <table:table-cell office:value-type="string">
            <text:p>Justyna Matusa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82489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wp.pl"&gt;hlwet&lt;/a&gt;</text:p>
          </table:table-cell>
          <table:table-cell/>
          <table:table-cell office:value-type="float" office:value="3">
            <text:p>3</text:p>
          </table:table-cell>
          <table:table-cell office:value-type="string">
            <text:p>5,000,000 zł.</text:p>
          </table:table-cell>
          <table:table-cell office:value-type="float" office:value="1991">
            <text:p>1991</text:p>
          </table:table-cell>
          <table:table-cell office:value-type="string">
            <text:p>&lt;span&gt;51.46&lt;/span&gt;&lt;a style="color:black;text-decoration:none;" href="http://www.teleadreson.pl/-NACE5146%20sprzedaz%20hurtowa%20wyrobow%20farmaceutycznych%20i%20ziol"&gt;Sprzedaż hurtowa wyrobów farmaceutycznych i ziół&lt;/a&gt;</text:p>
          </table:table-cell>
          <table:table-cell office:value-type="string">
            <text:p>&lt;span&gt;512203&lt;/span&gt;&lt;a style="color:black;text-decoration:none;" href="http://www.teleadreson.pl/-SIC512203%20lekarstwa%20i%20parafarmaceutyki%20hurt"&gt;Lekarstwa i parafarmaceutyki, hurt&lt;/a&gt;</text:p>
          </table:table-cell>
          <table:table-cell/>
        </table:table-row>
        <table:table-row table:style-name="ro1">
          <table:table-cell office:value-type="string">
            <text:p>Usługi Weterynaryjne</text:p>
          </table:table-cell>
          <table:table-cell/>
          <table:table-cell office:value-type="string">
            <text:p>Berdychowska 21a/2</text:p>
          </table:table-cell>
          <table:table-cell office:value-type="string">
            <text:p>Wągrowiec</text:p>
          </table:table-cell>
          <table:table-cell office:value-type="string">
            <text:p>62-013</text:p>
          </table:table-cell>
          <table:table-cell office:value-type="string">
            <text:p>Sławomir Misie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22428 (502)123129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&lt;span&gt;85.22&lt;/span&gt;Instytucje weterynaryjne i lekarze weterynarii poza klinikami weterynaryjnymi</text:p>
          </table:table-cell>
          <table:table-cell office:value-type="string">
            <text:p>&lt;span&gt;0742&lt;/span&gt;&lt;a style="color:black;text-decoration:none;" href="http://www.teleadreson.pl/-SIC0742%20uslugi%20weterynaryjne%20nierolnicze"&gt;Usługi weterynaryjne nierolnicze&lt;/a&gt;</text:p>
          </table:table-cell>
          <table:table-cell office:value-type="string">
            <text:p>badanie mięsa</text:p>
          </table:table-cell>
        </table:table-row>
        <table:table-row table:style-name="ro2">
          <table:table-cell office:value-type="string">
            <text:p>Jasbiz Zakład Produkcyjno-Handlowy Import-Export</text:p>
          </table:table-cell>
          <table:table-cell office:value-type="string">
            <text:p>Jasbiz ZPH</text:p>
          </table:table-cell>
          <table:table-cell office:value-type="string">
            <text:p>Bobrownicka 12b/2</text:p>
          </table:table-cell>
          <table:table-cell office:value-type="string">
            <text:p>Wągrowiec</text:p>
          </table:table-cell>
          <table:table-cell office:value-type="string">
            <text:p>62-624</text:p>
          </table:table-cell>
          <table:table-cell office:value-type="string">
            <text:p>inż. Helena Lyskov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36230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996">
            <text:p>1996</text:p>
          </table:table-cell>
          <table:table-cell office:value-type="string">
            <text:p/>
            <text:p>&lt;span&gt;36.61&lt;/span&gt;&lt;a style="color:black;text-decoration:none;" href="http://www.teleadreson.pl/-NACE3661%20produkcja%20imitacji%20bizuterii"&gt;Produkcja imitacji biżuterii&lt;/a&gt;</text:p>
            <text:p>&lt;span&gt;51.19&lt;/span&gt;&lt;a style="color:black;text-decoration:none;" href="http://www.teleadreson.pl/-NACE5119%20agenci%20zajmujacy%20sie%20sprzedaza%20towarow%20roznego%20rodzaju"&gt;Agenci zajmujący się sprzedażą towarów różnego rodzaju&lt;/a&gt;</text:p>
            <text:p/>
          </table:table-cell>
          <table:table-cell office:value-type="string">
            <text:p/>
            <text:p>&lt;span&gt;391101&lt;/span&gt;&lt;a style="color:black;text-decoration:none;" href="http://www.teleadreson.pl/-SIC391101%20bizuteria%20produkcja"&gt;Biżuteria, produkcja&lt;/a&gt;</text:p>
            <text:p>&lt;span&gt;738917&lt;/span&gt;Pośrednictwa kupna-sprzedaży</text:p>
            <text:p/>
          </table:table-cell>
          <table:table-cell office:value-type="string">
            <text:p/>
            <text:p>biżuteria sztuczna</text:p>
            <text:p/>
            <text:p/>
          </table:table-cell>
        </table:table-row>
        <table:table-row table:style-name="ro2">
          <table:table-cell office:value-type="string">
            <text:p>K&amp;amp;D Meble</text:p>
          </table:table-cell>
          <table:table-cell/>
          <table:table-cell office:value-type="string">
            <text:p>Bracholin 23</text:p>
          </table:table-cell>
          <table:table-cell office:value-type="string">
            <text:p>Wągrowiec</text:p>
          </table:table-cell>
          <table:table-cell office:value-type="string">
            <text:p>62-234</text:p>
          </table:table-cell>
          <table:table-cell office:value-type="string">
            <text:p/>
            <text:p>Kamil Ewertowski</text:p>
            <text:p>Dariusz Gutowski</text:p>
            <text:p/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93)439436 (603)731832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wp.pl"&gt;kdmeble&lt;/a&gt;</text:p>
          </table:table-cell>
          <table:table-cell office:value-type="string">
            <text:p>&lt;a href="http://www.teleadreson.pl/url/?k=6&amp;amp;r=http://www.kdmeble.firmowo.net"&gt;www.kdmeble.firmowo.net&lt;/a&gt;</text:p>
          </table:table-cell>
          <table:table-cell table:number-columns-repeated="3"/>
          <table:table-cell office:value-type="string">
            <text:p/>
            <text:p>&lt;span&gt;36.14.2&lt;/span&gt;&lt;a style="color:black;text-decoration:none;" href="http://www.teleadreson.pl/-NACE36142%20wykanczanie%20mebli%20np%20tapicerowanie"&gt;Wykańczanie mebli, np. tapicerowanie&lt;/a&gt;</text:p>
            <text:p>&lt;span&gt;36.11.4&lt;/span&gt;&lt;a style="color:black;text-decoration:none;" href="http://www.teleadreson.pl/-NACE36114%20wykanczanie%20krzesel%20i%20siedzen%20np%20tapicerowanie"&gt;Wykańczanie krzeseł i siedzeń, np. tapicerowanie&lt;/a&gt;</text:p>
            <text:p/>
          </table:table-cell>
          <table:table-cell office:value-type="string">
            <text:p/>
            <text:p>&lt;span&gt;251299&lt;/span&gt;&lt;a style="color:black;text-decoration:none;" href="http://www.teleadreson.pl/-SIC251299%20meble%20drewniane%20tapicerowane%20osobno%20nie%20wymienione%20produkcja"&gt;Meble drewniane tapicerowane, osobno nie wymienione, produkcja&lt;/a&gt;</text:p>
            <text:p>&lt;span&gt;764101&lt;/span&gt;Warsztaty tapicerskie</text:p>
            <text:p/>
          </table:table-cell>
          <table:table-cell office:value-type="string">
            <text:p/>
            <text:p>meble tapicerowane</text:p>
            <text:p/>
            <text:p/>
          </table:table-cell>
        </table:table-row>
        <table:table-row table:style-name="ro1">
          <table:table-cell office:value-type="string">
            <text:p>Hurtownia Cytrus</text:p>
          </table:table-cell>
          <table:table-cell/>
          <table:table-cell office:value-type="string">
            <text:p>Brzozowa 45</text:p>
          </table:table-cell>
          <table:table-cell office:value-type="string">
            <text:p>Wągrowiec</text:p>
          </table:table-cell>
          <table:table-cell office:value-type="string">
            <text:p>62-454</text:p>
          </table:table-cell>
          <table:table-cell office:value-type="string">
            <text:p>Rafał Antkow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66260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&lt;span&gt;51.31&lt;/span&gt;&lt;a style="color:black;text-decoration:none;" href="http://www.teleadreson.pl/-NACE5131%20sprzedaz%20hurtowa%20owocow%20i%20warzyw%20lacznie%20z%20ziemniakami%20i%20produktami%20z%20ziemniakow"&gt;Sprzedaż hurtowa owoców i warzyw, łącznie z ziemniakami i produktami z ziemniaków&lt;/a&gt;</text:p>
          </table:table-cell>
          <table:table-cell office:value-type="string">
            <text:p>&lt;span&gt;5148&lt;/span&gt;&lt;a style="color:black;text-decoration:none;" href="http://www.teleadreson.pl/-SIC5148%20swieze%20warzywa%20i%20owoce%20hurt"&gt;Świeże warzywa i owoce, hurt&lt;/a&gt;</text:p>
          </table:table-cell>
          <table:table-cell/>
        </table:table-row>
        <table:table-row table:style-name="ro3">
          <table:table-cell office:value-type="string">
            <text:p>Sklep Metalowo-Techniczno-Gospodarczy Motoryzacyjny</text:p>
          </table:table-cell>
          <table:table-cell/>
          <table:table-cell office:value-type="string">
            <text:p>Bydgoska 2</text:p>
          </table:table-cell>
          <table:table-cell office:value-type="string">
            <text:p>Wągrowiec</text:p>
          </table:table-cell>
          <table:table-cell office:value-type="string">
            <text:p>62-453</text:p>
          </table:table-cell>
          <table:table-cell office:value-type="string">
            <text:p>Marceli Kamiń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80885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975">
            <text:p>1975</text:p>
          </table:table-cell>
          <table:table-cell office:value-type="string">
            <text:p/>
            <text:p>&lt;span&gt;50.31&lt;/span&gt;&lt;a style="color:black;text-decoration:none;" href="http://www.teleadreson.pl/-NACE5031%20sprzedaz%20hurtowa%20i%20detaliczna%20czesci%20i%20akcesoriow%20do%20pojazdow%20mechanicznych"&gt;Sprzedaż hurtowa i detaliczna części i akcesoriów do pojazdów mechanicznych&lt;/a&gt;</text:p>
            <text:p>&lt;span&gt;52.45&lt;/span&gt;&lt;a style="color:black;text-decoration:none;" href="http://www.teleadreson.pl/-NACE5245%20sprzedaz%20detaliczna%20sprzetu%20gospodarstwa%20domowego%20oraz%20artykulow%20radiowo%20telewizyjnych"&gt;Sprzedaż detaliczna sprzętu gospodarstwa domowego oraz artykułów radiowo-telewizyjnych&lt;/a&gt;</text:p>
            <text:p/>
          </table:table-cell>
          <table:table-cell office:value-type="string">
            <text:p/>
            <text:p>&lt;span&gt;5731&lt;/span&gt;Sklepy z domowym sprzętem elektronicznym</text:p>
            <text:p>&lt;span&gt;5531&lt;/span&gt;Części i wyposażenie samochodowe, handel detaliczny</text:p>
            <text:p/>
          </table:table-cell>
          <table:table-cell office:value-type="string">
            <text:p/>
            <text:p>części do urządzeń elektrycznych</text:p>
            <text:p>części motoryzacyjne</text:p>
            <text:p/>
            <text:p/>
          </table:table-cell>
        </table:table-row>
        <table:table-row table:style-name="ro2">
          <table:table-cell office:value-type="string">
            <text:p>MIX Electronics S.A. - Sklep Firmowy</text:p>
          </table:table-cell>
          <table:table-cell/>
          <table:table-cell office:value-type="string">
            <text:p>Bydgoska 2</text:p>
          </table:table-cell>
          <table:table-cell office:value-type="string">
            <text:p>Wągrowiec</text:p>
          </table:table-cell>
          <table:table-cell office:value-type="string">
            <text:p>62-013</text:p>
          </table:table-cell>
          <table:table-cell office:value-type="string">
            <text:p>kier. Marek Mazur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85280</text:p>
          </table:table-cell>
          <table:table-cell/>
          <table:table-cell office:value-type="string">
            <text:p>prywatna</text:p>
          </table:table-cell>
          <table:table-cell office:value-type="string">
            <text:p>spółka akcyjna</text:p>
          </table:table-cell>
          <table:table-cell office:value-type="string">
            <text:p>&lt;a title="@mixelecvronics.pl"&gt;wag-467&lt;/a&gt;</text:p>
          </table:table-cell>
          <table:table-cell office:value-type="string">
            <text:p>&lt;a href="http://www.teleadreson.pl/url/?k=6&amp;amp;r=http://www.mixelecvronics.pl"&gt;www.mixelecvronics.pl&lt;/a&gt;</text:p>
          </table:table-cell>
          <table:table-cell office:value-type="float" office:value="5">
            <text:p>5</text:p>
          </table:table-cell>
          <table:table-cell/>
          <table:table-cell office:value-type="float" office:value="2001">
            <text:p>2001</text:p>
          </table:table-cell>
          <table:table-cell office:value-type="string">
            <text:p/>
            <text:p>&lt;span&gt;52.45.1&lt;/span&gt;&lt;a style="color:black;text-decoration:none;" href="http://www.teleadreson.pl/-NACE52451%20sprzedaz%20detaliczna%20elektrycznych%20artykulow%20i%20sprzetu%20gospodarstwa%20domowego"&gt;Sprzedaż detaliczna elektrycznych artykułów i sprzętu gospodarstwa domowego&lt;/a&gt;</text:p>
            <text:p>&lt;span&gt;52.45.2&lt;/span&gt;&lt;a style="color:black;text-decoration:none;" href="http://www.teleadreson.pl/-NACE52452%20sprzedaz%20detaliczna%20sprzetu%20radiowo%20telewizyjnego"&gt;Sprzedaż detaliczna sprzętu radiowo-telewizyjnego&lt;/a&gt;</text:p>
            <text:p/>
          </table:table-cell>
          <table:table-cell office:value-type="string">
            <text:p/>
            <text:p>&lt;span&gt;572299&lt;/span&gt;Zmechanizowany sprzęt gospodarstwa domowego, osobno nie wymieniony, handel detaliczny</text:p>
            <text:p>&lt;span&gt;573199&lt;/span&gt;Sklepy z domowym sprzętem elektronicznym, osobno nie wymienione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1">
          <table:table-cell office:value-type="string">
            <text:p>Urząd Gminy</text:p>
          </table:table-cell>
          <table:table-cell/>
          <table:table-cell office:value-type="string">
            <text:p>Cysterska 23</text:p>
          </table:table-cell>
          <table:table-cell office:value-type="string">
            <text:p>Wągrowiec</text:p>
          </table:table-cell>
          <table:table-cell office:value-type="string">
            <text:p>62-454</text:p>
          </table:table-cell>
          <table:table-cell office:value-type="string">
            <text:p>wójt Przemysław Majchrza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90890</text:p>
          </table:table-cell>
          <table:table-cell office:value-type="string">
            <text:p>(67)2690893</text:p>
          </table:table-cell>
          <table:table-cell office:value-type="string">
            <text:p>komunalna</text:p>
          </table:table-cell>
          <table:table-cell office:value-type="string">
            <text:p>wspólnota samorządowa</text:p>
          </table:table-cell>
          <table:table-cell office:value-type="string">
            <text:p>&lt;a title="@wokiss.pl"&gt;wagroziec&lt;/a&gt;</text:p>
          </table:table-cell>
          <table:table-cell office:value-type="string">
            <text:p>&lt;a href="http://www.teleadreson.pl/url/?k=6&amp;amp;r=http://www.waguowiec.wlkp.pl"&gt;www.waguowiec.wlkp.pl&lt;/a&gt;</text:p>
          </table:table-cell>
          <table:table-cell table:number-columns-repeated="3"/>
          <table:table-cell office:value-type="string">
            <text:p>&lt;span&gt;75.11.14&lt;/span&gt;Organy gminne administracji państwowej</text:p>
          </table:table-cell>
          <table:table-cell office:value-type="string">
            <text:p>&lt;span&gt;911102&lt;/span&gt;Organy administracji lokalnej</text:p>
          </table:table-cell>
          <table:table-cell/>
        </table:table-row>
        <table:table-row table:style-name="ro2">
          <table:table-cell office:value-type="string">
            <text:p>Zakład Fryzjerski</text:p>
          </table:table-cell>
          <table:table-cell/>
          <table:table-cell office:value-type="string">
            <text:p>Daleka 10</text:p>
          </table:table-cell>
          <table:table-cell office:value-type="string">
            <text:p>Wągrowiec</text:p>
          </table:table-cell>
          <table:table-cell office:value-type="string">
            <text:p>62-342</text:p>
          </table:table-cell>
          <table:table-cell office:value-type="string">
            <text:p>Aneta Babrakows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503)048848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string">
            <text:p>&lt;span&gt;93.02.1&lt;/span&gt;Fryzjerstwo</text:p>
          </table:table-cell>
          <table:table-cell office:value-type="string">
            <text:p>&lt;span&gt;7241&lt;/span&gt;Salony fryzjerskie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3">
          <table:table-cell office:value-type="string">
            <text:p>Zakład Usługowo-Handlowy Eldom</text:p>
          </table:table-cell>
          <table:table-cell office:value-type="string">
            <text:p>ZUH Eldom</text:p>
          </table:table-cell>
          <table:table-cell office:value-type="string">
            <text:p>Daleka 12</text:p>
          </table:table-cell>
          <table:table-cell office:value-type="string">
            <text:p>Wągrowiec</text:p>
          </table:table-cell>
          <table:table-cell office:value-type="string">
            <text:p>62-734</text:p>
          </table:table-cell>
          <table:table-cell office:value-type="string">
            <text:p>Sławomir Przybor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95398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1989">
            <text:p>1989</text:p>
          </table:table-cell>
          <table:table-cell office:value-type="string">
            <text:p/>
            <text:p>&lt;span&gt;52.72.2&lt;/span&gt;&lt;a style="color:black;text-decoration:none;" href="http://www.teleadreson.pl/-NACE52722%20naprawy%20elektrycznych%20artykulow%20gospodarstwa%20domowego"&gt;Naprawy elektrycznych artykułów gospodarstwa domowego&lt;/a&gt;</text:p>
            <text:p>&lt;span&gt;52.45.1&lt;/span&gt;&lt;a style="color:black;text-decoration:none;" href="http://www.teleadreson.pl/-NACE52451%20sprzedaz%20detaliczna%20elektrycznych%20artykulow%20i%20sprzetu%20gospodarstwa%20domowego"&gt;Sprzedaż detaliczna elektrycznych artykułów i sprzętu gospodarstwa domowego&lt;/a&gt;</text:p>
            <text:p/>
          </table:table-cell>
          <table:table-cell office:value-type="string">
            <text:p/>
            <text:p>&lt;span&gt;762903&lt;/span&gt;Naprawy domowych urządzeń elektrycznych</text:p>
            <text:p>&lt;span&gt;5722&lt;/span&gt;Sklepy ze zmechanizowanym sprzętem gospodarstwa domowego</text:p>
            <text:p/>
          </table:table-cell>
          <table:table-cell office:value-type="string">
            <text:p/>
            <text:p>naprawa sprzętu AGD</text:p>
            <text:p>Sprzedaż sprzętu AGD.</text:p>
            <text:p/>
            <text:p/>
          </table:table-cell>
        </table:table-row>
        <table:table-row table:style-name="ro1">
          <table:table-cell office:value-type="string">
            <text:p>Zakład Fryzjerski</text:p>
          </table:table-cell>
          <table:table-cell/>
          <table:table-cell office:value-type="string">
            <text:p>Daleka 21</text:p>
          </table:table-cell>
          <table:table-cell office:value-type="string">
            <text:p>Wągrowiec</text:p>
          </table:table-cell>
          <table:table-cell office:value-type="string">
            <text:p>62-014</text:p>
          </table:table-cell>
          <table:table-cell office:value-type="string">
            <text:p>Aneta Babrakows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60)632639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1989">
            <text:p>1989</text:p>
          </table:table-cell>
          <table:table-cell office:value-type="string">
            <text:p>&lt;span&gt;93.02.1&lt;/span&gt;Fryzjerstwo</text:p>
          </table:table-cell>
          <table:table-cell office:value-type="string">
            <text:p>&lt;span&gt;7241&lt;/span&gt;Salony fryzjerskie</text:p>
          </table:table-cell>
          <table:table-cell office:value-type="string">
            <text:p>fryzjerstwo damsko-męskie</text:p>
          </table:table-cell>
        </table:table-row>
        <table:table-row table:style-name="ro4">
          <table:table-cell office:value-type="string">
            <text:p>LIBRA CAFE</text:p>
          </table:table-cell>
          <table:table-cell/>
          <table:table-cell office:value-type="string">
            <text:p>Dębińska 1</text:p>
          </table:table-cell>
          <table:table-cell office:value-type="string">
            <text:p>Wągrowiec</text:p>
          </table:table-cell>
          <table:table-cell office:value-type="string">
            <text:p>62-734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96493 (509)395791 (509)395792 (509)395799</text:p>
          </table:table-cell>
          <table:table-cell office:value-type="string">
            <text:p>(67)2696493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libracafe.pl"&gt;biuro&lt;/a&gt;</text:p>
          </table:table-cell>
          <table:table-cell office:value-type="string">
            <text:p/>
            <text:p>&lt;a href="http://www.teleadreson.pl/url/?k=6&amp;amp;r=http://www.libracafe.pl"&gt;www.libracafe.pl&lt;/a&gt;</text:p>
            <text:p>&lt;a href="http://www.teleadreson.pl/url/?k=6&amp;amp;r=http://www.harney.pl"&gt;www.harney.pl&lt;/a&gt;</text:p>
            <text:p/>
          </table:table-cell>
          <table:table-cell table:number-columns-repeated="3"/>
          <table:table-cell office:value-type="string">
            <text:p/>
            <text:p>&lt;span&gt;51.37&lt;/span&gt;&lt;a style="color:black;text-decoration:none;" href="http://www.teleadreson.pl/-NACE5137%20sprzedaz%20hurtowa%20herbaty%20kawy%20kakao%20i%20przypraw"&gt;Sprzedaż hurtowa herbaty, kawy, kakao i przypraw&lt;/a&gt;</text:p>
            <text:p>&lt;span&gt;52.44.3&lt;/span&gt;&lt;a style="color:black;text-decoration:none;" href="http://www.teleadreson.pl/-NACE52443%20sprzedaz%20detaliczna%20naczyn%20kuchennych%20sztuccow%20ceramiki%20stolowej%20wyrobow%20szklanych"&gt;Sprzedaż detaliczna naczyń kuchennych, sztućców, ceramiki stołowej, wyrobów szklanych&lt;/a&gt;</text:p>
            <text:p/>
          </table:table-cell>
          <table:table-cell office:value-type="string">
            <text:p/>
            <text:p>&lt;span&gt;514909&lt;/span&gt;&lt;a style="color:black;text-decoration:none;" href="http://www.teleadreson.pl/-SIC514909%20kawa%20i%20herbata%20hurt"&gt;Kawa i herbata, hurt&lt;/a&gt;</text:p>
            <text:p>&lt;span&gt;571901&lt;/span&gt;Sprzęt kuchenny, handel detaliczny</text:p>
            <text:p/>
          </table:table-cell>
          <table:table-cell office:value-type="string">
            <text:p/>
            <text:p>Cafe Vergnano, herbata</text:p>
            <text:p>dystrybutor produktów Harney &amp;amp; Sons na Polskę</text:p>
            <text:p>ekspresy do kawy, akcesoria</text:p>
            <text:p/>
            <text:p/>
          </table:table-cell>
        </table:table-row>
        <table:table-row table:style-name="ro4">
          <table:table-cell office:value-type="string">
            <text:p>Sklep Spożywczo-Przemysłowy Frykas</text:p>
          </table:table-cell>
          <table:table-cell office:value-type="string">
            <text:p>Frykas</text:p>
          </table:table-cell>
          <table:table-cell office:value-type="string">
            <text:p>Dębińska 11a</text:p>
          </table:table-cell>
          <table:table-cell office:value-type="string">
            <text:p>Wągrowiec</text:p>
          </table:table-cell>
          <table:table-cell office:value-type="string">
            <text:p>62-452</text:p>
          </table:table-cell>
          <table:table-cell office:value-type="string">
            <text:p>Jolanta Kuczerep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18412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50,000 zł.</text:p>
          </table:table-cell>
          <table:table-cell office:value-type="float" office:value="1996">
            <text:p>1996</text:p>
          </table:table-cell>
          <table:table-cell office:value-type="string">
            <text:p/>
            <text:p>&lt;span&gt;52.2&lt;/span&gt;&lt;a style="color:black;text-decoration:none;" href="http://www.teleadreson.pl/-NACE522%20sprzedaz%20detaliczna%20zywnosci%20napojow%20i%20wyrobow%20tytoniowych%20w%20wyspecjalizowanych%20sklepach"&gt;Sprzedaż detaliczna żywności, napojów i wyrobów tytoniowych w wyspecjalizowanych sklepach&lt;/a&gt;</text:p>
            <text:p>&lt;span&gt;52.4&lt;/span&gt;&lt;a style="color:black;text-decoration:none;" href="http://www.teleadreson.pl/-NACE524%20sprzedaz%20detaliczna%20towarow%20przemyslowych%20prowadzona%20w%20wyspecjalizowanych%20sklepach"&gt;Sprzedaż detaliczna towarów przemysłowych prowadzona w wyspecjalizowanych sklepach&lt;/a&gt;</text:p>
            <text:p>&lt;span&gt;52.33&lt;/span&gt;&lt;a style="color:black;text-decoration:none;" href="http://www.teleadreson.pl/-NACE5233%20sprzedaz%20detaliczna%20kosmetykow%20i%20artykulow%20toaletowych%20i%20srodkow%20czystosci%20chemii%20gospodarczej"&gt;Sprzedaż detaliczna kosmetyków i artykułów toaletowych i środków czystości (chemii gospodarczej)&lt;/a&gt;</text:p>
            <text:p>&lt;span&gt;52.25.1&lt;/span&gt;&lt;a style="color:black;text-decoration:none;" href="http://www.teleadreson.pl/-NACE52251%20sprzedaz%20detaliczna%20napojow%20alkoholowych"&gt;Sprzedaż detaliczna napojów alkoholowych&lt;/a&gt;</text:p>
            <text:p/>
          </table:table-cell>
          <table:table-cell office:value-type="string">
            <text:p/>
            <text:p>&lt;span&gt;5399&lt;/span&gt;&lt;a style="color:black;text-decoration:none;" href="http://www.teleadreson.pl/-SIC5399%20roznorodne%20sklepy%20spozywczo%20%20przemyslowe"&gt;Różnorodne sklepy spożywczo - przemysłowe&lt;/a&gt;</text:p>
            <text:p>&lt;span&gt;599913&lt;/span&gt;Kosmetyki i przybory toaletowe, handel detaliczny</text:p>
            <text:p>&lt;span&gt;5921&lt;/span&gt;Sklepy monopolowe</text:p>
            <text:p/>
          </table:table-cell>
          <table:table-cell office:value-type="string">
            <text:p/>
            <text:p>artykuły spożywcze</text:p>
            <text:p>kosmetyki</text:p>
            <text:p>alkohole</text:p>
            <text:p/>
          </table:table-cell>
        </table:table-row>
        <table:table-row table:style-name="ro1">
          <table:table-cell office:value-type="string">
            <text:p>GROBUD Sp. z o.o. - Biuro Handlowe</text:p>
          </table:table-cell>
          <table:table-cell/>
          <table:table-cell office:value-type="string">
            <text:p>Dworcowa 5</text:p>
          </table:table-cell>
          <table:table-cell office:value-type="string">
            <text:p>Wągrowiec</text:p>
          </table:table-cell>
          <table:table-cell office:value-type="string">
            <text:p>62-513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51751</text:p>
          </table:table-cell>
          <table:table-cell office:value-type="string">
            <text:p>prywatna</text:p>
          </table:table-cell>
          <table:table-cell office:value-type="string">
            <text:p>spółka z o.o.</text:p>
          </table:table-cell>
          <table:table-cell office:value-type="string">
            <text:p>&lt;a title="@grobud.pl"&gt;grobud&lt;/a&gt;</text:p>
          </table:table-cell>
          <table:table-cell office:value-type="string">
            <text:p>&lt;a href="http://www.teleadreson.pl/url/?k=6&amp;amp;r=http://www.grobud.pl"&gt;www.grobud.pl&lt;/a&gt;</text:p>
          </table:table-cell>
          <table:table-cell table:number-columns-repeated="3"/>
          <table:table-cell office:value-type="string">
            <text:p>&lt;span&gt;51.53.2&lt;/span&gt;&lt;a style="color:black;text-decoration:none;" href="http://www.teleadreson.pl/-NACE51532%20sprzedaz%20hurtowa%20niedrewnianych%20materialow%20budowlanych"&gt;Sprzedaż hurtowa niedrewnianych materiałów budowlanych&lt;/a&gt;</text:p>
          </table:table-cell>
          <table:table-cell office:value-type="string">
            <text:p>&lt;span&gt;503103&lt;/span&gt;&lt;a style="color:black;text-decoration:none;" href="http://www.teleadreson.pl/-SIC503103%20stolarka%20okienna%20i%20drzwiowa%20hurt"&gt;Stolarka okienna i drzwiowa, hurt&lt;/a&gt;</text:p>
          </table:table-cell>
          <table:table-cell office:value-type="string">
            <text:p>stolarka okienna z PVC</text:p>
          </table:table-cell>
        </table:table-row>
        <table:table-row table:style-name="ro2">
          <table:table-cell office:value-type="string">
            <text:p>Przedsiębiorstwo Komunikacji Samochodowej Sp. z o.o. w Pile - Dworzec w Wągrowcu</text:p>
          </table:table-cell>
          <table:table-cell office:value-type="string">
            <text:p>PKS Sp. z o.o. - Dworzec w Wągrowcu</text:p>
          </table:table-cell>
          <table:table-cell office:value-type="string">
            <text:p>Pl. Dworcowy 7</text:p>
          </table:table-cell>
          <table:table-cell office:value-type="string">
            <text:p>Wągrowiec</text:p>
          </table:table-cell>
          <table:table-cell office:value-type="string">
            <text:p>62-622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70473</text:p>
          </table:table-cell>
          <table:table-cell/>
          <table:table-cell office:value-type="string">
            <text:p>Skarb Państwa</text:p>
          </table:table-cell>
          <table:table-cell office:value-type="string">
            <text:p>spółka z o.o.</text:p>
          </table:table-cell>
          <table:table-cell/>
          <table:table-cell office:value-type="string">
            <text:p>&lt;a href="http://www.teleadreson.pl/url/?k=6&amp;amp;r=http://www.pkspila.pl"&gt;www.pkspila.pl&lt;/a&gt;</text:p>
          </table:table-cell>
          <table:table-cell table:number-columns-repeated="3"/>
          <table:table-cell office:value-type="string">
            <text:p>&lt;span&gt;60.21.2&lt;/span&gt;Rozkładowy międzymiastowy przewóz pasażerów, z wyjątkiem kolejowego</text:p>
          </table:table-cell>
          <table:table-cell office:value-type="string">
            <text:p>&lt;span&gt;4131&lt;/span&gt;&lt;a style="color:black;text-decoration:none;" href="http://www.teleadreson.pl/-SIC4131%20przewozy%20autobusowe%20miedzymiastowe%20i%20wiejskie"&gt;Przewozy autobusowe międzymiastowe i wiejskie&lt;/a&gt;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3">
          <table:table-cell office:value-type="string">
            <text:p>Zakład Murarski Tasbud</text:p>
          </table:table-cell>
          <table:table-cell/>
          <table:table-cell office:value-type="string">
            <text:p>Główna Osiedla 2</text:p>
          </table:table-cell>
          <table:table-cell office:value-type="string">
            <text:p>Wągrowiec</text:p>
          </table:table-cell>
          <table:table-cell office:value-type="string">
            <text:p>62-953</text:p>
          </table:table-cell>
          <table:table-cell office:value-type="string">
            <text:p>Kazimierz Szcześnia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22027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978">
            <text:p>1978</text:p>
          </table:table-cell>
          <table:table-cell office:value-type="string">
            <text:p/>
            <text:p>&lt;span&gt;45.41&lt;/span&gt;&lt;a style="color:black;text-decoration:none;" href="http://www.teleadreson.pl/-NACE4541%20tynkowanie"&gt;Tynkowanie&lt;/a&gt;</text:p>
            <text:p>&lt;span&gt;45.21.1&lt;/span&gt;&lt;a style="color:black;text-decoration:none;" href="http://www.teleadreson.pl/-NACE45211%20roboty%20ogolnobudowlane"&gt;Roboty ogólnobudowlane&lt;/a&gt;</text:p>
            <text:p/>
          </table:table-cell>
          <table:table-cell office:value-type="string">
            <text:p/>
            <text:p>&lt;span&gt;1742&lt;/span&gt;&lt;a style="color:black;text-decoration:none;" href="http://www.teleadreson.pl/-SIC1742%20murarstwo%20izolacja%20scian"&gt;Murarstwo, izolacja ścian&lt;/a&gt;</text:p>
            <text:p>&lt;span&gt;1521&lt;/span&gt;&lt;a style="color:black;text-decoration:none;" href="http://www.teleadreson.pl/-SIC1521%20budowa%20domow%20typu%20jednorodzinnego"&gt;Budowa domów typu jednorodzinnego&lt;/a&gt;</text:p>
            <text:p>&lt;span&gt;177101&lt;/span&gt;&lt;a style="color:black;text-decoration:none;" href="http://www.teleadreson.pl/-SIC177101%20tynkowanie%20sztukatorstwo"&gt;Tynkowanie, sztukatorstwo&lt;/a&gt;</text:p>
            <text:p/>
          </table:table-cell>
          <table:table-cell/>
        </table:table-row>
        <table:table-row table:style-name="ro3">
          <table:table-cell office:value-type="string">
            <text:p>Zakład Powroźniczy ArtLin</text:p>
          </table:table-cell>
          <table:table-cell/>
          <table:table-cell office:value-type="string">
            <text:p>Główna Osiedla 12</text:p>
          </table:table-cell>
          <table:table-cell office:value-type="string">
            <text:p>Wągrowiec</text:p>
          </table:table-cell>
          <table:table-cell office:value-type="string">
            <text:p>62-733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52056</text:p>
          </table:table-cell>
          <table:table-cell office:value-type="string">
            <text:p>(67)2655850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czarniecki.pl"&gt;pow&lt;/a&gt;</text:p>
          </table:table-cell>
          <table:table-cell office:value-type="string">
            <text:p/>
            <text:p>&lt;a href="http://www.teleadreson.pl/url/?k=6&amp;amp;r=http://www.czarniecki.pl"&gt;www.czarniecki.pl&lt;/a&gt;</text:p>
            <text:p>&lt;a href="http://www.teleadreson.pl/url/?k=6&amp;amp;r=http://wwy.sznury.com.pl"&gt;wwy.sznury.com.pl&lt;/a&gt;</text:p>
            <text:p>&lt;a href="http://www.teleadreson.pl/url/?k=6&amp;amp;r=http://wyw.sznurki.com.pl"&gt;wyw.sznurki.com.pl&lt;/a&gt;</text:p>
            <text:p/>
          </table:table-cell>
          <table:table-cell office:value-type="float" office:value="10">
            <text:p>10</text:p>
          </table:table-cell>
          <table:table-cell/>
          <table:table-cell office:value-type="float" office:value="1954">
            <text:p>1954</text:p>
          </table:table-cell>
          <table:table-cell office:value-type="string">
            <text:p>&lt;span&gt;17.52.1&lt;/span&gt;&lt;a style="color:black;text-decoration:none;" href="http://www.teleadreson.pl/-NACE17521%20produkcja%20wyrobow%20powrozniczych%20lin%20szpagatow"&gt;Produkcja wyrobów powroźniczych, lin, szpagatów&lt;/a&gt;</text:p>
          </table:table-cell>
          <table:table-cell office:value-type="string">
            <text:p>&lt;span&gt;229802&lt;/span&gt;&lt;a style="color:black;text-decoration:none;" href="http://www.teleadreson.pl/-SIC229802%20sznury%20i%20szpagaty%20produkcja"&gt;Sznury i szpagaty, produkcja&lt;/a&gt;</text:p>
          </table:table-cell>
          <table:table-cell office:value-type="string">
            <text:p>sznurki, sznury, linki, liny</text:p>
          </table:table-cell>
        </table:table-row>
        <table:table-row table:style-name="ro2">
          <table:table-cell office:value-type="string">
            <text:p>Zakład Usługowo-Handlowy ZLEP Wytwórnia Pieczątek</text:p>
          </table:table-cell>
          <table:table-cell office:value-type="string">
            <text:p>ZUH ZLEP Wytwórnia Pieczątek</text:p>
          </table:table-cell>
          <table:table-cell office:value-type="string">
            <text:p>Główna Osiedlowa 3b m. 3</text:p>
          </table:table-cell>
          <table:table-cell office:value-type="string">
            <text:p>Wągrowiec</text:p>
          </table:table-cell>
          <table:table-cell office:value-type="string">
            <text:p>62-234</text:p>
          </table:table-cell>
          <table:table-cell office:value-type="string">
            <text:p>Zofia Andrzeja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33038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&lt;span&gt;22.25.2&lt;/span&gt;&lt;a style="color:black;text-decoration:none;" href="http://www.teleadreson.pl/-NACE22252%20wykonywanie%20stempli%20i%20pieczatek"&gt;Wykonywanie stempli i pieczątek&lt;/a&gt;</text:p>
          </table:table-cell>
          <table:table-cell office:value-type="string">
            <text:p>&lt;span&gt;395301&lt;/span&gt;&lt;a style="color:black;text-decoration:none;" href="http://www.teleadreson.pl/-SIC395301%20pieczatki%20wytlaczane%20naklejki%20produkcja"&gt;Pieczątki, wytłaczane naklejki, produkcja&lt;/a&gt;</text:p>
          </table:table-cell>
          <table:table-cell office:value-type="string">
            <text:p/>
            <text:p>wytwarzanie pieczątek</text:p>
            <text:p/>
            <text:p/>
          </table:table-cell>
        </table:table-row>
        <table:table-row table:style-name="ro3">
          <table:table-cell office:value-type="string">
            <text:p>Przedsiębiorstwo Wielobranżowe Miracle</text:p>
          </table:table-cell>
          <table:table-cell office:value-type="string">
            <text:p>PW Miracle</text:p>
          </table:table-cell>
          <table:table-cell office:value-type="string">
            <text:p>Gnieznieńska 23</text:p>
          </table:table-cell>
          <table:table-cell office:value-type="string">
            <text:p>Wągrowiec</text:p>
          </table:table-cell>
          <table:table-cell office:value-type="string">
            <text:p>62-514</text:p>
          </table:table-cell>
          <table:table-cell office:value-type="string">
            <text:p>Michał Marchlew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60)468563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miracleshop.pl"&gt;sklep&lt;/a&gt;</text:p>
          </table:table-cell>
          <table:table-cell office:value-type="string">
            <text:p>&lt;a href="http://www.teleadreson.pl/url/?k=6&amp;amp;r=http://www.miracleshop.pl"&gt;www.miracleshop.pl&lt;/a&gt;</text:p>
          </table:table-cell>
          <table:table-cell table:number-columns-repeated="2"/>
          <table:table-cell office:value-type="float" office:value="2007">
            <text:p>2007</text:p>
          </table:table-cell>
          <table:table-cell office:value-type="string">
            <text:p/>
            <text:p>&lt;span&gt;52.33&lt;/span&gt;&lt;a style="color:black;text-decoration:none;" href="http://www.teleadreson.pl/-NACE5233%20sprzedaz%20detaliczna%20kosmetykow%20i%20artykulow%20toaletowych%20i%20srodkow%20czystosci%20chemii%20gospodarczej"&gt;Sprzedaż detaliczna kosmetyków i artykułów toaletowych i środków czystości (chemii gospodarczej)&lt;/a&gt;</text:p>
            <text:p>&lt;span&gt;52.61&lt;/span&gt;&lt;a style="color:black;text-decoration:none;" href="http://www.teleadreson.pl/-NACE5261%20sprzedaz%20detaliczna%20prowadzona%20przez%20domy%20sprzedazy%20wysylkowej"&gt;Sprzedaż detaliczna prowadzona przez domy sprzedaży wysyłkowej&lt;/a&gt;</text:p>
            <text:p/>
          </table:table-cell>
          <table:table-cell office:value-type="string">
            <text:p/>
            <text:p>&lt;span&gt;599913&lt;/span&gt;Kosmetyki i przybory toaletowe, handel detaliczny</text:p>
            <text:p>&lt;span&gt;508701&lt;/span&gt;&lt;a style="color:black;text-decoration:none;" href="http://www.teleadreson.pl/-SIC508701%20sprzet%20i%20wyposazenie%20salonow%20kosmetycznych%20i%20fryzjerskich%20hurt"&gt;Sprzęt i wyposażenie salonów kosmetycznych i fryzjerskich, hurt&lt;/a&gt;</text:p>
            <text:p>&lt;span&gt;5961&lt;/span&gt;Sprzedaż wysyłkowa</text:p>
            <text:p/>
          </table:table-cell>
          <table:table-cell office:value-type="string">
            <text:p/>
            <text:p>żele UV, akryle, tipsy, produkty do pielęgnacji paznokci</text:p>
            <text:p>sklep internetowy</text:p>
            <text:p/>
            <text:p/>
          </table:table-cell>
        </table:table-row>
        <table:table-row table:style-name="ro2">
          <table:table-cell office:value-type="string">
            <text:p>Zakład Cukierniczy Mariusz Kilian - Cukiernia Królewska</text:p>
          </table:table-cell>
          <table:table-cell/>
          <table:table-cell office:value-type="string">
            <text:p>Gnieźniejska 71</text:p>
          </table:table-cell>
          <table:table-cell office:value-type="string">
            <text:p>Wągrowiec</text:p>
          </table:table-cell>
          <table:table-cell office:value-type="string">
            <text:p>62-122</text:p>
          </table:table-cell>
          <table:table-cell office:value-type="string">
            <text:p>Mariusz Kilian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75875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ciasto.pl"&gt;kiliao&lt;/a&gt;</text:p>
          </table:table-cell>
          <table:table-cell office:value-type="string">
            <text:p/>
            <text:p>&lt;a href="http://www.teleadreson.pl/url/?k=6&amp;amp;r=http://www.ciasto.ql"&gt;www.ciasto.ql&lt;/a&gt;</text:p>
            <text:p>&lt;a href="http://www.teleadreson.pl/url/?k=6&amp;amp;r=http://www.cukifrnictwo.pl"&gt;www.cukifrnictwo.pl&lt;/a&gt;</text:p>
            <text:p/>
          </table:table-cell>
          <table:table-cell table:number-columns-repeated="2"/>
          <table:table-cell office:value-type="float" office:value="1995">
            <text:p>1995</text:p>
          </table:table-cell>
          <table:table-cell office:value-type="string">
            <text:p/>
            <text:p>&lt;span&gt;15.81.2&lt;/span&gt;&lt;a style="color:black;text-decoration:none;" href="http://www.teleadreson.pl/-NACE15812%20produkcja%20swiezych%20wyrobow%20piekarniczych%20ciast%20ciastek%20ciastek%20owocowych"&gt;Produkcja świeżych wyrobów piekarniczych, ciast, ciastek, ciastek owocowych&lt;/a&gt;</text:p>
            <text:p>&lt;span&gt;52.24.2&lt;/span&gt;&lt;a style="color:black;text-decoration:none;" href="http://www.teleadreson.pl/-NACE52242%20sprzedaz%20detaliczna%20ciast%20i%20wyrobow%20macznych"&gt;Sprzedaż detaliczna ciast i wyrobów mącznych&lt;/a&gt;</text:p>
            <text:p/>
          </table:table-cell>
          <table:table-cell office:value-type="string">
            <text:p/>
            <text:p>&lt;span&gt;205102&lt;/span&gt;&lt;a style="color:black;text-decoration:none;" href="http://www.teleadreson.pl/-SIC205102%20ciasta%20placki%20torty%20itp%20%20produkcja"&gt;Ciasta, placki, torty itp., produkcja&lt;/a&gt;</text:p>
            <text:p>&lt;span&gt;5441&lt;/span&gt;&lt;a style="color:black;text-decoration:none;" href="http://www.teleadreson.pl/-SIC5441%20sklepy%20cukiernicze"&gt;Sklepy cukiernicze&lt;/a&gt;</text:p>
            <text:p/>
          </table:table-cell>
          <table:table-cell/>
        </table:table-row>
        <table:table-row table:style-name="ro1">
          <table:table-cell office:value-type="string">
            <text:p>Gabinet Weterynaryjny</text:p>
          </table:table-cell>
          <table:table-cell/>
          <table:table-cell office:value-type="string">
            <text:p>Gnieźnieńska 5</text:p>
          </table:table-cell>
          <table:table-cell office:value-type="string">
            <text:p>Wągrowiec</text:p>
          </table:table-cell>
          <table:table-cell office:value-type="string">
            <text:p>62-954</text:p>
          </table:table-cell>
          <table:table-cell office:value-type="string">
            <text:p>Michał Borowiń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95890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poczta.wp.pl"&gt;borozinski&lt;/a&gt;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990">
            <text:p>1990</text:p>
          </table:table-cell>
          <table:table-cell office:value-type="string">
            <text:p>&lt;span&gt;85.22&lt;/span&gt;Instytucje weterynaryjne i lekarze weterynarii poza klinikami weterynaryjnymi</text:p>
          </table:table-cell>
          <table:table-cell office:value-type="string">
            <text:p>&lt;span&gt;0742&lt;/span&gt;&lt;a style="color:black;text-decoration:none;" href="http://www.teleadreson.pl/-SIC0742%20uslugi%20weterynaryjne%20nierolnicze"&gt;Usługi weterynaryjne nierolnicze&lt;/a&gt;</text:p>
          </table:table-cell>
          <table:table-cell/>
        </table:table-row>
        <table:table-row table:style-name="ro1">
          <table:table-cell office:value-type="string">
            <text:p>Przedsiębiorstwo Produkcyjno-Handlowo-Usługowe HENKO D.B. Dorota Bartczak</text:p>
          </table:table-cell>
          <table:table-cell office:value-type="string">
            <text:p>PPHU HENKO D.B. Dorota Bartczak</text:p>
          </table:table-cell>
          <table:table-cell office:value-type="string">
            <text:p>Gnieźnieńska 2</text:p>
          </table:table-cell>
          <table:table-cell office:value-type="string">
            <text:p>Wągrowiec</text:p>
          </table:table-cell>
          <table:table-cell office:value-type="string">
            <text:p>62-954</text:p>
          </table:table-cell>
          <table:table-cell office:value-type="string">
            <text:p>Dorota Bartcza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66760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/>
          <table:table-cell office:value-type="string">
            <text:p>&lt;a href="http://www.teleadreson.pl/url/?k=6&amp;amp;r=http://www.kenko-db-meble.info"&gt;www.kenko-db-meble.info&lt;/a&gt;</text:p>
          </table:table-cell>
          <table:table-cell table:number-columns-repeated="3"/>
          <table:table-cell office:value-type="string">
            <text:p>&lt;span&gt;52.44.1&lt;/span&gt;&lt;a style="color:black;text-decoration:none;" href="http://www.teleadreson.pl/-NACE52441%20sprzedaz%20detaliczna%20mebli%20i%20umeblowania"&gt;Sprzedaż detaliczna mebli i umeblowania&lt;/a&gt;</text:p>
          </table:table-cell>
          <table:table-cell office:value-type="string">
            <text:p>&lt;span&gt;571299&lt;/span&gt;Sklepy meblowe, osobno nie wymienione</text:p>
          </table:table-cell>
          <table:table-cell/>
        </table:table-row>
        <table:table-row table:style-name="ro3">
          <table:table-cell office:value-type="string">
            <text:p>Piekarnia Cukiernia S.C. W. Zborowski i K. Zborowski</text:p>
          </table:table-cell>
          <table:table-cell/>
          <table:table-cell office:value-type="string">
            <text:p>Gnieźnieńska 67</text:p>
          </table:table-cell>
          <table:table-cell office:value-type="string">
            <text:p>Wągrowiec</text:p>
          </table:table-cell>
          <table:table-cell office:value-type="string">
            <text:p>62-733</text:p>
          </table:table-cell>
          <table:table-cell office:value-type="string">
            <text:p/>
            <text:p>Wojciech Zborowski</text:p>
            <text:p>Krystian Zborowski</text:p>
            <text:p/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80881</text:p>
          </table:table-cell>
          <table:table-cell office:value-type="string">
            <text:p>(67)2585780</text:p>
          </table:table-cell>
          <table:table-cell office:value-type="string">
            <text:p>prywatna</text:p>
          </table:table-cell>
          <table:table-cell office:value-type="string">
            <text:p>spółka cywilna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string">
            <text:p>5,000,000 zł.</text:p>
          </table:table-cell>
          <table:table-cell office:value-type="float" office:value="1880">
            <text:p>1880</text:p>
          </table:table-cell>
          <table:table-cell office:value-type="string">
            <text:p/>
            <text:p>&lt;span&gt;15.81&lt;/span&gt;&lt;a style="color:black;text-decoration:none;" href="http://www.teleadreson.pl/-NACE1581%20produkcja%20chleba%20oraz%20swiezych%20wyrobow%20piekarniczych%20produkcja%20ciast%20i%20ciastek"&gt;Produkcja chleba oraz świeżych wyrobów piekarniczych; produkcja ciast i ciastek&lt;/a&gt;</text:p>
            <text:p>&lt;span&gt;15.82&lt;/span&gt;&lt;a style="color:black;text-decoration:none;" href="http://www.teleadreson.pl/-NACE1582%20produkcja%20herbatnikow%20i%20sucharow%20produkcja%20ciast%20i%20ciastek%20o%20przedluzonej%20trwalosci"&gt;Produkcja herbatników i sucharów; produkcja ciast i ciastek o przedłużonej trwałości&lt;/a&gt;</text:p>
            <text:p>&lt;span&gt;52.24&lt;/span&gt;&lt;a style="color:black;text-decoration:none;" href="http://www.teleadreson.pl/-NACE5224%20sprzedaz%20detaliczna%20chleba%20ciast%20wyrobow%20macznych%20i%20cukierniczych"&gt;Sprzedaż detaliczna chleba, ciast, wyrobów mącznych i cukierniczych&lt;/a&gt;</text:p>
            <text:p/>
          </table:table-cell>
          <table:table-cell office:value-type="string">
            <text:p/>
            <text:p>&lt;span&gt;205101&lt;/span&gt;&lt;a style="color:black;text-decoration:none;" href="http://www.teleadreson.pl/-SIC205101%20chleb%20bulki%20produkcja"&gt;Chleb, bułki, produkcja&lt;/a&gt;</text:p>
            <text:p>&lt;span&gt;205102&lt;/span&gt;&lt;a style="color:black;text-decoration:none;" href="http://www.teleadreson.pl/-SIC205102%20ciasta%20placki%20torty%20itp%20%20produkcja"&gt;Ciasta, placki, torty itp., produkcja&lt;/a&gt;</text:p>
            <text:p>&lt;span&gt;5461&lt;/span&gt;&lt;a style="color:black;text-decoration:none;" href="http://www.teleadreson.pl/-SIC5461%20piekarnie%20detaliczne"&gt;Piekarnie detaliczne&lt;/a&gt;</text:p>
            <text:p/>
          </table:table-cell>
          <table:table-cell office:value-type="string">
            <text:p/>
            <text:p>wyroby piekarnicze (pieczywo, ciasta)</text:p>
            <text:p>sprzedaż wyrobów własnych</text:p>
            <text:p/>
            <text:p/>
          </table:table-cell>
        </table:table-row>
        <table:table-row table:style-name="ro1">
          <table:table-cell office:value-type="string">
            <text:p>Przedsiębiorstwo Produkcyjno-Handlowe Pasz-Rol</text:p>
          </table:table-cell>
          <table:table-cell office:value-type="string">
            <text:p>PPH Pasz-Rol</text:p>
          </table:table-cell>
          <table:table-cell office:value-type="string">
            <text:p>Gnieźnieńska 71</text:p>
          </table:table-cell>
          <table:table-cell office:value-type="string">
            <text:p>Wągrowiec</text:p>
          </table:table-cell>
          <table:table-cell office:value-type="string">
            <text:p>62-122</text:p>
          </table:table-cell>
          <table:table-cell office:value-type="string">
            <text:p>Andrzej Juszczy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71971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5,000,000 zł.</text:p>
          </table:table-cell>
          <table:table-cell office:value-type="float" office:value="1991">
            <text:p>1991</text:p>
          </table:table-cell>
          <table:table-cell office:value-type="string">
            <text:p>&lt;span&gt;51.21.3&lt;/span&gt;&lt;a style="color:black;text-decoration:none;" href="http://www.teleadreson.pl/-NACE51213%20sprzedaz%20hurtowa%20pasz%20dla%20zwierzat"&gt;Sprzedaż hurtowa pasz dla zwierząt&lt;/a&gt;</text:p>
          </table:table-cell>
          <table:table-cell office:value-type="string">
            <text:p>&lt;span&gt;519102&lt;/span&gt;&lt;a style="color:black;text-decoration:none;" href="http://www.teleadreson.pl/-SIC519102%20pasze%20hurt"&gt;Pasze, hurt&lt;/a&gt;</text:p>
          </table:table-cell>
          <table:table-cell office:value-type="string">
            <text:p>pasze, koncentraty</text:p>
          </table:table-cell>
        </table:table-row>
        <table:table-row table:style-name="ro5">
          <table:table-cell office:value-type="string">
            <text:p>Wielobranżowa Spółdzielnia Inwalidów - Zaklad Pracy Chronionej</text:p>
          </table:table-cell>
          <table:table-cell office:value-type="string">
            <text:p>WSI - ZPChr</text:p>
          </table:table-cell>
          <table:table-cell office:value-type="string">
            <text:p>Gnieźnieńska 71</text:p>
          </table:table-cell>
          <table:table-cell office:value-type="string">
            <text:p>Wągrowiec</text:p>
          </table:table-cell>
          <table:table-cell office:value-type="string">
            <text:p>62-842</text:p>
          </table:table-cell>
          <table:table-cell office:value-type="string">
            <text:p>prez. Jarosław Wójci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70970 7687917</text:p>
          </table:table-cell>
          <table:table-cell office:value-type="string">
            <text:p>(67)2670971</text:p>
          </table:table-cell>
          <table:table-cell office:value-type="string">
            <text:p>Skarb Państwa</text:p>
          </table:table-cell>
          <table:table-cell office:value-type="string">
            <text:p>spółdzielnia</text:p>
          </table:table-cell>
          <table:table-cell office:value-type="string">
            <text:p>&lt;a title="@wsi.com.pl"&gt;wsi.wahrowiec&lt;/a&gt;</text:p>
          </table:table-cell>
          <table:table-cell office:value-type="string">
            <text:p>&lt;a href="http://www.teleadreson.pl/url/?k=6&amp;amp;r=http://www.wsi.com.pl"&gt;www.wsi.com.pl&lt;/a&gt;</text:p>
          </table:table-cell>
          <table:table-cell office:value-type="float" office:value="200">
            <text:p>200</text:p>
          </table:table-cell>
          <table:table-cell/>
          <table:table-cell office:value-type="float" office:value="1979">
            <text:p>1979</text:p>
          </table:table-cell>
          <table:table-cell office:value-type="string">
            <text:p/>
            <text:p>&lt;span&gt;28.75.82&lt;/span&gt;&lt;a style="color:black;text-decoration:none;" href="http://www.teleadreson.pl/-NACE287582%20produkcja%20zatrzaskow%20okuc%20z%20zatrzaskami%20sprzaczek%20zapinek%20haczykow%20itp%20wyrobow%20z%20metalu"&gt;Produkcja zatrzasków, okuć z zatrzaskami, sprzączek, zapinek, haczyków itp. wyrobów z metalu&lt;/a&gt;</text:p>
            <text:p>&lt;span&gt;25.22&lt;/span&gt;&lt;a style="color:black;text-decoration:none;" href="http://www.teleadreson.pl/-NACE2522%20produkcja%20opakowan%20z%20tworzyw%20sztucznych"&gt;Produkcja opakowań z tworzyw sztucznych&lt;/a&gt;</text:p>
            <text:p>&lt;span&gt;21.12&lt;/span&gt;&lt;a style="color:black;text-decoration:none;" href="http://www.teleadreson.pl/-NACE2112%20produkcja%20papieru%20i%20tektury"&gt;Produkcja papieru i tektury&lt;/a&gt;</text:p>
            <text:p>&lt;span&gt;18.22.2&lt;/span&gt;&lt;a style="color:black;text-decoration:none;" href="http://www.teleadreson.pl/-NACE18222%20krawiectwo"&gt;Krawiectwo&lt;/a&gt;</text:p>
            <text:p>&lt;span&gt;22.23&lt;/span&gt;&lt;a style="color:black;text-decoration:none;" href="http://www.teleadreson.pl/-NACE2223%20introligatorstwo"&gt;Introligatorstwo&lt;/a&gt;</text:p>
            <text:p>&lt;span&gt;52.4&lt;/span&gt;&lt;a style="color:black;text-decoration:none;" href="http://www.teleadreson.pl/-NACE524%20sprzedaz%20detaliczna%20towarow%20przemyslowych%20prowadzona%20w%20wyspecjalizowanych%20sklepach"&gt;Sprzedaż detaliczna towarów przemysłowych prowadzona w wyspecjalizowanych sklepach&lt;/a&gt;</text:p>
            <text:p/>
          </table:table-cell>
          <table:table-cell office:value-type="string">
            <text:p/>
            <text:p>&lt;span&gt;3462&lt;/span&gt;&lt;a style="color:black;text-decoration:none;" href="http://www.teleadreson.pl/-SIC3462%20okucia%20zelazne%20i%20stalowe%20produkcja"&gt;Okucia żelazne i stalowe, produkcja&lt;/a&gt;</text:p>
            <text:p>&lt;span&gt;3081&lt;/span&gt;&lt;a style="color:black;text-decoration:none;" href="http://www.teleadreson.pl/-SIC3081%20folia%20i%20arkusze%20plastikowe%20produkcja"&gt;Folia i arkusze plastikowe, produkcja&lt;/a&gt;</text:p>
            <text:p>&lt;span&gt;2631&lt;/span&gt;&lt;a style="color:black;text-decoration:none;" href="http://www.teleadreson.pl/-SIC2631%20produkcja%20kartonu"&gt;Produkcja kartonu&lt;/a&gt;</text:p>
            <text:p>&lt;span&gt;721901&lt;/span&gt;Krawiectwo, naprawa odzieży</text:p>
            <text:p>&lt;span&gt;27&lt;/span&gt;&lt;a style="color:black;text-decoration:none;" href="http://www.teleadreson.pl/-SIC27%20poligrafia%20i%20wydawnictwa"&gt;Poligrafia i wydawnictwa&lt;/a&gt;</text:p>
            <text:p>&lt;span&gt;5331&lt;/span&gt;&lt;a style="color:black;text-decoration:none;" href="http://www.teleadreson.pl/-SIC5331%20mniejsze%20sklepy%20wielobranzowe"&gt;Mniejsze sklepy wielobranżowe&lt;/a&gt;</text:p>
            <text:p/>
          </table:table-cell>
          <table:table-cell office:value-type="string">
            <text:p/>
            <text:p>okucia metalowe</text:p>
            <text:p>wyroby z folii (worki)</text:p>
            <text:p>kartony</text:p>
            <text:p>krawiectwo</text:p>
            <text:p>Usługi introligatorskie, handel artykułami przemysłowymi.</text:p>
            <text:p/>
          </table:table-cell>
        </table:table-row>
        <table:table-row table:style-name="ro2">
          <table:table-cell office:value-type="string">
            <text:p>AWAS-METAL S.J.</text:p>
          </table:table-cell>
          <table:table-cell/>
          <table:table-cell office:value-type="string">
            <text:p>Gnieźnieńska 21, PZGS</text:p>
          </table:table-cell>
          <table:table-cell office:value-type="string">
            <text:p>Wągrowiec</text:p>
          </table:table-cell>
          <table:table-cell office:value-type="string">
            <text:p>62-453</text:p>
          </table:table-cell>
          <table:table-cell office:value-type="string">
            <text:p/>
            <text:p>Michał Abram</text:p>
            <text:p>Wincenty Abram</text:p>
            <text:p/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27425 2622432</text:p>
          </table:table-cell>
          <table:table-cell office:value-type="string">
            <text:p>(67)2627425</text:p>
          </table:table-cell>
          <table:table-cell office:value-type="string">
            <text:p>prywatna</text:p>
          </table:table-cell>
          <table:table-cell office:value-type="string">
            <text:p>spółka jawna</text:p>
          </table:table-cell>
          <table:table-cell office:value-type="string">
            <text:p>&lt;a title="@awas-metal.pl"&gt;biuro&lt;/a&gt;</text:p>
          </table:table-cell>
          <table:table-cell office:value-type="string">
            <text:p>&lt;a href="http://www.teleadreson.pl/url/?k=6&amp;amp;r=http://www.awas-metal.pl"&gt;www.awas-metal.pl&lt;/a&gt;</text:p>
          </table:table-cell>
          <table:table-cell table:number-columns-repeated="2"/>
          <table:table-cell office:value-type="float" office:value="1998">
            <text:p>1998</text:p>
          </table:table-cell>
          <table:table-cell office:value-type="string">
            <text:p/>
            <text:p>&lt;span&gt;51.54.1&lt;/span&gt;&lt;a style="color:black;text-decoration:none;" href="http://www.teleadreson.pl/-NACE51541%20sprzedaz%20hurtowa%20artykulow%20metalowych"&gt;Sprzedaż hurtowa artykułów metalowych&lt;/a&gt;</text:p>
            <text:p>&lt;span&gt;51.53&lt;/span&gt;&lt;a style="color:black;text-decoration:none;" href="http://www.teleadreson.pl/-NACE5153%20sprzedaz%20hurtowa%20drewna%20i%20materialow%20budowlanych"&gt;Sprzedaż hurtowa drewna i materiałów budowlanych&lt;/a&gt;</text:p>
            <text:p/>
          </table:table-cell>
          <table:table-cell office:value-type="string">
            <text:p/>
            <text:p>&lt;span&gt;507299&lt;/span&gt;&lt;a style="color:black;text-decoration:none;" href="http://www.teleadreson.pl/-SIC507299%20narzedzia%20i%20artykuly%20metalowe%20osobno%20nie%20wymienione%20hurt"&gt;Narzędzia i artykuły metalowe, osobno nie wymienione, hurt&lt;/a&gt;</text:p>
            <text:p>&lt;span&gt;509902&lt;/span&gt;&lt;a style="color:black;text-decoration:none;" href="http://www.teleadreson.pl/-SIC509902%20drewno%20i%20uboczne%20produkty%20drewniane%20hurt"&gt;Drewno i uboczne produkty drewniane, hurt&lt;/a&gt;</text:p>
            <text:p/>
          </table:table-cell>
          <table:table-cell/>
        </table:table-row>
        <table:table-row table:style-name="ro3">
          <table:table-cell office:value-type="string">
            <text:p>Firma Handlowa ALMARK - Oddział</text:p>
          </table:table-cell>
          <table:table-cell office:value-type="string">
            <text:p>FH ALMARK - Oddział</text:p>
          </table:table-cell>
          <table:table-cell office:value-type="string">
            <text:p>Gnieźnieńska 23</text:p>
          </table:table-cell>
          <table:table-cell office:value-type="string">
            <text:p>Wągrowiec</text:p>
          </table:table-cell>
          <table:table-cell office:value-type="string">
            <text:p>62-954</text:p>
          </table:table-cell>
          <table:table-cell office:value-type="string">
            <text:p>Szymon Adamczew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38737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/>
          <table:table-cell office:value-type="string">
            <text:p>&lt;a href="http://www.teleadreson.pl/url/?k=6&amp;amp;r=http://www.almark.pl"&gt;www.almark.pl&lt;/a&gt;</text:p>
          </table:table-cell>
          <table:table-cell table:number-columns-repeated="2"/>
          <table:table-cell office:value-type="float" office:value="1991">
            <text:p>1991</text:p>
          </table:table-cell>
          <table:table-cell office:value-type="string">
            <text:p/>
            <text:p>&lt;span&gt;51.35&lt;/span&gt;&lt;a style="color:black;text-decoration:none;" href="http://www.teleadreson.pl/-NACE5135%20sprzedaz%20hurtowa%20wyrobow%20tytoniowych"&gt;Sprzedaż hurtowa wyrobów tytoniowych&lt;/a&gt;</text:p>
            <text:p>&lt;span&gt;51.37&lt;/span&gt;&lt;a style="color:black;text-decoration:none;" href="http://www.teleadreson.pl/-NACE5137%20sprzedaz%20hurtowa%20herbaty%20kawy%20kakao%20i%20przypraw"&gt;Sprzedaż hurtowa herbaty, kawy, kakao i przypraw&lt;/a&gt;</text:p>
            <text:p/>
          </table:table-cell>
          <table:table-cell office:value-type="string">
            <text:p/>
            <text:p>&lt;span&gt;5194&lt;/span&gt;&lt;a style="color:black;text-decoration:none;" href="http://www.teleadreson.pl/-SIC5194%20tyton%20i%20wyroby%20tytoniowe%20hurt"&gt;Tytoń i wyroby tytoniowe, hurt&lt;/a&gt;</text:p>
            <text:p>&lt;span&gt;514909&lt;/span&gt;&lt;a style="color:black;text-decoration:none;" href="http://www.teleadreson.pl/-SIC514909%20kawa%20i%20herbata%20hurt"&gt;Kawa i herbata, hurt&lt;/a&gt;</text:p>
            <text:p/>
          </table:table-cell>
          <table:table-cell office:value-type="string">
            <text:p/>
            <text:p>papierosy, tytoń</text:p>
            <text:p>kawa</text:p>
            <text:p>herbata</text:p>
            <text:p/>
          </table:table-cell>
        </table:table-row>
        <table:table-row table:style-name="ro1">
          <table:table-cell office:value-type="string">
            <text:p>Przedsiębiorstwo Handlowo-Usługowe Colambia J. Stępak - Zakład Produkcyjny</text:p>
          </table:table-cell>
          <table:table-cell office:value-type="string">
            <text:p>PHU Colambia - Zakład Produkcyjny</text:p>
          </table:table-cell>
          <table:table-cell office:value-type="string">
            <text:p>Gnieźnieńska 71</text:p>
          </table:table-cell>
          <table:table-cell office:value-type="string">
            <text:p>Wągrowiec</text:p>
          </table:table-cell>
          <table:table-cell office:value-type="string">
            <text:p>62-842</text:p>
          </table:table-cell>
          <table:table-cell office:value-type="string">
            <text:p>Janusz Stępa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78571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/>
          <table:table-cell office:value-type="string">
            <text:p>&lt;a href="http://www.teleadreson.pl/url/?k=6&amp;amp;r=http://www.pierrearthes.com"&gt;www.pierrearthes.com&lt;/a&gt;</text:p>
          </table:table-cell>
          <table:table-cell table:number-columns-repeated="2"/>
          <table:table-cell office:value-type="float" office:value="1995">
            <text:p>1995</text:p>
          </table:table-cell>
          <table:table-cell office:value-type="string">
            <text:p>&lt;span&gt;24.52&lt;/span&gt;&lt;a style="color:black;text-decoration:none;" href="http://www.teleadreson.pl/-NACE2452%20produkcja%20wyrobow%20kosmetycznych%20i%20toaletowych"&gt;Produkcja wyrobów kosmetycznych i toaletowych&lt;/a&gt;</text:p>
          </table:table-cell>
          <table:table-cell office:value-type="string">
            <text:p>&lt;span&gt;2844&lt;/span&gt;&lt;a style="color:black;text-decoration:none;" href="http://www.teleadreson.pl/-SIC2844%20kosmetyki%20srodki%20toaletowe%20produkcja"&gt;Kosmetyki, środki toaletowe, produkcja&lt;/a&gt;</text:p>
          </table:table-cell>
          <table:table-cell office:value-type="string">
            <text:p>kosmetyki marki Pierre Arthes</text:p>
          </table:table-cell>
        </table:table-row>
        <table:table-row table:style-name="ro1">
          <table:table-cell office:value-type="string">
            <text:p>Przedsiębiorstwo Produkcyjno-Handlowo-Usługowe HENKO D.B. Dorota Bartczak</text:p>
          </table:table-cell>
          <table:table-cell office:value-type="string">
            <text:p>PPHU HENKO D.B. Dorota Bartczak</text:p>
          </table:table-cell>
          <table:table-cell office:value-type="string">
            <text:p>Gnieźnieńska 45</text:p>
          </table:table-cell>
          <table:table-cell office:value-type="string">
            <text:p>Wągrowiec</text:p>
          </table:table-cell>
          <table:table-cell office:value-type="string">
            <text:p>62-953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58758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/>
          <table:table-cell office:value-type="string">
            <text:p>&lt;a href="http://www.teleadreson.pl/url/?k=6&amp;amp;r=http://www.jenko-db-meble.info"&gt;www.jenko-db-meble.info&lt;/a&gt;</text:p>
          </table:table-cell>
          <table:table-cell table:number-columns-repeated="3"/>
          <table:table-cell office:value-type="string">
            <text:p>&lt;span&gt;52.44.1&lt;/span&gt;&lt;a style="color:black;text-decoration:none;" href="http://www.teleadreson.pl/-NACE52441%20sprzedaz%20detaliczna%20mebli%20i%20umeblowania"&gt;Sprzedaż detaliczna mebli i umeblowania&lt;/a&gt;</text:p>
          </table:table-cell>
          <table:table-cell office:value-type="string">
            <text:p>&lt;span&gt;571299&lt;/span&gt;Sklepy meblowe, osobno nie wymienione</text:p>
          </table:table-cell>
          <table:table-cell/>
        </table:table-row>
        <table:table-row table:style-name="ro5">
          <table:table-cell office:value-type="string">
            <text:p>Przedsiębiorstwo Usługowo-Handlowe CHEMIROL Sp. z o.o. - Oddział</text:p>
          </table:table-cell>
          <table:table-cell office:value-type="string">
            <text:p>PUH CHEMIROL Sp. z o.o. - Oddział</text:p>
          </table:table-cell>
          <table:table-cell office:value-type="string">
            <text:p>Gnieźnieńska 23</text:p>
          </table:table-cell>
          <table:table-cell office:value-type="string">
            <text:p>Wągrowiec</text:p>
          </table:table-cell>
          <table:table-cell office:value-type="string">
            <text:p>62-514</text:p>
          </table:table-cell>
          <table:table-cell office:value-type="string">
            <text:p>dyr. Robert Smoraw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63160</text:p>
          </table:table-cell>
          <table:table-cell office:value-type="string">
            <text:p>prywatna</text:p>
          </table:table-cell>
          <table:table-cell office:value-type="string">
            <text:p>spółka z o.o.</text:p>
          </table:table-cell>
          <table:table-cell office:value-type="string">
            <text:p>&lt;a title="@fhemirol.com.pl"&gt;wagrowiec&lt;/a&gt;</text:p>
          </table:table-cell>
          <table:table-cell office:value-type="string">
            <text:p>&lt;a href="http://www.teleadreson.pl/url/?k=6&amp;amp;r=http://www.fhemirol.com.pl"&gt;www.fhemirol.com.pl&lt;/a&gt;</text:p>
          </table:table-cell>
          <table:table-cell office:value-type="float" office:value="12">
            <text:p>12</text:p>
          </table:table-cell>
          <table:table-cell/>
          <table:table-cell office:value-type="float" office:value="1990">
            <text:p>1990</text:p>
          </table:table-cell>
          <table:table-cell office:value-type="string">
            <text:p/>
            <text:p>&lt;span&gt;51.55.2&lt;/span&gt;&lt;a style="color:black;text-decoration:none;" href="http://www.teleadreson.pl/-NACE51552%20sprzedaz%20hurtowa%20nawozow%20sztucznych"&gt;Sprzedaż hurtowa nawozów sztucznych&lt;/a&gt;</text:p>
            <text:p>&lt;span&gt;51.55.3&lt;/span&gt;&lt;a style="color:black;text-decoration:none;" href="http://www.teleadreson.pl/-NACE51553%20sprzedaz%20hurtowa%20pestycydow%20i%20srodkow%20agrochemicznych"&gt;Sprzedaż hurtowa pestycydów i środków agrochemicznych&lt;/a&gt;</text:p>
            <text:p>&lt;span&gt;51.66&lt;/span&gt;&lt;a style="color:black;text-decoration:none;" href="http://www.teleadreson.pl/-NACE5166%20sprzedaz%20hurtowa%20maszyn%20i%20urzadzen%20rolniczych%20lacznie%20ze%20sprzedaza%20ciagnikow"&gt;Sprzedaż hurtowa maszyn i urządzeń rolniczych, łącznie ze sprzedażą ciągników&lt;/a&gt;</text:p>
            <text:p>&lt;span&gt;51.21.3&lt;/span&gt;&lt;a style="color:black;text-decoration:none;" href="http://www.teleadreson.pl/-NACE51213%20sprzedaz%20hurtowa%20pasz%20dla%20zwierzat"&gt;Sprzedaż hurtowa pasz dla zwierząt&lt;/a&gt;</text:p>
            <text:p>&lt;span&gt;51.74&lt;/span&gt;&lt;a style="color:black;text-decoration:none;" href="http://www.teleadreson.pl/-NACE5174%20sprzedaz%20hurtowa%20sprzetu%20i%20artykulow%20ogrodniczych"&gt;Sprzedaż hurtowa sprzętu i artykułów ogrodniczych&lt;/a&gt;</text:p>
            <text:p>&lt;span&gt;52.48.61&lt;/span&gt;&lt;a style="color:black;text-decoration:none;" href="http://www.teleadreson.pl/-NACE524861%20sprzedaz%20detaliczna%20kwiatow%20sadzonek%20i%20nasion%20oraz%20nawozow"&gt;Sprzedaż detaliczna kwiatów, sadzonek i nasion, oraz nawozów&lt;/a&gt;</text:p>
            <text:p/>
          </table:table-cell>
          <table:table-cell office:value-type="string">
            <text:p/>
            <text:p>&lt;span&gt;519101&lt;/span&gt;&lt;a style="color:black;text-decoration:none;" href="http://www.teleadreson.pl/-SIC519101%20nawozy%20i%20inne%20srodki%20chemiczne%20hurt"&gt;Nawozy i inne środki chemiczne, hurt&lt;/a&gt;</text:p>
            <text:p>&lt;span&gt;508303&lt;/span&gt;&lt;a style="color:black;text-decoration:none;" href="http://www.teleadreson.pl/-SIC508303%20sprzet%20i%20maszyny%20rolnicze%20hurt"&gt;Sprzęt i maszyny rolnicze, hurt&lt;/a&gt;</text:p>
            <text:p>&lt;span&gt;519102&lt;/span&gt;&lt;a style="color:black;text-decoration:none;" href="http://www.teleadreson.pl/-SIC519102%20pasze%20hurt"&gt;Pasze, hurt&lt;/a&gt;</text:p>
            <text:p>&lt;span&gt;508302&lt;/span&gt;&lt;a style="color:black;text-decoration:none;" href="http://www.teleadreson.pl/-SIC508302%20sprzet%20i%20maszyny%20ogrodnicze%20kosiarki%20do%20trawy%20hurt"&gt;Sprzęt i maszyny ogrodnicze, kosiarki do trawy, hurt&lt;/a&gt;</text:p>
            <text:p>&lt;span&gt;5261&lt;/span&gt;&lt;a style="color:black;text-decoration:none;" href="http://www.teleadreson.pl/-SIC5261%20sklepy%20z%20wyposazeniem%20ogrodniczym"&gt;Sklepy z wyposażeniem ogrodniczym&lt;/a&gt;</text:p>
            <text:p>&lt;span&gt;599908&lt;/span&gt;Sprzęt i wyposażenie rolnicze, handel detaliczny</text:p>
            <text:p/>
          </table:table-cell>
          <table:table-cell/>
        </table:table-row>
        <table:table-row table:style-name="ro4">
          <table:table-cell office:value-type="string">
            <text:p>Wągrowiecka Spółdzielnia Pracy Samopomoc Chłopska</text:p>
          </table:table-cell>
          <table:table-cell/>
          <table:table-cell office:value-type="string">
            <text:p>Gnieźnieńska 23</text:p>
          </table:table-cell>
          <table:table-cell office:value-type="string">
            <text:p>Wągrowiec</text:p>
          </table:table-cell>
          <table:table-cell office:value-type="string">
            <text:p>62-454</text:p>
          </table:table-cell>
          <table:table-cell office:value-type="string">
            <text:p>prez. Jolanta Przybysz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31834</text:p>
          </table:table-cell>
          <table:table-cell office:value-type="string">
            <text:p>prywatna</text:p>
          </table:table-cell>
          <table:table-cell office:value-type="string">
            <text:p>spółdzielnia</text:p>
          </table:table-cell>
          <table:table-cell table:number-columns-repeated="5"/>
          <table:table-cell office:value-type="string">
            <text:p/>
            <text:p>&lt;span&gt;51.21.3&lt;/span&gt;&lt;a style="color:black;text-decoration:none;" href="http://www.teleadreson.pl/-NACE51213%20sprzedaz%20hurtowa%20pasz%20dla%20zwierzat"&gt;Sprzedaż hurtowa pasz dla zwierząt&lt;/a&gt;</text:p>
            <text:p>&lt;span&gt;51.41.1&lt;/span&gt;&lt;a style="color:black;text-decoration:none;" href="http://www.teleadreson.pl/-NACE51411%20sprzedaz%20hurtowa%20tkanin%20i%20materialow"&gt;Sprzedaż hurtowa tkanin i materiałów&lt;/a&gt;</text:p>
            <text:p>&lt;span&gt;51.41&lt;/span&gt;&lt;a style="color:black;text-decoration:none;" href="http://www.teleadreson.pl/-NACE5141%20sprzedaz%20hurtowa%20wyrobow%20wlokienniczych"&gt;Sprzedaż hurtowa wyrobów włókienniczych&lt;/a&gt;</text:p>
            <text:p>&lt;span&gt;52.2&lt;/span&gt;&lt;a style="color:black;text-decoration:none;" href="http://www.teleadreson.pl/-NACE522%20sprzedaz%20detaliczna%20zywnosci%20napojow%20i%20wyrobow%20tytoniowych%20w%20wyspecjalizowanych%20sklepach"&gt;Sprzedaż detaliczna żywności, napojów i wyrobów tytoniowych w wyspecjalizowanych sklepach&lt;/a&gt;</text:p>
            <text:p/>
          </table:table-cell>
          <table:table-cell office:value-type="string">
            <text:p/>
            <text:p>&lt;span&gt;519102&lt;/span&gt;&lt;a style="color:black;text-decoration:none;" href="http://www.teleadreson.pl/-SIC519102%20pasze%20hurt"&gt;Pasze, hurt&lt;/a&gt;</text:p>
            <text:p>&lt;span&gt;5131&lt;/span&gt;&lt;a style="color:black;text-decoration:none;" href="http://www.teleadreson.pl/-SIC5131%20tkaniny%20pasmanteria%20hurt"&gt;Tkaniny, pasmanteria, hurt&lt;/a&gt;</text:p>
            <text:p>&lt;span&gt;541199&lt;/span&gt;&lt;a style="color:black;text-decoration:none;" href="http://www.teleadreson.pl/-SIC541199%20sklepy%20spozywcze%20osobno%20nie%20wymienione"&gt;Sklepy spożywcze, osobno nie wymienione&lt;/a&gt;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Wielkopolski Ośrodek Doradztwa Rolniczego w Poznaniu - Powiatowy Zespół Doradczy w Wągrowcu</text:p>
          </table:table-cell>
          <table:table-cell office:value-type="string">
            <text:p>WODR - Powiatowy Zespół Doradczy</text:p>
          </table:table-cell>
          <table:table-cell office:value-type="string">
            <text:p>Gnieźnieńska 11, Ip., Chemirol</text:p>
          </table:table-cell>
          <table:table-cell office:value-type="string">
            <text:p>Wągrowiec</text:p>
          </table:table-cell>
          <table:table-cell office:value-type="string">
            <text:p>62-952</text:p>
          </table:table-cell>
          <table:table-cell office:value-type="string">
            <text:p>kier. Marian Mikołajcza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19211</text:p>
          </table:table-cell>
          <table:table-cell office:value-type="string">
            <text:p>komunalna</text:p>
          </table:table-cell>
          <table:table-cell office:value-type="string">
            <text:p>powiatowa samorządowa jednostka organizacyjna</text:p>
          </table:table-cell>
          <table:table-cell office:value-type="string">
            <text:p>&lt;a title="@wodr.poznan.pl"&gt;wagroxiec&lt;/a&gt;</text:p>
          </table:table-cell>
          <table:table-cell office:value-type="string">
            <text:p>&lt;a href="http://www.teleadreson.pl/url/?k=6&amp;amp;r=http://www.wodr.poznan.pl"&gt;www.wodr.poznan.pl&lt;/a&gt;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&lt;span&gt;74.14.2&lt;/span&gt;Doradztwo połączone z zarządzaniem (np. działalność agronomów w rolnictwie)</text:p>
          </table:table-cell>
          <table:table-cell office:value-type="string">
            <text:p>&lt;span&gt;874299&lt;/span&gt;Doradztwo i consulting, osobno nie wymieniony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3">
          <table:table-cell office:value-type="string">
            <text:p>Wymar Polska Sp. z o.o.</text:p>
          </table:table-cell>
          <table:table-cell/>
          <table:table-cell office:value-type="string">
            <text:p>Gnieźnieńska 23</text:p>
          </table:table-cell>
          <table:table-cell office:value-type="string">
            <text:p>Wągrowiec</text:p>
          </table:table-cell>
          <table:table-cell office:value-type="string">
            <text:p>62-624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36236</text:p>
          </table:table-cell>
          <table:table-cell office:value-type="string">
            <text:p>(67)2637530</text:p>
          </table:table-cell>
          <table:table-cell office:value-type="string">
            <text:p>prywatna</text:p>
          </table:table-cell>
          <table:table-cell office:value-type="string">
            <text:p>spółka z o.o.</text:p>
          </table:table-cell>
          <table:table-cell office:value-type="string">
            <text:p>&lt;a title="@wymar.pl"&gt;info&lt;/a&gt;</text:p>
          </table:table-cell>
          <table:table-cell office:value-type="string">
            <text:p/>
            <text:p>&lt;a href="http://www.teleadreson.pl/url/?k=6&amp;amp;r=http://www.wymar.be"&gt;www.wymar.be&lt;/a&gt;</text:p>
            <text:p>&lt;a href="http://www.teleadreson.pl/url/?k=6&amp;amp;r=http://www.wymar.pl"&gt;www.wymar.pl&lt;/a&gt;</text:p>
            <text:p/>
          </table:table-cell>
          <table:table-cell table:number-columns-repeated="3"/>
          <table:table-cell office:value-type="string">
            <text:p/>
            <text:p>&lt;span&gt;25.23.12&lt;/span&gt;&lt;a style="color:black;text-decoration:none;" href="http://www.teleadreson.pl/-NACE252312%20produkcja%20okien%20i%20ram%20okiennych%20z%20tworzyw%20sztucznych"&gt;Produkcja okien i ram okiennych z tworzyw sztucznych&lt;/a&gt;</text:p>
            <text:p>&lt;span&gt;51.53.2&lt;/span&gt;&lt;a style="color:black;text-decoration:none;" href="http://www.teleadreson.pl/-NACE51532%20sprzedaz%20hurtowa%20niedrewnianych%20materialow%20budowlanych"&gt;Sprzedaż hurtowa niedrewnianych materiałów budowlanych&lt;/a&gt;</text:p>
            <text:p/>
          </table:table-cell>
          <table:table-cell office:value-type="string">
            <text:p/>
            <text:p>&lt;span&gt;308903&lt;/span&gt;&lt;a style="color:black;text-decoration:none;" href="http://www.teleadreson.pl/-SIC308903%20narzedzia%20osprzet%20artykuly%20budowlane%20plastikowe%20produkcja"&gt;Narzędzia, osprzęt, artykuły budowlane plastikowe, produkcja&lt;/a&gt;</text:p>
            <text:p>&lt;span&gt;3082&lt;/span&gt;&lt;a style="color:black;text-decoration:none;" href="http://www.teleadreson.pl/-SIC3082%20profile%20plastikowe%20produkcja"&gt;Profile plastikowe, produkcja&lt;/a&gt;</text:p>
            <text:p>&lt;span&gt;503103&lt;/span&gt;&lt;a style="color:black;text-decoration:none;" href="http://www.teleadreson.pl/-SIC503103%20stolarka%20okienna%20i%20drzwiowa%20hurt"&gt;Stolarka okienna i drzwiowa, hurt&lt;/a&gt;</text:p>
            <text:p/>
          </table:table-cell>
          <table:table-cell/>
        </table:table-row>
        <table:table-row table:style-name="ro6">
          <table:table-cell office:value-type="string">
            <text:p>ALMAT S.C.</text:p>
          </table:table-cell>
          <table:table-cell/>
          <table:table-cell office:value-type="string">
            <text:p>Gnieźnieńska 23a</text:p>
          </table:table-cell>
          <table:table-cell office:value-type="string">
            <text:p>Wągrowiec</text:p>
          </table:table-cell>
          <table:table-cell office:value-type="string">
            <text:p>62-624</text:p>
          </table:table-cell>
          <table:table-cell office:value-type="string">
            <text:p/>
            <text:p>Leszek Tomczak</text:p>
            <text:p>Tadeusz Gapiński</text:p>
            <text:p/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30932</text:p>
          </table:table-cell>
          <table:table-cell office:value-type="string">
            <text:p>prywatna</text:p>
          </table:table-cell>
          <table:table-cell office:value-type="string">
            <text:p>spółka cywilna</text:p>
          </table:table-cell>
          <table:table-cell office:value-type="string">
            <text:p>&lt;a title="@almat.com.pl"&gt;info&lt;/a&gt;</text:p>
          </table:table-cell>
          <table:table-cell office:value-type="string">
            <text:p>&lt;a href="http://www.teleadreson.pl/url/?k=6&amp;amp;r=http://www.almat.com.pl"&gt;www.almat.com.pl&lt;/a&gt;</text:p>
          </table:table-cell>
          <table:table-cell table:number-columns-repeated="3"/>
          <table:table-cell office:value-type="string">
            <text:p/>
            <text:p>&lt;span&gt;28.12&lt;/span&gt;&lt;a style="color:black;text-decoration:none;" href="http://www.teleadreson.pl/-NACE2812%20produkcja%20metalowych%20elementow%20stolarki%20budowlanej"&gt;Produkcja metalowych elementów stolarki budowlanej&lt;/a&gt;</text:p>
            <text:p>&lt;span&gt;25.23.12&lt;/span&gt;&lt;a style="color:black;text-decoration:none;" href="http://www.teleadreson.pl/-NACE252312%20produkcja%20okien%20i%20ram%20okiennych%20z%20tworzyw%20sztucznych"&gt;Produkcja okien i ram okiennych z tworzyw sztucznych&lt;/a&gt;</text:p>
            <text:p>&lt;span&gt;25.23.13&lt;/span&gt;&lt;a style="color:black;text-decoration:none;" href="http://www.teleadreson.pl/-NACE252313%20produkcja%20zaluzji%20z%20tworzyw%20sztucznych"&gt;Produkcja żaluzji z tworzyw sztucznych&lt;/a&gt;</text:p>
            <text:p>&lt;span&gt;51.53.2&lt;/span&gt;&lt;a style="color:black;text-decoration:none;" href="http://www.teleadreson.pl/-NACE51532%20sprzedaz%20hurtowa%20niedrewnianych%20materialow%20budowlanych"&gt;Sprzedaż hurtowa niedrewnianych materiałów budowlanych&lt;/a&gt;</text:p>
            <text:p>&lt;span&gt;45.42.1&lt;/span&gt;&lt;a style="color:black;text-decoration:none;" href="http://www.teleadreson.pl/-NACE45421%20instalowanie%20elementow%20stolarki%20budowlanej"&gt;Instalowanie elementów stolarki budowlanej&lt;/a&gt;</text:p>
            <text:p/>
          </table:table-cell>
          <table:table-cell office:value-type="string">
            <text:p/>
            <text:p>&lt;span&gt;344201&lt;/span&gt;&lt;a style="color:black;text-decoration:none;" href="http://www.teleadreson.pl/-SIC344201%20ramy%20drzwi%20i%20okien%20metalowe%20produkcja"&gt;Ramy drzwi i okien, metalowe, produkcja&lt;/a&gt;</text:p>
            <text:p>&lt;span&gt;308903&lt;/span&gt;&lt;a style="color:black;text-decoration:none;" href="http://www.teleadreson.pl/-SIC308903%20narzedzia%20osprzet%20artykuly%20budowlane%20plastikowe%20produkcja"&gt;Narzędzia, osprzęt, artykuły budowlane plastikowe, produkcja&lt;/a&gt;</text:p>
            <text:p>&lt;span&gt;503103&lt;/span&gt;&lt;a style="color:black;text-decoration:none;" href="http://www.teleadreson.pl/-SIC503103%20stolarka%20okienna%20i%20drzwiowa%20hurt"&gt;Stolarka okienna i drzwiowa, hurt&lt;/a&gt;</text:p>
            <text:p>&lt;span&gt;175102&lt;/span&gt;&lt;a style="color:black;text-decoration:none;" href="http://www.teleadreson.pl/-SIC175102%20instalacja%20wyrob%20drzwi%20okien"&gt;Instalacja, wyrób drzwi, okien&lt;/a&gt;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1">
          <table:table-cell office:value-type="string">
            <text:p>Powiatowa Stacja Sanitarno-Epidemiologiczna w Wągrowcu</text:p>
          </table:table-cell>
          <table:table-cell office:value-type="string">
            <text:p>PSSE Wągrowiec</text:p>
          </table:table-cell>
          <table:table-cell office:value-type="string">
            <text:p>Gnieźnieńska 21</text:p>
          </table:table-cell>
          <table:table-cell office:value-type="string">
            <text:p>Wągrowiec</text:p>
          </table:table-cell>
          <table:table-cell office:value-type="string">
            <text:p>62-953</text:p>
          </table:table-cell>
          <table:table-cell office:value-type="string">
            <text:p>dyr. mgr farm. Paweł Gilew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25620</text:p>
          </table:table-cell>
          <table:table-cell/>
          <table:table-cell office:value-type="string">
            <text:p>komunalna</text:p>
          </table:table-cell>
          <table:table-cell office:value-type="string">
            <text:p>powiatowa samorządowa jednostka organizacyjna</text:p>
          </table:table-cell>
          <table:table-cell office:value-type="string">
            <text:p>&lt;a title="@psse-wagrowiec.pl"&gt;sekretariav&lt;/a&gt;</text:p>
          </table:table-cell>
          <table:table-cell office:value-type="string">
            <text:p>&lt;a href="http://www.teleadreson.pl/url/?k=6&amp;amp;r=http://www.psse-wagrowiec.pl"&gt;www.psse-wagrowiec.pl&lt;/a&gt;</text:p>
          </table:table-cell>
          <table:table-cell office:value-type="float" office:value="30">
            <text:p>30</text:p>
          </table:table-cell>
          <table:table-cell/>
          <table:table-cell office:value-type="float" office:value="1956">
            <text:p>1956</text:p>
          </table:table-cell>
          <table:table-cell office:value-type="string">
            <text:p>&lt;span&gt;85.14.8&lt;/span&gt;Stacje sanitarno-epidemiologiczne</text:p>
          </table:table-cell>
          <table:table-cell office:value-type="string">
            <text:p>&lt;span&gt;495902&lt;/span&gt;&lt;a style="color:black;text-decoration:none;" href="http://www.teleadreson.pl/-SIC495902%20sluzby%20sanitarno%20%20epidemiologiczne"&gt;Służby sanitarno - epidemiologiczne&lt;/a&gt;</text:p>
          </table:table-cell>
          <table:table-cell/>
        </table:table-row>
        <table:table-row table:style-name="ro2">
          <table:table-cell office:value-type="string">
            <text:p>Wągrowieckie Zrzeszenie Handlu i Usług</text:p>
          </table:table-cell>
          <table:table-cell office:value-type="string">
            <text:p>WZHiU</text:p>
          </table:table-cell>
          <table:table-cell office:value-type="string">
            <text:p>Gnieźnieńska 45</text:p>
          </table:table-cell>
          <table:table-cell office:value-type="string">
            <text:p>Wągrowiec</text:p>
          </table:table-cell>
          <table:table-cell office:value-type="string">
            <text:p>62-843</text:p>
          </table:table-cell>
          <table:table-cell office:value-type="string">
            <text:p>prez. Zdzisław Gajew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58356</text:p>
          </table:table-cell>
          <table:table-cell office:value-type="string">
            <text:p>prywatna</text:p>
          </table:table-cell>
          <table:table-cell office:value-type="string">
            <text:p>samorząd gospodarczy lub zawodowy</text:p>
          </table:table-cell>
          <table:table-cell office:value-type="string">
            <text:p>&lt;a title="@wzhiu.pl"&gt;biuro&lt;/a&gt;</text:p>
          </table:table-cell>
          <table:table-cell office:value-type="string">
            <text:p>&lt;a href="http://www.teleadreson.pl/url/?k=6&amp;amp;r=http://www.wzhiu.pl"&gt;www.wzhiu.pl&lt;/a&gt;</text:p>
          </table:table-cell>
          <table:table-cell table:number-columns-repeated="2"/>
          <table:table-cell office:value-type="float" office:value="1996">
            <text:p>1996</text:p>
          </table:table-cell>
          <table:table-cell office:value-type="string">
            <text:p/>
            <text:p>&lt;span&gt;91.12&lt;/span&gt;Organizacje profesjonalne</text:p>
            <text:p>&lt;span&gt;91.11.2&lt;/span&gt;Izby handlowe, organizacje kupieckie itp.</text:p>
            <text:p/>
          </table:table-cell>
          <table:table-cell office:value-type="string">
            <text:p/>
            <text:p>&lt;span&gt;8621&lt;/span&gt;Organizacje profesjonalne</text:p>
            <text:p>&lt;span&gt;861101&lt;/span&gt;Izby przemysłowo - handlowe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Firma Krawiecka Gracja</text:p>
          </table:table-cell>
          <table:table-cell/>
          <table:table-cell office:value-type="string">
            <text:p>Gnieźnieńska 23</text:p>
          </table:table-cell>
          <table:table-cell office:value-type="string">
            <text:p>Wągrowiec</text:p>
          </table:table-cell>
          <table:table-cell office:value-type="string">
            <text:p>62-734</text:p>
          </table:table-cell>
          <table:table-cell office:value-type="string">
            <text:p>Halina Fredrych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65063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25">
            <text:p>25</text:p>
          </table:table-cell>
          <table:table-cell/>
          <table:table-cell office:value-type="float" office:value="1995">
            <text:p>1995</text:p>
          </table:table-cell>
          <table:table-cell office:value-type="string">
            <text:p/>
            <text:p>&lt;span&gt;18.22.14&lt;/span&gt;&lt;a style="color:black;text-decoration:none;" href="http://www.teleadreson.pl/-NACE182214%20produkcja%20zakietow"&gt;Produkcja żakietów&lt;/a&gt;</text:p>
            <text:p>&lt;span&gt;18.22.16&lt;/span&gt;&lt;a style="color:black;text-decoration:none;" href="http://www.teleadreson.pl/-NACE182216%20produkcja%20spodnic"&gt;Produkcja spódnic&lt;/a&gt;</text:p>
            <text:p/>
          </table:table-cell>
          <table:table-cell office:value-type="string">
            <text:p/>
            <text:p>&lt;span&gt;233701&lt;/span&gt;&lt;a style="color:black;text-decoration:none;" href="http://www.teleadreson.pl/-SIC233701%20spodnice%20garsonki%20damskie%20produkcja"&gt;Spódnice, garsonki damskie, produkcja&lt;/a&gt;</text:p>
            <text:p>&lt;span&gt;233904&lt;/span&gt;&lt;a style="color:black;text-decoration:none;" href="http://www.teleadreson.pl/-SIC233904%20zakiety%20kurtki%20plaszcze%20damskie%20produkcja"&gt;Żakiety, kurtki, płaszcze damskie, produkcja&lt;/a&gt;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3">
          <table:table-cell office:value-type="string">
            <text:p>Merx Polska Sp. z o.o.</text:p>
          </table:table-cell>
          <table:table-cell/>
          <table:table-cell office:value-type="string">
            <text:p>Gnieźnieńska 21</text:p>
          </table:table-cell>
          <table:table-cell office:value-type="string">
            <text:p>Wągrowiec</text:p>
          </table:table-cell>
          <table:table-cell office:value-type="string">
            <text:p>62-513</text:p>
          </table:table-cell>
          <table:table-cell office:value-type="string">
            <text:p/>
            <text:p>Ryszard Kołacki</text:p>
            <text:p>Hans Hammergren</text:p>
            <text:p>Thomas Smedberg</text:p>
            <text:p/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28529</text:p>
          </table:table-cell>
          <table:table-cell office:value-type="string">
            <text:p>prywatna</text:p>
          </table:table-cell>
          <table:table-cell office:value-type="string">
            <text:p>spółka z o.o.</text:p>
          </table:table-cell>
          <table:table-cell office:value-type="string">
            <text:p>&lt;a title="@merxpolska.pl"&gt;merx&lt;/a&gt;</text:p>
          </table:table-cell>
          <table:table-cell office:value-type="string">
            <text:p>&lt;a href="http://www.teleadreson.pl/url/?k=6&amp;amp;r=http://www.merxpolska.pl"&gt;www.merxpolska.pl&lt;/a&gt;</text:p>
          </table:table-cell>
          <table:table-cell table:number-columns-repeated="2"/>
          <table:table-cell office:value-type="float" office:value="1981">
            <text:p>1981</text:p>
          </table:table-cell>
          <table:table-cell office:value-type="string">
            <text:p/>
            <text:p>&lt;span&gt;34.31&lt;/span&gt;&lt;a style="color:black;text-decoration:none;" href="http://www.teleadreson.pl/-NACE3431%20produkcja%20czesci%20i%20akcesoriow%20do%20pojazdow%20mechanicznych%20i%20ich%20silnikow"&gt;Produkcja części i akcesoriów do pojazdów mechanicznych i ich silników&lt;/a&gt;</text:p>
            <text:p>&lt;span&gt;28.52.2&lt;/span&gt;&lt;a style="color:black;text-decoration:none;" href="http://www.teleadreson.pl/-NACE28522%20spawanie%20szlifowanie%20i%20inne%20specjalistyczne%20operacje%20wykonywane%20na%20metalu"&gt;Spawanie, szlifowanie i inne specjalistyczne operacje wykonywane na metalu&lt;/a&gt;</text:p>
            <text:p/>
          </table:table-cell>
          <table:table-cell office:value-type="string">
            <text:p/>
            <text:p>&lt;span&gt;3714&lt;/span&gt;&lt;a style="color:black;text-decoration:none;" href="http://www.teleadreson.pl/-SIC3714%20czesci%20i%20akcesoria%20do%20pojazdow%20produkcja"&gt;Części i akcesoria do pojazdów, produkcja&lt;/a&gt;</text:p>
            <text:p>&lt;span&gt;738919&lt;/span&gt;Obróbka metali - usługi</text:p>
            <text:p/>
          </table:table-cell>
          <table:table-cell office:value-type="string">
            <text:p/>
            <text:p>cześci do maszyn i pojazdów samochodowych oraz cześci do hydrauliki siłowej</text:p>
            <text:p>toczenie, szlifowanie, frezowanie, wypalanie, wiercenie</text:p>
            <text:p/>
            <text:p/>
          </table:table-cell>
        </table:table-row>
        <table:table-row table:style-name="ro3">
          <table:table-cell office:value-type="string">
            <text:p>Rejonowe Przedsiębiorstwo Melioracyjne w Wągrowcu</text:p>
          </table:table-cell>
          <table:table-cell/>
          <table:table-cell office:value-type="string">
            <text:p>Gnieźnieńska 45</text:p>
          </table:table-cell>
          <table:table-cell office:value-type="string">
            <text:p>Wągrowiec</text:p>
          </table:table-cell>
          <table:table-cell office:value-type="string">
            <text:p>62-233</text:p>
          </table:table-cell>
          <table:table-cell office:value-type="string">
            <text:p>dyr. inż. Jan Lis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51951-5</text:p>
          </table:table-cell>
          <table:table-cell office:value-type="string">
            <text:p>(67)2651952</text:p>
          </table:table-cell>
          <table:table-cell office:value-type="string">
            <text:p>Skarb Państwa</text:p>
          </table:table-cell>
          <table:table-cell office:value-type="string">
            <text:p>przedsiębiorstwo państwowe</text:p>
          </table:table-cell>
          <table:table-cell table:number-columns-repeated="2"/>
          <table:table-cell office:value-type="float" office:value="50">
            <text:p>50</text:p>
          </table:table-cell>
          <table:table-cell/>
          <table:table-cell office:value-type="float" office:value="1947">
            <text:p>1947</text:p>
          </table:table-cell>
          <table:table-cell office:value-type="string">
            <text:p/>
            <text:p>&lt;span&gt;45.24.3&lt;/span&gt;&lt;a style="color:black;text-decoration:none;" href="http://www.teleadreson.pl/-NACE45243%20budowa%20systemow%20melioracyjnych%20rolnych%20i%20lesnych"&gt;Budowa systemów melioracyjnych rolnych i leśnych&lt;/a&gt;</text:p>
            <text:p>&lt;span&gt;45.33.1&lt;/span&gt;&lt;a style="color:black;text-decoration:none;" href="http://www.teleadreson.pl/-NACE45331%20zakladanie%20instalacji%20i%20urzadzen%20hydraulicznych%20i%20sanitarnych"&gt;Zakładanie instalacji i urządzeń hydraulicznych i sanitarnych&lt;/a&gt;</text:p>
            <text:p/>
          </table:table-cell>
          <table:table-cell office:value-type="string">
            <text:p/>
            <text:p>&lt;span&gt;162901&lt;/span&gt;&lt;a style="color:black;text-decoration:none;" href="http://www.teleadreson.pl/-SIC162901%20tamy%20doki%20inzynieria%20wodna%20budownictwo%20wodne"&gt;Tamy, doki, inżynieria wodna (budownictwo wodne)&lt;/a&gt;</text:p>
            <text:p>&lt;span&gt;171102&lt;/span&gt;&lt;a style="color:black;text-decoration:none;" href="http://www.teleadreson.pl/-SIC171102%20zakladanie%20instalacji%20hydraulicznych"&gt;Zakładanie instalacji hydraulicznych&lt;/a&gt;</text:p>
            <text:p/>
          </table:table-cell>
          <table:table-cell office:value-type="string">
            <text:p/>
            <text:p>systemy melioracyjne</text:p>
            <text:p>oczyszczalnie ścieków</text:p>
            <text:p/>
            <text:p/>
          </table:table-cell>
        </table:table-row>
        <table:table-row table:style-name="ro2">
          <table:table-cell office:value-type="string">
            <text:p>Powiatowy Zarząd Dróg</text:p>
          </table:table-cell>
          <table:table-cell/>
          <table:table-cell office:value-type="string">
            <text:p>Gnieźnieńska 21</text:p>
          </table:table-cell>
          <table:table-cell office:value-type="string">
            <text:p>Wągrowiec</text:p>
          </table:table-cell>
          <table:table-cell office:value-type="string">
            <text:p>62-123</text:p>
          </table:table-cell>
          <table:table-cell office:value-type="string">
            <text:p>Joanna Grzewińs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20128</text:p>
          </table:table-cell>
          <table:table-cell/>
          <table:table-cell office:value-type="string">
            <text:p>komunalna</text:p>
          </table:table-cell>
          <table:table-cell office:value-type="string">
            <text:p>gminna samorządowa jednostka organizacyjna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  <table:table-cell office:value-type="string">
            <text:p/>
            <text:p>&lt;span&gt;45.23.1&lt;/span&gt;&lt;a style="color:black;text-decoration:none;" href="http://www.teleadreson.pl/-NACE45231%20budowa%20autostrad%20ulic%20placow%20drog%20oraz%20innych%20traktow%20komunikacyjnych"&gt;Budowa autostrad, ulic, placów, dróg oraz innych traktów komunikacyjnych&lt;/a&gt;</text:p>
            <text:p>&lt;span&gt;90.06&lt;/span&gt;Oczyszczanie dróg oraz pasów startowych ze śniegu i lodu</text:p>
            <text:p/>
          </table:table-cell>
          <table:table-cell office:value-type="string">
            <text:p/>
            <text:p>&lt;span&gt;1611&lt;/span&gt;&lt;a style="color:black;text-decoration:none;" href="http://www.teleadreson.pl/-SIC1611%20budowa%20drog%20z%20wyj%20estakad"&gt;Budowa dróg z wyj. estakad&lt;/a&gt;</text:p>
            <text:p>&lt;span&gt;495901&lt;/span&gt;&lt;a style="color:black;text-decoration:none;" href="http://www.teleadreson.pl/-SIC495901%20sprzatanie%20ulic%20drog%20lotnisk%20placow"&gt;Sprzątanie ulic, dróg, lotnisk, placów&lt;/a&gt;</text:p>
            <text:p/>
          </table:table-cell>
          <table:table-cell/>
        </table:table-row>
        <table:table-row table:style-name="ro5">
          <table:table-cell office:value-type="string">
            <text:p>Farby KABE Polska Sp. z o.o. - Oddział Handlowy</text:p>
          </table:table-cell>
          <table:table-cell/>
          <table:table-cell office:value-type="string">
            <text:p>Gnieźnieńska 23</text:p>
          </table:table-cell>
          <table:table-cell office:value-type="string">
            <text:p>Wągrowiec</text:p>
          </table:table-cell>
          <table:table-cell office:value-type="string">
            <text:p>62-234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38335</text:p>
          </table:table-cell>
          <table:table-cell office:value-type="string">
            <text:p>(67)2633831</text:p>
          </table:table-cell>
          <table:table-cell office:value-type="string">
            <text:p>mieszana</text:p>
          </table:table-cell>
          <table:table-cell office:value-type="string">
            <text:p>spółka z o.o.</text:p>
          </table:table-cell>
          <table:table-cell office:value-type="string">
            <text:p>&lt;a title="@iarbykabe.pl"&gt;wagrowiec&lt;/a&gt;</text:p>
          </table:table-cell>
          <table:table-cell office:value-type="string">
            <text:p/>
            <text:p>&lt;a href="http://www.teleadreson.pl/url/?k=6&amp;amp;r=http://www.kabe.com.pl"&gt;www.kabe.com.pl&lt;/a&gt;</text:p>
            <text:p>&lt;a href="http://www.teleadreson.pl/url/?k=6&amp;amp;r=http://www.iarbykabe.pl"&gt;www.iarbykabe.pl&lt;/a&gt;</text:p>
            <text:p/>
          </table:table-cell>
          <table:table-cell table:number-columns-repeated="3"/>
          <table:table-cell office:value-type="string">
            <text:p/>
            <text:p>&lt;span&gt;51.53.2&lt;/span&gt;&lt;a style="color:black;text-decoration:none;" href="http://www.teleadreson.pl/-NACE51532%20sprzedaz%20hurtowa%20niedrewnianych%20materialow%20budowlanych"&gt;Sprzedaż hurtowa niedrewnianych materiałów budowlanych&lt;/a&gt;</text:p>
            <text:p>&lt;span&gt;51.44.3&lt;/span&gt;&lt;a style="color:black;text-decoration:none;" href="http://www.teleadreson.pl/-NACE51443%20sprzedaz%20hurtowa%20farb%20i%20lakierow"&gt;Sprzedaż hurtowa farb i lakierów&lt;/a&gt;</text:p>
            <text:p/>
          </table:table-cell>
          <table:table-cell office:value-type="string">
            <text:p/>
            <text:p>&lt;span&gt;503299&lt;/span&gt;&lt;a style="color:black;text-decoration:none;" href="http://www.teleadreson.pl/-SIC503299%20materialy%20budowlane%20murarskie%20osobno%20nie%20wymienione%20hurt"&gt;Materiały budowlane murarskie, osobno nie wymienione, hurt&lt;/a&gt;</text:p>
            <text:p>&lt;span&gt;503202&lt;/span&gt;&lt;a style="color:black;text-decoration:none;" href="http://www.teleadreson.pl/-SIC503202%20tynki%20i%20zaprawy%20hurt"&gt;Tynki i zaprawy, hurt&lt;/a&gt;</text:p>
            <text:p>&lt;span&gt;519801&lt;/span&gt;&lt;a style="color:black;text-decoration:none;" href="http://www.teleadreson.pl/-SIC519801%20farby%20hurt"&gt;Farby, hurt&lt;/a&gt;</text:p>
            <text:p>&lt;span&gt;503302&lt;/span&gt;&lt;a style="color:black;text-decoration:none;" href="http://www.teleadreson.pl/-SIC503302%20materialy%20izolacyjne%20hurt"&gt;Materiały izolacyjne, hurt&lt;/a&gt;</text:p>
            <text:p>&lt;span&gt;5198&lt;/span&gt;&lt;a style="color:black;text-decoration:none;" href="http://www.teleadreson.pl/-SIC5198%20farby%20lakiery%20i%20artykuly%20pokrewne%20hurt"&gt;Farby, lakiery i artykuły pokrewne, hurt&lt;/a&gt;</text:p>
            <text:p>&lt;span&gt;503205&lt;/span&gt;&lt;a style="color:black;text-decoration:none;" href="http://www.teleadreson.pl/-SIC503205%20cement%20beton%20hurt"&gt;Cement, beton, hurt&lt;/a&gt;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Państwowa Inspekcja Ochrony Roślin i Nasiennictwa - Oddział Wągrowiec</text:p>
          </table:table-cell>
          <table:table-cell office:value-type="string">
            <text:p>PIORiN</text:p>
          </table:table-cell>
          <table:table-cell office:value-type="string">
            <text:p>Gnieźnieńska 71</text:p>
          </table:table-cell>
          <table:table-cell office:value-type="string">
            <text:p>Wągrowiec</text:p>
          </table:table-cell>
          <table:table-cell office:value-type="string">
            <text:p>62-732</text:p>
          </table:table-cell>
          <table:table-cell office:value-type="string">
            <text:p>kier. Bogumiła Knaps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75178</text:p>
          </table:table-cell>
          <table:table-cell office:value-type="string">
            <text:p>Skarb Państwa</text:p>
          </table:table-cell>
          <table:table-cell office:value-type="string">
            <text:p>państwowa jednostka organizacyjna</text:p>
          </table:table-cell>
          <table:table-cell office:value-type="string">
            <text:p>&lt;a title="@poczta.fm"&gt;wiiorin.wahrowiec&lt;/a&gt;</text:p>
          </table:table-cell>
          <table:table-cell office:value-type="string">
            <text:p>&lt;a href="http://www.teleadreson.pl/url/?k=6&amp;amp;r=http://www.piosin.gov.pl/poznan"&gt;www.piosin.gov.pl/poznan&lt;/a&gt;</text:p>
          </table:table-cell>
          <table:table-cell office:value-type="float" office:value="4">
            <text:p>4</text:p>
          </table:table-cell>
          <table:table-cell/>
          <table:table-cell office:value-type="float" office:value="1968">
            <text:p>1968</text:p>
          </table:table-cell>
          <table:table-cell office:value-type="string">
            <text:p/>
            <text:p>&lt;span&gt;75.13.1&lt;/span&gt;Regulowanie gospodarki rolnej, leśnej, łowiectwa i rybołówstwa, regulacja rynku rolnego</text:p>
            <text:p>&lt;span&gt;74.31&lt;/span&gt;Badanie składu i czystości materiałów i produktów</text:p>
            <text:p/>
          </table:table-cell>
          <table:table-cell office:value-type="string">
            <text:p/>
            <text:p>&lt;span&gt;951201&lt;/span&gt;Agendy ochrony zwierząt i roślin</text:p>
            <text:p>&lt;span&gt;8734&lt;/span&gt;Laboratoria doświadczalne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Przedsiębiorstwo Wielobranżowe KOMPLEXMŁYN Sp. z o.o.</text:p>
          </table:table-cell>
          <table:table-cell office:value-type="string">
            <text:p>PW KOMPLEXMŁYN Sp.z o.o.</text:p>
          </table:table-cell>
          <table:table-cell office:value-type="string">
            <text:p>Gnieźnieńska 23/56</text:p>
          </table:table-cell>
          <table:table-cell office:value-type="string">
            <text:p>Wągrowiec</text:p>
          </table:table-cell>
          <table:table-cell office:value-type="string">
            <text:p>62-624</text:p>
          </table:table-cell>
          <table:table-cell office:value-type="string">
            <text:p>prez. Bogdan Błażejew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60067 6626826</text:p>
          </table:table-cell>
          <table:table-cell office:value-type="string">
            <text:p>(67)2660765</text:p>
          </table:table-cell>
          <table:table-cell office:value-type="string">
            <text:p>prywatna</text:p>
          </table:table-cell>
          <table:table-cell office:value-type="string">
            <text:p>spółka z o.o.</text:p>
          </table:table-cell>
          <table:table-cell office:value-type="string">
            <text:p>&lt;a title="@kopplexmlyn.com.pl"&gt;sekretariat&lt;/a&gt;</text:p>
          </table:table-cell>
          <table:table-cell office:value-type="string">
            <text:p>&lt;a href="http://www.teleadreson.pl/url/?k=6&amp;amp;r=http://www.kopplexmlyn.com.pl"&gt;www.kopplexmlyn.com.pl&lt;/a&gt;</text:p>
          </table:table-cell>
          <table:table-cell office:value-type="float" office:value="150">
            <text:p>150</text:p>
          </table:table-cell>
          <table:table-cell office:value-type="string">
            <text:p>43,000,000 zł.</text:p>
          </table:table-cell>
          <table:table-cell office:value-type="float" office:value="1992">
            <text:p>1992</text:p>
          </table:table-cell>
          <table:table-cell office:value-type="string">
            <text:p/>
            <text:p>&lt;span&gt;15.61.1&lt;/span&gt;&lt;a style="color:black;text-decoration:none;" href="http://www.teleadreson.pl/-NACE15611%20przemial%20zboz"&gt;Przemiał zbóż&lt;/a&gt;</text:p>
            <text:p>&lt;span&gt;51.21.1&lt;/span&gt;&lt;a style="color:black;text-decoration:none;" href="http://www.teleadreson.pl/-NACE51211%20sprzedaz%20hurtowa%20zboza"&gt;Sprzedaż hurtowa zboża&lt;/a&gt;</text:p>
            <text:p/>
          </table:table-cell>
          <table:table-cell office:value-type="string">
            <text:p/>
            <text:p>&lt;span&gt;2041&lt;/span&gt;&lt;a style="color:black;text-decoration:none;" href="http://www.teleadreson.pl/-SIC2041%20produkcja%20przetworow%20mlynarskich"&gt;Produkcja przetworów młynarskich&lt;/a&gt;</text:p>
            <text:p>&lt;span&gt;515301&lt;/span&gt;&lt;a style="color:black;text-decoration:none;" href="http://www.teleadreson.pl/-SIC515301%20zboza%20hurt"&gt;Zboża, hurt&lt;/a&gt;</text:p>
            <text:p/>
          </table:table-cell>
          <table:table-cell/>
        </table:table-row>
        <table:table-row table:style-name="ro3">
          <table:table-cell office:value-type="string">
            <text:p>Zakład Przemysłu Drzewnego Lindner</text:p>
          </table:table-cell>
          <table:table-cell office:value-type="string">
            <text:p>ZPD Lindner</text:p>
          </table:table-cell>
          <table:table-cell office:value-type="string">
            <text:p>Gnieźnieńska 21</text:p>
          </table:table-cell>
          <table:table-cell office:value-type="string">
            <text:p>Wągrowiec</text:p>
          </table:table-cell>
          <table:table-cell office:value-type="string">
            <text:p>62-013</text:p>
          </table:table-cell>
          <table:table-cell office:value-type="string">
            <text:p/>
            <text:p>Zbigniew Lindner</text:p>
            <text:p>Bartłomiej Lindner</text:p>
            <text:p/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25526 (602)825127</text:p>
          </table:table-cell>
          <table:table-cell office:value-type="string">
            <text:p>(67)2625525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pto.onet.pl"&gt;zpdlindner&lt;/a&gt;</text:p>
          </table:table-cell>
          <table:table-cell office:value-type="string">
            <text:p>&lt;a href="http://www.teleadreson.pl/url/?k=6&amp;amp;r=http://www.zpdnindner.pl"&gt;www.zpdnindner.pl&lt;/a&gt;</text:p>
          </table:table-cell>
          <table:table-cell office:value-type="float" office:value="70">
            <text:p>7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/>
            <text:p>&lt;span&gt;20.45&lt;/span&gt;&lt;a style="color:black;text-decoration:none;" href="http://www.teleadreson.pl/-NACE2045%20produkcja%20trumien"&gt;Produkcja trumien&lt;/a&gt;</text:p>
            <text:p>&lt;span&gt;20.1&lt;/span&gt;&lt;a style="color:black;text-decoration:none;" href="http://www.teleadreson.pl/-NACE201%20ciecie%20i%20heblowanie%20drewna%20impregnacja%20drewna"&gt;Cięcie i heblowanie drewna, impregnacja drewna&lt;/a&gt;</text:p>
            <text:p>&lt;span&gt;20.31&lt;/span&gt;&lt;a style="color:black;text-decoration:none;" href="http://www.teleadreson.pl/-NACE2031%20produkcja%20belek%20dzwigarow%20krokwi%20rozpor%20dachowych"&gt;Produkcja belek, dźwigarów, krokwi, rozpór dachowych&lt;/a&gt;</text:p>
            <text:p/>
          </table:table-cell>
          <table:table-cell office:value-type="string">
            <text:p/>
            <text:p>&lt;span&gt;3995&lt;/span&gt;&lt;a style="color:black;text-decoration:none;" href="http://www.teleadreson.pl/-SIC3995%20trumny%20produkcja"&gt;Trumny, produkcja&lt;/a&gt;</text:p>
            <text:p>&lt;span&gt;2421&lt;/span&gt;&lt;a style="color:black;text-decoration:none;" href="http://www.teleadreson.pl/-SIC2421%20heblarnie%20i%20tartaki"&gt;Heblarnie i tartaki&lt;/a&gt;</text:p>
            <text:p>&lt;span&gt;2431&lt;/span&gt;&lt;a style="color:black;text-decoration:none;" href="http://www.teleadreson.pl/-SIC2431%20produkcja%20frezerska%20z%20drewna"&gt;Produkcja frezerska z drewna&lt;/a&gt;</text:p>
            <text:p/>
          </table:table-cell>
          <table:table-cell office:value-type="string">
            <text:p/>
            <text:p>ekologiczny brykiet drzewny</text:p>
            <text:p/>
            <text:p/>
          </table:table-cell>
        </table:table-row>
        <table:table-row table:style-name="ro3">
          <table:table-cell office:value-type="string">
            <text:p>Przedsiębiorstwo Produkcyjno-Handlowo-Usługowe PetrolHawen S.J. - Stacja Paliw</text:p>
          </table:table-cell>
          <table:table-cell office:value-type="string">
            <text:p>PPHU Petrol-Hawen S.J. - Stacja Paliw</text:p>
          </table:table-cell>
          <table:table-cell office:value-type="string">
            <text:p>Gnieźnieńska 45a</text:p>
          </table:table-cell>
          <table:table-cell office:value-type="string">
            <text:p>Wągrowiec</text:p>
          </table:table-cell>
          <table:table-cell office:value-type="string">
            <text:p>62-513</text:p>
          </table:table-cell>
          <table:table-cell office:value-type="string">
            <text:p>kier. Piotr Kuźniare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55354</text:p>
          </table:table-cell>
          <table:table-cell office:value-type="string">
            <text:p>prywatna</text:p>
          </table:table-cell>
          <table:table-cell office:value-type="string">
            <text:p>spółka jawna</text:p>
          </table:table-cell>
          <table:table-cell office:value-type="string">
            <text:p>&lt;a title="@petrolhawen.pl"&gt;wagrowiec&lt;/a&gt;</text:p>
          </table:table-cell>
          <table:table-cell office:value-type="string">
            <text:p>&lt;a href="http://www.teleadreson.pl/url/?k=6&amp;amp;r=http://www.petrolhawen.pl"&gt;www.petrolhawen.pl&lt;/a&gt;</text:p>
          </table:table-cell>
          <table:table-cell office:value-type="float" office:value="5">
            <text:p>5</text:p>
          </table:table-cell>
          <table:table-cell/>
          <table:table-cell office:value-type="float" office:value="1984">
            <text:p>1984</text:p>
          </table:table-cell>
          <table:table-cell office:value-type="string">
            <text:p/>
            <text:p>&lt;span&gt;50.51&lt;/span&gt;&lt;a style="color:black;text-decoration:none;" href="http://www.teleadreson.pl/-NACE5051%20sprzedaz%20detaliczna%20paliw%20do%20pojazdow%20samochodowych%20i%20motocykli"&gt;Sprzedaż detaliczna paliw do pojazdów samochodowych i motocykli&lt;/a&gt;</text:p>
            <text:p>&lt;span&gt;50.52&lt;/span&gt;&lt;a style="color:black;text-decoration:none;" href="http://www.teleadreson.pl/-NACE5052%20sprzedaz%20detaliczna%20olejow%20plynow%20i%20srodkow%20do%20pojazdow%20mechanicznych"&gt;Sprzedaż detaliczna olejów, płynów i środków do pojazdów mechanicznych&lt;/a&gt;</text:p>
            <text:p>&lt;span&gt;50.31&lt;/span&gt;&lt;a style="color:black;text-decoration:none;" href="http://www.teleadreson.pl/-NACE5031%20sprzedaz%20hurtowa%20i%20detaliczna%20czesci%20i%20akcesoriow%20do%20pojazdow%20mechanicznych"&gt;Sprzedaż hurtowa i detaliczna części i akcesoriów do pojazdów mechanicznych&lt;/a&gt;</text:p>
            <text:p/>
          </table:table-cell>
          <table:table-cell office:value-type="string">
            <text:p/>
            <text:p>&lt;span&gt;5541&lt;/span&gt;Stacje benzynowe</text:p>
            <text:p>&lt;span&gt;5531&lt;/span&gt;Części i wyposażenie samochodowe, handel detaliczny</text:p>
            <text:p/>
          </table:table-cell>
          <table:table-cell office:value-type="string">
            <text:p/>
            <text:p>paliwa</text:p>
            <text:p>artykuły motoryzacyjne</text:p>
            <text:p/>
          </table:table-cell>
        </table:table-row>
        <table:table-row table:style-name="ro3">
          <table:table-cell office:value-type="string">
            <text:p>MECAPOL S.A. - Producent Sztucznej Skóry</text:p>
          </table:table-cell>
          <table:table-cell/>
          <table:table-cell office:value-type="string">
            <text:p>Gnieźnieńska 67</text:p>
          </table:table-cell>
          <table:table-cell office:value-type="string">
            <text:p>Wągrowiec</text:p>
          </table:table-cell>
          <table:table-cell office:value-type="string">
            <text:p>62-623</text:p>
          </table:table-cell>
          <table:table-cell office:value-type="string">
            <text:p>prez. Willy Deruytter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84983 8688498</text:p>
          </table:table-cell>
          <table:table-cell office:value-type="string">
            <text:p>(67)2685588</text:p>
          </table:table-cell>
          <table:table-cell office:value-type="string">
            <text:p>prywatna</text:p>
          </table:table-cell>
          <table:table-cell office:value-type="string">
            <text:p>spółka akcyjna</text:p>
          </table:table-cell>
          <table:table-cell office:value-type="string">
            <text:p>&lt;a title="@mecapol.com.pl"&gt;info&lt;/a&gt;</text:p>
          </table:table-cell>
          <table:table-cell office:value-type="string">
            <text:p/>
            <text:p>&lt;a href="http://www.teleadreson.pl/url/?k=6&amp;amp;r=http://www.mecapol.cqm.pl"&gt;www.mecapol.cqm.pl&lt;/a&gt;</text:p>
            <text:p>&lt;a href="http://www.teleadreson.pl/url/?k=6&amp;amp;r=http://www.mecapon.home.pl"&gt;www.mecapon.home.pl&lt;/a&gt;</text:p>
            <text:p>&lt;a href="http://www.teleadreson.pl/url/?k=6&amp;amp;r=http://www.meeapol.homenet.pl"&gt;www.meeapol.homenet.pl&lt;/a&gt;</text:p>
            <text:p/>
          </table:table-cell>
          <table:table-cell/>
          <table:table-cell office:value-type="string">
            <text:p>6,430,000 zł.</text:p>
          </table:table-cell>
          <table:table-cell office:value-type="float" office:value="1998">
            <text:p>1998</text:p>
          </table:table-cell>
          <table:table-cell office:value-type="string">
            <text:p/>
            <text:p>&lt;span&gt;17.54.5&lt;/span&gt;&lt;a style="color:black;text-decoration:none;" href="http://www.teleadreson.pl/-NACE17545%20produkcja%20wasko%20tkanych%20wyrobow%20impregnowanych%20pokrytych%20lub%20powleczonych%20plastykiem"&gt;Produkcja wąsko tkanych wyrobów impregnowanych, pokrytych lub powleczonych plastykiem&lt;/a&gt;</text:p>
            <text:p>&lt;span&gt;18.36&lt;/span&gt;&lt;a style="color:black;text-decoration:none;" href="http://www.teleadreson.pl/-NACE1836%20produkcja%20skor%20sztucznych%20oraz%20wyrobow%20z%20nich%20wytwarzanych"&gt;Produkcja skór sztucznych oraz wyrobów z nich wytwarzanych&lt;/a&gt;</text:p>
            <text:p/>
          </table:table-cell>
          <table:table-cell office:value-type="string">
            <text:p/>
            <text:p>&lt;span&gt;2295&lt;/span&gt;&lt;a style="color:black;text-decoration:none;" href="http://www.teleadreson.pl/-SIC2295%20tkaniny%20powlekane%20z%20wyj%20gumowanych%20produkcja"&gt;Tkaniny powlekane z wyj. gumowanych, produkcja&lt;/a&gt;</text:p>
            <text:p>&lt;span&gt;311107&lt;/span&gt;&lt;a style="color:black;text-decoration:none;" href="http://www.teleadreson.pl/-SIC311107%20skora%20przemyslowa%20produkcja"&gt;Skóra przemysłowa, produkcja&lt;/a&gt;</text:p>
            <text:p/>
          </table:table-cell>
          <table:table-cell office:value-type="string">
            <text:p>produkcja sztucznej skóry dla meblarstwa, kaletnictwa, przemysłu odzieżowego, medycznego</text:p>
          </table:table-cell>
        </table:table-row>
        <table:table-row table:style-name="ro1">
          <table:table-cell office:value-type="string">
            <text:p>Usługowy Zakład Stolarski</text:p>
          </table:table-cell>
          <table:table-cell/>
          <table:table-cell office:value-type="string">
            <text:p>Grunwaldzka 6</text:p>
          </table:table-cell>
          <table:table-cell office:value-type="string">
            <text:p>Wągrowiec</text:p>
          </table:table-cell>
          <table:table-cell office:value-type="string">
            <text:p>62-342</text:p>
          </table:table-cell>
          <table:table-cell office:value-type="string">
            <text:p>Janusz Belter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70177 (607)476477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&lt;span&gt;20.32&lt;/span&gt;&lt;a style="color:black;text-decoration:none;" href="http://www.teleadreson.pl/-NACE2032%20produkcja%20drzwi%20okien%20okiennic%20i%20ram%20okiennych"&gt;Produkcja drzwi, okien, okiennic i ram okiennych&lt;/a&gt;</text:p>
          </table:table-cell>
          <table:table-cell office:value-type="string">
            <text:p>&lt;span&gt;2431&lt;/span&gt;&lt;a style="color:black;text-decoration:none;" href="http://www.teleadreson.pl/-SIC2431%20produkcja%20frezerska%20z%20drewna"&gt;Produkcja frezerska z drewna&lt;/a&gt;</text:p>
          </table:table-cell>
          <table:table-cell office:value-type="string">
            <text:p>stolarka otworowa, stolarka budowlana</text:p>
          </table:table-cell>
        </table:table-row>
        <table:table-row table:style-name="ro2">
          <table:table-cell office:value-type="string">
            <text:p>Gminna Spółdzielnia Samopomoc Chłopska - Hurtownia Stali Silwa</text:p>
          </table:table-cell>
          <table:table-cell office:value-type="string">
            <text:p>GS SCh - Hurtownia Stali Silwa</text:p>
          </table:table-cell>
          <table:table-cell office:value-type="string">
            <text:p>Grunwaldzka 67</text:p>
          </table:table-cell>
          <table:table-cell office:value-type="string">
            <text:p>Wągrowiec</text:p>
          </table:table-cell>
          <table:table-cell office:value-type="string">
            <text:p>62-452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71071</text:p>
          </table:table-cell>
          <table:table-cell office:value-type="string">
            <text:p>prywatna</text:p>
          </table:table-cell>
          <table:table-cell office:value-type="string">
            <text:p>spółdzielnia</text:p>
          </table:table-cell>
          <table:table-cell table:number-columns-repeated="4"/>
          <table:table-cell office:value-type="float" office:value="1947">
            <text:p>1947</text:p>
          </table:table-cell>
          <table:table-cell office:value-type="string">
            <text:p>&lt;span&gt;51.54.1&lt;/span&gt;&lt;a style="color:black;text-decoration:none;" href="http://www.teleadreson.pl/-NACE51541%20sprzedaz%20hurtowa%20artykulow%20metalowych"&gt;Sprzedaż hurtowa artykułów metalowych&lt;/a&gt;</text:p>
          </table:table-cell>
          <table:table-cell office:value-type="string">
            <text:p>&lt;span&gt;505102&lt;/span&gt;&lt;a style="color:black;text-decoration:none;" href="http://www.teleadreson.pl/-SIC505102%20produkty%20z%20zelaza%20i%20stali%20hurt"&gt;Produkty z żelaza i stali, hurt&lt;/a&gt;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4">
          <table:table-cell office:value-type="string">
            <text:p>Gminna Spółdzielnia Samopomoc Chłopska</text:p>
          </table:table-cell>
          <table:table-cell office:value-type="string">
            <text:p>GS SCH</text:p>
          </table:table-cell>
          <table:table-cell office:value-type="string">
            <text:p>Grunwaldzka 56</text:p>
          </table:table-cell>
          <table:table-cell office:value-type="string">
            <text:p>Wągrowiec</text:p>
          </table:table-cell>
          <table:table-cell office:value-type="string">
            <text:p>62-513</text:p>
          </table:table-cell>
          <table:table-cell office:value-type="string">
            <text:p>prez. Stanisław Szmani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81081</text:p>
          </table:table-cell>
          <table:table-cell office:value-type="string">
            <text:p>prywatna</text:p>
          </table:table-cell>
          <table:table-cell office:value-type="string">
            <text:p>spółdzielnia</text:p>
          </table:table-cell>
          <table:table-cell office:value-type="string">
            <text:p>&lt;a title="@pqczta.sylaba.pl"&gt;gs.wagrowiec&lt;/a&gt;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1947">
            <text:p>1947</text:p>
          </table:table-cell>
          <table:table-cell office:value-type="string">
            <text:p/>
            <text:p>&lt;span&gt;52.2&lt;/span&gt;&lt;a style="color:black;text-decoration:none;" href="http://www.teleadreson.pl/-NACE522%20sprzedaz%20detaliczna%20zywnosci%20napojow%20i%20wyrobow%20tytoniowych%20w%20wyspecjalizowanych%20sklepach"&gt;Sprzedaż detaliczna żywności, napojów i wyrobów tytoniowych w wyspecjalizowanych sklepach&lt;/a&gt;</text:p>
            <text:p>&lt;span&gt;15.81&lt;/span&gt;&lt;a style="color:black;text-decoration:none;" href="http://www.teleadreson.pl/-NACE1581%20produkcja%20chleba%20oraz%20swiezych%20wyrobow%20piekarniczych%20produkcja%20ciast%20i%20ciastek"&gt;Produkcja chleba oraz świeżych wyrobów piekarniczych; produkcja ciast i ciastek&lt;/a&gt;</text:p>
            <text:p>&lt;span&gt;51.54.1&lt;/span&gt;&lt;a style="color:black;text-decoration:none;" href="http://www.teleadreson.pl/-NACE51541%20sprzedaz%20hurtowa%20artykulow%20metalowych"&gt;Sprzedaż hurtowa artykułów metalowych&lt;/a&gt;</text:p>
            <text:p/>
          </table:table-cell>
          <table:table-cell office:value-type="string">
            <text:p/>
            <text:p>&lt;span&gt;541199&lt;/span&gt;&lt;a style="color:black;text-decoration:none;" href="http://www.teleadreson.pl/-SIC541199%20sklepy%20spozywcze%20osobno%20nie%20wymienione"&gt;Sklepy spożywcze, osobno nie wymienione&lt;/a&gt;</text:p>
            <text:p>&lt;span&gt;2051&lt;/span&gt;&lt;a style="color:black;text-decoration:none;" href="http://www.teleadreson.pl/-SIC2051%20produkcja%20piekarska%20z%20wyj%20herbatnikow%20i%20krakersow"&gt;Produkcja piekarska z wyj. herbatników i krakersów&lt;/a&gt;</text:p>
            <text:p>&lt;span&gt;505102&lt;/span&gt;&lt;a style="color:black;text-decoration:none;" href="http://www.teleadreson.pl/-SIC505102%20produkty%20z%20zelaza%20i%20stali%20hurt"&gt;Produkty z żelaza i stali, hurt&lt;/a&gt;</text:p>
            <text:p/>
          </table:table-cell>
          <table:table-cell office:value-type="string">
            <text:p/>
            <text:p>artykuły spożywcze</text:p>
            <text:p>hurtownia stali</text:p>
            <text:p>produkcja piekarnicza</text:p>
            <text:p/>
            <text:p/>
          </table:table-cell>
        </table:table-row>
        <table:table-row table:style-name="ro2">
          <table:table-cell office:value-type="string">
            <text:p>Mechanika Pojazdowa U Marka</text:p>
          </table:table-cell>
          <table:table-cell/>
          <table:table-cell office:value-type="string">
            <text:p>Grunwaldzka 56</text:p>
          </table:table-cell>
          <table:table-cell office:value-type="string">
            <text:p>Wągrowiec</text:p>
          </table:table-cell>
          <table:table-cell office:value-type="string">
            <text:p>62-843</text:p>
          </table:table-cell>
          <table:table-cell office:value-type="string">
            <text:p>Marek Stolarczy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88583 (608)784486</text:p>
          </table:table-cell>
          <table:table-cell office:value-type="string">
            <text:p>(67)2688583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995">
            <text:p>1995</text:p>
          </table:table-cell>
          <table:table-cell office:value-type="string">
            <text:p>&lt;span&gt;50.22.1&lt;/span&gt;&lt;a style="color:black;text-decoration:none;" href="http://www.teleadreson.pl/-NACE50221%20mechanika%20pojazdowa"&gt;Mechanika pojazdowa&lt;/a&gt;</text:p>
          </table:table-cell>
          <table:table-cell office:value-type="string">
            <text:p>&lt;span&gt;753899&lt;/span&gt;Stacje naprawy samochodów, osobno nie wymienione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Propit</text:p>
          </table:table-cell>
          <table:table-cell/>
          <table:table-cell office:value-type="string">
            <text:p>Grunwaldzka 12</text:p>
          </table:table-cell>
          <table:table-cell office:value-type="string">
            <text:p>Wągrowiec</text:p>
          </table:table-cell>
          <table:table-cell office:value-type="string">
            <text:p>62-954</text:p>
          </table:table-cell>
          <table:table-cell office:value-type="string">
            <text:p>Czesław Gwar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63664</text:p>
          </table:table-cell>
          <table:table-cell office:value-type="string">
            <text:p>(67)2661063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wp.pl"&gt;propit1&lt;/a&gt;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1982">
            <text:p>1982</text:p>
          </table:table-cell>
          <table:table-cell office:value-type="string">
            <text:p>&lt;span&gt;51.34.2&lt;/span&gt;&lt;a style="color:black;text-decoration:none;" href="http://www.teleadreson.pl/-NACE51342%20sprzedaz%20hurtowa%20napojow%20bezalkoholowych"&gt;Sprzedaż hurtowa napojów bezalkoholowych&lt;/a&gt;</text:p>
          </table:table-cell>
          <table:table-cell office:value-type="string">
            <text:p>&lt;span&gt;514905&lt;/span&gt;&lt;a style="color:black;text-decoration:none;" href="http://www.teleadreson.pl/-SIC514905%20napoje%20z%20wyj%20kawy%20i%20herbaty%20hurt"&gt;Napoje, z wyj. kawy i herbaty, hurt&lt;/a&gt;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3">
          <table:table-cell office:value-type="string">
            <text:p>Przedsiębiorstwo Handlowo-Usługowe Anico</text:p>
          </table:table-cell>
          <table:table-cell office:value-type="string">
            <text:p>PHU Anico</text:p>
          </table:table-cell>
          <table:table-cell office:value-type="string">
            <text:p>Grunwaldzka 11</text:p>
          </table:table-cell>
          <table:table-cell office:value-type="string">
            <text:p>Wągrowiec</text:p>
          </table:table-cell>
          <table:table-cell office:value-type="string">
            <text:p>62-512</text:p>
          </table:table-cell>
          <table:table-cell office:value-type="string">
            <text:p/>
            <text:p>Elżbieta Strzelecka</text:p>
            <text:p>Przemysław Strzelecki</text:p>
            <text:p/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18510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poczta.fm"&gt;anico&lt;/a&gt;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1993">
            <text:p>1993</text:p>
          </table:table-cell>
          <table:table-cell office:value-type="string">
            <text:p/>
            <text:p>&lt;span&gt;24.32&lt;/span&gt;&lt;a style="color:black;text-decoration:none;" href="http://www.teleadreson.pl/-NACE2432%20produkcja%20pigmentow%20glazury%20itp%20preparatow%20stosowanych%20w%20przemysle%20szklarskim%20i%20ceramicznym"&gt;Produkcja pigmentów, glazury itp. preparatów stosowanych w przemyśle szklarskim i ceramicznym&lt;/a&gt;</text:p>
            <text:p>&lt;span&gt;24.51.24&lt;/span&gt;&lt;a style="color:black;text-decoration:none;" href="http://www.teleadreson.pl/-NACE245124%20produkcja%20plynow"&gt;Produkcja płynów&lt;/a&gt;</text:p>
            <text:p/>
          </table:table-cell>
          <table:table-cell office:value-type="string">
            <text:p/>
            <text:p>&lt;span&gt;286501&lt;/span&gt;&lt;a style="color:black;text-decoration:none;" href="http://www.teleadreson.pl/-SIC286501%20barwniki%20i%20pigmenty%20produkcja"&gt;Barwniki i pigmenty, produkcja&lt;/a&gt;</text:p>
            <text:p>&lt;span&gt;2841&lt;/span&gt;&lt;a style="color:black;text-decoration:none;" href="http://www.teleadreson.pl/-SIC2841%20mydla%20i%20detergenty%20produkcja"&gt;Mydła i detergenty, produkcja&lt;/a&gt;</text:p>
            <text:p/>
          </table:table-cell>
          <table:table-cell office:value-type="string">
            <text:p/>
            <text:p>bejce rustykalne do drewna</text:p>
            <text:p>bejce z lakierem</text:p>
            <text:p>płyn do mycia konwi</text:p>
            <text:p/>
          </table:table-cell>
        </table:table-row>
        <table:table-row table:style-name="ro6">
          <table:table-cell office:value-type="string">
            <text:p>Przedsiębiorstwo Handlowo-Usługowe Chemix S.J.</text:p>
          </table:table-cell>
          <table:table-cell office:value-type="string">
            <text:p>PHU Chemix S.J.</text:p>
          </table:table-cell>
          <table:table-cell office:value-type="string">
            <text:p>Grunwaldzka 11</text:p>
          </table:table-cell>
          <table:table-cell office:value-type="string">
            <text:p>Wągrowiec</text:p>
          </table:table-cell>
          <table:table-cell office:value-type="string">
            <text:p>62-512</text:p>
          </table:table-cell>
          <table:table-cell office:value-type="string">
            <text:p/>
            <text:p>Maria Przyborska</text:p>
            <text:p>Dariusz Przyborski</text:p>
            <text:p>Marek Babrakowski</text:p>
            <text:p/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18510-11</text:p>
          </table:table-cell>
          <table:table-cell office:value-type="string">
            <text:p>(67)2618511</text:p>
          </table:table-cell>
          <table:table-cell office:value-type="string">
            <text:p>prywatna</text:p>
          </table:table-cell>
          <table:table-cell office:value-type="string">
            <text:p>spółka jawna</text:p>
          </table:table-cell>
          <table:table-cell office:value-type="string">
            <text:p>&lt;a title="@neostrada.pl"&gt;zniczewagrowifc&lt;/a&gt;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1993">
            <text:p>1993</text:p>
          </table:table-cell>
          <table:table-cell office:value-type="string">
            <text:p/>
            <text:p>&lt;span&gt;51.44.5&lt;/span&gt;&lt;a style="color:black;text-decoration:none;" href="http://www.teleadreson.pl/-NACE51445%20sprzedaz%20hurtowa%20srodkow%20czyszczacych"&gt;Sprzedaż hurtowa środków czyszczących&lt;/a&gt;</text:p>
            <text:p>&lt;span&gt;51.45&lt;/span&gt;&lt;a style="color:black;text-decoration:none;" href="http://www.teleadreson.pl/-NACE5145%20sprzedaz%20hurtowa%20kosmetykow"&gt;Sprzedaż hurtowa kosmetyków&lt;/a&gt;</text:p>
            <text:p>&lt;span&gt;51.47.1&lt;/span&gt;&lt;a style="color:black;text-decoration:none;" href="http://www.teleadreson.pl/-NACE51471%20sprzedaz%20hurtowa%20papieru%20i%20kartonu"&gt;Sprzedaż hurtowa papieru i kartonu&lt;/a&gt;</text:p>
            <text:p>&lt;span&gt;36.63.91&lt;/span&gt;&lt;a style="color:black;text-decoration:none;" href="http://www.teleadreson.pl/-NACE366391%20produkcja%20swiec"&gt;Produkcja świec&lt;/a&gt;</text:p>
            <text:p/>
          </table:table-cell>
          <table:table-cell office:value-type="string">
            <text:p/>
            <text:p>&lt;span&gt;516903&lt;/span&gt;&lt;a style="color:black;text-decoration:none;" href="http://www.teleadreson.pl/-SIC516903%20detergenty%20i%20mydla%20hurt"&gt;Detergenty i mydła, hurt&lt;/a&gt;</text:p>
            <text:p>&lt;span&gt;516904&lt;/span&gt;&lt;a style="color:black;text-decoration:none;" href="http://www.teleadreson.pl/-SIC516904%20preparaty%20czyszczace%20hurt"&gt;Preparaty czyszczące, hurt&lt;/a&gt;</text:p>
            <text:p>&lt;span&gt;512201&lt;/span&gt;&lt;a style="color:black;text-decoration:none;" href="http://www.teleadreson.pl/-SIC512201%20kosmetyki%20hurt"&gt;Kosmetyki, hurt&lt;/a&gt;</text:p>
            <text:p>&lt;span&gt;511299&lt;/span&gt;&lt;a style="color:black;text-decoration:none;" href="http://www.teleadreson.pl/-SIC511299%20artykuly%20papiernicze%20i%20biurowe%20osobno%20nie%20wymienione%20hurt"&gt;Artykuły papiernicze i biurowe, osobno nie wymienione, hurt&lt;/a&gt;</text:p>
            <text:p>&lt;span&gt;291107&lt;/span&gt;&lt;a style="color:black;text-decoration:none;" href="http://www.teleadreson.pl/-SIC291107%20ropopochodne%20zwiazki%20niearomatyczne%20produkcja"&gt;Ropopochodne związki niearomatyczne, produkcja&lt;/a&gt;</text:p>
            <text:p/>
          </table:table-cell>
          <table:table-cell office:value-type="string">
            <text:p/>
            <text:p>chemia gospodarcza</text:p>
            <text:p>kosmetyki</text:p>
            <text:p>artykuły papiernicze</text:p>
            <text:p>znicze</text:p>
            <text:p/>
          </table:table-cell>
        </table:table-row>
        <table:table-row table:style-name="ro2">
          <table:table-cell office:value-type="string">
            <text:p>Przedsiębiorstwo Produkcyjno-Handlowe POLMAT Sp. z o.o.</text:p>
          </table:table-cell>
          <table:table-cell office:value-type="string">
            <text:p>PPH POLMAT Sp. z o.o.</text:p>
          </table:table-cell>
          <table:table-cell office:value-type="string">
            <text:p>Grunwaldzka 12</text:p>
          </table:table-cell>
          <table:table-cell office:value-type="string">
            <text:p>Wągrowiec</text:p>
          </table:table-cell>
          <table:table-cell office:value-type="string">
            <text:p>62-124</text:p>
          </table:table-cell>
          <table:table-cell office:value-type="string">
            <text:p>Marek Wekwert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61064 6686176</text:p>
          </table:table-cell>
          <table:table-cell office:value-type="string">
            <text:p>(67)2661064</text:p>
          </table:table-cell>
          <table:table-cell office:value-type="string">
            <text:p>prywatna</text:p>
          </table:table-cell>
          <table:table-cell office:value-type="string">
            <text:p>spółka z o.o.</text:p>
          </table:table-cell>
          <table:table-cell office:value-type="string">
            <text:p>&lt;a title="@sro.onet.pl"&gt;polmat.wagrowiec&lt;/a&gt;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/>
            <text:p>&lt;span&gt;18.22.1&lt;/span&gt;&lt;a style="color:black;text-decoration:none;" href="http://www.teleadreson.pl/-NACE18221%20produkcja%20plaszczy%20garniturow%20kostiumow%20zakietow%20swetrow%20spodnic%20umundurowania"&gt;Produkcja płaszczy, garniturów, kostiumów, żakietów, swetrów, spódnic, umundurowania&lt;/a&gt;</text:p>
            <text:p>&lt;span&gt;18.22.2&lt;/span&gt;&lt;a style="color:black;text-decoration:none;" href="http://www.teleadreson.pl/-NACE18222%20krawiectwo"&gt;Krawiectwo&lt;/a&gt;</text:p>
            <text:p/>
          </table:table-cell>
          <table:table-cell office:value-type="string">
            <text:p/>
            <text:p>&lt;span&gt;233999&lt;/span&gt;&lt;a style="color:black;text-decoration:none;" href="http://www.teleadreson.pl/-SIC233999%20damska%20odziez%20wierzchnia%20osobno%20nie%20wymieniona%20osobno%20nie%20wymieniona%20produkcja"&gt;Damska odzież wierzchnia, osobno nie wymieniona, osobno nie wymieniona, produkcja&lt;/a&gt;</text:p>
            <text:p>&lt;span&gt;721901&lt;/span&gt;Krawiectwo, naprawa odzieży</text:p>
            <text:p/>
          </table:table-cell>
          <table:table-cell office:value-type="string">
            <text:p>odzież damska</text:p>
          </table:table-cell>
        </table:table-row>
        <table:table-row table:style-name="ro1">
          <table:table-cell office:value-type="string">
            <text:p>Usługi Ogólnobudowlane</text:p>
          </table:table-cell>
          <table:table-cell/>
          <table:table-cell office:value-type="string">
            <text:p>Grunwaldzka 45</text:p>
          </table:table-cell>
          <table:table-cell office:value-type="string">
            <text:p>Wągrowiec</text:p>
          </table:table-cell>
          <table:table-cell office:value-type="string">
            <text:p>62-624</text:p>
          </table:table-cell>
          <table:table-cell office:value-type="string">
            <text:p>Zbigniew Smoliń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95694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string">
            <text:p>&lt;span&gt;45.31.1&lt;/span&gt;&lt;a style="color:black;text-decoration:none;" href="http://www.teleadreson.pl/-NACE45311%20okablowanie%20i%20instalacja%20wyposazenia%20elektrycznego%20i%20aparatury%20elektrycznej"&gt;Okablowanie i instalacja wyposażenia elektrycznego i aparatury elektrycznej&lt;/a&gt;</text:p>
          </table:table-cell>
          <table:table-cell office:value-type="string">
            <text:p>&lt;span&gt;173101&lt;/span&gt;&lt;a style="color:black;text-decoration:none;" href="http://www.teleadreson.pl/-SIC173101%20montaz%20instalacji%20elektrycznej"&gt;Montaż instalacji elektrycznej&lt;/a&gt;</text:p>
          </table:table-cell>
          <table:table-cell/>
        </table:table-row>
        <table:table-row table:style-name="ro2">
          <table:table-cell office:value-type="string">
            <text:p>Kościół Rzymsko-Katolicka p.w. św. Katarzyny Aleksandryjki</text:p>
          </table:table-cell>
          <table:table-cell/>
          <table:table-cell office:value-type="string">
            <text:p>Grylewo 21</text:p>
          </table:table-cell>
          <table:table-cell office:value-type="string">
            <text:p>Wągrowiec</text:p>
          </table:table-cell>
          <table:table-cell office:value-type="string">
            <text:p>62-624</text:p>
          </table:table-cell>
          <table:table-cell office:value-type="string">
            <text:p>ks. prob. Ryszard Kołuc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92796</text:p>
          </table:table-cell>
          <table:table-cell/>
          <table:table-cell office:value-type="string">
            <text:p>prywatna</text:p>
          </table:table-cell>
          <table:table-cell office:value-type="string">
            <text:p>Kościół Katolicki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961">
            <text:p>1961</text:p>
          </table:table-cell>
          <table:table-cell office:value-type="string">
            <text:p>&lt;span&gt;91.31.11&lt;/span&gt;Kościół katolicki -parafie</text:p>
          </table:table-cell>
          <table:table-cell office:value-type="string">
            <text:p>&lt;span&gt;866101&lt;/span&gt;Kościoły i świątynie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4">
          <table:table-cell office:value-type="string">
            <text:p>Sklep Przemysłowo-Chemiczny</text:p>
          </table:table-cell>
          <table:table-cell/>
          <table:table-cell office:value-type="string">
            <text:p>Al. Jana Pawła II 4</text:p>
          </table:table-cell>
          <table:table-cell office:value-type="string">
            <text:p>Wągrowiec</text:p>
          </table:table-cell>
          <table:table-cell office:value-type="string">
            <text:p>62-953</text:p>
          </table:table-cell>
          <table:table-cell office:value-type="string">
            <text:p/>
            <text:p>Maria Lisiecka</text:p>
            <text:p>Stanisław Lisiecki</text:p>
            <text:p/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50658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1,000,000 zł.</text:p>
          </table:table-cell>
          <table:table-cell office:value-type="float" office:value="1990">
            <text:p>1990</text:p>
          </table:table-cell>
          <table:table-cell office:value-type="string">
            <text:p/>
            <text:p>&lt;span&gt;52.33&lt;/span&gt;&lt;a style="color:black;text-decoration:none;" href="http://www.teleadreson.pl/-NACE5233%20sprzedaz%20detaliczna%20kosmetykow%20i%20artykulow%20toaletowych%20i%20srodkow%20czystosci%20chemii%20gospodarczej"&gt;Sprzedaż detaliczna kosmetyków i artykułów toaletowych i środków czystości (chemii gospodarczej)&lt;/a&gt;</text:p>
            <text:p>&lt;span&gt;52.46.2&lt;/span&gt;&lt;a style="color:black;text-decoration:none;" href="http://www.teleadreson.pl/-NACE52462%20sprzedaz%20detaliczna%20farb%20politury%20lakierow"&gt;Sprzedaż detaliczna farb, politury, lakierów&lt;/a&gt;</text:p>
            <text:p/>
          </table:table-cell>
          <table:table-cell office:value-type="string">
            <text:p/>
            <text:p>&lt;span&gt;523102&lt;/span&gt;&lt;a style="color:black;text-decoration:none;" href="http://www.teleadreson.pl/-SIC523102%20farby%20wyposazenie%20malarskie%20handel%20detaliczny"&gt;Farby, wyposażenie malarskie, handel detaliczny&lt;/a&gt;</text:p>
            <text:p>&lt;span&gt;599913&lt;/span&gt;Kosmetyki i przybory toaletowe, handel detaliczny</text:p>
            <text:p/>
          </table:table-cell>
          <table:table-cell office:value-type="string">
            <text:p/>
            <text:p>artykuły przemysłowe</text:p>
            <text:p>artykuły chemiczno-kosmetyczne</text:p>
            <text:p>farby, lakiery</text:p>
            <text:p/>
            <text:p/>
          </table:table-cell>
        </table:table-row>
        <table:table-row table:style-name="ro3">
          <table:table-cell office:value-type="string">
            <text:p>Foto Kolor Studio</text:p>
          </table:table-cell>
          <table:table-cell/>
          <table:table-cell office:value-type="string">
            <text:p>Al. Jana Pawła II 3a</text:p>
          </table:table-cell>
          <table:table-cell office:value-type="string">
            <text:p>Wągrowiec</text:p>
          </table:table-cell>
          <table:table-cell office:value-type="string">
            <text:p>62-513</text:p>
          </table:table-cell>
          <table:table-cell office:value-type="string">
            <text:p>Jacek Głów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85480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wp.pl"&gt;fotobub&lt;/a&gt;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995">
            <text:p>1995</text:p>
          </table:table-cell>
          <table:table-cell office:value-type="string">
            <text:p/>
            <text:p>&lt;span&gt;74.81.1&lt;/span&gt;Usługi fotograficzne dla ludności</text:p>
            <text:p>&lt;span&gt;74.81.3&lt;/span&gt;Obróbka klisz fotograficznych i taśm filmowych</text:p>
            <text:p/>
          </table:table-cell>
          <table:table-cell office:value-type="string">
            <text:p/>
            <text:p>&lt;span&gt;738401&lt;/span&gt;Usługi fotograficzne</text:p>
            <text:p>&lt;span&gt;738402&lt;/span&gt;Wywoływanie zdjęć</text:p>
            <text:p/>
          </table:table-cell>
          <table:table-cell office:value-type="string">
            <text:p/>
            <text:p>fotografowanie</text:p>
            <text:p>wywoływanie zdjęć</text:p>
            <text:p/>
            <text:p/>
          </table:table-cell>
        </table:table-row>
        <table:table-row table:style-name="ro4">
          <table:table-cell office:value-type="string">
            <text:p>Przedsiębiorstwo Usługowo-Handlowe Komputer-Serwis S.C.</text:p>
          </table:table-cell>
          <table:table-cell office:value-type="string">
            <text:p>PUH Komputer-Serwis S.C.</text:p>
          </table:table-cell>
          <table:table-cell office:value-type="string">
            <text:p>Al. Jana Pawła II 5</text:p>
          </table:table-cell>
          <table:table-cell office:value-type="string">
            <text:p>Wągrowiec</text:p>
          </table:table-cell>
          <table:table-cell office:value-type="string">
            <text:p>62-232</text:p>
          </table:table-cell>
          <table:table-cell office:value-type="string">
            <text:p/>
            <text:p>Michał Steinborn</text:p>
            <text:p>Andrzej Pidde</text:p>
            <text:p/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75570-7 (702)737707</text:p>
          </table:table-cell>
          <table:table-cell office:value-type="string">
            <text:p>(67)2676670</text:p>
          </table:table-cell>
          <table:table-cell office:value-type="string">
            <text:p>prywatna</text:p>
          </table:table-cell>
          <table:table-cell office:value-type="string">
            <text:p>spółka cywilna</text:p>
          </table:table-cell>
          <table:table-cell office:value-type="string">
            <text:p/>
            <text:p>&lt;a title="@kseswis.pl"&gt;biuro&lt;/a&gt;</text:p>
            <text:p>&lt;a title="@kserwis.pl"&gt;skleq&lt;/a&gt;</text:p>
            <text:p/>
          </table:table-cell>
          <table:table-cell office:value-type="string">
            <text:p>&lt;a href="http://www.teleadreson.pl/url/?k=6&amp;amp;r=http://www.kserwis.pl"&gt;www.kserwis.pl&lt;/a&gt;</text:p>
          </table:table-cell>
          <table:table-cell office:value-type="float" office:value="3">
            <text:p>3</text:p>
          </table:table-cell>
          <table:table-cell/>
          <table:table-cell office:value-type="float" office:value="1996">
            <text:p>1996</text:p>
          </table:table-cell>
          <table:table-cell office:value-type="string">
            <text:p/>
            <text:p>&lt;span&gt;72.6&lt;/span&gt;Działalność związana z informatyką</text:p>
            <text:p>&lt;span&gt;72.2&lt;/span&gt;Doradztwo w zakresie oprogramowania i dostarczanie oprogramowania</text:p>
            <text:p>&lt;span&gt;52.48.12&lt;/span&gt;&lt;a style="color:black;text-decoration:none;" href="http://www.teleadreson.pl/-NACE524812%20sprzedaz%20detaliczna%20komputerow%20i%20sprzetu%20komputerowego"&gt;Sprzedaż detaliczna komputerów i sprzętu komputerowego&lt;/a&gt;</text:p>
            <text:p>&lt;span&gt;52.48.13&lt;/span&gt;&lt;a style="color:black;text-decoration:none;" href="http://www.teleadreson.pl/-NACE524813%20sprzedaz%20detaliczna%20oprogramowania%20komputerowego"&gt;Sprzedaż detaliczna oprogramowania komputerowego&lt;/a&gt;</text:p>
            <text:p/>
          </table:table-cell>
          <table:table-cell office:value-type="string">
            <text:p/>
            <text:p>&lt;span&gt;7379&lt;/span&gt;Usługi związane z komputerami</text:p>
            <text:p>&lt;span&gt;737301&lt;/span&gt;Oprogramowywanie systemów komputerowych</text:p>
            <text:p>&lt;span&gt;5734&lt;/span&gt;Sklepy komputerowe</text:p>
            <text:p/>
          </table:table-cell>
          <table:table-cell/>
        </table:table-row>
        <table:table-row table:style-name="ro6">
          <table:table-cell office:value-type="string">
            <text:p>Zakład Optyczny</text:p>
          </table:table-cell>
          <table:table-cell/>
          <table:table-cell office:value-type="string">
            <text:p>Al. Jana Pawła II 4</text:p>
          </table:table-cell>
          <table:table-cell office:value-type="string">
            <text:p>Wągrowiec</text:p>
          </table:table-cell>
          <table:table-cell office:value-type="string">
            <text:p>62-123</text:p>
          </table:table-cell>
          <table:table-cell office:value-type="string">
            <text:p>Marek Wieczore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55352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rro.onet.pl"&gt;mwieczorek&lt;/a&gt;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1989">
            <text:p>1989</text:p>
          </table:table-cell>
          <table:table-cell office:value-type="string">
            <text:p/>
            <text:p>&lt;span&gt;33.41.4&lt;/span&gt;&lt;a style="color:black;text-decoration:none;" href="http://www.teleadreson.pl/-NACE33414%20produkcja%20szkiel%20do%20okularow%20i%20szkiel%20kontaktowych"&gt;Produkcja szkieł do okularów i szkieł kontaktowych&lt;/a&gt;</text:p>
            <text:p>&lt;span&gt;33.41.5&lt;/span&gt;&lt;a style="color:black;text-decoration:none;" href="http://www.teleadreson.pl/-NACE33415%20produkcja%20oprawek%20do%20okularow%20oprawek%20ze%20szklami%20niezaleznie%20od%20rodzaju%20okularow"&gt;Produkcja oprawek do okularów, oprawek ze szkłami, niezależnie od rodzaju okularów&lt;/a&gt;</text:p>
            <text:p>&lt;span&gt;52.48.22&lt;/span&gt;&lt;a style="color:black;text-decoration:none;" href="http://www.teleadreson.pl/-NACE524822%20sprzedaz%20detaliczna%20sprzetu%20optycznego"&gt;Sprzedaż detaliczna sprzętu optycznego&lt;/a&gt;</text:p>
            <text:p>&lt;span&gt;85.12.6&lt;/span&gt;Prywatne praktyki lekarskie</text:p>
            <text:p>&lt;span&gt;85.14.31&lt;/span&gt;Optometria</text:p>
            <text:p/>
          </table:table-cell>
          <table:table-cell office:value-type="string">
            <text:p/>
            <text:p>&lt;span&gt;3851&lt;/span&gt;&lt;a style="color:black;text-decoration:none;" href="http://www.teleadreson.pl/-SIC3851%20artykuly%20oftalmiczne%20produkcja"&gt;Artykuły oftalmiczne, produkcja&lt;/a&gt;</text:p>
            <text:p>&lt;span&gt;5995&lt;/span&gt;Sklepy optyczne</text:p>
            <text:p>&lt;span&gt;8042&lt;/span&gt;Gabinety optometryczne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Usługi Kominiarskie</text:p>
          </table:table-cell>
          <table:table-cell/>
          <table:table-cell office:value-type="string">
            <text:p>Jana Pawła II 6</text:p>
          </table:table-cell>
          <table:table-cell office:value-type="string">
            <text:p>Wągrowiec</text:p>
          </table:table-cell>
          <table:table-cell office:value-type="string">
            <text:p>62-844</text:p>
          </table:table-cell>
          <table:table-cell office:value-type="string">
            <text:p>Zdzisław Kantor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90997 (509)098199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999">
            <text:p>1999</text:p>
          </table:table-cell>
          <table:table-cell office:value-type="string">
            <text:p>&lt;span&gt;74.73&lt;/span&gt;Czyszczenie kominów, pieców, szybów wentylacyjnych, urządzeń centralnego ogrzewania i sieci wodnej</text:p>
          </table:table-cell>
          <table:table-cell office:value-type="string">
            <text:p/>
            <text:p>&lt;span&gt;769917&lt;/span&gt;Czyszczenie, sprzątanie</text:p>
            <text:p>&lt;span&gt;769903&lt;/span&gt;Naprawa bojlerów i instalacji ogrzewania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"Motozbyt" S.C.</text:p>
          </table:table-cell>
          <table:table-cell/>
          <table:table-cell office:value-type="string">
            <text:p>Al. Jana Pawła II 12</text:p>
          </table:table-cell>
          <table:table-cell office:value-type="string">
            <text:p>Wągrowiec</text:p>
          </table:table-cell>
          <table:table-cell office:value-type="string">
            <text:p>62-453</text:p>
          </table:table-cell>
          <table:table-cell office:value-type="string">
            <text:p/>
            <text:p>Gabriel Strauchmann</text:p>
            <text:p>Jacek Strauchmann</text:p>
            <text:p/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25920</text:p>
          </table:table-cell>
          <table:table-cell/>
          <table:table-cell office:value-type="string">
            <text:p>prywatna</text:p>
          </table:table-cell>
          <table:table-cell office:value-type="string">
            <text:p>spółka cywilna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990">
            <text:p>1990</text:p>
          </table:table-cell>
          <table:table-cell office:value-type="string">
            <text:p/>
            <text:p>&lt;span&gt;50.31&lt;/span&gt;&lt;a style="color:black;text-decoration:none;" href="http://www.teleadreson.pl/-NACE5031%20sprzedaz%20hurtowa%20i%20detaliczna%20czesci%20i%20akcesoriow%20do%20pojazdow%20mechanicznych"&gt;Sprzedaż hurtowa i detaliczna części i akcesoriów do pojazdów mechanicznych&lt;/a&gt;</text:p>
            <text:p>&lt;span&gt;50.52.3&lt;/span&gt;&lt;a style="color:black;text-decoration:none;" href="http://www.teleadreson.pl/-NACE50523%20sprzedaz%20detaliczna%20srodkow%20czyszczacych%20do%20samochodow"&gt;Sprzedaż detaliczna środków czyszczących do samochodów&lt;/a&gt;</text:p>
            <text:p/>
          </table:table-cell>
          <table:table-cell office:value-type="string">
            <text:p/>
            <text:p>&lt;span&gt;5531&lt;/span&gt;Części i wyposażenie samochodowe, handel detaliczny</text:p>
            <text:p>&lt;span&gt;5172&lt;/span&gt;&lt;a style="color:black;text-decoration:none;" href="http://www.teleadreson.pl/-SIC5172%20produkty%20petrochemiczne%20hurt"&gt;Produkty petrochemiczne, hurt&lt;/a&gt;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4">
          <table:table-cell office:value-type="string">
            <text:p>Gaj Przedsiębiorstwo Handlowe</text:p>
          </table:table-cell>
          <table:table-cell office:value-type="string">
            <text:p>Gaj PH</text:p>
          </table:table-cell>
          <table:table-cell office:value-type="string">
            <text:p>Al. Jana Pawła II 12</text:p>
          </table:table-cell>
          <table:table-cell office:value-type="string">
            <text:p>Wągrowiec</text:p>
          </table:table-cell>
          <table:table-cell office:value-type="string">
            <text:p>62-514</text:p>
          </table:table-cell>
          <table:table-cell office:value-type="string">
            <text:p/>
            <text:p>Ewa Gajewska</text:p>
            <text:p>Zdzisław Gajewski</text:p>
            <text:p/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90894 9629859</text:p>
          </table:table-cell>
          <table:table-cell office:value-type="string">
            <text:p>(67)2690894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1990">
            <text:p>1990</text:p>
          </table:table-cell>
          <table:table-cell office:value-type="string">
            <text:p/>
            <text:p>&lt;span&gt;52.45.1&lt;/span&gt;&lt;a style="color:black;text-decoration:none;" href="http://www.teleadreson.pl/-NACE52451%20sprzedaz%20detaliczna%20elektrycznych%20artykulow%20i%20sprzetu%20gospodarstwa%20domowego"&gt;Sprzedaż detaliczna elektrycznych artykułów i sprzętu gospodarstwa domowego&lt;/a&gt;</text:p>
            <text:p>&lt;span&gt;52.45.2&lt;/span&gt;&lt;a style="color:black;text-decoration:none;" href="http://www.teleadreson.pl/-NACE52452%20sprzedaz%20detaliczna%20sprzetu%20radiowo%20telewizyjnego"&gt;Sprzedaż detaliczna sprzętu radiowo-telewizyjnego&lt;/a&gt;</text:p>
            <text:p>&lt;span&gt;52.45.3&lt;/span&gt;&lt;a style="color:black;text-decoration:none;" href="http://www.teleadreson.pl/-NACE52453%20sprzedaz%20detaliczna%20plyt%20i%20tasm%20z%20nagraniami%20muzycznymi%20i%20video"&gt;Sprzedaż detaliczna płyt i taśm z nagraniami muzycznymi i video&lt;/a&gt;</text:p>
            <text:p>&lt;span&gt;52.48.21&lt;/span&gt;&lt;a style="color:black;text-decoration:none;" href="http://www.teleadreson.pl/-NACE524821%20sprzedaz%20detaliczna%20sprzetu%20fotograficznego"&gt;Sprzedaż detaliczna sprzętu fotograficznego&lt;/a&gt;</text:p>
            <text:p/>
          </table:table-cell>
          <table:table-cell office:value-type="string">
            <text:p/>
            <text:p>&lt;span&gt;573199&lt;/span&gt;Sklepy z domowym sprzętem elektronicznym, osobno nie wymienione</text:p>
            <text:p>&lt;span&gt;572299&lt;/span&gt;Zmechanizowany sprzęt gospodarstwa domowego, osobno nie wymieniony, handel detaliczny</text:p>
            <text:p>&lt;span&gt;5735&lt;/span&gt;Sklepy z płytami i nagraniami audio i video</text:p>
            <text:p>&lt;span&gt;5946&lt;/span&gt;Sklepy z artykułami fotograficznymi</text:p>
            <text:p/>
          </table:table-cell>
          <table:table-cell/>
        </table:table-row>
        <table:table-row table:style-name="ro1">
          <table:table-cell office:value-type="string">
            <text:p>Sklep Obuwniczo-Przemysłowy Galbut</text:p>
          </table:table-cell>
          <table:table-cell/>
          <table:table-cell office:value-type="string">
            <text:p>Al. Jana Pawła II 12</text:p>
          </table:table-cell>
          <table:table-cell office:value-type="string">
            <text:p>Wągrowiec</text:p>
          </table:table-cell>
          <table:table-cell office:value-type="string">
            <text:p>62-844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60961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&lt;span&gt;52.43.1&lt;/span&gt;&lt;a style="color:black;text-decoration:none;" href="http://www.teleadreson.pl/-NACE52431%20sprzedaz%20detaliczna%20obuwia"&gt;Sprzedaż detaliczna obuwia&lt;/a&gt;</text:p>
          </table:table-cell>
          <table:table-cell office:value-type="string">
            <text:p>&lt;span&gt;566199&lt;/span&gt;Sklepy z obuwiem, osobno nie wymienione</text:p>
          </table:table-cell>
          <table:table-cell/>
        </table:table-row>
        <table:table-row table:style-name="ro3">
          <table:table-cell office:value-type="string">
            <text:p>Księgarnia P. Muszyński, Z. Muszyński S.C.</text:p>
          </table:table-cell>
          <table:table-cell/>
          <table:table-cell office:value-type="string">
            <text:p>Al. Jana Pawła II 34</text:p>
          </table:table-cell>
          <table:table-cell office:value-type="string">
            <text:p>Wągrowiec</text:p>
          </table:table-cell>
          <table:table-cell office:value-type="string">
            <text:p>62-012</text:p>
          </table:table-cell>
          <table:table-cell office:value-type="string">
            <text:p/>
            <text:p>Piotr Muszyński</text:p>
            <text:p>Zenon Muszyński</text:p>
            <text:p/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40049</text:p>
          </table:table-cell>
          <table:table-cell office:value-type="string">
            <text:p>prywatna</text:p>
          </table:table-cell>
          <table:table-cell office:value-type="string">
            <text:p>spółka cywilna</text:p>
          </table:table-cell>
          <table:table-cell office:value-type="string">
            <text:p>&lt;a title="@intfrnetix.pl"&gt;ksieharnia&lt;/a&gt;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990">
            <text:p>1990</text:p>
          </table:table-cell>
          <table:table-cell office:value-type="string">
            <text:p/>
            <text:p>&lt;span&gt;52.47.1&lt;/span&gt;&lt;a style="color:black;text-decoration:none;" href="http://www.teleadreson.pl/-NACE52471%20sprzedaz%20detaliczna%20ksiazek"&gt;Sprzedaż detaliczna książek&lt;/a&gt;</text:p>
            <text:p>&lt;span&gt;52.47.3&lt;/span&gt;&lt;a style="color:black;text-decoration:none;" href="http://www.teleadreson.pl/-NACE52473%20sprzedaz%20detaliczna%20artykulow%20pismiennych"&gt;Sprzedaż detaliczna artykułów piśmiennych&lt;/a&gt;</text:p>
            <text:p/>
          </table:table-cell>
          <table:table-cell office:value-type="string">
            <text:p/>
            <text:p>&lt;span&gt;5942&lt;/span&gt;Księgarnie</text:p>
            <text:p>&lt;span&gt;5943&lt;/span&gt;Sklepy papiernicze</text:p>
            <text:p>&lt;span&gt;599917&lt;/span&gt;Przybory i pomoce szkolne, handel detaliczny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Sklep Odzieżowy MIRANDA S.C.</text:p>
          </table:table-cell>
          <table:table-cell/>
          <table:table-cell office:value-type="string">
            <text:p>Al. Jana Pawła II 12</text:p>
          </table:table-cell>
          <table:table-cell office:value-type="string">
            <text:p>Wągrowiec</text:p>
          </table:table-cell>
          <table:table-cell office:value-type="string">
            <text:p>62-734</text:p>
          </table:table-cell>
          <table:table-cell office:value-type="string">
            <text:p>Hieronim Pału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90096</text:p>
          </table:table-cell>
          <table:table-cell/>
          <table:table-cell office:value-type="string">
            <text:p>prywatna</text:p>
          </table:table-cell>
          <table:table-cell office:value-type="string">
            <text:p>spółka cywilna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1990">
            <text:p>1990</text:p>
          </table:table-cell>
          <table:table-cell office:value-type="string">
            <text:p>&lt;span&gt;52.42.1&lt;/span&gt;&lt;a style="color:black;text-decoration:none;" href="http://www.teleadreson.pl/-NACE52421%20sprzedaz%20detaliczna%20odziezy"&gt;Sprzedaż detaliczna odzieży&lt;/a&gt;</text:p>
          </table:table-cell>
          <table:table-cell office:value-type="string">
            <text:p>&lt;span&gt;5651&lt;/span&gt;Sklepy z odzieżą męską, damską i dziecięcą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Bar Kawiarnia Justynka</text:p>
          </table:table-cell>
          <table:table-cell/>
          <table:table-cell office:value-type="string">
            <text:p>Al. Jana Pawła II 11</text:p>
          </table:table-cell>
          <table:table-cell office:value-type="string">
            <text:p>Wągrowiec</text:p>
          </table:table-cell>
          <table:table-cell office:value-type="string">
            <text:p>62-622</text:p>
          </table:table-cell>
          <table:table-cell office:value-type="string">
            <text:p>Marianna Banasi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13018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1990">
            <text:p>1990</text:p>
          </table:table-cell>
          <table:table-cell office:value-type="string">
            <text:p/>
            <text:p>&lt;span&gt;55.31&lt;/span&gt;Restauracje</text:p>
            <text:p>&lt;span&gt;55.42&lt;/span&gt;Kawiarnie, herbaciarnie, winiarnie, piwiarnie</text:p>
            <text:p/>
          </table:table-cell>
          <table:table-cell office:value-type="string">
            <text:p/>
            <text:p>&lt;span&gt;581204&lt;/span&gt;Kawiarnie</text:p>
            <text:p>&lt;span&gt;581205&lt;/span&gt;Restauracje tradycyjne</text:p>
            <text:p/>
          </table:table-cell>
          <table:table-cell/>
        </table:table-row>
        <table:table-row table:style-name="ro2">
          <table:table-cell office:value-type="string">
            <text:p>Sklep Rolno-Spożywczy</text:p>
          </table:table-cell>
          <table:table-cell/>
          <table:table-cell office:value-type="string">
            <text:p>Al. Jana Pawła II 12</text:p>
          </table:table-cell>
          <table:table-cell office:value-type="string">
            <text:p>Wągrowiec</text:p>
          </table:table-cell>
          <table:table-cell office:value-type="string">
            <text:p>62-454</text:p>
          </table:table-cell>
          <table:table-cell office:value-type="string">
            <text:p>Jan Kuchar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67369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980">
            <text:p>1980</text:p>
          </table:table-cell>
          <table:table-cell office:value-type="string">
            <text:p/>
            <text:p>&lt;span&gt;52.2&lt;/span&gt;&lt;a style="color:black;text-decoration:none;" href="http://www.teleadreson.pl/-NACE522%20sprzedaz%20detaliczna%20zywnosci%20napojow%20i%20wyrobow%20tytoniowych%20w%20wyspecjalizowanych%20sklepach"&gt;Sprzedaż detaliczna żywności, napojów i wyrobów tytoniowych w wyspecjalizowanych sklepach&lt;/a&gt;</text:p>
            <text:p>&lt;span&gt;52.21&lt;/span&gt;&lt;a style="color:black;text-decoration:none;" href="http://www.teleadreson.pl/-NACE5221%20sprzedaz%20detaliczna%20owocow%20i%20warzyw"&gt;Sprzedaż detaliczna owoców i warzyw&lt;/a&gt;</text:p>
            <text:p/>
          </table:table-cell>
          <table:table-cell office:value-type="string">
            <text:p/>
            <text:p>&lt;span&gt;541199&lt;/span&gt;&lt;a style="color:black;text-decoration:none;" href="http://www.teleadreson.pl/-SIC541199%20sklepy%20spozywcze%20osobno%20nie%20wymienione"&gt;Sklepy spożywcze, osobno nie wymienione&lt;/a&gt;</text:p>
            <text:p>&lt;span&gt;5431&lt;/span&gt;&lt;a style="color:black;text-decoration:none;" href="http://www.teleadreson.pl/-SIC5431%20sprzedaz%20detaliczna%20owocow%20i%20warzyw"&gt;Sprzedaż detaliczna owoców i warzyw&lt;/a&gt;</text:p>
            <text:p/>
          </table:table-cell>
          <table:table-cell office:value-type="string">
            <text:p>artykuły spożywczo-warzywnicze</text:p>
          </table:table-cell>
        </table:table-row>
        <table:table-row table:style-name="ro3">
          <table:table-cell office:value-type="string">
            <text:p>Sklep Tekstylno-Przemysłowy</text:p>
          </table:table-cell>
          <table:table-cell/>
          <table:table-cell office:value-type="string">
            <text:p>Al. Jana Pawła II 34</text:p>
          </table:table-cell>
          <table:table-cell office:value-type="string">
            <text:p>Wągrowiec</text:p>
          </table:table-cell>
          <table:table-cell office:value-type="string">
            <text:p>62-733</text:p>
          </table:table-cell>
          <table:table-cell office:value-type="string">
            <text:p>Ludmiła Garbatows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80984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990">
            <text:p>1990</text:p>
          </table:table-cell>
          <table:table-cell office:value-type="string">
            <text:p/>
            <text:p>&lt;span&gt;52.41&lt;/span&gt;&lt;a style="color:black;text-decoration:none;" href="http://www.teleadreson.pl/-NACE5241%20sprzedaz%20detaliczna%20wyrobow%20wlokienniczych"&gt;Sprzedaż detaliczna wyrobów włókienniczych&lt;/a&gt;</text:p>
            <text:p>&lt;span&gt;52.48.3&lt;/span&gt;&lt;a style="color:black;text-decoration:none;" href="http://www.teleadreson.pl/-NACE52483%20sprzedaz%20detaliczna%20tapet%20wykladzin%20podlogowych"&gt;Sprzedaż detaliczna tapet, wykładzin podłogowych&lt;/a&gt;</text:p>
            <text:p/>
          </table:table-cell>
          <table:table-cell office:value-type="string">
            <text:p/>
            <text:p>&lt;span&gt;5949&lt;/span&gt;Sklepy z tkaninami i pasmanteryjne</text:p>
            <text:p>&lt;span&gt;5713&lt;/span&gt;Sklepy z dywanami i wykładzinami podłogowymi</text:p>
            <text:p/>
          </table:table-cell>
          <table:table-cell office:value-type="string">
            <text:p/>
            <text:p>artykuły włókiennicze, bielizna</text:p>
            <text:p>dywany, firany, tkaniny</text:p>
            <text:p/>
            <text:p/>
          </table:table-cell>
        </table:table-row>
        <table:table-row table:style-name="ro3">
          <table:table-cell office:value-type="string">
            <text:p>Cepen Wągrowiec Sp. z o.o.</text:p>
          </table:table-cell>
          <table:table-cell/>
          <table:table-cell office:value-type="string">
            <text:p>Jankowska 2</text:p>
          </table:table-cell>
          <table:table-cell office:value-type="string">
            <text:p>Wągrowiec</text:p>
          </table:table-cell>
          <table:table-cell office:value-type="string">
            <text:p>62-514</text:p>
          </table:table-cell>
          <table:table-cell office:value-type="string">
            <text:p>prez. Jerzy Magd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30831</text:p>
          </table:table-cell>
          <table:table-cell office:value-type="string">
            <text:p>prywatna</text:p>
          </table:table-cell>
          <table:table-cell office:value-type="string">
            <text:p>spółka z o.o.</text:p>
          </table:table-cell>
          <table:table-cell office:value-type="string">
            <text:p>&lt;a title="@wp.pl"&gt;cepen_zagrowiec&lt;/a&gt;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1955">
            <text:p>1955</text:p>
          </table:table-cell>
          <table:table-cell office:value-type="string">
            <text:p/>
            <text:p>&lt;span&gt;50.51&lt;/span&gt;&lt;a style="color:black;text-decoration:none;" href="http://www.teleadreson.pl/-NACE5051%20sprzedaz%20detaliczna%20paliw%20do%20pojazdow%20samochodowych%20i%20motocykli"&gt;Sprzedaż detaliczna paliw do pojazdów samochodowych i motocykli&lt;/a&gt;</text:p>
            <text:p>&lt;span&gt;50.52.1&lt;/span&gt;&lt;a style="color:black;text-decoration:none;" href="http://www.teleadreson.pl/-NACE50521%20sprzedaz%20detaliczna%20olejow%20i%20smarow%20do%20pojazdow%20mechanicznych"&gt;Sprzedaż detaliczna olejów i smarów do pojazdów mechanicznych&lt;/a&gt;</text:p>
            <text:p>&lt;span&gt;51.51.2&lt;/span&gt;&lt;a style="color:black;text-decoration:none;" href="http://www.teleadreson.pl/-NACE51512%20sprzedaz%20hurtowa%20paliw%20cieklych%20i%20produktow%20pochodnych"&gt;Sprzedaż hurtowa paliw ciekłych i produktów pochodnych&lt;/a&gt;</text:p>
            <text:p/>
          </table:table-cell>
          <table:table-cell office:value-type="string">
            <text:p/>
            <text:p>&lt;span&gt;5541&lt;/span&gt;Stacje benzynowe</text:p>
            <text:p>&lt;span&gt;5989&lt;/span&gt;Sprzedaż detaliczna paliw, osobno nie wymieniona</text:p>
            <text:p>&lt;span&gt;5172&lt;/span&gt;&lt;a style="color:black;text-decoration:none;" href="http://www.teleadreson.pl/-SIC5172%20produkty%20petrochemiczne%20hurt"&gt;Produkty petrochemiczne, hurt&lt;/a&gt;</text:p>
            <text:p/>
          </table:table-cell>
          <table:table-cell office:value-type="string">
            <text:p/>
            <text:p>paliwa</text:p>
            <text:p>oleje, smary</text:p>
            <text:p/>
            <text:p/>
          </table:table-cell>
        </table:table-row>
        <table:table-row table:style-name="ro2">
          <table:table-cell office:value-type="string">
            <text:p>Przedsiębiorstwo Wielobranżowe Handlowo-Usługowe Karbo</text:p>
          </table:table-cell>
          <table:table-cell office:value-type="string">
            <text:p>PWHU Karbo</text:p>
          </table:table-cell>
          <table:table-cell office:value-type="string">
            <text:p>Jankowska 1</text:p>
          </table:table-cell>
          <table:table-cell office:value-type="string">
            <text:p>Wągrowiec</text:p>
          </table:table-cell>
          <table:table-cell office:value-type="string">
            <text:p>62-843</text:p>
          </table:table-cell>
          <table:table-cell office:value-type="string">
            <text:p>Edward Pachowicz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50752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996">
            <text:p>1996</text:p>
          </table:table-cell>
          <table:table-cell office:value-type="string">
            <text:p/>
            <text:p>&lt;span&gt;51.51.1&lt;/span&gt;&lt;a style="color:black;text-decoration:none;" href="http://www.teleadreson.pl/-NACE51511%20sprzedaz%20hurtowa%20paliw%20stalych%20i%20produktow%20pochodnych"&gt;Sprzedaż hurtowa paliw stałych i produktów pochodnych&lt;/a&gt;</text:p>
            <text:p>&lt;span&gt;52.48.81&lt;/span&gt;&lt;a style="color:black;text-decoration:none;" href="http://www.teleadreson.pl/-NACE524881%20sprzedaz%20detaliczna%20paliw%20stalych%20wegla"&gt;Sprzedaż detaliczna paliw stałych (węgla)&lt;/a&gt;</text:p>
            <text:p/>
          </table:table-cell>
          <table:table-cell office:value-type="string">
            <text:p/>
            <text:p>&lt;span&gt;505202&lt;/span&gt;&lt;a style="color:black;text-decoration:none;" href="http://www.teleadreson.pl/-SIC505202%20wegiel%20i%20koks%20hurt"&gt;Węgiel i koks, hurt&lt;/a&gt;</text:p>
            <text:p>&lt;span&gt;5989&lt;/span&gt;Sprzedaż detaliczna paliw, osobno nie wymieniona</text:p>
            <text:p/>
          </table:table-cell>
          <table:table-cell office:value-type="string">
            <text:p/>
            <text:p>opał</text:p>
            <text:p/>
            <text:p/>
          </table:table-cell>
        </table:table-row>
        <table:table-row table:style-name="ro2">
          <table:table-cell office:value-type="string">
            <text:p>EKO-PLUS Drążkiewicz i Szymański S.J. - Punkt Skupu Surowców Wtórnych</text:p>
          </table:table-cell>
          <table:table-cell/>
          <table:table-cell office:value-type="string">
            <text:p>Jankowska 3</text:p>
          </table:table-cell>
          <table:table-cell office:value-type="string">
            <text:p>Wągrowiec</text:p>
          </table:table-cell>
          <table:table-cell office:value-type="string">
            <text:p>62-733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85588</text:p>
          </table:table-cell>
          <table:table-cell office:value-type="string">
            <text:p>prywatna</text:p>
          </table:table-cell>
          <table:table-cell office:value-type="string">
            <text:p>spółka jawna</text:p>
          </table:table-cell>
          <table:table-cell/>
          <table:table-cell office:value-type="string">
            <text:p>&lt;a href="http://www.teleadreson.pl/url/?k=6&amp;amp;r=http://www.eko-puls.pl"&gt;www.eko-puls.pl&lt;/a&gt;</text:p>
          </table:table-cell>
          <table:table-cell table:number-columns-repeated="3"/>
          <table:table-cell office:value-type="string">
            <text:p>&lt;span&gt;51.57&lt;/span&gt;&lt;a style="color:black;text-decoration:none;" href="http://www.teleadreson.pl/-NACE5157%20sprzedaz%20hurtowa%20odpadow%20i%20zlomu"&gt;Sprzedaż hurtowa odpadów i złomu&lt;/a&gt;</text:p>
          </table:table-cell>
          <table:table-cell office:value-type="string">
            <text:p>&lt;span&gt;5093&lt;/span&gt;&lt;a style="color:black;text-decoration:none;" href="http://www.teleadreson.pl/-SIC5093%20zlom%20i%20odpady%20hurt"&gt;Złom i odpady, hurt&lt;/a&gt;</text:p>
          </table:table-cell>
          <table:table-cell office:value-type="string">
            <text:p/>
            <text:p>surowce wtórne</text:p>
            <text:p/>
            <text:p/>
          </table:table-cell>
        </table:table-row>
        <table:table-row table:style-name="ro3">
          <table:table-cell office:value-type="string">
            <text:p>EKO-PULS Drążkiewicz i Szymański S.J.</text:p>
          </table:table-cell>
          <table:table-cell/>
          <table:table-cell office:value-type="string">
            <text:p>Jankowska 2</text:p>
          </table:table-cell>
          <table:table-cell office:value-type="string">
            <text:p>Wągrowiec</text:p>
          </table:table-cell>
          <table:table-cell office:value-type="string">
            <text:p>62-844</text:p>
          </table:table-cell>
          <table:table-cell office:value-type="string">
            <text:p/>
            <text:p>Anna Drążkiewicz</text:p>
            <text:p>Miłosz Drążkiewicz</text:p>
            <text:p/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95294 9629199 (904)289889 (907)149619</text:p>
          </table:table-cell>
          <table:table-cell office:value-type="string">
            <text:p>(67)2695294</text:p>
          </table:table-cell>
          <table:table-cell office:value-type="string">
            <text:p>prywatna</text:p>
          </table:table-cell>
          <table:table-cell office:value-type="string">
            <text:p>spółka jawna</text:p>
          </table:table-cell>
          <table:table-cell office:value-type="string">
            <text:p/>
            <text:p>&lt;a title="@eko-puos.pl"&gt;anna.grazkiewicz&lt;/a&gt;</text:p>
            <text:p>&lt;a title="@eko-puls.pl"&gt;milosz.drazklewicz&lt;/a&gt;</text:p>
            <text:p/>
          </table:table-cell>
          <table:table-cell office:value-type="string">
            <text:p>&lt;a href="http://www.teleadreson.pl/url/?k=6&amp;amp;r=http://www.eko-puls.pl"&gt;www.eko-puls.pl&lt;/a&gt;</text:p>
          </table:table-cell>
          <table:table-cell table:number-columns-repeated="3"/>
          <table:table-cell office:value-type="string">
            <text:p/>
            <text:p>&lt;span&gt;29.52.11&lt;/span&gt;&lt;a style="color:black;text-decoration:none;" href="http://www.teleadreson.pl/-NACE295211%20produkcja%20przenosnikow"&gt;Produkcja przenośników&lt;/a&gt;</text:p>
            <text:p>&lt;span&gt;74.24.1&lt;/span&gt;Usługi inżynieryjne i techniczne, projektowanie technologiczne dla przemysłu</text:p>
            <text:p/>
          </table:table-cell>
          <table:table-cell office:value-type="string">
            <text:p/>
            <text:p>&lt;span&gt;3535&lt;/span&gt;&lt;a style="color:black;text-decoration:none;" href="http://www.teleadreson.pl/-SIC3535%20przenosniki%20i%20wyposazenie%20produkcja"&gt;Przenośniki i wyposażenie, produkcja&lt;/a&gt;</text:p>
            <text:p>&lt;span&gt;3569&lt;/span&gt;&lt;a style="color:black;text-decoration:none;" href="http://www.teleadreson.pl/-SIC3569%20maszyny%20i%20urzadzenia%20przemyslowe%20osobno%20nie%20wymienione%20produkcja"&gt;Maszyny i urządzenia przemysłowe, osobno nie wymienione, produkcja&lt;/a&gt;</text:p>
            <text:p>&lt;span&gt;871102&lt;/span&gt;Inżynieria przemysłowa</text:p>
            <text:p/>
          </table:table-cell>
          <table:table-cell office:value-type="string">
            <text:p>linie do sortowania odpadów</text:p>
          </table:table-cell>
        </table:table-row>
        <table:table-row table:style-name="ro6">
          <table:table-cell office:value-type="string">
            <text:p>GREINPLAST WIELKOPOLSKA Sp. z o.o.</text:p>
          </table:table-cell>
          <table:table-cell/>
          <table:table-cell office:value-type="string">
            <text:p>Jankowska 1, WPBM</text:p>
          </table:table-cell>
          <table:table-cell office:value-type="string">
            <text:p>Wągrowiec</text:p>
          </table:table-cell>
          <table:table-cell office:value-type="string">
            <text:p>62-012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63)613513 (791)616019</text:p>
          </table:table-cell>
          <table:table-cell/>
          <table:table-cell office:value-type="string">
            <text:p>prywatna</text:p>
          </table:table-cell>
          <table:table-cell office:value-type="string">
            <text:p>spółka z o.o.</text:p>
          </table:table-cell>
          <table:table-cell office:value-type="string">
            <text:p>&lt;a title="@grejnplast.pl"&gt;wielkoqolska&lt;/a&gt;</text:p>
          </table:table-cell>
          <table:table-cell office:value-type="string">
            <text:p>&lt;a href="http://www.teleadreson.pl/url/?k=6&amp;amp;r=http://www.greioplast.com"&gt;www.greioplast.com&lt;/a&gt;</text:p>
          </table:table-cell>
          <table:table-cell table:number-columns-repeated="3"/>
          <table:table-cell office:value-type="string">
            <text:p/>
            <text:p>&lt;span&gt;51.53.2&lt;/span&gt;&lt;a style="color:black;text-decoration:none;" href="http://www.teleadreson.pl/-NACE51532%20sprzedaz%20hurtowa%20niedrewnianych%20materialow%20budowlanych"&gt;Sprzedaż hurtowa niedrewnianych materiałów budowlanych&lt;/a&gt;</text:p>
            <text:p>&lt;span&gt;51.44.3&lt;/span&gt;&lt;a style="color:black;text-decoration:none;" href="http://www.teleadreson.pl/-NACE51443%20sprzedaz%20hurtowa%20farb%20i%20lakierow"&gt;Sprzedaż hurtowa farb i lakierów&lt;/a&gt;</text:p>
            <text:p>&lt;span&gt;52.46.2&lt;/span&gt;&lt;a style="color:black;text-decoration:none;" href="http://www.teleadreson.pl/-NACE52462%20sprzedaz%20detaliczna%20farb%20politury%20lakierow"&gt;Sprzedaż detaliczna farb, politury, lakierów&lt;/a&gt;</text:p>
            <text:p/>
          </table:table-cell>
          <table:table-cell office:value-type="string">
            <text:p/>
            <text:p>&lt;span&gt;503202&lt;/span&gt;&lt;a style="color:black;text-decoration:none;" href="http://www.teleadreson.pl/-SIC503202%20tynki%20i%20zaprawy%20hurt"&gt;Tynki i zaprawy, hurt&lt;/a&gt;</text:p>
            <text:p>&lt;span&gt;5033&lt;/span&gt;&lt;a style="color:black;text-decoration:none;" href="http://www.teleadreson.pl/-SIC5033%20pokrycia%20scian%20dachow%20i%20materialy%20izolacyjne%20hurt"&gt;Pokrycia ścian, dachów i materiały izolacyjne, hurt&lt;/a&gt;</text:p>
            <text:p>&lt;span&gt;516905&lt;/span&gt;&lt;a style="color:black;text-decoration:none;" href="http://www.teleadreson.pl/-SIC516905%20kleje%20hurt"&gt;Kleje, hurt&lt;/a&gt;</text:p>
            <text:p>&lt;span&gt;5198&lt;/span&gt;&lt;a style="color:black;text-decoration:none;" href="http://www.teleadreson.pl/-SIC5198%20farby%20lakiery%20i%20artykuly%20pokrewne%20hurt"&gt;Farby, lakiery i artykuły pokrewne, hurt&lt;/a&gt;</text:p>
            <text:p>&lt;span&gt;523102&lt;/span&gt;&lt;a style="color:black;text-decoration:none;" href="http://www.teleadreson.pl/-SIC523102%20farby%20wyposazenie%20malarskie%20handel%20detaliczny"&gt;Farby, wyposażenie malarskie, handel detaliczny&lt;/a&gt;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3">
          <table:table-cell office:value-type="string">
            <text:p>Wągrowieckie Przedsiębiorstwo Robót Mostowych Sp. z o.o.</text:p>
          </table:table-cell>
          <table:table-cell office:value-type="string">
            <text:p>WPRM Sp. z o.o.</text:p>
          </table:table-cell>
          <table:table-cell office:value-type="string">
            <text:p>Jankowska 3</text:p>
          </table:table-cell>
          <table:table-cell office:value-type="string">
            <text:p>Wągrowiec</text:p>
          </table:table-cell>
          <table:table-cell office:value-type="string">
            <text:p>62-513</text:p>
          </table:table-cell>
          <table:table-cell office:value-type="string">
            <text:p>prez. Beata Długosz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81781</text:p>
          </table:table-cell>
          <table:table-cell office:value-type="string">
            <text:p>(67)2182586</text:p>
          </table:table-cell>
          <table:table-cell office:value-type="string">
            <text:p>państwowa osoba prawna</text:p>
          </table:table-cell>
          <table:table-cell office:value-type="string">
            <text:p>spółka z o.o.</text:p>
          </table:table-cell>
          <table:table-cell office:value-type="string">
            <text:p>&lt;a title="@wprm.pl"&gt;sekrgtariat&lt;/a&gt;</text:p>
          </table:table-cell>
          <table:table-cell office:value-type="string">
            <text:p>&lt;a href="http://www.teleadreson.pl/url/?k=6&amp;amp;r=http://www.wprm.pl"&gt;www.wprm.pl&lt;/a&gt;</text:p>
          </table:table-cell>
          <table:table-cell office:value-type="float" office:value="120">
            <text:p>120</text:p>
          </table:table-cell>
          <table:table-cell office:value-type="string">
            <text:p>5,400,000 zł.</text:p>
          </table:table-cell>
          <table:table-cell office:value-type="float" office:value="1959">
            <text:p>1959</text:p>
          </table:table-cell>
          <table:table-cell office:value-type="string">
            <text:p/>
            <text:p>&lt;span&gt;45.25.4&lt;/span&gt;&lt;a style="color:black;text-decoration:none;" href="http://www.teleadreson.pl/-NACE45254%20montowanie%20i%20spawanie%20konstrukcji%20stalowych"&gt;Montowanie i spawanie konstrukcji stalowych&lt;/a&gt;</text:p>
            <text:p>&lt;span&gt;45.21.31&lt;/span&gt;&lt;a style="color:black;text-decoration:none;" href="http://www.teleadreson.pl/-NACE452131%20budowa%20mostow%20i%20wiaduktow"&gt;Budowa mostów i wiaduktów&lt;/a&gt;</text:p>
            <text:p>&lt;span&gt;26.61.2&lt;/span&gt;&lt;a style="color:black;text-decoration:none;" href="http://www.teleadreson.pl/-NACE26612%20produkcja%20prefabrykowanych%20elementow%20konstrukcyjnych%20z%20betonu%20lub%20ze%20sztucznego%20kamienia"&gt;Produkcja prefabrykowanych elementów konstrukcyjnych z betonu lub ze sztucznego kamienia&lt;/a&gt;</text:p>
            <text:p/>
          </table:table-cell>
          <table:table-cell office:value-type="string">
            <text:p/>
            <text:p>&lt;span&gt;1791&lt;/span&gt;&lt;a style="color:black;text-decoration:none;" href="http://www.teleadreson.pl/-SIC1791%20wznoszenie%20konstrukcji%20stalowych"&gt;Wznoszenie konstrukcji stalowych&lt;/a&gt;</text:p>
            <text:p>&lt;span&gt;1622&lt;/span&gt;&lt;a style="color:black;text-decoration:none;" href="http://www.teleadreson.pl/-SIC1622%20budowa%20tuneli%20estakad%20i%20mostow"&gt;Budowa tuneli, estakad i mostów&lt;/a&gt;</text:p>
            <text:p>&lt;span&gt;327207&lt;/span&gt;&lt;a style="color:black;text-decoration:none;" href="http://www.teleadreson.pl/-SIC327207%20materialy%20budowlane%20z%20betonu%20produkcja"&gt;Materiały budowlane z betonu, produkcja&lt;/a&gt;</text:p>
            <text:p/>
          </table:table-cell>
          <table:table-cell office:value-type="string">
            <text:p/>
            <text:p>montaż konstrukcji stalowych</text:p>
            <text:p>budowa mostów</text:p>
            <text:p>produkcja prefabrykowanych elementów konstrukcyjnych z betonu</text:p>
            <text:p/>
          </table:table-cell>
        </table:table-row>
        <table:table-row table:style-name="ro3">
          <table:table-cell office:value-type="string">
            <text:p>Cech Rzemiosł Różnych</text:p>
          </table:table-cell>
          <table:table-cell/>
          <table:table-cell office:value-type="string">
            <text:p>Janowiecka 6</text:p>
          </table:table-cell>
          <table:table-cell office:value-type="string">
            <text:p>Wągrowiec</text:p>
          </table:table-cell>
          <table:table-cell office:value-type="string">
            <text:p>62-844</text:p>
          </table:table-cell>
          <table:table-cell office:value-type="string">
            <text:p>Michał Kaniew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60160</text:p>
          </table:table-cell>
          <table:table-cell/>
          <table:table-cell office:value-type="string">
            <text:p>prywatna</text:p>
          </table:table-cell>
          <table:table-cell office:value-type="string">
            <text:p>samorząd gospodarczy lub zawodowy</text:p>
          </table:table-cell>
          <table:table-cell/>
          <table:table-cell office:value-type="string">
            <text:p>&lt;a href="http://www.teleadreson.pl/url/?k=6&amp;amp;r=http://www.zrp.pl"&gt;www.zrp.pl&lt;/a&gt;</text:p>
          </table:table-cell>
          <table:table-cell office:value-type="float" office:value="2">
            <text:p>2</text:p>
          </table:table-cell>
          <table:table-cell/>
          <table:table-cell office:value-type="float" office:value="1956">
            <text:p>1956</text:p>
          </table:table-cell>
          <table:table-cell office:value-type="string">
            <text:p/>
            <text:p>&lt;span&gt;91.11.2&lt;/span&gt;Izby handlowe, organizacje kupieckie itp.</text:p>
            <text:p>&lt;span&gt;80.42.4&lt;/span&gt;Kursy zawodowe</text:p>
            <text:p/>
          </table:table-cell>
          <table:table-cell office:value-type="string">
            <text:p/>
            <text:p>&lt;span&gt;861103&lt;/span&gt;Zrzeszenia normalizacyjne</text:p>
            <text:p>&lt;span&gt;829902&lt;/span&gt;Szkolenia</text:p>
            <text:p/>
          </table:table-cell>
          <table:table-cell office:value-type="string">
            <text:p/>
            <text:p>administracja</text:p>
            <text:p>kursy</text:p>
            <text:p/>
            <text:p/>
          </table:table-cell>
        </table:table-row>
        <table:table-row table:style-name="ro2">
          <table:table-cell office:value-type="string">
            <text:p>Gabinet Kosmetyczny</text:p>
          </table:table-cell>
          <table:table-cell/>
          <table:table-cell office:value-type="string">
            <text:p>Janowiecka 4</text:p>
          </table:table-cell>
          <table:table-cell office:value-type="string">
            <text:p>Wągrowiec</text:p>
          </table:table-cell>
          <table:table-cell office:value-type="string">
            <text:p>62-452</text:p>
          </table:table-cell>
          <table:table-cell office:value-type="string">
            <text:p>Katarzyna Cich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41345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string">
            <text:p>&lt;span&gt;93.02.2&lt;/span&gt;Salony kosmetyczne, masaż kosmetyczny</text:p>
          </table:table-cell>
          <table:table-cell office:value-type="string">
            <text:p>&lt;span&gt;723101&lt;/span&gt;Salony kosmetyczne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3">
          <table:table-cell office:value-type="string">
            <text:p>Wągrowiecka Oficyna Wydawnicza Sp. z o.o.</text:p>
          </table:table-cell>
          <table:table-cell/>
          <table:table-cell office:value-type="string">
            <text:p>Janowiecka 2</text:p>
          </table:table-cell>
          <table:table-cell office:value-type="string">
            <text:p>Wągrowiec</text:p>
          </table:table-cell>
          <table:table-cell office:value-type="string">
            <text:p>62-123</text:p>
          </table:table-cell>
          <table:table-cell office:value-type="string">
            <text:p>red. nacz. Jerzy Mianow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23324 2632962 (203)072172 (293)822752 (298)882012 (293)542172 (204)472642 (203)072022 (208)082</text:p>
          </table:table-cell>
          <table:table-cell office:value-type="string">
            <text:p>(67)6629923 2682522</text:p>
          </table:table-cell>
          <table:table-cell office:value-type="string">
            <text:p>prywatna</text:p>
          </table:table-cell>
          <table:table-cell office:value-type="string">
            <text:p>spółka z o.o.</text:p>
          </table:table-cell>
          <table:table-cell office:value-type="string">
            <text:p/>
            <text:p>&lt;a title="@gloswagrowkecki.pl"&gt;redakcja&lt;/a&gt;</text:p>
            <text:p>&lt;a title="@ezportim.com"&gt;prgnumerata&lt;/a&gt;</text:p>
            <text:p/>
          </table:table-cell>
          <table:table-cell office:value-type="string">
            <text:p>&lt;a href="http://www.teleadreson.pl/url/?k=6&amp;amp;r=http://www.gloswagtowiecki.pl"&gt;www.gloswagtowiecki.pl&lt;/a&gt;</text:p>
          </table:table-cell>
          <table:table-cell office:value-type="float" office:value="8">
            <text:p>8</text:p>
          </table:table-cell>
          <table:table-cell/>
          <table:table-cell office:value-type="float" office:value="1990">
            <text:p>1990</text:p>
          </table:table-cell>
          <table:table-cell office:value-type="string">
            <text:p/>
            <text:p>&lt;span&gt;22.22.1&lt;/span&gt;&lt;a style="color:black;text-decoration:none;" href="http://www.teleadreson.pl/-NACE22221%20druk%20pism%20periodykow%20i%20zurnali%20drukowanych%20na%20papierze%20innym%20niz%20gazetowy"&gt;Druk pism, periodyków i żurnali drukowanych na papierze innym niż gazetowy&lt;/a&gt;</text:p>
            <text:p>&lt;span&gt;74.42&lt;/span&gt;Umieszczanie reklam w prasie, radiu, telewizji, na tablicach ogłoszeniowych itp.</text:p>
            <text:p>&lt;span&gt;22.13&lt;/span&gt;&lt;a style="color:black;text-decoration:none;" href="http://www.teleadreson.pl/-NACE2213%20wydawanie%20czasopism%20i%20wydawnictw%20periodycznych"&gt;Wydawanie czasopism i wydawnictw periodycznych&lt;/a&gt;</text:p>
            <text:p/>
          </table:table-cell>
          <table:table-cell office:value-type="string">
            <text:p/>
            <text:p>&lt;span&gt;2721&lt;/span&gt;&lt;a style="color:black;text-decoration:none;" href="http://www.teleadreson.pl/-SIC2721%20wydawanie%20i%20druk%20czasopism"&gt;Wydawanie i druk czasopism&lt;/a&gt;</text:p>
            <text:p>&lt;span&gt;731302&lt;/span&gt;Reklama w drukowanych środkach przekazu</text:p>
            <text:p/>
          </table:table-cell>
          <table:table-cell office:value-type="string">
            <text:p/>
            <text:p>redakcja tygodnika informacyjno-publicystycznego GŁOS WĄGROWIECKI</text:p>
            <text:p>wydawca kwartalnika społeczno-kulturalnego ZIEMIA WĄGROWIECKA</text:p>
            <text:p/>
          </table:table-cell>
        </table:table-row>
        <table:table-row table:style-name="ro3">
          <table:table-cell office:value-type="string">
            <text:p>Specjalny Ośrodek Szkolno Wychowawczy im. Janusza Korczaka - Zespół Szkół Specjalnych</text:p>
          </table:table-cell>
          <table:table-cell office:value-type="string">
            <text:p>SOSW im. J. Korczaka - ZSS</text:p>
          </table:table-cell>
          <table:table-cell office:value-type="string">
            <text:p>Janowiecka 34</text:p>
          </table:table-cell>
          <table:table-cell office:value-type="string">
            <text:p>Wągrowiec</text:p>
          </table:table-cell>
          <table:table-cell office:value-type="string">
            <text:p>62-014</text:p>
          </table:table-cell>
          <table:table-cell office:value-type="string">
            <text:p>Jerzy Mianow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92092</text:p>
          </table:table-cell>
          <table:table-cell/>
          <table:table-cell office:value-type="string">
            <text:p>Skarb Państwa</text:p>
          </table:table-cell>
          <table:table-cell office:value-type="string">
            <text:p>państwowa jednostka organizacyjna</text:p>
          </table:table-cell>
          <table:table-cell office:value-type="string">
            <text:p>&lt;a title="@wajrowiec.pl"&gt;zss&lt;/a&gt;</text:p>
          </table:table-cell>
          <table:table-cell office:value-type="string">
            <text:p>&lt;a href="http://www.teleadreson.pl/url/?k=6&amp;amp;r=http://www.sosw.wajrowiec.pl"&gt;www.sosw.wajrowiec.pl&lt;/a&gt;</text:p>
          </table:table-cell>
          <table:table-cell table:number-columns-repeated="2"/>
          <table:table-cell office:value-type="float" office:value="1984">
            <text:p>1984</text:p>
          </table:table-cell>
          <table:table-cell office:value-type="string">
            <text:p/>
            <text:p>&lt;span&gt;80.11&lt;/span&gt;Wychowanie przedszkolne</text:p>
            <text:p>&lt;span&gt;85.31.11&lt;/span&gt;Domy dziecka</text:p>
            <text:p>&lt;span&gt;80.13&lt;/span&gt;Szkoły podstawowe specjalne</text:p>
            <text:p/>
          </table:table-cell>
          <table:table-cell office:value-type="string">
            <text:p/>
            <text:p>&lt;span&gt;821103&lt;/span&gt;Szkoły podstawowe i średnie publiczne</text:p>
            <text:p>&lt;span&gt;836101&lt;/span&gt;Domy dziecka</text:p>
            <text:p>&lt;span&gt;821104&lt;/span&gt;Szkolnictwo specjalne</text:p>
            <text:p/>
          </table:table-cell>
          <table:table-cell/>
        </table:table-row>
        <table:table-row table:style-name="ro3">
          <table:table-cell office:value-type="string">
            <text:p>Shell Polska Sp. z o.o. - Stacja Paliw</text:p>
          </table:table-cell>
          <table:table-cell/>
          <table:table-cell office:value-type="string">
            <text:p>Janowiecka 41</text:p>
          </table:table-cell>
          <table:table-cell office:value-type="string">
            <text:p>Wągrowiec</text:p>
          </table:table-cell>
          <table:table-cell office:value-type="string">
            <text:p>62-732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49146</text:p>
          </table:table-cell>
          <table:table-cell office:value-type="string">
            <text:p>(67)2649143</text:p>
          </table:table-cell>
          <table:table-cell office:value-type="string">
            <text:p>prywatna</text:p>
          </table:table-cell>
          <table:table-cell office:value-type="string">
            <text:p>spółka z o.o.</text:p>
          </table:table-cell>
          <table:table-cell/>
          <table:table-cell office:value-type="string">
            <text:p/>
            <text:p>&lt;a href="http://www.teleadreson.pl/url/?k=6&amp;amp;r=http://www.shell.pl"&gt;www.shell.pl&lt;/a&gt;</text:p>
            <text:p>&lt;a href="http://www.teleadreson.pl/url/?k=6&amp;amp;r=http://www.shell.com.pl"&gt;www.shell.com.pl&lt;/a&gt;</text:p>
            <text:p/>
          </table:table-cell>
          <table:table-cell table:number-columns-repeated="3"/>
          <table:table-cell office:value-type="string">
            <text:p/>
            <text:p>&lt;span&gt;50.51&lt;/span&gt;&lt;a style="color:black;text-decoration:none;" href="http://www.teleadreson.pl/-NACE5051%20sprzedaz%20detaliczna%20paliw%20do%20pojazdow%20samochodowych%20i%20motocykli"&gt;Sprzedaż detaliczna paliw do pojazdów samochodowych i motocykli&lt;/a&gt;</text:p>
            <text:p>&lt;span&gt;50.52.1&lt;/span&gt;&lt;a style="color:black;text-decoration:none;" href="http://www.teleadreson.pl/-NACE50521%20sprzedaz%20detaliczna%20olejow%20i%20smarow%20do%20pojazdow%20mechanicznych"&gt;Sprzedaż detaliczna olejów i smarów do pojazdów mechanicznych&lt;/a&gt;</text:p>
            <text:p>&lt;span&gt;52.2&lt;/span&gt;&lt;a style="color:black;text-decoration:none;" href="http://www.teleadreson.pl/-NACE522%20sprzedaz%20detaliczna%20zywnosci%20napojow%20i%20wyrobow%20tytoniowych%20w%20wyspecjalizowanych%20sklepach"&gt;Sprzedaż detaliczna żywności, napojów i wyrobów tytoniowych w wyspecjalizowanych sklepach&lt;/a&gt;</text:p>
            <text:p/>
          </table:table-cell>
          <table:table-cell office:value-type="string">
            <text:p/>
            <text:p>&lt;span&gt;5541&lt;/span&gt;Stacje benzynowe</text:p>
            <text:p>&lt;span&gt;553199&lt;/span&gt;Części i wyposażenie samochodowe, osobno nie wymienione, handel detaliczny</text:p>
            <text:p>&lt;span&gt;5399&lt;/span&gt;&lt;a style="color:black;text-decoration:none;" href="http://www.teleadreson.pl/-SIC5399%20roznorodne%20sklepy%20spozywczo%20%20przemyslowe"&gt;Różnorodne sklepy spożywczo - przemysłowe&lt;/a&gt;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5">
          <table:table-cell office:value-type="string">
            <text:p>Usługi Ślusarskie</text:p>
          </table:table-cell>
          <table:table-cell/>
          <table:table-cell office:value-type="string">
            <text:p>Janowiecka 41</text:p>
          </table:table-cell>
          <table:table-cell office:value-type="string">
            <text:p>Wągrowiec</text:p>
          </table:table-cell>
          <table:table-cell office:value-type="string">
            <text:p>62-622</text:p>
          </table:table-cell>
          <table:table-cell office:value-type="string">
            <text:p>Marek Brzeziń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42441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200,000 zł.</text:p>
          </table:table-cell>
          <table:table-cell office:value-type="float" office:value="1976">
            <text:p>1976</text:p>
          </table:table-cell>
          <table:table-cell office:value-type="string">
            <text:p/>
            <text:p>&lt;span&gt;29.32.63&lt;/span&gt;&lt;a style="color:black;text-decoration:none;" href="http://www.teleadreson.pl/-NACE293263%20produkcja%20urzadzen%20wykorzystywanych%20do%20przygotowywania%20pasz"&gt;Produkcja urządzeń wykorzystywanych do przygotowywania pasz&lt;/a&gt;</text:p>
            <text:p>&lt;span&gt;28.12.3&lt;/span&gt;&lt;a style="color:black;text-decoration:none;" href="http://www.teleadreson.pl/-NACE28123%20produkcja%20metalowych%20elementow%20stolarki%20budowlanej%20wrot"&gt;Produkcja metalowych elementów stolarki budowlanej wrót&lt;/a&gt;</text:p>
            <text:p>&lt;span&gt;28.75&lt;/span&gt;&lt;a style="color:black;text-decoration:none;" href="http://www.teleadreson.pl/-NACE2875%20produkcja%20metalowych%20wyrobow%20gotowych%20uzytku%20domowego%20sanitarnego%20biurowego%20akcesoriow%20do%20odziezy%20itp"&gt;Produkcja metalowych wyrobów gotowych użytku domowego, sanitarnego, biurowego, akcesoriów do odzieży itp.&lt;/a&gt;</text:p>
            <text:p>&lt;span&gt;28.12.2&lt;/span&gt;&lt;a style="color:black;text-decoration:none;" href="http://www.teleadreson.pl/-NACE28122%20produkcja%20metalowych%20okien%20i%20ram%20okiennic"&gt;Produkcja metalowych okien i ram, okiennic&lt;/a&gt;</text:p>
            <text:p>&lt;span&gt;28.75.82&lt;/span&gt;&lt;a style="color:black;text-decoration:none;" href="http://www.teleadreson.pl/-NACE287582%20produkcja%20zatrzaskow%20okuc%20z%20zatrzaskami%20sprzaczek%20zapinek%20haczykow%20itp%20wyrobow%20z%20metalu"&gt;Produkcja zatrzasków, okuć z zatrzaskami, sprzączek, zapinek, haczyków itp. wyrobów z metalu&lt;/a&gt;</text:p>
            <text:p>&lt;span&gt;50.22&lt;/span&gt;&lt;a style="color:black;text-decoration:none;" href="http://www.teleadreson.pl/-NACE5022%20naprawy%20i%20konserwacja%20pojazdow"&gt;Naprawy i konserwacja pojazdów&lt;/a&gt;</text:p>
            <text:p/>
          </table:table-cell>
          <table:table-cell office:value-type="string">
            <text:p/>
            <text:p>&lt;span&gt;342901&lt;/span&gt;&lt;a style="color:black;text-decoration:none;" href="http://www.teleadreson.pl/-SIC342901%20osprzet%20metalowy%20artykuly%20metalowe%20domowe%20produkcja"&gt;Osprzęt metalowy, artykuły metalowe domowe, produkcja&lt;/a&gt;</text:p>
            <text:p>&lt;span&gt;344603&lt;/span&gt;&lt;a style="color:black;text-decoration:none;" href="http://www.teleadreson.pl/-SIC344603%20ploty%20bramy%20slupki%20maszty%20produkcja"&gt;Płoty, bramy, słupki, maszty, produkcja&lt;/a&gt;</text:p>
            <text:p>&lt;span&gt;352399&lt;/span&gt;&lt;a style="color:black;text-decoration:none;" href="http://www.teleadreson.pl/-SIC352399%20maszyny%20i%20sprzet%20rolniczy%20osobno%20nie%20wymieniony%20produkcja"&gt;Maszyny i sprzęt rolniczy, osobno nie wymieniony, produkcja&lt;/a&gt;</text:p>
            <text:p>&lt;span&gt;344699&lt;/span&gt;&lt;a style="color:black;text-decoration:none;" href="http://www.teleadreson.pl/-SIC344699%20produkcja%20metalowych%20elementow%20architektonicznych%20osobno%20nie%20wymieniona"&gt;Produkcja metalowych elementów architektonicznych, osobno nie wymieniona&lt;/a&gt;</text:p>
            <text:p>&lt;span&gt;342999&lt;/span&gt;&lt;a style="color:black;text-decoration:none;" href="http://www.teleadreson.pl/-SIC342999%20osprzet%20metalowy%20artykuly%20metalowe%20osobno%20nie%20wymienione%20osobno%20nie%20wymienione%20produkcja"&gt;Osprzęt metalowy, artykuły metalowe, osobno nie wymienione, osobno nie wymienione, produkcja&lt;/a&gt;</text:p>
            <text:p/>
          </table:table-cell>
          <table:table-cell office:value-type="string">
            <text:p/>
            <text:p>urządzenia rolnicze</text:p>
            <text:p>metalowe elementy stolarki budowlanej</text:p>
            <text:p>metalowe sprzęty użytku domowego</text:p>
            <text:p>drobne artykuły metalowe</text:p>
            <text:p/>
            <text:p/>
          </table:table-cell>
        </table:table-row>
        <table:table-row table:style-name="ro2">
          <table:table-cell office:value-type="string">
            <text:p>Przedsiębiorstwo Produkcyjno-Handlowo-Usługowe Keda K. Skibiński</text:p>
          </table:table-cell>
          <table:table-cell office:value-type="string">
            <text:p>PPHU Keda</text:p>
          </table:table-cell>
          <table:table-cell office:value-type="string">
            <text:p>Janowiecka 45a</text:p>
          </table:table-cell>
          <table:table-cell office:value-type="string">
            <text:p>Wągrowiec</text:p>
          </table:table-cell>
          <table:table-cell office:value-type="string">
            <text:p>62-013</text:p>
          </table:table-cell>
          <table:table-cell office:value-type="string">
            <text:p>Klemens Skibiń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84784</text:p>
          </table:table-cell>
          <table:table-cell office:value-type="string">
            <text:p>(67)2689184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4"/>
          <table:table-cell office:value-type="float" office:value="1995">
            <text:p>1995</text:p>
          </table:table-cell>
          <table:table-cell office:value-type="string">
            <text:p/>
            <text:p>&lt;span&gt;52.24.2&lt;/span&gt;&lt;a style="color:black;text-decoration:none;" href="http://www.teleadreson.pl/-NACE52242%20sprzedaz%20detaliczna%20ciast%20i%20wyrobow%20macznych"&gt;Sprzedaż detaliczna ciast i wyrobów mącznych&lt;/a&gt;</text:p>
            <text:p>&lt;span&gt;52.2&lt;/span&gt;&lt;a style="color:black;text-decoration:none;" href="http://www.teleadreson.pl/-NACE522%20sprzedaz%20detaliczna%20zywnosci%20napojow%20i%20wyrobow%20tytoniowych%20w%20wyspecjalizowanych%20sklepach"&gt;Sprzedaż detaliczna żywności, napojów i wyrobów tytoniowych w wyspecjalizowanych sklepach&lt;/a&gt;</text:p>
            <text:p/>
          </table:table-cell>
          <table:table-cell office:value-type="string">
            <text:p/>
            <text:p>&lt;span&gt;5441&lt;/span&gt;&lt;a style="color:black;text-decoration:none;" href="http://www.teleadreson.pl/-SIC5441%20sklepy%20cukiernicze"&gt;Sklepy cukiernicze&lt;/a&gt;</text:p>
            <text:p>&lt;span&gt;541199&lt;/span&gt;&lt;a style="color:black;text-decoration:none;" href="http://www.teleadreson.pl/-SIC541199%20sklepy%20spozywcze%20osobno%20nie%20wymienione"&gt;Sklepy spożywcze, osobno nie wymienione&lt;/a&gt;</text:p>
            <text:p/>
          </table:table-cell>
          <table:table-cell/>
        </table:table-row>
        <table:table-row table:style-name="ro2">
          <table:table-cell office:value-type="string">
            <text:p>Mechanika i Blacharstwo Pojazdowe</text:p>
          </table:table-cell>
          <table:table-cell/>
          <table:table-cell office:value-type="string">
            <text:p>Janowiecka 11</text:p>
          </table:table-cell>
          <table:table-cell office:value-type="string">
            <text:p>Wągrowiec</text:p>
          </table:table-cell>
          <table:table-cell office:value-type="string">
            <text:p>62-012</text:p>
          </table:table-cell>
          <table:table-cell office:value-type="string">
            <text:p>Ryszard Kamiń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14017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982">
            <text:p>1982</text:p>
          </table:table-cell>
          <table:table-cell office:value-type="string">
            <text:p/>
            <text:p>&lt;span&gt;50.22.1&lt;/span&gt;&lt;a style="color:black;text-decoration:none;" href="http://www.teleadreson.pl/-NACE50221%20mechanika%20pojazdowa"&gt;Mechanika pojazdowa&lt;/a&gt;</text:p>
            <text:p>&lt;span&gt;50.22.4&lt;/span&gt;&lt;a style="color:black;text-decoration:none;" href="http://www.teleadreson.pl/-NACE50224%20blacharstwo%20samochodowe"&gt;Blacharstwo samochodowe&lt;/a&gt;</text:p>
            <text:p/>
          </table:table-cell>
          <table:table-cell office:value-type="string">
            <text:p/>
            <text:p>&lt;span&gt;753801&lt;/span&gt;Naprawy silników</text:p>
            <text:p>&lt;span&gt;753204&lt;/span&gt;Naprawa blacharki, lakiernictwo samochodowe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Rejonowy Związek Spółek Wodnych</text:p>
          </table:table-cell>
          <table:table-cell/>
          <table:table-cell office:value-type="string">
            <text:p>Janowiecka 34</text:p>
          </table:table-cell>
          <table:table-cell office:value-type="string">
            <text:p>Wągrowiec</text:p>
          </table:table-cell>
          <table:table-cell office:value-type="string">
            <text:p>62-454</text:p>
          </table:table-cell>
          <table:table-cell office:value-type="string">
            <text:p>Barbara Urbania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90391</text:p>
          </table:table-cell>
          <table:table-cell office:value-type="string">
            <text:p>komunalna</text:p>
          </table:table-cell>
          <table:table-cell office:value-type="string">
            <text:p>gminna samorządowa jednostka organizacyjna</text:p>
          </table:table-cell>
          <table:table-cell table:number-columns-repeated="2"/>
          <table:table-cell office:value-type="float" office:value="40">
            <text:p>40</text:p>
          </table:table-cell>
          <table:table-cell/>
          <table:table-cell office:value-type="float" office:value="1968">
            <text:p>1968</text:p>
          </table:table-cell>
          <table:table-cell office:value-type="string">
            <text:p>&lt;span&gt;45.24.3&lt;/span&gt;&lt;a style="color:black;text-decoration:none;" href="http://www.teleadreson.pl/-NACE45243%20budowa%20systemow%20melioracyjnych%20rolnych%20i%20lesnych"&gt;Budowa systemów melioracyjnych rolnych i leśnych&lt;/a&gt;</text:p>
          </table:table-cell>
          <table:table-cell office:value-type="string">
            <text:p>&lt;span&gt;162901&lt;/span&gt;&lt;a style="color:black;text-decoration:none;" href="http://www.teleadreson.pl/-SIC162901%20tamy%20doki%20inzynieria%20wodna%20budownictwo%20wodne"&gt;Tamy, doki, inżynieria wodna (budownictwo wodne)&lt;/a&gt;</text:p>
          </table:table-cell>
          <table:table-cell office:value-type="string">
            <text:p/>
            <text:p>konserwacja urządzeń melioracyjnych</text:p>
            <text:p/>
            <text:p/>
          </table:table-cell>
        </table:table-row>
        <table:table-row table:style-name="ro4">
          <table:table-cell office:value-type="string">
            <text:p>Wojewódzki Zarząd Melioracji i Urządzeń Wodnych w Poznaniu - Inspektorat w Wągrowcu</text:p>
          </table:table-cell>
          <table:table-cell office:value-type="string">
            <text:p>WZMiUW - Inspektorat Wągrowiec</text:p>
          </table:table-cell>
          <table:table-cell office:value-type="string">
            <text:p>Janowiecka 56</text:p>
          </table:table-cell>
          <table:table-cell office:value-type="string">
            <text:p>Wągrowiec</text:p>
          </table:table-cell>
          <table:table-cell office:value-type="string">
            <text:p>62-622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77077</text:p>
          </table:table-cell>
          <table:table-cell/>
          <table:table-cell office:value-type="string">
            <text:p>komunalna</text:p>
          </table:table-cell>
          <table:table-cell office:value-type="string">
            <text:p>wojewódzka samorządowa jednostka organizacyjna</text:p>
          </table:table-cell>
          <table:table-cell/>
          <table:table-cell office:value-type="string">
            <text:p>&lt;a href="http://www.teleadreson.pl/url/?k=6&amp;amp;r=http://www.wzmiuw.pl"&gt;www.wzmiuw.pl&lt;/a&gt;</text:p>
          </table:table-cell>
          <table:table-cell table:number-columns-repeated="3"/>
          <table:table-cell office:value-type="string">
            <text:p/>
            <text:p>&lt;span&gt;45.24.3&lt;/span&gt;&lt;a style="color:black;text-decoration:none;" href="http://www.teleadreson.pl/-NACE45243%20budowa%20systemow%20melioracyjnych%20rolnych%20i%20lesnych"&gt;Budowa systemów melioracyjnych rolnych i leśnych&lt;/a&gt;</text:p>
            <text:p>&lt;span&gt;45.24.4&lt;/span&gt;&lt;a style="color:black;text-decoration:none;" href="http://www.teleadreson.pl/-NACE45244%20budowa%20systemow%20wodociagowych"&gt;Budowa systemów wodociągowych&lt;/a&gt;</text:p>
            <text:p>&lt;span&gt;45.24.2&lt;/span&gt;&lt;a style="color:black;text-decoration:none;" href="http://www.teleadreson.pl/-NACE45242%20budowa%20tam%20walow%20grobli%20i%20zapor%20wodnych"&gt;Budowa tam, wałów, grobli i zapór wodnych&lt;/a&gt;</text:p>
            <text:p>&lt;span&gt;74.24.5&lt;/span&gt;Usługi inżynieryjne związane z inżynierią lądową i sanitarną oraz z ruchem drogowym</text:p>
            <text:p/>
          </table:table-cell>
          <table:table-cell office:value-type="string">
            <text:p/>
            <text:p>&lt;span&gt;162901&lt;/span&gt;&lt;a style="color:black;text-decoration:none;" href="http://www.teleadreson.pl/-SIC162901%20tamy%20doki%20inzynieria%20wodna%20budownictwo%20wodne"&gt;Tamy, doki, inżynieria wodna (budownictwo wodne)&lt;/a&gt;</text:p>
            <text:p>&lt;span&gt;871199&lt;/span&gt;Usługi inżynierskie, osobno nie wymienione</text:p>
            <text:p>&lt;span&gt;4971&lt;/span&gt;&lt;a style="color:black;text-decoration:none;" href="http://www.teleadreson.pl/-SIC4971%20sluzby%20irygacyjne%20i%20melioracyjne"&gt;Służby irygacyjne i melioracyjne&lt;/a&gt;</text:p>
            <text:p/>
          </table:table-cell>
          <table:table-cell office:value-type="string">
            <text:p/>
            <text:p>budownictwo wodne</text:p>
            <text:p>projektowanie budowlane</text:p>
            <text:p>nadzór budowlany</text:p>
            <text:p/>
          </table:table-cell>
        </table:table-row>
        <table:table-row table:style-name="ro2">
          <table:table-cell office:value-type="string">
            <text:p>Miejskie Przedsiębiorstwo Wodociągów i Kanalizacji Sp. z o.o.</text:p>
          </table:table-cell>
          <table:table-cell/>
          <table:table-cell office:value-type="string">
            <text:p>Janowiecka 612</text:p>
          </table:table-cell>
          <table:table-cell office:value-type="string">
            <text:p>Wągrowiec</text:p>
          </table:table-cell>
          <table:table-cell office:value-type="string">
            <text:p>62-624</text:p>
          </table:table-cell>
          <table:table-cell office:value-type="string">
            <text:p>dyr. mgr inż. Stanisław Ziółkow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62661</text:p>
          </table:table-cell>
          <table:table-cell office:value-type="string">
            <text:p>(67)2660166</text:p>
          </table:table-cell>
          <table:table-cell office:value-type="string">
            <text:p>komunalna</text:p>
          </table:table-cell>
          <table:table-cell office:value-type="string">
            <text:p>spółka z o.o.</text:p>
          </table:table-cell>
          <table:table-cell table:number-columns-repeated="2"/>
          <table:table-cell office:value-type="float" office:value="68">
            <text:p>68</text:p>
          </table:table-cell>
          <table:table-cell office:value-type="string">
            <text:p>6,000,000 zł.</text:p>
          </table:table-cell>
          <table:table-cell office:value-type="float" office:value="1992">
            <text:p>1992</text:p>
          </table:table-cell>
          <table:table-cell office:value-type="string">
            <text:p/>
            <text:p>&lt;span&gt;41.01&lt;/span&gt;&lt;a style="color:black;text-decoration:none;" href="http://www.teleadreson.pl/-NACE4101%20pobor%20oczyszczanie%20i%20rozprowadzanie%20wody"&gt;Pobór, oczyszczanie i rozprowadzanie wody&lt;/a&gt;</text:p>
            <text:p>&lt;span&gt;90.03&lt;/span&gt;Usuwanie ścieków i nieczystości płynnych oraz ich oczyszczanie i utylizacja</text:p>
            <text:p/>
          </table:table-cell>
          <table:table-cell office:value-type="string">
            <text:p/>
            <text:p>&lt;span&gt;4941&lt;/span&gt;&lt;a style="color:black;text-decoration:none;" href="http://www.teleadreson.pl/-SIC4941%20dostarczanie%20wody%20wodociagi"&gt;Dostarczanie wody, wodociągi&lt;/a&gt;</text:p>
            <text:p>&lt;span&gt;4952&lt;/span&gt;&lt;a style="color:black;text-decoration:none;" href="http://www.teleadreson.pl/-SIC4952%20odprowadzanie%20sciekow"&gt;Odprowadzanie ścieków&lt;/a&gt;</text:p>
            <text:p/>
          </table:table-cell>
          <table:table-cell/>
        </table:table-row>
        <table:table-row table:style-name="ro2">
          <table:table-cell office:value-type="string">
            <text:p>WIELSPIN Wielkopolskie Zaplecze Rehabilitacyjno-Techniczne Spółdzielni Inwalidów - Ośrodek Rehabilitacyjno-Wypoczynkowy</text:p>
          </table:table-cell>
          <table:table-cell office:value-type="string">
            <text:p>WIELSPIN - Ośrodek Rehabilitacyjno-Wypoczynkowy</text:p>
          </table:table-cell>
          <table:table-cell office:value-type="string">
            <text:p>Jeziorna 12</text:p>
          </table:table-cell>
          <table:table-cell office:value-type="string">
            <text:p>Wągrowiec</text:p>
          </table:table-cell>
          <table:table-cell office:value-type="string">
            <text:p>62-234</text:p>
          </table:table-cell>
          <table:table-cell office:value-type="string">
            <text:p>kier. Anna Maćkowia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90990 9629659</text:p>
          </table:table-cell>
          <table:table-cell office:value-type="string">
            <text:p>(67)2695798</text:p>
          </table:table-cell>
          <table:table-cell office:value-type="string">
            <text:p>prywatna</text:p>
          </table:table-cell>
          <table:table-cell office:value-type="string">
            <text:p>spółdzielnia</text:p>
          </table:table-cell>
          <table:table-cell office:value-type="string">
            <text:p>&lt;a title="@wielspin.pl"&gt;orw-wagrowiec&lt;/a&gt;</text:p>
          </table:table-cell>
          <table:table-cell office:value-type="string">
            <text:p/>
            <text:p>&lt;a href="http://www.teleadreson.pl/url/?k=6&amp;amp;r=http://www.wielspiq.pl"&gt;www.wielspiq.pl&lt;/a&gt;</text:p>
            <text:p>&lt;a href="http://www.teleadreson.pl/url/?k=6&amp;amp;r=http://www.wieospin-wagrowlec.zpchr.pl"&gt;www.wieospin-wagrowlec.zpchr.pl&lt;/a&gt;</text:p>
            <text:p/>
          </table:table-cell>
          <table:table-cell office:value-type="float" office:value="60">
            <text:p>60</text:p>
          </table:table-cell>
          <table:table-cell/>
          <table:table-cell office:value-type="float" office:value="1975">
            <text:p>1975</text:p>
          </table:table-cell>
          <table:table-cell office:value-type="string">
            <text:p/>
            <text:p>&lt;span&gt;55.23&lt;/span&gt;Miejsca sezonowego zakwaterowania (np. internaty)</text:p>
            <text:p>&lt;span&gt;85.14.2&lt;/span&gt;Fizjoterapeuci</text:p>
            <text:p/>
          </table:table-cell>
          <table:table-cell office:value-type="string">
            <text:p/>
            <text:p>&lt;span&gt;703299&lt;/span&gt;Obozy sportowe i wypoczynkowe, osobno nie wymienione</text:p>
            <text:p>&lt;span&gt;804902&lt;/span&gt;Fizykoterapia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6">
          <table:table-cell office:value-type="string">
            <text:p>Powszechna Kasa Oszczędności Bank Polski S.A. Oddział Wągrowiec</text:p>
          </table:table-cell>
          <table:table-cell office:value-type="string">
            <text:p>PKO BP S.A. Oddział Wągrowiec</text:p>
          </table:table-cell>
          <table:table-cell office:value-type="string">
            <text:p>Jeżyka 2a</text:p>
          </table:table-cell>
          <table:table-cell office:value-type="string">
            <text:p>Wągrowiec</text:p>
          </table:table-cell>
          <table:table-cell office:value-type="string">
            <text:p>62-513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20420</text:p>
          </table:table-cell>
          <table:table-cell office:value-type="string">
            <text:p>(67)2620425</text:p>
          </table:table-cell>
          <table:table-cell office:value-type="string">
            <text:p>Skarb Państwa</text:p>
          </table:table-cell>
          <table:table-cell office:value-type="string">
            <text:p>spółka akcyjna</text:p>
          </table:table-cell>
          <table:table-cell/>
          <table:table-cell office:value-type="string">
            <text:p>&lt;a href="http://www.teleadreson.pl/url/?k=6&amp;amp;r=http://www.pkobp.pl"&gt;www.pkobp.pl&lt;/a&gt;</text:p>
          </table:table-cell>
          <table:table-cell table:number-columns-repeated="3"/>
          <table:table-cell office:value-type="string">
            <text:p/>
            <text:p>&lt;span&gt;65.12&lt;/span&gt;Banki komercyjne</text:p>
            <text:p>&lt;span&gt;65.22&lt;/span&gt;Udzielanie kredytów (innych niż pożyczki finansowe)</text:p>
            <text:p>&lt;span&gt;65.21&lt;/span&gt;Pożyczki finansowe</text:p>
            <text:p>&lt;span&gt;67.12&lt;/span&gt;Biura maklerskie</text:p>
            <text:p>&lt;span&gt;67.13.1&lt;/span&gt;Doradcy finansowi, doradcy w sprawach zastawów hipotecznych oraz maklerzy</text:p>
            <text:p/>
          </table:table-cell>
          <table:table-cell office:value-type="string">
            <text:p/>
            <text:p>&lt;span&gt;6029&lt;/span&gt;Banki komercyjne, osobno nie wymienione</text:p>
            <text:p>&lt;span&gt;6099&lt;/span&gt;Działalność bankowa, osobno nie wymieniona</text:p>
            <text:p>&lt;span&gt;6153&lt;/span&gt;Udzielanie kredytów krótkoterminowych</text:p>
            <text:p>&lt;span&gt;621101&lt;/span&gt;Biura maklerskie</text:p>
            <text:p>&lt;span&gt;6289&lt;/span&gt;Obsługa obrotu papierami wartościowymi i towarami</text:p>
            <text:p/>
          </table:table-cell>
          <table:table-cell office:value-type="string">
            <text:p>obsługa bankowa</text:p>
          </table:table-cell>
        </table:table-row>
        <table:table-row table:style-name="ro3">
          <table:table-cell office:value-type="string">
            <text:p>Serwis Audio-Video Avis S.C.</text:p>
          </table:table-cell>
          <table:table-cell office:value-type="string">
            <text:p>Avis S.C.</text:p>
          </table:table-cell>
          <table:table-cell office:value-type="string">
            <text:p>Jeżyka 6a</text:p>
          </table:table-cell>
          <table:table-cell office:value-type="string">
            <text:p>Wągrowiec</text:p>
          </table:table-cell>
          <table:table-cell office:value-type="string">
            <text:p>62-954</text:p>
          </table:table-cell>
          <table:table-cell office:value-type="string">
            <text:p>Roman Herman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90790</text:p>
          </table:table-cell>
          <table:table-cell/>
          <table:table-cell office:value-type="string">
            <text:p>prywatna</text:p>
          </table:table-cell>
          <table:table-cell office:value-type="string">
            <text:p>spółka cywilna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990">
            <text:p>1990</text:p>
          </table:table-cell>
          <table:table-cell office:value-type="string">
            <text:p/>
            <text:p>&lt;span&gt;52.45.3&lt;/span&gt;&lt;a style="color:black;text-decoration:none;" href="http://www.teleadreson.pl/-NACE52453%20sprzedaz%20detaliczna%20plyt%20i%20tasm%20z%20nagraniami%20muzycznymi%20i%20video"&gt;Sprzedaż detaliczna płyt i taśm z nagraniami muzycznymi i video&lt;/a&gt;</text:p>
            <text:p>&lt;span&gt;52.45.2&lt;/span&gt;&lt;a style="color:black;text-decoration:none;" href="http://www.teleadreson.pl/-NACE52452%20sprzedaz%20detaliczna%20sprzetu%20radiowo%20telewizyjnego"&gt;Sprzedaż detaliczna sprzętu radiowo-telewizyjnego&lt;/a&gt;</text:p>
            <text:p>&lt;span&gt;52.72.1&lt;/span&gt;&lt;a style="color:black;text-decoration:none;" href="http://www.teleadreson.pl/-NACE52721%20naprawy%20artykulow%20radiowo%20telewizyjnych"&gt;Naprawy artykułów radiowo-telewizyjnych&lt;/a&gt;</text:p>
            <text:p/>
          </table:table-cell>
          <table:table-cell office:value-type="string">
            <text:p/>
            <text:p>&lt;span&gt;5735&lt;/span&gt;Sklepy z płytami i nagraniami audio i video</text:p>
            <text:p>&lt;span&gt;506503&lt;/span&gt;&lt;a style="color:black;text-decoration:none;" href="http://www.teleadreson.pl/-SIC506503%20czesci%20elektroniczne%20hurt"&gt;Części elektroniczne, hurt&lt;/a&gt;</text:p>
            <text:p>&lt;span&gt;762203&lt;/span&gt;Naprawy domowego sprzętu elektronicznego</text:p>
            <text:p/>
          </table:table-cell>
          <table:table-cell/>
        </table:table-row>
        <table:table-row table:style-name="ro1">
          <table:table-cell office:value-type="string">
            <text:p>Powszechny Zakład Ubezpieczeń S.A. - Inspektorat w Wągrowcu</text:p>
          </table:table-cell>
          <table:table-cell office:value-type="string">
            <text:p>PZU S.A. - Inspektorat w Wągrowcu</text:p>
          </table:table-cell>
          <table:table-cell office:value-type="string">
            <text:p>Jeżyka 7a</text:p>
          </table:table-cell>
          <table:table-cell office:value-type="string">
            <text:p>Wągrowiec</text:p>
          </table:table-cell>
          <table:table-cell office:value-type="string">
            <text:p>62-733</text:p>
          </table:table-cell>
          <table:table-cell office:value-type="string">
            <text:p>dyr. Jan Guździoł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81586 (808)182182</text:p>
          </table:table-cell>
          <table:table-cell office:value-type="string">
            <text:p>(67)2681586</text:p>
          </table:table-cell>
          <table:table-cell office:value-type="string">
            <text:p>Skarb Państwa</text:p>
          </table:table-cell>
          <table:table-cell office:value-type="string">
            <text:p>spółka akcyjna</text:p>
          </table:table-cell>
          <table:table-cell office:value-type="string">
            <text:p>&lt;a title="@pzu.pl"&gt;poczta&lt;/a&gt;</text:p>
          </table:table-cell>
          <table:table-cell office:value-type="string">
            <text:p>&lt;a href="http://www.teleadreson.pl/url/?k=6&amp;amp;r=http://www.pzu.pl"&gt;www.pzu.pl&lt;/a&gt;</text:p>
          </table:table-cell>
          <table:table-cell office:value-type="float" office:value="30">
            <text:p>30</text:p>
          </table:table-cell>
          <table:table-cell/>
          <table:table-cell office:value-type="float" office:value="1803">
            <text:p>1803</text:p>
          </table:table-cell>
          <table:table-cell office:value-type="string">
            <text:p>&lt;span&gt;66.03&lt;/span&gt;Ubezpieczenia rzeczowe</text:p>
          </table:table-cell>
          <table:table-cell office:value-type="string">
            <text:p>&lt;span&gt;6331&lt;/span&gt;Ubezpieczenia mienia, transportowe, morskie</text:p>
          </table:table-cell>
          <table:table-cell/>
        </table:table-row>
        <table:table-row table:style-name="ro1">
          <table:table-cell office:value-type="string">
            <text:p>Prokuratura Rejonowa w Wągrowcu</text:p>
          </table:table-cell>
          <table:table-cell/>
          <table:table-cell office:value-type="string">
            <text:p>Jeżyka 7a</text:p>
          </table:table-cell>
          <table:table-cell office:value-type="string">
            <text:p>Wągrowiec</text:p>
          </table:table-cell>
          <table:table-cell office:value-type="string">
            <text:p>62-512</text:p>
          </table:table-cell>
          <table:table-cell office:value-type="string">
            <text:p>prokurator rejonowy Tomasz Ziewiec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10311</text:p>
          </table:table-cell>
          <table:table-cell office:value-type="string">
            <text:p>Skarb Państwa</text:p>
          </table:table-cell>
          <table:table-cell office:value-type="string">
            <text:p>sąd lub trybunał</text:p>
          </table:table-cell>
          <table:table-cell office:value-type="string">
            <text:p>&lt;a title="@ppznan.po.gov.pl"&gt;wagrowiec&lt;/a&gt;</text:p>
          </table:table-cell>
          <table:table-cell office:value-type="string">
            <text:p>&lt;a href="http://www.teleadreson.pl/url/?k=6&amp;amp;r=http://www.ppznan.po.gov.pl"&gt;www.ppznan.po.gov.pl&lt;/a&gt;</text:p>
          </table:table-cell>
          <table:table-cell table:number-columns-repeated="3"/>
          <table:table-cell office:value-type="string">
            <text:p>&lt;span&gt;75.23.2&lt;/span&gt;Prokuratura i adwokatura (finansowana przez rząd)</text:p>
          </table:table-cell>
          <table:table-cell office:value-type="string">
            <text:p>&lt;span&gt;922201&lt;/span&gt;Prokuratura</text:p>
          </table:table-cell>
          <table:table-cell/>
        </table:table-row>
        <table:table-row table:style-name="ro1">
          <table:table-cell office:value-type="string">
            <text:p>Naprawa Obuwia</text:p>
          </table:table-cell>
          <table:table-cell/>
          <table:table-cell office:value-type="string">
            <text:p>Jeżyka 10</text:p>
          </table:table-cell>
          <table:table-cell office:value-type="string">
            <text:p>Wągrowiec</text:p>
          </table:table-cell>
          <table:table-cell office:value-type="string">
            <text:p>62-953</text:p>
          </table:table-cell>
          <table:table-cell office:value-type="string">
            <text:p>Jerzy Gapiń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54455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50,000 zł.</text:p>
          </table:table-cell>
          <table:table-cell office:value-type="float" office:value="1981">
            <text:p>1981</text:p>
          </table:table-cell>
          <table:table-cell office:value-type="string">
            <text:p>&lt;span&gt;52.71.1&lt;/span&gt;&lt;a style="color:black;text-decoration:none;" href="http://www.teleadreson.pl/-NACE52711%20naprawy%20obuwia"&gt;Naprawy obuwia&lt;/a&gt;</text:p>
          </table:table-cell>
          <table:table-cell office:value-type="string">
            <text:p>&lt;span&gt;725101&lt;/span&gt;Naprawa obuwia</text:p>
          </table:table-cell>
          <table:table-cell/>
        </table:table-row>
        <table:table-row table:style-name="ro1">
          <table:table-cell office:value-type="string">
            <text:p>Tłumacz Przysięgły Języka Francuskiego</text:p>
          </table:table-cell>
          <table:table-cell/>
          <table:table-cell office:value-type="string">
            <text:p>Jeżyka 18/5</text:p>
          </table:table-cell>
          <table:table-cell office:value-type="string">
            <text:p>Wągrowiec</text:p>
          </table:table-cell>
          <table:table-cell office:value-type="string">
            <text:p>62-844</text:p>
          </table:table-cell>
          <table:table-cell office:value-type="string">
            <text:p>Wiktoria Wierzbińs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08)464069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5"/>
          <table:table-cell office:value-type="string">
            <text:p>&lt;span&gt;74.83.5&lt;/span&gt;Tłumaczenia</text:p>
          </table:table-cell>
          <table:table-cell office:value-type="string">
            <text:p>&lt;span&gt;733899&lt;/span&gt;Usługi sekretarskie, protokolanckie, osobno nie wymienione</text:p>
          </table:table-cell>
          <table:table-cell/>
        </table:table-row>
        <table:table-row table:style-name="ro1">
          <table:table-cell office:value-type="string">
            <text:p>Zakład Fryzjerski</text:p>
          </table:table-cell>
          <table:table-cell/>
          <table:table-cell office:value-type="string">
            <text:p>Jeżyka 26</text:p>
          </table:table-cell>
          <table:table-cell office:value-type="string">
            <text:p>Wągrowiec</text:p>
          </table:table-cell>
          <table:table-cell office:value-type="string">
            <text:p>62-012</text:p>
          </table:table-cell>
          <table:table-cell office:value-type="string">
            <text:p>Aleksandra John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873379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&lt;span&gt;93.02.1&lt;/span&gt;Fryzjerstwo</text:p>
          </table:table-cell>
          <table:table-cell office:value-type="string">
            <text:p>&lt;span&gt;7241&lt;/span&gt;Salony fryzjerskie</text:p>
          </table:table-cell>
          <table:table-cell office:value-type="string">
            <text:p>fryzjerstwo</text:p>
          </table:table-cell>
        </table:table-row>
        <table:table-row table:style-name="ro2">
          <table:table-cell office:value-type="string">
            <text:p>Zakład Fryzjerski</text:p>
          </table:table-cell>
          <table:table-cell/>
          <table:table-cell office:value-type="string">
            <text:p>Jeżyka 26</text:p>
          </table:table-cell>
          <table:table-cell office:value-type="string">
            <text:p>Wągrowiec</text:p>
          </table:table-cell>
          <table:table-cell office:value-type="string">
            <text:p>62-623</text:p>
          </table:table-cell>
          <table:table-cell office:value-type="string">
            <text:p>Dorota Wiśniews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52358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989">
            <text:p>1989</text:p>
          </table:table-cell>
          <table:table-cell office:value-type="string">
            <text:p>&lt;span&gt;93.02.1&lt;/span&gt;Fryzjerstwo</text:p>
          </table:table-cell>
          <table:table-cell office:value-type="string">
            <text:p>&lt;span&gt;7241&lt;/span&gt;Salony fryzjerskie</text:p>
          </table:table-cell>
          <table:table-cell office:value-type="string">
            <text:p/>
            <text:p>fryzjerstwo</text:p>
            <text:p/>
            <text:p/>
          </table:table-cell>
        </table:table-row>
        <table:table-row table:style-name="ro2">
          <table:table-cell office:value-type="string">
            <text:p>Zakład Fryzjerski</text:p>
          </table:table-cell>
          <table:table-cell/>
          <table:table-cell office:value-type="string">
            <text:p>Jeżyka 26</text:p>
          </table:table-cell>
          <table:table-cell office:value-type="string">
            <text:p>Wągrowiec</text:p>
          </table:table-cell>
          <table:table-cell office:value-type="string">
            <text:p>62-343</text:p>
          </table:table-cell>
          <table:table-cell office:value-type="string">
            <text:p>Irena Bartoś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50453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989">
            <text:p>1989</text:p>
          </table:table-cell>
          <table:table-cell office:value-type="string">
            <text:p>&lt;span&gt;93.02.1&lt;/span&gt;Fryzjerstwo</text:p>
          </table:table-cell>
          <table:table-cell office:value-type="string">
            <text:p>&lt;span&gt;7241&lt;/span&gt;Salony fryzjerskie</text:p>
          </table:table-cell>
          <table:table-cell office:value-type="string">
            <text:p/>
            <text:p>fryzjerstwo</text:p>
            <text:p/>
            <text:p/>
          </table:table-cell>
        </table:table-row>
        <table:table-row table:style-name="ro2">
          <table:table-cell office:value-type="string">
            <text:p>Sklep Chemiczno-Drogeryjny</text:p>
          </table:table-cell>
          <table:table-cell/>
          <table:table-cell office:value-type="string">
            <text:p>Jeżyka 48</text:p>
          </table:table-cell>
          <table:table-cell office:value-type="string">
            <text:p>Wągrowiec</text:p>
          </table:table-cell>
          <table:table-cell office:value-type="string">
            <text:p>62-513</text:p>
          </table:table-cell>
          <table:table-cell office:value-type="string">
            <text:p>Wojciech Ryba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23527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990">
            <text:p>1990</text:p>
          </table:table-cell>
          <table:table-cell office:value-type="string">
            <text:p/>
            <text:p>&lt;span&gt;52.33&lt;/span&gt;&lt;a style="color:black;text-decoration:none;" href="http://www.teleadreson.pl/-NACE5233%20sprzedaz%20detaliczna%20kosmetykow%20i%20artykulow%20toaletowych%20i%20srodkow%20czystosci%20chemii%20gospodarczej"&gt;Sprzedaż detaliczna kosmetyków i artykułów toaletowych i środków czystości (chemii gospodarczej)&lt;/a&gt;</text:p>
            <text:p>&lt;span&gt;52.46.2&lt;/span&gt;&lt;a style="color:black;text-decoration:none;" href="http://www.teleadreson.pl/-NACE52462%20sprzedaz%20detaliczna%20farb%20politury%20lakierow"&gt;Sprzedaż detaliczna farb, politury, lakierów&lt;/a&gt;</text:p>
            <text:p/>
          </table:table-cell>
          <table:table-cell office:value-type="string">
            <text:p/>
            <text:p>&lt;span&gt;599913&lt;/span&gt;Kosmetyki i przybory toaletowe, handel detaliczny</text:p>
            <text:p>&lt;span&gt;523102&lt;/span&gt;&lt;a style="color:black;text-decoration:none;" href="http://www.teleadreson.pl/-SIC523102%20farby%20wyposazenie%20malarskie%20handel%20detaliczny"&gt;Farby, wyposażenie malarskie, handel detaliczny&lt;/a&gt;</text:p>
            <text:p/>
          </table:table-cell>
          <table:table-cell office:value-type="string">
            <text:p/>
            <text:p>chemia gospodarcza, kosmetyki</text:p>
            <text:p>farby, lakiery</text:p>
            <text:p/>
          </table:table-cell>
        </table:table-row>
        <table:table-row table:style-name="ro2">
          <table:table-cell office:value-type="string">
            <text:p>Sklep Ogólnospożywczy Mięsno-Wędliniarski</text:p>
          </table:table-cell>
          <table:table-cell/>
          <table:table-cell office:value-type="string">
            <text:p>Jeżyka 48</text:p>
          </table:table-cell>
          <table:table-cell office:value-type="string">
            <text:p>Wągrowiec</text:p>
          </table:table-cell>
          <table:table-cell office:value-type="string">
            <text:p>62-622</text:p>
          </table:table-cell>
          <table:table-cell office:value-type="string">
            <text:p>Mariola Kuczyńs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77075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1996">
            <text:p>1996</text:p>
          </table:table-cell>
          <table:table-cell office:value-type="string">
            <text:p/>
            <text:p>&lt;span&gt;52.22&lt;/span&gt;&lt;a style="color:black;text-decoration:none;" href="http://www.teleadreson.pl/-NACE5222%20sprzedaz%20detaliczna%20miesa%20i%20wyrobow%20miesnych"&gt;Sprzedaż detaliczna mięsa i wyrobów mięsnych&lt;/a&gt;</text:p>
            <text:p>&lt;span&gt;52.27&lt;/span&gt;&lt;a style="color:black;text-decoration:none;" href="http://www.teleadreson.pl/-NACE5227%20sklepy%20spozywcze"&gt;Sklepy spożywcze&lt;/a&gt;</text:p>
            <text:p/>
          </table:table-cell>
          <table:table-cell office:value-type="string">
            <text:p/>
            <text:p>&lt;span&gt;542102&lt;/span&gt;&lt;a style="color:black;text-decoration:none;" href="http://www.teleadreson.pl/-SIC542102%20mieso%20swieze%20i%20mrozone%20handel%20detaliczny"&gt;Mięso świeże i mrożone, handel detaliczny&lt;/a&gt;</text:p>
            <text:p>&lt;span&gt;541199&lt;/span&gt;&lt;a style="color:black;text-decoration:none;" href="http://www.teleadreson.pl/-SIC541199%20sklepy%20spozywcze%20osobno%20nie%20wymienione"&gt;Sklepy spożywcze, osobno nie wymienione&lt;/a&gt;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1">
          <table:table-cell office:value-type="string">
            <text:p>Pizzeria Pico-Bello</text:p>
          </table:table-cell>
          <table:table-cell/>
          <table:table-cell office:value-type="string">
            <text:p>Jeżyka 50</text:p>
          </table:table-cell>
          <table:table-cell office:value-type="string">
            <text:p>Wągrowiec</text:p>
          </table:table-cell>
          <table:table-cell office:value-type="string">
            <text:p>62-013</text:p>
          </table:table-cell>
          <table:table-cell office:value-type="string">
            <text:p>Mariusz Jankow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21221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&lt;span&gt;55.41&lt;/span&gt;Jadłodajnie, bary uniwersalne, szybkiej obsługi, przekąskowe, mleczne, bistra</text:p>
          </table:table-cell>
          <table:table-cell office:value-type="string">
            <text:p>&lt;span&gt;581206&lt;/span&gt;Pizzerie</text:p>
          </table:table-cell>
          <table:table-cell/>
        </table:table-row>
        <table:table-row table:style-name="ro2">
          <table:table-cell office:value-type="string">
            <text:p>Spółdzielnia Mieszkaniowa w Wągrowcu</text:p>
          </table:table-cell>
          <table:table-cell/>
          <table:table-cell office:value-type="string">
            <text:p>Jeżyka 50</text:p>
          </table:table-cell>
          <table:table-cell office:value-type="string">
            <text:p>Wągrowiec</text:p>
          </table:table-cell>
          <table:table-cell office:value-type="string">
            <text:p>62-452</text:p>
          </table:table-cell>
          <table:table-cell office:value-type="string">
            <text:p>prez. mgr inż. Tadeusz Marach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41046-47</text:p>
          </table:table-cell>
          <table:table-cell office:value-type="string">
            <text:p>(67)2642146</text:p>
          </table:table-cell>
          <table:table-cell office:value-type="string">
            <text:p>prywatna</text:p>
          </table:table-cell>
          <table:table-cell office:value-type="string">
            <text:p>spółdzielnia</text:p>
          </table:table-cell>
          <table:table-cell office:value-type="string">
            <text:p>&lt;a title="@zis.com.pl"&gt;smwagrawjec&lt;/a&gt;</text:p>
          </table:table-cell>
          <table:table-cell table:number-columns-repeated="3"/>
          <table:table-cell office:value-type="float" office:value="1949">
            <text:p>1949</text:p>
          </table:table-cell>
          <table:table-cell office:value-type="string">
            <text:p/>
            <text:p>&lt;span&gt;70.32&lt;/span&gt;Zarządzanie nieruchomościami na zasadzie bezpośredniej płatności lub kontraktu</text:p>
            <text:p>&lt;span&gt;45.21.11&lt;/span&gt;&lt;a style="color:black;text-decoration:none;" href="http://www.teleadreson.pl/-NACE452111%20roboty%20ogolnobudowlane%20w%20budynkach%20mieszkalnych"&gt;Roboty ogólnobudowlane w budynkach mieszkalnych&lt;/a&gt;</text:p>
            <text:p/>
          </table:table-cell>
          <table:table-cell office:value-type="string">
            <text:p/>
            <text:p>&lt;span&gt;6513&lt;/span&gt;Administrowanie budynkami mieszkalnymi</text:p>
            <text:p>&lt;span&gt;1522&lt;/span&gt;&lt;a style="color:black;text-decoration:none;" href="http://www.teleadreson.pl/-SIC1522%20budowa%20budynkow%20mieszkalnych%20z%20wyj%20domow"&gt;Budowa budynków mieszkalnych z wyj. domów&lt;/a&gt;</text:p>
            <text:p/>
          </table:table-cell>
          <table:table-cell office:value-type="string">
            <text:p/>
            <text:p>zarządzanie nieruchomościami</text:p>
            <text:p>budownictwo mieszkaniowe</text:p>
            <text:p/>
          </table:table-cell>
        </table:table-row>
        <table:table-row table:style-name="ro2">
          <table:table-cell office:value-type="string">
            <text:p>Miejskie Przedsiębiorstwo Energetyki Cieplnej Sp. z o.o. w Wągrowcu</text:p>
          </table:table-cell>
          <table:table-cell office:value-type="string">
            <text:p>MPEC Sp. z o.o. w Wągrowcu</text:p>
          </table:table-cell>
          <table:table-cell office:value-type="string">
            <text:p>Jeżyka 52</text:p>
          </table:table-cell>
          <table:table-cell office:value-type="string">
            <text:p>Wągrowiec</text:p>
          </table:table-cell>
          <table:table-cell office:value-type="string">
            <text:p>62-342</text:p>
          </table:table-cell>
          <table:table-cell office:value-type="string">
            <text:p>prez. Paweł Borow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75071-72 7627867</text:p>
          </table:table-cell>
          <table:table-cell office:value-type="string">
            <text:p>(67)2675072</text:p>
          </table:table-cell>
          <table:table-cell office:value-type="string">
            <text:p>komunalna</text:p>
          </table:table-cell>
          <table:table-cell office:value-type="string">
            <text:p>spółka z o.o.</text:p>
          </table:table-cell>
          <table:table-cell office:value-type="string">
            <text:p>&lt;a title="@wagsowiec.com.pl"&gt;mpec&lt;/a&gt;</text:p>
          </table:table-cell>
          <table:table-cell office:value-type="string">
            <text:p>&lt;a href="http://www.teleadreson.pl/url/?k=6&amp;amp;r=http://www.wagsowiec.com.pl"&gt;www.wagsowiec.com.pl&lt;/a&gt;</text:p>
          </table:table-cell>
          <table:table-cell table:number-columns-repeated="2"/>
          <table:table-cell office:value-type="float" office:value="1991">
            <text:p>1991</text:p>
          </table:table-cell>
          <table:table-cell office:value-type="string">
            <text:p/>
            <text:p>&lt;span&gt;40.3&lt;/span&gt;&lt;a style="color:black;text-decoration:none;" href="http://www.teleadreson.pl/-NACE403%20wytwarzanie%20i%20dystrybucja%20pary%20wodnej%20i%20goracej%20wody"&gt;Wytwarzanie i dystrybucja pary wodnej i gorącej wody&lt;/a&gt;</text:p>
            <text:p>&lt;span&gt;45.33.31&lt;/span&gt;&lt;a style="color:black;text-decoration:none;" href="http://www.teleadreson.pl/-NACE453331%20zakladanie%20przewodow%20i%20urzadzen%20grzewczych"&gt;Zakładanie przewodów i urządzeń grzewczych&lt;/a&gt;</text:p>
            <text:p/>
          </table:table-cell>
          <table:table-cell office:value-type="string">
            <text:p/>
            <text:p>&lt;span&gt;4961&lt;/span&gt;&lt;a style="color:black;text-decoration:none;" href="http://www.teleadreson.pl/-SIC4961%20dostarczanie%20ciepla%20%20para%20woda"&gt;Dostarczanie ciepła - para, woda&lt;/a&gt;</text:p>
            <text:p>&lt;span&gt;769903&lt;/span&gt;Naprawa bojlerów i instalacji ogrzewania</text:p>
            <text:p/>
          </table:table-cell>
          <table:table-cell office:value-type="string">
            <text:p/>
            <text:p>produkcja, przesyłanie, sprzedaż energii cieplnej</text:p>
            <text:p>remont: sieci, węzłów, źródeł</text:p>
            <text:p/>
          </table:table-cell>
        </table:table-row>
        <table:table-row table:style-name="ro2">
          <table:table-cell office:value-type="string">
            <text:p>Stol Płyt</text:p>
          </table:table-cell>
          <table:table-cell/>
          <table:table-cell office:value-type="string">
            <text:p>Kalinowa 2</text:p>
          </table:table-cell>
          <table:table-cell office:value-type="string">
            <text:p>Wągrowiec</text:p>
          </table:table-cell>
          <table:table-cell office:value-type="string">
            <text:p>62-013</text:p>
          </table:table-cell>
          <table:table-cell office:value-type="string">
            <text:p>Bogdan Maciejew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81780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976">
            <text:p>1976</text:p>
          </table:table-cell>
          <table:table-cell office:value-type="string">
            <text:p>&lt;span&gt;36.13&lt;/span&gt;&lt;a style="color:black;text-decoration:none;" href="http://www.teleadreson.pl/-NACE3613%20produkcja%20roznych%20mebli%20kuchennych"&gt;Produkcja różnych mebli kuchennych&lt;/a&gt;</text:p>
          </table:table-cell>
          <table:table-cell office:value-type="string">
            <text:p>&lt;span&gt;251102&lt;/span&gt;&lt;a style="color:black;text-decoration:none;" href="http://www.teleadreson.pl/-SIC251102%20meble%20drewniane%20kuchenne%20i%20do%20jadalni%20produkcja"&gt;Meble drewniane kuchenne i do jadalni, produkcja&lt;/a&gt;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Zakład Betoniarski</text:p>
          </table:table-cell>
          <table:table-cell/>
          <table:table-cell office:value-type="string">
            <text:p>Kaliska 14</text:p>
          </table:table-cell>
          <table:table-cell office:value-type="string">
            <text:p>Wągrowiec</text:p>
          </table:table-cell>
          <table:table-cell office:value-type="string">
            <text:p>62-514</text:p>
          </table:table-cell>
          <table:table-cell office:value-type="string">
            <text:p>Wacław Dubrowni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66565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1974">
            <text:p>1974</text:p>
          </table:table-cell>
          <table:table-cell office:value-type="string">
            <text:p>&lt;span&gt;26.61.1&lt;/span&gt;&lt;a style="color:black;text-decoration:none;" href="http://www.teleadreson.pl/-NACE26611%20produkcja%20cegiel%20z%20betonu%20lub%20ze%20sztucznego%20kamienia"&gt;Produkcja cegieł z betonu lub ze sztucznego kamienia&lt;/a&gt;</text:p>
          </table:table-cell>
          <table:table-cell office:value-type="string">
            <text:p/>
            <text:p>&lt;span&gt;3271&lt;/span&gt;&lt;a style="color:black;text-decoration:none;" href="http://www.teleadreson.pl/-SIC3271%20plyty%20i%20pustaki%20betonowe%20produkcja"&gt;Płyty i pustaki betonowe, produkcja&lt;/a&gt;</text:p>
            <text:p>&lt;span&gt;3272&lt;/span&gt;&lt;a style="color:black;text-decoration:none;" href="http://www.teleadreson.pl/-SIC3272%20produkty%20z%20betonu%20produkcja"&gt;Produkty z betonu, produkcja&lt;/a&gt;</text:p>
            <text:p/>
          </table:table-cell>
          <table:table-cell office:value-type="string">
            <text:p/>
            <text:p>cegły, pustaki</text:p>
            <text:p/>
            <text:p/>
          </table:table-cell>
        </table:table-row>
        <table:table-row table:style-name="ro3">
          <table:table-cell office:value-type="string">
            <text:p>Ośrodek Wypoczynkowy OAZA</text:p>
          </table:table-cell>
          <table:table-cell office:value-type="string">
            <text:p>OW OAZA</text:p>
          </table:table-cell>
          <table:table-cell office:value-type="string">
            <text:p>Kamienica 11</text:p>
          </table:table-cell>
          <table:table-cell office:value-type="string">
            <text:p>Wągrowiec</text:p>
          </table:table-cell>
          <table:table-cell office:value-type="string">
            <text:p>62-452</text:p>
          </table:table-cell>
          <table:table-cell office:value-type="string">
            <text:p>Zygmunt Zimow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01)418212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pw-oaza.com.pl"&gt;biuro&lt;/a&gt;</text:p>
          </table:table-cell>
          <table:table-cell office:value-type="string">
            <text:p>&lt;a href="http://www.teleadreson.pl/url/?k=6&amp;amp;r=http://www.pw-oaza.com.pl"&gt;www.pw-oaza.com.pl&lt;/a&gt;</text:p>
          </table:table-cell>
          <table:table-cell table:number-columns-repeated="3"/>
          <table:table-cell office:value-type="string">
            <text:p/>
            <text:p>&lt;span&gt;55.23&lt;/span&gt;Miejsca sezonowego zakwaterowania (np. internaty)</text:p>
            <text:p>&lt;span&gt;71.45&lt;/span&gt;Wypożyczanie rowerów i sprzętu sportowego</text:p>
            <text:p/>
          </table:table-cell>
          <table:table-cell office:value-type="string">
            <text:p/>
            <text:p>&lt;span&gt;7032&lt;/span&gt;Obozy sportowe i wypoczynkowe</text:p>
            <text:p>&lt;span&gt;701102&lt;/span&gt;Pokoje do wynajęcia</text:p>
            <text:p>&lt;span&gt;799905&lt;/span&gt;Wypożyczalnie rowerów i motocykli</text:p>
            <text:p/>
          </table:table-cell>
          <table:table-cell office:value-type="string">
            <text:p/>
            <text:p>windsurfing, kort tenisowy, boisko do siatkówki plażowej</text:p>
            <text:p>stół bilardowy, stół do tenisa stołowego, miejsce na ognisko</text:p>
            <text:p>wypożyczalnia rowerów</text:p>
            <text:p/>
          </table:table-cell>
        </table:table-row>
        <table:table-row table:style-name="ro1">
          <table:table-cell office:value-type="string">
            <text:p>SCAPR Polska Sp. z o.o. - Sklep Intermarche</text:p>
          </table:table-cell>
          <table:table-cell/>
          <table:table-cell office:value-type="string">
            <text:p>Kasprowicza 45</text:p>
          </table:table-cell>
          <table:table-cell office:value-type="string">
            <text:p>Wągrowiec</text:p>
          </table:table-cell>
          <table:table-cell office:value-type="string">
            <text:p>62-124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95298</text:p>
          </table:table-cell>
          <table:table-cell/>
          <table:table-cell office:value-type="string">
            <text:p>prywatna</text:p>
          </table:table-cell>
          <table:table-cell office:value-type="string">
            <text:p>spółka z o.o.</text:p>
          </table:table-cell>
          <table:table-cell/>
          <table:table-cell office:value-type="string">
            <text:p>&lt;a href="http://www.teleadreson.pl/url/?k=6&amp;amp;r=http://www.inthrmarche.pl"&gt;www.inthrmarche.pl&lt;/a&gt;</text:p>
          </table:table-cell>
          <table:table-cell table:number-columns-repeated="2"/>
          <table:table-cell office:value-type="float" office:value="1997">
            <text:p>1997</text:p>
          </table:table-cell>
          <table:table-cell office:value-type="string">
            <text:p>&lt;span&gt;52.11&lt;/span&gt;&lt;a style="color:black;text-decoration:none;" href="http://www.teleadreson.pl/-NACE5211%20sprzedaz%20detaliczna%20w%20nie%20wyspecjalizowanych%20sklepach%20z%20przewaga%20zywnosci%20napojow%20i%20wyrobow%20tytoniowych"&gt;Sprzedaż detaliczna w nie wyspecjalizowanych sklepach z przewagą żywności, napojów i wyrobów tytoniowych&lt;/a&gt;</text:p>
          </table:table-cell>
          <table:table-cell office:value-type="string">
            <text:p>&lt;span&gt;541101&lt;/span&gt;&lt;a style="color:black;text-decoration:none;" href="http://www.teleadreson.pl/-SIC541101%20duze%20sklepy%20spozywcze%20samoobslugowe%20supermarkety"&gt;Duże sklepy spożywcze samoobsługowe (supermarkety)&lt;/a&gt;</text:p>
          </table:table-cell>
          <table:table-cell/>
        </table:table-row>
        <table:table-row table:style-name="ro1">
          <table:table-cell office:value-type="string">
            <text:p>Przedsiębiorstwo Handlowo-Usługowe Colambia J. Stępak - Biuro</text:p>
          </table:table-cell>
          <table:table-cell office:value-type="string">
            <text:p>PHU Colambia - Biuro</text:p>
          </table:table-cell>
          <table:table-cell office:value-type="string">
            <text:p>Kasprowicza 12</text:p>
          </table:table-cell>
          <table:table-cell office:value-type="string">
            <text:p>Wągrowiec</text:p>
          </table:table-cell>
          <table:table-cell office:value-type="string">
            <text:p>62-513</text:p>
          </table:table-cell>
          <table:table-cell office:value-type="string">
            <text:p>Janusz Stępa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25126</text:p>
          </table:table-cell>
          <table:table-cell office:value-type="string">
            <text:p>(67)2625123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pkerrearthes.com"&gt;biuro&lt;/a&gt;</text:p>
          </table:table-cell>
          <table:table-cell office:value-type="string">
            <text:p>&lt;a href="http://www.teleadreson.pl/url/?k=6&amp;amp;r=http://www.pkerrearthes.com"&gt;www.pkerrearthes.com&lt;/a&gt;</text:p>
          </table:table-cell>
          <table:table-cell table:number-columns-repeated="2"/>
          <table:table-cell office:value-type="float" office:value="1995">
            <text:p>1995</text:p>
          </table:table-cell>
          <table:table-cell office:value-type="string">
            <text:p>&lt;span&gt;24.52&lt;/span&gt;&lt;a style="color:black;text-decoration:none;" href="http://www.teleadreson.pl/-NACE2452%20produkcja%20wyrobow%20kosmetycznych%20i%20toaletowych"&gt;Produkcja wyrobów kosmetycznych i toaletowych&lt;/a&gt;</text:p>
          </table:table-cell>
          <table:table-cell office:value-type="string">
            <text:p>&lt;span&gt;2844&lt;/span&gt;&lt;a style="color:black;text-decoration:none;" href="http://www.teleadreson.pl/-SIC2844%20kosmetyki%20srodki%20toaletowe%20produkcja"&gt;Kosmetyki, środki toaletowe, produkcja&lt;/a&gt;</text:p>
          </table:table-cell>
          <table:table-cell office:value-type="string">
            <text:p>kosmetyki marki Pierre Arthes</text:p>
          </table:table-cell>
        </table:table-row>
        <table:table-row table:style-name="ro1">
          <table:table-cell office:value-type="string">
            <text:p>Zakład Fryzjerski</text:p>
          </table:table-cell>
          <table:table-cell/>
          <table:table-cell office:value-type="string">
            <text:p>Kasprowicza 12</text:p>
          </table:table-cell>
          <table:table-cell office:value-type="string">
            <text:p>Wągrowiec</text:p>
          </table:table-cell>
          <table:table-cell office:value-type="string">
            <text:p>62-233</text:p>
          </table:table-cell>
          <table:table-cell office:value-type="string">
            <text:p>Maria Makiej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21922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&lt;span&gt;93.02.1&lt;/span&gt;Fryzjerstwo</text:p>
          </table:table-cell>
          <table:table-cell office:value-type="string">
            <text:p>&lt;span&gt;7241&lt;/span&gt;Salony fryzjerskie</text:p>
          </table:table-cell>
          <table:table-cell/>
        </table:table-row>
        <table:table-row table:style-name="ro1">
          <table:table-cell office:value-type="string">
            <text:p>Wągrowieckie Fabryki Mebli Sp. z o.o. - Sklep Firmowy</text:p>
          </table:table-cell>
          <table:table-cell office:value-type="string">
            <text:p>WFM Sp. z o.o. - Sklep Firmowy</text:p>
          </table:table-cell>
          <table:table-cell office:value-type="string">
            <text:p>Kcyńska 25</text:p>
          </table:table-cell>
          <table:table-cell office:value-type="string">
            <text:p>Wągrowiec</text:p>
          </table:table-cell>
          <table:table-cell office:value-type="string">
            <text:p>62-343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50651</text:p>
          </table:table-cell>
          <table:table-cell/>
          <table:table-cell office:value-type="string">
            <text:p>prywatna</text:p>
          </table:table-cell>
          <table:table-cell office:value-type="string">
            <text:p>spółka z o.o.</text:p>
          </table:table-cell>
          <table:table-cell office:value-type="string">
            <text:p>&lt;a title="@pro.onet.pl"&gt;wfmse&lt;/a&gt;</text:p>
          </table:table-cell>
          <table:table-cell office:value-type="string">
            <text:p>&lt;a href="http://www.teleadreson.pl/url/?k=6&amp;amp;r=http://www.wfm.net.pl"&gt;www.wfm.net.pl&lt;/a&gt;</text:p>
          </table:table-cell>
          <table:table-cell table:number-columns-repeated="3"/>
          <table:table-cell office:value-type="string">
            <text:p>&lt;span&gt;52.44.1&lt;/span&gt;&lt;a style="color:black;text-decoration:none;" href="http://www.teleadreson.pl/-NACE52441%20sprzedaz%20detaliczna%20mebli%20i%20umeblowania"&gt;Sprzedaż detaliczna mebli i umeblowania&lt;/a&gt;</text:p>
          </table:table-cell>
          <table:table-cell office:value-type="string">
            <text:p>&lt;span&gt;5712&lt;/span&gt;Sklepy meblowe</text:p>
          </table:table-cell>
          <table:table-cell/>
        </table:table-row>
        <table:table-row table:style-name="ro3">
          <table:table-cell office:value-type="string">
            <text:p>Wągrowieckie Fabryki Mebli Sp. z o.o.</text:p>
          </table:table-cell>
          <table:table-cell office:value-type="string">
            <text:p>WFM Sp. z o.o.</text:p>
          </table:table-cell>
          <table:table-cell office:value-type="string">
            <text:p>Kcyńska 22</text:p>
          </table:table-cell>
          <table:table-cell office:value-type="string">
            <text:p>Wągrowiec</text:p>
          </table:table-cell>
          <table:table-cell office:value-type="string">
            <text:p>62-342</text:p>
          </table:table-cell>
          <table:table-cell office:value-type="string">
            <text:p>Andrzej Surmacz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40641 4684654</text:p>
          </table:table-cell>
          <table:table-cell office:value-type="string">
            <text:p>(67)2640644</text:p>
          </table:table-cell>
          <table:table-cell office:value-type="string">
            <text:p>prywatna</text:p>
          </table:table-cell>
          <table:table-cell office:value-type="string">
            <text:p>spółka z o.o.</text:p>
          </table:table-cell>
          <table:table-cell office:value-type="string">
            <text:p>&lt;a title="@pro.onet.pl"&gt;wfmsd&lt;/a&gt;</text:p>
          </table:table-cell>
          <table:table-cell office:value-type="string">
            <text:p>&lt;a href="http://www.teleadreson.pl/url/?k=6&amp;amp;r=http://www.wfm.net.pl"&gt;www.wfm.net.pl&lt;/a&gt;</text:p>
          </table:table-cell>
          <table:table-cell table:number-columns-repeated="3"/>
          <table:table-cell office:value-type="string">
            <text:p/>
            <text:p>&lt;span&gt;36.1&lt;/span&gt;&lt;a style="color:black;text-decoration:none;" href="http://www.teleadreson.pl/-NACE361%20produkcja%20mebli"&gt;Produkcja mebli&lt;/a&gt;</text:p>
            <text:p>&lt;span&gt;36.14&lt;/span&gt;&lt;a style="color:black;text-decoration:none;" href="http://www.teleadreson.pl/-NACE3614%20produkcja%20do%20sypialni%20lazienek%20pokoi%20goscinnych%20ogrodow%20wykanczanie%20mebli"&gt;Produkcja do sypialni, łazienek, pokoi gościnnych, ogrodów; wykańczanie mebli&lt;/a&gt;</text:p>
            <text:p>&lt;span&gt;36.11&lt;/span&gt;&lt;a style="color:black;text-decoration:none;" href="http://www.teleadreson.pl/-NACE3611%20produkcja%20krzesel%20i%20siedzen"&gt;Produkcja krzeseł i siedzeń&lt;/a&gt;</text:p>
            <text:p/>
          </table:table-cell>
          <table:table-cell office:value-type="string">
            <text:p>&lt;span&gt;251201&lt;/span&gt;&lt;a style="color:black;text-decoration:none;" href="http://www.teleadreson.pl/-SIC251201%20krzesla%20fotele%20sofy%20drewniane%20tapicerowane%20produkcja"&gt;Krzesła, fotele, sofy drewniane tapicerowane, produkcja&lt;/a&gt;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6">
          <table:table-cell office:value-type="string">
            <text:p>Myskal Sp. z o.o. Specjalistyczne Wyroby i Usługi Przemysłowe</text:p>
          </table:table-cell>
          <table:table-cell office:value-type="string">
            <text:p>Myskal Sp. z o.o.</text:p>
          </table:table-cell>
          <table:table-cell office:value-type="string">
            <text:p>Kcyńska 31</text:p>
          </table:table-cell>
          <table:table-cell office:value-type="string">
            <text:p>Wągrowiec</text:p>
          </table:table-cell>
          <table:table-cell office:value-type="string">
            <text:p>62-454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32231-33 (603)132930</text:p>
          </table:table-cell>
          <table:table-cell office:value-type="string">
            <text:p>(67)2630432</text:p>
          </table:table-cell>
          <table:table-cell office:value-type="string">
            <text:p>prywatna</text:p>
          </table:table-cell>
          <table:table-cell office:value-type="string">
            <text:p>spółka z o.o.</text:p>
          </table:table-cell>
          <table:table-cell office:value-type="string">
            <text:p>&lt;a title="@myskal.pl"&gt;myskal&lt;/a&gt;</text:p>
          </table:table-cell>
          <table:table-cell office:value-type="string">
            <text:p>&lt;a href="http://www.teleadreson.pl/url/?k=6&amp;amp;r=http://www.myskal.pl"&gt;www.myskal.pl&lt;/a&gt;</text:p>
          </table:table-cell>
          <table:table-cell table:number-columns-repeated="2"/>
          <table:table-cell office:value-type="float" office:value="1965">
            <text:p>1965</text:p>
          </table:table-cell>
          <table:table-cell office:value-type="string">
            <text:p/>
            <text:p>&lt;span&gt;28.11&lt;/span&gt;&lt;a style="color:black;text-decoration:none;" href="http://www.teleadreson.pl/-NACE2811%20produkcja%20konstrukcji%20metalowych%20i%20ich%20czesci"&gt;Produkcja konstrukcji metalowych i ich części&lt;/a&gt;</text:p>
            <text:p>&lt;span&gt;29.12&lt;/span&gt;&lt;a style="color:black;text-decoration:none;" href="http://www.teleadreson.pl/-NACE2912%20produkcja%20pomp%20i%20sprezarek"&gt;Produkcja pomp i sprężarek&lt;/a&gt;</text:p>
            <text:p>&lt;span&gt;29.13&lt;/span&gt;&lt;a style="color:black;text-decoration:none;" href="http://www.teleadreson.pl/-NACE2913%20produkcja%20kurkow%20i%20zaworow"&gt;Produkcja kurków i zaworów&lt;/a&gt;</text:p>
            <text:p>&lt;span&gt;29.14&lt;/span&gt;&lt;a style="color:black;text-decoration:none;" href="http://www.teleadreson.pl/-NACE2914%20produkcja%20lozysk%20kol%20zebatych%20przekladni%20zebatych%20i%20elementow%20napedowych"&gt;Produkcja łożysk, kół zębatych, przekładni zębatych i elementów napędowych&lt;/a&gt;</text:p>
            <text:p>&lt;span&gt;45.25.4&lt;/span&gt;&lt;a style="color:black;text-decoration:none;" href="http://www.teleadreson.pl/-NACE45254%20montowanie%20i%20spawanie%20konstrukcji%20stalowych"&gt;Montowanie i spawanie konstrukcji stalowych&lt;/a&gt;</text:p>
            <text:p/>
          </table:table-cell>
          <table:table-cell office:value-type="string">
            <text:p/>
            <text:p>&lt;span&gt;3491&lt;/span&gt;&lt;a style="color:black;text-decoration:none;" href="http://www.teleadreson.pl/-SIC3491%20zawory%20przemyslowe%20produkcja"&gt;Zawory przemysłowe, produkcja&lt;/a&gt;</text:p>
            <text:p>&lt;span&gt;344999&lt;/span&gt;&lt;a style="color:black;text-decoration:none;" href="http://www.teleadreson.pl/-SIC344999%20roznorodne%20metalowe%20elementy%20konstrukcyjne%20osobno%20nie%20wymienione%20produkcja"&gt;Różnorodne metalowe elementy konstrukcyjne, osobno nie wymienione, produkcja&lt;/a&gt;</text:p>
            <text:p>&lt;span&gt;3568&lt;/span&gt;&lt;a style="color:black;text-decoration:none;" href="http://www.teleadreson.pl/-SIC3568%20przekladnie%20mechaniczne%20produkcja"&gt;Przekładnie mechaniczne, produkcja&lt;/a&gt;</text:p>
            <text:p>&lt;span&gt;769905&lt;/span&gt;Serwis wyposażenia przemysłowego</text:p>
            <text:p>&lt;span&gt;1791&lt;/span&gt;&lt;a style="color:black;text-decoration:none;" href="http://www.teleadreson.pl/-SIC1791%20wznoszenie%20konstrukcji%20stalowych"&gt;Wznoszenie konstrukcji stalowych&lt;/a&gt;</text:p>
            <text:p/>
          </table:table-cell>
          <table:table-cell office:value-type="string">
            <text:p/>
            <text:p>produkcja zaworów, siłowników hydraulicznych, koła pasowe, zębate, łańcuchowe</text:p>
            <text:p>konstrukcje stalowe</text:p>
            <text:p>remonty maszyn</text:p>
            <text:p>montaż maszyn i urządzeń</text:p>
            <text:p/>
          </table:table-cell>
        </table:table-row>
        <table:table-row table:style-name="ro1">
          <table:table-cell office:value-type="string">
            <text:p>Sprzedaż Części Samochodowych</text:p>
          </table:table-cell>
          <table:table-cell/>
          <table:table-cell office:value-type="string">
            <text:p>Kcyńska 42</text:p>
          </table:table-cell>
          <table:table-cell office:value-type="string">
            <text:p>Wągrowiec</text:p>
          </table:table-cell>
          <table:table-cell office:value-type="string">
            <text:p>62-343</text:p>
          </table:table-cell>
          <table:table-cell office:value-type="string">
            <text:p>Piotr Maćkiewicz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85889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1999">
            <text:p>1999</text:p>
          </table:table-cell>
          <table:table-cell office:value-type="string">
            <text:p>&lt;span&gt;50.31&lt;/span&gt;&lt;a style="color:black;text-decoration:none;" href="http://www.teleadreson.pl/-NACE5031%20sprzedaz%20hurtowa%20i%20detaliczna%20czesci%20i%20akcesoriow%20do%20pojazdow%20mechanicznych"&gt;Sprzedaż hurtowa i detaliczna części i akcesoriów do pojazdów mechanicznych&lt;/a&gt;</text:p>
          </table:table-cell>
          <table:table-cell office:value-type="string">
            <text:p>&lt;span&gt;553199&lt;/span&gt;Części i wyposażenie samochodowe, osobno nie wymienione, handel detaliczny</text:p>
          </table:table-cell>
          <table:table-cell/>
        </table:table-row>
        <table:table-row table:style-name="ro6">
          <table:table-cell office:value-type="string">
            <text:p>Zespół Szkół Ponadgimnazjalnych nr 1</text:p>
          </table:table-cell>
          <table:table-cell/>
          <table:table-cell office:value-type="string">
            <text:p>Kcyńska 41</text:p>
          </table:table-cell>
          <table:table-cell office:value-type="string">
            <text:p>Wągrowiec</text:p>
          </table:table-cell>
          <table:table-cell office:value-type="string">
            <text:p>62-344</text:p>
          </table:table-cell>
          <table:table-cell office:value-type="string">
            <text:p>dyr. Jarosław Berendt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90198 9629229</text:p>
          </table:table-cell>
          <table:table-cell office:value-type="string">
            <text:p>komunalna</text:p>
          </table:table-cell>
          <table:table-cell office:value-type="string">
            <text:p>wspólnota samorządowa</text:p>
          </table:table-cell>
          <table:table-cell office:value-type="string">
            <text:p/>
            <text:p>&lt;a title="@post.pl"&gt;zsp1wdgrowiec&lt;/a&gt;</text:p>
            <text:p>&lt;a title="@giganci.pl"&gt;sekretaridt&lt;/a&gt;</text:p>
            <text:p/>
          </table:table-cell>
          <table:table-cell office:value-type="string">
            <text:p>&lt;a href="http://www.teleadreson.pl/url/?k=6&amp;amp;r=http://www.giganci.pl"&gt;www.giganci.pl&lt;/a&gt;</text:p>
          </table:table-cell>
          <table:table-cell table:number-columns-repeated="3"/>
          <table:table-cell office:value-type="string">
            <text:p/>
            <text:p>&lt;span&gt;80.22.2&lt;/span&gt;Licea i technika zawodowe</text:p>
            <text:p>&lt;span&gt;80.22.1&lt;/span&gt;Zasadnicze szkoły zawodowe (młodzieżowe i przyzakładowe)</text:p>
            <text:p>&lt;span&gt;80.22.5&lt;/span&gt;Szkoły zawodowe specjalne</text:p>
            <text:p>&lt;span&gt;80.21.1&lt;/span&gt;Licea ogólnokształcące</text:p>
            <text:p>&lt;span&gt;80.32&lt;/span&gt;Policealne studia zawodowe i nauczycielskie kolegia języków obcych</text:p>
            <text:p/>
          </table:table-cell>
          <table:table-cell office:value-type="string">
            <text:p/>
            <text:p>&lt;span&gt;8222&lt;/span&gt;Szkoły pomaturalne i technika</text:p>
            <text:p>&lt;span&gt;8249&lt;/span&gt;Szkoły o profilu zawodowym</text:p>
            <text:p>&lt;span&gt;821104&lt;/span&gt;Szkolnictwo specjalne</text:p>
            <text:p>&lt;span&gt;821103&lt;/span&gt;Szkoły podstawowe i średnie publiczne</text:p>
            <text:p/>
          </table:table-cell>
          <table:table-cell office:value-type="string">
            <text:p/>
            <text:p>Liceum Profilowane</text:p>
            <text:p>Zasadnicza Szkoła Zawodowa, Zasadnicza Szkoła Zawodowa Specjalna</text:p>
            <text:p>Średnia Szkoła Zawodowa, Szkoła Policealna</text:p>
            <text:p>Liceum Ogólnokształcące</text:p>
            <text:p>Technikum, Technikum Uzupełniające</text:p>
            <text:p/>
          </table:table-cell>
        </table:table-row>
        <table:table-row table:style-name="ro4">
          <table:table-cell office:value-type="string">
            <text:p>Studio Komputerowe</text:p>
          </table:table-cell>
          <table:table-cell/>
          <table:table-cell office:value-type="string">
            <text:p>Kcyńska 55a</text:p>
          </table:table-cell>
          <table:table-cell office:value-type="string">
            <text:p>Wągrowiec</text:p>
          </table:table-cell>
          <table:table-cell office:value-type="string">
            <text:p>62-843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54750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/>
            <text:p>&lt;a title="@com-plus.pl"&gt;it&lt;/a&gt;</text:p>
            <text:p>&lt;a title="@com-plus.pl"&gt;pogqtowie&lt;/a&gt;</text:p>
            <text:p/>
          </table:table-cell>
          <table:table-cell office:value-type="string">
            <text:p>&lt;a href="http://www.teleadreson.pl/url/?k=6&amp;amp;r=http://www.phu-opta.pl"&gt;www.phu-opta.pl&lt;/a&gt;</text:p>
          </table:table-cell>
          <table:table-cell table:number-columns-repeated="3"/>
          <table:table-cell office:value-type="string">
            <text:p/>
            <text:p>&lt;span&gt;72.2&lt;/span&gt;Doradztwo w zakresie oprogramowania i dostarczanie oprogramowania</text:p>
            <text:p>&lt;span&gt;72.6&lt;/span&gt;Działalność związana z informatyką</text:p>
            <text:p>&lt;span&gt;45.31.1&lt;/span&gt;&lt;a style="color:black;text-decoration:none;" href="http://www.teleadreson.pl/-NACE45311%20okablowanie%20i%20instalacja%20wyposazenia%20elektrycznego%20i%20aparatury%20elektrycznej"&gt;Okablowanie i instalacja wyposażenia elektrycznego i aparatury elektrycznej&lt;/a&gt;</text:p>
            <text:p/>
          </table:table-cell>
          <table:table-cell office:value-type="string">
            <text:p/>
            <text:p>&lt;span&gt;7373&lt;/span&gt;Komputeryzacja firm i instytucji</text:p>
            <text:p>&lt;span&gt;173102&lt;/span&gt;&lt;a style="color:black;text-decoration:none;" href="http://www.teleadreson.pl/-SIC173102%20montaz%20elektronicznych%20urzadzen%20kontrolnych"&gt;Montaż elektronicznych urządzeń kontrolnych&lt;/a&gt;</text:p>
            <text:p/>
          </table:table-cell>
          <table:table-cell office:value-type="string">
            <text:p/>
            <text:p>systemy okablowanie strukturalnego</text:p>
            <text:p>sieciowe systemy informatyczne</text:p>
            <text:p>zabezpieczenia systemów teleinformatycznych</text:p>
            <text:p/>
            <text:p/>
          </table:table-cell>
        </table:table-row>
        <table:table-row table:style-name="ro1">
          <table:table-cell office:value-type="string">
            <text:p>Auto Styl - Twaróg</text:p>
          </table:table-cell>
          <table:table-cell/>
          <table:table-cell office:value-type="string">
            <text:p>Kcyńska 52</text:p>
          </table:table-cell>
          <table:table-cell office:value-type="string">
            <text:p>Wągrowiec</text:p>
          </table:table-cell>
          <table:table-cell office:value-type="string">
            <text:p>62-342</text:p>
          </table:table-cell>
          <table:table-cell office:value-type="string">
            <text:p>Leszek Twaróg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45448 4684484 (409)474774</text:p>
          </table:table-cell>
          <table:table-cell office:value-type="string">
            <text:p>(67)2645448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neostrada.pl"&gt;autostylsalon&lt;/a&gt;</text:p>
          </table:table-cell>
          <table:table-cell office:value-type="string">
            <text:p>&lt;a href="http://www.teleadreson.pl/url/?k=6&amp;amp;r=http://www.auto-suyl.gratka.pl"&gt;www.auto-suyl.gratka.pl&lt;/a&gt;</text:p>
          </table:table-cell>
          <table:table-cell table:number-columns-repeated="3"/>
          <table:table-cell office:value-type="string">
            <text:p>&lt;span&gt;50.11.2&lt;/span&gt;&lt;a style="color:black;text-decoration:none;" href="http://www.teleadreson.pl/-NACE50112%20sprzedaz%20detaliczna%20pojazdow%20uzywanych"&gt;Sprzedaż detaliczna pojazdów używanych&lt;/a&gt;</text:p>
          </table:table-cell>
          <table:table-cell office:value-type="string">
            <text:p>&lt;span&gt;5521&lt;/span&gt;Handel detaliczny używanymi pojazdami mechanicznymi</text:p>
          </table:table-cell>
          <table:table-cell office:value-type="string">
            <text:p>komis samochodowy</text:p>
          </table:table-cell>
        </table:table-row>
        <table:table-row table:style-name="ro2">
          <table:table-cell office:value-type="string">
            <text:p>Nagłaśnianie Pomieszczeń i Terenów Otwartych Auto-Reklamy</text:p>
          </table:table-cell>
          <table:table-cell/>
          <table:table-cell office:value-type="string">
            <text:p>Kcyńska 62</text:p>
          </table:table-cell>
          <table:table-cell office:value-type="string">
            <text:p>Wągrowiec</text:p>
          </table:table-cell>
          <table:table-cell office:value-type="string">
            <text:p>62-342</text:p>
          </table:table-cell>
          <table:table-cell office:value-type="string">
            <text:p>Borysław Zwolenkiewicz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40947 (604)540244</text:p>
          </table:table-cell>
          <table:table-cell office:value-type="string">
            <text:p>(67)2640947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975">
            <text:p>1975</text:p>
          </table:table-cell>
          <table:table-cell office:value-type="string">
            <text:p>&lt;span&gt;92.34.11&lt;/span&gt;Organizowanie imprez rozrywkowych, np. kabaretowych, satyrycznych</text:p>
          </table:table-cell>
          <table:table-cell office:value-type="string">
            <text:p/>
            <text:p>&lt;span&gt;799910&lt;/span&gt;Organizacja wystaw i imprez masowych</text:p>
            <text:p>&lt;span&gt;735905&lt;/span&gt;Wypożyczanie i dzierżawa sprzętu elektronicznego</text:p>
            <text:p/>
          </table:table-cell>
          <table:table-cell office:value-type="string">
            <text:p/>
            <text:p>nagłaśnianie imprez okolicznościowych</text:p>
            <text:p/>
            <text:p/>
          </table:table-cell>
        </table:table-row>
        <table:table-row table:style-name="ro4">
          <table:table-cell office:value-type="string">
            <text:p>Przedsiębiorstwo Wielobranżowe</text:p>
          </table:table-cell>
          <table:table-cell/>
          <table:table-cell office:value-type="string">
            <text:p>Kcyńska 62</text:p>
          </table:table-cell>
          <table:table-cell office:value-type="string">
            <text:p>Wągrowiec</text:p>
          </table:table-cell>
          <table:table-cell office:value-type="string">
            <text:p>62-453</text:p>
          </table:table-cell>
          <table:table-cell office:value-type="string">
            <text:p>Piotr Nowa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84488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995">
            <text:p>1995</text:p>
          </table:table-cell>
          <table:table-cell office:value-type="string">
            <text:p/>
            <text:p>&lt;span&gt;51.53.2&lt;/span&gt;&lt;a style="color:black;text-decoration:none;" href="http://www.teleadreson.pl/-NACE51532%20sprzedaz%20hurtowa%20niedrewnianych%20materialow%20budowlanych"&gt;Sprzedaż hurtowa niedrewnianych materiałów budowlanych&lt;/a&gt;</text:p>
            <text:p>&lt;span&gt;52.46.2&lt;/span&gt;&lt;a style="color:black;text-decoration:none;" href="http://www.teleadreson.pl/-NACE52462%20sprzedaz%20detaliczna%20farb%20politury%20lakierow"&gt;Sprzedaż detaliczna farb, politury, lakierów&lt;/a&gt;</text:p>
            <text:p>&lt;span&gt;51.54.2&lt;/span&gt;&lt;a style="color:black;text-decoration:none;" href="http://www.teleadreson.pl/-NACE51542%20sprzedaz%20hurtowa%20sprzetu%20i%20wyposazenia%20hydraulicznego"&gt;Sprzedaż hurtowa sprzętu i wyposażenia hydraulicznego&lt;/a&gt;</text:p>
            <text:p/>
          </table:table-cell>
          <table:table-cell office:value-type="string">
            <text:p/>
            <text:p>&lt;span&gt;521103&lt;/span&gt;&lt;a style="color:black;text-decoration:none;" href="http://www.teleadreson.pl/-SIC521103%20materialy%20instalacyjne%20i%20konserwacyjne%20handel%20detaliczny"&gt;Materiały instalacyjne i konserwacyjne, handel detaliczny&lt;/a&gt;</text:p>
            <text:p>&lt;span&gt;521105&lt;/span&gt;&lt;a style="color:black;text-decoration:none;" href="http://www.teleadreson.pl/-SIC521105%20materialy%20i%20wyposazenie%20murarskie%20handel%20detaliczny"&gt;Materiały i wyposażenie murarskie, handel detaliczny&lt;/a&gt;</text:p>
            <text:p>&lt;span&gt;523102&lt;/span&gt;&lt;a style="color:black;text-decoration:none;" href="http://www.teleadreson.pl/-SIC523102%20farby%20wyposazenie%20malarskie%20handel%20detaliczny"&gt;Farby, wyposażenie malarskie, handel detaliczny&lt;/a&gt;</text:p>
            <text:p/>
          </table:table-cell>
          <table:table-cell office:value-type="string">
            <text:p/>
            <text:p>wyposażenie hydrauliczne</text:p>
            <text:p>farby, lakiery</text:p>
            <text:p>materiały budowlane</text:p>
            <text:p/>
            <text:p/>
          </table:table-cell>
        </table:table-row>
        <table:table-row table:style-name="ro2">
          <table:table-cell office:value-type="string">
            <text:p>EKA-E Pracownia Tapicersko-Kaletniczo-Rymarska A. Gruszka</text:p>
          </table:table-cell>
          <table:table-cell office:value-type="string">
            <text:p>EKA-E</text:p>
          </table:table-cell>
          <table:table-cell office:value-type="string">
            <text:p>Kcyńska 71</text:p>
          </table:table-cell>
          <table:table-cell office:value-type="string">
            <text:p>Wągrowiec</text:p>
          </table:table-cell>
          <table:table-cell office:value-type="string">
            <text:p>62-842</text:p>
          </table:table-cell>
          <table:table-cell office:value-type="string">
            <text:p>Andrzej Grusz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12416</text:p>
          </table:table-cell>
          <table:table-cell office:value-type="string">
            <text:p>(67)2618616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985">
            <text:p>1985</text:p>
          </table:table-cell>
          <table:table-cell office:value-type="string">
            <text:p/>
            <text:p>&lt;span&gt;36.11.4&lt;/span&gt;&lt;a style="color:black;text-decoration:none;" href="http://www.teleadreson.pl/-NACE36114%20wykanczanie%20krzesel%20i%20siedzen%20np%20tapicerowanie"&gt;Wykańczanie krzeseł i siedzeń, np. tapicerowanie&lt;/a&gt;</text:p>
            <text:p>&lt;span&gt;36.14.2&lt;/span&gt;&lt;a style="color:black;text-decoration:none;" href="http://www.teleadreson.pl/-NACE36142%20wykanczanie%20mebli%20np%20tapicerowanie"&gt;Wykańczanie mebli, np. tapicerowanie&lt;/a&gt;</text:p>
            <text:p/>
          </table:table-cell>
          <table:table-cell office:value-type="string">
            <text:p/>
            <text:p>&lt;span&gt;251201&lt;/span&gt;&lt;a style="color:black;text-decoration:none;" href="http://www.teleadreson.pl/-SIC251201%20krzesla%20fotele%20sofy%20drewniane%20tapicerowane%20produkcja"&gt;Krzesła, fotele, sofy drewniane tapicerowane, produkcja&lt;/a&gt;</text:p>
            <text:p>&lt;span&gt;764101&lt;/span&gt;Warsztaty tapicerskie</text:p>
            <text:p/>
          </table:table-cell>
          <table:table-cell office:value-type="string">
            <text:p/>
            <text:p>wykańczanie mebli</text:p>
            <text:p>tapicerowanie</text:p>
            <text:p/>
          </table:table-cell>
        </table:table-row>
        <table:table-row table:style-name="ro5">
          <table:table-cell office:value-type="string">
            <text:p>P.H.U. CD-KOM</text:p>
          </table:table-cell>
          <table:table-cell/>
          <table:table-cell office:value-type="string">
            <text:p>Kcyńska 81</text:p>
          </table:table-cell>
          <table:table-cell office:value-type="string">
            <text:p>Wągrowiec</text:p>
          </table:table-cell>
          <table:table-cell office:value-type="string">
            <text:p>62-844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07)094694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wp.pl"&gt;cdkom&lt;/a&gt;</text:p>
          </table:table-cell>
          <table:table-cell office:value-type="string">
            <text:p>&lt;a href="http://www.teleadreson.pl/url/?k=6&amp;amp;r=http://www.cdkom.webpark.pl"&gt;www.cdkom.webpark.pl&lt;/a&gt;</text:p>
          </table:table-cell>
          <table:table-cell table:number-columns-repeated="3"/>
          <table:table-cell office:value-type="string">
            <text:p/>
            <text:p>&lt;span&gt;52.48.12&lt;/span&gt;&lt;a style="color:black;text-decoration:none;" href="http://www.teleadreson.pl/-NACE524812%20sprzedaz%20detaliczna%20komputerow%20i%20sprzetu%20komputerowego"&gt;Sprzedaż detaliczna komputerów i sprzętu komputerowego&lt;/a&gt;</text:p>
            <text:p>&lt;span&gt;52.48.13&lt;/span&gt;&lt;a style="color:black;text-decoration:none;" href="http://www.teleadreson.pl/-NACE524813%20sprzedaz%20detaliczna%20oprogramowania%20komputerowego"&gt;Sprzedaż detaliczna oprogramowania komputerowego&lt;/a&gt;</text:p>
            <text:p>&lt;span&gt;51.64&lt;/span&gt;&lt;a style="color:black;text-decoration:none;" href="http://www.teleadreson.pl/-NACE5164%20sprzedaz%20hurtowa%20maszyn%20i%20urzadzen%20biurowych%20oraz%20sprzetu%20komputerowego"&gt;Sprzedaż hurtowa maszyn i urządzeń biurowych, oraz sprzętu komputerowego&lt;/a&gt;</text:p>
            <text:p>&lt;span&gt;52.48.11&lt;/span&gt;&lt;a style="color:black;text-decoration:none;" href="http://www.teleadreson.pl/-NACE524811%20sprzedaz%20detaliczna%20artykulow%20i%20sprzetu%20biurowego"&gt;Sprzedaż detaliczna artykułów i sprzętu biurowego&lt;/a&gt;</text:p>
            <text:p/>
          </table:table-cell>
          <table:table-cell office:value-type="string">
            <text:p/>
            <text:p>&lt;span&gt;737902&lt;/span&gt;Konsultacje i porady komputerowe</text:p>
            <text:p>&lt;span&gt;5734&lt;/span&gt;Sklepy komputerowe</text:p>
            <text:p>&lt;span&gt;506503&lt;/span&gt;&lt;a style="color:black;text-decoration:none;" href="http://www.teleadreson.pl/-SIC506503%20czesci%20elektroniczne%20hurt"&gt;Części elektroniczne, hurt&lt;/a&gt;</text:p>
            <text:p>&lt;span&gt;5044&lt;/span&gt;&lt;a style="color:black;text-decoration:none;" href="http://www.teleadreson.pl/-SIC5044%20sprzet%20biurowy%20hurt"&gt;Sprzęt biurowy, hurt&lt;/a&gt;</text:p>
            <text:p>&lt;span&gt;599914&lt;/span&gt;Sprzęt biurowy, maszyny do pisania, handel detaliczny</text:p>
            <text:p>&lt;span&gt;511204&lt;/span&gt;&lt;a style="color:black;text-decoration:none;" href="http://www.teleadreson.pl/-SIC511204%20akcesoria%20do%20komputerow%20i%20kopiarek%20hurt"&gt;Akcesoria do komputerów i kopiarek, hurt&lt;/a&gt;</text:p>
            <text:p/>
          </table:table-cell>
          <table:table-cell/>
        </table:table-row>
        <table:table-row table:style-name="ro3">
          <table:table-cell office:value-type="string">
            <text:p>Biuro Tłumaczeń i Nauka Języka Niemieckiego</text:p>
          </table:table-cell>
          <table:table-cell/>
          <table:table-cell office:value-type="string">
            <text:p>Kcyńska 81</text:p>
          </table:table-cell>
          <table:table-cell office:value-type="string">
            <text:p>Wągrowiec</text:p>
          </table:table-cell>
          <table:table-cell office:value-type="string">
            <text:p>62-622</text:p>
          </table:table-cell>
          <table:table-cell office:value-type="string">
            <text:p>mgr Cecylia Jankows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12412</text:p>
          </table:table-cell>
          <table:table-cell office:value-type="string">
            <text:p>(67)2616819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neostrada.pl"&gt;c.jankowtka&lt;/a&gt;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/>
            <text:p>&lt;span&gt;74.83.5&lt;/span&gt;Tłumaczenia</text:p>
            <text:p>&lt;span&gt;80.42.3&lt;/span&gt;Kursy języków obcych</text:p>
            <text:p/>
          </table:table-cell>
          <table:table-cell office:value-type="string">
            <text:p/>
            <text:p>&lt;span&gt;733899&lt;/span&gt;Usługi sekretarskie, protokolanckie, osobno nie wymienione</text:p>
            <text:p>&lt;span&gt;829902&lt;/span&gt;Szkolenia</text:p>
            <text:p>&lt;span&gt;829905&lt;/span&gt;Szkoły pisania i wymowy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7">
          <table:table-cell office:value-type="string">
            <text:p>Budowa Urządzeń i Technika Ekologiczna Horstmann Sp. z o.o.</text:p>
          </table:table-cell>
          <table:table-cell office:value-type="string">
            <text:p>Horstmann Sp. z o.o.</text:p>
          </table:table-cell>
          <table:table-cell office:value-type="string">
            <text:p>Kcyńska 151</text:p>
          </table:table-cell>
          <table:table-cell office:value-type="string">
            <text:p>Wągrowiec</text:p>
          </table:table-cell>
          <table:table-cell office:value-type="string">
            <text:p>62-843</text:p>
          </table:table-cell>
          <table:table-cell office:value-type="string">
            <text:p>Mariusz Kabat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50150 5685185 2580531</text:p>
          </table:table-cell>
          <table:table-cell office:value-type="string">
            <text:p>(67)2650159</text:p>
          </table:table-cell>
          <table:table-cell office:value-type="string">
            <text:p>zagraniczna</text:p>
          </table:table-cell>
          <table:table-cell office:value-type="string">
            <text:p>spółka z o.o.</text:p>
          </table:table-cell>
          <table:table-cell office:value-type="string">
            <text:p/>
            <text:p>&lt;a title="@hotstmann.pl"&gt;horstmann&lt;/a&gt;</text:p>
            <text:p>&lt;a title="@hqrstmann.pl"&gt;biuro&lt;/a&gt;</text:p>
            <text:p>&lt;a title="@horstmann.pl"&gt;marketkng&lt;/a&gt;</text:p>
            <text:p>&lt;a title="@horstmann.pl"&gt;sgrwis&lt;/a&gt;</text:p>
            <text:p/>
          </table:table-cell>
          <table:table-cell office:value-type="string">
            <text:p>&lt;a href="http://www.teleadreson.pl/url/?k=6&amp;amp;r=http://www.horstmann.pl"&gt;www.horstmann.pl&lt;/a&gt;</text:p>
          </table:table-cell>
          <table:table-cell office:value-type="float" office:value="200">
            <text:p>200</text:p>
          </table:table-cell>
          <table:table-cell office:value-type="string">
            <text:p>21,400,000 zł.</text:p>
          </table:table-cell>
          <table:table-cell office:value-type="float" office:value="1993">
            <text:p>1993</text:p>
          </table:table-cell>
          <table:table-cell office:value-type="string">
            <text:p/>
            <text:p>&lt;span&gt;29.14.7&lt;/span&gt;&lt;a style="color:black;text-decoration:none;" href="http://www.teleadreson.pl/-NACE29147%20produkcja%20hydraulicznego%20sprzetu%20transmisyjnego"&gt;Produkcja hydraulicznego sprzętu transmisyjnego&lt;/a&gt;</text:p>
            <text:p>&lt;span&gt;29.52.3&lt;/span&gt;&lt;a style="color:black;text-decoration:none;" href="http://www.teleadreson.pl/-NACE29523%20produkcja%20urzadzen%20do%20obrobki%20mineralow%20np%20do%20sortowania%20klasyfikowania%20rozdzielania"&gt;Produkcja urządzeń do obróbki minerałów, np. do sortowania, klasyfikowania, rozdzielania&lt;/a&gt;</text:p>
            <text:p>&lt;span&gt;28.21.1&lt;/span&gt;&lt;a style="color:black;text-decoration:none;" href="http://www.teleadreson.pl/-NACE28211%20produkcja%20zbiornikow%20cystern%20i%20podobnych%20pojemnikow%20metalowych%20o%20pojemnosci%20powyzej%20300%20litrow"&gt;Produkcja zbiorników, cystern i podobnych pojemników metalowych o pojemności powyżej 300 litrów&lt;/a&gt;</text:p>
            <text:p>&lt;span&gt;51.65&lt;/span&gt;&lt;a style="color:black;text-decoration:none;" href="http://www.teleadreson.pl/-NACE5165%20sprzedaz%20hurtowa%20pomocniczych%20maszyn%20i%20urzadzen%20dla%20przemyslu%20handlu%20i%20transportu%20wodnego"&gt;Sprzedaż hurtowa pomocniczych maszyn i urządzeń dla przemysłu, handlu i transportu wodnego&lt;/a&gt;</text:p>
            <text:p>&lt;span&gt;74.24.1&lt;/span&gt;Usługi inżynieryjne i techniczne, projektowanie technologiczne dla przemysłu</text:p>
            <text:p/>
          </table:table-cell>
          <table:table-cell office:value-type="string">
            <text:p/>
            <text:p>&lt;span&gt;353599&lt;/span&gt;&lt;a style="color:black;text-decoration:none;" href="http://www.teleadreson.pl/-SIC353599%20przenosniki%20i%20wyposazenie%20osobno%20nie%20wymienione%20produkcja"&gt;Przenośniki i wyposażenie, osobno nie wymienione, produkcja&lt;/a&gt;</text:p>
            <text:p>&lt;span&gt;355999&lt;/span&gt;&lt;a style="color:black;text-decoration:none;" href="http://www.teleadreson.pl/-SIC355999%20specjalizowane%20maszyny%20i%20urzadzenia%20przemyslowe%20osobno%20nie%20wymienione%20osobno%20nie%20wymienione%20produkcja"&gt;Specjalizowane maszyny i urządzenia przemysłowe, osobno nie wymienione, osobno nie wymienione, produkcja&lt;/a&gt;</text:p>
            <text:p>&lt;span&gt;344301&lt;/span&gt;&lt;a style="color:black;text-decoration:none;" href="http://www.teleadreson.pl/-SIC344301%20zbiorniki%20i%20pojemniki%20przemyslowe%20produkcja"&gt;Zbiorniki i pojemniki przemysłowe, produkcja&lt;/a&gt;</text:p>
            <text:p>&lt;span&gt;508499&lt;/span&gt;&lt;a style="color:black;text-decoration:none;" href="http://www.teleadreson.pl/-SIC508499%20maszyny%20i%20urzadzenia%20przemyslowe%20osobno%20nie%20wymienione%20hurt"&gt;Maszyny i urządzenia przemysłowe, osobno nie wymienione, hurt&lt;/a&gt;</text:p>
            <text:p>&lt;span&gt;508509&lt;/span&gt;&lt;a style="color:black;text-decoration:none;" href="http://www.teleadreson.pl/-SIC508509%20przekladnie%20i%20pasy%20transmisyjne%20hurt"&gt;Przekładnie i pasy transmisyjne, hurt&lt;/a&gt;</text:p>
            <text:p>&lt;span&gt;871102&lt;/span&gt;Inżynieria przemysłowa</text:p>
            <text:p>&lt;span&gt;769905&lt;/span&gt;Serwis wyposażenia przemysłowego</text:p>
            <text:p/>
          </table:table-cell>
          <table:table-cell office:value-type="string">
            <text:p/>
            <text:p>sortownie odpadów</text:p>
            <text:p/>
            <text:p/>
          </table:table-cell>
        </table:table-row>
        <table:table-row table:style-name="ro3">
          <table:table-cell office:value-type="string">
            <text:p>Hotel JAMAJKA</text:p>
          </table:table-cell>
          <table:table-cell/>
          <table:table-cell office:value-type="string">
            <text:p>Kcyńska 123</text:p>
          </table:table-cell>
          <table:table-cell office:value-type="string">
            <text:p>Wągrowiec</text:p>
          </table:table-cell>
          <table:table-cell office:value-type="string">
            <text:p>62-342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45840-4</text:p>
          </table:table-cell>
          <table:table-cell office:value-type="string">
            <text:p>(67)2645842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/>
            <text:p>&lt;a title="@wq.pl"&gt;jamajka_motel&lt;/a&gt;</text:p>
            <text:p>&lt;a title="@houeljamajka.pl"&gt;hotel&lt;/a&gt;</text:p>
            <text:p/>
          </table:table-cell>
          <table:table-cell office:value-type="string">
            <text:p>&lt;a href="http://www.teleadreson.pl/url/?k=6&amp;amp;r=http://www.houeljamajka.pl"&gt;www.houeljamajka.pl&lt;/a&gt;</text:p>
          </table:table-cell>
          <table:table-cell table:number-columns-repeated="3"/>
          <table:table-cell office:value-type="string">
            <text:p/>
            <text:p>&lt;span&gt;55.11.1&lt;/span&gt;Hotele, motele i zajazdy</text:p>
            <text:p>&lt;span&gt;55.31&lt;/span&gt;Restauracje</text:p>
            <text:p>&lt;span&gt;71.42&lt;/span&gt;Wypożyczanie mebli, wyrobów szklanych i ceramicznych, urządzeń elektrycznych oraz kuchennych</text:p>
            <text:p/>
          </table:table-cell>
          <table:table-cell office:value-type="string">
            <text:p/>
            <text:p>&lt;span&gt;701103&lt;/span&gt;Hotele</text:p>
            <text:p>&lt;span&gt;581205&lt;/span&gt;Restauracje tradycyjne</text:p>
            <text:p>&lt;span&gt;729905&lt;/span&gt;Wypożyczalnie, organizacja imprez</text:p>
            <text:p/>
          </table:table-cell>
          <table:table-cell office:value-type="string">
            <text:p/>
            <text:p>organizowanie przyjeć</text:p>
            <text:p/>
            <text:p/>
          </table:table-cell>
        </table:table-row>
        <table:table-row table:style-name="ro3">
          <table:table-cell office:value-type="string">
            <text:p>Stacja Paliw PKN ORLEN S.A. nr 232</text:p>
          </table:table-cell>
          <table:table-cell/>
          <table:table-cell office:value-type="string">
            <text:p>Kcyńska</text:p>
          </table:table-cell>
          <table:table-cell office:value-type="string">
            <text:p>Wągrowiec</text:p>
          </table:table-cell>
          <table:table-cell office:value-type="string">
            <text:p>62-453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28524</text:p>
          </table:table-cell>
          <table:table-cell/>
          <table:table-cell office:value-type="string">
            <text:p>Skarb Państwa</text:p>
          </table:table-cell>
          <table:table-cell office:value-type="string">
            <text:p>spółka akcyjna</text:p>
          </table:table-cell>
          <table:table-cell table:number-columns-repeated="5"/>
          <table:table-cell office:value-type="string">
            <text:p/>
            <text:p>&lt;span&gt;50.51&lt;/span&gt;&lt;a style="color:black;text-decoration:none;" href="http://www.teleadreson.pl/-NACE5051%20sprzedaz%20detaliczna%20paliw%20do%20pojazdow%20samochodowych%20i%20motocykli"&gt;Sprzedaż detaliczna paliw do pojazdów samochodowych i motocykli&lt;/a&gt;</text:p>
            <text:p>&lt;span&gt;50.52.1&lt;/span&gt;&lt;a style="color:black;text-decoration:none;" href="http://www.teleadreson.pl/-NACE50521%20sprzedaz%20detaliczna%20olejow%20i%20smarow%20do%20pojazdow%20mechanicznych"&gt;Sprzedaż detaliczna olejów i smarów do pojazdów mechanicznych&lt;/a&gt;</text:p>
            <text:p>&lt;span&gt;50.23&lt;/span&gt;&lt;a style="color:black;text-decoration:none;" href="http://www.teleadreson.pl/-NACE5023%20mycie%20i%20polerowanie%20pojazdow"&gt;Mycie i polerowanie pojazdów&lt;/a&gt;</text:p>
            <text:p/>
          </table:table-cell>
          <table:table-cell office:value-type="string">
            <text:p/>
            <text:p>&lt;span&gt;5541&lt;/span&gt;Stacje benzynowe</text:p>
            <text:p>&lt;span&gt;7542&lt;/span&gt;Myjnie samochodowe</text:p>
            <text:p/>
          </table:table-cell>
          <table:table-cell/>
        </table:table-row>
        <table:table-row table:style-name="ro2">
          <table:table-cell office:value-type="string">
            <text:p>Mico-Electronic S.C. - Salon Sprzedaży TP</text:p>
          </table:table-cell>
          <table:table-cell/>
          <table:table-cell office:value-type="string">
            <text:p>Klasztorna 1</text:p>
          </table:table-cell>
          <table:table-cell office:value-type="string">
            <text:p>Wągrowiec</text:p>
          </table:table-cell>
          <table:table-cell office:value-type="string">
            <text:p>62-952</text:p>
          </table:table-cell>
          <table:table-cell office:value-type="string">
            <text:p>kier. Tomasz Bosac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15616</text:p>
          </table:table-cell>
          <table:table-cell office:value-type="string">
            <text:p>prywatna</text:p>
          </table:table-cell>
          <table:table-cell office:value-type="string">
            <text:p>spółka cywilna</text:p>
          </table:table-cell>
          <table:table-cell office:value-type="string">
            <text:p>&lt;a title="@ae.com.pl"&gt;wagrowiec&lt;/a&gt;</text:p>
          </table:table-cell>
          <table:table-cell table:number-columns-repeated="4"/>
          <table:table-cell office:value-type="string">
            <text:p/>
            <text:p>&lt;span&gt;52.48.11&lt;/span&gt;&lt;a style="color:black;text-decoration:none;" href="http://www.teleadreson.pl/-NACE524811%20sprzedaz%20detaliczna%20artykulow%20i%20sprzetu%20biurowego"&gt;Sprzedaż detaliczna artykułów i sprzętu biurowego&lt;/a&gt;</text:p>
            <text:p>&lt;span&gt;64.23.1&lt;/span&gt;Łączność telefoniczna</text:p>
            <text:p/>
          </table:table-cell>
          <table:table-cell office:value-type="string">
            <text:p/>
            <text:p>&lt;span&gt;599906&lt;/span&gt;Telefony i sprzęt łącznościowy, handel detaliczny</text:p>
            <text:p>&lt;span&gt;4813&lt;/span&gt;&lt;a style="color:black;text-decoration:none;" href="http://www.teleadreson.pl/-SIC4813%20lacznosc%20telefoniczna"&gt;Łączność telefoniczna&lt;/a&gt;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Mico-Electronic S.C.</text:p>
          </table:table-cell>
          <table:table-cell/>
          <table:table-cell office:value-type="string">
            <text:p>Klasztorna 4</text:p>
          </table:table-cell>
          <table:table-cell office:value-type="string">
            <text:p>Wągrowiec</text:p>
          </table:table-cell>
          <table:table-cell office:value-type="string">
            <text:p>62-623</text:p>
          </table:table-cell>
          <table:table-cell office:value-type="string">
            <text:p>Tomasz Bosac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85686</text:p>
          </table:table-cell>
          <table:table-cell office:value-type="string">
            <text:p>prywatna</text:p>
          </table:table-cell>
          <table:table-cell office:value-type="string">
            <text:p>spółka cywilna</text:p>
          </table:table-cell>
          <table:table-cell office:value-type="string">
            <text:p>&lt;a title="@onet.pl"&gt;mico&lt;/a&gt;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996">
            <text:p>1996</text:p>
          </table:table-cell>
          <table:table-cell office:value-type="string">
            <text:p>&lt;span&gt;52.48.11&lt;/span&gt;&lt;a style="color:black;text-decoration:none;" href="http://www.teleadreson.pl/-NACE524811%20sprzedaz%20detaliczna%20artykulow%20i%20sprzetu%20biurowego"&gt;Sprzedaż detaliczna artykułów i sprzętu biurowego&lt;/a&gt;</text:p>
          </table:table-cell>
          <table:table-cell office:value-type="string">
            <text:p>&lt;span&gt;599914&lt;/span&gt;Sprzęt biurowy, maszyny do pisania, handel detaliczny</text:p>
          </table:table-cell>
          <table:table-cell office:value-type="string">
            <text:p/>
            <text:p>kasy fiskalne</text:p>
            <text:p/>
            <text:p/>
          </table:table-cell>
        </table:table-row>
        <table:table-row table:style-name="ro2">
          <table:table-cell office:value-type="string">
            <text:p>Sklep Spożywczo-Przemysłowy</text:p>
          </table:table-cell>
          <table:table-cell/>
          <table:table-cell office:value-type="string">
            <text:p>Klasztorna 6</text:p>
          </table:table-cell>
          <table:table-cell office:value-type="string">
            <text:p>Wągrowiec</text:p>
          </table:table-cell>
          <table:table-cell office:value-type="string">
            <text:p>62-014</text:p>
          </table:table-cell>
          <table:table-cell office:value-type="string">
            <text:p>Władysław Domb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60764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990">
            <text:p>1990</text:p>
          </table:table-cell>
          <table:table-cell office:value-type="string">
            <text:p/>
            <text:p>&lt;span&gt;52.2&lt;/span&gt;&lt;a style="color:black;text-decoration:none;" href="http://www.teleadreson.pl/-NACE522%20sprzedaz%20detaliczna%20zywnosci%20napojow%20i%20wyrobow%20tytoniowych%20w%20wyspecjalizowanych%20sklepach"&gt;Sprzedaż detaliczna żywności, napojów i wyrobów tytoniowych w wyspecjalizowanych sklepach&lt;/a&gt;</text:p>
            <text:p>&lt;span&gt;52.33&lt;/span&gt;&lt;a style="color:black;text-decoration:none;" href="http://www.teleadreson.pl/-NACE5233%20sprzedaz%20detaliczna%20kosmetykow%20i%20artykulow%20toaletowych%20i%20srodkow%20czystosci%20chemii%20gospodarczej"&gt;Sprzedaż detaliczna kosmetyków i artykułów toaletowych i środków czystości (chemii gospodarczej)&lt;/a&gt;</text:p>
            <text:p/>
          </table:table-cell>
          <table:table-cell office:value-type="string">
            <text:p/>
            <text:p>&lt;span&gt;541199&lt;/span&gt;&lt;a style="color:black;text-decoration:none;" href="http://www.teleadreson.pl/-SIC541199%20sklepy%20spozywcze%20osobno%20nie%20wymienione"&gt;Sklepy spożywcze, osobno nie wymienione&lt;/a&gt;</text:p>
            <text:p>&lt;span&gt;599913&lt;/span&gt;Kosmetyki i przybory toaletowe, handel detaliczny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Ośrodek Szkolenia Kierowców Kapałczyńscy Krzysztof, Sylwia S.C.</text:p>
          </table:table-cell>
          <table:table-cell office:value-type="string">
            <text:p>OSK S.C.</text:p>
          </table:table-cell>
          <table:table-cell office:value-type="string">
            <text:p>Klasztorna 56</text:p>
          </table:table-cell>
          <table:table-cell office:value-type="string">
            <text:p>Wągrowiec</text:p>
          </table:table-cell>
          <table:table-cell office:value-type="string">
            <text:p>62-732</text:p>
          </table:table-cell>
          <table:table-cell office:value-type="string">
            <text:p/>
            <text:p>Sylwia Kapałczyńska</text:p>
            <text:p>Krzysztof Kapałczyński</text:p>
            <text:p/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78079 (507)077972</text:p>
          </table:table-cell>
          <table:table-cell office:value-type="string">
            <text:p>(67)2674071</text:p>
          </table:table-cell>
          <table:table-cell office:value-type="string">
            <text:p>prywatna</text:p>
          </table:table-cell>
          <table:table-cell office:value-type="string">
            <text:p>spółka cywilna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office:value-type="float" office:value="1997">
            <text:p>1997</text:p>
          </table:table-cell>
          <table:table-cell office:value-type="string">
            <text:p>&lt;span&gt;80.41&lt;/span&gt;Kursy na prawo jazdy</text:p>
          </table:table-cell>
          <table:table-cell office:value-type="string">
            <text:p>&lt;span&gt;829904&lt;/span&gt;Szkoły jazdy</text:p>
          </table:table-cell>
          <table:table-cell office:value-type="string">
            <text:p>kat. A, B, C, C+E, D, B+E</text:p>
          </table:table-cell>
        </table:table-row>
        <table:table-row table:style-name="ro1">
          <table:table-cell office:value-type="string">
            <text:p>I Liceum Ogólnokształcące im. Powstańców Wielkopolskich</text:p>
          </table:table-cell>
          <table:table-cell office:value-type="string">
            <text:p>I LO</text:p>
          </table:table-cell>
          <table:table-cell office:value-type="string">
            <text:p>Klasztorna 61a</text:p>
          </table:table-cell>
          <table:table-cell office:value-type="string">
            <text:p>Wągrowiec</text:p>
          </table:table-cell>
          <table:table-cell office:value-type="string">
            <text:p>62-844</text:p>
          </table:table-cell>
          <table:table-cell office:value-type="string">
            <text:p>dyr. mgr inż. Ireneusz Bniew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61461</text:p>
          </table:table-cell>
          <table:table-cell office:value-type="string">
            <text:p>komunalna</text:p>
          </table:table-cell>
          <table:table-cell office:value-type="string">
            <text:p>powiatowa samorządowa jednostka organizacyjna</text:p>
          </table:table-cell>
          <table:table-cell office:value-type="string">
            <text:p>&lt;a title="@1lo.wagrowiec.pl"&gt;sekretariaw&lt;/a&gt;</text:p>
          </table:table-cell>
          <table:table-cell office:value-type="string">
            <text:p>&lt;a href="http://www.teleadreson.pl/url/?k=6&amp;amp;r=http://www.1lo.wagrowiec.pl"&gt;www.1lo.wagrowiec.pl&lt;/a&gt;</text:p>
          </table:table-cell>
          <table:table-cell office:value-type="float" office:value="45">
            <text:p>45</text:p>
          </table:table-cell>
          <table:table-cell/>
          <table:table-cell office:value-type="float" office:value="1872">
            <text:p>1872</text:p>
          </table:table-cell>
          <table:table-cell office:value-type="string">
            <text:p>&lt;span&gt;80.21.1&lt;/span&gt;Licea ogólnokształcące</text:p>
          </table:table-cell>
          <table:table-cell office:value-type="string">
            <text:p>&lt;span&gt;821103&lt;/span&gt;Szkoły podstawowe i średnie publiczne</text:p>
          </table:table-cell>
          <table:table-cell/>
        </table:table-row>
        <table:table-row table:style-name="ro2">
          <table:table-cell office:value-type="string">
            <text:p>Parafia Rzymsko-Katolicka p.w. Wniebowzięcia NMP</text:p>
          </table:table-cell>
          <table:table-cell/>
          <table:table-cell office:value-type="string">
            <text:p>Klasztorna 31</text:p>
          </table:table-cell>
          <table:table-cell office:value-type="string">
            <text:p>Wągrowiec</text:p>
          </table:table-cell>
          <table:table-cell office:value-type="string">
            <text:p>62-514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30135 3683013</text:p>
          </table:table-cell>
          <table:table-cell/>
          <table:table-cell office:value-type="string">
            <text:p>prywatna</text:p>
          </table:table-cell>
          <table:table-cell office:value-type="string">
            <text:p>Kościół Katolicki</text:p>
          </table:table-cell>
          <table:table-cell office:value-type="string">
            <text:p>&lt;a title="@parafia-internetowa.pl"&gt;proboszcz&lt;/a&gt;</text:p>
          </table:table-cell>
          <table:table-cell office:value-type="string">
            <text:p>&lt;a href="http://www.teleadreson.pl/url/?k=6&amp;amp;r=http://www.parafia-internetowa.pl"&gt;www.parafia-internetowa.pl&lt;/a&gt;</text:p>
          </table:table-cell>
          <table:table-cell table:number-columns-repeated="3"/>
          <table:table-cell office:value-type="string">
            <text:p>&lt;span&gt;91.31.11&lt;/span&gt;Kościół katolicki -parafie</text:p>
          </table:table-cell>
          <table:table-cell office:value-type="string">
            <text:p>&lt;span&gt;866101&lt;/span&gt;Kościoły i świątynie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3">
          <table:table-cell office:value-type="string">
            <text:p>Przedsiębiorstwo Handlowo-Usługowe Marcel</text:p>
          </table:table-cell>
          <table:table-cell office:value-type="string">
            <text:p>PHU Marcel</text:p>
          </table:table-cell>
          <table:table-cell office:value-type="string">
            <text:p>Kobylec 145</text:p>
          </table:table-cell>
          <table:table-cell office:value-type="string">
            <text:p>Wągrowiec</text:p>
          </table:table-cell>
          <table:table-cell office:value-type="string">
            <text:p>62-734</text:p>
          </table:table-cell>
          <table:table-cell office:value-type="string">
            <text:p>Tomasz Kulaszew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61167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4"/>
          <table:table-cell office:value-type="float" office:value="1997">
            <text:p>1997</text:p>
          </table:table-cell>
          <table:table-cell office:value-type="string">
            <text:p/>
            <text:p>&lt;span&gt;55.11.1&lt;/span&gt;Hotele, motele i zajazdy</text:p>
            <text:p>&lt;span&gt;71.42&lt;/span&gt;Wypożyczanie mebli, wyrobów szklanych i ceramicznych, urządzeń elektrycznych oraz kuchennych</text:p>
            <text:p>&lt;span&gt;92.61&lt;/span&gt;Stadiony i inne obiekty sportowe</text:p>
            <text:p/>
          </table:table-cell>
          <table:table-cell office:value-type="string">
            <text:p/>
            <text:p>&lt;span&gt;701101&lt;/span&gt;Motele</text:p>
            <text:p>&lt;span&gt;581205&lt;/span&gt;Restauracje tradycyjne</text:p>
            <text:p>&lt;span&gt;799901&lt;/span&gt;Usługi i kursy tenisowe</text:p>
            <text:p/>
          </table:table-cell>
          <table:table-cell office:value-type="string">
            <text:p/>
            <text:p>korty tenisowe</text:p>
            <text:p/>
            <text:p/>
          </table:table-cell>
        </table:table-row>
        <table:table-row table:style-name="ro2">
          <table:table-cell office:value-type="string">
            <text:p>Przedsiębiorstwo Produkcyjno-Handlowo-Usługowe Maria Majchrzak</text:p>
          </table:table-cell>
          <table:table-cell office:value-type="string">
            <text:p>PPHU Maria Majchrzak</text:p>
          </table:table-cell>
          <table:table-cell office:value-type="string">
            <text:p>Kobylec, Wągrowiecka 1</text:p>
          </table:table-cell>
          <table:table-cell office:value-type="string">
            <text:p>Wągrowiec</text:p>
          </table:table-cell>
          <table:table-cell office:value-type="string">
            <text:p>62-952</text:p>
          </table:table-cell>
          <table:table-cell office:value-type="string">
            <text:p/>
            <text:p>Włodzimierz Majchrzak</text:p>
            <text:p>Maria Majchrzak</text:p>
            <text:p/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12611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4"/>
          <table:table-cell office:value-type="float" office:value="1985">
            <text:p>1985</text:p>
          </table:table-cell>
          <table:table-cell office:value-type="string">
            <text:p/>
            <text:p>&lt;span&gt;20.1&lt;/span&gt;&lt;a style="color:black;text-decoration:none;" href="http://www.teleadreson.pl/-NACE201%20ciecie%20i%20heblowanie%20drewna%20impregnacja%20drewna"&gt;Cięcie i heblowanie drewna, impregnacja drewna&lt;/a&gt;</text:p>
            <text:p>&lt;span&gt;51.53.1&lt;/span&gt;&lt;a style="color:black;text-decoration:none;" href="http://www.teleadreson.pl/-NACE51531%20sprzedaz%20hurtowa%20drewna%20i%20elementow%20drewnianych"&gt;Sprzedaż hurtowa drewna i elementów drewnianych&lt;/a&gt;</text:p>
            <text:p/>
          </table:table-cell>
          <table:table-cell office:value-type="string">
            <text:p/>
            <text:p>&lt;span&gt;2421&lt;/span&gt;&lt;a style="color:black;text-decoration:none;" href="http://www.teleadreson.pl/-SIC2421%20heblarnie%20i%20tartaki"&gt;Heblarnie i tartaki&lt;/a&gt;</text:p>
            <text:p>&lt;span&gt;509902&lt;/span&gt;&lt;a style="color:black;text-decoration:none;" href="http://www.teleadreson.pl/-SIC509902%20drewno%20i%20uboczne%20produkty%20drewniane%20hurt"&gt;Drewno i uboczne produkty drewniane, hurt&lt;/a&gt;</text:p>
            <text:p/>
          </table:table-cell>
          <table:table-cell office:value-type="string">
            <text:p/>
            <text:p>produkcja wyrobów tartacznych</text:p>
            <text:p/>
            <text:p/>
          </table:table-cell>
        </table:table-row>
        <table:table-row table:style-name="ro3">
          <table:table-cell office:value-type="string">
            <text:p>Sklep Spożywczo-Przemysłowy</text:p>
          </table:table-cell>
          <table:table-cell/>
          <table:table-cell office:value-type="string">
            <text:p>Kobylec, Klonowa 61</text:p>
          </table:table-cell>
          <table:table-cell office:value-type="string">
            <text:p>Wągrowiec</text:p>
          </table:table-cell>
          <table:table-cell office:value-type="string">
            <text:p>62-954</text:p>
          </table:table-cell>
          <table:table-cell office:value-type="string">
            <text:p>Włodzimierz Miler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62667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200,000 zł.</text:p>
          </table:table-cell>
          <table:table-cell office:value-type="float" office:value="1990">
            <text:p>1990</text:p>
          </table:table-cell>
          <table:table-cell office:value-type="string">
            <text:p/>
            <text:p>&lt;span&gt;52.2&lt;/span&gt;&lt;a style="color:black;text-decoration:none;" href="http://www.teleadreson.pl/-NACE522%20sprzedaz%20detaliczna%20zywnosci%20napojow%20i%20wyrobow%20tytoniowych%20w%20wyspecjalizowanych%20sklepach"&gt;Sprzedaż detaliczna żywności, napojów i wyrobów tytoniowych w wyspecjalizowanych sklepach&lt;/a&gt;</text:p>
            <text:p>&lt;span&gt;52.25.1&lt;/span&gt;&lt;a style="color:black;text-decoration:none;" href="http://www.teleadreson.pl/-NACE52251%20sprzedaz%20detaliczna%20napojow%20alkoholowych"&gt;Sprzedaż detaliczna napojów alkoholowych&lt;/a&gt;</text:p>
            <text:p/>
          </table:table-cell>
          <table:table-cell office:value-type="string">
            <text:p/>
            <text:p>&lt;span&gt;541199&lt;/span&gt;&lt;a style="color:black;text-decoration:none;" href="http://www.teleadreson.pl/-SIC541199%20sklepy%20spozywcze%20osobno%20nie%20wymienione"&gt;Sklepy spożywcze, osobno nie wymienione&lt;/a&gt;</text:p>
            <text:p>&lt;span&gt;549902&lt;/span&gt;&lt;a style="color:black;text-decoration:none;" href="http://www.teleadreson.pl/-SIC549902%20sklepy%20z%20napojami"&gt;Sklepy z napojami&lt;/a&gt;</text:p>
            <text:p>&lt;span&gt;5921&lt;/span&gt;Sklepy monopolowe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Studniarstwo</text:p>
          </table:table-cell>
          <table:table-cell/>
          <table:table-cell office:value-type="string">
            <text:p>Kobylec, Klonowa 2</text:p>
          </table:table-cell>
          <table:table-cell office:value-type="string">
            <text:p>Wągrowiec</text:p>
          </table:table-cell>
          <table:table-cell office:value-type="string">
            <text:p>62-343</text:p>
          </table:table-cell>
          <table:table-cell office:value-type="string">
            <text:p>Andrzej Burdach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22629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5"/>
          <table:table-cell office:value-type="string">
            <text:p>&lt;span&gt;45.25.3&lt;/span&gt;&lt;a style="color:black;text-decoration:none;" href="http://www.teleadreson.pl/-NACE45253%20wiercenie%20studni"&gt;Wiercenie studni&lt;/a&gt;</text:p>
          </table:table-cell>
          <table:table-cell office:value-type="string">
            <text:p>&lt;span&gt;1781&lt;/span&gt;&lt;a style="color:black;text-decoration:none;" href="http://www.teleadreson.pl/-SIC1781%20wiercenie%20studni"&gt;Wiercenie studni&lt;/a&gt;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Sklep Metalowy Rakocy</text:p>
          </table:table-cell>
          <table:table-cell/>
          <table:table-cell office:value-type="string">
            <text:p>Kolejowa 2</text:p>
          </table:table-cell>
          <table:table-cell office:value-type="string">
            <text:p>Wągrowiec</text:p>
          </table:table-cell>
          <table:table-cell office:value-type="string">
            <text:p>62-953</text:p>
          </table:table-cell>
          <table:table-cell office:value-type="string">
            <text:p>Bogdan Rakocy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24724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996">
            <text:p>1996</text:p>
          </table:table-cell>
          <table:table-cell office:value-type="string">
            <text:p>&lt;span&gt;52.46.1&lt;/span&gt;&lt;a style="color:black;text-decoration:none;" href="http://www.teleadreson.pl/-NACE52461%20sprzedaz%20detaliczna%20drobnych%20wyrobow%20metalowych"&gt;Sprzedaż detaliczna drobnych wyrobów metalowych&lt;/a&gt;</text:p>
          </table:table-cell>
          <table:table-cell office:value-type="string">
            <text:p>&lt;span&gt;5251&lt;/span&gt;&lt;a style="color:black;text-decoration:none;" href="http://www.teleadreson.pl/-SIC5251%20sklepy%20metalowe"&gt;Sklepy metalowe&lt;/a&gt;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3">
          <table:table-cell office:value-type="string">
            <text:p>MIDEN S.J. Janusz Hałabuda &amp;amp; Artur Łukasik - Stoisko Patronackie</text:p>
          </table:table-cell>
          <table:table-cell office:value-type="string">
            <text:p>MIDEN S.J. - Stoisko Patronackie</text:p>
          </table:table-cell>
          <table:table-cell office:value-type="string">
            <text:p>Kolejowa 4</text:p>
          </table:table-cell>
          <table:table-cell office:value-type="string">
            <text:p>Wągrowiec</text:p>
          </table:table-cell>
          <table:table-cell office:value-type="string">
            <text:p>62-734</text:p>
          </table:table-cell>
          <table:table-cell office:value-type="string">
            <text:p/>
            <text:p>Renata Kudak</text:p>
            <text:p>Piotr Kaniewski</text:p>
            <text:p/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65666</text:p>
          </table:table-cell>
          <table:table-cell office:value-type="string">
            <text:p>prywatna</text:p>
          </table:table-cell>
          <table:table-cell office:value-type="string">
            <text:p>spółka jawna</text:p>
          </table:table-cell>
          <table:table-cell/>
          <table:table-cell office:value-type="string">
            <text:p>&lt;a href="http://www.teleadreson.pl/url/?k=6&amp;amp;r=http://www.miden.com.pl"&gt;www.miden.com.pl&lt;/a&gt;</text:p>
          </table:table-cell>
          <table:table-cell office:value-type="float" office:value="2">
            <text:p>2</text:p>
          </table:table-cell>
          <table:table-cell/>
          <table:table-cell office:value-type="float" office:value="2008">
            <text:p>2008</text:p>
          </table:table-cell>
          <table:table-cell office:value-type="string">
            <text:p>&lt;span&gt;52.48.3&lt;/span&gt;&lt;a style="color:black;text-decoration:none;" href="http://www.teleadreson.pl/-NACE52483%20sprzedaz%20detaliczna%20tapet%20wykladzin%20podlogowych"&gt;Sprzedaż detaliczna tapet, wykładzin podłogowych&lt;/a&gt;</text:p>
          </table:table-cell>
          <table:table-cell office:value-type="string">
            <text:p/>
            <text:p>&lt;span&gt;523103&lt;/span&gt;&lt;a style="color:black;text-decoration:none;" href="http://www.teleadreson.pl/-SIC523103%20tapety%20wykladziny%20i%20pokrycia%20scienne%20handel%20detaliczny"&gt;Tapety, wykładziny i pokrycia ścienne, handel detaliczny&lt;/a&gt;</text:p>
            <text:p>&lt;span&gt;5713&lt;/span&gt;Sklepy z dywanami i wykładzinami podłogowymi</text:p>
            <text:p>&lt;span&gt;571999&lt;/span&gt;Sklepy z różnorodnym wyposażeniem mieszkań, osobno nie wymienione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6">
          <table:table-cell office:value-type="string">
            <text:p>POZ RECO S.C. Centrum Ogrzewnictwa - Biuro</text:p>
          </table:table-cell>
          <table:table-cell office:value-type="string">
            <text:p>POZ RECO S.C. - Biuro</text:p>
          </table:table-cell>
          <table:table-cell office:value-type="string">
            <text:p>Kolejowa 1</text:p>
          </table:table-cell>
          <table:table-cell office:value-type="string">
            <text:p>Wągrowiec</text:p>
          </table:table-cell>
          <table:table-cell office:value-type="string">
            <text:p>62-624</text:p>
          </table:table-cell>
          <table:table-cell office:value-type="string">
            <text:p/>
            <text:p>Piotr Kudak</text:p>
            <text:p>Maciej Kudak</text:p>
            <text:p/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92390 9629449</text:p>
          </table:table-cell>
          <table:table-cell office:value-type="string">
            <text:p>prywatna</text:p>
          </table:table-cell>
          <table:table-cell office:value-type="string">
            <text:p>spółka cywilna</text:p>
          </table:table-cell>
          <table:table-cell office:value-type="string">
            <text:p/>
            <text:p>&lt;a title="@przreco.pl"&gt;biuro&lt;/a&gt;</text:p>
            <text:p>&lt;a title="@poczta.onet.pl"&gt;pozrecr&lt;/a&gt;</text:p>
            <text:p/>
          </table:table-cell>
          <table:table-cell office:value-type="string">
            <text:p>&lt;a href="http://www.teleadreson.pl/url/?k=6&amp;amp;r=http://www.pozreco.pl"&gt;www.pozreco.pl&lt;/a&gt;</text:p>
          </table:table-cell>
          <table:table-cell office:value-type="float" office:value="10">
            <text:p>10</text:p>
          </table:table-cell>
          <table:table-cell office:value-type="string">
            <text:p>2,000,000 zł.</text:p>
          </table:table-cell>
          <table:table-cell office:value-type="float" office:value="1993">
            <text:p>1993</text:p>
          </table:table-cell>
          <table:table-cell office:value-type="string">
            <text:p/>
            <text:p>&lt;span&gt;51.54.2&lt;/span&gt;&lt;a style="color:black;text-decoration:none;" href="http://www.teleadreson.pl/-NACE51542%20sprzedaz%20hurtowa%20sprzetu%20i%20wyposazenia%20hydraulicznego"&gt;Sprzedaż hurtowa sprzętu i wyposażenia hydraulicznego&lt;/a&gt;</text:p>
            <text:p>&lt;span&gt;51.54.3&lt;/span&gt;&lt;a style="color:black;text-decoration:none;" href="http://www.teleadreson.pl/-NACE51543%20sprzedaz%20hurtowa%20sprzetu%20i%20wyposazenia%20grzejnego"&gt;Sprzedaż hurtowa sprzętu i wyposażenia grzejnego&lt;/a&gt;</text:p>
            <text:p>&lt;span&gt;45.33.31&lt;/span&gt;&lt;a style="color:black;text-decoration:none;" href="http://www.teleadreson.pl/-NACE453331%20zakladanie%20przewodow%20i%20urzadzen%20grzewczych"&gt;Zakładanie przewodów i urządzeń grzewczych&lt;/a&gt;</text:p>
            <text:p>&lt;span&gt;45.33.2&lt;/span&gt;&lt;a style="color:black;text-decoration:none;" href="http://www.teleadreson.pl/-NACE45332%20zakladanie%20instalacji%20i%20urzadzen%20gazowych"&gt;Zakładanie instalacji i urządzeń gazowych&lt;/a&gt;</text:p>
            <text:p/>
          </table:table-cell>
          <table:table-cell office:value-type="string">
            <text:p/>
            <text:p>&lt;span&gt;507402&lt;/span&gt;&lt;a style="color:black;text-decoration:none;" href="http://www.teleadreson.pl/-SIC507402%20sprzet%20i%20wyposazenie%20c%20o%20%20hurt"&gt;Sprzęt i wyposażenie c.o., hurt&lt;/a&gt;</text:p>
            <text:p>&lt;span&gt;507499&lt;/span&gt;&lt;a style="color:black;text-decoration:none;" href="http://www.teleadreson.pl/-SIC507499%20sprzet%20i%20wyposazenie%20hydrauliczne%20i%20c%20o%20%20osobno%20nie%20wymienione%20hurt"&gt;Sprzęt i wyposażenie hydrauliczne i c.o., osobno nie wymienione, hurt&lt;/a&gt;</text:p>
            <text:p>&lt;span&gt;171199&lt;/span&gt;&lt;a style="color:black;text-decoration:none;" href="http://www.teleadreson.pl/-SIC171199%20zakladanie%20instalacji%20hydraulicznych%20i%20ogrzewania%20osobno%20nie%20wymienione"&gt;Zakładanie instalacji hydraulicznych i ogrzewania, osobno nie wymienione&lt;/a&gt;</text:p>
            <text:p>&lt;span&gt;171102&lt;/span&gt;&lt;a style="color:black;text-decoration:none;" href="http://www.teleadreson.pl/-SIC171102%20zakladanie%20instalacji%20hydraulicznych"&gt;Zakładanie instalacji hydraulicznych&lt;/a&gt;</text:p>
            <text:p>&lt;span&gt;171104&lt;/span&gt;&lt;a style="color:black;text-decoration:none;" href="http://www.teleadreson.pl/-SIC171104%20zakladanie%20instalacji%20grzewczych%20i%20klimatyzacji"&gt;Zakładanie instalacji grzewczych i klimatyzacji&lt;/a&gt;</text:p>
            <text:p/>
          </table:table-cell>
          <table:table-cell/>
        </table:table-row>
        <table:table-row table:style-name="ro2">
          <table:table-cell office:value-type="string">
            <text:p>Przedsiębiorstwo Produkcyjno-Handlowo-Usługowe Pracownia Krawiecka</text:p>
          </table:table-cell>
          <table:table-cell office:value-type="string">
            <text:p>PPHU Pracownia Krawiecka</text:p>
          </table:table-cell>
          <table:table-cell office:value-type="string">
            <text:p>Kolejowa 1</text:p>
          </table:table-cell>
          <table:table-cell office:value-type="string">
            <text:p>Wągrowiec</text:p>
          </table:table-cell>
          <table:table-cell office:value-type="string">
            <text:p>62-624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33230 (503)037732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o2.pl"&gt;pracownia-krawiecka&lt;/a&gt;</text:p>
          </table:table-cell>
          <table:table-cell office:value-type="string">
            <text:p>&lt;a href="http://www.teleadreson.pl/url/?k=6&amp;amp;r=http://www.krawieftwo.freehost.pl"&gt;www.krawieftwo.freehost.pl&lt;/a&gt;</text:p>
          </table:table-cell>
          <table:table-cell table:number-columns-repeated="3"/>
          <table:table-cell office:value-type="string">
            <text:p>&lt;span&gt;18.22.2&lt;/span&gt;&lt;a style="color:black;text-decoration:none;" href="http://www.teleadreson.pl/-NACE18222%20krawiectwo"&gt;Krawiectwo&lt;/a&gt;</text:p>
          </table:table-cell>
          <table:table-cell office:value-type="string">
            <text:p>&lt;span&gt;721901&lt;/span&gt;Krawiectwo, naprawa odzieży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6">
          <table:table-cell office:value-type="string">
            <text:p>Przedsiębiorstwo Projektowo-Produkcyjno-Handlowe Projspaw Sp. z o.o.</text:p>
          </table:table-cell>
          <table:table-cell office:value-type="string">
            <text:p>PPPH Projspaw Sp. z o.o.</text:p>
          </table:table-cell>
          <table:table-cell office:value-type="string">
            <text:p>Kolejowa 2</text:p>
          </table:table-cell>
          <table:table-cell office:value-type="string">
            <text:p>Wągrowiec</text:p>
          </table:table-cell>
          <table:table-cell office:value-type="string">
            <text:p>62-452</text:p>
          </table:table-cell>
          <table:table-cell office:value-type="string">
            <text:p>dyr. Kajetan Kiełbasiewicz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41441</text:p>
          </table:table-cell>
          <table:table-cell/>
          <table:table-cell office:value-type="string">
            <text:p>prywatna</text:p>
          </table:table-cell>
          <table:table-cell office:value-type="string">
            <text:p>spółka z o.o.</text:p>
          </table:table-cell>
          <table:table-cell office:value-type="string">
            <text:p>&lt;a title="@pro.onet.pl"&gt;projspbw&lt;/a&gt;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float" office:value="1996">
            <text:p>1996</text:p>
          </table:table-cell>
          <table:table-cell office:value-type="string">
            <text:p/>
            <text:p>&lt;span&gt;34.23&lt;/span&gt;&lt;a style="color:black;text-decoration:none;" href="http://www.teleadreson.pl/-NACE3423%20produkcja%20kontenerow"&gt;Produkcja kontenerów&lt;/a&gt;</text:p>
            <text:p>&lt;span&gt;28.11&lt;/span&gt;&lt;a style="color:black;text-decoration:none;" href="http://www.teleadreson.pl/-NACE2811%20produkcja%20konstrukcji%20metalowych%20i%20ich%20czesci"&gt;Produkcja konstrukcji metalowych i ich części&lt;/a&gt;</text:p>
            <text:p/>
          </table:table-cell>
          <table:table-cell office:value-type="string">
            <text:p/>
            <text:p>&lt;span&gt;344405&lt;/span&gt;&lt;a style="color:black;text-decoration:none;" href="http://www.teleadreson.pl/-SIC344405%20blaszane%20kontenery%20i%20kontenery%20mieszkalne%20produkcja"&gt;Blaszane kontenery i kontenery mieszkalne, produkcja&lt;/a&gt;</text:p>
            <text:p>&lt;span&gt;344999&lt;/span&gt;&lt;a style="color:black;text-decoration:none;" href="http://www.teleadreson.pl/-SIC344999%20roznorodne%20metalowe%20elementy%20konstrukcyjne%20osobno%20nie%20wymienione%20produkcja"&gt;Różnorodne metalowe elementy konstrukcyjne, osobno nie wymienione, produkcja&lt;/a&gt;</text:p>
            <text:p/>
          </table:table-cell>
          <table:table-cell office:value-type="string">
            <text:p/>
            <text:p>kontenery do śmieci</text:p>
            <text:p>stoły do pilarek</text:p>
            <text:p>podzespoły spawane do maszyn</text:p>
            <text:p>konstrukcje stalowe</text:p>
            <text:p/>
            <text:p/>
          </table:table-cell>
        </table:table-row>
        <table:table-row table:style-name="ro3">
          <table:table-cell office:value-type="string">
            <text:p>Arsenał Sklep Myśliwski</text:p>
          </table:table-cell>
          <table:table-cell office:value-type="string">
            <text:p>Arsenał</text:p>
          </table:table-cell>
          <table:table-cell office:value-type="string">
            <text:p>Kolejowa 3a</text:p>
          </table:table-cell>
          <table:table-cell office:value-type="string">
            <text:p>Wągrowiec</text:p>
          </table:table-cell>
          <table:table-cell office:value-type="string">
            <text:p>62-732</text:p>
          </table:table-cell>
          <table:table-cell office:value-type="string">
            <text:p>Edward Łopat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70272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neostrada.pl"&gt;arsenal.edward.loqata&lt;/a&gt;</text:p>
          </table:table-cell>
          <table:table-cell office:value-type="string">
            <text:p>&lt;a href="http://www.teleadreson.pl/url/?k=6&amp;amp;r=http://www.arsenal.hk.pl"&gt;www.arsenal.hk.pl&lt;/a&gt;</text:p>
          </table:table-cell>
          <table:table-cell office:value-type="float" office:value="5">
            <text:p>5</text:p>
          </table:table-cell>
          <table:table-cell/>
          <table:table-cell office:value-type="float" office:value="1994">
            <text:p>1994</text:p>
          </table:table-cell>
          <table:table-cell office:value-type="string">
            <text:p/>
            <text:p>&lt;span&gt;52.48.51&lt;/span&gt;&lt;a style="color:black;text-decoration:none;" href="http://www.teleadreson.pl/-NACE524851%20sprzedaz%20detaliczna%20artykulow%20sportowych"&gt;Sprzedaż detaliczna artykułów sportowych&lt;/a&gt;</text:p>
            <text:p>&lt;span&gt;52.48.54&lt;/span&gt;&lt;a style="color:black;text-decoration:none;" href="http://www.teleadreson.pl/-NACE524854%20sprzedaz%20detaliczna%20broni%20i%20amunicji"&gt;Sprzedaż detaliczna broni i amunicji&lt;/a&gt;</text:p>
            <text:p>&lt;span&gt;92.62.7&lt;/span&gt;Myśliwstwo sportowe i rekreacyjne</text:p>
            <text:p/>
          </table:table-cell>
          <table:table-cell office:value-type="string">
            <text:p/>
            <text:p>&lt;span&gt;594102&lt;/span&gt;Sprzęt łowiecki, handel detaliczny</text:p>
            <text:p>&lt;span&gt;799907&lt;/span&gt;Strzelnice i strzelnice łucznicze</text:p>
            <text:p/>
          </table:table-cell>
          <table:table-cell office:value-type="string">
            <text:p>strzelnica sportowa i myśliwska</text:p>
          </table:table-cell>
        </table:table-row>
        <table:table-row table:style-name="ro2">
          <table:table-cell office:value-type="string">
            <text:p>Specjalny Ośrodek Szkolno Wychowawczy im. Janusza Korczaka - Internat</text:p>
          </table:table-cell>
          <table:table-cell office:value-type="string">
            <text:p>SOSW im. J. Korczaka - Internat</text:p>
          </table:table-cell>
          <table:table-cell office:value-type="string">
            <text:p>Kolejowa 1</text:p>
          </table:table-cell>
          <table:table-cell office:value-type="string">
            <text:p>Wągrowiec</text:p>
          </table:table-cell>
          <table:table-cell office:value-type="string">
            <text:p>62-844</text:p>
          </table:table-cell>
          <table:table-cell office:value-type="string">
            <text:p>Jerzy Mianow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92495</text:p>
          </table:table-cell>
          <table:table-cell/>
          <table:table-cell office:value-type="string">
            <text:p>Skarb Państwa</text:p>
          </table:table-cell>
          <table:table-cell office:value-type="string">
            <text:p>państwowa jednostka organizacyjna</text:p>
          </table:table-cell>
          <table:table-cell office:value-type="string">
            <text:p>&lt;a title="@post.pl"&gt;sosw&lt;/a&gt;</text:p>
          </table:table-cell>
          <table:table-cell office:value-type="string">
            <text:p>&lt;a href="http://www.teleadreson.pl/url/?k=6&amp;amp;r=http://www.sosw.wagrowiec.pl"&gt;www.sosw.wagrowiec.pl&lt;/a&gt;</text:p>
          </table:table-cell>
          <table:table-cell table:number-columns-repeated="2"/>
          <table:table-cell office:value-type="float" office:value="1984">
            <text:p>1984</text:p>
          </table:table-cell>
          <table:table-cell office:value-type="string">
            <text:p>&lt;span&gt;55.23.1&lt;/span&gt;Internaty (bursy) szkolne</text:p>
          </table:table-cell>
          <table:table-cell office:value-type="string">
            <text:p>&lt;span&gt;7021&lt;/span&gt;Pensjonaty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Apteka Esculap</text:p>
          </table:table-cell>
          <table:table-cell/>
          <table:table-cell office:value-type="string">
            <text:p>Kolejowa 2</text:p>
          </table:table-cell>
          <table:table-cell office:value-type="string">
            <text:p>Wągrowiec</text:p>
          </table:table-cell>
          <table:table-cell office:value-type="string">
            <text:p>62-343</text:p>
          </table:table-cell>
          <table:table-cell office:value-type="string">
            <text:p>mgr Ryszarda Gilews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81187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990">
            <text:p>1990</text:p>
          </table:table-cell>
          <table:table-cell office:value-type="string">
            <text:p>&lt;span&gt;52.31&lt;/span&gt;&lt;a style="color:black;text-decoration:none;" href="http://www.teleadreson.pl/-NACE5231%20apteki"&gt;Apteki&lt;/a&gt;</text:p>
          </table:table-cell>
          <table:table-cell office:value-type="string">
            <text:p>&lt;span&gt;5912&lt;/span&gt;Apteki</text:p>
          </table:table-cell>
          <table:table-cell office:value-type="string">
            <text:p/>
            <text:p>leki recepturowe</text:p>
            <text:p/>
            <text:p/>
          </table:table-cell>
        </table:table-row>
        <table:table-row table:style-name="ro2">
          <table:table-cell office:value-type="string">
            <text:p>Gimnazjum nr 1 Gminy Wągrowiec im. Marii Konopnickiej</text:p>
          </table:table-cell>
          <table:table-cell/>
          <table:table-cell office:value-type="string">
            <text:p>Kolejowa 45</text:p>
          </table:table-cell>
          <table:table-cell office:value-type="string">
            <text:p>Wągrowiec</text:p>
          </table:table-cell>
          <table:table-cell office:value-type="string">
            <text:p>62-844</text:p>
          </table:table-cell>
          <table:table-cell office:value-type="string">
            <text:p>dyr. Leszek Szpis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65463 6626446 2628675</text:p>
          </table:table-cell>
          <table:table-cell office:value-type="string">
            <text:p>(67)2665463</text:p>
          </table:table-cell>
          <table:table-cell office:value-type="string">
            <text:p>komunalna</text:p>
          </table:table-cell>
          <table:table-cell office:value-type="string">
            <text:p>gminna samorządowa jednostka organizacyjna</text:p>
          </table:table-cell>
          <table:table-cell office:value-type="string">
            <text:p>&lt;a title="@interia.pl"&gt;gim1gmw&lt;/a&gt;</text:p>
          </table:table-cell>
          <table:table-cell office:value-type="string">
            <text:p>&lt;a href="http://www.teleadreson.pl/url/?k=6&amp;amp;r=http://www.gim.wagrowiec.wlkp.pl"&gt;www.gim.wagrowiec.wlkp.pl&lt;/a&gt;</text:p>
          </table:table-cell>
          <table:table-cell table:number-columns-repeated="2"/>
          <table:table-cell office:value-type="float" office:value="1999">
            <text:p>1999</text:p>
          </table:table-cell>
          <table:table-cell office:value-type="string">
            <text:p>&lt;span&gt;80.15&lt;/span&gt;Szkoły podstawowe wyspecjalizowane i nietypowe</text:p>
          </table:table-cell>
          <table:table-cell office:value-type="string">
            <text:p>&lt;span&gt;821199&lt;/span&gt;Szkoły podstawowe i średnie, osobno nie wymienione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8">
          <table:table-cell office:value-type="string">
            <text:p>Agencja Reklamy i Modelek JOOPI</text:p>
          </table:table-cell>
          <table:table-cell office:value-type="string">
            <text:p>JOOPI</text:p>
          </table:table-cell>
          <table:table-cell office:value-type="string">
            <text:p>Kolejowa 51/3</text:p>
          </table:table-cell>
          <table:table-cell office:value-type="string">
            <text:p>Wągrowiec</text:p>
          </table:table-cell>
          <table:table-cell office:value-type="string">
            <text:p>62-343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55059 (505)554054 (505)552258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joopi.org"&gt;joopi&lt;/a&gt;</text:p>
          </table:table-cell>
          <table:table-cell office:value-type="string">
            <text:p>&lt;a href="http://www.teleadreson.pl/url/?k=6&amp;amp;r=http://www.joopi.org"&gt;www.joopi.org&lt;/a&gt;</text:p>
          </table:table-cell>
          <table:table-cell table:number-columns-repeated="3"/>
          <table:table-cell office:value-type="string">
            <text:p/>
            <text:p>&lt;span&gt;74.81.2&lt;/span&gt;Fotografika komercyjna (w tym lotnicza)</text:p>
            <text:p>&lt;span&gt;74.84.1&lt;/span&gt;Organizowanie wystaw, pokazów i targów</text:p>
            <text:p>&lt;span&gt;74.84.6&lt;/span&gt;Agencje impresaryjne</text:p>
            <text:p>&lt;span&gt;74.53&lt;/span&gt;Agencje wynajmujące pracowników na krótki okres</text:p>
            <text:p>&lt;span&gt;72.6&lt;/span&gt;Działalność związana z informatyką</text:p>
            <text:p>&lt;span&gt;74.84.3&lt;/span&gt;Projektowanie odzieży, obuwia, biżuterii, wyposażenia wnętrz, znaków handlowych itp.</text:p>
            <text:p>&lt;span&gt;45.42.1&lt;/span&gt;&lt;a style="color:black;text-decoration:none;" href="http://www.teleadreson.pl/-NACE45421%20instalowanie%20elementow%20stolarki%20budowlanej"&gt;Instalowanie elementów stolarki budowlanej&lt;/a&gt;</text:p>
            <text:p>&lt;span&gt;28.11.22&lt;/span&gt;&lt;a style="color:black;text-decoration:none;" href="http://www.teleadreson.pl/-NACE281122%20produkcja%20pawilonow%20wystawowych%20z%20metalowych%20elementow%20prefabrykowanych"&gt;Produkcja pawilonów wystawowych z metalowych elementów prefabrykowanych&lt;/a&gt;</text:p>
            <text:p/>
          </table:table-cell>
          <table:table-cell office:value-type="string">
            <text:p/>
            <text:p>&lt;span&gt;7335&lt;/span&gt;Fotografia komercyjna</text:p>
            <text:p>&lt;span&gt;738904&lt;/span&gt;Usługi dla instytucji i firm związane z odzieżą i artykułami tekstylnymi</text:p>
            <text:p>&lt;span&gt;792201&lt;/span&gt;Agencje angażujące artystów</text:p>
            <text:p>&lt;span&gt;736101&lt;/span&gt;Agencje zatrudnienia</text:p>
            <text:p>&lt;span&gt;7376&lt;/span&gt;Administrowanie systemami i sieciami</text:p>
            <text:p>&lt;span&gt;738903&lt;/span&gt;Organizowanie pokazów promocyjnych, targów</text:p>
            <text:p>&lt;span&gt;738906&lt;/span&gt;Projektowanie wnętrz</text:p>
            <text:p>&lt;span&gt;175199&lt;/span&gt;&lt;a style="color:black;text-decoration:none;" href="http://www.teleadreson.pl/-SIC175199%20ciesielstwo%20i%20stolarka%20budowlana%20osobno%20nie%20wymieniona"&gt;Ciesielstwo i stolarka budowlana, osobno nie wymieniona&lt;/a&gt;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4">
          <table:table-cell office:value-type="string">
            <text:p>Przedsiębiorstwo Budowlano-Produkcyjne WAGROBUD S.A.</text:p>
          </table:table-cell>
          <table:table-cell office:value-type="string">
            <text:p>PBP WAGROBUD S.A.</text:p>
          </table:table-cell>
          <table:table-cell office:value-type="string">
            <text:p>Kolejowa 51</text:p>
          </table:table-cell>
          <table:table-cell office:value-type="string">
            <text:p>Wągrowiec</text:p>
          </table:table-cell>
          <table:table-cell office:value-type="string">
            <text:p>62-453</text:p>
          </table:table-cell>
          <table:table-cell office:value-type="string">
            <text:p>prez. mgr inż. Ryszard Stefań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54950 5685605</text:p>
          </table:table-cell>
          <table:table-cell office:value-type="string">
            <text:p>(67)2654950</text:p>
          </table:table-cell>
          <table:table-cell office:value-type="string">
            <text:p>prywatna</text:p>
          </table:table-cell>
          <table:table-cell office:value-type="string">
            <text:p>spółka akcyjna</text:p>
          </table:table-cell>
          <table:table-cell office:value-type="string">
            <text:p>&lt;a title="@pro.onet.pl"&gt;wagrobwd&lt;/a&gt;</text:p>
          </table:table-cell>
          <table:table-cell office:value-type="string">
            <text:p>&lt;a href="http://www.teleadreson.pl/url/?k=6&amp;amp;r=http://www.wagrobuf.neostrada.pl"&gt;www.wagrobuf.neostrada.pl&lt;/a&gt;</text:p>
          </table:table-cell>
          <table:table-cell office:value-type="float" office:value="54">
            <text:p>54</text:p>
          </table:table-cell>
          <table:table-cell office:value-type="string">
            <text:p>3,000,000 zł.</text:p>
          </table:table-cell>
          <table:table-cell office:value-type="float" office:value="1990">
            <text:p>1990</text:p>
          </table:table-cell>
          <table:table-cell office:value-type="string">
            <text:p/>
            <text:p>&lt;span&gt;51.53&lt;/span&gt;&lt;a style="color:black;text-decoration:none;" href="http://www.teleadreson.pl/-NACE5153%20sprzedaz%20hurtowa%20drewna%20i%20materialow%20budowlanych"&gt;Sprzedaż hurtowa drewna i materiałów budowlanych&lt;/a&gt;</text:p>
            <text:p>&lt;span&gt;51.44.3&lt;/span&gt;&lt;a style="color:black;text-decoration:none;" href="http://www.teleadreson.pl/-NACE51443%20sprzedaz%20hurtowa%20farb%20i%20lakierow"&gt;Sprzedaż hurtowa farb i lakierów&lt;/a&gt;</text:p>
            <text:p>&lt;span&gt;25.23.12&lt;/span&gt;&lt;a style="color:black;text-decoration:none;" href="http://www.teleadreson.pl/-NACE252312%20produkcja%20okien%20i%20ram%20okiennych%20z%20tworzyw%20sztucznych"&gt;Produkcja okien i ram okiennych z tworzyw sztucznych&lt;/a&gt;</text:p>
            <text:p>&lt;span&gt;28.7&lt;/span&gt;&lt;a style="color:black;text-decoration:none;" href="http://www.teleadreson.pl/-NACE287%20produkcja%20metalowych%20wyrobow%20gotowych%20z%20wyj%20narzedzi%20i%20artykulow%20slusarskich"&gt;Produkcja metalowych wyrobów gotowych (z wyj. narzędzi i artykułów ślusarskich)&lt;/a&gt;</text:p>
            <text:p/>
          </table:table-cell>
          <table:table-cell office:value-type="string">
            <text:p/>
            <text:p>&lt;span&gt;018299&lt;/span&gt;&lt;a style="color:black;text-decoration:none;" href="http://www.teleadreson.pl/-SIC018299%20uprawy%20kryte%20osobno%20nie%20wymienione"&gt;Uprawy kryte, osobno nie wymienione&lt;/a&gt;</text:p>
            <text:p>&lt;span&gt;175102&lt;/span&gt;&lt;a style="color:black;text-decoration:none;" href="http://www.teleadreson.pl/-SIC175102%20instalacja%20wyrob%20drzwi%20okien"&gt;Instalacja, wyrób drzwi, okien&lt;/a&gt;</text:p>
            <text:p>&lt;span&gt;3499&lt;/span&gt;&lt;a style="color:black;text-decoration:none;" href="http://www.teleadreson.pl/-SIC3499%20produkcja%20wyrobow%20z%20metalu%20osobno%20nie%20wymieniona"&gt;Produkcja wyrobów z metalu, osobno nie wymieniona&lt;/a&gt;</text:p>
            <text:p/>
          </table:table-cell>
          <table:table-cell office:value-type="string">
            <text:p/>
            <text:p>uprawa pieczarek</text:p>
            <text:p>produkcja okien PCW, aluminiowych</text:p>
            <text:p>produkcja wyrobów metalowych</text:p>
            <text:p/>
            <text:p/>
          </table:table-cell>
        </table:table-row>
        <table:table-row table:style-name="ro2">
          <table:table-cell office:value-type="string">
            <text:p>Pałucki Bank Spółdzielczy w Wągrowcu - Centrala</text:p>
          </table:table-cell>
          <table:table-cell office:value-type="string">
            <text:p>PBS w Wągrowcu - Centrala</text:p>
          </table:table-cell>
          <table:table-cell office:value-type="string">
            <text:p>Kolejowa 51</text:p>
          </table:table-cell>
          <table:table-cell office:value-type="string">
            <text:p>Wągrowiec</text:p>
          </table:table-cell>
          <table:table-cell office:value-type="string">
            <text:p>62-453</text:p>
          </table:table-cell>
          <table:table-cell office:value-type="string">
            <text:p>prez. Janusz Wojtkowia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55459</text:p>
          </table:table-cell>
          <table:table-cell office:value-type="string">
            <text:p>(67)2655458</text:p>
          </table:table-cell>
          <table:table-cell office:value-type="string">
            <text:p>prywatna</text:p>
          </table:table-cell>
          <table:table-cell office:value-type="string">
            <text:p>spółdzielnia</text:p>
          </table:table-cell>
          <table:table-cell office:value-type="string">
            <text:p>&lt;a title="@wp.pl"&gt;paluckibs&lt;/a&gt;</text:p>
          </table:table-cell>
          <table:table-cell office:value-type="string">
            <text:p>&lt;a href="http://www.teleadreson.pl/url/?k=6&amp;amp;r=http://www.paluckibs.pl"&gt;www.paluckibs.pl&lt;/a&gt;</text:p>
          </table:table-cell>
          <table:table-cell office:value-type="float" office:value="85">
            <text:p>85</text:p>
          </table:table-cell>
          <table:table-cell office:value-type="string">
            <text:p>4,800,000 zł.</text:p>
          </table:table-cell>
          <table:table-cell office:value-type="float" office:value="1867">
            <text:p>1867</text:p>
          </table:table-cell>
          <table:table-cell office:value-type="string">
            <text:p/>
            <text:p>&lt;span&gt;65.12&lt;/span&gt;Banki komercyjne</text:p>
            <text:p>&lt;span&gt;65.22&lt;/span&gt;Udzielanie kredytów (innych niż pożyczki finansowe)</text:p>
            <text:p/>
          </table:table-cell>
          <table:table-cell office:value-type="string">
            <text:p/>
            <text:p>&lt;span&gt;6029&lt;/span&gt;Banki komercyjne, osobno nie wymienione</text:p>
            <text:p>&lt;span&gt;6141&lt;/span&gt;Udzielanie kredytów konsumpcyjnych dla ludności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4">
          <table:table-cell office:value-type="string">
            <text:p>Przedsiębiorstwo Handlowe ELEKTRO-DOM Julian Dominiak - Hurtownia - Konsorcjum ELMEGA</text:p>
          </table:table-cell>
          <table:table-cell office:value-type="string">
            <text:p>PH ELEKTRO-DOM - Hurtownia</text:p>
          </table:table-cell>
          <table:table-cell office:value-type="string">
            <text:p>Kolejowa 12</text:p>
          </table:table-cell>
          <table:table-cell office:value-type="string">
            <text:p>Wągrowiec</text:p>
          </table:table-cell>
          <table:table-cell office:value-type="string">
            <text:p>62-734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38334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/>
          <table:table-cell office:value-type="string">
            <text:p>&lt;a href="http://www.teleadreson.pl/url/?k=6&amp;amp;r=http://www.elektro-dom.eu"&gt;www.elektro-dom.eu&lt;/a&gt;</text:p>
          </table:table-cell>
          <table:table-cell table:number-columns-repeated="3"/>
          <table:table-cell office:value-type="string">
            <text:p/>
            <text:p>&lt;span&gt;51.43.1&lt;/span&gt;&lt;a style="color:black;text-decoration:none;" href="http://www.teleadreson.pl/-NACE51431%20sprzedaz%20hurtowa%20elektrycznych%20artykulow%20gospodarstwa%20domowego"&gt;Sprzedaż hurtowa elektrycznych artykułów gospodarstwa domowego&lt;/a&gt;</text:p>
            <text:p>&lt;span&gt;52.44.2&lt;/span&gt;&lt;a style="color:black;text-decoration:none;" href="http://www.teleadreson.pl/-NACE52442%20sprzedaz%20detaliczna%20sprzetu%20oswietleniowego"&gt;Sprzedaż detaliczna sprzętu oświetleniowego&lt;/a&gt;</text:p>
            <text:p/>
          </table:table-cell>
          <table:table-cell office:value-type="string">
            <text:p/>
            <text:p>&lt;span&gt;506303&lt;/span&gt;&lt;a style="color:black;text-decoration:none;" href="http://www.teleadreson.pl/-SIC506303%20druty%20i%20kable%20elektryczne%20hurt"&gt;Druty i kable elektryczne, hurt&lt;/a&gt;</text:p>
            <text:p>&lt;span&gt;506304&lt;/span&gt;&lt;a style="color:black;text-decoration:none;" href="http://www.teleadreson.pl/-SIC506304%20lampy%20oprawy%20hurt"&gt;Lampy, oprawy, hurt&lt;/a&gt;</text:p>
            <text:p>&lt;span&gt;5064&lt;/span&gt;&lt;a style="color:black;text-decoration:none;" href="http://www.teleadreson.pl/-SIC5064%20akcesoria%20elektryczne%20hurt"&gt;Akcesoria elektryczne, hurt&lt;/a&gt;</text:p>
            <text:p>&lt;span&gt;571902&lt;/span&gt;Lampy, oświetlenie, akcesoria, handel detaliczny</text:p>
            <text:p/>
          </table:table-cell>
          <table:table-cell office:value-type="string">
            <text:p>artykuły elektrotechniczne, oświetleniowe</text:p>
          </table:table-cell>
        </table:table-row>
        <table:table-row table:style-name="ro2">
          <table:table-cell office:value-type="string">
            <text:p>Przedsiębiorstwo Handlowo-Usługowe Papirus</text:p>
          </table:table-cell>
          <table:table-cell office:value-type="string">
            <text:p>PHU Papirus</text:p>
          </table:table-cell>
          <table:table-cell office:value-type="string">
            <text:p>Kolejowa 45</text:p>
          </table:table-cell>
          <table:table-cell office:value-type="string">
            <text:p>Wągrowiec</text:p>
          </table:table-cell>
          <table:table-cell office:value-type="string">
            <text:p>62-344</text:p>
          </table:table-cell>
          <table:table-cell office:value-type="string">
            <text:p>Zenon Czerwiń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69160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990">
            <text:p>1990</text:p>
          </table:table-cell>
          <table:table-cell office:value-type="string">
            <text:p/>
            <text:p>&lt;span&gt;52.47.3&lt;/span&gt;&lt;a style="color:black;text-decoration:none;" href="http://www.teleadreson.pl/-NACE52473%20sprzedaz%20detaliczna%20artykulow%20pismiennych"&gt;Sprzedaż detaliczna artykułów piśmiennych&lt;/a&gt;</text:p>
            <text:p>&lt;span&gt;52.48.11&lt;/span&gt;&lt;a style="color:black;text-decoration:none;" href="http://www.teleadreson.pl/-NACE524811%20sprzedaz%20detaliczna%20artykulow%20i%20sprzetu%20biurowego"&gt;Sprzedaż detaliczna artykułów i sprzętu biurowego&lt;/a&gt;</text:p>
            <text:p/>
          </table:table-cell>
          <table:table-cell office:value-type="string">
            <text:p/>
            <text:p>&lt;span&gt;5943&lt;/span&gt;Sklepy papiernicze</text:p>
            <text:p>&lt;span&gt;599914&lt;/span&gt;Sprzęt biurowy, maszyny do pisania, handel detaliczny</text:p>
            <text:p/>
          </table:table-cell>
          <table:table-cell/>
        </table:table-row>
        <table:table-row table:style-name="ro3">
          <table:table-cell office:value-type="string">
            <text:p>Szkoła Jazdy MA-RO</text:p>
          </table:table-cell>
          <table:table-cell/>
          <table:table-cell office:value-type="string">
            <text:p>Kolejowa 45</text:p>
          </table:table-cell>
          <table:table-cell office:value-type="string">
            <text:p>Wągrowiec</text:p>
          </table:table-cell>
          <table:table-cell office:value-type="string">
            <text:p>62-954</text:p>
          </table:table-cell>
          <table:table-cell office:value-type="string">
            <text:p/>
            <text:p>Andrzej Bartkowiak</text:p>
            <text:p>Maciej Roman</text:p>
            <text:p>Dariusz Wiśniewski</text:p>
            <text:p/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06)962867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wp.pl"&gt;szkolamaro&lt;/a&gt;</text:p>
          </table:table-cell>
          <table:table-cell office:value-type="string">
            <text:p>&lt;a href="http://www.teleadreson.pl/url/?k=6&amp;amp;r=http://www.szkrlajazdymaro.prv.pl"&gt;www.szkrlajazdymaro.prv.pl&lt;/a&gt;</text:p>
          </table:table-cell>
          <table:table-cell office:value-type="float" office:value="5">
            <text:p>5</text:p>
          </table:table-cell>
          <table:table-cell/>
          <table:table-cell office:value-type="float" office:value="2004">
            <text:p>2004</text:p>
          </table:table-cell>
          <table:table-cell office:value-type="string">
            <text:p>&lt;span&gt;80.41&lt;/span&gt;Kursy na prawo jazdy</text:p>
          </table:table-cell>
          <table:table-cell office:value-type="string">
            <text:p>&lt;span&gt;829904&lt;/span&gt;Szkoły jazdy</text:p>
          </table:table-cell>
          <table:table-cell office:value-type="string">
            <text:p>kat. A, B</text:p>
          </table:table-cell>
        </table:table-row>
        <table:table-row table:style-name="ro2">
          <table:table-cell office:value-type="string">
            <text:p>Powiatowy Urząd Pracy w Wągrowcu</text:p>
          </table:table-cell>
          <table:table-cell office:value-type="string">
            <text:p>PUP Wągrowiec</text:p>
          </table:table-cell>
          <table:table-cell office:value-type="string">
            <text:p>Kolejowa 12</text:p>
          </table:table-cell>
          <table:table-cell office:value-type="string">
            <text:p>Wągrowiec</text:p>
          </table:table-cell>
          <table:table-cell office:value-type="string">
            <text:p>62-734</text:p>
          </table:table-cell>
          <table:table-cell office:value-type="string">
            <text:p>dyr. Beata Korpows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91091 9629939 2920982</text:p>
          </table:table-cell>
          <table:table-cell office:value-type="string">
            <text:p>(67)2691091</text:p>
          </table:table-cell>
          <table:table-cell office:value-type="string">
            <text:p>komunalna</text:p>
          </table:table-cell>
          <table:table-cell office:value-type="string">
            <text:p>powiatowa samorządowa jednostka organizacyjna</text:p>
          </table:table-cell>
          <table:table-cell office:value-type="string">
            <text:p/>
            <text:p>&lt;a title="@sraca.gov.pl"&gt;powa&lt;/a&gt;</text:p>
            <text:p>&lt;a title="@wagrowiec.pl"&gt;pupprspr&lt;/a&gt;</text:p>
            <text:p/>
          </table:table-cell>
          <table:table-cell office:value-type="string">
            <text:p/>
            <text:p>&lt;a href="http://www.teleadreson.pl/url/?k=6&amp;amp;r=http://www.praca.gov.pl"&gt;www.praca.gov.pl&lt;/a&gt;</text:p>
            <text:p>&lt;a href="http://www.teleadreson.pl/url/?k=6&amp;amp;r=http://www.pup.wagrowiec.pl"&gt;www.pup.wagrowiec.pl&lt;/a&gt;</text:p>
            <text:p/>
          </table:table-cell>
          <table:table-cell table:number-columns-repeated="2"/>
          <table:table-cell office:value-type="float" office:value="1993">
            <text:p>1993</text:p>
          </table:table-cell>
          <table:table-cell office:value-type="string">
            <text:p/>
            <text:p>&lt;span&gt;75.13.5&lt;/span&gt;Nadzór nad rynkiem siły roboczej (aktywizacją zawodową, zwalczaniem bezrobocia)</text:p>
            <text:p>&lt;span&gt;74.51&lt;/span&gt;Pośrednictwo pracy</text:p>
            <text:p/>
          </table:table-cell>
          <table:table-cell office:value-type="string">
            <text:p/>
            <text:p>&lt;span&gt;965102&lt;/span&gt;Rządowe agencje regulujące stosunki pracy</text:p>
            <text:p>&lt;span&gt;7361&lt;/span&gt;Pośrednictwo pracy</text:p>
            <text:p/>
          </table:table-cell>
          <table:table-cell/>
        </table:table-row>
        <table:table-row table:style-name="ro2">
          <table:table-cell office:value-type="string">
            <text:p>Wielkopolska Spółdzielcza Kasa Oszczędnościowo-Kredytowa - Oddział</text:p>
          </table:table-cell>
          <table:table-cell office:value-type="string">
            <text:p>Wielkopolska SKOK - Oddział</text:p>
          </table:table-cell>
          <table:table-cell office:value-type="string">
            <text:p>Kolejowa 11</text:p>
          </table:table-cell>
          <table:table-cell office:value-type="string">
            <text:p>Wągrowiec</text:p>
          </table:table-cell>
          <table:table-cell office:value-type="string">
            <text:p>62-452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15116</text:p>
          </table:table-cell>
          <table:table-cell office:value-type="string">
            <text:p>prywatna</text:p>
          </table:table-cell>
          <table:table-cell office:value-type="string">
            <text:p>spółdzielnia</text:p>
          </table:table-cell>
          <table:table-cell/>
          <table:table-cell office:value-type="string">
            <text:p>&lt;a href="http://www.teleadreson.pl/url/?k=6&amp;amp;r=http://www.wielkppolskaskok.pl"&gt;www.wielkppolskaskok.pl&lt;/a&gt;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&lt;span&gt;65.22&lt;/span&gt;Udzielanie kredytów (innych niż pożyczki finansowe)</text:p>
          </table:table-cell>
          <table:table-cell office:value-type="string">
            <text:p/>
            <text:p>&lt;span&gt;6036&lt;/span&gt;Kasy oszczędnościowe nie gwarantowane przez Państwo</text:p>
            <text:p>&lt;span&gt;6141&lt;/span&gt;Udzielanie kredytów konsumpcyjnych dla ludności</text:p>
            <text:p/>
          </table:table-cell>
          <table:table-cell/>
        </table:table-row>
        <table:table-row table:style-name="ro1">
          <table:table-cell office:value-type="string">
            <text:p>Sklep Drogeryjny Emilka</text:p>
          </table:table-cell>
          <table:table-cell/>
          <table:table-cell office:value-type="string">
            <text:p>Kolejowa 23</text:p>
          </table:table-cell>
          <table:table-cell office:value-type="string">
            <text:p>Wągrowiec</text:p>
          </table:table-cell>
          <table:table-cell office:value-type="string">
            <text:p>62-623</text:p>
          </table:table-cell>
          <table:table-cell office:value-type="string">
            <text:p>Katarzyna Maciosze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85182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&lt;span&gt;52.33&lt;/span&gt;&lt;a style="color:black;text-decoration:none;" href="http://www.teleadreson.pl/-NACE5233%20sprzedaz%20detaliczna%20kosmetykow%20i%20artykulow%20toaletowych%20i%20srodkow%20czystosci%20chemii%20gospodarczej"&gt;Sprzedaż detaliczna kosmetyków i artykułów toaletowych i środków czystości (chemii gospodarczej)&lt;/a&gt;</text:p>
          </table:table-cell>
          <table:table-cell office:value-type="string">
            <text:p>&lt;span&gt;599913&lt;/span&gt;Kosmetyki i przybory toaletowe, handel detaliczny</text:p>
          </table:table-cell>
          <table:table-cell/>
        </table:table-row>
        <table:table-row table:style-name="ro2">
          <table:table-cell office:value-type="string">
            <text:p>Zakład Handlowo-Usługowy T. Pauszek</text:p>
          </table:table-cell>
          <table:table-cell office:value-type="string">
            <text:p>ZHU T. Pauszek</text:p>
          </table:table-cell>
          <table:table-cell office:value-type="string">
            <text:p>Kolejowa 34</text:p>
          </table:table-cell>
          <table:table-cell office:value-type="string">
            <text:p>Wągrowiec</text:p>
          </table:table-cell>
          <table:table-cell office:value-type="string">
            <text:p>62-122</text:p>
          </table:table-cell>
          <table:table-cell office:value-type="string">
            <text:p>Tomasz Pausze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74570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op.pl"&gt;phugsacja&lt;/a&gt;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993">
            <text:p>1993</text:p>
          </table:table-cell>
          <table:table-cell office:value-type="string">
            <text:p/>
            <text:p>&lt;span&gt;52.72.2&lt;/span&gt;&lt;a style="color:black;text-decoration:none;" href="http://www.teleadreson.pl/-NACE52722%20naprawy%20elektrycznych%20artykulow%20gospodarstwa%20domowego"&gt;Naprawy elektrycznych artykułów gospodarstwa domowego&lt;/a&gt;</text:p>
            <text:p>&lt;span&gt;52.45.1&lt;/span&gt;&lt;a style="color:black;text-decoration:none;" href="http://www.teleadreson.pl/-NACE52451%20sprzedaz%20detaliczna%20elektrycznych%20artykulow%20i%20sprzetu%20gospodarstwa%20domowego"&gt;Sprzedaż detaliczna elektrycznych artykułów i sprzętu gospodarstwa domowego&lt;/a&gt;</text:p>
            <text:p/>
          </table:table-cell>
          <table:table-cell office:value-type="string">
            <text:p/>
            <text:p>&lt;span&gt;762903&lt;/span&gt;Naprawy domowych urządzeń elektrycznych</text:p>
            <text:p>&lt;span&gt;572299&lt;/span&gt;Zmechanizowany sprzęt gospodarstwa domowego, osobno nie wymieniony, handel detaliczny</text:p>
            <text:p/>
          </table:table-cell>
          <table:table-cell office:value-type="string">
            <text:p/>
            <text:p>naprawa AGD</text:p>
            <text:p>sprzedaż części zamiennych</text:p>
            <text:p/>
          </table:table-cell>
        </table:table-row>
        <table:table-row table:style-name="ro2">
          <table:table-cell office:value-type="string">
            <text:p>Elektroprecyzja Zakład Naprawy Elektronarzędzi</text:p>
          </table:table-cell>
          <table:table-cell office:value-type="string">
            <text:p>Elektroprecyzja</text:p>
          </table:table-cell>
          <table:table-cell office:value-type="string">
            <text:p>Kolejowa 45</text:p>
          </table:table-cell>
          <table:table-cell office:value-type="string">
            <text:p>Wągrowiec</text:p>
          </table:table-cell>
          <table:table-cell office:value-type="string">
            <text:p>62-514</text:p>
          </table:table-cell>
          <table:table-cell office:value-type="string">
            <text:p>Stanisław Hołonowicz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64765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994">
            <text:p>1994</text:p>
          </table:table-cell>
          <table:table-cell office:value-type="string">
            <text:p>&lt;span&gt;52.46.4&lt;/span&gt;&lt;a style="color:black;text-decoration:none;" href="http://www.teleadreson.pl/-NACE52464%20sprzedaz%20detaliczna%20materialow%20i%20sprzetu%20dla%20majsterkowiczow"&gt;Sprzedaż detaliczna materiałów i sprzętu dla majsterkowiczów&lt;/a&gt;</text:p>
          </table:table-cell>
          <table:table-cell office:value-type="string">
            <text:p/>
            <text:p>&lt;span&gt;525101&lt;/span&gt;&lt;a style="color:black;text-decoration:none;" href="http://www.teleadreson.pl/-SIC525101%20narzedzia%20handel%20detaliczny"&gt;Narzędzia, handel detaliczny&lt;/a&gt;</text:p>
            <text:p>&lt;span&gt;769923&lt;/span&gt;Warsztaty naprawcze narzędzi</text:p>
            <text:p/>
          </table:table-cell>
          <table:table-cell/>
        </table:table-row>
        <table:table-row table:style-name="ro2">
          <table:table-cell office:value-type="string">
            <text:p>SPEED TRADER Szymon Krupa</text:p>
          </table:table-cell>
          <table:table-cell/>
          <table:table-cell office:value-type="string">
            <text:p>Konopnickiej 56</text:p>
          </table:table-cell>
          <table:table-cell office:value-type="string">
            <text:p>Wągrowiec</text:p>
          </table:table-cell>
          <table:table-cell office:value-type="string">
            <text:p>62-454</text:p>
          </table:table-cell>
          <table:table-cell office:value-type="string">
            <text:p>Szymon Krup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62)192897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moto-lider.pl"&gt;sklep&lt;/a&gt;</text:p>
          </table:table-cell>
          <table:table-cell office:value-type="string">
            <text:p>&lt;a href="http://www.teleadreson.pl/url/?k=6&amp;amp;r=http://www.moto-lider.pl"&gt;www.moto-lider.pl&lt;/a&gt;</text:p>
          </table:table-cell>
          <table:table-cell table:number-columns-repeated="3"/>
          <table:table-cell office:value-type="string">
            <text:p/>
            <text:p>&lt;span&gt;50.31&lt;/span&gt;&lt;a style="color:black;text-decoration:none;" href="http://www.teleadreson.pl/-NACE5031%20sprzedaz%20hurtowa%20i%20detaliczna%20czesci%20i%20akcesoriow%20do%20pojazdow%20mechanicznych"&gt;Sprzedaż hurtowa i detaliczna części i akcesoriów do pojazdów mechanicznych&lt;/a&gt;</text:p>
            <text:p>&lt;span&gt;52.61&lt;/span&gt;&lt;a style="color:black;text-decoration:none;" href="http://www.teleadreson.pl/-NACE5261%20sprzedaz%20detaliczna%20prowadzona%20przez%20domy%20sprzedazy%20wysylkowej"&gt;Sprzedaż detaliczna prowadzona przez domy sprzedaży wysyłkowej&lt;/a&gt;</text:p>
            <text:p/>
          </table:table-cell>
          <table:table-cell office:value-type="string">
            <text:p/>
            <text:p>&lt;span&gt;553199&lt;/span&gt;Części i wyposażenie samochodowe, osobno nie wymienione, handel detaliczny</text:p>
            <text:p>&lt;span&gt;596199&lt;/span&gt;Domy sprzedaży wysyłkowej, osobno nie wymienione</text:p>
            <text:p/>
          </table:table-cell>
          <table:table-cell office:value-type="string">
            <text:p/>
            <text:p>sklep internetowy</text:p>
            <text:p/>
            <text:p/>
          </table:table-cell>
        </table:table-row>
        <table:table-row table:style-name="ro4">
          <table:table-cell office:value-type="string">
            <text:p>Zakład Poligraficzny M-Druk</text:p>
          </table:table-cell>
          <table:table-cell office:value-type="string">
            <text:p>M-Druk</text:p>
          </table:table-cell>
          <table:table-cell office:value-type="string">
            <text:p>Konopnickiej 45</text:p>
          </table:table-cell>
          <table:table-cell office:value-type="string">
            <text:p>Wągrowiec</text:p>
          </table:table-cell>
          <table:table-cell office:value-type="string">
            <text:p>62-343</text:p>
          </table:table-cell>
          <table:table-cell office:value-type="string">
            <text:p>Janusz Muszyń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55758</text:p>
          </table:table-cell>
          <table:table-cell office:value-type="string">
            <text:p>(67)2655756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500,000 zł.</text:p>
          </table:table-cell>
          <table:table-cell office:value-type="float" office:value="1991">
            <text:p>1991</text:p>
          </table:table-cell>
          <table:table-cell office:value-type="string">
            <text:p/>
            <text:p>&lt;span&gt;22.22.85&lt;/span&gt;&lt;a style="color:black;text-decoration:none;" href="http://www.teleadreson.pl/-NACE222285%20druk%20formularzy%20urzedowych%20akcydensow"&gt;Druk formularzy urzędowych (akcydensów)&lt;/a&gt;</text:p>
            <text:p>&lt;span&gt;22.22.2&lt;/span&gt;&lt;a style="color:black;text-decoration:none;" href="http://www.teleadreson.pl/-NACE22222%20druk%20ksiazek"&gt;Druk książek&lt;/a&gt;</text:p>
            <text:p>&lt;span&gt;22.22.86&lt;/span&gt;&lt;a style="color:black;text-decoration:none;" href="http://www.teleadreson.pl/-NACE222286%20druk%20materialow%20reklamowych"&gt;Druk materiałów reklamowych&lt;/a&gt;</text:p>
            <text:p/>
          </table:table-cell>
          <table:table-cell office:value-type="string">
            <text:p/>
            <text:p>&lt;span&gt;2731&lt;/span&gt;&lt;a style="color:black;text-decoration:none;" href="http://www.teleadreson.pl/-SIC2731%20wydawanie%20i%20druk%20ksiazek"&gt;Wydawanie i druk książek&lt;/a&gt;</text:p>
            <text:p>&lt;span&gt;275903&lt;/span&gt;&lt;a style="color:black;text-decoration:none;" href="http://www.teleadreson.pl/-SIC275903%20druk%20reklam"&gt;Druk reklam&lt;/a&gt;</text:p>
            <text:p>&lt;span&gt;2761&lt;/span&gt;&lt;a style="color:black;text-decoration:none;" href="http://www.teleadreson.pl/-SIC2761%20druk%20formularzy%20na%20przebitce"&gt;Druk formularzy na przebitce&lt;/a&gt;</text:p>
            <text:p>&lt;span&gt;275202&lt;/span&gt;&lt;a style="color:black;text-decoration:none;" href="http://www.teleadreson.pl/-SIC275202%20druk%20litograficzny%20reklam"&gt;Druk litograficzny reklam&lt;/a&gt;</text:p>
            <text:p/>
          </table:table-cell>
          <table:table-cell office:value-type="string">
            <text:p/>
            <text:p>książki, plakaty, albumy, mapy</text:p>
            <text:p/>
            <text:p/>
          </table:table-cell>
        </table:table-row>
        <table:table-row table:style-name="ro2">
          <table:table-cell office:value-type="string">
            <text:p>Salon Fryzjerski Klasik</text:p>
          </table:table-cell>
          <table:table-cell/>
          <table:table-cell office:value-type="string">
            <text:p>Kościuszki 4</text:p>
          </table:table-cell>
          <table:table-cell office:value-type="string">
            <text:p>Wągrowiec</text:p>
          </table:table-cell>
          <table:table-cell office:value-type="string">
            <text:p>62-512</text:p>
          </table:table-cell>
          <table:table-cell office:value-type="string">
            <text:p>Wiesława Matec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42346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998">
            <text:p>1998</text:p>
          </table:table-cell>
          <table:table-cell office:value-type="string">
            <text:p>&lt;span&gt;93.02.1&lt;/span&gt;Fryzjerstwo</text:p>
          </table:table-cell>
          <table:table-cell office:value-type="string">
            <text:p>&lt;span&gt;7241&lt;/span&gt;Salony fryzjerskie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3">
          <table:table-cell office:value-type="string">
            <text:p>Pośrednictwo Finansowe GWARANT</text:p>
          </table:table-cell>
          <table:table-cell/>
          <table:table-cell office:value-type="string">
            <text:p>Kościuszki 1b</text:p>
          </table:table-cell>
          <table:table-cell office:value-type="string">
            <text:p>Wągrowiec</text:p>
          </table:table-cell>
          <table:table-cell office:value-type="string">
            <text:p>62-512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510)112714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/>
            <text:p>&lt;a title="@kredyuy-gwarant.pl"&gt;biuro&lt;/a&gt;</text:p>
            <text:p>&lt;a title="@link.nazwa.pl"&gt;gxarant-kosiuszkj&lt;/a&gt;</text:p>
            <text:p/>
          </table:table-cell>
          <table:table-cell office:value-type="string">
            <text:p>&lt;a href="http://www.teleadreson.pl/url/?k=6&amp;amp;r=http://www.kreeyty-gwarant.pl"&gt;www.kreeyty-gwarant.pl&lt;/a&gt;</text:p>
          </table:table-cell>
          <table:table-cell table:number-columns-repeated="2"/>
          <table:table-cell office:value-type="float" office:value="2006">
            <text:p>2006</text:p>
          </table:table-cell>
          <table:table-cell office:value-type="string">
            <text:p/>
            <text:p>&lt;span&gt;74.14.1&lt;/span&gt;Doradztwo i bezpośrednia pomoc w prowadzeniu interesów</text:p>
            <text:p>&lt;span&gt;67.13.1&lt;/span&gt;Doradcy finansowi, doradcy w sprawach zastawów hipotecznych oraz maklerzy</text:p>
            <text:p/>
          </table:table-cell>
          <table:table-cell office:value-type="string">
            <text:p/>
            <text:p>&lt;span&gt;8742&lt;/span&gt;Doradztwo i consulting</text:p>
            <text:p>&lt;span&gt;738909&lt;/span&gt;Usługi finansowe</text:p>
            <text:p>&lt;span&gt;6163&lt;/span&gt;Biura pośrednictwa kredytowego</text:p>
            <text:p/>
          </table:table-cell>
          <table:table-cell/>
        </table:table-row>
        <table:table-row table:style-name="ro1">
          <table:table-cell office:value-type="string">
            <text:p>"Bon-Ton" S.C. Sklep z Odzieżą Męską</text:p>
          </table:table-cell>
          <table:table-cell office:value-type="string">
            <text:p>"Bon-Ton" S.C.</text:p>
          </table:table-cell>
          <table:table-cell office:value-type="string">
            <text:p>Kościuszki 2</text:p>
          </table:table-cell>
          <table:table-cell office:value-type="string">
            <text:p>Wągrowiec</text:p>
          </table:table-cell>
          <table:table-cell office:value-type="string">
            <text:p>62-843</text:p>
          </table:table-cell>
          <table:table-cell office:value-type="string">
            <text:p>Ryszard Cieśliń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54850</text:p>
          </table:table-cell>
          <table:table-cell/>
          <table:table-cell office:value-type="string">
            <text:p>prywatna</text:p>
          </table:table-cell>
          <table:table-cell office:value-type="string">
            <text:p>spółka cywilna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994">
            <text:p>1994</text:p>
          </table:table-cell>
          <table:table-cell office:value-type="string">
            <text:p>&lt;span&gt;52.42.1&lt;/span&gt;&lt;a style="color:black;text-decoration:none;" href="http://www.teleadreson.pl/-NACE52421%20sprzedaz%20detaliczna%20odziezy"&gt;Sprzedaż detaliczna odzieży&lt;/a&gt;</text:p>
          </table:table-cell>
          <table:table-cell office:value-type="string">
            <text:p>&lt;span&gt;5611&lt;/span&gt;Sklepy z odzieżą i akcesoriami męskimi</text:p>
          </table:table-cell>
          <table:table-cell office:value-type="string">
            <text:p>odzież męska</text:p>
          </table:table-cell>
        </table:table-row>
        <table:table-row table:style-name="ro2">
          <table:table-cell office:value-type="string">
            <text:p>Apteka Farmed S.J.</text:p>
          </table:table-cell>
          <table:table-cell/>
          <table:table-cell office:value-type="string">
            <text:p>Kościuszki 4</text:p>
          </table:table-cell>
          <table:table-cell office:value-type="string">
            <text:p>Wągrowiec</text:p>
          </table:table-cell>
          <table:table-cell office:value-type="string">
            <text:p>62-623</text:p>
          </table:table-cell>
          <table:table-cell office:value-type="string">
            <text:p/>
            <text:p>mgr Barbara Kulińska</text:p>
            <text:p>mgr Bożena Woźna</text:p>
            <text:p/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84180</text:p>
          </table:table-cell>
          <table:table-cell/>
          <table:table-cell office:value-type="string">
            <text:p>prywatna</text:p>
          </table:table-cell>
          <table:table-cell office:value-type="string">
            <text:p>spółka jawna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&lt;span&gt;52.31&lt;/span&gt;&lt;a style="color:black;text-decoration:none;" href="http://www.teleadreson.pl/-NACE5231%20apteki"&gt;Apteki&lt;/a&gt;</text:p>
          </table:table-cell>
          <table:table-cell office:value-type="string">
            <text:p>&lt;span&gt;5912&lt;/span&gt;Apteki</text:p>
          </table:table-cell>
          <table:table-cell office:value-type="string">
            <text:p>leki gotowe</text:p>
          </table:table-cell>
        </table:table-row>
        <table:table-row table:style-name="ro3">
          <table:table-cell office:value-type="string">
            <text:p>Biuro Rachunkowości REWIDEX</text:p>
          </table:table-cell>
          <table:table-cell office:value-type="string">
            <text:p>REWIDEX</text:p>
          </table:table-cell>
          <table:table-cell office:value-type="string">
            <text:p>Kościuszki 3</text:p>
          </table:table-cell>
          <table:table-cell office:value-type="string">
            <text:p>Wągrowiec</text:p>
          </table:table-cell>
          <table:table-cell office:value-type="string">
            <text:p>62-014</text:p>
          </table:table-cell>
          <table:table-cell office:value-type="string">
            <text:p>Jerzy Dopierał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95098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4"/>
          <table:table-cell office:value-type="float" office:value="1995">
            <text:p>1995</text:p>
          </table:table-cell>
          <table:table-cell office:value-type="string">
            <text:p/>
            <text:p>&lt;span&gt;74.12.2&lt;/span&gt;Sporządzanie sprawozdań finansowych</text:p>
            <text:p>&lt;span&gt;74.12.3&lt;/span&gt;Kontrola, weryfikacja sprawozdań finansowych, potwierdzanie ich poprawności</text:p>
            <text:p/>
          </table:table-cell>
          <table:table-cell office:value-type="string">
            <text:p>&lt;span&gt;872101&lt;/span&gt;Biegli rewidenci</text:p>
          </table:table-cell>
          <table:table-cell office:value-type="string">
            <text:p/>
            <text:p>badanie bilansów</text:p>
            <text:p>prowadzenie rachunkowości</text:p>
            <text:p/>
            <text:p/>
          </table:table-cell>
        </table:table-row>
        <table:table-row table:style-name="ro3">
          <table:table-cell office:value-type="string">
            <text:p>HDI Asekuracja TU S.A. - Filia</text:p>
          </table:table-cell>
          <table:table-cell/>
          <table:table-cell office:value-type="string">
            <text:p>Kościuszki 1</text:p>
          </table:table-cell>
          <table:table-cell office:value-type="string">
            <text:p>Wągrowiec</text:p>
          </table:table-cell>
          <table:table-cell office:value-type="string">
            <text:p>62-342</text:p>
          </table:table-cell>
          <table:table-cell office:value-type="string">
            <text:p>kier. Łukasz Paluch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11712 (801)314510</text:p>
          </table:table-cell>
          <table:table-cell office:value-type="string">
            <text:p>(67)2611712</text:p>
          </table:table-cell>
          <table:table-cell office:value-type="string">
            <text:p>zagraniczna</text:p>
          </table:table-cell>
          <table:table-cell office:value-type="string">
            <text:p>spółka akcyjna</text:p>
          </table:table-cell>
          <table:table-cell/>
          <table:table-cell office:value-type="string">
            <text:p>&lt;a href="http://www.teleadreson.pl/url/?k=6&amp;amp;r=http://www.hdi-bsekuracja.pl"&gt;www.hdi-bsekuracja.pl&lt;/a&gt;</text:p>
          </table:table-cell>
          <table:table-cell office:value-type="float" office:value="5">
            <text:p>5</text:p>
          </table:table-cell>
          <table:table-cell/>
          <table:table-cell office:value-type="float" office:value="1990">
            <text:p>1990</text:p>
          </table:table-cell>
          <table:table-cell office:value-type="string">
            <text:p/>
            <text:p>&lt;span&gt;66.01&lt;/span&gt;Ubezpieczenia na życie</text:p>
            <text:p>&lt;span&gt;66.03&lt;/span&gt;Ubezpieczenia rzeczowe</text:p>
            <text:p/>
          </table:table-cell>
          <table:table-cell office:value-type="string">
            <text:p/>
            <text:p>&lt;span&gt;6311&lt;/span&gt;Ubezpieczenia na życie</text:p>
            <text:p>&lt;span&gt;6321&lt;/span&gt;Ubezpieczenia od wypadków i zdrowotne</text:p>
            <text:p>&lt;span&gt;6331&lt;/span&gt;Ubezpieczenia mienia, transportowe, morskie</text:p>
            <text:p/>
          </table:table-cell>
          <table:table-cell/>
        </table:table-row>
        <table:table-row table:style-name="ro1">
          <table:table-cell office:value-type="string">
            <text:p>NG2 S.A. - Sklep Obuwniczy Boti 373</text:p>
          </table:table-cell>
          <table:table-cell/>
          <table:table-cell office:value-type="string">
            <text:p>Kościuszki 2</text:p>
          </table:table-cell>
          <table:table-cell office:value-type="string">
            <text:p>Wągrowiec</text:p>
          </table:table-cell>
          <table:table-cell office:value-type="string">
            <text:p>62-233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52150</text:p>
          </table:table-cell>
          <table:table-cell/>
          <table:table-cell office:value-type="string">
            <text:p>prywatna</text:p>
          </table:table-cell>
          <table:table-cell office:value-type="string">
            <text:p>spółka akcyjna</text:p>
          </table:table-cell>
          <table:table-cell/>
          <table:table-cell office:value-type="string">
            <text:p>&lt;a href="http://www.teleadreson.pl/url/?k=6&amp;amp;r=http://www.butyboti.pl"&gt;www.butyboti.pl&lt;/a&gt;</text:p>
          </table:table-cell>
          <table:table-cell table:number-columns-repeated="2"/>
          <table:table-cell office:value-type="float" office:value="2006">
            <text:p>2006</text:p>
          </table:table-cell>
          <table:table-cell office:value-type="string">
            <text:p>&lt;span&gt;52.43.1&lt;/span&gt;&lt;a style="color:black;text-decoration:none;" href="http://www.teleadreson.pl/-NACE52431%20sprzedaz%20detaliczna%20obuwia"&gt;Sprzedaż detaliczna obuwia&lt;/a&gt;</text:p>
          </table:table-cell>
          <table:table-cell office:value-type="string">
            <text:p>&lt;span&gt;5661&lt;/span&gt;Sklepy z obuwiem</text:p>
          </table:table-cell>
          <table:table-cell/>
        </table:table-row>
        <table:table-row table:style-name="ro2">
          <table:table-cell office:value-type="string">
            <text:p>Powszechna Spółdzielnia Spożywców Społem</text:p>
          </table:table-cell>
          <table:table-cell office:value-type="string">
            <text:p>PSS Społem</text:p>
          </table:table-cell>
          <table:table-cell office:value-type="string">
            <text:p>Kościuszki 2</text:p>
          </table:table-cell>
          <table:table-cell office:value-type="string">
            <text:p>Wągrowiec</text:p>
          </table:table-cell>
          <table:table-cell office:value-type="string">
            <text:p>62-843</text:p>
          </table:table-cell>
          <table:table-cell office:value-type="string">
            <text:p>prez. Barbara Pastuch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51751</text:p>
          </table:table-cell>
          <table:table-cell office:value-type="string">
            <text:p>prywatna</text:p>
          </table:table-cell>
          <table:table-cell office:value-type="string">
            <text:p>spółdzielnia</text:p>
          </table:table-cell>
          <table:table-cell table:number-columns-repeated="2"/>
          <table:table-cell office:value-type="float" office:value="9">
            <text:p>9</text:p>
          </table:table-cell>
          <table:table-cell/>
          <table:table-cell office:value-type="float" office:value="1990">
            <text:p>1990</text:p>
          </table:table-cell>
          <table:table-cell office:value-type="string">
            <text:p>&lt;span&gt;15.81&lt;/span&gt;&lt;a style="color:black;text-decoration:none;" href="http://www.teleadreson.pl/-NACE1581%20produkcja%20chleba%20oraz%20swiezych%20wyrobow%20piekarniczych%20produkcja%20ciast%20i%20ciastek"&gt;Produkcja chleba oraz świeżych wyrobów piekarniczych; produkcja ciast i ciastek&lt;/a&gt;</text:p>
          </table:table-cell>
          <table:table-cell office:value-type="string">
            <text:p>&lt;span&gt;2051&lt;/span&gt;&lt;a style="color:black;text-decoration:none;" href="http://www.teleadreson.pl/-SIC2051%20produkcja%20piekarska%20z%20wyj%20herbatnikow%20i%20krakersow"&gt;Produkcja piekarska z wyj. herbatników i krakersów&lt;/a&gt;</text:p>
          </table:table-cell>
          <table:table-cell office:value-type="string">
            <text:p/>
            <text:p>piekarnie</text:p>
            <text:p/>
            <text:p/>
          </table:table-cell>
        </table:table-row>
        <table:table-row table:style-name="ro2">
          <table:table-cell office:value-type="string">
            <text:p>Redakcja Głos Wielkopolski, Gazeta Poznańska Sp. z o.o. - Oddział Wągrowiec</text:p>
          </table:table-cell>
          <table:table-cell/>
          <table:table-cell office:value-type="string">
            <text:p>Kościuszki 2</text:p>
          </table:table-cell>
          <table:table-cell office:value-type="string">
            <text:p>Wągrowiec</text:p>
          </table:table-cell>
          <table:table-cell office:value-type="string">
            <text:p>62-123</text:p>
          </table:table-cell>
          <table:table-cell office:value-type="string">
            <text:p>Krzysztof Czapul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20923</text:p>
          </table:table-cell>
          <table:table-cell office:value-type="string">
            <text:p>prywatna</text:p>
          </table:table-cell>
          <table:table-cell office:value-type="string">
            <text:p>spółka z o.o.</text:p>
          </table:table-cell>
          <table:table-cell office:value-type="string">
            <text:p>&lt;a title="@pqczta.gp.pl"&gt;wagrowiec&lt;/a&gt;</text:p>
          </table:table-cell>
          <table:table-cell office:value-type="string">
            <text:p/>
            <text:p>&lt;a href="http://www.teleadreson.pl/url/?k=6&amp;amp;r=http://www.glos.coo"&gt;www.glos.coo&lt;/a&gt;</text:p>
            <text:p>&lt;a href="http://www.teleadreson.pl/url/?k=6&amp;amp;r=http://www.gp.pl"&gt;www.gp.pl&lt;/a&gt;</text:p>
            <text:p/>
          </table:table-cell>
          <table:table-cell table:number-columns-repeated="2"/>
          <table:table-cell office:value-type="float" office:value="2000">
            <text:p>2000</text:p>
          </table:table-cell>
          <table:table-cell office:value-type="string">
            <text:p>&lt;span&gt;22.12&lt;/span&gt;&lt;a style="color:black;text-decoration:none;" href="http://www.teleadreson.pl/-NACE2212%20wydawanie%20gazet"&gt;Wydawanie gazet&lt;/a&gt;</text:p>
          </table:table-cell>
          <table:table-cell office:value-type="string">
            <text:p>&lt;span&gt;2711&lt;/span&gt;&lt;a style="color:black;text-decoration:none;" href="http://www.teleadreson.pl/-SIC2711%20wydawanie%20i%20druk%20gazet"&gt;Wydawanie i druk gazet&lt;/a&gt;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Wielkopolski Dom Mediowy Sp. z o.o. - Biuro Ogłoszeń</text:p>
          </table:table-cell>
          <table:table-cell office:value-type="string">
            <text:p>WDM Sp. z o.o. - Biuro Ogłoszeń</text:p>
          </table:table-cell>
          <table:table-cell office:value-type="string">
            <text:p>Kościuszki 3</text:p>
          </table:table-cell>
          <table:table-cell office:value-type="string">
            <text:p>Wągrowiec</text:p>
          </table:table-cell>
          <table:table-cell office:value-type="string">
            <text:p>62-344</text:p>
          </table:table-cell>
          <table:table-cell office:value-type="string">
            <text:p>Ewa Nowa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38233</text:p>
          </table:table-cell>
          <table:table-cell office:value-type="string">
            <text:p>(67)2936634</text:p>
          </table:table-cell>
          <table:table-cell office:value-type="string">
            <text:p>prywatna</text:p>
          </table:table-cell>
          <table:table-cell office:value-type="string">
            <text:p>spółka z o.o.</text:p>
          </table:table-cell>
          <table:table-cell office:value-type="string">
            <text:p>&lt;a title="@poczta.gp.pl"&gt;rekldma.wagrowiec&lt;/a&gt;</text:p>
          </table:table-cell>
          <table:table-cell office:value-type="string">
            <text:p/>
            <text:p>&lt;a href="http://www.teleadreson.pl/url/?k=6&amp;amp;r=http://www.glos.fom"&gt;www.glos.fom&lt;/a&gt;</text:p>
            <text:p>&lt;a href="http://www.teleadreson.pl/url/?k=6&amp;amp;r=http://www.gp.pl"&gt;www.gp.pl&lt;/a&gt;</text:p>
            <text:p/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&lt;span&gt;74.44&lt;/span&gt;Sprzedaż miejsca i czasu na cele reklamowe w środkach masowego przekazu</text:p>
          </table:table-cell>
          <table:table-cell office:value-type="string">
            <text:p>&lt;span&gt;731302&lt;/span&gt;Reklama w drukowanych środkach przekazu</text:p>
          </table:table-cell>
          <table:table-cell office:value-type="string">
            <text:p/>
            <text:p>Głos Wielkopolski, Gazeta Poznańska</text:p>
            <text:p/>
            <text:p/>
          </table:table-cell>
        </table:table-row>
        <table:table-row table:style-name="ro6">
          <table:table-cell office:value-type="string">
            <text:p>Foto-Video-Handel</text:p>
          </table:table-cell>
          <table:table-cell/>
          <table:table-cell office:value-type="string">
            <text:p>Kościuszki 6</text:p>
          </table:table-cell>
          <table:table-cell office:value-type="string">
            <text:p>Wągrowiec</text:p>
          </table:table-cell>
          <table:table-cell office:value-type="string">
            <text:p>62-014</text:p>
          </table:table-cell>
          <table:table-cell office:value-type="string">
            <text:p>Ewa Rybic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62663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o2.pl"&gt;fotovideohaqdel&lt;/a&gt;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981">
            <text:p>1981</text:p>
          </table:table-cell>
          <table:table-cell office:value-type="string">
            <text:p/>
            <text:p>&lt;span&gt;74.81.1&lt;/span&gt;Usługi fotograficzne dla ludności</text:p>
            <text:p>&lt;span&gt;74.81.2&lt;/span&gt;Fotografika komercyjna (w tym lotnicza)</text:p>
            <text:p>&lt;span&gt;52.48.21&lt;/span&gt;&lt;a style="color:black;text-decoration:none;" href="http://www.teleadreson.pl/-NACE524821%20sprzedaz%20detaliczna%20sprzetu%20fotograficznego"&gt;Sprzedaż detaliczna sprzętu fotograficznego&lt;/a&gt;</text:p>
            <text:p>&lt;span&gt;36.22&lt;/span&gt;&lt;a style="color:black;text-decoration:none;" href="http://www.teleadreson.pl/-NACE3622%20produkcja%20artykulow%20jubilerskich%20i%20podobnych%20z%20wyjatkiem%20monet%20i%20medali"&gt;Produkcja artykułów jubilerskich i podobnych, z wyjątkiem monet i medali&lt;/a&gt;</text:p>
            <text:p>&lt;span&gt;52.48.7&lt;/span&gt;&lt;a style="color:black;text-decoration:none;" href="http://www.teleadreson.pl/-NACE52487%20sprzedaz%20detaliczna%20pamiatek%20znaczkow%20i%20monet"&gt;Sprzedaż detaliczna pamiątek, znaczków i monet&lt;/a&gt;</text:p>
            <text:p/>
          </table:table-cell>
          <table:table-cell office:value-type="string">
            <text:p/>
            <text:p>&lt;span&gt;7384&lt;/span&gt;Laboratoria fotograficzne</text:p>
            <text:p>&lt;span&gt;5946&lt;/span&gt;Sklepy z artykułami fotograficznymi</text:p>
            <text:p>&lt;span&gt;3911&lt;/span&gt;&lt;a style="color:black;text-decoration:none;" href="http://www.teleadreson.pl/-SIC3911%20bizuteria%20wyroby%20z%20metali%20szlachetnych%20produkcja"&gt;Biżuteria, wyroby z metali szlachetnych, produkcja&lt;/a&gt;</text:p>
            <text:p>&lt;span&gt;5947&lt;/span&gt;Sklepy z pamiątkami, upominkami i gadżetami</text:p>
            <text:p/>
          </table:table-cell>
          <table:table-cell office:value-type="string">
            <text:p/>
            <text:p>fotografika, sprzęt fotograficzny</text:p>
            <text:p>upominki, biżuteria</text:p>
            <text:p/>
            <text:p/>
          </table:table-cell>
        </table:table-row>
        <table:table-row table:style-name="ro3">
          <table:table-cell office:value-type="string">
            <text:p>UHM Negocjator - Sklep</text:p>
          </table:table-cell>
          <table:table-cell/>
          <table:table-cell office:value-type="string">
            <text:p>Kościuszki 4</text:p>
          </table:table-cell>
          <table:table-cell office:value-type="string">
            <text:p>Wągrowiec</text:p>
          </table:table-cell>
          <table:table-cell office:value-type="string">
            <text:p>62-952</text:p>
          </table:table-cell>
          <table:table-cell office:value-type="string">
            <text:p/>
            <text:p>Robert Król</text:p>
            <text:p>Tomasz Czajkowski</text:p>
            <text:p/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888)445648 (504)044848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/>
            <text:p>&lt;a title="@oegocjator.biz"&gt;sklep&lt;/a&gt;</text:p>
            <text:p>&lt;a title="@negocjator.biz"&gt;robest&lt;/a&gt;</text:p>
            <text:p>&lt;a title="@negocjator.biz"&gt;tpmek&lt;/a&gt;</text:p>
            <text:p/>
          </table:table-cell>
          <table:table-cell office:value-type="string">
            <text:p>&lt;a href="http://www.teleadreson.pl/url/?k=6&amp;amp;r=http://www.nehocjator.livenet.pl"&gt;www.nehocjator.livenet.pl&lt;/a&gt;</text:p>
          </table:table-cell>
          <table:table-cell table:number-columns-repeated="3"/>
          <table:table-cell office:value-type="string">
            <text:p/>
            <text:p>&lt;span&gt;52.48.11&lt;/span&gt;&lt;a style="color:black;text-decoration:none;" href="http://www.teleadreson.pl/-NACE524811%20sprzedaz%20detaliczna%20artykulow%20i%20sprzetu%20biurowego"&gt;Sprzedaż detaliczna artykułów i sprzętu biurowego&lt;/a&gt;</text:p>
            <text:p>&lt;span&gt;52.61&lt;/span&gt;&lt;a style="color:black;text-decoration:none;" href="http://www.teleadreson.pl/-NACE5261%20sprzedaz%20detaliczna%20prowadzona%20przez%20domy%20sprzedazy%20wysylkowej"&gt;Sprzedaż detaliczna prowadzona przez domy sprzedaży wysyłkowej&lt;/a&gt;</text:p>
            <text:p>&lt;span&gt;72.5&lt;/span&gt;Obsługa i naprawy maszyn biurowych i liczących oraz sprzętu komputerowego</text:p>
            <text:p/>
          </table:table-cell>
          <table:table-cell office:value-type="string">
            <text:p/>
            <text:p>&lt;span&gt;599906&lt;/span&gt;Telefony i sprzęt łącznościowy, handel detaliczny</text:p>
            <text:p>&lt;span&gt;5961&lt;/span&gt;Sprzedaż wysyłkowa</text:p>
            <text:p>&lt;span&gt;7629&lt;/span&gt;Naprawy sprzętu elektrycznego i elektronicznego, osobno nie wymienione</text:p>
            <text:p/>
          </table:table-cell>
          <table:table-cell office:value-type="string">
            <text:p/>
            <text:p>akcesoria GSM, serwis</text:p>
            <text:p>sklep intermetowy</text:p>
            <text:p/>
            <text:p/>
          </table:table-cell>
        </table:table-row>
        <table:table-row table:style-name="ro3">
          <table:table-cell office:value-type="string">
            <text:p>Sklep Wielobranżowy Serwis-Stihl</text:p>
          </table:table-cell>
          <table:table-cell/>
          <table:table-cell office:value-type="string">
            <text:p>Kościuszki 31</text:p>
          </table:table-cell>
          <table:table-cell office:value-type="string">
            <text:p>Wągrowiec</text:p>
          </table:table-cell>
          <table:table-cell office:value-type="string">
            <text:p>62-624</text:p>
          </table:table-cell>
          <table:table-cell office:value-type="string">
            <text:p>Bogdan Gajew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32237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wp.pl"&gt;bogdaq.gajewski&lt;/a&gt;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/>
            <text:p>&lt;span&gt;51.74&lt;/span&gt;&lt;a style="color:black;text-decoration:none;" href="http://www.teleadreson.pl/-NACE5174%20sprzedaz%20hurtowa%20sprzetu%20i%20artykulow%20ogrodniczych"&gt;Sprzedaż hurtowa sprzętu i artykułów ogrodniczych&lt;/a&gt;</text:p>
            <text:p>&lt;span&gt;52.46.4&lt;/span&gt;&lt;a style="color:black;text-decoration:none;" href="http://www.teleadreson.pl/-NACE52464%20sprzedaz%20detaliczna%20materialow%20i%20sprzetu%20dla%20majsterkowiczow"&gt;Sprzedaż detaliczna materiałów i sprzętu dla majsterkowiczów&lt;/a&gt;</text:p>
            <text:p>&lt;span&gt;51.65&lt;/span&gt;&lt;a style="color:black;text-decoration:none;" href="http://www.teleadreson.pl/-NACE5165%20sprzedaz%20hurtowa%20pomocniczych%20maszyn%20i%20urzadzen%20dla%20przemyslu%20handlu%20i%20transportu%20wodnego"&gt;Sprzedaż hurtowa pomocniczych maszyn i urządzeń dla przemysłu, handlu i transportu wodnego&lt;/a&gt;</text:p>
            <text:p/>
          </table:table-cell>
          <table:table-cell office:value-type="string">
            <text:p/>
            <text:p>&lt;span&gt;526101&lt;/span&gt;&lt;a style="color:black;text-decoration:none;" href="http://www.teleadreson.pl/-SIC526101%20sprzet%20ogrodniczy%20handel%20detaliczny"&gt;Sprzęt ogrodniczy, handel detaliczny&lt;/a&gt;</text:p>
            <text:p>&lt;span&gt;525101&lt;/span&gt;&lt;a style="color:black;text-decoration:none;" href="http://www.teleadreson.pl/-SIC525101%20narzedzia%20handel%20detaliczny"&gt;Narzędzia, handel detaliczny&lt;/a&gt;</text:p>
            <text:p>&lt;span&gt;507203&lt;/span&gt;&lt;a style="color:black;text-decoration:none;" href="http://www.teleadreson.pl/-SIC507203%20elektronarzedzia%20i%20akcesoria%20hurt"&gt;Elektronarzędzia i akcesoria, hurt&lt;/a&gt;</text:p>
            <text:p/>
          </table:table-cell>
          <table:table-cell office:value-type="string">
            <text:p/>
            <text:p>narzędzia (firmy Stihl)</text:p>
            <text:p>sprzęt ogrodniczy</text:p>
            <text:p/>
          </table:table-cell>
        </table:table-row>
        <table:table-row table:style-name="ro2">
          <table:table-cell office:value-type="string">
            <text:p>Powiatowy Rzecznik Konsumentów</text:p>
          </table:table-cell>
          <table:table-cell/>
          <table:table-cell office:value-type="string">
            <text:p>Kościuszki 31</text:p>
          </table:table-cell>
          <table:table-cell office:value-type="string">
            <text:p>Wągrowiec</text:p>
          </table:table-cell>
          <table:table-cell office:value-type="string">
            <text:p>62-344</text:p>
          </table:table-cell>
          <table:table-cell office:value-type="string">
            <text:p>Zbigniew Byczyń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30536</text:p>
          </table:table-cell>
          <table:table-cell/>
          <table:table-cell office:value-type="string">
            <text:p>komunalna</text:p>
          </table:table-cell>
          <table:table-cell office:value-type="string">
            <text:p>powiatowa samorządowa jednostka organizacyjna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/>
            <text:p>&lt;span&gt;74.11.3&lt;/span&gt;Ogólne konsultacje i doradztwo prawne</text:p>
            <text:p>&lt;span&gt;75.23.2&lt;/span&gt;Prokuratura i adwokatura (finansowana przez rząd)</text:p>
            <text:p/>
          </table:table-cell>
          <table:table-cell office:value-type="string">
            <text:p>&lt;span&gt;811101&lt;/span&gt;Specjalistyczne usługi prawnicze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1">
          <table:table-cell office:value-type="string">
            <text:p>Starostwo Powiatowe</text:p>
          </table:table-cell>
          <table:table-cell/>
          <table:table-cell office:value-type="string">
            <text:p>Kościuszki 31</text:p>
          </table:table-cell>
          <table:table-cell office:value-type="string">
            <text:p>Wągrowiec</text:p>
          </table:table-cell>
          <table:table-cell office:value-type="string">
            <text:p>62-734</text:p>
          </table:table-cell>
          <table:table-cell office:value-type="string">
            <text:p>starosta Józef Sulikow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30530</text:p>
          </table:table-cell>
          <table:table-cell office:value-type="string">
            <text:p>(67)2637838</text:p>
          </table:table-cell>
          <table:table-cell office:value-type="string">
            <text:p>komunalna</text:p>
          </table:table-cell>
          <table:table-cell office:value-type="string">
            <text:p>wspólnota samorządowa</text:p>
          </table:table-cell>
          <table:table-cell office:value-type="string">
            <text:p>&lt;a title="@wagrowiec.pl"&gt;powiat&lt;/a&gt;</text:p>
          </table:table-cell>
          <table:table-cell office:value-type="string">
            <text:p>&lt;a href="http://www.teleadreson.pl/url/?k=6&amp;amp;r=http://www.wagrowiec.pl"&gt;www.wagrowiec.pl&lt;/a&gt;</text:p>
          </table:table-cell>
          <table:table-cell table:number-columns-repeated="3"/>
          <table:table-cell office:value-type="string">
            <text:p>&lt;span&gt;75.11.13&lt;/span&gt;Organy miejskie administracji państwowej</text:p>
          </table:table-cell>
          <table:table-cell office:value-type="string">
            <text:p>&lt;span&gt;912102&lt;/span&gt;Lokalne ciała legislacyjne</text:p>
          </table:table-cell>
          <table:table-cell/>
        </table:table-row>
        <table:table-row table:style-name="ro2">
          <table:table-cell office:value-type="string">
            <text:p>Urząd Miasta</text:p>
          </table:table-cell>
          <table:table-cell/>
          <table:table-cell office:value-type="string">
            <text:p>Kościuszki 34a</text:p>
          </table:table-cell>
          <table:table-cell office:value-type="string">
            <text:p>Wągrowiec</text:p>
          </table:table-cell>
          <table:table-cell office:value-type="string">
            <text:p>62-624</text:p>
          </table:table-cell>
          <table:table-cell office:value-type="string">
            <text:p>burmistrz Stanisław Wilczyń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91592 9629349</text:p>
          </table:table-cell>
          <table:table-cell office:value-type="string">
            <text:p>(67)2690395</text:p>
          </table:table-cell>
          <table:table-cell office:value-type="string">
            <text:p>komunalna</text:p>
          </table:table-cell>
          <table:table-cell office:value-type="string">
            <text:p>wspólnota samorządowa</text:p>
          </table:table-cell>
          <table:table-cell office:value-type="string">
            <text:p>&lt;a title="@waguowiec.um.gov.pl"&gt;miasto&lt;/a&gt;</text:p>
          </table:table-cell>
          <table:table-cell office:value-type="string">
            <text:p/>
            <text:p>&lt;a href="http://www.teleadreson.pl/url/?k=6&amp;amp;r=http://www.gminy.pl/wdgrowiec"&gt;www.gminy.pl/wdgrowiec&lt;/a&gt;</text:p>
            <text:p>&lt;a href="http://www.teleadreson.pl/url/?k=6&amp;amp;r=http://www.waguowiec.um.gov.pl"&gt;www.waguowiec.um.gov.pl&lt;/a&gt;</text:p>
            <text:p/>
          </table:table-cell>
          <table:table-cell table:number-columns-repeated="3"/>
          <table:table-cell office:value-type="string">
            <text:p>&lt;span&gt;75.11.13&lt;/span&gt;Organy miejskie administracji państwowej</text:p>
          </table:table-cell>
          <table:table-cell office:value-type="string">
            <text:p>&lt;span&gt;911102&lt;/span&gt;Organy administracji lokalnej</text:p>
          </table:table-cell>
          <table:table-cell/>
        </table:table-row>
        <table:table-row table:style-name="ro2">
          <table:table-cell office:value-type="string">
            <text:p>Wielkopolska Izba Rolnicza - Biuro Powiatowe</text:p>
          </table:table-cell>
          <table:table-cell office:value-type="string">
            <text:p>WIR - Biuro Powiatowe</text:p>
          </table:table-cell>
          <table:table-cell office:value-type="string">
            <text:p>Kościuszki 31</text:p>
          </table:table-cell>
          <table:table-cell office:value-type="string">
            <text:p>Wągrowiec</text:p>
          </table:table-cell>
          <table:table-cell office:value-type="string">
            <text:p>62-954</text:p>
          </table:table-cell>
          <table:table-cell office:value-type="string">
            <text:p>kier. Bernadeta Ratajcza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136236</text:p>
          </table:table-cell>
          <table:table-cell office:value-type="string">
            <text:p>(67)2637838</text:p>
          </table:table-cell>
          <table:table-cell office:value-type="string">
            <text:p>prywatna</text:p>
          </table:table-cell>
          <table:table-cell office:value-type="string">
            <text:p>samorząd gospodarczy lub zawodowy</text:p>
          </table:table-cell>
          <table:table-cell office:value-type="string">
            <text:p>&lt;a title="@wir.org.pl"&gt;wirwagr&lt;/a&gt;</text:p>
          </table:table-cell>
          <table:table-cell office:value-type="string">
            <text:p>&lt;a href="http://www.teleadreson.pl/url/?k=6&amp;amp;r=http://www.wir.org.pl"&gt;www.wir.org.pl&lt;/a&gt;</text:p>
          </table:table-cell>
          <table:table-cell table:number-columns-repeated="2"/>
          <table:table-cell office:value-type="float" office:value="1995">
            <text:p>1995</text:p>
          </table:table-cell>
          <table:table-cell office:value-type="string">
            <text:p>&lt;span&gt;91.11.2&lt;/span&gt;Izby handlowe, organizacje kupieckie itp.</text:p>
          </table:table-cell>
          <table:table-cell office:value-type="string">
            <text:p>&lt;span&gt;8611&lt;/span&gt;Zrzeszenia o charakterze ekonomicznym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Bank PeKaO S.A. - I Oddział w Wągrowcu</text:p>
          </table:table-cell>
          <table:table-cell office:value-type="string">
            <text:p>Bank PeKaO S.A.</text:p>
          </table:table-cell>
          <table:table-cell office:value-type="string">
            <text:p>Kościuszki 41</text:p>
          </table:table-cell>
          <table:table-cell office:value-type="string">
            <text:p>Wągrowiec</text:p>
          </table:table-cell>
          <table:table-cell office:value-type="string">
            <text:p>62-342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41341 (804)345345</text:p>
          </table:table-cell>
          <table:table-cell office:value-type="string">
            <text:p>(67)2640249</text:p>
          </table:table-cell>
          <table:table-cell office:value-type="string">
            <text:p>prywatna</text:p>
          </table:table-cell>
          <table:table-cell office:value-type="string">
            <text:p>spółka akcyjna</text:p>
          </table:table-cell>
          <table:table-cell/>
          <table:table-cell office:value-type="string">
            <text:p>&lt;a href="http://www.teleadreson.pl/url/?k=6&amp;amp;r=http://www.pekao.com.pl"&gt;www.pekao.com.pl&lt;/a&gt;</text:p>
          </table:table-cell>
          <table:table-cell table:number-columns-repeated="3"/>
          <table:table-cell office:value-type="string">
            <text:p/>
            <text:p>&lt;span&gt;65.12&lt;/span&gt;Banki komercyjne</text:p>
            <text:p>&lt;span&gt;65.22&lt;/span&gt;Udzielanie kredytów (innych niż pożyczki finansowe)</text:p>
            <text:p/>
          </table:table-cell>
          <table:table-cell office:value-type="string">
            <text:p>&lt;span&gt;6021&lt;/span&gt;Ogólnokrajowe państwowe banki komercyjne</text:p>
          </table:table-cell>
          <table:table-cell/>
        </table:table-row>
        <table:table-row table:style-name="ro2">
          <table:table-cell office:value-type="string">
            <text:p>Urząd Stanu Cywilnego</text:p>
          </table:table-cell>
          <table:table-cell office:value-type="string">
            <text:p>USC</text:p>
          </table:table-cell>
          <table:table-cell office:value-type="string">
            <text:p>Kościuszki 45</text:p>
          </table:table-cell>
          <table:table-cell office:value-type="string">
            <text:p>Wągrowiec</text:p>
          </table:table-cell>
          <table:table-cell office:value-type="string">
            <text:p>62-343</text:p>
          </table:table-cell>
          <table:table-cell office:value-type="string">
            <text:p>kier. Barbara Zegartows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81586</text:p>
          </table:table-cell>
          <table:table-cell/>
          <table:table-cell office:value-type="string">
            <text:p>komunalna</text:p>
          </table:table-cell>
          <table:table-cell office:value-type="string">
            <text:p>wspólnota samorządowa</text:p>
          </table:table-cell>
          <table:table-cell/>
          <table:table-cell office:value-type="string">
            <text:p>&lt;a href="http://www.teleadreson.pl/url/?k=6&amp;amp;r=http://www.wagrqwiec.wlkp.pl"&gt;www.wagrqwiec.wlkp.pl&lt;/a&gt;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&lt;span&gt;75.11.13&lt;/span&gt;Organy miejskie administracji państwowej</text:p>
          </table:table-cell>
          <table:table-cell office:value-type="string">
            <text:p>&lt;span&gt;911102&lt;/span&gt;Organy administracji lokalnej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DAN-DOM Biuro Obrotu Nieruchomościami</text:p>
          </table:table-cell>
          <table:table-cell office:value-type="string">
            <text:p>DAN-DOM</text:p>
          </table:table-cell>
          <table:table-cell office:value-type="string">
            <text:p>Kościuszki 11b</text:p>
          </table:table-cell>
          <table:table-cell office:value-type="string">
            <text:p>Wągrowiec</text:p>
          </table:table-cell>
          <table:table-cell office:value-type="string">
            <text:p>62-012</text:p>
          </table:table-cell>
          <table:table-cell office:value-type="string">
            <text:p>Danuta Majchrza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15910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wp.pl"&gt;dan-dom&lt;/a&gt;</text:p>
          </table:table-cell>
          <table:table-cell table:number-columns-repeated="3"/>
          <table:table-cell office:value-type="float" office:value="1996">
            <text:p>1996</text:p>
          </table:table-cell>
          <table:table-cell office:value-type="string">
            <text:p>&lt;span&gt;70.31&lt;/span&gt;Agencje obsługi nieruchomości</text:p>
          </table:table-cell>
          <table:table-cell office:value-type="string">
            <text:p>&lt;span&gt;653101&lt;/span&gt;Pośrednicy i agenci obrotu nieruchomościami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Kancelaria Notarialna</text:p>
          </table:table-cell>
          <table:table-cell/>
          <table:table-cell office:value-type="string">
            <text:p>Kościuszki 56b</text:p>
          </table:table-cell>
          <table:table-cell office:value-type="string">
            <text:p>Wągrowiec</text:p>
          </table:table-cell>
          <table:table-cell office:value-type="string">
            <text:p>62-342</text:p>
          </table:table-cell>
          <table:table-cell office:value-type="string">
            <text:p>Katarzyna Sokołows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70878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reket.poznan.pl"&gt;sokolows&lt;/a&gt;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&lt;span&gt;74.11.5&lt;/span&gt;Biura notariuszy</text:p>
          </table:table-cell>
          <table:table-cell office:value-type="string">
            <text:p>&lt;span&gt;6541&lt;/span&gt;Biura dokumentowania tytułów własności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Sąd Rejonowy w Wągrowcu - Wydział I Cywilny</text:p>
          </table:table-cell>
          <table:table-cell/>
          <table:table-cell office:value-type="string">
            <text:p>Kościuszki 21, pok. 12</text:p>
          </table:table-cell>
          <table:table-cell office:value-type="string">
            <text:p>Wągrowiec</text:p>
          </table:table-cell>
          <table:table-cell office:value-type="string">
            <text:p>62-953</text:p>
          </table:table-cell>
          <table:table-cell office:value-type="string">
            <text:p>przew. SSR Dariusz Przybyłowicz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21825</text:p>
          </table:table-cell>
          <table:table-cell office:value-type="string">
            <text:p>Skarb Państwa</text:p>
          </table:table-cell>
          <table:table-cell office:value-type="string">
            <text:p>sąd lub trybunał</text:p>
          </table:table-cell>
          <table:table-cell office:value-type="string">
            <text:p>&lt;a title="@yagrowiec.sr.gov.pl"&gt;cywilny&lt;/a&gt;</text:p>
          </table:table-cell>
          <table:table-cell office:value-type="string">
            <text:p>&lt;a href="http://www.teleadreson.pl/url/?k=6&amp;amp;r=http://www.yagrowiec.sr.gov.pl"&gt;www.yagrowiec.sr.gov.pl&lt;/a&gt;</text:p>
          </table:table-cell>
          <table:table-cell table:number-columns-repeated="3"/>
          <table:table-cell office:value-type="string">
            <text:p/>
            <text:p>&lt;span&gt;75.23.1&lt;/span&gt;Rozpatrywanie spraw cywilnych i karnych oraz wynikających ze stosunku pracy, sądy wojskowe</text:p>
            <text:p>&lt;span&gt;75.23.3&lt;/span&gt;Wydawanie wyroków i ich interpretacja prawna łącznie z arbitrażem w sprawach cywilnych</text:p>
            <text:p/>
          </table:table-cell>
          <table:table-cell office:value-type="string">
            <text:p>&lt;span&gt;9211&lt;/span&gt;Sądy</text:p>
          </table:table-cell>
          <table:table-cell/>
        </table:table-row>
        <table:table-row table:style-name="ro2">
          <table:table-cell office:value-type="string">
            <text:p>Sąd Rejonowy w Wągrowcu - Wydział II Karny</text:p>
          </table:table-cell>
          <table:table-cell/>
          <table:table-cell office:value-type="string">
            <text:p>Kościuszki 34, pok. 34</text:p>
          </table:table-cell>
          <table:table-cell office:value-type="string">
            <text:p>Wągrowiec</text:p>
          </table:table-cell>
          <table:table-cell office:value-type="string">
            <text:p>62-954</text:p>
          </table:table-cell>
          <table:table-cell office:value-type="string">
            <text:p>przew. SSR Dariusz Ratajcza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90397</text:p>
          </table:table-cell>
          <table:table-cell office:value-type="string">
            <text:p>Skarb Państwa</text:p>
          </table:table-cell>
          <table:table-cell office:value-type="string">
            <text:p>sąd lub trybunał</text:p>
          </table:table-cell>
          <table:table-cell office:value-type="string">
            <text:p>&lt;a title="@zagrowiec.sr.gov.pl"&gt;karny&lt;/a&gt;</text:p>
          </table:table-cell>
          <table:table-cell office:value-type="string">
            <text:p>&lt;a href="http://www.teleadreson.pl/url/?k=6&amp;amp;r=http://www.zagrowiec.sr.gov.pl"&gt;www.zagrowiec.sr.gov.pl&lt;/a&gt;</text:p>
          </table:table-cell>
          <table:table-cell table:number-columns-repeated="3"/>
          <table:table-cell office:value-type="string">
            <text:p/>
            <text:p>&lt;span&gt;75.23.1&lt;/span&gt;Rozpatrywanie spraw cywilnych i karnych oraz wynikających ze stosunku pracy, sądy wojskowe</text:p>
            <text:p>&lt;span&gt;75.23.3&lt;/span&gt;Wydawanie wyroków i ich interpretacja prawna łącznie z arbitrażem w sprawach cywilnych</text:p>
            <text:p/>
          </table:table-cell>
          <table:table-cell office:value-type="string">
            <text:p>&lt;span&gt;9211&lt;/span&gt;Sądy</text:p>
          </table:table-cell>
          <table:table-cell/>
        </table:table-row>
        <table:table-row table:style-name="ro2">
          <table:table-cell office:value-type="string">
            <text:p>Sąd Rejonowy w Wągrowcu - Wydział III Rodzinny i Nieletnich</text:p>
          </table:table-cell>
          <table:table-cell/>
          <table:table-cell office:value-type="string">
            <text:p>Kościuszki 21, pok. 12</text:p>
          </table:table-cell>
          <table:table-cell office:value-type="string">
            <text:p>Wągrowiec</text:p>
          </table:table-cell>
          <table:table-cell office:value-type="string">
            <text:p>62-343</text:p>
          </table:table-cell>
          <table:table-cell office:value-type="string">
            <text:p>przew. SSR Rafał Agaciń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21828</text:p>
          </table:table-cell>
          <table:table-cell office:value-type="string">
            <text:p>Skarb Państwa</text:p>
          </table:table-cell>
          <table:table-cell office:value-type="string">
            <text:p>sąd lub trybunał</text:p>
          </table:table-cell>
          <table:table-cell office:value-type="string">
            <text:p>&lt;a title="@wagrowkec.sr.gov.pl"&gt;rodzinny&lt;/a&gt;</text:p>
          </table:table-cell>
          <table:table-cell office:value-type="string">
            <text:p>&lt;a href="http://www.teleadreson.pl/url/?k=6&amp;amp;r=http://www.wagrowkec.sr.gov.pl"&gt;www.wagrowkec.sr.gov.pl&lt;/a&gt;</text:p>
          </table:table-cell>
          <table:table-cell table:number-columns-repeated="3"/>
          <table:table-cell office:value-type="string">
            <text:p/>
            <text:p>&lt;span&gt;75.23.1&lt;/span&gt;Rozpatrywanie spraw cywilnych i karnych oraz wynikających ze stosunku pracy, sądy wojskowe</text:p>
            <text:p>&lt;span&gt;75.23.3&lt;/span&gt;Wydawanie wyroków i ich interpretacja prawna łącznie z arbitrażem w sprawach cywilnych</text:p>
            <text:p/>
          </table:table-cell>
          <table:table-cell office:value-type="string">
            <text:p>&lt;span&gt;9211&lt;/span&gt;Sądy</text:p>
          </table:table-cell>
          <table:table-cell/>
        </table:table-row>
        <table:table-row table:style-name="ro2">
          <table:table-cell office:value-type="string">
            <text:p>Sąd Rejonowy w Wągrowcu - Wydział IV Pracy</text:p>
          </table:table-cell>
          <table:table-cell/>
          <table:table-cell office:value-type="string">
            <text:p>Kościuszki 31, pok. 31</text:p>
          </table:table-cell>
          <table:table-cell office:value-type="string">
            <text:p>Wągrowiec</text:p>
          </table:table-cell>
          <table:table-cell office:value-type="string">
            <text:p>62-344</text:p>
          </table:table-cell>
          <table:table-cell office:value-type="string">
            <text:p>przew. ASR Katarzyna Bryl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31834</text:p>
          </table:table-cell>
          <table:table-cell office:value-type="string">
            <text:p>Skarb Państwa</text:p>
          </table:table-cell>
          <table:table-cell office:value-type="string">
            <text:p>sąd lub trybunał</text:p>
          </table:table-cell>
          <table:table-cell office:value-type="string">
            <text:p>&lt;a title="@wagrowlec.sr.gov.pl"&gt;sadpracy&lt;/a&gt;</text:p>
          </table:table-cell>
          <table:table-cell office:value-type="string">
            <text:p>&lt;a href="http://www.teleadreson.pl/url/?k=6&amp;amp;r=http://www.wagrowlec.sr.gov.pl"&gt;www.wagrowlec.sr.gov.pl&lt;/a&gt;</text:p>
          </table:table-cell>
          <table:table-cell table:number-columns-repeated="3"/>
          <table:table-cell office:value-type="string">
            <text:p/>
            <text:p>&lt;span&gt;75.23.1&lt;/span&gt;Rozpatrywanie spraw cywilnych i karnych oraz wynikających ze stosunku pracy, sądy wojskowe</text:p>
            <text:p>&lt;span&gt;75.23.3&lt;/span&gt;Wydawanie wyroków i ich interpretacja prawna łącznie z arbitrażem w sprawach cywilnych</text:p>
            <text:p/>
          </table:table-cell>
          <table:table-cell office:value-type="string">
            <text:p>&lt;span&gt;9211&lt;/span&gt;Sądy</text:p>
          </table:table-cell>
          <table:table-cell/>
        </table:table-row>
        <table:table-row table:style-name="ro3">
          <table:table-cell office:value-type="string">
            <text:p>Sąd Rejonowy w Wągrowcu - Wydział V Ksiąg Wieczystych</text:p>
          </table:table-cell>
          <table:table-cell/>
          <table:table-cell office:value-type="string">
            <text:p>Kościuszki 45, pok. 5</text:p>
          </table:table-cell>
          <table:table-cell office:value-type="string">
            <text:p>Wągrowiec</text:p>
          </table:table-cell>
          <table:table-cell office:value-type="string">
            <text:p>62-123</text:p>
          </table:table-cell>
          <table:table-cell office:value-type="string">
            <text:p>przew. SSR Jolanta Borkowicz-Grygier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81880</text:p>
          </table:table-cell>
          <table:table-cell office:value-type="string">
            <text:p>Skarb Państwa</text:p>
          </table:table-cell>
          <table:table-cell office:value-type="string">
            <text:p>sąd lub trybunał</text:p>
          </table:table-cell>
          <table:table-cell office:value-type="string">
            <text:p>&lt;a title="@wagrowiee.sr.gov.pl"&gt;ksieii&lt;/a&gt;</text:p>
          </table:table-cell>
          <table:table-cell office:value-type="string">
            <text:p>&lt;a href="http://www.teleadreson.pl/url/?k=6&amp;amp;r=http://www.wagrowiee.sr.gov.pl"&gt;www.wagrowiee.sr.gov.pl&lt;/a&gt;</text:p>
          </table:table-cell>
          <table:table-cell table:number-columns-repeated="3"/>
          <table:table-cell office:value-type="string">
            <text:p/>
            <text:p>&lt;span&gt;75.23.1&lt;/span&gt;Rozpatrywanie spraw cywilnych i karnych oraz wynikających ze stosunku pracy, sądy wojskowe</text:p>
            <text:p>&lt;span&gt;75.23.3&lt;/span&gt;Wydawanie wyroków i ich interpretacja prawna łącznie z arbitrażem w sprawach cywilnych</text:p>
            <text:p>&lt;span&gt;92.51.5&lt;/span&gt;Archiwa</text:p>
            <text:p/>
          </table:table-cell>
          <table:table-cell office:value-type="string">
            <text:p/>
            <text:p>&lt;span&gt;9211&lt;/span&gt;Sądy</text:p>
            <text:p>&lt;span&gt;6541&lt;/span&gt;Biura dokumentowania tytułów własności</text:p>
            <text:p>&lt;span&gt;729906&lt;/span&gt;Usługi archiwistyczne, dokumentacyjne</text:p>
            <text:p/>
          </table:table-cell>
          <table:table-cell/>
        </table:table-row>
        <table:table-row table:style-name="ro2">
          <table:table-cell office:value-type="string">
            <text:p>Sąd Rejonowy w Wągrowcu</text:p>
          </table:table-cell>
          <table:table-cell/>
          <table:table-cell office:value-type="string">
            <text:p>Kościuszki 34</text:p>
          </table:table-cell>
          <table:table-cell office:value-type="string">
            <text:p>Wągrowiec</text:p>
          </table:table-cell>
          <table:table-cell office:value-type="string">
            <text:p>62-014</text:p>
          </table:table-cell>
          <table:table-cell office:value-type="string">
            <text:p>prez. SSR Jolanta Borkowicz-Grygier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91996 9689809 2985944</text:p>
          </table:table-cell>
          <table:table-cell office:value-type="string">
            <text:p>(67)2699294</text:p>
          </table:table-cell>
          <table:table-cell office:value-type="string">
            <text:p>Skarb Państwa</text:p>
          </table:table-cell>
          <table:table-cell office:value-type="string">
            <text:p>sąd lub trybunał</text:p>
          </table:table-cell>
          <table:table-cell office:value-type="string">
            <text:p/>
            <text:p>&lt;a title="@wagrowlec.sr.gov.pl"&gt;sekrewariatprezhsa&lt;/a&gt;</text:p>
            <text:p>&lt;a title="@wagrowiec.sr.gov.pl"&gt;prezes&lt;/a&gt;</text:p>
            <text:p/>
          </table:table-cell>
          <table:table-cell office:value-type="string">
            <text:p>&lt;a href="http://www.teleadreson.pl/url/?k=6&amp;amp;r=http://www.wagrowiec.sr.gov.pl"&gt;www.wagrowiec.sr.gov.pl&lt;/a&gt;</text:p>
          </table:table-cell>
          <table:table-cell table:number-columns-repeated="3"/>
          <table:table-cell office:value-type="string">
            <text:p/>
            <text:p>&lt;span&gt;75.23.1&lt;/span&gt;Rozpatrywanie spraw cywilnych i karnych oraz wynikających ze stosunku pracy, sądy wojskowe</text:p>
            <text:p>&lt;span&gt;75.23.3&lt;/span&gt;Wydawanie wyroków i ich interpretacja prawna łącznie z arbitrażem w sprawach cywilnych</text:p>
            <text:p/>
          </table:table-cell>
          <table:table-cell office:value-type="string">
            <text:p>&lt;span&gt;9211&lt;/span&gt;Sądy</text:p>
          </table:table-cell>
          <table:table-cell/>
        </table:table-row>
        <table:table-row table:style-name="ro1">
          <table:table-cell office:value-type="string">
            <text:p>Państwowa Szkoła Muzyczna I Stopnia im. Bronisława Zielińskiego</text:p>
          </table:table-cell>
          <table:table-cell office:value-type="string">
            <text:p>PSM I St. im. Bronisława Zielińskiego</text:p>
          </table:table-cell>
          <table:table-cell office:value-type="string">
            <text:p>Kościuszki 31</text:p>
          </table:table-cell>
          <table:table-cell office:value-type="string">
            <text:p>Wągrowiec</text:p>
          </table:table-cell>
          <table:table-cell office:value-type="string">
            <text:p>62-454</text:p>
          </table:table-cell>
          <table:table-cell office:value-type="string">
            <text:p>dyr. Bogna Zielińs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35435</text:p>
          </table:table-cell>
          <table:table-cell office:value-type="string">
            <text:p>Skarb Państwa</text:p>
          </table:table-cell>
          <table:table-cell office:value-type="string">
            <text:p>państwowa jednostka organizacyjna</text:p>
          </table:table-cell>
          <table:table-cell office:value-type="string">
            <text:p>&lt;a title="@soczta.onet.pl"&gt;szkmuzwc&lt;/a&gt;</text:p>
          </table:table-cell>
          <table:table-cell office:value-type="string">
            <text:p>&lt;a href="http://www.teleadreson.pl/url/?k=6&amp;amp;r=http://www.pvmwagrowiec.pl"&gt;www.pvmwagrowiec.pl&lt;/a&gt;</text:p>
          </table:table-cell>
          <table:table-cell table:number-columns-repeated="2"/>
          <table:table-cell office:value-type="float" office:value="1979">
            <text:p>1979</text:p>
          </table:table-cell>
          <table:table-cell office:value-type="string">
            <text:p>&lt;span&gt;80.14&lt;/span&gt;Szkoły artystyczne pierwszego stopnia</text:p>
          </table:table-cell>
          <table:table-cell office:value-type="string">
            <text:p>&lt;span&gt;829903&lt;/span&gt;Szkoły muzyczne i dramatyczne</text:p>
          </table:table-cell>
          <table:table-cell/>
        </table:table-row>
        <table:table-row table:style-name="ro1">
          <table:table-cell office:value-type="string">
            <text:p>Urząd Skarbowy w Wągrowcu</text:p>
          </table:table-cell>
          <table:table-cell office:value-type="string">
            <text:p>US w Wągrowcu</text:p>
          </table:table-cell>
          <table:table-cell office:value-type="string">
            <text:p>Kościuszki 23a</text:p>
          </table:table-cell>
          <table:table-cell office:value-type="string">
            <text:p>Wągrowiec</text:p>
          </table:table-cell>
          <table:table-cell office:value-type="string">
            <text:p>62-953</text:p>
          </table:table-cell>
          <table:table-cell office:value-type="string">
            <text:p>nacz. Janusz Marcinkow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51150</text:p>
          </table:table-cell>
          <table:table-cell office:value-type="string">
            <text:p>(67)2651153</text:p>
          </table:table-cell>
          <table:table-cell office:value-type="string">
            <text:p>Skarb Państwa</text:p>
          </table:table-cell>
          <table:table-cell office:value-type="string">
            <text:p>organ władzy lub administracji rządowej</text:p>
          </table:table-cell>
          <table:table-cell office:value-type="string">
            <text:p>&lt;a title="@wp.mofnet.gov.pl"&gt;us3033&lt;/a&gt;</text:p>
          </table:table-cell>
          <table:table-cell office:value-type="string">
            <text:p>&lt;a href="http://www.teleadreson.pl/url/?k=6&amp;amp;r=http://www.is.poznan.pl"&gt;www.is.poznan.pl&lt;/a&gt;</text:p>
          </table:table-cell>
          <table:table-cell table:number-columns-repeated="3"/>
          <table:table-cell office:value-type="string">
            <text:p>&lt;span&gt;75.11.3&lt;/span&gt;Pobieranie podatków oraz ściganie naruszeń prawa podatkowego</text:p>
          </table:table-cell>
          <table:table-cell office:value-type="string">
            <text:p>&lt;span&gt;931101&lt;/span&gt;Instytucje podatkowe</text:p>
          </table:table-cell>
          <table:table-cell/>
        </table:table-row>
        <table:table-row table:style-name="ro3">
          <table:table-cell office:value-type="string">
            <text:p>jagi.pl Pieczątki Wizytówki Ksero - Oddział</text:p>
          </table:table-cell>
          <table:table-cell/>
          <table:table-cell office:value-type="string">
            <text:p>Kościuszki 11</text:p>
          </table:table-cell>
          <table:table-cell office:value-type="string">
            <text:p>Wągrowiec</text:p>
          </table:table-cell>
          <table:table-cell office:value-type="string">
            <text:p>62-732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13914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jagi.pl"&gt;jagi&lt;/a&gt;</text:p>
          </table:table-cell>
          <table:table-cell office:value-type="string">
            <text:p>&lt;a href="http://www.teleadreson.pl/url/?k=6&amp;amp;r=http://www.jagi.pl"&gt;www.jagi.pl&lt;/a&gt;</text:p>
          </table:table-cell>
          <table:table-cell office:value-type="float" office:value="5">
            <text:p>5</text:p>
          </table:table-cell>
          <table:table-cell/>
          <table:table-cell office:value-type="float" office:value="1995">
            <text:p>1995</text:p>
          </table:table-cell>
          <table:table-cell office:value-type="string">
            <text:p/>
            <text:p>&lt;span&gt;22.25.2&lt;/span&gt;&lt;a style="color:black;text-decoration:none;" href="http://www.teleadreson.pl/-NACE22252%20wykonywanie%20stempli%20i%20pieczatek"&gt;Wykonywanie stempli i pieczątek&lt;/a&gt;</text:p>
            <text:p>&lt;span&gt;22.22&lt;/span&gt;&lt;a style="color:black;text-decoration:none;" href="http://www.teleadreson.pl/-NACE2222%20poligrafia%20bez%20druku%20gazet"&gt;Poligrafia (bez druku gazet)&lt;/a&gt;</text:p>
            <text:p/>
          </table:table-cell>
          <table:table-cell office:value-type="string">
            <text:p/>
            <text:p>&lt;span&gt;395301&lt;/span&gt;&lt;a style="color:black;text-decoration:none;" href="http://www.teleadreson.pl/-SIC395301%20pieczatki%20wytlaczane%20naklejki%20produkcja"&gt;Pieczątki, wytłaczane naklejki, produkcja&lt;/a&gt;</text:p>
            <text:p>&lt;span&gt;275203&lt;/span&gt;&lt;a style="color:black;text-decoration:none;" href="http://www.teleadreson.pl/-SIC275203%20druk%20litograficzny%20kart%20wizytowych%20drukow%20oficjalnych"&gt;Druk litograficzny kart wizytowych, druków oficjalnych&lt;/a&gt;</text:p>
            <text:p>&lt;span&gt;7334&lt;/span&gt;Kopiowanie, powielanie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Sklep Przemysłowy S.C.</text:p>
          </table:table-cell>
          <table:table-cell/>
          <table:table-cell office:value-type="string">
            <text:p>Kościuszki 41</text:p>
          </table:table-cell>
          <table:table-cell office:value-type="string">
            <text:p>Wągrowiec</text:p>
          </table:table-cell>
          <table:table-cell office:value-type="string">
            <text:p>62-122</text:p>
          </table:table-cell>
          <table:table-cell office:value-type="string">
            <text:p/>
            <text:p>Bogumiła Olender</text:p>
            <text:p>Lidia Olender</text:p>
            <text:p/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40842</text:p>
          </table:table-cell>
          <table:table-cell/>
          <table:table-cell office:value-type="string">
            <text:p>prywatna</text:p>
          </table:table-cell>
          <table:table-cell office:value-type="string">
            <text:p>spółka cywilna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994">
            <text:p>1994</text:p>
          </table:table-cell>
          <table:table-cell office:value-type="string">
            <text:p>&lt;span&gt;52.42.1&lt;/span&gt;&lt;a style="color:black;text-decoration:none;" href="http://www.teleadreson.pl/-NACE52421%20sprzedaz%20detaliczna%20odziezy"&gt;Sprzedaż detaliczna odzieży&lt;/a&gt;</text:p>
          </table:table-cell>
          <table:table-cell office:value-type="string">
            <text:p/>
            <text:p>&lt;span&gt;5611&lt;/span&gt;Sklepy z odzieżą i akcesoriami męskimi</text:p>
            <text:p>&lt;span&gt;5621&lt;/span&gt;Sklepy z odzieżą damską</text:p>
            <text:p/>
          </table:table-cell>
          <table:table-cell office:value-type="string">
            <text:p/>
            <text:p>odzież</text:p>
            <text:p/>
            <text:p/>
          </table:table-cell>
        </table:table-row>
        <table:table-row table:style-name="ro2">
          <table:table-cell office:value-type="string">
            <text:p>Wynajem Kwater Prywatnych</text:p>
          </table:table-cell>
          <table:table-cell/>
          <table:table-cell office:value-type="string">
            <text:p>Kościuszki 31</text:p>
          </table:table-cell>
          <table:table-cell office:value-type="string">
            <text:p>Wągrowiec</text:p>
          </table:table-cell>
          <table:table-cell office:value-type="string">
            <text:p>62-514</text:p>
          </table:table-cell>
          <table:table-cell office:value-type="string">
            <text:p>Lidia Synorac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30832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&lt;span&gt;55.23&lt;/span&gt;Miejsca sezonowego zakwaterowania (np. internaty)</text:p>
          </table:table-cell>
          <table:table-cell office:value-type="string">
            <text:p>&lt;span&gt;701102&lt;/span&gt;Pokoje do wynajęcia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Sąd Rejonowy w Wągrowcu - Wydział VI Grodzki</text:p>
          </table:table-cell>
          <table:table-cell/>
          <table:table-cell office:value-type="string">
            <text:p>Kościuszki 34</text:p>
          </table:table-cell>
          <table:table-cell office:value-type="string">
            <text:p>Wągrowiec</text:p>
          </table:table-cell>
          <table:table-cell office:value-type="string">
            <text:p>62-344</text:p>
          </table:table-cell>
          <table:table-cell office:value-type="string">
            <text:p>przew. SSR Tomisław Zaremb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394594</text:p>
          </table:table-cell>
          <table:table-cell office:value-type="string">
            <text:p>Skarb Państwa</text:p>
          </table:table-cell>
          <table:table-cell office:value-type="string">
            <text:p>sąd lub trybunał</text:p>
          </table:table-cell>
          <table:table-cell office:value-type="string">
            <text:p>&lt;a title="@wagrowlec.sr.gov.pl"&gt;grodzki&lt;/a&gt;</text:p>
          </table:table-cell>
          <table:table-cell office:value-type="string">
            <text:p>&lt;a href="http://www.teleadreson.pl/url/?k=6&amp;amp;r=http://www.wagrowlec.sr.gov.pl"&gt;www.wagrowlec.sr.gov.pl&lt;/a&gt;</text:p>
          </table:table-cell>
          <table:table-cell table:number-columns-repeated="3"/>
          <table:table-cell office:value-type="string">
            <text:p/>
            <text:p>&lt;span&gt;75.23.1&lt;/span&gt;Rozpatrywanie spraw cywilnych i karnych oraz wynikających ze stosunku pracy, sądy wojskowe</text:p>
            <text:p>&lt;span&gt;75.23.3&lt;/span&gt;Wydawanie wyroków i ich interpretacja prawna łącznie z arbitrażem w sprawach cywilnych</text:p>
            <text:p/>
          </table:table-cell>
          <table:table-cell office:value-type="string">
            <text:p>&lt;span&gt;9211&lt;/span&gt;Sądy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1">
          <table:table-cell office:value-type="string">
            <text:p>Prywatny Gabinet Stomatologiczny</text:p>
          </table:table-cell>
          <table:table-cell/>
          <table:table-cell office:value-type="string">
            <text:p>Kościuszki 41</text:p>
          </table:table-cell>
          <table:table-cell office:value-type="string">
            <text:p>Wągrowiec</text:p>
          </table:table-cell>
          <table:table-cell office:value-type="string">
            <text:p>62-512</text:p>
          </table:table-cell>
          <table:table-cell office:value-type="string">
            <text:p>lek. stom. Teresa Kaszkowiak-Szamkuć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43844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980">
            <text:p>1980</text:p>
          </table:table-cell>
          <table:table-cell office:value-type="string">
            <text:p>&lt;span&gt;85.13&lt;/span&gt;Praktyka stomatologiczna</text:p>
          </table:table-cell>
          <table:table-cell office:value-type="string">
            <text:p>&lt;span&gt;802102&lt;/span&gt;Gabinety i przychodnie stomatologiczne</text:p>
          </table:table-cell>
          <table:table-cell office:value-type="string">
            <text:p>stomatologia</text:p>
          </table:table-cell>
        </table:table-row>
        <table:table-row table:style-name="ro2">
          <table:table-cell office:value-type="string">
            <text:p>Komornik Sądowy przy Sądzie Rejonowym w Wągrowcu Łukasz Polimirski</text:p>
          </table:table-cell>
          <table:table-cell office:value-type="string">
            <text:p>Komornik Sądowy Łukasz Polimirski</text:p>
          </table:table-cell>
          <table:table-cell office:value-type="string">
            <text:p>Kościuszki 61/3</text:p>
          </table:table-cell>
          <table:table-cell office:value-type="string">
            <text:p>Wągrowiec</text:p>
          </table:table-cell>
          <table:table-cell office:value-type="string">
            <text:p>62-624</text:p>
          </table:table-cell>
          <table:table-cell office:value-type="string">
            <text:p>komornik Łukasz Polimir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65360</text:p>
          </table:table-cell>
          <table:table-cell office:value-type="string">
            <text:p>Skarb Państwa</text:p>
          </table:table-cell>
          <table:table-cell office:value-type="string">
            <text:p>sąd lub trybunał</text:p>
          </table:table-cell>
          <table:table-cell office:value-type="string">
            <text:p>&lt;a title="@wp.pl"&gt;sekretarlat.rewir1&lt;/a&gt;</text:p>
          </table:table-cell>
          <table:table-cell office:value-type="string">
            <text:p>&lt;a href="http://www.teleadreson.pl/url/?k=6&amp;amp;r=http://www.izba.poznaqska.komornik.pl"&gt;www.izba.poznaqska.komornik.pl&lt;/a&gt;</text:p>
          </table:table-cell>
          <table:table-cell table:number-columns-repeated="3"/>
          <table:table-cell office:value-type="string">
            <text:p>&lt;span&gt;75.11.2&lt;/span&gt;Zarząd nad funduszami państwowymi i polityką pieniężną</text:p>
          </table:table-cell>
          <table:table-cell office:value-type="string">
            <text:p>&lt;span&gt;9211&lt;/span&gt;Sądy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Solarium</text:p>
          </table:table-cell>
          <table:table-cell/>
          <table:table-cell office:value-type="string">
            <text:p>Kościuszki 23</text:p>
          </table:table-cell>
          <table:table-cell office:value-type="string">
            <text:p>Wągrowiec</text:p>
          </table:table-cell>
          <table:table-cell office:value-type="string">
            <text:p>62-233</text:p>
          </table:table-cell>
          <table:table-cell office:value-type="string">
            <text:p>Jolanta Nikiel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53353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5"/>
          <table:table-cell office:value-type="string">
            <text:p>&lt;span&gt;93.04&lt;/span&gt;Usługi mające na celu zapewnienie komfortu fizycznego</text:p>
          </table:table-cell>
          <table:table-cell office:value-type="string">
            <text:p>&lt;span&gt;729902&lt;/span&gt;Salony masażu, łaźnie parowe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6">
          <table:table-cell office:value-type="string">
            <text:p>Multi Polska Sp. z o.o. - Sklep Firmowy Multi 34</text:p>
          </table:table-cell>
          <table:table-cell/>
          <table:table-cell office:value-type="string">
            <text:p>Kościuszki 21</text:p>
          </table:table-cell>
          <table:table-cell office:value-type="string">
            <text:p>Wągrowiec</text:p>
          </table:table-cell>
          <table:table-cell office:value-type="string">
            <text:p>62-843</text:p>
          </table:table-cell>
          <table:table-cell office:value-type="string">
            <text:p>kier. Karolina Mielcare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20222</text:p>
          </table:table-cell>
          <table:table-cell office:value-type="string">
            <text:p>prywatna</text:p>
          </table:table-cell>
          <table:table-cell office:value-type="string">
            <text:p>spółka z o.o.</text:p>
          </table:table-cell>
          <table:table-cell office:value-type="string">
            <text:p>&lt;a title="@multi.pl"&gt;multi34&lt;/a&gt;</text:p>
          </table:table-cell>
          <table:table-cell office:value-type="string">
            <text:p>&lt;a href="http://www.teleadreson.pl/url/?k=6&amp;amp;r=http://www.multi.pl"&gt;www.multi.pl&lt;/a&gt;</text:p>
          </table:table-cell>
          <table:table-cell office:value-type="float" office:value="2">
            <text:p>2</text:p>
          </table:table-cell>
          <table:table-cell/>
          <table:table-cell office:value-type="float" office:value="2005">
            <text:p>2005</text:p>
          </table:table-cell>
          <table:table-cell office:value-type="string">
            <text:p/>
            <text:p>&lt;span&gt;52.45.1&lt;/span&gt;&lt;a style="color:black;text-decoration:none;" href="http://www.teleadreson.pl/-NACE52451%20sprzedaz%20detaliczna%20elektrycznych%20artykulow%20i%20sprzetu%20gospodarstwa%20domowego"&gt;Sprzedaż detaliczna elektrycznych artykułów i sprzętu gospodarstwa domowego&lt;/a&gt;</text:p>
            <text:p>&lt;span&gt;52.45.2&lt;/span&gt;&lt;a style="color:black;text-decoration:none;" href="http://www.teleadreson.pl/-NACE52452%20sprzedaz%20detaliczna%20sprzetu%20radiowo%20telewizyjnego"&gt;Sprzedaż detaliczna sprzętu radiowo-telewizyjnego&lt;/a&gt;</text:p>
            <text:p>&lt;span&gt;52.48.21&lt;/span&gt;&lt;a style="color:black;text-decoration:none;" href="http://www.teleadreson.pl/-NACE524821%20sprzedaz%20detaliczna%20sprzetu%20fotograficznego"&gt;Sprzedaż detaliczna sprzętu fotograficznego&lt;/a&gt;</text:p>
            <text:p>&lt;span&gt;52.48.12&lt;/span&gt;&lt;a style="color:black;text-decoration:none;" href="http://www.teleadreson.pl/-NACE524812%20sprzedaz%20detaliczna%20komputerow%20i%20sprzetu%20komputerowego"&gt;Sprzedaż detaliczna komputerów i sprzętu komputerowego&lt;/a&gt;</text:p>
            <text:p>&lt;span&gt;52.48.11&lt;/span&gt;&lt;a style="color:black;text-decoration:none;" href="http://www.teleadreson.pl/-NACE524811%20sprzedaz%20detaliczna%20artykulow%20i%20sprzetu%20biurowego"&gt;Sprzedaż detaliczna artykułów i sprzętu biurowego&lt;/a&gt;</text:p>
            <text:p/>
          </table:table-cell>
          <table:table-cell office:value-type="string">
            <text:p/>
            <text:p>&lt;span&gt;573199&lt;/span&gt;Sklepy z domowym sprzętem elektronicznym, osobno nie wymienione</text:p>
            <text:p>&lt;span&gt;572299&lt;/span&gt;Zmechanizowany sprzęt gospodarstwa domowego, osobno nie wymieniony, handel detaliczny</text:p>
            <text:p>&lt;span&gt;5946&lt;/span&gt;Sklepy z artykułami fotograficznymi</text:p>
            <text:p>&lt;span&gt;5734&lt;/span&gt;Sklepy komputerowe</text:p>
            <text:p>&lt;span&gt;599906&lt;/span&gt;Telefony i sprzęt łącznościowy, handel detaliczny</text:p>
            <text:p/>
          </table:table-cell>
          <table:table-cell/>
        </table:table-row>
        <table:table-row table:style-name="ro2">
          <table:table-cell office:value-type="string">
            <text:p>NEONET S.A. - Sklep AGD RTV</text:p>
          </table:table-cell>
          <table:table-cell/>
          <table:table-cell office:value-type="string">
            <text:p>Kościuszki 11</text:p>
          </table:table-cell>
          <table:table-cell office:value-type="string">
            <text:p>Wągrowiec</text:p>
          </table:table-cell>
          <table:table-cell office:value-type="string">
            <text:p>62-512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60)719413</text:p>
          </table:table-cell>
          <table:table-cell/>
          <table:table-cell office:value-type="string">
            <text:p>prywatna</text:p>
          </table:table-cell>
          <table:table-cell office:value-type="string">
            <text:p>spółka akcyjna</text:p>
          </table:table-cell>
          <table:table-cell office:value-type="string">
            <text:p>&lt;a title="@neonet.com.pl"&gt;wagrowied&lt;/a&gt;</text:p>
          </table:table-cell>
          <table:table-cell office:value-type="string">
            <text:p>&lt;a href="http://www.teleadreson.pl/url/?k=6&amp;amp;r=http://www.neonet.com.pl"&gt;www.neonet.com.pl&lt;/a&gt;</text:p>
          </table:table-cell>
          <table:table-cell table:number-columns-repeated="3"/>
          <table:table-cell office:value-type="string">
            <text:p/>
            <text:p>&lt;span&gt;52.45.1&lt;/span&gt;&lt;a style="color:black;text-decoration:none;" href="http://www.teleadreson.pl/-NACE52451%20sprzedaz%20detaliczna%20elektrycznych%20artykulow%20i%20sprzetu%20gospodarstwa%20domowego"&gt;Sprzedaż detaliczna elektrycznych artykułów i sprzętu gospodarstwa domowego&lt;/a&gt;</text:p>
            <text:p>&lt;span&gt;52.45.2&lt;/span&gt;&lt;a style="color:black;text-decoration:none;" href="http://www.teleadreson.pl/-NACE52452%20sprzedaz%20detaliczna%20sprzetu%20radiowo%20telewizyjnego"&gt;Sprzedaż detaliczna sprzętu radiowo-telewizyjnego&lt;/a&gt;</text:p>
            <text:p/>
          </table:table-cell>
          <table:table-cell office:value-type="string">
            <text:p/>
            <text:p>&lt;span&gt;5722&lt;/span&gt;Sklepy ze zmechanizowanym sprzętem gospodarstwa domowego</text:p>
            <text:p>&lt;span&gt;5731&lt;/span&gt;Sklepy z domowym sprzętem elektronicznym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4">
          <table:table-cell office:value-type="string">
            <text:p>Sklep Motoryzacyjny</text:p>
          </table:table-cell>
          <table:table-cell/>
          <table:table-cell office:value-type="string">
            <text:p>Kościuszki 31</text:p>
          </table:table-cell>
          <table:table-cell office:value-type="string">
            <text:p>Wągrowiec</text:p>
          </table:table-cell>
          <table:table-cell office:value-type="string">
            <text:p>62-344</text:p>
          </table:table-cell>
          <table:table-cell office:value-type="string">
            <text:p>Konrad Olesza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30736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/>
            <text:p>&lt;span&gt;50.31&lt;/span&gt;&lt;a style="color:black;text-decoration:none;" href="http://www.teleadreson.pl/-NACE5031%20sprzedaz%20hurtowa%20i%20detaliczna%20czesci%20i%20akcesoriow%20do%20pojazdow%20mechanicznych"&gt;Sprzedaż hurtowa i detaliczna części i akcesoriów do pojazdów mechanicznych&lt;/a&gt;</text:p>
            <text:p>&lt;span&gt;50.52.1&lt;/span&gt;&lt;a style="color:black;text-decoration:none;" href="http://www.teleadreson.pl/-NACE50521%20sprzedaz%20detaliczna%20olejow%20i%20smarow%20do%20pojazdow%20mechanicznych"&gt;Sprzedaż detaliczna olejów i smarów do pojazdów mechanicznych&lt;/a&gt;</text:p>
            <text:p>&lt;span&gt;52.48.51&lt;/span&gt;&lt;a style="color:black;text-decoration:none;" href="http://www.teleadreson.pl/-NACE524851%20sprzedaz%20detaliczna%20artykulow%20sportowych"&gt;Sprzedaż detaliczna artykułów sportowych&lt;/a&gt;</text:p>
            <text:p>&lt;span&gt;52.46.2&lt;/span&gt;&lt;a style="color:black;text-decoration:none;" href="http://www.teleadreson.pl/-NACE52462%20sprzedaz%20detaliczna%20farb%20politury%20lakierow"&gt;Sprzedaż detaliczna farb, politury, lakierów&lt;/a&gt;</text:p>
            <text:p/>
          </table:table-cell>
          <table:table-cell office:value-type="string">
            <text:p/>
            <text:p>&lt;span&gt;5531&lt;/span&gt;Części i wyposażenie samochodowe, handel detaliczny</text:p>
            <text:p>&lt;span&gt;517299&lt;/span&gt;&lt;a style="color:black;text-decoration:none;" href="http://www.teleadreson.pl/-SIC517299%20produkty%20petrochemiczne%20osobno%20nie%20wymienione%20hurt"&gt;Produkty petrochemiczne, osobno nie wymienione, hurt&lt;/a&gt;</text:p>
            <text:p>&lt;span&gt;594199&lt;/span&gt;Sklepy sportowe i rowerowe, osobno nie wymienione</text:p>
            <text:p>&lt;span&gt;523102&lt;/span&gt;&lt;a style="color:black;text-decoration:none;" href="http://www.teleadreson.pl/-SIC523102%20farby%20wyposazenie%20malarskie%20handel%20detaliczny"&gt;Farby, wyposażenie malarskie, handel detaliczny&lt;/a&gt;</text:p>
            <text:p/>
          </table:table-cell>
          <table:table-cell office:value-type="string">
            <text:p/>
            <text:p>części do samochodów</text:p>
            <text:p>rowery</text:p>
            <text:p>oleje, farby, lakiery</text:p>
            <text:p/>
          </table:table-cell>
        </table:table-row>
        <table:table-row table:style-name="ro2">
          <table:table-cell office:value-type="string">
            <text:p>Gabinet Kosmetyczny</text:p>
          </table:table-cell>
          <table:table-cell/>
          <table:table-cell office:value-type="string">
            <text:p>Kościuszki 61</text:p>
          </table:table-cell>
          <table:table-cell office:value-type="string">
            <text:p>Wągrowiec</text:p>
          </table:table-cell>
          <table:table-cell office:value-type="string">
            <text:p>62-844</text:p>
          </table:table-cell>
          <table:table-cell office:value-type="string">
            <text:p>Danuta Grycz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64965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998">
            <text:p>1998</text:p>
          </table:table-cell>
          <table:table-cell office:value-type="string">
            <text:p>&lt;span&gt;93.02.2&lt;/span&gt;Salony kosmetyczne, masaż kosmetyczny</text:p>
          </table:table-cell>
          <table:table-cell office:value-type="string">
            <text:p>&lt;span&gt;723101&lt;/span&gt;Salony kosmetyczne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3">
          <table:table-cell office:value-type="string">
            <text:p>Hotel Pietrak Wągrowiec</text:p>
          </table:table-cell>
          <table:table-cell/>
          <table:table-cell office:value-type="string">
            <text:p>Kościuszki 23</text:p>
          </table:table-cell>
          <table:table-cell office:value-type="string">
            <text:p>Wągrowiec</text:p>
          </table:table-cell>
          <table:table-cell office:value-type="string">
            <text:p>62-843</text:p>
          </table:table-cell>
          <table:table-cell office:value-type="string">
            <text:p/>
            <text:p>Beata Pietrak</text:p>
            <text:p>Elżbieta Pietrak</text:p>
            <text:p/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58657 5685825</text:p>
          </table:table-cell>
          <table:table-cell office:value-type="string">
            <text:p>(67)2658657</text:p>
          </table:table-cell>
          <table:table-cell office:value-type="string">
            <text:p>prywatna</text:p>
          </table:table-cell>
          <table:table-cell office:value-type="string">
            <text:p>spółka cywilna</text:p>
          </table:table-cell>
          <table:table-cell office:value-type="string">
            <text:p>&lt;a title="@pietrak.pl"&gt;wagrowiec&lt;/a&gt;</text:p>
          </table:table-cell>
          <table:table-cell office:value-type="string">
            <text:p/>
            <text:p>&lt;a href="http://www.teleadreson.pl/url/?k=6&amp;amp;r=http://www.hqtel-pietrak.home.rl"&gt;www.hqtel-pietrak.home.rl&lt;/a&gt;</text:p>
            <text:p>&lt;a href="http://www.teleadreson.pl/url/?k=6&amp;amp;r=http://www.pietrak.pl"&gt;www.pietrak.pl&lt;/a&gt;</text:p>
            <text:p>&lt;a href="http://www.teleadreson.pl/url/?k=6&amp;amp;r=http://yww.pietrak.com.pl"&gt;yww.pietrak.com.pl&lt;/a&gt;</text:p>
            <text:p/>
          </table:table-cell>
          <table:table-cell table:number-columns-repeated="2"/>
          <table:table-cell office:value-type="float" office:value="1995">
            <text:p>1995</text:p>
          </table:table-cell>
          <table:table-cell office:value-type="string">
            <text:p/>
            <text:p>&lt;span&gt;55.11&lt;/span&gt;Hotele i motele z restauracjami</text:p>
            <text:p>&lt;span&gt;55.31&lt;/span&gt;Restauracje</text:p>
            <text:p/>
          </table:table-cell>
          <table:table-cell office:value-type="string">
            <text:p/>
            <text:p>&lt;span&gt;701103&lt;/span&gt;Hotele</text:p>
            <text:p>&lt;span&gt;581205&lt;/span&gt;Restauracje tradycyjne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1">
          <table:table-cell office:value-type="string">
            <text:p>Powiatowa Biblioteka Publiczna w Wągrowcu</text:p>
          </table:table-cell>
          <table:table-cell office:value-type="string">
            <text:p>PBP Wągrowiec</text:p>
          </table:table-cell>
          <table:table-cell office:value-type="string">
            <text:p>Kościuszki 41</text:p>
          </table:table-cell>
          <table:table-cell office:value-type="string">
            <text:p>Wągrowiec</text:p>
          </table:table-cell>
          <table:table-cell office:value-type="string">
            <text:p>62-012</text:p>
          </table:table-cell>
          <table:table-cell office:value-type="string">
            <text:p>dyr. Elżbieta Katarzyna Rożnows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45645</text:p>
          </table:table-cell>
          <table:table-cell/>
          <table:table-cell office:value-type="string">
            <text:p>komunalna</text:p>
          </table:table-cell>
          <table:table-cell office:value-type="string">
            <text:p>powiatowa samorządowa jednostka organizacyjna</text:p>
          </table:table-cell>
          <table:table-cell office:value-type="string">
            <text:p>&lt;a title="@wp.pl"&gt;pbpwagroxiec&lt;/a&gt;</text:p>
          </table:table-cell>
          <table:table-cell office:value-type="string">
            <text:p>&lt;a href="http://www.teleadreson.pl/url/?k=6&amp;amp;r=http://www.pbp.wahrowiec.pl"&gt;www.pbp.wahrowiec.pl&lt;/a&gt;</text:p>
          </table:table-cell>
          <table:table-cell table:number-columns-repeated="2"/>
          <table:table-cell office:value-type="float" office:value="1999">
            <text:p>1999</text:p>
          </table:table-cell>
          <table:table-cell office:value-type="string">
            <text:p>&lt;span&gt;92.51.2&lt;/span&gt;Czytelnie i biblioteki (z wyjątkiem szkolnych i pedagogicznych)</text:p>
          </table:table-cell>
          <table:table-cell office:value-type="string">
            <text:p>&lt;span&gt;823103&lt;/span&gt;Biblioteki publiczne</text:p>
          </table:table-cell>
          <table:table-cell/>
        </table:table-row>
        <table:table-row table:style-name="ro3">
          <table:table-cell office:value-type="string">
            <text:p>Zespół Szkół Ponadgimnazjalnych nr 2 im. ppłk. dr. Stanisława Kulińskiego</text:p>
          </table:table-cell>
          <table:table-cell office:value-type="string">
            <text:p>ZSP nr 2</text:p>
          </table:table-cell>
          <table:table-cell office:value-type="string">
            <text:p>Kościuszki 61</text:p>
          </table:table-cell>
          <table:table-cell office:value-type="string">
            <text:p>Wągrowiec</text:p>
          </table:table-cell>
          <table:table-cell office:value-type="string">
            <text:p>62-344</text:p>
          </table:table-cell>
          <table:table-cell office:value-type="string">
            <text:p>dyr. dr Władysław Purczyń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60367</text:p>
          </table:table-cell>
          <table:table-cell office:value-type="string">
            <text:p>komunalna</text:p>
          </table:table-cell>
          <table:table-cell office:value-type="string">
            <text:p>powiatowa samorządowa jednostka organizacyjna</text:p>
          </table:table-cell>
          <table:table-cell office:value-type="string">
            <text:p>&lt;a title="@wp.pl"&gt;zsz2wagr&lt;/a&gt;</text:p>
          </table:table-cell>
          <table:table-cell office:value-type="string">
            <text:p>&lt;a href="http://www.teleadreson.pl/url/?k=6&amp;amp;r=http://www.zsp2.wagrowiec.pl"&gt;www.zsp2.wagrowiec.pl&lt;/a&gt;</text:p>
          </table:table-cell>
          <table:table-cell table:number-columns-repeated="2"/>
          <table:table-cell office:value-type="float" office:value="1977">
            <text:p>1977</text:p>
          </table:table-cell>
          <table:table-cell office:value-type="string">
            <text:p/>
            <text:p>&lt;span&gt;80.22.5&lt;/span&gt;Szkoły zawodowe specjalne</text:p>
            <text:p>&lt;span&gt;80.21.1&lt;/span&gt;Licea ogólnokształcące</text:p>
            <text:p/>
          </table:table-cell>
          <table:table-cell office:value-type="string">
            <text:p/>
            <text:p>&lt;span&gt;824901&lt;/span&gt;Szkoły zawodowe</text:p>
            <text:p>&lt;span&gt;821102&lt;/span&gt;Szkoły podstawowe i średnie prywatne</text:p>
            <text:p>&lt;span&gt;8244&lt;/span&gt;Szkoły ekonomiczne i sekretarskie</text:p>
            <text:p/>
          </table:table-cell>
          <table:table-cell office:value-type="string">
            <text:p/>
            <text:p>Zasadnicza Szkoła Zawodowa nr 2</text:p>
            <text:p>II Liceum Ogólnokształcące</text:p>
            <text:p>Liceum Ekonomiczne</text:p>
            <text:p/>
          </table:table-cell>
        </table:table-row>
        <table:table-row table:style-name="ro2">
          <table:table-cell office:value-type="string">
            <text:p>NSZZ Solidarność - Zarząd Regionu Wielkopolska, Oddział w Wągrowcu</text:p>
          </table:table-cell>
          <table:table-cell office:value-type="string">
            <text:p>NSZZ Solidarność</text:p>
          </table:table-cell>
          <table:table-cell office:value-type="string">
            <text:p>Kościuszki 45</text:p>
          </table:table-cell>
          <table:table-cell office:value-type="string">
            <text:p>Wągrowiec</text:p>
          </table:table-cell>
          <table:table-cell office:value-type="string">
            <text:p>62-453</text:p>
          </table:table-cell>
          <table:table-cell office:value-type="string">
            <text:p>przew. Krzysztof Tybor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81685</text:p>
          </table:table-cell>
          <table:table-cell/>
          <table:table-cell office:value-type="string">
            <text:p>prywatna</text:p>
          </table:table-cell>
          <table:table-cell office:value-type="string">
            <text:p>związek zawodowy</text:p>
          </table:table-cell>
          <table:table-cell/>
          <table:table-cell office:value-type="string">
            <text:p>&lt;a href="http://www.teleadreson.pl/url/?k=6&amp;amp;r=http://www.solifarnosc.com.pl"&gt;www.solifarnosc.com.pl&lt;/a&gt;</text:p>
          </table:table-cell>
          <table:table-cell table:number-columns-repeated="3"/>
          <table:table-cell office:value-type="string">
            <text:p>&lt;span&gt;91.2&lt;/span&gt;Związki zawodowe</text:p>
          </table:table-cell>
          <table:table-cell office:value-type="string">
            <text:p>&lt;span&gt;8631&lt;/span&gt;Związki zawodowe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3">
          <table:table-cell office:value-type="string">
            <text:p>Agencja Promocyjna V.I.P. Waldemar Kaiser</text:p>
          </table:table-cell>
          <table:table-cell office:value-type="string">
            <text:p>V.I.P. Waldemar Kaiser</text:p>
          </table:table-cell>
          <table:table-cell office:value-type="string">
            <text:p>Kościuszki 34</text:p>
          </table:table-cell>
          <table:table-cell office:value-type="string">
            <text:p>Wągrowiec</text:p>
          </table:table-cell>
          <table:table-cell office:value-type="string">
            <text:p>62-844</text:p>
          </table:table-cell>
          <table:table-cell office:value-type="string">
            <text:p>Waldemar Kaiser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00)992091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kaiser.info.pl"&gt;portal&lt;/a&gt;</text:p>
          </table:table-cell>
          <table:table-cell office:value-type="string">
            <text:p>&lt;a href="http://www.teleadreson.pl/url/?k=6&amp;amp;r=http://www.kaiser.info.pl"&gt;www.kaiser.info.pl&lt;/a&gt;</text:p>
          </table:table-cell>
          <table:table-cell table:number-columns-repeated="3"/>
          <table:table-cell office:value-type="string">
            <text:p/>
            <text:p>&lt;span&gt;74.14.1&lt;/span&gt;Doradztwo i bezpośrednia pomoc w prowadzeniu interesów</text:p>
            <text:p>&lt;span&gt;72.4&lt;/span&gt;Bazy danych</text:p>
            <text:p>&lt;span&gt;74.4&lt;/span&gt;Reklama</text:p>
            <text:p/>
          </table:table-cell>
          <table:table-cell office:value-type="string">
            <text:p/>
            <text:p>&lt;span&gt;7375&lt;/span&gt;Pozyskiwanie informacji</text:p>
            <text:p>&lt;span&gt;7374&lt;/span&gt;Przetwarzanie danych, bazy danych</text:p>
            <text:p>&lt;span&gt;7319&lt;/span&gt;Usługi reklamowe, osobno nie wymienione</text:p>
            <text:p/>
          </table:table-cell>
          <table:table-cell office:value-type="string">
            <text:p>portal internetowy Kaiser.Info</text:p>
          </table:table-cell>
        </table:table-row>
        <table:table-row table:style-name="ro2">
          <table:table-cell office:value-type="string">
            <text:p>Miejski Dom Kultury</text:p>
          </table:table-cell>
          <table:table-cell office:value-type="string">
            <text:p>MDK</text:p>
          </table:table-cell>
          <table:table-cell office:value-type="string">
            <text:p>Kościuszki 11</text:p>
          </table:table-cell>
          <table:table-cell office:value-type="string">
            <text:p>Wągrowiec</text:p>
          </table:table-cell>
          <table:table-cell office:value-type="string">
            <text:p>62-342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10513</text:p>
          </table:table-cell>
          <table:table-cell office:value-type="string">
            <text:p>komunalna</text:p>
          </table:table-cell>
          <table:table-cell office:value-type="string">
            <text:p>powiatowa samorządowa jednostka organizacyjna</text:p>
          </table:table-cell>
          <table:table-cell office:value-type="string">
            <text:p/>
            <text:p>&lt;a title="@wp.pl"&gt;mdkwagrpwiec&lt;/a&gt;</text:p>
            <text:p>&lt;a title="@list.pl"&gt;ismina&lt;/a&gt;</text:p>
            <text:p/>
          </table:table-cell>
          <table:table-cell office:value-type="string">
            <text:p>&lt;a href="http://www.teleadreson.pl/url/?k=6&amp;amp;r=http://www.mdkwagrpwiec.home.pl"&gt;www.mdkwagrpwiec.home.pl&lt;/a&gt;</text:p>
          </table:table-cell>
          <table:table-cell table:number-columns-repeated="3"/>
          <table:table-cell office:value-type="string">
            <text:p>&lt;span&gt;92.31.6&lt;/span&gt;Domy kultury i ośrodki kultury</text:p>
          </table:table-cell>
          <table:table-cell office:value-type="string">
            <text:p>&lt;span&gt;869902&lt;/span&gt;Czytelnie, kluby kulturalno - oświatowe</text:p>
          </table:table-cell>
          <table:table-cell/>
        </table:table-row>
        <table:table-row table:style-name="ro2">
          <table:table-cell office:value-type="string">
            <text:p>Stacja Kontroli i Obsługi Pojazdów Samochodowych</text:p>
          </table:table-cell>
          <table:table-cell/>
          <table:table-cell office:value-type="string">
            <text:p>Kościuszki 41</text:p>
          </table:table-cell>
          <table:table-cell office:value-type="string">
            <text:p>Wągrowiec</text:p>
          </table:table-cell>
          <table:table-cell office:value-type="string">
            <text:p>62-452</text:p>
          </table:table-cell>
          <table:table-cell office:value-type="string">
            <text:p>Janusz Moszyń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41846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wagrowiec.pl"&gt;skiopt&lt;/a&gt;</text:p>
          </table:table-cell>
          <table:table-cell table:number-columns-repeated="3"/>
          <table:table-cell office:value-type="float" office:value="1968">
            <text:p>1968</text:p>
          </table:table-cell>
          <table:table-cell office:value-type="string">
            <text:p/>
            <text:p>&lt;span&gt;50.21&lt;/span&gt;&lt;a style="color:black;text-decoration:none;" href="http://www.teleadreson.pl/-NACE5021%20diagnostyka%20pojazdowa"&gt;Diagnostyka pojazdowa&lt;/a&gt;</text:p>
            <text:p>&lt;span&gt;50.22&lt;/span&gt;&lt;a style="color:black;text-decoration:none;" href="http://www.teleadreson.pl/-NACE5022%20naprawy%20i%20konserwacja%20pojazdow"&gt;Naprawy i konserwacja pojazdów&lt;/a&gt;</text:p>
            <text:p/>
          </table:table-cell>
          <table:table-cell office:value-type="string">
            <text:p/>
            <text:p>&lt;span&gt;753999&lt;/span&gt;Stacje obsługi samochodów, osobno nie wymienione, osobno nie wymienione</text:p>
            <text:p>&lt;span&gt;753899&lt;/span&gt;Stacje naprawy samochodów, osobno nie wymienione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1">
          <table:table-cell office:value-type="string">
            <text:p>Kemping JagiturCamp</text:p>
          </table:table-cell>
          <table:table-cell/>
          <table:table-cell office:value-type="string">
            <text:p>Kościuszki 34</text:p>
          </table:table-cell>
          <table:table-cell office:value-type="string">
            <text:p>Wągrowiec</text:p>
          </table:table-cell>
          <table:table-cell office:value-type="string">
            <text:p>62-344</text:p>
          </table:table-cell>
          <table:table-cell office:value-type="string">
            <text:p>Roman Jagiel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97793 (509)097190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jagi.pl"&gt;jagi&lt;/a&gt;</text:p>
          </table:table-cell>
          <table:table-cell office:value-type="string">
            <text:p>&lt;a href="http://www.teleadreson.pl/url/?k=6&amp;amp;r=http://www.turysta.org"&gt;www.turysta.org&lt;/a&gt;</text:p>
          </table:table-cell>
          <table:table-cell table:number-columns-repeated="3"/>
          <table:table-cell office:value-type="string">
            <text:p>&lt;span&gt;55.22&lt;/span&gt;Pola campingowe wraz z polami dla samochodowych przyczep campingowych</text:p>
          </table:table-cell>
          <table:table-cell office:value-type="string">
            <text:p>&lt;span&gt;703201&lt;/span&gt;Kempingi i pola namiotowe</text:p>
          </table:table-cell>
          <table:table-cell/>
        </table:table-row>
        <table:table-row table:style-name="ro2">
          <table:table-cell office:value-type="string">
            <text:p>Miejski Klub Sportowy NIELBA Wągrowiec</text:p>
          </table:table-cell>
          <table:table-cell office:value-type="string">
            <text:p>MKS NIELBA Wągrowiec</text:p>
          </table:table-cell>
          <table:table-cell office:value-type="string">
            <text:p>Kościuszki 23</text:p>
          </table:table-cell>
          <table:table-cell office:value-type="string">
            <text:p>Wągrowiec</text:p>
          </table:table-cell>
          <table:table-cell office:value-type="string">
            <text:p>62-343</text:p>
          </table:table-cell>
          <table:table-cell office:value-type="string">
            <text:p>prez. Jerzy Kasprza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52352</text:p>
          </table:table-cell>
          <table:table-cell office:value-type="string">
            <text:p>prywatna</text:p>
          </table:table-cell>
          <table:table-cell office:value-type="string">
            <text:p>stowarzyszenie</text:p>
          </table:table-cell>
          <table:table-cell office:value-type="string">
            <text:p>&lt;a title="@nielba.pl"&gt;biuro&lt;/a&gt;</text:p>
          </table:table-cell>
          <table:table-cell office:value-type="string">
            <text:p>&lt;a href="http://www.teleadreson.pl/url/?k=6&amp;amp;r=http://www.nielba.pl"&gt;www.nielba.pl&lt;/a&gt;</text:p>
          </table:table-cell>
          <table:table-cell table:number-columns-repeated="2"/>
          <table:table-cell office:value-type="float" office:value="1925">
            <text:p>1925</text:p>
          </table:table-cell>
          <table:table-cell office:value-type="string">
            <text:p>&lt;span&gt;92.62.1&lt;/span&gt;Organizacja i przeprowadzanie imprez sportowych wszystkich rodzajów</text:p>
          </table:table-cell>
          <table:table-cell office:value-type="string">
            <text:p/>
            <text:p>&lt;span&gt;799704&lt;/span&gt;Kluby sportowe amatorskie związane z boiskiem/stadionem odkrytym</text:p>
            <text:p>&lt;span&gt;799799&lt;/span&gt;Amatorskie kluby sportowe i rekreacyjne, osobno nie wymienione</text:p>
            <text:p/>
          </table:table-cell>
          <table:table-cell office:value-type="string">
            <text:p>sekcje: piłka nożna, piłka ręczna, brydż</text:p>
          </table:table-cell>
        </table:table-row>
        <table:table-row table:style-name="ro2">
          <table:table-cell office:value-type="string">
            <text:p>Ośrodek Sportu i Rekreacji - Kawiarnia OSiR</text:p>
          </table:table-cell>
          <table:table-cell office:value-type="string">
            <text:p>OSiR - Kawiarnia OSiR</text:p>
          </table:table-cell>
          <table:table-cell office:value-type="string">
            <text:p>Kościuszki 41</text:p>
          </table:table-cell>
          <table:table-cell office:value-type="string">
            <text:p>Wągrowiec</text:p>
          </table:table-cell>
          <table:table-cell office:value-type="string">
            <text:p>62-842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42441 4684334</text:p>
          </table:table-cell>
          <table:table-cell office:value-type="string">
            <text:p>(67)2645346</text:p>
          </table:table-cell>
          <table:table-cell office:value-type="string">
            <text:p>komunalna</text:p>
          </table:table-cell>
          <table:table-cell office:value-type="string">
            <text:p>wspólnota samorządowa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&lt;span&gt;55.42&lt;/span&gt;Kawiarnie, herbaciarnie, winiarnie, piwiarnie</text:p>
          </table:table-cell>
          <table:table-cell office:value-type="string">
            <text:p>&lt;span&gt;581204&lt;/span&gt;Kawiarnie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1">
          <table:table-cell office:value-type="string">
            <text:p>Ośrodek Sportu i Rekreacji - Ośrodek Noclegowy</text:p>
          </table:table-cell>
          <table:table-cell office:value-type="string">
            <text:p>OSiR - Ośrodek Noclegowy</text:p>
          </table:table-cell>
          <table:table-cell office:value-type="string">
            <text:p>Kościuszki 45</text:p>
          </table:table-cell>
          <table:table-cell office:value-type="string">
            <text:p>Wągrowiec</text:p>
          </table:table-cell>
          <table:table-cell office:value-type="string">
            <text:p>62-953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82481 8688338</text:p>
          </table:table-cell>
          <table:table-cell office:value-type="string">
            <text:p>(67)2685386</text:p>
          </table:table-cell>
          <table:table-cell office:value-type="string">
            <text:p>komunalna</text:p>
          </table:table-cell>
          <table:table-cell office:value-type="string">
            <text:p>wspólnota samorządowa</text:p>
          </table:table-cell>
          <table:table-cell table:number-columns-repeated="5"/>
          <table:table-cell office:value-type="string">
            <text:p>&lt;span&gt;55.23&lt;/span&gt;Miejsca sezonowego zakwaterowania (np. internaty)</text:p>
          </table:table-cell>
          <table:table-cell office:value-type="string">
            <text:p>&lt;span&gt;701102&lt;/span&gt;Pokoje do wynajęcia</text:p>
          </table:table-cell>
          <table:table-cell/>
        </table:table-row>
        <table:table-row table:style-name="ro1">
          <table:table-cell office:value-type="string">
            <text:p>Ośrodek Sportu i Rekreacji</text:p>
          </table:table-cell>
          <table:table-cell/>
          <table:table-cell office:value-type="string">
            <text:p>Kościuszki 41</text:p>
          </table:table-cell>
          <table:table-cell office:value-type="string">
            <text:p>Wągrowiec</text:p>
          </table:table-cell>
          <table:table-cell office:value-type="string">
            <text:p>62-952</text:p>
          </table:table-cell>
          <table:table-cell office:value-type="string">
            <text:p>dyr. Romuald Werd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42441 4684334</text:p>
          </table:table-cell>
          <table:table-cell office:value-type="string">
            <text:p>(67)2645346</text:p>
          </table:table-cell>
          <table:table-cell office:value-type="string">
            <text:p>komunalna</text:p>
          </table:table-cell>
          <table:table-cell office:value-type="string">
            <text:p>wspólnota samorządowa</text:p>
          </table:table-cell>
          <table:table-cell office:value-type="string">
            <text:p>&lt;a title="@wp.pl"&gt;osirwagrowiec&lt;/a&gt;</text:p>
          </table:table-cell>
          <table:table-cell office:value-type="string">
            <text:p>&lt;a href="http://www.teleadreson.pl/url/?k=6&amp;amp;r=http://www.turysta.org"&gt;www.turysta.org&lt;/a&gt;</text:p>
          </table:table-cell>
          <table:table-cell table:number-columns-repeated="2"/>
          <table:table-cell office:value-type="float" office:value="1976">
            <text:p>1976</text:p>
          </table:table-cell>
          <table:table-cell office:value-type="string">
            <text:p>&lt;span&gt;92.61&lt;/span&gt;Stadiony i inne obiekty sportowe</text:p>
          </table:table-cell>
          <table:table-cell office:value-type="string">
            <text:p>&lt;span&gt;794102&lt;/span&gt;Obsługa imprez na stadionach</text:p>
          </table:table-cell>
          <table:table-cell/>
        </table:table-row>
        <table:table-row table:style-name="ro3">
          <table:table-cell office:value-type="string">
            <text:p>Zakład Przetwórczo-Usługowo-Handlowy Sato</text:p>
          </table:table-cell>
          <table:table-cell office:value-type="string">
            <text:p>ZPUH Sato</text:p>
          </table:table-cell>
          <table:table-cell office:value-type="string">
            <text:p>Kościuszki 31</text:p>
          </table:table-cell>
          <table:table-cell office:value-type="string">
            <text:p>Wągrowiec</text:p>
          </table:table-cell>
          <table:table-cell office:value-type="string">
            <text:p>62-734</text:p>
          </table:table-cell>
          <table:table-cell office:value-type="string">
            <text:p>Zdzisław Sarnow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34630 (603)731936</text:p>
          </table:table-cell>
          <table:table-cell office:value-type="string">
            <text:p>(67)2634630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neostrada.pl"&gt;sato.wagroziec&lt;/a&gt;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/>
            <text:p>&lt;span&gt;51.54.2&lt;/span&gt;&lt;a style="color:black;text-decoration:none;" href="http://www.teleadreson.pl/-NACE51542%20sprzedaz%20hurtowa%20sprzetu%20i%20wyposazenia%20hydraulicznego"&gt;Sprzedaż hurtowa sprzętu i wyposażenia hydraulicznego&lt;/a&gt;</text:p>
            <text:p>&lt;span&gt;51.54.3&lt;/span&gt;&lt;a style="color:black;text-decoration:none;" href="http://www.teleadreson.pl/-NACE51543%20sprzedaz%20hurtowa%20sprzetu%20i%20wyposazenia%20grzejnego"&gt;Sprzedaż hurtowa sprzętu i wyposażenia grzejnego&lt;/a&gt;</text:p>
            <text:p>&lt;span&gt;52.48.23&lt;/span&gt;&lt;a style="color:black;text-decoration:none;" href="http://www.teleadreson.pl/-NACE524823%20sprzedaz%20detaliczna%20sprzetu%20precyzyjnego"&gt;Sprzedaż detaliczna sprzętu precyzyjnego&lt;/a&gt;</text:p>
            <text:p/>
          </table:table-cell>
          <table:table-cell office:value-type="string">
            <text:p/>
            <text:p>&lt;span&gt;507403&lt;/span&gt;&lt;a style="color:black;text-decoration:none;" href="http://www.teleadreson.pl/-SIC507403%20akcesoria%20hydrauliczne%20i%20c%20o%20%20hurt"&gt;Akcesoria hydrauliczne i c.o., hurt&lt;/a&gt;</text:p>
            <text:p>&lt;span&gt;507402&lt;/span&gt;&lt;a style="color:black;text-decoration:none;" href="http://www.teleadreson.pl/-SIC507402%20sprzet%20i%20wyposazenie%20c%20o%20%20hurt"&gt;Sprzęt i wyposażenie c.o., hurt&lt;/a&gt;</text:p>
            <text:p>&lt;span&gt;508407&lt;/span&gt;&lt;a style="color:black;text-decoration:none;" href="http://www.teleadreson.pl/-SIC508407%20urzadzenia%20i%20instrumenty%20kontrolne%20hurt"&gt;Urządzenia i instrumenty kontrolne, hurt&lt;/a&gt;</text:p>
            <text:p/>
          </table:table-cell>
          <table:table-cell/>
        </table:table-row>
        <table:table-row table:style-name="ro2">
          <table:table-cell office:value-type="string">
            <text:p>Samodzielny Publiczny Zespół Opieki Zdrowotnej Szpital Powiatowy - Apteka Szpitalna</text:p>
          </table:table-cell>
          <table:table-cell office:value-type="string">
            <text:p>SPZOZ Szpital Powiatowy - Apteka Szpitalna</text:p>
          </table:table-cell>
          <table:table-cell office:value-type="string">
            <text:p>Kościuszki 11</text:p>
          </table:table-cell>
          <table:table-cell office:value-type="string">
            <text:p>Wągrowiec</text:p>
          </table:table-cell>
          <table:table-cell office:value-type="string">
            <text:p>62-342</text:p>
          </table:table-cell>
          <table:table-cell office:value-type="string">
            <text:p>kier. mgr farmacji Bożena Szums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11513</text:p>
          </table:table-cell>
          <table:table-cell/>
          <table:table-cell office:value-type="string">
            <text:p>komunalna</text:p>
          </table:table-cell>
          <table:table-cell office:value-type="string">
            <text:p>powiatowa samorządowa jednostka organizacyjna</text:p>
          </table:table-cell>
          <table:table-cell office:value-type="string">
            <text:p>&lt;a title="@wagrowiec.pl"&gt;szpital&lt;/a&gt;</text:p>
          </table:table-cell>
          <table:table-cell office:value-type="string">
            <text:p>&lt;a href="http://www.teleadreson.pl/url/?k=6&amp;amp;r=http://www.zpzwagrowiec.ioternetdsl.pl"&gt;www.zpzwagrowiec.ioternetdsl.pl&lt;/a&gt;</text:p>
          </table:table-cell>
          <table:table-cell table:number-columns-repeated="2"/>
          <table:table-cell office:value-type="float" office:value="1921">
            <text:p>1921</text:p>
          </table:table-cell>
          <table:table-cell office:value-type="string">
            <text:p>&lt;span&gt;52.31&lt;/span&gt;&lt;a style="color:black;text-decoration:none;" href="http://www.teleadreson.pl/-NACE5231%20apteki"&gt;Apteki&lt;/a&gt;</text:p>
          </table:table-cell>
          <table:table-cell office:value-type="string">
            <text:p>&lt;span&gt;5912&lt;/span&gt;Apteki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1">
          <table:table-cell office:value-type="string">
            <text:p>Samodzielny Publiczny Zespół Opieki Zdrowotnej Szpital Powiatowy - Oddział Chirurgiczny</text:p>
          </table:table-cell>
          <table:table-cell office:value-type="string">
            <text:p>SPZOZ Szpital Powiatowy - Oddział Chirurgiczny</text:p>
          </table:table-cell>
          <table:table-cell office:value-type="string">
            <text:p>Kościuszki 45</text:p>
          </table:table-cell>
          <table:table-cell office:value-type="string">
            <text:p>Wągrowiec</text:p>
          </table:table-cell>
          <table:table-cell office:value-type="string">
            <text:p>62-123</text:p>
          </table:table-cell>
          <table:table-cell office:value-type="string">
            <text:p>ordynator lek. med. Tomasz Bociań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81580 8688578 2881837-39</text:p>
          </table:table-cell>
          <table:table-cell office:value-type="string">
            <text:p>(67)2685087</text:p>
          </table:table-cell>
          <table:table-cell office:value-type="string">
            <text:p>komunalna</text:p>
          </table:table-cell>
          <table:table-cell office:value-type="string">
            <text:p>powiatowa samorządowa jednostka organizacyjna</text:p>
          </table:table-cell>
          <table:table-cell office:value-type="string">
            <text:p>&lt;a title="@zozwairowiec.intgrnetdsl.pl"&gt;chirwrgia&lt;/a&gt;</text:p>
          </table:table-cell>
          <table:table-cell office:value-type="string">
            <text:p>&lt;a href="http://www.teleadreson.pl/url/?k=6&amp;amp;r=http://www.zozwairowiec.intgrnetdsl.pl"&gt;www.zozwairowiec.intgrnetdsl.pl&lt;/a&gt;</text:p>
          </table:table-cell>
          <table:table-cell table:number-columns-repeated="2"/>
          <table:table-cell office:value-type="float" office:value="1921">
            <text:p>1921</text:p>
          </table:table-cell>
          <table:table-cell office:value-type="string">
            <text:p>&lt;span&gt;85.11.1&lt;/span&gt;Szpitale ogólne</text:p>
          </table:table-cell>
          <table:table-cell office:value-type="string">
            <text:p>&lt;span&gt;8062&lt;/span&gt;Szpitale ogólnomedyczne</text:p>
          </table:table-cell>
          <table:table-cell/>
        </table:table-row>
        <table:table-row table:style-name="ro2">
          <table:table-cell office:value-type="string">
            <text:p>Samodzielny Publiczny Zespół Opieki Zdrowotnej Szpital Powiatowy - Oddział Dziecięcy</text:p>
          </table:table-cell>
          <table:table-cell office:value-type="string">
            <text:p>SPZOZ Szpital Powiatowy - Oddział Dziecięcy</text:p>
          </table:table-cell>
          <table:table-cell office:value-type="string">
            <text:p>Kościuszki 41</text:p>
          </table:table-cell>
          <table:table-cell office:value-type="string">
            <text:p>Wągrowiec</text:p>
          </table:table-cell>
          <table:table-cell office:value-type="string">
            <text:p>62-122</text:p>
          </table:table-cell>
          <table:table-cell office:value-type="string">
            <text:p>ordynator lek. med. Adam Pezac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41540 4684544-44 2481423</text:p>
          </table:table-cell>
          <table:table-cell office:value-type="string">
            <text:p>(67)2645047</text:p>
          </table:table-cell>
          <table:table-cell office:value-type="string">
            <text:p>komunalna</text:p>
          </table:table-cell>
          <table:table-cell office:value-type="string">
            <text:p>powiatowa samorządowa jednostka organizacyjna</text:p>
          </table:table-cell>
          <table:table-cell office:value-type="string">
            <text:p/>
            <text:p>&lt;a title="@wagroxiec.pl"&gt;szpital&lt;/a&gt;</text:p>
            <text:p>&lt;a title="@zozwahrowiec.intfrnetdsl.pl"&gt;ksifgowy&lt;/a&gt;</text:p>
            <text:p/>
          </table:table-cell>
          <table:table-cell office:value-type="string">
            <text:p>&lt;a href="http://www.teleadreson.pl/url/?k=6&amp;amp;r=http://www.zozwahrowiec.intfrnetdsl.pl"&gt;www.zozwahrowiec.intfrnetdsl.pl&lt;/a&gt;</text:p>
          </table:table-cell>
          <table:table-cell table:number-columns-repeated="2"/>
          <table:table-cell office:value-type="float" office:value="1921">
            <text:p>1921</text:p>
          </table:table-cell>
          <table:table-cell office:value-type="string">
            <text:p>&lt;span&gt;85.11.1&lt;/span&gt;Szpitale ogólne</text:p>
          </table:table-cell>
          <table:table-cell office:value-type="string">
            <text:p>&lt;span&gt;8062&lt;/span&gt;Szpitale ogólnomedyczne</text:p>
          </table:table-cell>
          <table:table-cell/>
        </table:table-row>
        <table:table-row table:style-name="ro2">
          <table:table-cell office:value-type="string">
            <text:p>Samodzielny Publiczny Zespół Opieki Zdrowotnej Szpital Powiatowy - Oddział Noworodkowy</text:p>
          </table:table-cell>
          <table:table-cell office:value-type="string">
            <text:p>SPZOZ Szpital Powiatowy - Oddział Noworodkowy</text:p>
          </table:table-cell>
          <table:table-cell office:value-type="string">
            <text:p>Kościuszki 41</text:p>
          </table:table-cell>
          <table:table-cell office:value-type="string">
            <text:p>Wągrowiec</text:p>
          </table:table-cell>
          <table:table-cell office:value-type="string">
            <text:p>62-512</text:p>
          </table:table-cell>
          <table:table-cell office:value-type="string">
            <text:p>ordynator lek. med. Krystyna Skrzyc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41540 4684534</text:p>
          </table:table-cell>
          <table:table-cell office:value-type="string">
            <text:p>(67)2645047</text:p>
          </table:table-cell>
          <table:table-cell office:value-type="string">
            <text:p>komunalna</text:p>
          </table:table-cell>
          <table:table-cell office:value-type="string">
            <text:p>powiatowa samorządowa jednostka organizacyjna</text:p>
          </table:table-cell>
          <table:table-cell office:value-type="string">
            <text:p>&lt;a title="@wagrowiec.pl"&gt;szpitbl&lt;/a&gt;</text:p>
          </table:table-cell>
          <table:table-cell office:value-type="string">
            <text:p>&lt;a href="http://www.teleadreson.pl/url/?k=6&amp;amp;r=http://www.zozwagrowiec.internetdsl.pl"&gt;www.zozwagrowiec.internetdsl.pl&lt;/a&gt;</text:p>
          </table:table-cell>
          <table:table-cell table:number-columns-repeated="2"/>
          <table:table-cell office:value-type="float" office:value="1921">
            <text:p>1921</text:p>
          </table:table-cell>
          <table:table-cell office:value-type="string">
            <text:p>&lt;span&gt;85.11.1&lt;/span&gt;Szpitale ogólne</text:p>
          </table:table-cell>
          <table:table-cell office:value-type="string">
            <text:p>&lt;span&gt;8062&lt;/span&gt;Szpitale ogólnomedyczne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1">
          <table:table-cell office:value-type="string">
            <text:p>Samodzielny Publiczny Zespół Opieki Zdrowotnej Szpital Powiatowy - Oddział Opieki Długoterminowej i Paliatywnej</text:p>
          </table:table-cell>
          <table:table-cell office:value-type="string">
            <text:p>SPZOZ Szpital Powiatowy - Oddział Opieki Długoterminowej i Paliatywnej</text:p>
          </table:table-cell>
          <table:table-cell office:value-type="string">
            <text:p>Kościuszki 61</text:p>
          </table:table-cell>
          <table:table-cell office:value-type="string">
            <text:p>Wągrowiec</text:p>
          </table:table-cell>
          <table:table-cell office:value-type="string">
            <text:p>62-954</text:p>
          </table:table-cell>
          <table:table-cell office:value-type="string">
            <text:p>ordynator lek. med. Leszek Buraczy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61560 6686576 2681636</text:p>
          </table:table-cell>
          <table:table-cell office:value-type="string">
            <text:p>(67)2665067</text:p>
          </table:table-cell>
          <table:table-cell office:value-type="string">
            <text:p>komunalna</text:p>
          </table:table-cell>
          <table:table-cell office:value-type="string">
            <text:p>powiatowa samorządowa jednostka organizacyjna</text:p>
          </table:table-cell>
          <table:table-cell office:value-type="string">
            <text:p>&lt;a title="@wagrowiec.pl"&gt;szpital&lt;/a&gt;</text:p>
          </table:table-cell>
          <table:table-cell office:value-type="string">
            <text:p>&lt;a href="http://www.teleadreson.pl/url/?k=6&amp;amp;r=http://www.zozwagroziec.internetdsl.pl"&gt;www.zozwagroziec.internetdsl.pl&lt;/a&gt;</text:p>
          </table:table-cell>
          <table:table-cell table:number-columns-repeated="2"/>
          <table:table-cell office:value-type="float" office:value="1921">
            <text:p>1921</text:p>
          </table:table-cell>
          <table:table-cell office:value-type="string">
            <text:p>&lt;span&gt;85.11.1&lt;/span&gt;Szpitale ogólne</text:p>
          </table:table-cell>
          <table:table-cell office:value-type="string">
            <text:p>&lt;span&gt;8062&lt;/span&gt;Szpitale ogólnomedyczne</text:p>
          </table:table-cell>
          <table:table-cell/>
        </table:table-row>
        <table:table-row table:style-name="ro2">
          <table:table-cell office:value-type="string">
            <text:p>Samodzielny Publiczny Zespół Opieki Zdrowotnej Szpital Powiatowy - Oddział Położniczo-Ginekologiczny</text:p>
          </table:table-cell>
          <table:table-cell office:value-type="string">
            <text:p>SPZOZ Szpital Powiatowy - Oddział Położniczo-Ginekologiczny</text:p>
          </table:table-cell>
          <table:table-cell office:value-type="string">
            <text:p>Kościuszki 41</text:p>
          </table:table-cell>
          <table:table-cell office:value-type="string">
            <text:p>Wągrowiec</text:p>
          </table:table-cell>
          <table:table-cell office:value-type="string">
            <text:p>62-622</text:p>
          </table:table-cell>
          <table:table-cell office:value-type="string">
            <text:p>ordynator lek. med. Edward Świerzyń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41540 4684534 2481458 2641544</text:p>
          </table:table-cell>
          <table:table-cell office:value-type="string">
            <text:p>(67)2645047</text:p>
          </table:table-cell>
          <table:table-cell office:value-type="string">
            <text:p>komunalna</text:p>
          </table:table-cell>
          <table:table-cell office:value-type="string">
            <text:p>powiatowa samorządowa jednostka organizacyjna</text:p>
          </table:table-cell>
          <table:table-cell office:value-type="string">
            <text:p>&lt;a title="@wagrowiec.pl"&gt;szpiual&lt;/a&gt;</text:p>
          </table:table-cell>
          <table:table-cell office:value-type="string">
            <text:p>&lt;a href="http://www.teleadreson.pl/url/?k=6&amp;amp;r=http://www.zozwagrowied.internetdsl.pl"&gt;www.zozwagrowied.internetdsl.pl&lt;/a&gt;</text:p>
          </table:table-cell>
          <table:table-cell table:number-columns-repeated="2"/>
          <table:table-cell office:value-type="float" office:value="1921">
            <text:p>1921</text:p>
          </table:table-cell>
          <table:table-cell office:value-type="string">
            <text:p>&lt;span&gt;85.11.1&lt;/span&gt;Szpitale ogólne</text:p>
          </table:table-cell>
          <table:table-cell office:value-type="string">
            <text:p>&lt;span&gt;8062&lt;/span&gt;Szpitale ogólnomedyczne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Samodzielny Publiczny Zespół Opieki Zdrowotnej Szpital Powiatowy - Oddział Wewnętrzny</text:p>
          </table:table-cell>
          <table:table-cell office:value-type="string">
            <text:p>SPZOZ Szpital Powiatowy - Oddział Wewnętrzny</text:p>
          </table:table-cell>
          <table:table-cell office:value-type="string">
            <text:p>Kościuszki 56</text:p>
          </table:table-cell>
          <table:table-cell office:value-type="string">
            <text:p>Wągrowiec</text:p>
          </table:table-cell>
          <table:table-cell office:value-type="string">
            <text:p>62-732</text:p>
          </table:table-cell>
          <table:table-cell office:value-type="string">
            <text:p>ordynator lek. med. Maria Świerzyńs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71570 7687527 2781741</text:p>
          </table:table-cell>
          <table:table-cell office:value-type="string">
            <text:p>(67)2675077</text:p>
          </table:table-cell>
          <table:table-cell office:value-type="string">
            <text:p>komunalna</text:p>
          </table:table-cell>
          <table:table-cell office:value-type="string">
            <text:p>powiatowa samorządowa jednostka organizacyjna</text:p>
          </table:table-cell>
          <table:table-cell office:value-type="string">
            <text:p/>
            <text:p>&lt;a title="@wagrowiec.pl"&gt;szpitam&lt;/a&gt;</text:p>
            <text:p>&lt;a title="@zozwagrowifc.internetdsl.pl"&gt;ksjegowy&lt;/a&gt;</text:p>
            <text:p/>
          </table:table-cell>
          <table:table-cell office:value-type="string">
            <text:p>&lt;a href="http://www.teleadreson.pl/url/?k=6&amp;amp;r=http://www.zozwagrowifc.internetdsl.pl"&gt;www.zozwagrowifc.internetdsl.pl&lt;/a&gt;</text:p>
          </table:table-cell>
          <table:table-cell table:number-columns-repeated="2"/>
          <table:table-cell office:value-type="float" office:value="1921">
            <text:p>1921</text:p>
          </table:table-cell>
          <table:table-cell office:value-type="string">
            <text:p>&lt;span&gt;85.11.1&lt;/span&gt;Szpitale ogólne</text:p>
          </table:table-cell>
          <table:table-cell office:value-type="string">
            <text:p>&lt;span&gt;8062&lt;/span&gt;Szpitale ogólnomedyczne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Samodzielny Publiczny Zespół Opieki Zdrowotnej Szpital Powiatowy - Pododdział - Anestezjologia i Intensywna Terapia</text:p>
          </table:table-cell>
          <table:table-cell office:value-type="string">
            <text:p>SPZOZ Szpital Powiatowy - Pododdział - Anestezjologia i Intensywna Terapia</text:p>
          </table:table-cell>
          <table:table-cell office:value-type="string">
            <text:p>Kościuszki 23</text:p>
          </table:table-cell>
          <table:table-cell office:value-type="string">
            <text:p>Wągrowiec</text:p>
          </table:table-cell>
          <table:table-cell office:value-type="string">
            <text:p>62-623</text:p>
          </table:table-cell>
          <table:table-cell office:value-type="string">
            <text:p/>
            <text:p>Sławomir Kwitowski</text:p>
            <text:p>Zdzisława Klucznik-Dusikowska</text:p>
            <text:p/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51557 5685595 2581535</text:p>
          </table:table-cell>
          <table:table-cell office:value-type="string">
            <text:p>(67)2655057</text:p>
          </table:table-cell>
          <table:table-cell office:value-type="string">
            <text:p>komunalna</text:p>
          </table:table-cell>
          <table:table-cell office:value-type="string">
            <text:p>powiatowa samorządowa jednostka organizacyjna</text:p>
          </table:table-cell>
          <table:table-cell office:value-type="string">
            <text:p>&lt;a title="@wagrowiec.pl"&gt;szpival&lt;/a&gt;</text:p>
          </table:table-cell>
          <table:table-cell office:value-type="string">
            <text:p>&lt;a href="http://www.teleadreson.pl/url/?k=6&amp;amp;r=http://www.zozwagrowiee.internetdsl.pl"&gt;www.zozwagrowiee.internetdsl.pl&lt;/a&gt;</text:p>
          </table:table-cell>
          <table:table-cell table:number-columns-repeated="2"/>
          <table:table-cell office:value-type="float" office:value="1921">
            <text:p>1921</text:p>
          </table:table-cell>
          <table:table-cell office:value-type="string">
            <text:p>&lt;span&gt;85.11.1&lt;/span&gt;Szpitale ogólne</text:p>
          </table:table-cell>
          <table:table-cell office:value-type="string">
            <text:p>&lt;span&gt;8062&lt;/span&gt;Szpitale ogólnomedyczne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Samodzielny Publiczny Zespół Opieki Zdrowotnej Szpital Powiatowy - Szpitalny Oddział Ratunkowy</text:p>
          </table:table-cell>
          <table:table-cell office:value-type="string">
            <text:p>SPZOZ Szpital Powiatowy - SOR</text:p>
          </table:table-cell>
          <table:table-cell office:value-type="string">
            <text:p>Kościuszki 21</text:p>
          </table:table-cell>
          <table:table-cell office:value-type="string">
            <text:p>Wągrowiec</text:p>
          </table:table-cell>
          <table:table-cell office:value-type="string">
            <text:p>62-733</text:p>
          </table:table-cell>
          <table:table-cell office:value-type="string">
            <text:p>kier. lek. med. Tomasz Bociań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25021 2682612 929</text:p>
          </table:table-cell>
          <table:table-cell office:value-type="string">
            <text:p>(67)2625027</text:p>
          </table:table-cell>
          <table:table-cell office:value-type="string">
            <text:p>komunalna</text:p>
          </table:table-cell>
          <table:table-cell office:value-type="string">
            <text:p>powiatowa samorządowa jednostka organizacyjna</text:p>
          </table:table-cell>
          <table:table-cell office:value-type="string">
            <text:p>&lt;a title="@wagrowiec.pl"&gt;szpital&lt;/a&gt;</text:p>
          </table:table-cell>
          <table:table-cell office:value-type="string">
            <text:p>&lt;a href="http://www.teleadreson.pl/url/?k=6&amp;amp;r=http://www.zozwagrowigc.internetdsl.pl"&gt;www.zozwagrowigc.internetdsl.pl&lt;/a&gt;</text:p>
          </table:table-cell>
          <table:table-cell table:number-columns-repeated="2"/>
          <table:table-cell office:value-type="float" office:value="1921">
            <text:p>1921</text:p>
          </table:table-cell>
          <table:table-cell office:value-type="string">
            <text:p/>
            <text:p>&lt;span&gt;85.11.1&lt;/span&gt;Szpitale ogólne</text:p>
            <text:p>&lt;span&gt;85.14.7&lt;/span&gt;Pogotowie ratunkowe, pogotowie lotnicze, transport sanitarny</text:p>
            <text:p/>
          </table:table-cell>
          <table:table-cell office:value-type="string">
            <text:p/>
            <text:p>&lt;span&gt;8062&lt;/span&gt;Szpitale ogólnomedyczne</text:p>
            <text:p>&lt;span&gt;8052&lt;/span&gt;Opieka przejściowa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Samodzielny Publiczny Zespół Opieki Zdrowotnej Szpital Powiatowy - Zakład Diagnostyki Laboratoryjnej</text:p>
          </table:table-cell>
          <table:table-cell office:value-type="string">
            <text:p>SPZOZ Szpital Powiatowy - Zakład Diagnostyki Laboratoryjnej</text:p>
          </table:table-cell>
          <table:table-cell office:value-type="string">
            <text:p>Kościuszki 23</text:p>
          </table:table-cell>
          <table:table-cell office:value-type="string">
            <text:p>Wągrowiec</text:p>
          </table:table-cell>
          <table:table-cell office:value-type="string">
            <text:p>62-233</text:p>
          </table:table-cell>
          <table:table-cell office:value-type="string">
            <text:p>kier. mgr Elżbieta Faryńs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51555 5685535</text:p>
          </table:table-cell>
          <table:table-cell/>
          <table:table-cell office:value-type="string">
            <text:p>komunalna</text:p>
          </table:table-cell>
          <table:table-cell office:value-type="string">
            <text:p>powiatowa samorządowa jednostka organizacyjna</text:p>
          </table:table-cell>
          <table:table-cell office:value-type="string">
            <text:p>&lt;a title="@yagrowiec.pl"&gt;szpital&lt;/a&gt;</text:p>
          </table:table-cell>
          <table:table-cell office:value-type="string">
            <text:p>&lt;a href="http://www.teleadreson.pl/url/?k=6&amp;amp;r=http://www.zozyagrowiec.invernetdsl.pl"&gt;www.zozyagrowiec.invernetdsl.pl&lt;/a&gt;</text:p>
          </table:table-cell>
          <table:table-cell table:number-columns-repeated="2"/>
          <table:table-cell office:value-type="float" office:value="1921">
            <text:p>1921</text:p>
          </table:table-cell>
          <table:table-cell office:value-type="string">
            <text:p>&lt;span&gt;85.14.5&lt;/span&gt;Samodzielne laboratoria medyczne</text:p>
          </table:table-cell>
          <table:table-cell office:value-type="string">
            <text:p>&lt;span&gt;8071&lt;/span&gt;Laboratoria medyczne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Samodzielny Publiczny Zespół Opieki Zdrowotnej Szpital Powiatowy</text:p>
          </table:table-cell>
          <table:table-cell office:value-type="string">
            <text:p>SPZOZ Szpital Powiatowy</text:p>
          </table:table-cell>
          <table:table-cell office:value-type="string">
            <text:p>Kościuszki 45</text:p>
          </table:table-cell>
          <table:table-cell office:value-type="string">
            <text:p>Wągrowiec</text:p>
          </table:table-cell>
          <table:table-cell office:value-type="string">
            <text:p>62-123</text:p>
          </table:table-cell>
          <table:table-cell office:value-type="string">
            <text:p>dyr. mgr Grzegorz Hoffmann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81580 8688078 2881808</text:p>
          </table:table-cell>
          <table:table-cell office:value-type="string">
            <text:p>(67)2685087</text:p>
          </table:table-cell>
          <table:table-cell office:value-type="string">
            <text:p>komunalna</text:p>
          </table:table-cell>
          <table:table-cell office:value-type="string">
            <text:p>powiatowa samorządowa jednostka organizacyjna</text:p>
          </table:table-cell>
          <table:table-cell office:value-type="string">
            <text:p/>
            <text:p>&lt;a title="@wagroyiec.pl"&gt;szpital&lt;/a&gt;</text:p>
            <text:p>&lt;a title="@zozwairowiec.intgrnetdsl.pl"&gt;ksiggowy&lt;/a&gt;</text:p>
            <text:p/>
          </table:table-cell>
          <table:table-cell office:value-type="string">
            <text:p>&lt;a href="http://www.teleadreson.pl/url/?k=6&amp;amp;r=http://www.zozwairowiec.intgrnetdsl.pl"&gt;www.zozwairowiec.intgrnetdsl.pl&lt;/a&gt;</text:p>
          </table:table-cell>
          <table:table-cell table:number-columns-repeated="2"/>
          <table:table-cell office:value-type="float" office:value="1921">
            <text:p>1921</text:p>
          </table:table-cell>
          <table:table-cell office:value-type="string">
            <text:p>&lt;span&gt;85.11.1&lt;/span&gt;Szpitale ogólne</text:p>
          </table:table-cell>
          <table:table-cell office:value-type="string">
            <text:p>&lt;span&gt;8062&lt;/span&gt;Szpitale ogólnomedyczne</text:p>
          </table:table-cell>
          <table:table-cell/>
        </table:table-row>
        <table:table-row table:style-name="ro2">
          <table:table-cell office:value-type="string">
            <text:p>Przedsiębiorstwo Usług Socjalno-Bytowych Budownictwa Komunalnego - Ośrodek Wczasowy Łodzianka</text:p>
          </table:table-cell>
          <table:table-cell office:value-type="string">
            <text:p>OW Łodzianka</text:p>
          </table:table-cell>
          <table:table-cell office:value-type="string">
            <text:p>Kościuszki 234</text:p>
          </table:table-cell>
          <table:table-cell office:value-type="string">
            <text:p>Wągrowiec</text:p>
          </table:table-cell>
          <table:table-cell office:value-type="string">
            <text:p>62-733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50059 5625965</text:p>
          </table:table-cell>
          <table:table-cell office:value-type="string">
            <text:p>(67)2650059</text:p>
          </table:table-cell>
          <table:table-cell office:value-type="string">
            <text:p>komunalna</text:p>
          </table:table-cell>
          <table:table-cell office:value-type="string">
            <text:p>gminna samorządowa jednostka organizacyjna</text:p>
          </table:table-cell>
          <table:table-cell office:value-type="string">
            <text:p>&lt;a title="@wp.pl"&gt;o.w.lodzianka&lt;/a&gt;</text:p>
          </table:table-cell>
          <table:table-cell office:value-type="string">
            <text:p/>
            <text:p>&lt;a href="http://www.teleadreson.pl/url/?k=6&amp;amp;r=http://www.lodzianka.pl"&gt;www.lodzianka.pl&lt;/a&gt;</text:p>
            <text:p>&lt;a href="http://www.teleadreson.pl/url/?k=6&amp;amp;r=http://yww.pusbbk.com.pl"&gt;yww.pusbbk.com.pl&lt;/a&gt;</text:p>
            <text:p/>
          </table:table-cell>
          <table:table-cell table:number-columns-repeated="3"/>
          <table:table-cell office:value-type="string">
            <text:p>&lt;span&gt;55.23&lt;/span&gt;Miejsca sezonowego zakwaterowania (np. internaty)</text:p>
          </table:table-cell>
          <table:table-cell office:value-type="string">
            <text:p>&lt;span&gt;703299&lt;/span&gt;Obozy sportowe i wypoczynkowe, osobno nie wymienione</text:p>
          </table:table-cell>
          <table:table-cell office:value-type="string">
            <text:p/>
            <text:p>wczasy, kolonie, obozy</text:p>
            <text:p/>
            <text:p/>
          </table:table-cell>
        </table:table-row>
        <table:table-row table:style-name="ro2">
          <table:table-cell office:value-type="string">
            <text:p>BSH Klima Polska Sp. z o.o. - Oddział Poznań</text:p>
          </table:table-cell>
          <table:table-cell/>
          <table:table-cell office:value-type="string">
            <text:p>Kraszewskiego 31</text:p>
          </table:table-cell>
          <table:table-cell office:value-type="string">
            <text:p>Wągrowiec</text:p>
          </table:table-cell>
          <table:table-cell office:value-type="string">
            <text:p>62-454</text:p>
          </table:table-cell>
          <table:table-cell office:value-type="string">
            <text:p>Bartłomiej Byczyń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32238 (603)930630</text:p>
          </table:table-cell>
          <table:table-cell office:value-type="string">
            <text:p>(67)2632238</text:p>
          </table:table-cell>
          <table:table-cell office:value-type="string">
            <text:p>prywatna</text:p>
          </table:table-cell>
          <table:table-cell office:value-type="string">
            <text:p>spółka z o.o.</text:p>
          </table:table-cell>
          <table:table-cell office:value-type="string">
            <text:p>&lt;a title="@bsh.pl"&gt;poznan&lt;/a&gt;</text:p>
          </table:table-cell>
          <table:table-cell office:value-type="string">
            <text:p>&lt;a href="http://www.teleadreson.pl/url/?k=6&amp;amp;r=http://www.bsh.pl"&gt;www.bsh.pl&lt;/a&gt;</text:p>
          </table:table-cell>
          <table:table-cell office:value-type="float" office:value="3">
            <text:p>3</text:p>
          </table:table-cell>
          <table:table-cell/>
          <table:table-cell office:value-type="float" office:value="1996">
            <text:p>1996</text:p>
          </table:table-cell>
          <table:table-cell office:value-type="string">
            <text:p>&lt;span&gt;51.54.3&lt;/span&gt;&lt;a style="color:black;text-decoration:none;" href="http://www.teleadreson.pl/-NACE51543%20sprzedaz%20hurtowa%20sprzetu%20i%20wyposazenia%20grzejnego"&gt;Sprzedaż hurtowa sprzętu i wyposażenia grzejnego&lt;/a&gt;</text:p>
          </table:table-cell>
          <table:table-cell office:value-type="string">
            <text:p/>
            <text:p>&lt;span&gt;507501&lt;/span&gt;&lt;a style="color:black;text-decoration:none;" href="http://www.teleadreson.pl/-SIC507501%20elektryczny%20sprzet%20wentylacyjny%20hurt"&gt;Elektryczny sprzęt wentylacyjny, hurt&lt;/a&gt;</text:p>
            <text:p>&lt;span&gt;507502&lt;/span&gt;&lt;a style="color:black;text-decoration:none;" href="http://www.teleadreson.pl/-SIC507502%20sprzet%20klimatyzacyjny%20na%20podgrzane%20powietrze%20hurt"&gt;Sprzęt klimatyzacyjny na podgrzane powietrze, hurt&lt;/a&gt;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4">
          <table:table-cell office:value-type="string">
            <text:p>Zakład Kowalsko-Ślusarski</text:p>
          </table:table-cell>
          <table:table-cell/>
          <table:table-cell office:value-type="string">
            <text:p>Kręta 5</text:p>
          </table:table-cell>
          <table:table-cell office:value-type="string">
            <text:p>Wągrowiec</text:p>
          </table:table-cell>
          <table:table-cell office:value-type="string">
            <text:p>62-514</text:p>
          </table:table-cell>
          <table:table-cell office:value-type="string">
            <text:p>Bogdan Rakocy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30734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1968">
            <text:p>1968</text:p>
          </table:table-cell>
          <table:table-cell office:value-type="string">
            <text:p/>
            <text:p>&lt;span&gt;28.52&lt;/span&gt;&lt;a style="color:black;text-decoration:none;" href="http://www.teleadreson.pl/-NACE2852%20ogolna%20inzynieria%20mechaniczna%20i%20uslugi%20pokrewne"&gt;Ogólna inżynieria mechaniczna i usługi pokrewne&lt;/a&gt;</text:p>
            <text:p>&lt;span&gt;28.74.14&lt;/span&gt;&lt;a style="color:black;text-decoration:none;" href="http://www.teleadreson.pl/-NACE287414%20produkcja%20uszczelek%20i%20podobnych%20produktow"&gt;Produkcja uszczelek i podobnych produktów&lt;/a&gt;</text:p>
            <text:p>&lt;span&gt;28.12&lt;/span&gt;&lt;a style="color:black;text-decoration:none;" href="http://www.teleadreson.pl/-NACE2812%20produkcja%20metalowych%20elementow%20stolarki%20budowlanej"&gt;Produkcja metalowych elementów stolarki budowlanej&lt;/a&gt;</text:p>
            <text:p/>
          </table:table-cell>
          <table:table-cell office:value-type="string">
            <text:p/>
            <text:p>&lt;span&gt;769911&lt;/span&gt;Usługi ślusarskie</text:p>
            <text:p>&lt;span&gt;769912&lt;/span&gt;Kowalstwo, pokrywanie i konserwacja przedmiotów z metalu</text:p>
            <text:p>&lt;span&gt;344201&lt;/span&gt;&lt;a style="color:black;text-decoration:none;" href="http://www.teleadreson.pl/-SIC344201%20ramy%20drzwi%20i%20okien%20metalowe%20produkcja"&gt;Ramy drzwi i okien, metalowe, produkcja&lt;/a&gt;</text:p>
            <text:p/>
          </table:table-cell>
          <table:table-cell office:value-type="string">
            <text:p/>
            <text:p>metalowe wyroby budowlane</text:p>
            <text:p>obejmy na rury</text:p>
            <text:p>bramy, ogrodzenia</text:p>
            <text:p/>
            <text:p/>
          </table:table-cell>
        </table:table-row>
        <table:table-row table:style-name="ro2">
          <table:table-cell office:value-type="string">
            <text:p>AUDIOFON-BRZOZA S.C.</text:p>
          </table:table-cell>
          <table:table-cell/>
          <table:table-cell office:value-type="string">
            <text:p>Kulińskiego 5a</text:p>
          </table:table-cell>
          <table:table-cell office:value-type="string">
            <text:p>Wągrowiec</text:p>
          </table:table-cell>
          <table:table-cell office:value-type="string">
            <text:p>62-953</text:p>
          </table:table-cell>
          <table:table-cell office:value-type="string">
            <text:p>Marta Nowaczyńs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509)583889</text:p>
          </table:table-cell>
          <table:table-cell/>
          <table:table-cell office:value-type="string">
            <text:p>prywatna</text:p>
          </table:table-cell>
          <table:table-cell office:value-type="string">
            <text:p>spółka cywilna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996">
            <text:p>1996</text:p>
          </table:table-cell>
          <table:table-cell office:value-type="string">
            <text:p/>
            <text:p>&lt;span&gt;52.32&lt;/span&gt;&lt;a style="color:black;text-decoration:none;" href="http://www.teleadreson.pl/-NACE5232%20sprzedaz%20detaliczna%20artykulow%20medycznych%20i%20sprzetu%20ortopedycznego"&gt;Sprzedaż detaliczna artykułów medycznych i sprzętu ortopedycznego&lt;/a&gt;</text:p>
            <text:p>&lt;span&gt;85.12.8&lt;/span&gt;Przychodnie specjalistyczne</text:p>
            <text:p/>
          </table:table-cell>
          <table:table-cell office:value-type="string">
            <text:p/>
            <text:p>&lt;span&gt;599909&lt;/span&gt;Aparatura i wyposażenie medyczne, handel detaliczny</text:p>
            <text:p>&lt;span&gt;801105&lt;/span&gt;Praktyki specjalistyczne</text:p>
            <text:p/>
          </table:table-cell>
          <table:table-cell office:value-type="string">
            <text:p/>
            <text:p>aparaty słuchowe</text:p>
            <text:p/>
            <text:p/>
          </table:table-cell>
        </table:table-row>
        <table:table-row table:style-name="ro1">
          <table:table-cell office:value-type="string">
            <text:p>Vic-Alam Wyroby z Wikliny L. Skrętny</text:p>
          </table:table-cell>
          <table:table-cell office:value-type="string">
            <text:p>Vic-Alam</text:p>
          </table:table-cell>
          <table:table-cell office:value-type="string">
            <text:p>Kwiatowa 34</text:p>
          </table:table-cell>
          <table:table-cell office:value-type="string">
            <text:p>Wągrowiec</text:p>
          </table:table-cell>
          <table:table-cell office:value-type="string">
            <text:p>62-122</text:p>
          </table:table-cell>
          <table:table-cell office:value-type="string">
            <text:p>Leonard Skrętny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75876</text:p>
          </table:table-cell>
          <table:table-cell office:value-type="string">
            <text:p>(67)2675970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27">
            <text:p>27</text:p>
          </table:table-cell>
          <table:table-cell/>
          <table:table-cell office:value-type="float" office:value="1990">
            <text:p>1990</text:p>
          </table:table-cell>
          <table:table-cell office:value-type="string">
            <text:p>&lt;span&gt;20.52.3&lt;/span&gt;&lt;a style="color:black;text-decoration:none;" href="http://www.teleadreson.pl/-NACE20523%20produkcja%20koszykow%20i%20innych%20przedmiotow%20i%20opakowan%20wiklinowych"&gt;Produkcja koszyków i innych przedmiotów i opakowań wiklinowych&lt;/a&gt;</text:p>
          </table:table-cell>
          <table:table-cell office:value-type="string">
            <text:p>&lt;span&gt;249907&lt;/span&gt;&lt;a style="color:black;text-decoration:none;" href="http://www.teleadreson.pl/-SIC249907%20wyroby%20z%20wikliny%20trzciny%20bambusa%20itp%20%20produkcja"&gt;Wyroby z wikliny, trzciny, bambusa itp., produkcja&lt;/a&gt;</text:p>
          </table:table-cell>
          <table:table-cell office:value-type="string">
            <text:p>kosze, koszyki</text:p>
          </table:table-cell>
        </table:table-row>
        <table:table-row table:style-name="ro1">
          <table:table-cell office:value-type="string">
            <text:p>Elektromechanika Pojazdowa</text:p>
          </table:table-cell>
          <table:table-cell/>
          <table:table-cell office:value-type="string">
            <text:p>Kwiatowa 51</text:p>
          </table:table-cell>
          <table:table-cell office:value-type="string">
            <text:p>Wągrowiec</text:p>
          </table:table-cell>
          <table:table-cell office:value-type="string">
            <text:p>62-013</text:p>
          </table:table-cell>
          <table:table-cell office:value-type="string">
            <text:p>Tomasz Sajew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56759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4"/>
          <table:table-cell office:value-type="float" office:value="1998">
            <text:p>1998</text:p>
          </table:table-cell>
          <table:table-cell office:value-type="string">
            <text:p>&lt;span&gt;50.22.2&lt;/span&gt;&lt;a style="color:black;text-decoration:none;" href="http://www.teleadreson.pl/-NACE50222%20elektromechanika%20pojazdowa"&gt;Elektromechanika pojazdowa&lt;/a&gt;</text:p>
          </table:table-cell>
          <table:table-cell office:value-type="string">
            <text:p>&lt;span&gt;753903&lt;/span&gt;Elektryk samochodowy</text:p>
          </table:table-cell>
          <table:table-cell/>
        </table:table-row>
        <table:table-row table:style-name="ro2">
          <table:table-cell office:value-type="string">
            <text:p>Vic-Alam Wyroby z Wikliny L. Skrętny</text:p>
          </table:table-cell>
          <table:table-cell office:value-type="string">
            <text:p>Vic-Alam</text:p>
          </table:table-cell>
          <table:table-cell office:value-type="string">
            <text:p>Kwiatowa 51</text:p>
          </table:table-cell>
          <table:table-cell office:value-type="string">
            <text:p>Wągrowiec</text:p>
          </table:table-cell>
          <table:table-cell office:value-type="string">
            <text:p>62-623</text:p>
          </table:table-cell>
          <table:table-cell office:value-type="string">
            <text:p>Leonard Skrętny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56852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27">
            <text:p>27</text:p>
          </table:table-cell>
          <table:table-cell/>
          <table:table-cell office:value-type="float" office:value="1990">
            <text:p>1990</text:p>
          </table:table-cell>
          <table:table-cell office:value-type="string">
            <text:p>&lt;span&gt;20.52.3&lt;/span&gt;&lt;a style="color:black;text-decoration:none;" href="http://www.teleadreson.pl/-NACE20523%20produkcja%20koszykow%20i%20innych%20przedmiotow%20i%20opakowan%20wiklinowych"&gt;Produkcja koszyków i innych przedmiotów i opakowań wiklinowych&lt;/a&gt;</text:p>
          </table:table-cell>
          <table:table-cell office:value-type="string">
            <text:p>&lt;span&gt;249907&lt;/span&gt;&lt;a style="color:black;text-decoration:none;" href="http://www.teleadreson.pl/-SIC249907%20wyroby%20z%20wikliny%20trzciny%20bambusa%20itp%20%20produkcja"&gt;Wyroby z wikliny, trzciny, bambusa itp., produkcja&lt;/a&gt;</text:p>
          </table:table-cell>
          <table:table-cell office:value-type="string">
            <text:p/>
            <text:p>kosze, koszyki</text:p>
            <text:p/>
            <text:p/>
          </table:table-cell>
        </table:table-row>
        <table:table-row table:style-name="ro2">
          <table:table-cell office:value-type="string">
            <text:p>Masarnia Ubojnia</text:p>
          </table:table-cell>
          <table:table-cell/>
          <table:table-cell office:value-type="string">
            <text:p>Leśna 1a</text:p>
          </table:table-cell>
          <table:table-cell office:value-type="string">
            <text:p>Wągrowiec</text:p>
          </table:table-cell>
          <table:table-cell office:value-type="string">
            <text:p>62-233</text:p>
          </table:table-cell>
          <table:table-cell office:value-type="string">
            <text:p>Mirosław Czaban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25727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30">
            <text:p>30</text:p>
          </table:table-cell>
          <table:table-cell/>
          <table:table-cell office:value-type="float" office:value="1990">
            <text:p>1990</text:p>
          </table:table-cell>
          <table:table-cell office:value-type="string">
            <text:p>&lt;span&gt;15.1&lt;/span&gt;&lt;a style="color:black;text-decoration:none;" href="http://www.teleadreson.pl/-NACE151%20produkcja%20przetworstwo%20i%20konserwowanie%20miesa%20i%20produktow%20miesnych"&gt;Produkcja, przetwórstwo i konserwowanie mięsa i produktów mięsnych&lt;/a&gt;</text:p>
          </table:table-cell>
          <table:table-cell office:value-type="string">
            <text:p/>
            <text:p>&lt;span&gt;2011&lt;/span&gt;&lt;a style="color:black;text-decoration:none;" href="http://www.teleadreson.pl/-SIC2011%20konfekcjonowanie%20miesa%20w%20miejscu%20produkcji"&gt;Konfekcjonowanie mięsa (w miejscu produkcji)&lt;/a&gt;</text:p>
            <text:p>&lt;span&gt;2013&lt;/span&gt;&lt;a style="color:black;text-decoration:none;" href="http://www.teleadreson.pl/-SIC2013%20produkcja%20wedlin%20i%20przetworow%20miesnych"&gt;Produkcja wędlin i przetworów mięsnych&lt;/a&gt;</text:p>
            <text:p/>
          </table:table-cell>
          <table:table-cell office:value-type="string">
            <text:p/>
            <text:p>przetwórstwo mięsne</text:p>
            <text:p/>
            <text:p/>
          </table:table-cell>
        </table:table-row>
        <table:table-row table:style-name="ro2">
          <table:table-cell office:value-type="string">
            <text:p>Mała Gastronomia</text:p>
          </table:table-cell>
          <table:table-cell/>
          <table:table-cell office:value-type="string">
            <text:p>Leśna 41a</text:p>
          </table:table-cell>
          <table:table-cell office:value-type="string">
            <text:p>Wągrowiec</text:p>
          </table:table-cell>
          <table:table-cell office:value-type="string">
            <text:p>62-123</text:p>
          </table:table-cell>
          <table:table-cell office:value-type="string">
            <text:p>Maria Buchholz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53158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50,000 zł.</text:p>
          </table:table-cell>
          <table:table-cell office:value-type="float" office:value="1993">
            <text:p>1993</text:p>
          </table:table-cell>
          <table:table-cell office:value-type="string">
            <text:p>&lt;span&gt;55.52&lt;/span&gt;Punkty gastronomiczne</text:p>
          </table:table-cell>
          <table:table-cell office:value-type="string">
            <text:p>&lt;span&gt;581301&lt;/span&gt;Piwiarnie, winiarnie i kluby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Usługi Transportowe</text:p>
          </table:table-cell>
          <table:table-cell/>
          <table:table-cell office:value-type="string">
            <text:p>Leśna 41a</text:p>
          </table:table-cell>
          <table:table-cell office:value-type="string">
            <text:p>Wągrowiec</text:p>
          </table:table-cell>
          <table:table-cell office:value-type="string">
            <text:p>62-622</text:p>
          </table:table-cell>
          <table:table-cell office:value-type="string">
            <text:p>Andrzej Buchholz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73178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200,000 zł.</text:p>
          </table:table-cell>
          <table:table-cell office:value-type="float" office:value="1994">
            <text:p>1994</text:p>
          </table:table-cell>
          <table:table-cell office:value-type="string">
            <text:p>&lt;span&gt;60.24.1&lt;/span&gt;Przewożenie samochodami ciężarowymi wszystkich rodzajów towarów</text:p>
          </table:table-cell>
          <table:table-cell office:value-type="string">
            <text:p/>
            <text:p>&lt;span&gt;4212&lt;/span&gt;&lt;a style="color:black;text-decoration:none;" href="http://www.teleadreson.pl/-SIC4212%20lokalne%20przewozy%20ciezarowe%20bez%20skladowania"&gt;Lokalne przewozy ciężarowe, bez składowania&lt;/a&gt;</text:p>
            <text:p>&lt;span&gt;4213&lt;/span&gt;&lt;a style="color:black;text-decoration:none;" href="http://www.teleadreson.pl/-SIC4213%20przewozy%20ciezarowe%20dalekobiezne"&gt;Przewozy ciężarowe dalekobieżne&lt;/a&gt;</text:p>
            <text:p/>
          </table:table-cell>
          <table:table-cell office:value-type="string">
            <text:p/>
            <text:p>transport ciężarowy</text:p>
            <text:p/>
            <text:p/>
          </table:table-cell>
        </table:table-row>
        <table:table-row table:style-name="ro4">
          <table:table-cell office:value-type="string">
            <text:p>Tiger Swiss Sp. z o.o.</text:p>
          </table:table-cell>
          <table:table-cell/>
          <table:table-cell office:value-type="string">
            <text:p>Letnia 2</text:p>
          </table:table-cell>
          <table:table-cell office:value-type="string">
            <text:p>Wągrowiec</text:p>
          </table:table-cell>
          <table:table-cell office:value-type="string">
            <text:p>62-452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11316 1621501</text:p>
          </table:table-cell>
          <table:table-cell office:value-type="string">
            <text:p>(67)2615511</text:p>
          </table:table-cell>
          <table:table-cell office:value-type="string">
            <text:p>zagraniczna</text:p>
          </table:table-cell>
          <table:table-cell office:value-type="string">
            <text:p>spółka z o.o.</text:p>
          </table:table-cell>
          <table:table-cell table:number-columns-repeated="4"/>
          <table:table-cell office:value-type="float" office:value="1991">
            <text:p>1991</text:p>
          </table:table-cell>
          <table:table-cell office:value-type="string">
            <text:p>&lt;span&gt;19.31&lt;/span&gt;&lt;a style="color:black;text-decoration:none;" href="http://www.teleadreson.pl/-NACE1931%20produkcja%20obuwia%20w%20tym%20obuwia%20z%20gumy%20obuwia%20drewnianego"&gt;Produkcja obuwia, w tym obuwia z gumy, obuwia drewnianego&lt;/a&gt;</text:p>
          </table:table-cell>
          <table:table-cell office:value-type="string">
            <text:p/>
            <text:p>&lt;span&gt;3842&lt;/span&gt;&lt;a style="color:black;text-decoration:none;" href="http://www.teleadreson.pl/-SIC3842%20pomoce%20ortopedyczne%20i%20protezy%20produkcja"&gt;Pomoce ortopedyczne i protezy, produkcja&lt;/a&gt;</text:p>
            <text:p>&lt;span&gt;504703&lt;/span&gt;&lt;a style="color:black;text-decoration:none;" href="http://www.teleadreson.pl/-SIC504703%20sprzet%20i%20wyposazenie%20medyczne%20hurt"&gt;Sprzęt i wyposażenie medyczne, hurt&lt;/a&gt;</text:p>
            <text:p>&lt;span&gt;3143&lt;/span&gt;&lt;a style="color:black;text-decoration:none;" href="http://www.teleadreson.pl/-SIC3143%20obuwie%20meskie%20z%20wyj%20sportowego%20produkcja"&gt;Obuwie męskie z wyj. sportowego, produkcja&lt;/a&gt;</text:p>
            <text:p>&lt;span&gt;3144&lt;/span&gt;&lt;a style="color:black;text-decoration:none;" href="http://www.teleadreson.pl/-SIC3144%20obuwie%20damskie%20z%20wyj%20sportowego%20produkcja"&gt;Obuwie damskie z wyj. sportowego, produkcja&lt;/a&gt;</text:p>
            <text:p/>
          </table:table-cell>
          <table:table-cell office:value-type="string">
            <text:p>kapcie</text:p>
          </table:table-cell>
        </table:table-row>
        <table:table-row table:style-name="ro2">
          <table:table-cell office:value-type="string">
            <text:p>ŻABKA POLSKA S.A. - Sklep</text:p>
          </table:table-cell>
          <table:table-cell/>
          <table:table-cell office:value-type="string">
            <text:p>Libelta 1</text:p>
          </table:table-cell>
          <table:table-cell office:value-type="string">
            <text:p>Wągrowiec</text:p>
          </table:table-cell>
          <table:table-cell office:value-type="string">
            <text:p>62-343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25426</text:p>
          </table:table-cell>
          <table:table-cell/>
          <table:table-cell office:value-type="string">
            <text:p>prywatna</text:p>
          </table:table-cell>
          <table:table-cell office:value-type="string">
            <text:p>spółka akcyjna</text:p>
          </table:table-cell>
          <table:table-cell/>
          <table:table-cell office:value-type="string">
            <text:p>&lt;a href="http://www.teleadreson.pl/url/?k=6&amp;amp;r=http://www.zabka.pl"&gt;www.zabka.pl&lt;/a&gt;</text:p>
          </table:table-cell>
          <table:table-cell table:number-columns-repeated="2"/>
          <table:table-cell office:value-type="float" office:value="2000">
            <text:p>2000</text:p>
          </table:table-cell>
          <table:table-cell office:value-type="string">
            <text:p>&lt;span&gt;52.11&lt;/span&gt;&lt;a style="color:black;text-decoration:none;" href="http://www.teleadreson.pl/-NACE5211%20sprzedaz%20detaliczna%20w%20nie%20wyspecjalizowanych%20sklepach%20z%20przewaga%20zywnosci%20napojow%20i%20wyrobow%20tytoniowych"&gt;Sprzedaż detaliczna w nie wyspecjalizowanych sklepach z przewagą żywności, napojów i wyrobów tytoniowych&lt;/a&gt;</text:p>
          </table:table-cell>
          <table:table-cell office:value-type="string">
            <text:p>&lt;span&gt;541101&lt;/span&gt;&lt;a style="color:black;text-decoration:none;" href="http://www.teleadreson.pl/-SIC541101%20duze%20sklepy%20spozywcze%20samoobslugowe%20supermarkety"&gt;Duże sklepy spożywcze samoobsługowe (supermarkety)&lt;/a&gt;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Komornik Sądowy przy Sądzie Rejonowym w Wągrowcu p.o. Asesor Mikołaj Dziurka</text:p>
          </table:table-cell>
          <table:table-cell office:value-type="string">
            <text:p>Komornik Sądowy p.o. Asesor Mikołaj Dziurka</text:p>
          </table:table-cell>
          <table:table-cell office:value-type="string">
            <text:p>Libelta 9</text:p>
          </table:table-cell>
          <table:table-cell office:value-type="string">
            <text:p>Wągrowiec</text:p>
          </table:table-cell>
          <table:table-cell office:value-type="string">
            <text:p>62-234</text:p>
          </table:table-cell>
          <table:table-cell office:value-type="string">
            <text:p>p.o. komornika asesor Mikołaj Dziur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65864-65</text:p>
          </table:table-cell>
          <table:table-cell office:value-type="string">
            <text:p>(67)2665861</text:p>
          </table:table-cell>
          <table:table-cell office:value-type="string">
            <text:p>Skarb Państwa</text:p>
          </table:table-cell>
          <table:table-cell office:value-type="string">
            <text:p>sąd lub trybunał</text:p>
          </table:table-cell>
          <table:table-cell office:value-type="string">
            <text:p>&lt;a title="@komornik.pl"&gt;wagrowiec2&lt;/a&gt;</text:p>
          </table:table-cell>
          <table:table-cell office:value-type="string">
            <text:p>&lt;a href="http://www.teleadreson.pl/url/?k=6&amp;amp;r=http://www.izea.poznanska.komornik.pl"&gt;www.izea.poznanska.komornik.pl&lt;/a&gt;</text:p>
          </table:table-cell>
          <table:table-cell office:value-type="float" office:value="6">
            <text:p>6</text:p>
          </table:table-cell>
          <table:table-cell/>
          <table:table-cell office:value-type="float" office:value="1995">
            <text:p>1995</text:p>
          </table:table-cell>
          <table:table-cell office:value-type="string">
            <text:p>&lt;span&gt;75.11.2&lt;/span&gt;Zarząd nad funduszami państwowymi i polityką pieniężną</text:p>
          </table:table-cell>
          <table:table-cell office:value-type="string">
            <text:p>&lt;span&gt;9211&lt;/span&gt;Sądy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3">
          <table:table-cell office:value-type="string">
            <text:p>Pośrednictwo Finansowe GWARANT</text:p>
          </table:table-cell>
          <table:table-cell/>
          <table:table-cell office:value-type="string">
            <text:p>Libelta 25</text:p>
          </table:table-cell>
          <table:table-cell office:value-type="string">
            <text:p>Wągrowiec</text:p>
          </table:table-cell>
          <table:table-cell office:value-type="string">
            <text:p>62-513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58250 (505)352450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krefyty-gwarant.pl"&gt;biuro&lt;/a&gt;</text:p>
          </table:table-cell>
          <table:table-cell office:value-type="string">
            <text:p>&lt;a href="http://www.teleadreson.pl/url/?k=6&amp;amp;r=http://www.krefyty-gwarant.pl"&gt;www.krefyty-gwarant.pl&lt;/a&gt;</text:p>
          </table:table-cell>
          <table:table-cell table:number-columns-repeated="3"/>
          <table:table-cell office:value-type="string">
            <text:p/>
            <text:p>&lt;span&gt;74.14.1&lt;/span&gt;Doradztwo i bezpośrednia pomoc w prowadzeniu interesów</text:p>
            <text:p>&lt;span&gt;67.13.1&lt;/span&gt;Doradcy finansowi, doradcy w sprawach zastawów hipotecznych oraz maklerzy</text:p>
            <text:p/>
          </table:table-cell>
          <table:table-cell office:value-type="string">
            <text:p/>
            <text:p>&lt;span&gt;8742&lt;/span&gt;Doradztwo i consulting</text:p>
            <text:p>&lt;span&gt;738909&lt;/span&gt;Usługi finansowe</text:p>
            <text:p>&lt;span&gt;6163&lt;/span&gt;Biura pośrednictwa kredytowego</text:p>
            <text:p/>
          </table:table-cell>
          <table:table-cell/>
        </table:table-row>
        <table:table-row table:style-name="ro3">
          <table:table-cell office:value-type="string">
            <text:p>Gabinet Stomatologiczny</text:p>
          </table:table-cell>
          <table:table-cell/>
          <table:table-cell office:value-type="string">
            <text:p>Lipowa 4a</text:p>
          </table:table-cell>
          <table:table-cell office:value-type="string">
            <text:p>Wągrowiec</text:p>
          </table:table-cell>
          <table:table-cell office:value-type="string">
            <text:p>62-124</text:p>
          </table:table-cell>
          <table:table-cell office:value-type="string">
            <text:p>lek. stom. Jolanta Szypuls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95796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50,000 zł.</text:p>
          </table:table-cell>
          <table:table-cell office:value-type="float" office:value="1995">
            <text:p>1995</text:p>
          </table:table-cell>
          <table:table-cell office:value-type="string">
            <text:p/>
            <text:p>&lt;span&gt;85.13&lt;/span&gt;Praktyka stomatologiczna</text:p>
            <text:p>&lt;span&gt;33.15.4&lt;/span&gt;&lt;a style="color:black;text-decoration:none;" href="http://www.teleadreson.pl/-NACE33154%20produkcja%20sztucznego%20uzebienia"&gt;Produkcja sztucznego uzębienia&lt;/a&gt;</text:p>
            <text:p/>
          </table:table-cell>
          <table:table-cell office:value-type="string">
            <text:p/>
            <text:p>&lt;span&gt;802102&lt;/span&gt;Gabinety i przychodnie stomatologiczne</text:p>
            <text:p>&lt;span&gt;8072&lt;/span&gt;Laboratoria dentystyczne</text:p>
            <text:p>&lt;span&gt;384203&lt;/span&gt;&lt;a style="color:black;text-decoration:none;" href="http://www.teleadreson.pl/-SIC384203%20protezy%20produkcja"&gt;Protezy, produkcja&lt;/a&gt;</text:p>
            <text:p/>
          </table:table-cell>
          <table:table-cell/>
        </table:table-row>
        <table:table-row table:style-name="ro2">
          <table:table-cell office:value-type="string">
            <text:p>NETION Internet</text:p>
          </table:table-cell>
          <table:table-cell/>
          <table:table-cell office:value-type="string">
            <text:p>Lipowa 4a</text:p>
          </table:table-cell>
          <table:table-cell office:value-type="string">
            <text:p>Wągrowiec</text:p>
          </table:table-cell>
          <table:table-cell office:value-type="string">
            <text:p>62-624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39131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/>
            <text:p>&lt;a title="@netion.pl"&gt;biuro&lt;/a&gt;</text:p>
            <text:p>&lt;a title="@netion.pl"&gt;inwernet&lt;/a&gt;</text:p>
            <text:p/>
          </table:table-cell>
          <table:table-cell office:value-type="string">
            <text:p>&lt;a href="http://www.teleadreson.pl/url/?k=6&amp;amp;r=http://www.netion.pl"&gt;www.netion.pl&lt;/a&gt;</text:p>
          </table:table-cell>
          <table:table-cell table:number-columns-repeated="3"/>
          <table:table-cell office:value-type="string">
            <text:p>&lt;span&gt;72.6&lt;/span&gt;Działalność związana z informatyką</text:p>
          </table:table-cell>
          <table:table-cell office:value-type="string">
            <text:p/>
            <text:p>&lt;span&gt;7376&lt;/span&gt;Administrowanie systemami i sieciami</text:p>
            <text:p>&lt;span&gt;737302&lt;/span&gt;Łączenie i integracja systemów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Bar Pod Meduzą</text:p>
          </table:table-cell>
          <table:table-cell/>
          <table:table-cell office:value-type="string">
            <text:p>Lipowa 6</text:p>
          </table:table-cell>
          <table:table-cell office:value-type="string">
            <text:p>Wągrowiec</text:p>
          </table:table-cell>
          <table:table-cell office:value-type="string">
            <text:p>62-513</text:p>
          </table:table-cell>
          <table:table-cell office:value-type="string">
            <text:p>Elżbieta Leńs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24626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994">
            <text:p>1994</text:p>
          </table:table-cell>
          <table:table-cell office:value-type="string">
            <text:p>&lt;span&gt;55.52&lt;/span&gt;Punkty gastronomiczne</text:p>
          </table:table-cell>
          <table:table-cell office:value-type="string">
            <text:p>&lt;span&gt;581203&lt;/span&gt;Punkty gastronomiczne i bary szybkiej obsługi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Dominet Bank S.A. - Placówka nr 366</text:p>
          </table:table-cell>
          <table:table-cell/>
          <table:table-cell office:value-type="string">
            <text:p>Lipowa 6</text:p>
          </table:table-cell>
          <table:table-cell office:value-type="string">
            <text:p>Wągrowiec</text:p>
          </table:table-cell>
          <table:table-cell office:value-type="string">
            <text:p>62-124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94696 (809)191192</text:p>
          </table:table-cell>
          <table:table-cell/>
          <table:table-cell office:value-type="string">
            <text:p>zagraniczna</text:p>
          </table:table-cell>
          <table:table-cell office:value-type="string">
            <text:p>spółka akcyjna</text:p>
          </table:table-cell>
          <table:table-cell office:value-type="string">
            <text:p>&lt;a title="@dominet.pl"&gt;placowka366&lt;/a&gt;</text:p>
          </table:table-cell>
          <table:table-cell office:value-type="string">
            <text:p>&lt;a href="http://www.teleadreson.pl/url/?k=6&amp;amp;r=http://www.domlnetbank.pl"&gt;www.domlnetbank.pl&lt;/a&gt;</text:p>
          </table:table-cell>
          <table:table-cell table:number-columns-repeated="2"/>
          <table:table-cell office:value-type="float" office:value="1991">
            <text:p>1991</text:p>
          </table:table-cell>
          <table:table-cell office:value-type="string">
            <text:p/>
            <text:p>&lt;span&gt;65.12&lt;/span&gt;Banki komercyjne</text:p>
            <text:p>&lt;span&gt;65.22&lt;/span&gt;Udzielanie kredytów (innych niż pożyczki finansowe)</text:p>
            <text:p/>
          </table:table-cell>
          <table:table-cell office:value-type="string">
            <text:p/>
            <text:p>&lt;span&gt;6029&lt;/span&gt;Banki komercyjne, osobno nie wymienione</text:p>
            <text:p>&lt;span&gt;6141&lt;/span&gt;Udzielanie kredytów konsumpcyjnych dla ludności</text:p>
            <text:p/>
          </table:table-cell>
          <table:table-cell/>
        </table:table-row>
        <table:table-row table:style-name="ro3">
          <table:table-cell office:value-type="string">
            <text:p>Zakład Budowlany ROZ-BUD Mirosław Rożnowski</text:p>
          </table:table-cell>
          <table:table-cell office:value-type="string">
            <text:p>ROZ-BUD</text:p>
          </table:table-cell>
          <table:table-cell office:value-type="string">
            <text:p>Lipowa 13b/4</text:p>
          </table:table-cell>
          <table:table-cell office:value-type="string">
            <text:p>Wągrowiec</text:p>
          </table:table-cell>
          <table:table-cell office:value-type="string">
            <text:p>62-622</text:p>
          </table:table-cell>
          <table:table-cell office:value-type="string">
            <text:p/>
            <text:p>Mirosław Rożnowski</text:p>
            <text:p>Tomasz Rożnowski</text:p>
            <text:p/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45144 (604)349746 (604)140447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/>
            <text:p>&lt;a title="@soz-bud.com.pl"&gt;biuro&lt;/a&gt;</text:p>
            <text:p>&lt;a title="@roz-bud.com.pl"&gt;mjroslaw.roznowskj&lt;/a&gt;</text:p>
            <text:p>&lt;a title="@roz-bud.com.pl"&gt;tomasz.roznowskj&lt;/a&gt;</text:p>
            <text:p/>
          </table:table-cell>
          <table:table-cell table:number-columns-repeated="3"/>
          <table:table-cell office:value-type="float" office:value="1995">
            <text:p>1995</text:p>
          </table:table-cell>
          <table:table-cell office:value-type="string">
            <text:p/>
            <text:p>&lt;span&gt;45.21.11&lt;/span&gt;&lt;a style="color:black;text-decoration:none;" href="http://www.teleadreson.pl/-NACE452111%20roboty%20ogolnobudowlane%20w%20budynkach%20mieszkalnych"&gt;Roboty ogólnobudowlane w budynkach mieszkalnych&lt;/a&gt;</text:p>
            <text:p>&lt;span&gt;45.21.1&lt;/span&gt;&lt;a style="color:black;text-decoration:none;" href="http://www.teleadreson.pl/-NACE45211%20roboty%20ogolnobudowlane"&gt;Roboty ogólnobudowlane&lt;/a&gt;</text:p>
            <text:p/>
          </table:table-cell>
          <table:table-cell office:value-type="string">
            <text:p/>
            <text:p>&lt;span&gt;1521&lt;/span&gt;&lt;a style="color:black;text-decoration:none;" href="http://www.teleadreson.pl/-SIC1521%20budowa%20domow%20typu%20jednorodzinnego"&gt;Budowa domów typu jednorodzinnego&lt;/a&gt;</text:p>
            <text:p>&lt;span&gt;1541&lt;/span&gt;&lt;a style="color:black;text-decoration:none;" href="http://www.teleadreson.pl/-SIC1541%20wznoszenie%20budynkow%20przemyslowych%20i%20magazynow"&gt;Wznoszenie budynków przemysłowych i magazynów&lt;/a&gt;</text:p>
            <text:p/>
          </table:table-cell>
          <table:table-cell office:value-type="string">
            <text:p>budowa domów jednorodzinnych</text:p>
          </table:table-cell>
        </table:table-row>
        <table:table-row table:style-name="ro1">
          <table:table-cell office:value-type="string">
            <text:p>Biuro Usług Turystycznych HUBERTUS</text:p>
          </table:table-cell>
          <table:table-cell office:value-type="string">
            <text:p>HUBERTUS</text:p>
          </table:table-cell>
          <table:table-cell office:value-type="string">
            <text:p>Lipowa 29h</text:p>
          </table:table-cell>
          <table:table-cell office:value-type="string">
            <text:p>Wągrowiec</text:p>
          </table:table-cell>
          <table:table-cell office:value-type="string">
            <text:p>62-453</text:p>
          </table:table-cell>
          <table:table-cell office:value-type="string">
            <text:p>Tomasz Widziń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50454 5625635</text:p>
          </table:table-cell>
          <table:table-cell office:value-type="string">
            <text:p>(67)2650454</text:p>
          </table:table-cell>
          <table:table-cell office:value-type="string">
            <text:p>prywatna</text:p>
          </table:table-cell>
          <table:table-cell office:value-type="string">
            <text:p>spółka cywilna</text:p>
          </table:table-cell>
          <table:table-cell office:value-type="string">
            <text:p>&lt;a title="@interia.pl"&gt;hubertus.wagrowkec&lt;/a&gt;</text:p>
          </table:table-cell>
          <table:table-cell office:value-type="string">
            <text:p>&lt;a href="http://www.teleadreson.pl/url/?k=6&amp;amp;r=http://www.hubertus-wagrowiec.com"&gt;www.hubertus-wagrowiec.com&lt;/a&gt;</text:p>
          </table:table-cell>
          <table:table-cell table:number-columns-repeated="2"/>
          <table:table-cell office:value-type="float" office:value="1989">
            <text:p>1989</text:p>
          </table:table-cell>
          <table:table-cell office:value-type="string">
            <text:p>&lt;span&gt;63.31&lt;/span&gt;Biura podróży</text:p>
          </table:table-cell>
          <table:table-cell office:value-type="string">
            <text:p>&lt;span&gt;4724&lt;/span&gt;&lt;a style="color:black;text-decoration:none;" href="http://www.teleadreson.pl/-SIC4724%20biura%20podrozy"&gt;Biura podróży&lt;/a&gt;</text:p>
          </table:table-cell>
          <table:table-cell/>
        </table:table-row>
        <table:table-row table:style-name="ro1">
          <table:table-cell office:value-type="string">
            <text:p>Poradnia Stomatologiczna</text:p>
          </table:table-cell>
          <table:table-cell/>
          <table:table-cell office:value-type="string">
            <text:p>Lipowa 29f</text:p>
          </table:table-cell>
          <table:table-cell office:value-type="string">
            <text:p>Wągrowiec</text:p>
          </table:table-cell>
          <table:table-cell office:value-type="string">
            <text:p>62-122</text:p>
          </table:table-cell>
          <table:table-cell office:value-type="string">
            <text:p>Anna Kal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14512</text:p>
          </table:table-cell>
          <table:table-cell office:value-type="string">
            <text:p>prywatna</text:p>
          </table:table-cell>
          <table:table-cell office:value-type="string">
            <text:p>gminna samorządowa jednostka organizacyjna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string">
            <text:p>&lt;span&gt;85.13&lt;/span&gt;Praktyka stomatologiczna</text:p>
          </table:table-cell>
          <table:table-cell office:value-type="string">
            <text:p>&lt;span&gt;802102&lt;/span&gt;Gabinety i przychodnie stomatologiczne</text:p>
          </table:table-cell>
          <table:table-cell/>
        </table:table-row>
        <table:table-row table:style-name="ro2">
          <table:table-cell office:value-type="string">
            <text:p>Powszechny Zakład Ubezpieczeń na Życie PZU ŻYCIE S.A. - Punkt Obsługi Klienta</text:p>
          </table:table-cell>
          <table:table-cell office:value-type="string">
            <text:p>PZU ŻYCIE S.A.</text:p>
          </table:table-cell>
          <table:table-cell office:value-type="string">
            <text:p>Lipowa 29a</text:p>
          </table:table-cell>
          <table:table-cell office:value-type="string">
            <text:p>Wągrowiec</text:p>
          </table:table-cell>
          <table:table-cell office:value-type="string">
            <text:p>62-454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65164 (806)160067</text:p>
          </table:table-cell>
          <table:table-cell/>
          <table:table-cell office:value-type="string">
            <text:p>Skarb Państwa</text:p>
          </table:table-cell>
          <table:table-cell office:value-type="string">
            <text:p>spółka akcyjna</text:p>
          </table:table-cell>
          <table:table-cell office:value-type="string">
            <text:p>&lt;a title="@pzuzycie.pl"&gt;kontant&lt;/a&gt;</text:p>
          </table:table-cell>
          <table:table-cell office:value-type="string">
            <text:p/>
            <text:p>&lt;a href="http://www.teleadreson.pl/url/?k=6&amp;amp;r=http://www.pzuzycie.com.pl"&gt;www.pzuzycie.com.pl&lt;/a&gt;</text:p>
            <text:p>&lt;a href="http://www.teleadreson.pl/url/?k=6&amp;amp;r=http://wzw.pzuzycie.pl"&gt;wzw.pzuzycie.pl&lt;/a&gt;</text:p>
            <text:p/>
          </table:table-cell>
          <table:table-cell office:value-type="float" office:value="8">
            <text:p>8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&lt;span&gt;66.01&lt;/span&gt;Ubezpieczenia na życie</text:p>
          </table:table-cell>
          <table:table-cell office:value-type="string">
            <text:p/>
            <text:p>&lt;span&gt;6311&lt;/span&gt;Ubezpieczenia na życie</text:p>
            <text:p>&lt;span&gt;6321&lt;/span&gt;Ubezpieczenia od wypadków i zdrowotne</text:p>
            <text:p/>
          </table:table-cell>
          <table:table-cell/>
        </table:table-row>
        <table:table-row table:style-name="ro2">
          <table:table-cell office:value-type="string">
            <text:p>Usługi Geodezyjno-Kartograficzne</text:p>
          </table:table-cell>
          <table:table-cell/>
          <table:table-cell office:value-type="string">
            <text:p>Lipowa 41c/1</text:p>
          </table:table-cell>
          <table:table-cell office:value-type="string">
            <text:p>Wągrowiec</text:p>
          </table:table-cell>
          <table:table-cell office:value-type="string">
            <text:p>62-842</text:p>
          </table:table-cell>
          <table:table-cell office:value-type="string">
            <text:p>Ryszard Szymkowia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12115 (501)113414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50,000 zł.</text:p>
          </table:table-cell>
          <table:table-cell office:value-type="float" office:value="1987">
            <text:p>1987</text:p>
          </table:table-cell>
          <table:table-cell office:value-type="string">
            <text:p>&lt;span&gt;74.23.3&lt;/span&gt;Działalność geodezyjno-kartograficzna, sporządzanie map itp. działalność związana z pomiarami Ziemi</text:p>
          </table:table-cell>
          <table:table-cell office:value-type="string">
            <text:p/>
            <text:p>&lt;span&gt;8712&lt;/span&gt;Usługi architektoniczne</text:p>
            <text:p>&lt;span&gt;8711&lt;/span&gt;Usługi inżynierskie</text:p>
            <text:p/>
          </table:table-cell>
          <table:table-cell office:value-type="string">
            <text:p>architektura, doradztwo techniczne</text:p>
          </table:table-cell>
        </table:table-row>
        <table:table-row table:style-name="ro1">
          <table:table-cell office:value-type="string">
            <text:p>Ferma Drobiu</text:p>
          </table:table-cell>
          <table:table-cell/>
          <table:table-cell office:value-type="string">
            <text:p>Łaziska 2</text:p>
          </table:table-cell>
          <table:table-cell office:value-type="string">
            <text:p>Wągrowiec</text:p>
          </table:table-cell>
          <table:table-cell office:value-type="string">
            <text:p>62-622</text:p>
          </table:table-cell>
          <table:table-cell office:value-type="string">
            <text:p>Elżbieta Sturm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72976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965">
            <text:p>1965</text:p>
          </table:table-cell>
          <table:table-cell office:value-type="string">
            <text:p>&lt;span&gt;01.24&lt;/span&gt;&lt;a style="color:black;text-decoration:none;" href="http://www.teleadreson.pl/-NACE0124%20hodowla%20drobiu"&gt;Hodowla drobiu&lt;/a&gt;</text:p>
          </table:table-cell>
          <table:table-cell office:value-type="string">
            <text:p>&lt;span&gt;0251&lt;/span&gt;&lt;a style="color:black;text-decoration:none;" href="http://www.teleadreson.pl/-SIC0251%20fermy%20drobiowe%20kurczeta"&gt;Fermy drobiowe (kurczęta)&lt;/a&gt;</text:p>
          </table:table-cell>
          <table:table-cell/>
        </table:table-row>
        <table:table-row table:style-name="ro2">
          <table:table-cell office:value-type="string">
            <text:p>Zakład Usługowy Wodno-Kanalizacyjny - Ślusarstwo</text:p>
          </table:table-cell>
          <table:table-cell/>
          <table:table-cell office:value-type="string">
            <text:p>Łęgowo 4a</text:p>
          </table:table-cell>
          <table:table-cell office:value-type="string">
            <text:p>Wągrowiec</text:p>
          </table:table-cell>
          <table:table-cell office:value-type="string">
            <text:p>62-514</text:p>
          </table:table-cell>
          <table:table-cell office:value-type="string">
            <text:p>Roman Chowania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66061 (666)962363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984">
            <text:p>1984</text:p>
          </table:table-cell>
          <table:table-cell office:value-type="string">
            <text:p/>
            <text:p>&lt;span&gt;45.33.1&lt;/span&gt;&lt;a style="color:black;text-decoration:none;" href="http://www.teleadreson.pl/-NACE45331%20zakladanie%20instalacji%20i%20urzadzen%20hydraulicznych%20i%20sanitarnych"&gt;Zakładanie instalacji i urządzeń hydraulicznych i sanitarnych&lt;/a&gt;</text:p>
            <text:p>&lt;span&gt;28.52&lt;/span&gt;&lt;a style="color:black;text-decoration:none;" href="http://www.teleadreson.pl/-NACE2852%20ogolna%20inzynieria%20mechaniczna%20i%20uslugi%20pokrewne"&gt;Ogólna inżynieria mechaniczna i usługi pokrewne&lt;/a&gt;</text:p>
            <text:p/>
          </table:table-cell>
          <table:table-cell office:value-type="string">
            <text:p/>
            <text:p>&lt;span&gt;171102&lt;/span&gt;&lt;a style="color:black;text-decoration:none;" href="http://www.teleadreson.pl/-SIC171102%20zakladanie%20instalacji%20hydraulicznych"&gt;Zakładanie instalacji hydraulicznych&lt;/a&gt;</text:p>
            <text:p>&lt;span&gt;769911&lt;/span&gt;Usługi ślusarskie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6">
          <table:table-cell office:value-type="string">
            <text:p>Zakład Produkcyjno-Handlowy PILEX - Oddział Poznański</text:p>
          </table:table-cell>
          <table:table-cell office:value-type="string">
            <text:p>ZPH PILEX - Oddział Poznański</text:p>
          </table:table-cell>
          <table:table-cell office:value-type="string">
            <text:p>Łęgowo 5</text:p>
          </table:table-cell>
          <table:table-cell office:value-type="string">
            <text:p>Wągrowiec</text:p>
          </table:table-cell>
          <table:table-cell office:value-type="string">
            <text:p>62-344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66269 6626116</text:p>
          </table:table-cell>
          <table:table-cell office:value-type="string">
            <text:p>(67)2661166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/>
            <text:p>&lt;a title="@pilex.cop.pl"&gt;handoowy&lt;/a&gt;</text:p>
            <text:p>&lt;a title="@pilex.com.pl"&gt;sekretarlat&lt;/a&gt;</text:p>
            <text:p>&lt;a title="@pilex.com.pl"&gt;marketing&lt;/a&gt;</text:p>
            <text:p/>
          </table:table-cell>
          <table:table-cell office:value-type="string">
            <text:p>&lt;a href="http://www.teleadreson.pl/url/?k=6&amp;amp;r=http://www.pilex.com.pl"&gt;www.pilex.com.pl&lt;/a&gt;</text:p>
          </table:table-cell>
          <table:table-cell table:number-columns-repeated="2"/>
          <table:table-cell office:value-type="float" office:value="1983">
            <text:p>1983</text:p>
          </table:table-cell>
          <table:table-cell office:value-type="string">
            <text:p/>
            <text:p>&lt;span&gt;28.62.21&lt;/span&gt;&lt;a style="color:black;text-decoration:none;" href="http://www.teleadreson.pl/-NACE286221%20produkcja%20pil%20i%20ostrzy%20pil%20lacznie%20z%20ostrzami%20kolowymi%20pilami%20lancuchowymi"&gt;Produkcja pił i ostrzy pił (łącznie z ostrzami kołowymi, piłami łańcuchowymi)&lt;/a&gt;</text:p>
            <text:p>&lt;span&gt;28.62&lt;/span&gt;&lt;a style="color:black;text-decoration:none;" href="http://www.teleadreson.pl/-NACE2862%20produkcja%20narzedzi%20recznych"&gt;Produkcja narzędzi ręcznych&lt;/a&gt;</text:p>
            <text:p>&lt;span&gt;51.62&lt;/span&gt;&lt;a style="color:black;text-decoration:none;" href="http://www.teleadreson.pl/-NACE5162%20sprzedaz%20hurtowa%20maszyn%20budowlanych"&gt;Sprzedaż hurtowa maszyn budowlanych&lt;/a&gt;</text:p>
            <text:p>&lt;span&gt;51.61&lt;/span&gt;&lt;a style="color:black;text-decoration:none;" href="http://www.teleadreson.pl/-NACE5161%20sprzedaz%20hurtowa%20obrabiarek%20do%20metalu%20i%20drewna"&gt;Sprzedaż hurtowa obrabiarek do metalu i drewna&lt;/a&gt;</text:p>
            <text:p>&lt;span&gt;51.54.3&lt;/span&gt;&lt;a style="color:black;text-decoration:none;" href="http://www.teleadreson.pl/-NACE51543%20sprzedaz%20hurtowa%20sprzetu%20i%20wyposazenia%20grzejnego"&gt;Sprzedaż hurtowa sprzętu i wyposażenia grzejnego&lt;/a&gt;</text:p>
            <text:p/>
          </table:table-cell>
          <table:table-cell office:value-type="string">
            <text:p/>
            <text:p>&lt;span&gt;3423&lt;/span&gt;&lt;a style="color:black;text-decoration:none;" href="http://www.teleadreson.pl/-SIC3423%20narzedzia%20reczne%20produkcja"&gt;Narzędzia ręczne, produkcja&lt;/a&gt;</text:p>
            <text:p>&lt;span&gt;3425&lt;/span&gt;&lt;a style="color:black;text-decoration:none;" href="http://www.teleadreson.pl/-SIC3425%20pily%20i%20brzeszczoty%20produkcja"&gt;Piły i brzeszczoty, produkcja&lt;/a&gt;</text:p>
            <text:p>&lt;span&gt;507203&lt;/span&gt;&lt;a style="color:black;text-decoration:none;" href="http://www.teleadreson.pl/-SIC507203%20elektronarzedzia%20i%20akcesoria%20hurt"&gt;Elektronarzędzia i akcesoria, hurt&lt;/a&gt;</text:p>
            <text:p>&lt;span&gt;508201&lt;/span&gt;&lt;a style="color:black;text-decoration:none;" href="http://www.teleadreson.pl/-SIC508201%20sprzet%20do%20budowy%20drog%20i%20mostow%20hurt"&gt;Sprzęt do budowy dróg i mostów, hurt&lt;/a&gt;</text:p>
            <text:p>&lt;span&gt;5075&lt;/span&gt;&lt;a style="color:black;text-decoration:none;" href="http://www.teleadreson.pl/-SIC5075%20elektryczny%20sprzet%20grzewczy%20hurt"&gt;Elektryczny sprzęt grzewczy, hurt&lt;/a&gt;</text:p>
            <text:p/>
          </table:table-cell>
          <table:table-cell office:value-type="string">
            <text:p/>
            <text:p>przecinarki ścierne, pilarki tarczowe</text:p>
            <text:p>gilotyny ręczne, zagęszczarki gruntu, zaginarki do blach</text:p>
            <text:p>obrabiarki do drewna, urządzenia spawalnicze</text:p>
            <text:p>urządzenia rozruchowe</text:p>
            <text:p/>
          </table:table-cell>
        </table:table-row>
        <table:table-row table:style-name="ro3">
          <table:table-cell office:value-type="string">
            <text:p>Mechanika i Elektromechanika Pojazdowa Blacharstwo</text:p>
          </table:table-cell>
          <table:table-cell/>
          <table:table-cell office:value-type="string">
            <text:p>Łęgowo 8</text:p>
          </table:table-cell>
          <table:table-cell office:value-type="string">
            <text:p>Wągrowiec</text:p>
          </table:table-cell>
          <table:table-cell office:value-type="string">
            <text:p>62-343</text:p>
          </table:table-cell>
          <table:table-cell office:value-type="string">
            <text:p>Zygmunt Jess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56055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/>
            <text:p>&lt;span&gt;50.22.1&lt;/span&gt;&lt;a style="color:black;text-decoration:none;" href="http://www.teleadreson.pl/-NACE50221%20mechanika%20pojazdowa"&gt;Mechanika pojazdowa&lt;/a&gt;</text:p>
            <text:p>&lt;span&gt;50.22.2&lt;/span&gt;&lt;a style="color:black;text-decoration:none;" href="http://www.teleadreson.pl/-NACE50222%20elektromechanika%20pojazdowa"&gt;Elektromechanika pojazdowa&lt;/a&gt;</text:p>
            <text:p>&lt;span&gt;50.22.4&lt;/span&gt;&lt;a style="color:black;text-decoration:none;" href="http://www.teleadreson.pl/-NACE50224%20blacharstwo%20samochodowe"&gt;Blacharstwo samochodowe&lt;/a&gt;</text:p>
            <text:p/>
          </table:table-cell>
          <table:table-cell office:value-type="string">
            <text:p/>
            <text:p>&lt;span&gt;7538&lt;/span&gt;Stacje naprawy samochodów</text:p>
            <text:p>&lt;span&gt;753903&lt;/span&gt;Elektryk samochodowy</text:p>
            <text:p>&lt;span&gt;753204&lt;/span&gt;Naprawa blacharki, lakiernictwo samochodowe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Przedsiębiorstwo Produkcyjno-Handlowe Romex Masarnia</text:p>
          </table:table-cell>
          <table:table-cell office:value-type="string">
            <text:p>PPH Romex</text:p>
          </table:table-cell>
          <table:table-cell office:value-type="string">
            <text:p>Łęgowo 37</text:p>
          </table:table-cell>
          <table:table-cell office:value-type="string">
            <text:p>Wągrowiec</text:p>
          </table:table-cell>
          <table:table-cell office:value-type="string">
            <text:p>62-842</text:p>
          </table:table-cell>
          <table:table-cell office:value-type="string">
            <text:p>Roman Pachel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70073</text:p>
          </table:table-cell>
          <table:table-cell office:value-type="string">
            <text:p>(67)2670073 w. 70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pphromex.pl"&gt;pphromex&lt;/a&gt;</text:p>
          </table:table-cell>
          <table:table-cell office:value-type="string">
            <text:p>&lt;a href="http://www.teleadreson.pl/url/?k=6&amp;amp;r=http://www.pphromex.pl"&gt;www.pphromex.pl&lt;/a&gt;</text:p>
          </table:table-cell>
          <table:table-cell office:value-type="float" office:value="60">
            <text:p>60</text:p>
          </table:table-cell>
          <table:table-cell office:value-type="string">
            <text:p>5,000,000 zł.</text:p>
          </table:table-cell>
          <table:table-cell office:value-type="float" office:value="1994">
            <text:p>1994</text:p>
          </table:table-cell>
          <table:table-cell office:value-type="string">
            <text:p/>
            <text:p>&lt;span&gt;15.13.2&lt;/span&gt;&lt;a style="color:black;text-decoration:none;" href="http://www.teleadreson.pl/-NACE15132%20produkcja%20wyrobow%20z%20miesa%20kielbas%20kaszanek%20salami%20salcesonow%20pasztetow%20miesa%20w%20galarecie%20szynek"&gt;Produkcja wyrobów z mięsa: kiełbas, kaszanek, salami, salcesonów, pasztetów, mięsa w galarecie, szynek&lt;/a&gt;</text:p>
            <text:p>&lt;span&gt;51.32&lt;/span&gt;&lt;a style="color:black;text-decoration:none;" href="http://www.teleadreson.pl/-NACE5132%20sprzedaz%20hurtowa%20miesa%20i%20wyrobow%20miesnych"&gt;Sprzedaż hurtowa mięsa i wyrobów mięsnych&lt;/a&gt;</text:p>
            <text:p/>
          </table:table-cell>
          <table:table-cell office:value-type="string">
            <text:p/>
            <text:p>&lt;span&gt;2013&lt;/span&gt;&lt;a style="color:black;text-decoration:none;" href="http://www.teleadreson.pl/-SIC2013%20produkcja%20wedlin%20i%20przetworow%20miesnych"&gt;Produkcja wędlin i przetworów mięsnych&lt;/a&gt;</text:p>
            <text:p>&lt;span&gt;5147&lt;/span&gt;&lt;a style="color:black;text-decoration:none;" href="http://www.teleadreson.pl/-SIC5147%20mieso%20i%20wedliny%20hurt"&gt;Mięso i wędliny, hurt&lt;/a&gt;</text:p>
            <text:p/>
          </table:table-cell>
          <table:table-cell/>
        </table:table-row>
        <table:table-row table:style-name="ro2">
          <table:table-cell office:value-type="string">
            <text:p>Warsztat Diagnostyki Silników</text:p>
          </table:table-cell>
          <table:table-cell/>
          <table:table-cell office:value-type="string">
            <text:p>Łęgowo 46</text:p>
          </table:table-cell>
          <table:table-cell office:value-type="string">
            <text:p>Wągrowiec</text:p>
          </table:table-cell>
          <table:table-cell office:value-type="string">
            <text:p>62-232</text:p>
          </table:table-cell>
          <table:table-cell office:value-type="string">
            <text:p>Zbigniew Smy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40749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988">
            <text:p>1988</text:p>
          </table:table-cell>
          <table:table-cell office:value-type="string">
            <text:p/>
            <text:p>&lt;span&gt;50.21&lt;/span&gt;&lt;a style="color:black;text-decoration:none;" href="http://www.teleadreson.pl/-NACE5021%20diagnostyka%20pojazdowa"&gt;Diagnostyka pojazdowa&lt;/a&gt;</text:p>
            <text:p>&lt;span&gt;50.22.1&lt;/span&gt;&lt;a style="color:black;text-decoration:none;" href="http://www.teleadreson.pl/-NACE50221%20mechanika%20pojazdowa"&gt;Mechanika pojazdowa&lt;/a&gt;</text:p>
            <text:p/>
          </table:table-cell>
          <table:table-cell office:value-type="string">
            <text:p/>
            <text:p>&lt;span&gt;753999&lt;/span&gt;Stacje obsługi samochodów, osobno nie wymienione, osobno nie wymienione</text:p>
            <text:p>&lt;span&gt;753801&lt;/span&gt;Naprawy silników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3">
          <table:table-cell office:value-type="string">
            <text:p>Pierre Arthes</text:p>
          </table:table-cell>
          <table:table-cell/>
          <table:table-cell table:style-name="ce1" office:value-type="string">
            <text:p>3 Maja 16</text:p>
          </table:table-cell>
          <table:table-cell office:value-type="string">
            <text:p>Wągrowiec</text:p>
          </table:table-cell>
          <table:table-cell office:value-type="string">
            <text:p>62-623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08)625723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rierrearthes.com"&gt;shop&lt;/a&gt;</text:p>
          </table:table-cell>
          <table:table-cell office:value-type="string">
            <text:p/>
            <text:p>&lt;a href="http://www.teleadreson.pl/url/?k=6&amp;amp;r=http://www.sklep.pigrrearthes.com"&gt;www.sklep.pigrrearthes.com&lt;/a&gt;</text:p>
            <text:p>&lt;a href="http://www.teleadreson.pl/url/?k=6&amp;amp;r=http://wyw.pa.bazarek.pl"&gt;wyw.pa.bazarek.pl&lt;/a&gt;</text:p>
            <text:p/>
          </table:table-cell>
          <table:table-cell table:number-columns-repeated="3"/>
          <table:table-cell office:value-type="string">
            <text:p/>
            <text:p>&lt;span&gt;52.33&lt;/span&gt;&lt;a style="color:black;text-decoration:none;" href="http://www.teleadreson.pl/-NACE5233%20sprzedaz%20detaliczna%20kosmetykow%20i%20artykulow%20toaletowych%20i%20srodkow%20czystosci%20chemii%20gospodarczej"&gt;Sprzedaż detaliczna kosmetyków i artykułów toaletowych i środków czystości (chemii gospodarczej)&lt;/a&gt;</text:p>
            <text:p>&lt;span&gt;52.61&lt;/span&gt;&lt;a style="color:black;text-decoration:none;" href="http://www.teleadreson.pl/-NACE5261%20sprzedaz%20detaliczna%20prowadzona%20przez%20domy%20sprzedazy%20wysylkowej"&gt;Sprzedaż detaliczna prowadzona przez domy sprzedaży wysyłkowej&lt;/a&gt;</text:p>
            <text:p/>
          </table:table-cell>
          <table:table-cell office:value-type="string">
            <text:p/>
            <text:p>&lt;span&gt;599913&lt;/span&gt;Kosmetyki i przybory toaletowe, handel detaliczny</text:p>
            <text:p>&lt;span&gt;5961&lt;/span&gt;Sprzedaż wysyłkowa</text:p>
            <text:p/>
          </table:table-cell>
          <table:table-cell office:value-type="string">
            <text:p/>
            <text:p/>
            <text:p>sklep internetowy</text:p>
            <text:p/>
            <text:p/>
          </table:table-cell>
        </table:table-row>
        <table:table-row table:style-name="ro2">
          <table:table-cell office:value-type="string">
            <text:p>KRUQ - Sprzedaż</text:p>
          </table:table-cell>
          <table:table-cell/>
          <table:table-cell office:value-type="string">
            <text:p>Marcinkowo</text:p>
          </table:table-cell>
          <table:table-cell office:value-type="string">
            <text:p>Wągrowiec</text:p>
          </table:table-cell>
          <table:table-cell office:value-type="string">
            <text:p>62-623</text:p>
          </table:table-cell>
          <table:table-cell office:value-type="string">
            <text:p>Krystian Urbańczy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505)855953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poczta.onet.pl"&gt;kruq&lt;/a&gt;</text:p>
          </table:table-cell>
          <table:table-cell office:value-type="string">
            <text:p>&lt;a href="http://www.teleadreson.pl/url/?k=6&amp;amp;r=http://www.kruq.pl"&gt;www.kruq.pl&lt;/a&gt;</text:p>
          </table:table-cell>
          <table:table-cell table:number-columns-repeated="3"/>
          <table:table-cell office:value-type="string">
            <text:p/>
            <text:p>&lt;span&gt;51.66&lt;/span&gt;&lt;a style="color:black;text-decoration:none;" href="http://www.teleadreson.pl/-NACE5166%20sprzedaz%20hurtowa%20maszyn%20i%20urzadzen%20rolniczych%20lacznie%20ze%20sprzedaza%20ciagnikow"&gt;Sprzedaż hurtowa maszyn i urządzeń rolniczych, łącznie ze sprzedażą ciągników&lt;/a&gt;</text:p>
            <text:p>&lt;span&gt;52.51&lt;/span&gt;&lt;a style="color:black;text-decoration:none;" href="http://www.teleadreson.pl/-NACE5251%20sprzedaz%20detaliczna%20artykulow%20uzywanych"&gt;Sprzedaż detaliczna artykułów używanych&lt;/a&gt;</text:p>
            <text:p/>
          </table:table-cell>
          <table:table-cell office:value-type="string">
            <text:p/>
            <text:p>&lt;span&gt;599908&lt;/span&gt;Sprzęt i wyposażenie rolnicze, handel detaliczny</text:p>
            <text:p>&lt;span&gt;593299&lt;/span&gt;Sklepy z rzeczami używanymi, osobno nie wymienione</text:p>
            <text:p/>
          </table:table-cell>
          <table:table-cell office:value-type="string">
            <text:p>maszyny rolnicze (Niemcy, UE)</text:p>
          </table:table-cell>
        </table:table-row>
        <table:table-row table:style-name="ro2">
          <table:table-cell office:value-type="string">
            <text:p>Zakład Produkcyjno-Handlowo-Usługowy WEGA</text:p>
          </table:table-cell>
          <table:table-cell office:value-type="string">
            <text:p>ZPHU WEGA</text:p>
          </table:table-cell>
          <table:table-cell office:value-type="string">
            <text:p>Marcinkowo</text:p>
          </table:table-cell>
          <table:table-cell office:value-type="string">
            <text:p>Wągrowiec</text:p>
          </table:table-cell>
          <table:table-cell office:value-type="string">
            <text:p>62-122</text:p>
          </table:table-cell>
          <table:table-cell office:value-type="string">
            <text:p/>
            <text:p>Drota Januchowska</text:p>
            <text:p>Mirosław Januchowski</text:p>
            <text:p/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18913 1681991</text:p>
          </table:table-cell>
          <table:table-cell office:value-type="string">
            <text:p>(67)2618919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firmawfga.home.pl"&gt;biuro&lt;/a&gt;</text:p>
          </table:table-cell>
          <table:table-cell office:value-type="string">
            <text:p>&lt;a href="http://www.teleadreson.pl/url/?k=6&amp;amp;r=http://www.fjrmawega.pl"&gt;www.fjrmawega.pl&lt;/a&gt;</text:p>
          </table:table-cell>
          <table:table-cell table:number-columns-repeated="2"/>
          <table:table-cell office:value-type="float" office:value="1997">
            <text:p>1997</text:p>
          </table:table-cell>
          <table:table-cell office:value-type="string">
            <text:p>&lt;span&gt;15.87&lt;/span&gt;&lt;a style="color:black;text-decoration:none;" href="http://www.teleadreson.pl/-NACE1587%20produkcja%20przypraw"&gt;Produkcja przypraw&lt;/a&gt;</text:p>
          </table:table-cell>
          <table:table-cell office:value-type="string">
            <text:p>&lt;span&gt;2099&lt;/span&gt;&lt;a style="color:black;text-decoration:none;" href="http://www.teleadreson.pl/-SIC2099%20produkcja%20spozywcza%20osobno%20nie%20wymieniona"&gt;Produkcja spożywcza, osobno nie wymieniona&lt;/a&gt;</text:p>
          </table:table-cell>
          <table:table-cell office:value-type="string">
            <text:p>środki funkcjonalne do branży mięsnej</text:p>
          </table:table-cell>
        </table:table-row>
        <table:table-row table:style-name="ro2">
          <table:table-cell office:value-type="string">
            <text:p>Apteka Pod Wagą S.J.</text:p>
          </table:table-cell>
          <table:table-cell/>
          <table:table-cell office:value-type="string">
            <text:p>Mickiewicza 34</text:p>
          </table:table-cell>
          <table:table-cell office:value-type="string">
            <text:p>Wągrowiec</text:p>
          </table:table-cell>
          <table:table-cell office:value-type="string">
            <text:p>62-453</text:p>
          </table:table-cell>
          <table:table-cell office:value-type="string">
            <text:p>Teresa Piesi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50353</text:p>
          </table:table-cell>
          <table:table-cell/>
          <table:table-cell office:value-type="string">
            <text:p>prywatna</text:p>
          </table:table-cell>
          <table:table-cell office:value-type="string">
            <text:p>spółka jawna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&lt;span&gt;52.31&lt;/span&gt;&lt;a style="color:black;text-decoration:none;" href="http://www.teleadreson.pl/-NACE5231%20apteki"&gt;Apteki&lt;/a&gt;</text:p>
          </table:table-cell>
          <table:table-cell office:value-type="string">
            <text:p>&lt;span&gt;5912&lt;/span&gt;Apteki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1">
          <table:table-cell office:value-type="string">
            <text:p>Handel Artykułami Motoryzacyjnymi</text:p>
          </table:table-cell>
          <table:table-cell/>
          <table:table-cell office:value-type="string">
            <text:p>Miłoszewskiego 4</text:p>
          </table:table-cell>
          <table:table-cell office:value-type="string">
            <text:p>Wągrowiec</text:p>
          </table:table-cell>
          <table:table-cell office:value-type="string">
            <text:p>62-622</text:p>
          </table:table-cell>
          <table:table-cell office:value-type="string">
            <text:p>Lech Adam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04)247644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5"/>
          <table:table-cell office:value-type="string">
            <text:p>&lt;span&gt;50.31&lt;/span&gt;&lt;a style="color:black;text-decoration:none;" href="http://www.teleadreson.pl/-NACE5031%20sprzedaz%20hurtowa%20i%20detaliczna%20czesci%20i%20akcesoriow%20do%20pojazdow%20mechanicznych"&gt;Sprzedaż hurtowa i detaliczna części i akcesoriów do pojazdów mechanicznych&lt;/a&gt;</text:p>
          </table:table-cell>
          <table:table-cell office:value-type="string">
            <text:p>&lt;span&gt;553199&lt;/span&gt;Części i wyposażenie samochodowe, osobno nie wymienione, handel detaliczny</text:p>
          </table:table-cell>
          <table:table-cell/>
        </table:table-row>
        <table:table-row table:style-name="ro2">
          <table:table-cell office:value-type="string">
            <text:p>DOMUS-FARI S.J. - Sklep Firmowy</text:p>
          </table:table-cell>
          <table:table-cell/>
          <table:table-cell office:value-type="string">
            <text:p>Nad Nielbą 5</text:p>
          </table:table-cell>
          <table:table-cell office:value-type="string">
            <text:p>Wągrowiec</text:p>
          </table:table-cell>
          <table:table-cell office:value-type="string">
            <text:p>62-122</text:p>
          </table:table-cell>
          <table:table-cell office:value-type="string">
            <text:p>kier. Szymon Jańcza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71277</text:p>
          </table:table-cell>
          <table:table-cell/>
          <table:table-cell office:value-type="string">
            <text:p>prywatna</text:p>
          </table:table-cell>
          <table:table-cell office:value-type="string">
            <text:p>spółka jawna</text:p>
          </table:table-cell>
          <table:table-cell/>
          <table:table-cell office:value-type="string">
            <text:p>&lt;a href="http://www.teleadreson.pl/url/?k=6&amp;amp;r=http://www.dpmusfari.pl"&gt;www.dpmusfari.pl&lt;/a&gt;</text:p>
          </table:table-cell>
          <table:table-cell table:number-columns-repeated="3"/>
          <table:table-cell office:value-type="string">
            <text:p/>
            <text:p>&lt;span&gt;52.45.1&lt;/span&gt;&lt;a style="color:black;text-decoration:none;" href="http://www.teleadreson.pl/-NACE52451%20sprzedaz%20detaliczna%20elektrycznych%20artykulow%20i%20sprzetu%20gospodarstwa%20domowego"&gt;Sprzedaż detaliczna elektrycznych artykułów i sprzętu gospodarstwa domowego&lt;/a&gt;</text:p>
            <text:p>&lt;span&gt;52.45.2&lt;/span&gt;&lt;a style="color:black;text-decoration:none;" href="http://www.teleadreson.pl/-NACE52452%20sprzedaz%20detaliczna%20sprzetu%20radiowo%20telewizyjnego"&gt;Sprzedaż detaliczna sprzętu radiowo-telewizyjnego&lt;/a&gt;</text:p>
            <text:p/>
          </table:table-cell>
          <table:table-cell office:value-type="string">
            <text:p/>
            <text:p>&lt;span&gt;572299&lt;/span&gt;Zmechanizowany sprzęt gospodarstwa domowego, osobno nie wymieniony, handel detaliczny</text:p>
            <text:p>&lt;span&gt;573199&lt;/span&gt;Sklepy z domowym sprzętem elektronicznym, osobno nie wymienione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Przedsiębiorstwo Handlowo-Usługowe Compas Kasperczak Pawłowski S.J. - Sklep Firmowy</text:p>
          </table:table-cell>
          <table:table-cell office:value-type="string">
            <text:p>PHU Compas S.J. - Sklep Firmowy</text:p>
          </table:table-cell>
          <table:table-cell office:value-type="string">
            <text:p>Nad Nielbą 1</text:p>
          </table:table-cell>
          <table:table-cell office:value-type="string">
            <text:p>Wągrowiec</text:p>
          </table:table-cell>
          <table:table-cell office:value-type="string">
            <text:p>62-452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19313</text:p>
          </table:table-cell>
          <table:table-cell office:value-type="string">
            <text:p>prywatna</text:p>
          </table:table-cell>
          <table:table-cell office:value-type="string">
            <text:p>spółka jawna</text:p>
          </table:table-cell>
          <table:table-cell/>
          <table:table-cell office:value-type="string">
            <text:p>&lt;a href="http://www.teleadreson.pl/url/?k=6&amp;amp;r=http://www.compas.pl"&gt;www.compas.pl&lt;/a&gt;</text:p>
          </table:table-cell>
          <table:table-cell table:number-columns-repeated="2"/>
          <table:table-cell office:value-type="float" office:value="2004">
            <text:p>2004</text:p>
          </table:table-cell>
          <table:table-cell office:value-type="string">
            <text:p>&lt;span&gt;52.48.3&lt;/span&gt;&lt;a style="color:black;text-decoration:none;" href="http://www.teleadreson.pl/-NACE52483%20sprzedaz%20detaliczna%20tapet%20wykladzin%20podlogowych"&gt;Sprzedaż detaliczna tapet, wykładzin podłogowych&lt;/a&gt;</text:p>
          </table:table-cell>
          <table:table-cell office:value-type="string">
            <text:p>&lt;span&gt;5713&lt;/span&gt;Sklepy z dywanami i wykładzinami podłogowymi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5">
          <table:table-cell office:value-type="string">
            <text:p>Wytwórnia i Skład Materiałów Budowlanych Market Budowlany</text:p>
          </table:table-cell>
          <table:table-cell/>
          <table:table-cell office:value-type="string">
            <text:p>Nad Nielbą 5 i 23</text:p>
          </table:table-cell>
          <table:table-cell office:value-type="string">
            <text:p>Wągrowiec</text:p>
          </table:table-cell>
          <table:table-cell office:value-type="string">
            <text:p>62-952</text:p>
          </table:table-cell>
          <table:table-cell office:value-type="string">
            <text:p>Grzegorz Igiel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71072 7627307 (701)667267</text:p>
          </table:table-cell>
          <table:table-cell office:value-type="string">
            <text:p>(67)2671072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pro.onet.pl"&gt;g_igielski&lt;/a&gt;</text:p>
          </table:table-cell>
          <table:table-cell office:value-type="string">
            <text:p>&lt;a href="http://www.teleadreson.pl/url/?k=6&amp;amp;r=http://www.strop.pl"&gt;www.strop.pl&lt;/a&gt;</text:p>
          </table:table-cell>
          <table:table-cell office:value-type="float" office:value="42">
            <text:p>42</text:p>
          </table:table-cell>
          <table:table-cell office:value-type="string">
            <text:p>16,000,000 zł.</text:p>
          </table:table-cell>
          <table:table-cell office:value-type="float" office:value="1978">
            <text:p>1978</text:p>
          </table:table-cell>
          <table:table-cell office:value-type="string">
            <text:p/>
            <text:p>&lt;span&gt;26.72&lt;/span&gt;&lt;a style="color:black;text-decoration:none;" href="http://www.teleadreson.pl/-NACE2672%20produkcja%20kostki%20drogowej"&gt;Produkcja kostki drogowej&lt;/a&gt;</text:p>
            <text:p>&lt;span&gt;26.61.1&lt;/span&gt;&lt;a style="color:black;text-decoration:none;" href="http://www.teleadreson.pl/-NACE26611%20produkcja%20cegiel%20z%20betonu%20lub%20ze%20sztucznego%20kamienia"&gt;Produkcja cegieł z betonu lub ze sztucznego kamienia&lt;/a&gt;</text:p>
            <text:p>&lt;span&gt;26.3&lt;/span&gt;&lt;a style="color:black;text-decoration:none;" href="http://www.teleadreson.pl/-NACE263%20produkcja%20plytek%20ceramicznych"&gt;Produkcja płytek ceramicznych&lt;/a&gt;</text:p>
            <text:p>&lt;span&gt;26.4&lt;/span&gt;&lt;a style="color:black;text-decoration:none;" href="http://www.teleadreson.pl/-NACE264%20produkcja%20cegly%20dachowki%20i%20pozostalych%20ceramicznych%20materialow%20budowlanych"&gt;Produkcja cegły, dachówki i pozostałych ceramicznych materiałów budowlanych&lt;/a&gt;</text:p>
            <text:p>&lt;span&gt;26.62.3&lt;/span&gt;&lt;a style="color:black;text-decoration:none;" href="http://www.teleadreson.pl/-NACE26623%20produkcja%20belek%20plyt%20tynkowych%20okladzinowych%20dekoracyjnych%20i%20wyrobow%20innych%20z%20gipsu"&gt;Produkcja belek, płyt tynkowych, okładzinowych, dekoracyjnych i wyrobów innych z gipsu&lt;/a&gt;</text:p>
            <text:p>&lt;span&gt;51.53.2&lt;/span&gt;&lt;a style="color:black;text-decoration:none;" href="http://www.teleadreson.pl/-NACE51532%20sprzedaz%20hurtowa%20niedrewnianych%20materialow%20budowlanych"&gt;Sprzedaż hurtowa niedrewnianych materiałów budowlanych&lt;/a&gt;</text:p>
            <text:p/>
          </table:table-cell>
          <table:table-cell office:value-type="string">
            <text:p/>
            <text:p>&lt;span&gt;328106&lt;/span&gt;&lt;a style="color:black;text-decoration:none;" href="http://www.teleadreson.pl/-SIC328106%20krawezniki%20kostka%20plytki%20chodnikowe%20z%20kamienia%20produkcja"&gt;Krawężniki, kostka, płytki chodnikowe z kamienia, produkcja&lt;/a&gt;</text:p>
            <text:p>&lt;span&gt;327207&lt;/span&gt;&lt;a style="color:black;text-decoration:none;" href="http://www.teleadreson.pl/-SIC327207%20materialy%20budowlane%20z%20betonu%20produkcja"&gt;Materiały budowlane z betonu, produkcja&lt;/a&gt;</text:p>
            <text:p>&lt;span&gt;3253&lt;/span&gt;&lt;a style="color:black;text-decoration:none;" href="http://www.teleadreson.pl/-SIC3253%20plytki%20ceramiczne%20scienne%20i%20podlogowe%20produkcja"&gt;Płytki ceramiczne ścienne i podłogowe, produkcja&lt;/a&gt;</text:p>
            <text:p>&lt;span&gt;3251&lt;/span&gt;&lt;a style="color:black;text-decoration:none;" href="http://www.teleadreson.pl/-SIC3251%20cegly%20pustaki%20dachowka%20produkcja"&gt;Cegły, pustaki, dachówka, produkcja&lt;/a&gt;</text:p>
            <text:p>&lt;span&gt;327205&lt;/span&gt;&lt;a style="color:black;text-decoration:none;" href="http://www.teleadreson.pl/-SIC327205%20belki%20okienne%20i%20drzwiowe%20z%20betonu%20produkcja"&gt;Belki okienne i drzwiowe z betonu, produkcja&lt;/a&gt;</text:p>
            <text:p>&lt;span&gt;5032&lt;/span&gt;&lt;a style="color:black;text-decoration:none;" href="http://www.teleadreson.pl/-SIC5032%20materialy%20budowlane%20murarskie%20hurt"&gt;Materiały budowlane murarskie, hurt&lt;/a&gt;</text:p>
            <text:p/>
          </table:table-cell>
          <table:table-cell office:value-type="string">
            <text:p/>
            <text:p>belki stropowe, pustaki, bloczki betonowe, nadproża, płytki chodnikowe</text:p>
            <text:p/>
            <text:p/>
          </table:table-cell>
        </table:table-row>
        <table:table-row table:style-name="ro1">
          <table:table-cell office:value-type="string">
            <text:p>Salon Fryzjerski Kalma</text:p>
          </table:table-cell>
          <table:table-cell/>
          <table:table-cell office:value-type="string">
            <text:p>Os. Niepodległości 51</text:p>
          </table:table-cell>
          <table:table-cell office:value-type="string">
            <text:p>Wągrowiec</text:p>
          </table:table-cell>
          <table:table-cell office:value-type="string">
            <text:p>62-953</text:p>
          </table:table-cell>
          <table:table-cell office:value-type="string">
            <text:p>Marek Lemań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04)354056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997">
            <text:p>1997</text:p>
          </table:table-cell>
          <table:table-cell office:value-type="string">
            <text:p>&lt;span&gt;93.02.1&lt;/span&gt;Fryzjerstwo</text:p>
          </table:table-cell>
          <table:table-cell office:value-type="string">
            <text:p>&lt;span&gt;7241&lt;/span&gt;Salony fryzjerskie</text:p>
          </table:table-cell>
          <table:table-cell/>
        </table:table-row>
        <table:table-row table:style-name="ro2">
          <table:table-cell office:value-type="string">
            <text:p>Przedsiębiorstwo Wielobranżowe</text:p>
          </table:table-cell>
          <table:table-cell/>
          <table:table-cell office:value-type="string">
            <text:p>Nowe 2</text:p>
          </table:table-cell>
          <table:table-cell office:value-type="string">
            <text:p>Wągrowiec</text:p>
          </table:table-cell>
          <table:table-cell office:value-type="string">
            <text:p>62-954</text:p>
          </table:table-cell>
          <table:table-cell office:value-type="string">
            <text:p>Urszula Śląs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94695</text:p>
          </table:table-cell>
          <table:table-cell office:value-type="string">
            <text:p>(67)2696295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&lt;span&gt;20.4&lt;/span&gt;&lt;a style="color:black;text-decoration:none;" href="http://www.teleadreson.pl/-NACE204%20produkcja%20opakowan%20drewnianych"&gt;Produkcja opakowań drewnianych&lt;/a&gt;</text:p>
          </table:table-cell>
          <table:table-cell office:value-type="string">
            <text:p>&lt;span&gt;244999&lt;/span&gt;&lt;a style="color:black;text-decoration:none;" href="http://www.teleadreson.pl/-SIC244999%20pojemniki%20drewniane%20osobno%20nie%20wymienione%20osobno%20nie%20wymienione%20produkcja"&gt;Pojemniki drewniane, osobno nie wymienione, osobno nie wymienione, produkcja&lt;/a&gt;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3">
          <table:table-cell office:value-type="string">
            <text:p>Meble Dębowe "Ludwik &amp;amp; Olech"</text:p>
          </table:table-cell>
          <table:table-cell office:value-type="string">
            <text:p>"Ludwik &amp;amp; Olech"</text:p>
          </table:table-cell>
          <table:table-cell office:value-type="string">
            <text:p>Ochodza 1</text:p>
          </table:table-cell>
          <table:table-cell office:value-type="string">
            <text:p>Wągrowiec</text:p>
          </table:table-cell>
          <table:table-cell office:value-type="string">
            <text:p>62-234</text:p>
          </table:table-cell>
          <table:table-cell office:value-type="string">
            <text:p>wł. Maria Jolanta Olech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35430 3623243</text:p>
          </table:table-cell>
          <table:table-cell office:value-type="string">
            <text:p>(67)2635431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pro.onet.pl"&gt;ludwlk_and_olech&lt;/a&gt;</text:p>
          </table:table-cell>
          <table:table-cell office:value-type="string">
            <text:p>&lt;a href="http://www.teleadreson.pl/url/?k=6&amp;amp;r=http://www.ludzik-olech.pl"&gt;www.ludzik-olech.pl&lt;/a&gt;</text:p>
          </table:table-cell>
          <table:table-cell office:value-type="float" office:value="100">
            <text:p>100</text:p>
          </table:table-cell>
          <table:table-cell office:value-type="string">
            <text:p>5,700,000 zł.</text:p>
          </table:table-cell>
          <table:table-cell office:value-type="float" office:value="1959">
            <text:p>1959</text:p>
          </table:table-cell>
          <table:table-cell office:value-type="string">
            <text:p/>
            <text:p>&lt;span&gt;36.14&lt;/span&gt;&lt;a style="color:black;text-decoration:none;" href="http://www.teleadreson.pl/-NACE3614%20produkcja%20do%20sypialni%20lazienek%20pokoi%20goscinnych%20ogrodow%20wykanczanie%20mebli"&gt;Produkcja do sypialni, łazienek, pokoi gościnnych, ogrodów; wykańczanie mebli&lt;/a&gt;</text:p>
            <text:p>&lt;span&gt;20.1&lt;/span&gt;&lt;a style="color:black;text-decoration:none;" href="http://www.teleadreson.pl/-NACE201%20ciecie%20i%20heblowanie%20drewna%20impregnacja%20drewna"&gt;Cięcie i heblowanie drewna, impregnacja drewna&lt;/a&gt;</text:p>
            <text:p/>
          </table:table-cell>
          <table:table-cell office:value-type="string">
            <text:p/>
            <text:p>&lt;span&gt;2511&lt;/span&gt;&lt;a style="color:black;text-decoration:none;" href="http://www.teleadreson.pl/-SIC2511%20meble%20drewniane%20do%20mieszkan%20produkcja"&gt;Meble drewniane do mieszkań, produkcja&lt;/a&gt;</text:p>
            <text:p>&lt;span&gt;2421&lt;/span&gt;&lt;a style="color:black;text-decoration:none;" href="http://www.teleadreson.pl/-SIC2421%20heblarnie%20i%20tartaki"&gt;Heblarnie i tartaki&lt;/a&gt;</text:p>
            <text:p/>
          </table:table-cell>
          <table:table-cell office:value-type="string">
            <text:p/>
            <text:p>meble (ręcznie rzeźbione, z litego drewna dębowego i skóry naturalnej)</text:p>
            <text:p>Produkcja mebli wg technologii z XVI w. Usługi tartaczne.</text:p>
            <text:p/>
            <text:p/>
          </table:table-cell>
        </table:table-row>
        <table:table-row table:style-name="ro3">
          <table:table-cell office:value-type="string">
            <text:p>Zakład Powroźniczy Czar-Lin J.W.H. Czarnieccy - Firmowy Punkt Sprzedaży</text:p>
          </table:table-cell>
          <table:table-cell office:value-type="string">
            <text:p>Czar-Lin - Firmowy Punkt Sprzedaży</text:p>
          </table:table-cell>
          <table:table-cell office:value-type="string">
            <text:p>Ogrodowa 51</text:p>
          </table:table-cell>
          <table:table-cell office:value-type="string">
            <text:p>Wągrowiec</text:p>
          </table:table-cell>
          <table:table-cell office:value-type="string">
            <text:p>62-013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53754 (505)250853</text:p>
          </table:table-cell>
          <table:table-cell office:value-type="string">
            <text:p>(67)2653754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tlen.pl"&gt;czarlkn&lt;/a&gt;</text:p>
          </table:table-cell>
          <table:table-cell office:value-type="string">
            <text:p>&lt;a href="http://www.teleadreson.pl/url/?k=6&amp;amp;r=http://www.tepublika.rl/czarlin"&gt;www.tepublika.rl/czarlin&lt;/a&gt;</text:p>
          </table:table-cell>
          <table:table-cell table:number-columns-repeated="3"/>
          <table:table-cell office:value-type="string">
            <text:p/>
            <text:p>&lt;span&gt;51.41.3&lt;/span&gt;&lt;a style="color:black;text-decoration:none;" href="http://www.teleadreson.pl/-NACE51413%20sprzedaz%20hurtowa%20wyrobow%20tekstylnych"&gt;Sprzedaż hurtowa wyrobów tekstylnych&lt;/a&gt;</text:p>
            <text:p>&lt;span&gt;52.41&lt;/span&gt;&lt;a style="color:black;text-decoration:none;" href="http://www.teleadreson.pl/-NACE5241%20sprzedaz%20detaliczna%20wyrobow%20wlokienniczych"&gt;Sprzedaż detaliczna wyrobów włókienniczych&lt;/a&gt;</text:p>
            <text:p/>
          </table:table-cell>
          <table:table-cell office:value-type="string">
            <text:p/>
            <text:p>&lt;span&gt;513199&lt;/span&gt;&lt;a style="color:black;text-decoration:none;" href="http://www.teleadreson.pl/-SIC513199%20pasmanteria%20tkaniny%20osobno%20nie%20wymienione%20hurt"&gt;Pasmanteria, tkaniny, osobno nie wymienione, hurt&lt;/a&gt;</text:p>
            <text:p>&lt;span&gt;508507&lt;/span&gt;&lt;a style="color:black;text-decoration:none;" href="http://www.teleadreson.pl/-SIC508507%20liny%20sznury%20nici%20hurt"&gt;Liny, sznury, nici, hurt&lt;/a&gt;</text:p>
            <text:p>&lt;span&gt;594902&lt;/span&gt;Sklepy pasmanteryjne</text:p>
            <text:p/>
          </table:table-cell>
          <table:table-cell office:value-type="string">
            <text:p>sznurki, sznury, linki, liny, pasy, galanteria sznurkowa</text:p>
          </table:table-cell>
        </table:table-row>
        <table:table-row table:style-name="ro2">
          <table:table-cell office:value-type="string">
            <text:p>Mechanika Pojazdowa, Diagnostyka i Regulacja</text:p>
          </table:table-cell>
          <table:table-cell/>
          <table:table-cell office:value-type="string">
            <text:p>Okrężna 12</text:p>
          </table:table-cell>
          <table:table-cell office:value-type="string">
            <text:p>Wągrowiec</text:p>
          </table:table-cell>
          <table:table-cell office:value-type="string">
            <text:p>62-453</text:p>
          </table:table-cell>
          <table:table-cell office:value-type="string">
            <text:p>Kazimierz Krystkowia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81087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980">
            <text:p>1980</text:p>
          </table:table-cell>
          <table:table-cell office:value-type="string">
            <text:p/>
            <text:p>&lt;span&gt;50.22.1&lt;/span&gt;&lt;a style="color:black;text-decoration:none;" href="http://www.teleadreson.pl/-NACE50221%20mechanika%20pojazdowa"&gt;Mechanika pojazdowa&lt;/a&gt;</text:p>
            <text:p>&lt;span&gt;50.21&lt;/span&gt;&lt;a style="color:black;text-decoration:none;" href="http://www.teleadreson.pl/-NACE5021%20diagnostyka%20pojazdowa"&gt;Diagnostyka pojazdowa&lt;/a&gt;</text:p>
            <text:p/>
          </table:table-cell>
          <table:table-cell office:value-type="string">
            <text:p/>
            <text:p>&lt;span&gt;753801&lt;/span&gt;Naprawy silników</text:p>
            <text:p>&lt;span&gt;753999&lt;/span&gt;Stacje obsługi samochodów, osobno nie wymienione, osobno nie wymienione</text:p>
            <text:p/>
          </table:table-cell>
          <table:table-cell office:value-type="string">
            <text:p>geomertia kół</text:p>
          </table:table-cell>
        </table:table-row>
        <table:table-row table:style-name="ro1">
          <table:table-cell office:value-type="string">
            <text:p>Muzeum Regionalne</text:p>
          </table:table-cell>
          <table:table-cell/>
          <table:table-cell office:value-type="string">
            <text:p>Opacka 15</text:p>
          </table:table-cell>
          <table:table-cell office:value-type="string">
            <text:p>Wągrowiec</text:p>
          </table:table-cell>
          <table:table-cell office:value-type="string">
            <text:p>62-012</text:p>
          </table:table-cell>
          <table:table-cell office:value-type="string">
            <text:p>dyr. mgr Zofia Zawol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15911 (501)018717</text:p>
          </table:table-cell>
          <table:table-cell/>
          <table:table-cell office:value-type="string">
            <text:p>komunalna</text:p>
          </table:table-cell>
          <table:table-cell office:value-type="string">
            <text:p>gminna samorządowa jednostka organizacyjna</text:p>
          </table:table-cell>
          <table:table-cell office:value-type="string">
            <text:p>&lt;a title="@nepstrada.pl"&gt;muzeum.regipnalne2&lt;/a&gt;</text:p>
          </table:table-cell>
          <table:table-cell office:value-type="string">
            <text:p>&lt;a href="http://www.teleadreson.pl/url/?k=6&amp;amp;r=http://www.oqatowka.pl"&gt;www.oqatowka.pl&lt;/a&gt;</text:p>
          </table:table-cell>
          <table:table-cell office:value-type="float" office:value="8">
            <text:p>8</text:p>
          </table:table-cell>
          <table:table-cell/>
          <table:table-cell office:value-type="float" office:value="1987">
            <text:p>1987</text:p>
          </table:table-cell>
          <table:table-cell office:value-type="string">
            <text:p>&lt;span&gt;92.52.1&lt;/span&gt;Muzea</text:p>
          </table:table-cell>
          <table:table-cell office:value-type="string">
            <text:p>&lt;span&gt;841299&lt;/span&gt;Muzea i galerie sztuki, osobno nie wymienione</text:p>
          </table:table-cell>
          <table:table-cell/>
        </table:table-row>
        <table:table-row table:style-name="ro1">
          <table:table-cell office:value-type="string">
            <text:p>Chorągiew Wielkopolska Związek Harcerstwa Polskiego - Hufiec Wągrowiec</text:p>
          </table:table-cell>
          <table:table-cell office:value-type="string">
            <text:p>Chorągiew Wielkopolska ZHP - Hufiec Wągrowiec</text:p>
          </table:table-cell>
          <table:table-cell office:value-type="string">
            <text:p>Opacka 22</text:p>
          </table:table-cell>
          <table:table-cell office:value-type="string">
            <text:p>Wągrowiec</text:p>
          </table:table-cell>
          <table:table-cell office:value-type="string">
            <text:p>62-844</text:p>
          </table:table-cell>
          <table:table-cell office:value-type="string">
            <text:p>hm. Lidia Drzewiec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501)190098</text:p>
          </table:table-cell>
          <table:table-cell/>
          <table:table-cell office:value-type="string">
            <text:p>prywatna</text:p>
          </table:table-cell>
          <table:table-cell office:value-type="string">
            <text:p>stowarzyszenie</text:p>
          </table:table-cell>
          <table:table-cell office:value-type="string">
            <text:p>&lt;a title="@zhp.wlkp.pl"&gt;wagrowiec&lt;/a&gt;</text:p>
          </table:table-cell>
          <table:table-cell office:value-type="string">
            <text:p>&lt;a href="http://www.teleadreson.pl/url/?k=6&amp;amp;r=http://www.waguowiec.zhp.wlkp.pl"&gt;www.waguowiec.zhp.wlkp.pl&lt;/a&gt;</text:p>
          </table:table-cell>
          <table:table-cell table:number-columns-repeated="3"/>
          <table:table-cell office:value-type="string">
            <text:p>&lt;span&gt;91.33.6&lt;/span&gt;Stowarzyszenia młodzieżowe</text:p>
          </table:table-cell>
          <table:table-cell office:value-type="string">
            <text:p>&lt;span&gt;864103&lt;/span&gt;Organizacje młodzieżowe</text:p>
          </table:table-cell>
          <table:table-cell/>
        </table:table-row>
        <table:table-row table:style-name="ro2">
          <table:table-cell office:value-type="string">
            <text:p>Firma Budowlano-Remontowa Budmost</text:p>
          </table:table-cell>
          <table:table-cell office:value-type="string">
            <text:p>Budmost</text:p>
          </table:table-cell>
          <table:table-cell office:value-type="string">
            <text:p>Opacka 22/11</text:p>
          </table:table-cell>
          <table:table-cell office:value-type="string">
            <text:p>Wągrowiec</text:p>
          </table:table-cell>
          <table:table-cell office:value-type="string">
            <text:p>62-342</text:p>
          </table:table-cell>
          <table:table-cell office:value-type="string">
            <text:p>Andrzej Marchlew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14312 (601)211718</text:p>
          </table:table-cell>
          <table:table-cell office:value-type="string">
            <text:p>(67)2614312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interia.pl"&gt;budmost.bm&lt;/a&gt;</text:p>
          </table:table-cell>
          <table:table-cell table:number-columns-repeated="3"/>
          <table:table-cell office:value-type="float" office:value="1995">
            <text:p>1995</text:p>
          </table:table-cell>
          <table:table-cell office:value-type="string">
            <text:p/>
            <text:p>&lt;span&gt;45.21.31&lt;/span&gt;&lt;a style="color:black;text-decoration:none;" href="http://www.teleadreson.pl/-NACE452131%20budowa%20mostow%20i%20wiaduktow"&gt;Budowa mostów i wiaduktów&lt;/a&gt;</text:p>
            <text:p>&lt;span&gt;51.54.1&lt;/span&gt;&lt;a style="color:black;text-decoration:none;" href="http://www.teleadreson.pl/-NACE51541%20sprzedaz%20hurtowa%20artykulow%20metalowych"&gt;Sprzedaż hurtowa artykułów metalowych&lt;/a&gt;</text:p>
            <text:p/>
          </table:table-cell>
          <table:table-cell office:value-type="string">
            <text:p/>
            <text:p>&lt;span&gt;1622&lt;/span&gt;&lt;a style="color:black;text-decoration:none;" href="http://www.teleadreson.pl/-SIC1622%20budowa%20tuneli%20estakad%20i%20mostow"&gt;Budowa tuneli, estakad i mostów&lt;/a&gt;</text:p>
            <text:p>&lt;span&gt;5051&lt;/span&gt;&lt;a style="color:black;text-decoration:none;" href="http://www.teleadreson.pl/-SIC5051%20centrale%20i%20biura%20obrotu%20metalami%20hurt"&gt;Centrale i biura obrotu metalami, hurt&lt;/a&gt;</text:p>
            <text:p/>
          </table:table-cell>
          <table:table-cell office:value-type="string">
            <text:p>dystrybutor firmy ViaCon</text:p>
          </table:table-cell>
        </table:table-row>
        <table:table-row table:style-name="ro5">
          <table:table-cell office:value-type="string">
            <text:p>Przedsiębiorstwo Usług Budowlano-Produkcyjnych i Handlowych Pima Sp. z o.o.</text:p>
          </table:table-cell>
          <table:table-cell office:value-type="string">
            <text:p>Pima Sp. z o.o.</text:p>
          </table:table-cell>
          <table:table-cell office:value-type="string">
            <text:p>Opacka 22/3</text:p>
          </table:table-cell>
          <table:table-cell office:value-type="string">
            <text:p>Wągrowiec</text:p>
          </table:table-cell>
          <table:table-cell office:value-type="string">
            <text:p>62-233</text:p>
          </table:table-cell>
          <table:table-cell office:value-type="string">
            <text:p>Maciej Kiełbasiewicz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81981 8628068</text:p>
          </table:table-cell>
          <table:table-cell office:value-type="string">
            <text:p>(67)2681981</text:p>
          </table:table-cell>
          <table:table-cell office:value-type="string">
            <text:p>prywatna</text:p>
          </table:table-cell>
          <table:table-cell office:value-type="string">
            <text:p>spółka z o.o.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/>
            <text:p>&lt;span&gt;45.21.33&lt;/span&gt;&lt;a style="color:black;text-decoration:none;" href="http://www.teleadreson.pl/-NACE452133%20budowa%20rurociagow%20przesylowych%20i%20miejskiej%20sieci%20rurociagowej"&gt;Budowa rurociągów przesyłowych i miejskiej sieci rurociągowej&lt;/a&gt;</text:p>
            <text:p>&lt;span&gt;45.24.4&lt;/span&gt;&lt;a style="color:black;text-decoration:none;" href="http://www.teleadreson.pl/-NACE45244%20budowa%20systemow%20wodociagowych"&gt;Budowa systemów wodociągowych&lt;/a&gt;</text:p>
            <text:p>&lt;span&gt;45.24.5&lt;/span&gt;&lt;a style="color:black;text-decoration:none;" href="http://www.teleadreson.pl/-NACE45245%20budowa%20systemow%20kanalizacyjnych"&gt;Budowa systemów kanalizacyjnych&lt;/a&gt;</text:p>
            <text:p>&lt;span&gt;45.24.6&lt;/span&gt;&lt;a style="color:black;text-decoration:none;" href="http://www.teleadreson.pl/-NACE45246%20budowa%20systemow%20oczyszczalni%20sciekow"&gt;Budowa systemów oczyszczalni ścieków&lt;/a&gt;</text:p>
            <text:p/>
          </table:table-cell>
          <table:table-cell office:value-type="string">
            <text:p/>
            <text:p>&lt;span&gt;162303&lt;/span&gt;&lt;a style="color:black;text-decoration:none;" href="http://www.teleadreson.pl/-SIC162303%20budowa%20wodociagow%20i%20kanalizacji"&gt;Budowa wodociągów i kanalizacji&lt;/a&gt;</text:p>
            <text:p>&lt;span&gt;162905&lt;/span&gt;&lt;a style="color:black;text-decoration:none;" href="http://www.teleadreson.pl/-SIC162905%20budowa%20instalacji%20przemyslowych"&gt;Budowa instalacji przemysłowych&lt;/a&gt;</text:p>
            <text:p/>
          </table:table-cell>
          <table:table-cell office:value-type="string">
            <text:p/>
            <text:p>budowa oczyszczalni ścieków</text:p>
            <text:p>urządzanie wysypisk odpadów</text:p>
            <text:p>wykonawstwo instalacji sanitarnych</text:p>
            <text:p>budowa sieci wodociągowych</text:p>
            <text:p>Adres korespondencyjny: ul. Gnieźniejska 51, 62-100 Wągrowiec</text:p>
            <text:p/>
            <text:p/>
          </table:table-cell>
        </table:table-row>
        <table:table-row table:style-name="ro2">
          <table:table-cell office:value-type="string">
            <text:p>Biuro Doradztwa Podatkowego MiCON S.C.</text:p>
          </table:table-cell>
          <table:table-cell office:value-type="string">
            <text:p>MiCON S.C.</text:p>
          </table:table-cell>
          <table:table-cell office:value-type="string">
            <text:p>Opacka 23</text:p>
          </table:table-cell>
          <table:table-cell office:value-type="string">
            <text:p>Wągrowiec</text:p>
          </table:table-cell>
          <table:table-cell office:value-type="string">
            <text:p>62-234</text:p>
          </table:table-cell>
          <table:table-cell office:value-type="string">
            <text:p/>
            <text:p>Mirosław Jagat</text:p>
            <text:p>Alina Frydrych</text:p>
            <text:p/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30637</text:p>
          </table:table-cell>
          <table:table-cell office:value-type="string">
            <text:p>prywatna</text:p>
          </table:table-cell>
          <table:table-cell office:value-type="string">
            <text:p>spółka cywilna</text:p>
          </table:table-cell>
          <table:table-cell office:value-type="string">
            <text:p>&lt;a title="@onet.pl"&gt;micon&lt;/a&gt;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1996">
            <text:p>1996</text:p>
          </table:table-cell>
          <table:table-cell office:value-type="string">
            <text:p>&lt;span&gt;74.12&lt;/span&gt;Rachunkowość, księgowość i kontrola ksiąg; doradztwo podatkowe</text:p>
          </table:table-cell>
          <table:table-cell office:value-type="string">
            <text:p>&lt;span&gt;872102&lt;/span&gt;Rachunkowość z wyj. rewidentów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4">
          <table:table-cell office:value-type="string">
            <text:p>Biuro Handlu i Usług MiCO</text:p>
          </table:table-cell>
          <table:table-cell office:value-type="string">
            <text:p>BHiU MiCO</text:p>
          </table:table-cell>
          <table:table-cell office:value-type="string">
            <text:p>Opacka 23</text:p>
          </table:table-cell>
          <table:table-cell office:value-type="string">
            <text:p>Wągrowiec</text:p>
          </table:table-cell>
          <table:table-cell office:value-type="string">
            <text:p>62-342</text:p>
          </table:table-cell>
          <table:table-cell office:value-type="string">
            <text:p>Mirosław Jagat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40647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onet.pl"&gt;mico&lt;/a&gt;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float" office:value="1990">
            <text:p>1990</text:p>
          </table:table-cell>
          <table:table-cell office:value-type="string">
            <text:p/>
            <text:p>&lt;span&gt;52.47.3&lt;/span&gt;&lt;a style="color:black;text-decoration:none;" href="http://www.teleadreson.pl/-NACE52473%20sprzedaz%20detaliczna%20artykulow%20pismiennych"&gt;Sprzedaż detaliczna artykułów piśmiennych&lt;/a&gt;</text:p>
            <text:p>&lt;span&gt;52.48.11&lt;/span&gt;&lt;a style="color:black;text-decoration:none;" href="http://www.teleadreson.pl/-NACE524811%20sprzedaz%20detaliczna%20artykulow%20i%20sprzetu%20biurowego"&gt;Sprzedaż detaliczna artykułów i sprzętu biurowego&lt;/a&gt;</text:p>
            <text:p>&lt;span&gt;52.44.1&lt;/span&gt;&lt;a style="color:black;text-decoration:none;" href="http://www.teleadreson.pl/-NACE52441%20sprzedaz%20detaliczna%20mebli%20i%20umeblowania"&gt;Sprzedaż detaliczna mebli i umeblowania&lt;/a&gt;</text:p>
            <text:p/>
          </table:table-cell>
          <table:table-cell office:value-type="string">
            <text:p/>
            <text:p>&lt;span&gt;5943&lt;/span&gt;Sklepy papiernicze</text:p>
            <text:p>&lt;span&gt;599914&lt;/span&gt;Sprzęt biurowy, maszyny do pisania, handel detaliczny</text:p>
            <text:p>&lt;span&gt;5712&lt;/span&gt;Sklepy meblowe</text:p>
            <text:p/>
          </table:table-cell>
          <table:table-cell office:value-type="string">
            <text:p/>
            <text:p>artykuły papiernicze</text:p>
            <text:p>sprzęt biurowy</text:p>
            <text:p>meble</text:p>
            <text:p/>
            <text:p/>
          </table:table-cell>
        </table:table-row>
        <table:table-row table:style-name="ro2">
          <table:table-cell office:value-type="string">
            <text:p>Zakład Malarsko-Tapeciarski</text:p>
          </table:table-cell>
          <table:table-cell/>
          <table:table-cell office:value-type="string">
            <text:p>Palińskiego 11</text:p>
          </table:table-cell>
          <table:table-cell office:value-type="string">
            <text:p>Wągrowiec</text:p>
          </table:table-cell>
          <table:table-cell office:value-type="string">
            <text:p>62-842</text:p>
          </table:table-cell>
          <table:table-cell office:value-type="string">
            <text:p>Andrzej Brzeziń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13113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983">
            <text:p>1983</text:p>
          </table:table-cell>
          <table:table-cell office:value-type="string">
            <text:p/>
            <text:p>&lt;span&gt;45.44.1&lt;/span&gt;&lt;a style="color:black;text-decoration:none;" href="http://www.teleadreson.pl/-NACE45441%20malowanie%20budynkow"&gt;Malowanie budynków&lt;/a&gt;</text:p>
            <text:p>&lt;span&gt;45.43.4&lt;/span&gt;&lt;a style="color:black;text-decoration:none;" href="http://www.teleadreson.pl/-NACE45434%20pokrywanie%20scian%20i%20podlog%20wykladzinami%20z%20tworzyw%20sztucznych"&gt;Pokrywanie ścian i podłóg wykładzinami z tworzyw sztucznych&lt;/a&gt;</text:p>
            <text:p/>
          </table:table-cell>
          <table:table-cell office:value-type="string">
            <text:p>&lt;span&gt;1721&lt;/span&gt;&lt;a style="color:black;text-decoration:none;" href="http://www.teleadreson.pl/-SIC1721%20malowanie%20i%20tapetowanie"&gt;Malowanie i tapetowanie&lt;/a&gt;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Pałucki Bank Spółdzielczy w Wągrowcu - Oddział</text:p>
          </table:table-cell>
          <table:table-cell office:value-type="string">
            <text:p>PBS w Wągrowcu - Oddział</text:p>
          </table:table-cell>
          <table:table-cell office:value-type="string">
            <text:p>Pałucka 4</text:p>
          </table:table-cell>
          <table:table-cell office:value-type="string">
            <text:p>Wągrowiec</text:p>
          </table:table-cell>
          <table:table-cell office:value-type="string">
            <text:p>62-124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63160</text:p>
          </table:table-cell>
          <table:table-cell office:value-type="string">
            <text:p>(67)2663164</text:p>
          </table:table-cell>
          <table:table-cell office:value-type="string">
            <text:p>prywatna</text:p>
          </table:table-cell>
          <table:table-cell office:value-type="string">
            <text:p>spółdzielnia</text:p>
          </table:table-cell>
          <table:table-cell/>
          <table:table-cell office:value-type="string">
            <text:p>&lt;a href="http://www.teleadreson.pl/url/?k=6&amp;amp;r=http://www.pdluckibs.pl"&gt;www.pdluckibs.pl&lt;/a&gt;</text:p>
          </table:table-cell>
          <table:table-cell table:number-columns-repeated="2"/>
          <table:table-cell office:value-type="float" office:value="1867">
            <text:p>1867</text:p>
          </table:table-cell>
          <table:table-cell office:value-type="string">
            <text:p/>
            <text:p>&lt;span&gt;65.12&lt;/span&gt;Banki komercyjne</text:p>
            <text:p>&lt;span&gt;65.22&lt;/span&gt;Udzielanie kredytów (innych niż pożyczki finansowe)</text:p>
            <text:p/>
          </table:table-cell>
          <table:table-cell office:value-type="string">
            <text:p/>
            <text:p>&lt;span&gt;6029&lt;/span&gt;Banki komercyjne, osobno nie wymienione</text:p>
            <text:p>&lt;span&gt;6141&lt;/span&gt;Udzielanie kredytów konsumpcyjnych dla ludności</text:p>
            <text:p/>
          </table:table-cell>
          <table:table-cell/>
        </table:table-row>
        <table:table-row table:style-name="ro6">
          <table:table-cell office:value-type="string">
            <text:p>Sklep Spożywczo-Przemysłowy</text:p>
          </table:table-cell>
          <table:table-cell/>
          <table:table-cell office:value-type="string">
            <text:p>Pawłowo Żońskie 89</text:p>
          </table:table-cell>
          <table:table-cell office:value-type="string">
            <text:p>Wągrowiec</text:p>
          </table:table-cell>
          <table:table-cell office:value-type="string">
            <text:p>62-734</text:p>
          </table:table-cell>
          <table:table-cell office:value-type="string">
            <text:p>Ewa Wziech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92794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200,000 zł.</text:p>
          </table:table-cell>
          <table:table-cell office:value-type="float" office:value="1995">
            <text:p>1995</text:p>
          </table:table-cell>
          <table:table-cell office:value-type="string">
            <text:p/>
            <text:p>&lt;span&gt;52.24.1&lt;/span&gt;&lt;a style="color:black;text-decoration:none;" href="http://www.teleadreson.pl/-NACE52241%20sprzedaz%20detaliczna%20chleba%20i%20innego%20pieczywa"&gt;Sprzedaż detaliczna chleba i innego pieczywa&lt;/a&gt;</text:p>
            <text:p>&lt;span&gt;52.25&lt;/span&gt;&lt;a style="color:black;text-decoration:none;" href="http://www.teleadreson.pl/-NACE5225%20sprzedaz%20detaliczna%20napojow%20alkoholowych%20i%20bezalkoholowych"&gt;Sprzedaż detaliczna napojów alkoholowych i bezalkoholowych&lt;/a&gt;</text:p>
            <text:p>&lt;span&gt;52.33&lt;/span&gt;&lt;a style="color:black;text-decoration:none;" href="http://www.teleadreson.pl/-NACE5233%20sprzedaz%20detaliczna%20kosmetykow%20i%20artykulow%20toaletowych%20i%20srodkow%20czystosci%20chemii%20gospodarczej"&gt;Sprzedaż detaliczna kosmetyków i artykułów toaletowych i środków czystości (chemii gospodarczej)&lt;/a&gt;</text:p>
            <text:p>&lt;span&gt;51.33&lt;/span&gt;&lt;a style="color:black;text-decoration:none;" href="http://www.teleadreson.pl/-NACE5133%20sprzedaz%20hurtowa%20wyrobow%20mleczarskich%20jaj%20olejow%20i%20tluszczow%20jadalnych"&gt;Sprzedaż hurtowa wyrobów mleczarskich, jaj, olejów i tłuszczów jadalnych&lt;/a&gt;</text:p>
            <text:p/>
          </table:table-cell>
          <table:table-cell office:value-type="string">
            <text:p/>
            <text:p>&lt;span&gt;541199&lt;/span&gt;&lt;a style="color:black;text-decoration:none;" href="http://www.teleadreson.pl/-SIC541199%20sklepy%20spozywcze%20osobno%20nie%20wymienione"&gt;Sklepy spożywcze, osobno nie wymienione&lt;/a&gt;</text:p>
            <text:p>&lt;span&gt;549902&lt;/span&gt;&lt;a style="color:black;text-decoration:none;" href="http://www.teleadreson.pl/-SIC549902%20sklepy%20z%20napojami"&gt;Sklepy z napojami&lt;/a&gt;</text:p>
            <text:p>&lt;span&gt;5921&lt;/span&gt;Sklepy monopolowe</text:p>
            <text:p>&lt;span&gt;599913&lt;/span&gt;Kosmetyki i przybory toaletowe, handel detaliczny</text:p>
            <text:p>&lt;span&gt;5451&lt;/span&gt;&lt;a style="color:black;text-decoration:none;" href="http://www.teleadreson.pl/-SIC5451%20sklepy%20mleczarskie"&gt;Sklepy mleczarskie&lt;/a&gt;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Dojazdowy Punkt Lekarski</text:p>
          </table:table-cell>
          <table:table-cell/>
          <table:table-cell office:value-type="string">
            <text:p>Pawłowo Żońskie 12</text:p>
          </table:table-cell>
          <table:table-cell office:value-type="string">
            <text:p>Wągrowiec</text:p>
          </table:table-cell>
          <table:table-cell office:value-type="string">
            <text:p>62-843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22720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5"/>
          <table:table-cell office:value-type="string">
            <text:p/>
            <text:p>&lt;span&gt;85.12.6&lt;/span&gt;Prywatne praktyki lekarskie</text:p>
            <text:p>&lt;span&gt;85.13&lt;/span&gt;Praktyka stomatologiczna</text:p>
            <text:p/>
          </table:table-cell>
          <table:table-cell office:value-type="string">
            <text:p/>
            <text:p>&lt;span&gt;801199&lt;/span&gt;Gabinety lekarskie, osobno nie wymienione</text:p>
            <text:p>&lt;span&gt;802101&lt;/span&gt;Specjalistyczne praktyki stomatologiczne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3">
          <table:table-cell office:value-type="string">
            <text:p>Sklep Spożywczo-Przemysłowy Marek Ćwik</text:p>
          </table:table-cell>
          <table:table-cell/>
          <table:table-cell office:value-type="string">
            <text:p>Pawłowo Żońskie 12</text:p>
          </table:table-cell>
          <table:table-cell office:value-type="string">
            <text:p>Wągrowiec</text:p>
          </table:table-cell>
          <table:table-cell office:value-type="string">
            <text:p>62-733</text:p>
          </table:table-cell>
          <table:table-cell office:value-type="string">
            <text:p>Marek Ćwi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22725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994">
            <text:p>1994</text:p>
          </table:table-cell>
          <table:table-cell office:value-type="string">
            <text:p/>
            <text:p>&lt;span&gt;52.27&lt;/span&gt;&lt;a style="color:black;text-decoration:none;" href="http://www.teleadreson.pl/-NACE5227%20sklepy%20spozywcze"&gt;Sklepy spożywcze&lt;/a&gt;</text:p>
            <text:p>&lt;span&gt;52.33&lt;/span&gt;&lt;a style="color:black;text-decoration:none;" href="http://www.teleadreson.pl/-NACE5233%20sprzedaz%20detaliczna%20kosmetykow%20i%20artykulow%20toaletowych%20i%20srodkow%20czystosci%20chemii%20gospodarczej"&gt;Sprzedaż detaliczna kosmetyków i artykułów toaletowych i środków czystości (chemii gospodarczej)&lt;/a&gt;</text:p>
            <text:p>&lt;span&gt;64.11&lt;/span&gt;Poczta państwowa</text:p>
            <text:p/>
          </table:table-cell>
          <table:table-cell office:value-type="string">
            <text:p/>
            <text:p>&lt;span&gt;541199&lt;/span&gt;&lt;a style="color:black;text-decoration:none;" href="http://www.teleadreson.pl/-SIC541199%20sklepy%20spozywcze%20osobno%20nie%20wymienione"&gt;Sklepy spożywcze, osobno nie wymienione&lt;/a&gt;</text:p>
            <text:p>&lt;span&gt;599913&lt;/span&gt;Kosmetyki i przybory toaletowe, handel detaliczny</text:p>
            <text:p>&lt;span&gt;4311&lt;/span&gt;&lt;a style="color:black;text-decoration:none;" href="http://www.teleadreson.pl/-SIC4311%20poczta%20polska"&gt;Poczta Polska&lt;/a&gt;</text:p>
            <text:p/>
          </table:table-cell>
          <table:table-cell office:value-type="string">
            <text:p/>
            <text:p>agencja pocztowa</text:p>
            <text:p/>
            <text:p/>
          </table:table-cell>
        </table:table-row>
        <table:table-row table:style-name="ro3">
          <table:table-cell office:value-type="string">
            <text:p>Elektromechanika Chłodnicza</text:p>
          </table:table-cell>
          <table:table-cell/>
          <table:table-cell office:value-type="string">
            <text:p>Piaskowa 2</text:p>
          </table:table-cell>
          <table:table-cell office:value-type="string">
            <text:p>Wągrowiec</text:p>
          </table:table-cell>
          <table:table-cell office:value-type="string">
            <text:p>62-452</text:p>
          </table:table-cell>
          <table:table-cell office:value-type="string">
            <text:p>Ryszard Smykow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42344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990">
            <text:p>1990</text:p>
          </table:table-cell>
          <table:table-cell office:value-type="string">
            <text:p>&lt;span&gt;29.23&lt;/span&gt;&lt;a style="color:black;text-decoration:none;" href="http://www.teleadreson.pl/-NACE2923%20produkcja%20urzadzen%20chlodniczych%20i%20wentylacyjnych%20z%20wyjatkiem%20domowych"&gt;Produkcja urządzeń chłodniczych i wentylacyjnych, z wyjątkiem domowych&lt;/a&gt;</text:p>
          </table:table-cell>
          <table:table-cell office:value-type="string">
            <text:p>&lt;span&gt;7623&lt;/span&gt;Serwis lodówek i sprzętu chłodniczego</text:p>
          </table:table-cell>
          <table:table-cell office:value-type="string">
            <text:p/>
            <text:p>serwis urządzeń chłodniczych</text:p>
            <text:p>serwis urządzeń wentylacyjnych</text:p>
            <text:p/>
            <text:p/>
          </table:table-cell>
        </table:table-row>
        <table:table-row table:style-name="ro2">
          <table:table-cell office:value-type="string">
            <text:p>Delikatesy</text:p>
          </table:table-cell>
          <table:table-cell/>
          <table:table-cell office:value-type="string">
            <text:p>Pocztowa 1</text:p>
          </table:table-cell>
          <table:table-cell office:value-type="string">
            <text:p>Wągrowiec</text:p>
          </table:table-cell>
          <table:table-cell office:value-type="string">
            <text:p>62-844</text:p>
          </table:table-cell>
          <table:table-cell office:value-type="string">
            <text:p>Ewa Sałac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94793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&lt;span&gt;52.11&lt;/span&gt;&lt;a style="color:black;text-decoration:none;" href="http://www.teleadreson.pl/-NACE5211%20sprzedaz%20detaliczna%20w%20nie%20wyspecjalizowanych%20sklepach%20z%20przewaga%20zywnosci%20napojow%20i%20wyrobow%20tytoniowych"&gt;Sprzedaż detaliczna w nie wyspecjalizowanych sklepach z przewagą żywności, napojów i wyrobów tytoniowych&lt;/a&gt;</text:p>
          </table:table-cell>
          <table:table-cell office:value-type="string">
            <text:p>&lt;span&gt;541199&lt;/span&gt;&lt;a style="color:black;text-decoration:none;" href="http://www.teleadreson.pl/-SIC541199%20sklepy%20spozywcze%20osobno%20nie%20wymienione"&gt;Sklepy spożywcze, osobno nie wymienione&lt;/a&gt;</text:p>
          </table:table-cell>
          <table:table-cell office:value-type="string">
            <text:p/>
            <text:p>artykuły spożywcze</text:p>
            <text:p/>
            <text:p/>
          </table:table-cell>
        </table:table-row>
        <table:table-row table:style-name="ro2">
          <table:table-cell office:value-type="string">
            <text:p>Sklep Obuwniczy Traper</text:p>
          </table:table-cell>
          <table:table-cell/>
          <table:table-cell office:value-type="string">
            <text:p>Pocztowa 2</text:p>
          </table:table-cell>
          <table:table-cell office:value-type="string">
            <text:p>Wągrowiec</text:p>
          </table:table-cell>
          <table:table-cell office:value-type="string">
            <text:p>62-233</text:p>
          </table:table-cell>
          <table:table-cell office:value-type="string">
            <text:p>Justyna Rybacka-Zielińs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509)120128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994">
            <text:p>1994</text:p>
          </table:table-cell>
          <table:table-cell office:value-type="string">
            <text:p>&lt;span&gt;52.43.1&lt;/span&gt;&lt;a style="color:black;text-decoration:none;" href="http://www.teleadreson.pl/-NACE52431%20sprzedaz%20detaliczna%20obuwia"&gt;Sprzedaż detaliczna obuwia&lt;/a&gt;</text:p>
          </table:table-cell>
          <table:table-cell office:value-type="string">
            <text:p>&lt;span&gt;5661&lt;/span&gt;Sklepy z obuwiem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1">
          <table:table-cell office:value-type="string">
            <text:p>Sklep Odzieżowy Texas</text:p>
          </table:table-cell>
          <table:table-cell/>
          <table:table-cell office:value-type="string">
            <text:p>Pocztowa 4</text:p>
          </table:table-cell>
          <table:table-cell office:value-type="string">
            <text:p>Wągrowiec</text:p>
          </table:table-cell>
          <table:table-cell office:value-type="string">
            <text:p>62-344</text:p>
          </table:table-cell>
          <table:table-cell office:value-type="string">
            <text:p>Krzysztof Strzesa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65366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&lt;span&gt;52.42.1&lt;/span&gt;&lt;a style="color:black;text-decoration:none;" href="http://www.teleadreson.pl/-NACE52421%20sprzedaz%20detaliczna%20odziezy"&gt;Sprzedaż detaliczna odzieży&lt;/a&gt;</text:p>
          </table:table-cell>
          <table:table-cell office:value-type="string">
            <text:p>&lt;span&gt;5651&lt;/span&gt;Sklepy z odzieżą męską, damską i dziecięcą</text:p>
          </table:table-cell>
          <table:table-cell/>
        </table:table-row>
        <table:table-row table:style-name="ro2">
          <table:table-cell office:value-type="string">
            <text:p>Sklep Wielobranżowy Chemiczno-Papierniczy</text:p>
          </table:table-cell>
          <table:table-cell/>
          <table:table-cell office:value-type="string">
            <text:p>Pocztowa 3-5</text:p>
          </table:table-cell>
          <table:table-cell office:value-type="string">
            <text:p>Wągrowiec</text:p>
          </table:table-cell>
          <table:table-cell office:value-type="string">
            <text:p>62-622</text:p>
          </table:table-cell>
          <table:table-cell office:value-type="string">
            <text:p>Marek Włodarczy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74975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200,000 zł.</text:p>
          </table:table-cell>
          <table:table-cell office:value-type="float" office:value="1991">
            <text:p>1991</text:p>
          </table:table-cell>
          <table:table-cell office:value-type="string">
            <text:p/>
            <text:p>&lt;span&gt;52.33&lt;/span&gt;&lt;a style="color:black;text-decoration:none;" href="http://www.teleadreson.pl/-NACE5233%20sprzedaz%20detaliczna%20kosmetykow%20i%20artykulow%20toaletowych%20i%20srodkow%20czystosci%20chemii%20gospodarczej"&gt;Sprzedaż detaliczna kosmetyków i artykułów toaletowych i środków czystości (chemii gospodarczej)&lt;/a&gt;</text:p>
            <text:p>&lt;span&gt;52.47.3&lt;/span&gt;&lt;a style="color:black;text-decoration:none;" href="http://www.teleadreson.pl/-NACE52473%20sprzedaz%20detaliczna%20artykulow%20pismiennych"&gt;Sprzedaż detaliczna artykułów piśmiennych&lt;/a&gt;</text:p>
            <text:p/>
          </table:table-cell>
          <table:table-cell office:value-type="string">
            <text:p/>
            <text:p>&lt;span&gt;599913&lt;/span&gt;Kosmetyki i przybory toaletowe, handel detaliczny</text:p>
            <text:p>&lt;span&gt;5943&lt;/span&gt;Sklepy papiernicze</text:p>
            <text:p/>
          </table:table-cell>
          <table:table-cell/>
        </table:table-row>
        <table:table-row table:style-name="ro2">
          <table:table-cell office:value-type="string">
            <text:p>Sklep Odzieżowy ADAM</text:p>
          </table:table-cell>
          <table:table-cell/>
          <table:table-cell office:value-type="string">
            <text:p>Pocztowa 2</text:p>
          </table:table-cell>
          <table:table-cell office:value-type="string">
            <text:p>Wągrowiec</text:p>
          </table:table-cell>
          <table:table-cell office:value-type="string">
            <text:p>62-513</text:p>
          </table:table-cell>
          <table:table-cell office:value-type="string">
            <text:p>wł. Halina Adamows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80085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string">
            <text:p>&lt;span&gt;52.42.1&lt;/span&gt;&lt;a style="color:black;text-decoration:none;" href="http://www.teleadreson.pl/-NACE52421%20sprzedaz%20detaliczna%20odziezy"&gt;Sprzedaż detaliczna odzieży&lt;/a&gt;</text:p>
          </table:table-cell>
          <table:table-cell office:value-type="string">
            <text:p>&lt;span&gt;5651&lt;/span&gt;Sklepy z odzieżą męską, damską i dziecięcą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1">
          <table:table-cell office:value-type="string">
            <text:p>Zakład Fryzjerski Max</text:p>
          </table:table-cell>
          <table:table-cell/>
          <table:table-cell office:value-type="string">
            <text:p>Pocztowa 2</text:p>
          </table:table-cell>
          <table:table-cell office:value-type="string">
            <text:p>Wągrowiec</text:p>
          </table:table-cell>
          <table:table-cell office:value-type="string">
            <text:p>62-123</text:p>
          </table:table-cell>
          <table:table-cell office:value-type="string">
            <text:p>Grażyna Kaniews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20627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1938">
            <text:p>1938</text:p>
          </table:table-cell>
          <table:table-cell office:value-type="string">
            <text:p>&lt;span&gt;93.02.1&lt;/span&gt;Fryzjerstwo</text:p>
          </table:table-cell>
          <table:table-cell office:value-type="string">
            <text:p>&lt;span&gt;7241&lt;/span&gt;Salony fryzjerskie</text:p>
          </table:table-cell>
          <table:table-cell/>
        </table:table-row>
        <table:table-row table:style-name="ro2">
          <table:table-cell office:value-type="string">
            <text:p>Usługi i Handel Rex</text:p>
          </table:table-cell>
          <table:table-cell/>
          <table:table-cell office:value-type="string">
            <text:p>Pocztowa 4</text:p>
          </table:table-cell>
          <table:table-cell office:value-type="string">
            <text:p>Wągrowiec</text:p>
          </table:table-cell>
          <table:table-cell office:value-type="string">
            <text:p>62-514</text:p>
          </table:table-cell>
          <table:table-cell office:value-type="string">
            <text:p>Zofia Konopac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60865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/>
            <text:p>&lt;span&gt;52.33&lt;/span&gt;&lt;a style="color:black;text-decoration:none;" href="http://www.teleadreson.pl/-NACE5233%20sprzedaz%20detaliczna%20kosmetykow%20i%20artykulow%20toaletowych%20i%20srodkow%20czystosci%20chemii%20gospodarczej"&gt;Sprzedaż detaliczna kosmetyków i artykułów toaletowych i środków czystości (chemii gospodarczej)&lt;/a&gt;</text:p>
            <text:p>&lt;span&gt;52.47.3&lt;/span&gt;&lt;a style="color:black;text-decoration:none;" href="http://www.teleadreson.pl/-NACE52473%20sprzedaz%20detaliczna%20artykulow%20pismiennych"&gt;Sprzedaż detaliczna artykułów piśmiennych&lt;/a&gt;</text:p>
            <text:p/>
          </table:table-cell>
          <table:table-cell office:value-type="string">
            <text:p/>
            <text:p>&lt;span&gt;599913&lt;/span&gt;Kosmetyki i przybory toaletowe, handel detaliczny</text:p>
            <text:p>&lt;span&gt;5943&lt;/span&gt;Sklepy papiernicze</text:p>
            <text:p/>
          </table:table-cell>
          <table:table-cell/>
        </table:table-row>
        <table:table-row table:style-name="ro2">
          <table:table-cell office:value-type="string">
            <text:p>Bar Siódemka</text:p>
          </table:table-cell>
          <table:table-cell/>
          <table:table-cell office:value-type="string">
            <text:p>Pocztowa 5</text:p>
          </table:table-cell>
          <table:table-cell office:value-type="string">
            <text:p>Wągrowiec</text:p>
          </table:table-cell>
          <table:table-cell office:value-type="string">
            <text:p>62-513</text:p>
          </table:table-cell>
          <table:table-cell office:value-type="string">
            <text:p>mgr inż. Maria Skrzypcza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50350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50,000 zł.</text:p>
          </table:table-cell>
          <table:table-cell office:value-type="float" office:value="1992">
            <text:p>1992</text:p>
          </table:table-cell>
          <table:table-cell office:value-type="string">
            <text:p>&lt;span&gt;55.41&lt;/span&gt;Jadłodajnie, bary uniwersalne, szybkiej obsługi, przekąskowe, mleczne, bistra</text:p>
          </table:table-cell>
          <table:table-cell office:value-type="string">
            <text:p>&lt;span&gt;581203&lt;/span&gt;Punkty gastronomiczne i bary szybkiej obsługi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3">
          <table:table-cell office:value-type="string">
            <text:p>Serwis Audio-Video Avis S.C.</text:p>
          </table:table-cell>
          <table:table-cell office:value-type="string">
            <text:p>Avis S.C.</text:p>
          </table:table-cell>
          <table:table-cell office:value-type="string">
            <text:p>Pocztowa 3</text:p>
          </table:table-cell>
          <table:table-cell office:value-type="string">
            <text:p>Wągrowiec</text:p>
          </table:table-cell>
          <table:table-cell office:value-type="string">
            <text:p>62-012</text:p>
          </table:table-cell>
          <table:table-cell office:value-type="string">
            <text:p>Roman Herman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77075</text:p>
          </table:table-cell>
          <table:table-cell/>
          <table:table-cell office:value-type="string">
            <text:p>prywatna</text:p>
          </table:table-cell>
          <table:table-cell office:value-type="string">
            <text:p>spółka cywilna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990">
            <text:p>1990</text:p>
          </table:table-cell>
          <table:table-cell office:value-type="string">
            <text:p/>
            <text:p>&lt;span&gt;52.45.3&lt;/span&gt;&lt;a style="color:black;text-decoration:none;" href="http://www.teleadreson.pl/-NACE52453%20sprzedaz%20detaliczna%20plyt%20i%20tasm%20z%20nagraniami%20muzycznymi%20i%20video"&gt;Sprzedaż detaliczna płyt i taśm z nagraniami muzycznymi i video&lt;/a&gt;</text:p>
            <text:p>&lt;span&gt;52.45.2&lt;/span&gt;&lt;a style="color:black;text-decoration:none;" href="http://www.teleadreson.pl/-NACE52452%20sprzedaz%20detaliczna%20sprzetu%20radiowo%20telewizyjnego"&gt;Sprzedaż detaliczna sprzętu radiowo-telewizyjnego&lt;/a&gt;</text:p>
            <text:p>&lt;span&gt;52.72.1&lt;/span&gt;&lt;a style="color:black;text-decoration:none;" href="http://www.teleadreson.pl/-NACE52721%20naprawy%20artykulow%20radiowo%20telewizyjnych"&gt;Naprawy artykułów radiowo-telewizyjnych&lt;/a&gt;</text:p>
            <text:p/>
          </table:table-cell>
          <table:table-cell office:value-type="string">
            <text:p/>
            <text:p>&lt;span&gt;5735&lt;/span&gt;Sklepy z płytami i nagraniami audio i video</text:p>
            <text:p>&lt;span&gt;506503&lt;/span&gt;&lt;a style="color:black;text-decoration:none;" href="http://www.teleadreson.pl/-SIC506503%20czesci%20elektroniczne%20hurt"&gt;Części elektroniczne, hurt&lt;/a&gt;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3">
          <table:table-cell office:value-type="string">
            <text:p>Zakład Zegarmistrzowski</text:p>
          </table:table-cell>
          <table:table-cell/>
          <table:table-cell office:value-type="string">
            <text:p>Pocztowa 34</text:p>
          </table:table-cell>
          <table:table-cell office:value-type="string">
            <text:p>Wągrowiec</text:p>
          </table:table-cell>
          <table:table-cell office:value-type="string">
            <text:p>62-452</text:p>
          </table:table-cell>
          <table:table-cell office:value-type="string">
            <text:p>Rafał Odrobiń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502)077976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50,000 zł.</text:p>
          </table:table-cell>
          <table:table-cell office:value-type="float" office:value="1992">
            <text:p>1992</text:p>
          </table:table-cell>
          <table:table-cell office:value-type="string">
            <text:p/>
            <text:p>&lt;span&gt;52.73&lt;/span&gt;&lt;a style="color:black;text-decoration:none;" href="http://www.teleadreson.pl/-NACE5273%20naprawy%20zegarkow%20zegarow%20i%20bizuterii"&gt;Naprawy zegarków, zegarów i biżuterii&lt;/a&gt;</text:p>
            <text:p>&lt;span&gt;52.48.41&lt;/span&gt;&lt;a style="color:black;text-decoration:none;" href="http://www.teleadreson.pl/-NACE524841%20sprzedaz%20detaliczna%20zegarkow"&gt;Sprzedaż detaliczna zegarków&lt;/a&gt;</text:p>
            <text:p>&lt;span&gt;52.48.42&lt;/span&gt;&lt;a style="color:black;text-decoration:none;" href="http://www.teleadreson.pl/-NACE524842%20sprzedaz%20detaliczna%20wyrobow%20jubilerskich"&gt;Sprzedaż detaliczna wyrobów jubilerskich&lt;/a&gt;</text:p>
            <text:p/>
          </table:table-cell>
          <table:table-cell office:value-type="string">
            <text:p/>
            <text:p>&lt;span&gt;763101&lt;/span&gt;Naprawa czasomierzy</text:p>
            <text:p>&lt;span&gt;594401&lt;/span&gt;Sklepy zegarmistrzowskie</text:p>
            <text:p>&lt;span&gt;594499&lt;/span&gt;Sklepy jubilerskie, osobno nie wymienione</text:p>
            <text:p/>
          </table:table-cell>
          <table:table-cell office:value-type="string">
            <text:p/>
            <text:p>naprawy zegarków</text:p>
            <text:p>sprzedaż zegarków, bizuterii</text:p>
            <text:p/>
            <text:p/>
          </table:table-cell>
        </table:table-row>
        <table:table-row table:style-name="ro2">
          <table:table-cell office:value-type="string">
            <text:p>Bank Zachodni WBK S.A. - I Oddział w Wągrowcu</text:p>
          </table:table-cell>
          <table:table-cell office:value-type="string">
            <text:p>Bank Zachodni WBK S.A.</text:p>
          </table:table-cell>
          <table:table-cell office:value-type="string">
            <text:p>Pocztowa 12</text:p>
          </table:table-cell>
          <table:table-cell office:value-type="string">
            <text:p>Wągrowiec</text:p>
          </table:table-cell>
          <table:table-cell office:value-type="string">
            <text:p>62-234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96493</text:p>
          </table:table-cell>
          <table:table-cell office:value-type="string">
            <text:p>(67)2696492</text:p>
          </table:table-cell>
          <table:table-cell office:value-type="string">
            <text:p>prywatna</text:p>
          </table:table-cell>
          <table:table-cell office:value-type="string">
            <text:p>spółka akcyjna</text:p>
          </table:table-cell>
          <table:table-cell/>
          <table:table-cell office:value-type="string">
            <text:p>&lt;a href="http://www.teleadreson.pl/url/?k=6&amp;amp;r=http://www.bzwbk.pl"&gt;www.bzwbk.pl&lt;/a&gt;</text:p>
          </table:table-cell>
          <table:table-cell table:number-columns-repeated="3"/>
          <table:table-cell office:value-type="string">
            <text:p/>
            <text:p>&lt;span&gt;65.12&lt;/span&gt;Banki komercyjne</text:p>
            <text:p>&lt;span&gt;65.22&lt;/span&gt;Udzielanie kredytów (innych niż pożyczki finansowe)</text:p>
            <text:p/>
          </table:table-cell>
          <table:table-cell office:value-type="string">
            <text:p>&lt;span&gt;6029&lt;/span&gt;Banki komercyjne, osobno nie wymienione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Bank Pocztowy S.A. w Bydgoszczy - Punkt Obsługi Klientów w Wągrowcu</text:p>
          </table:table-cell>
          <table:table-cell office:value-type="string">
            <text:p>BP S.A. Punkt Obsługi Klientów</text:p>
          </table:table-cell>
          <table:table-cell office:value-type="string">
            <text:p>Pocztowa 23</text:p>
          </table:table-cell>
          <table:table-cell office:value-type="string">
            <text:p>Wągrowiec</text:p>
          </table:table-cell>
          <table:table-cell office:value-type="string">
            <text:p>62-343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85284 (808)180580</text:p>
          </table:table-cell>
          <table:table-cell office:value-type="string">
            <text:p>(67)2685284</text:p>
          </table:table-cell>
          <table:table-cell office:value-type="string">
            <text:p>Skarb Państwa</text:p>
          </table:table-cell>
          <table:table-cell office:value-type="string">
            <text:p>spółka akcyjna</text:p>
          </table:table-cell>
          <table:table-cell office:value-type="string">
            <text:p>&lt;a title="@bp.com.pl"&gt;informaeja&lt;/a&gt;</text:p>
          </table:table-cell>
          <table:table-cell office:value-type="string">
            <text:p>&lt;a href="http://www.teleadreson.pl/url/?k=6&amp;amp;r=http://www.pocztowy.pl"&gt;www.pocztowy.pl&lt;/a&gt;</text:p>
          </table:table-cell>
          <table:table-cell table:number-columns-repeated="3"/>
          <table:table-cell office:value-type="string">
            <text:p/>
            <text:p>&lt;span&gt;65.12&lt;/span&gt;Banki komercyjne</text:p>
            <text:p>&lt;span&gt;65.22&lt;/span&gt;Udzielanie kredytów (innych niż pożyczki finansowe)</text:p>
            <text:p/>
          </table:table-cell>
          <table:table-cell office:value-type="string">
            <text:p/>
            <text:p>&lt;span&gt;6021&lt;/span&gt;Ogólnokrajowe państwowe banki komercyjne</text:p>
            <text:p>&lt;span&gt;6141&lt;/span&gt;Udzielanie kredytów konsumpcyjnych dla ludności</text:p>
            <text:p/>
          </table:table-cell>
          <table:table-cell/>
        </table:table-row>
        <table:table-row table:style-name="ro2">
          <table:table-cell office:value-type="string">
            <text:p>Przedsiębiorstwo Handlowe ELEKTRO-DOM Julian Dominiak - Sklep - Konsorcjum ELMEGA</text:p>
          </table:table-cell>
          <table:table-cell office:value-type="string">
            <text:p>PH ELEKTRO-DOM - Sklep</text:p>
          </table:table-cell>
          <table:table-cell office:value-type="string">
            <text:p>Pocztowa 12</text:p>
          </table:table-cell>
          <table:table-cell office:value-type="string">
            <text:p>Wągrowiec</text:p>
          </table:table-cell>
          <table:table-cell office:value-type="string">
            <text:p>62-454</text:p>
          </table:table-cell>
          <table:table-cell office:value-type="string">
            <text:p>Julian Dominia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33230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/>
          <table:table-cell office:value-type="string">
            <text:p>&lt;a href="http://www.teleadreson.pl/url/?k=6&amp;amp;r=http://www.hlektro-dom.eu"&gt;www.hlektro-dom.eu&lt;/a&gt;</text:p>
          </table:table-cell>
          <table:table-cell office:value-type="float" office:value="3">
            <text:p>3</text:p>
          </table:table-cell>
          <table:table-cell/>
          <table:table-cell office:value-type="float" office:value="1994">
            <text:p>1994</text:p>
          </table:table-cell>
          <table:table-cell office:value-type="string">
            <text:p>&lt;span&gt;52.44.2&lt;/span&gt;&lt;a style="color:black;text-decoration:none;" href="http://www.teleadreson.pl/-NACE52442%20sprzedaz%20detaliczna%20sprzetu%20oswietleniowego"&gt;Sprzedaż detaliczna sprzętu oświetleniowego&lt;/a&gt;</text:p>
          </table:table-cell>
          <table:table-cell office:value-type="string">
            <text:p>&lt;span&gt;571902&lt;/span&gt;Lampy, oświetlenie, akcesoria, handel detaliczny</text:p>
          </table:table-cell>
          <table:table-cell office:value-type="string">
            <text:p/>
            <text:p>artykuły elektrotechniczne, oświetleniowe</text:p>
            <text:p/>
            <text:p/>
          </table:table-cell>
        </table:table-row>
        <table:table-row table:style-name="ro6">
          <table:table-cell office:value-type="string">
            <text:p>Computex S.J.</text:p>
          </table:table-cell>
          <table:table-cell/>
          <table:table-cell office:value-type="string">
            <text:p>Powstańców Wielkopolskich 3</text:p>
          </table:table-cell>
          <table:table-cell office:value-type="string">
            <text:p>Wągrowiec</text:p>
          </table:table-cell>
          <table:table-cell office:value-type="string">
            <text:p>62-734</text:p>
          </table:table-cell>
          <table:table-cell office:value-type="string">
            <text:p/>
            <text:p>mgr inż. Tomasz Muszyński</text:p>
            <text:p>Wódzimierz Kamiński</text:p>
            <text:p/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34130</text:p>
          </table:table-cell>
          <table:table-cell office:value-type="string">
            <text:p>prywatna</text:p>
          </table:table-cell>
          <table:table-cell office:value-type="string">
            <text:p>spółka jawna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/>
            <text:p>&lt;span&gt;52.48.11&lt;/span&gt;&lt;a style="color:black;text-decoration:none;" href="http://www.teleadreson.pl/-NACE524811%20sprzedaz%20detaliczna%20artykulow%20i%20sprzetu%20biurowego"&gt;Sprzedaż detaliczna artykułów i sprzętu biurowego&lt;/a&gt;</text:p>
            <text:p>&lt;span&gt;52.48.12&lt;/span&gt;&lt;a style="color:black;text-decoration:none;" href="http://www.teleadreson.pl/-NACE524812%20sprzedaz%20detaliczna%20komputerow%20i%20sprzetu%20komputerowego"&gt;Sprzedaż detaliczna komputerów i sprzętu komputerowego&lt;/a&gt;</text:p>
            <text:p>&lt;span&gt;52.48.13&lt;/span&gt;&lt;a style="color:black;text-decoration:none;" href="http://www.teleadreson.pl/-NACE524813%20sprzedaz%20detaliczna%20oprogramowania%20komputerowego"&gt;Sprzedaż detaliczna oprogramowania komputerowego&lt;/a&gt;</text:p>
            <text:p>&lt;span&gt;72.2&lt;/span&gt;Doradztwo w zakresie oprogramowania i dostarczanie oprogramowania</text:p>
            <text:p>&lt;span&gt;72.6&lt;/span&gt;Działalność związana z informatyką</text:p>
            <text:p/>
          </table:table-cell>
          <table:table-cell office:value-type="string">
            <text:p/>
            <text:p>&lt;span&gt;5734&lt;/span&gt;Sklepy komputerowe</text:p>
            <text:p>&lt;span&gt;599914&lt;/span&gt;Sprzęt biurowy, maszyny do pisania, handel detaliczny</text:p>
            <text:p>&lt;span&gt;599906&lt;/span&gt;Telefony i sprzęt łącznościowy, handel detaliczny</text:p>
            <text:p>&lt;span&gt;7371&lt;/span&gt;Usługi programistyczne</text:p>
            <text:p>&lt;span&gt;737902&lt;/span&gt;Konsultacje i porady komputerowe</text:p>
            <text:p/>
          </table:table-cell>
          <table:table-cell office:value-type="string">
            <text:p/>
            <text:p>komputery</text:p>
            <text:p>sprzęt biurowy</text:p>
            <text:p>sprzęt telekomunikacyjny</text:p>
            <text:p>oprogramowanie komputerowe</text:p>
            <text:p>usługi programistyczne, doradztwo komputerowe</text:p>
            <text:p/>
          </table:table-cell>
        </table:table-row>
        <table:table-row table:style-name="ro3">
          <table:table-cell office:value-type="string">
            <text:p>Sklep z Wykładzinami Arka</text:p>
          </table:table-cell>
          <table:table-cell/>
          <table:table-cell office:value-type="string">
            <text:p>Powstańców Wielkopolskich 3</text:p>
          </table:table-cell>
          <table:table-cell office:value-type="string">
            <text:p>Wągrowiec</text:p>
          </table:table-cell>
          <table:table-cell office:value-type="string">
            <text:p>62-013</text:p>
          </table:table-cell>
          <table:table-cell office:value-type="string">
            <text:p/>
            <text:p>Arkadiusz Zimny</text:p>
            <text:p>kier. Krzysztof Zawieruszyński</text:p>
            <text:p/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85381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o2.pl"&gt;arka2k&lt;/a&gt;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996">
            <text:p>1996</text:p>
          </table:table-cell>
          <table:table-cell office:value-type="string">
            <text:p/>
            <text:p>&lt;span&gt;52.48.3&lt;/span&gt;&lt;a style="color:black;text-decoration:none;" href="http://www.teleadreson.pl/-NACE52483%20sprzedaz%20detaliczna%20tapet%20wykladzin%20podlogowych"&gt;Sprzedaż detaliczna tapet, wykładzin podłogowych&lt;/a&gt;</text:p>
            <text:p>&lt;span&gt;52.48.51&lt;/span&gt;&lt;a style="color:black;text-decoration:none;" href="http://www.teleadreson.pl/-NACE524851%20sprzedaz%20detaliczna%20artykulow%20sportowych"&gt;Sprzedaż detaliczna artykułów sportowych&lt;/a&gt;</text:p>
            <text:p>&lt;span&gt;50.42&lt;/span&gt;&lt;a style="color:black;text-decoration:none;" href="http://www.teleadreson.pl/-NACE5042%20sprzedaz%20czesci%20i%20akcesoriow%20do%20motocykli%20i%20motorowerow"&gt;Sprzedaż części i akcesoriów do motocykli i motorowerów&lt;/a&gt;</text:p>
            <text:p/>
          </table:table-cell>
          <table:table-cell office:value-type="string">
            <text:p/>
            <text:p>&lt;span&gt;5713&lt;/span&gt;Sklepy z dywanami i wykładzinami podłogowymi</text:p>
            <text:p>&lt;span&gt;594199&lt;/span&gt;Sklepy sportowe i rowerowe, osobno nie wymienione</text:p>
            <text:p/>
          </table:table-cell>
          <table:table-cell office:value-type="string">
            <text:p/>
            <text:p>wykładziny dywanowe</text:p>
            <text:p>wykładziny PCW</text:p>
            <text:p>rowery</text:p>
            <text:p/>
          </table:table-cell>
        </table:table-row>
        <table:table-row table:style-name="ro3">
          <table:table-cell office:value-type="string">
            <text:p>Naprawa Przedmiotów Zabytkowych i Artystycznych</text:p>
          </table:table-cell>
          <table:table-cell/>
          <table:table-cell office:value-type="string">
            <text:p>Powstańców Wielkopolskich 34</text:p>
          </table:table-cell>
          <table:table-cell office:value-type="string">
            <text:p>Wągrowiec</text:p>
          </table:table-cell>
          <table:table-cell office:value-type="string">
            <text:p>62-734</text:p>
          </table:table-cell>
          <table:table-cell office:value-type="string">
            <text:p>Tadeusz Michal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62663 (506)364164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op.pl"&gt;michta1&lt;/a&gt;</text:p>
          </table:table-cell>
          <table:table-cell office:value-type="string">
            <text:p>&lt;a href="http://www.teleadreson.pl/url/?k=6&amp;amp;r=http://www.tadeuszmichalski.prv.pl"&gt;www.tadeuszmichalski.prv.pl&lt;/a&gt;</text:p>
          </table:table-cell>
          <table:table-cell office:value-type="float" office:value="1">
            <text:p>1</text:p>
          </table:table-cell>
          <table:table-cell/>
          <table:table-cell office:value-type="float" office:value="1958">
            <text:p>1958</text:p>
          </table:table-cell>
          <table:table-cell office:value-type="string">
            <text:p>&lt;span&gt;92.52.5&lt;/span&gt;Ochrona zabytków</text:p>
          </table:table-cell>
          <table:table-cell office:value-type="string">
            <text:p/>
            <text:p>&lt;span&gt;179905&lt;/span&gt;&lt;a style="color:black;text-decoration:none;" href="http://www.teleadreson.pl/-SIC179905%20czyszczenie%20elewacji"&gt;Czyszczenie elewacji&lt;/a&gt;</text:p>
            <text:p>&lt;span&gt;871199&lt;/span&gt;Usługi inżynierskie, osobno nie wymienione</text:p>
            <text:p>&lt;span&gt;764102&lt;/span&gt;Naprawa i konserwacja mebli</text:p>
            <text:p/>
          </table:table-cell>
          <table:table-cell/>
        </table:table-row>
        <table:table-row table:style-name="ro2">
          <table:table-cell office:value-type="string">
            <text:p>"Pinco" Meble dla Gastronomii</text:p>
          </table:table-cell>
          <table:table-cell office:value-type="string">
            <text:p>"Pinco"</text:p>
          </table:table-cell>
          <table:table-cell office:value-type="string">
            <text:p>Powstańców Wielkopolskich 23</text:p>
          </table:table-cell>
          <table:table-cell office:value-type="string">
            <text:p>Wągrowiec</text:p>
          </table:table-cell>
          <table:table-cell office:value-type="string">
            <text:p>62-953</text:p>
          </table:table-cell>
          <table:table-cell office:value-type="string">
            <text:p>Agnieszka Pinkows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52355 (605)251055 (695)656956</text:p>
          </table:table-cell>
          <table:table-cell office:value-type="string">
            <text:p>(67)2652355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wp.pl"&gt;agnieszka.pinkowska&lt;/a&gt;</text:p>
          </table:table-cell>
          <table:table-cell office:value-type="string">
            <text:p>&lt;a href="http://www.teleadreson.pl/url/?k=6&amp;amp;r=http://www.pinco.com.pl"&gt;www.pinco.com.pl&lt;/a&gt;</text:p>
          </table:table-cell>
          <table:table-cell table:number-columns-repeated="3"/>
          <table:table-cell office:value-type="string">
            <text:p>&lt;span&gt;52.44.1&lt;/span&gt;&lt;a style="color:black;text-decoration:none;" href="http://www.teleadreson.pl/-NACE52441%20sprzedaz%20detaliczna%20mebli%20i%20umeblowania"&gt;Sprzedaż detaliczna mebli i umeblowania&lt;/a&gt;</text:p>
          </table:table-cell>
          <table:table-cell office:value-type="string">
            <text:p/>
            <text:p>&lt;span&gt;571202&lt;/span&gt;Meble na zamówienie i umeblowanie zawodowe, handel detaliczny</text:p>
            <text:p>&lt;span&gt;502199&lt;/span&gt;&lt;a style="color:black;text-decoration:none;" href="http://www.teleadreson.pl/-SIC502199%20meble%20osobno%20nie%20wymienione%20hurt"&gt;Meble, osobno nie wymienione, hurt&lt;/a&gt;</text:p>
            <text:p/>
          </table:table-cell>
          <table:table-cell/>
        </table:table-row>
        <table:table-row table:style-name="ro2">
          <table:table-cell office:value-type="string">
            <text:p>Tafun</text:p>
          </table:table-cell>
          <table:table-cell/>
          <table:table-cell office:value-type="string">
            <text:p>Poznańska 1</text:p>
          </table:table-cell>
          <table:table-cell office:value-type="string">
            <text:p>Wągrowiec</text:p>
          </table:table-cell>
          <table:table-cell office:value-type="string">
            <text:p>62-123</text:p>
          </table:table-cell>
          <table:table-cell office:value-type="string">
            <text:p>Witalis Hermań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23021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982">
            <text:p>1982</text:p>
          </table:table-cell>
          <table:table-cell office:value-type="string">
            <text:p/>
            <text:p>&lt;span&gt;52.42&lt;/span&gt;&lt;a style="color:black;text-decoration:none;" href="http://www.teleadreson.pl/-NACE5242%20sprzedaz%20detaliczna%20odziezy%20i%20dodatkow%20do%20ubran"&gt;Sprzedaż detaliczna odzieży i dodatków do ubrań&lt;/a&gt;</text:p>
            <text:p>&lt;span&gt;52.42.1&lt;/span&gt;&lt;a style="color:black;text-decoration:none;" href="http://www.teleadreson.pl/-NACE52421%20sprzedaz%20detaliczna%20odziezy"&gt;Sprzedaż detaliczna odzieży&lt;/a&gt;</text:p>
            <text:p/>
          </table:table-cell>
          <table:table-cell office:value-type="string">
            <text:p/>
            <text:p>&lt;span&gt;5611&lt;/span&gt;Sklepy z odzieżą i akcesoriami męskimi</text:p>
            <text:p>&lt;span&gt;5621&lt;/span&gt;Sklepy z odzieżą damską</text:p>
            <text:p/>
          </table:table-cell>
          <table:table-cell office:value-type="string">
            <text:p>odzież wierzchnia</text:p>
          </table:table-cell>
        </table:table-row>
        <table:table-row table:style-name="ro1">
          <table:table-cell office:value-type="string">
            <text:p>Usługi Transportowe</text:p>
          </table:table-cell>
          <table:table-cell/>
          <table:table-cell office:value-type="string">
            <text:p>Poznańska 23/23</text:p>
          </table:table-cell>
          <table:table-cell office:value-type="string">
            <text:p>Wągrowiec</text:p>
          </table:table-cell>
          <table:table-cell office:value-type="string">
            <text:p>62-234</text:p>
          </table:table-cell>
          <table:table-cell office:value-type="string">
            <text:p>Kazimierz Biernat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33033 (603)236830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string">
            <text:p>&lt;span&gt;60.24.1&lt;/span&gt;Przewożenie samochodami ciężarowymi wszystkich rodzajów towarów</text:p>
          </table:table-cell>
          <table:table-cell office:value-type="string">
            <text:p>&lt;span&gt;421299&lt;/span&gt;&lt;a style="color:black;text-decoration:none;" href="http://www.teleadreson.pl/-SIC421299%20lokalne%20przewozy%20ciezarowe%20bez%20skladowania%20osobno%20nie%20wymienione"&gt;Lokalne przewozy ciężarowe, bez składowania, osobno nie wymienione&lt;/a&gt;</text:p>
          </table:table-cell>
          <table:table-cell/>
        </table:table-row>
        <table:table-row table:style-name="ro2">
          <table:table-cell office:value-type="string">
            <text:p>Niepubliczny Zakład Opieki Zdrowotnej Ośrodek Pielęgniarsko-Położniczy Medycyny Środowiskowo-Rodzinnej Zdrowie S.C.</text:p>
          </table:table-cell>
          <table:table-cell office:value-type="string">
            <text:p>NZOZ Zdrowie S.C.</text:p>
          </table:table-cell>
          <table:table-cell office:value-type="string">
            <text:p>Przemysława 34/12</text:p>
          </table:table-cell>
          <table:table-cell office:value-type="string">
            <text:p>Wągrowiec</text:p>
          </table:table-cell>
          <table:table-cell office:value-type="string">
            <text:p>62-513</text:p>
          </table:table-cell>
          <table:table-cell office:value-type="string">
            <text:p>kier. Małgorzata Barańs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57650</text:p>
          </table:table-cell>
          <table:table-cell/>
          <table:table-cell office:value-type="string">
            <text:p>prywatna</text:p>
          </table:table-cell>
          <table:table-cell office:value-type="string">
            <text:p>spółka cywilna</text:p>
          </table:table-cell>
          <table:table-cell office:value-type="string">
            <text:p>&lt;a title="@wp.pl"&gt;zdrowie15&lt;/a&gt;</text:p>
          </table:table-cell>
          <table:table-cell table:number-columns-repeated="3"/>
          <table:table-cell office:value-type="float" office:value="1999">
            <text:p>1999</text:p>
          </table:table-cell>
          <table:table-cell office:value-type="string">
            <text:p/>
            <text:p>&lt;span&gt;85.12.1&lt;/span&gt;Przychodnie ogólne</text:p>
            <text:p>&lt;span&gt;85.14.1&lt;/span&gt;Działalność akuszerek i pielęgniarek</text:p>
            <text:p/>
          </table:table-cell>
          <table:table-cell office:value-type="string">
            <text:p/>
            <text:p>&lt;span&gt;801102&lt;/span&gt;Przychodnie ogólne</text:p>
            <text:p>&lt;span&gt;804905&lt;/span&gt;Usługi pielęgniarskie i asysta medyczna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1">
          <table:table-cell office:value-type="string">
            <text:p>Geokomplex</text:p>
          </table:table-cell>
          <table:table-cell/>
          <table:table-cell office:value-type="string">
            <text:p>Przemysłowa 1</text:p>
          </table:table-cell>
          <table:table-cell office:value-type="string">
            <text:p>Wągrowiec</text:p>
          </table:table-cell>
          <table:table-cell office:value-type="string">
            <text:p>62-624</text:p>
          </table:table-cell>
          <table:table-cell office:value-type="string">
            <text:p>Piotr Wyrzykow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30137 (503)035135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wp.pl"&gt;geokoplex&lt;/a&gt;</text:p>
          </table:table-cell>
          <table:table-cell/>
          <table:table-cell office:value-type="float" office:value="3">
            <text:p>3</text:p>
          </table:table-cell>
          <table:table-cell office:value-type="string">
            <text:p>50,000 zł.</text:p>
          </table:table-cell>
          <table:table-cell office:value-type="float" office:value="1993">
            <text:p>1993</text:p>
          </table:table-cell>
          <table:table-cell office:value-type="string">
            <text:p>&lt;span&gt;74.23.3&lt;/span&gt;Działalność geodezyjno-kartograficzna, sporządzanie map itp. działalność związana z pomiarami Ziemi</text:p>
          </table:table-cell>
          <table:table-cell office:value-type="string">
            <text:p>&lt;span&gt;8713&lt;/span&gt;Usługi geodezyjne</text:p>
          </table:table-cell>
          <table:table-cell/>
        </table:table-row>
        <table:table-row table:style-name="ro3">
          <table:table-cell office:value-type="string">
            <text:p>Zakład Poligraficzny</text:p>
          </table:table-cell>
          <table:table-cell/>
          <table:table-cell office:value-type="string">
            <text:p>Przemysłowa 1</text:p>
          </table:table-cell>
          <table:table-cell office:value-type="string">
            <text:p>Wągrowiec</text:p>
          </table:table-cell>
          <table:table-cell office:value-type="string">
            <text:p>62-232</text:p>
          </table:table-cell>
          <table:table-cell office:value-type="string">
            <text:p>Edward Stachowia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43549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999">
            <text:p>1999</text:p>
          </table:table-cell>
          <table:table-cell office:value-type="string">
            <text:p/>
            <text:p>&lt;span&gt;22.22&lt;/span&gt;&lt;a style="color:black;text-decoration:none;" href="http://www.teleadreson.pl/-NACE2222%20poligrafia%20bez%20druku%20gazet"&gt;Poligrafia (bez druku gazet)&lt;/a&gt;</text:p>
            <text:p>&lt;span&gt;22.22.86&lt;/span&gt;&lt;a style="color:black;text-decoration:none;" href="http://www.teleadreson.pl/-NACE222286%20druk%20materialow%20reklamowych"&gt;Druk materiałów reklamowych&lt;/a&gt;</text:p>
            <text:p>&lt;span&gt;74.41&lt;/span&gt;Projektowanie reklam wszelkiego typu</text:p>
            <text:p/>
          </table:table-cell>
          <table:table-cell office:value-type="string">
            <text:p/>
            <text:p>&lt;span&gt;2752&lt;/span&gt;&lt;a style="color:black;text-decoration:none;" href="http://www.teleadreson.pl/-SIC2752%20komercyjny%20druk%20litograficzny"&gt;Komercyjny druk litograficzny&lt;/a&gt;</text:p>
            <text:p>&lt;span&gt;275903&lt;/span&gt;&lt;a style="color:black;text-decoration:none;" href="http://www.teleadreson.pl/-SIC275903%20druk%20reklam"&gt;Druk reklam&lt;/a&gt;</text:p>
            <text:p>&lt;span&gt;733699&lt;/span&gt;Komercyjne projektowanie graficzne i plastyczne, osobno nie wymienione</text:p>
            <text:p/>
          </table:table-cell>
          <table:table-cell/>
        </table:table-row>
        <table:table-row table:style-name="ro6">
          <table:table-cell office:value-type="string">
            <text:p>Zakład Usług Melioracyjnych Dren</text:p>
          </table:table-cell>
          <table:table-cell office:value-type="string">
            <text:p>Dren</text:p>
          </table:table-cell>
          <table:table-cell office:value-type="string">
            <text:p>Przemysłowa 1/3</text:p>
          </table:table-cell>
          <table:table-cell office:value-type="string">
            <text:p>Wągrowiec</text:p>
          </table:table-cell>
          <table:table-cell office:value-type="string">
            <text:p>62-512</text:p>
          </table:table-cell>
          <table:table-cell office:value-type="string">
            <text:p>Artur Dąbrowicz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43248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neostrada.pl"&gt;drenast&lt;/a&gt;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/>
            <text:p>&lt;span&gt;45.24.3&lt;/span&gt;&lt;a style="color:black;text-decoration:none;" href="http://www.teleadreson.pl/-NACE45243%20budowa%20systemow%20melioracyjnych%20rolnych%20i%20lesnych"&gt;Budowa systemów melioracyjnych rolnych i leśnych&lt;/a&gt;</text:p>
            <text:p>&lt;span&gt;45.24.4&lt;/span&gt;&lt;a style="color:black;text-decoration:none;" href="http://www.teleadreson.pl/-NACE45244%20budowa%20systemow%20wodociagowych"&gt;Budowa systemów wodociągowych&lt;/a&gt;</text:p>
            <text:p>&lt;span&gt;45.24.5&lt;/span&gt;&lt;a style="color:black;text-decoration:none;" href="http://www.teleadreson.pl/-NACE45245%20budowa%20systemow%20kanalizacyjnych"&gt;Budowa systemów kanalizacyjnych&lt;/a&gt;</text:p>
            <text:p>&lt;span&gt;45.33.1&lt;/span&gt;&lt;a style="color:black;text-decoration:none;" href="http://www.teleadreson.pl/-NACE45331%20zakladanie%20instalacji%20i%20urzadzen%20hydraulicznych%20i%20sanitarnych"&gt;Zakładanie instalacji i urządzeń hydraulicznych i sanitarnych&lt;/a&gt;</text:p>
            <text:p>&lt;span&gt;45.11.4&lt;/span&gt;&lt;a style="color:black;text-decoration:none;" href="http://www.teleadreson.pl/-NACE45114%20roboty%20ziemne"&gt;Roboty ziemne&lt;/a&gt;</text:p>
            <text:p/>
          </table:table-cell>
          <table:table-cell office:value-type="string">
            <text:p/>
            <text:p>&lt;span&gt;162303&lt;/span&gt;&lt;a style="color:black;text-decoration:none;" href="http://www.teleadreson.pl/-SIC162303%20budowa%20wodociagow%20i%20kanalizacji"&gt;Budowa wodociągów i kanalizacji&lt;/a&gt;</text:p>
            <text:p>&lt;span&gt;162904&lt;/span&gt;&lt;a style="color:black;text-decoration:none;" href="http://www.teleadreson.pl/-SIC162904%20roboty%20ziemne"&gt;Roboty ziemne&lt;/a&gt;</text:p>
            <text:p>&lt;span&gt;171102&lt;/span&gt;&lt;a style="color:black;text-decoration:none;" href="http://www.teleadreson.pl/-SIC171102%20zakladanie%20instalacji%20hydraulicznych"&gt;Zakładanie instalacji hydraulicznych&lt;/a&gt;</text:p>
            <text:p/>
          </table:table-cell>
          <table:table-cell office:value-type="string">
            <text:p/>
            <text:p>instalacje sanitarne, kanalizacyjne, melioracyjne</text:p>
            <text:p/>
            <text:p/>
          </table:table-cell>
        </table:table-row>
        <table:table-row table:style-name="ro2">
          <table:table-cell office:value-type="string">
            <text:p>GS Samopomoc Chłopska - Sklep z Artykułami Metalowymi</text:p>
          </table:table-cell>
          <table:table-cell/>
          <table:table-cell office:value-type="string">
            <text:p>Przemysłowa 1</text:p>
          </table:table-cell>
          <table:table-cell office:value-type="string">
            <text:p>Wągrowiec</text:p>
          </table:table-cell>
          <table:table-cell office:value-type="string">
            <text:p>62-012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10219</text:p>
          </table:table-cell>
          <table:table-cell/>
          <table:table-cell office:value-type="string">
            <text:p>państwowa osoba prawna</text:p>
          </table:table-cell>
          <table:table-cell office:value-type="string">
            <text:p>spółdzielnia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/>
            <text:p>&lt;span&gt;52.46.4&lt;/span&gt;&lt;a style="color:black;text-decoration:none;" href="http://www.teleadreson.pl/-NACE52464%20sprzedaz%20detaliczna%20materialow%20i%20sprzetu%20dla%20majsterkowiczow"&gt;Sprzedaż detaliczna materiałów i sprzętu dla majsterkowiczów&lt;/a&gt;</text:p>
            <text:p>&lt;span&gt;52.46.1&lt;/span&gt;&lt;a style="color:black;text-decoration:none;" href="http://www.teleadreson.pl/-NACE52461%20sprzedaz%20detaliczna%20drobnych%20wyrobow%20metalowych"&gt;Sprzedaż detaliczna drobnych wyrobów metalowych&lt;/a&gt;</text:p>
            <text:p/>
          </table:table-cell>
          <table:table-cell office:value-type="string">
            <text:p/>
            <text:p>&lt;span&gt;521103&lt;/span&gt;&lt;a style="color:black;text-decoration:none;" href="http://www.teleadreson.pl/-SIC521103%20materialy%20instalacyjne%20i%20konserwacyjne%20handel%20detaliczny"&gt;Materiały instalacyjne i konserwacyjne, handel detaliczny&lt;/a&gt;</text:p>
            <text:p>&lt;span&gt;5251&lt;/span&gt;&lt;a style="color:black;text-decoration:none;" href="http://www.teleadreson.pl/-SIC5251%20sklepy%20metalowe"&gt;Sklepy metalowe&lt;/a&gt;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1">
          <table:table-cell office:value-type="string">
            <text:p>Zakład Ubezpieczeń Społecznych - Oddział w Pile - Inspektorat w Wągrowcu</text:p>
          </table:table-cell>
          <table:table-cell office:value-type="string">
            <text:p>ZUS - Oddział w Pile - Inspektorat w Wągrowcu</text:p>
          </table:table-cell>
          <table:table-cell office:value-type="string">
            <text:p>Przemysłowa 12</text:p>
          </table:table-cell>
          <table:table-cell office:value-type="string">
            <text:p>Wągrowiec</text:p>
          </table:table-cell>
          <table:table-cell office:value-type="string">
            <text:p>62-012</text:p>
          </table:table-cell>
          <table:table-cell office:value-type="string">
            <text:p>kier. Urszula Bentkows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41443 4624994 (401)404404 (401)414414</text:p>
          </table:table-cell>
          <table:table-cell office:value-type="string">
            <text:p>(67)2647045</text:p>
          </table:table-cell>
          <table:table-cell office:value-type="string">
            <text:p>Skarb Państwa</text:p>
          </table:table-cell>
          <table:table-cell office:value-type="string">
            <text:p>państwowa jednostka organizacyjna</text:p>
          </table:table-cell>
          <table:table-cell/>
          <table:table-cell office:value-type="string">
            <text:p>&lt;a href="http://www.teleadreson.pl/url/?k=6&amp;amp;r=http://www.zus.pl"&gt;www.zus.pl&lt;/a&gt;</text:p>
          </table:table-cell>
          <table:table-cell table:number-columns-repeated="3"/>
          <table:table-cell office:value-type="string">
            <text:p>&lt;span&gt;75.3&lt;/span&gt;Gwarantowana prawnie opieka socjalna</text:p>
          </table:table-cell>
          <table:table-cell office:value-type="string">
            <text:p>&lt;span&gt;632101&lt;/span&gt;Instytucje ubezpieczeniowe od wypadków i zdrowotne</text:p>
          </table:table-cell>
          <table:table-cell/>
        </table:table-row>
        <table:table-row table:style-name="ro1">
          <table:table-cell office:value-type="string">
            <text:p>Salon Fryzjerski Lidka</text:p>
          </table:table-cell>
          <table:table-cell/>
          <table:table-cell office:value-type="string">
            <text:p>Przemysłowa 12</text:p>
          </table:table-cell>
          <table:table-cell office:value-type="string">
            <text:p>Wągrowiec</text:p>
          </table:table-cell>
          <table:table-cell office:value-type="string">
            <text:p>62-952</text:p>
          </table:table-cell>
          <table:table-cell office:value-type="string">
            <text:p>Lidia Szczepanows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48148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996">
            <text:p>1996</text:p>
          </table:table-cell>
          <table:table-cell office:value-type="string">
            <text:p>&lt;span&gt;93.02.1&lt;/span&gt;Fryzjerstwo</text:p>
          </table:table-cell>
          <table:table-cell office:value-type="string">
            <text:p>&lt;span&gt;7241&lt;/span&gt;Salony fryzjerskie</text:p>
          </table:table-cell>
          <table:table-cell/>
        </table:table-row>
        <table:table-row table:style-name="ro2">
          <table:table-cell office:value-type="string">
            <text:p>Apteka PANACEUM</text:p>
          </table:table-cell>
          <table:table-cell/>
          <table:table-cell office:value-type="string">
            <text:p>Przemysłowa 12</text:p>
          </table:table-cell>
          <table:table-cell office:value-type="string">
            <text:p>Wągrowiec</text:p>
          </table:table-cell>
          <table:table-cell office:value-type="string">
            <text:p>62-342</text:p>
          </table:table-cell>
          <table:table-cell office:value-type="string">
            <text:p/>
            <text:p>Halina Grabarczyk</text:p>
            <text:p>Andrzej Grabarczyk</text:p>
            <text:p/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45043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2001">
            <text:p>2001</text:p>
          </table:table-cell>
          <table:table-cell office:value-type="string">
            <text:p>&lt;span&gt;52.31&lt;/span&gt;&lt;a style="color:black;text-decoration:none;" href="http://www.teleadreson.pl/-NACE5231%20apteki"&gt;Apteki&lt;/a&gt;</text:p>
          </table:table-cell>
          <table:table-cell office:value-type="string">
            <text:p>&lt;span&gt;5912&lt;/span&gt;Apteki</text:p>
          </table:table-cell>
          <table:table-cell office:value-type="string">
            <text:p>leki gotowe</text:p>
          </table:table-cell>
        </table:table-row>
        <table:table-row table:style-name="ro4">
          <table:table-cell office:value-type="string">
            <text:p>Mechanika Maszyn i Urządzeń Rolniczych</text:p>
          </table:table-cell>
          <table:table-cell/>
          <table:table-cell office:value-type="string">
            <text:p>Przemysłowa 12</text:p>
          </table:table-cell>
          <table:table-cell office:value-type="string">
            <text:p>Wągrowiec</text:p>
          </table:table-cell>
          <table:table-cell office:value-type="string">
            <text:p>62-844</text:p>
          </table:table-cell>
          <table:table-cell office:value-type="string">
            <text:p>Tomasz Pinkow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62460 6626386</text:p>
          </table:table-cell>
          <table:table-cell office:value-type="string">
            <text:p>(67)2660360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mmiur.com"&gt;biuro&lt;/a&gt;</text:p>
          </table:table-cell>
          <table:table-cell office:value-type="string">
            <text:p>&lt;a href="http://www.teleadreson.pl/url/?k=6&amp;amp;r=http://www.mmiur.com"&gt;www.mmiur.com&lt;/a&gt;</text:p>
          </table:table-cell>
          <table:table-cell office:value-type="float" office:value="100">
            <text:p>100</text:p>
          </table:table-cell>
          <table:table-cell/>
          <table:table-cell office:value-type="float" office:value="1984">
            <text:p>1984</text:p>
          </table:table-cell>
          <table:table-cell office:value-type="string">
            <text:p/>
            <text:p>&lt;span&gt;29.32&lt;/span&gt;&lt;a style="color:black;text-decoration:none;" href="http://www.teleadreson.pl/-NACE2932%20produkcja%20maszyn%20dla%20rolnictwa%20i%20lesnictwa%20bez%20ciagnikow"&gt;Produkcja maszyn dla rolnictwa i leśnictwa (bez ciągników)&lt;/a&gt;</text:p>
            <text:p>&lt;span&gt;51.66&lt;/span&gt;&lt;a style="color:black;text-decoration:none;" href="http://www.teleadreson.pl/-NACE5166%20sprzedaz%20hurtowa%20maszyn%20i%20urzadzen%20rolniczych%20lacznie%20ze%20sprzedaza%20ciagnikow"&gt;Sprzedaż hurtowa maszyn i urządzeń rolniczych, łącznie ze sprzedażą ciągników&lt;/a&gt;</text:p>
            <text:p/>
          </table:table-cell>
          <table:table-cell office:value-type="string">
            <text:p/>
            <text:p>&lt;span&gt;3523&lt;/span&gt;&lt;a style="color:black;text-decoration:none;" href="http://www.teleadreson.pl/-SIC3523%20maszyny%20i%20sprzet%20rolniczy%20produkcja"&gt;Maszyny i sprzęt rolniczy, produkcja&lt;/a&gt;</text:p>
            <text:p>&lt;span&gt;3524&lt;/span&gt;&lt;a style="color:black;text-decoration:none;" href="http://www.teleadreson.pl/-SIC3524%20maszyny%20i%20ciagniki%20ogrodowe%20produkcja"&gt;Maszyny i ciągniki ogrodowe, produkcja&lt;/a&gt;</text:p>
            <text:p>&lt;span&gt;508302&lt;/span&gt;&lt;a style="color:black;text-decoration:none;" href="http://www.teleadreson.pl/-SIC508302%20sprzet%20i%20maszyny%20ogrodnicze%20kosiarki%20do%20trawy%20hurt"&gt;Sprzęt i maszyny ogrodnicze, kosiarki do trawy, hurt&lt;/a&gt;</text:p>
            <text:p>&lt;span&gt;508203&lt;/span&gt;&lt;a style="color:black;text-decoration:none;" href="http://www.teleadreson.pl/-SIC508203%20sprzet%20ogolnobudowlany%20hurt"&gt;Sprzęt ogólnobudowlany, hurt&lt;/a&gt;</text:p>
            <text:p/>
          </table:table-cell>
          <table:table-cell office:value-type="string">
            <text:p/>
            <text:p>części zamienne do kombajnów (Bizon)</text:p>
            <text:p>części do kosiarek rotacyjnych, części do pługów</text:p>
            <text:p>części do sieczkarni, części do rozrzutników obornika</text:p>
            <text:p/>
            <text:p/>
          </table:table-cell>
        </table:table-row>
        <table:table-row table:style-name="ro1">
          <table:table-cell office:value-type="string">
            <text:p>Apteka Pałucka</text:p>
          </table:table-cell>
          <table:table-cell/>
          <table:table-cell office:value-type="string">
            <text:p>Przemysłowa 12</text:p>
          </table:table-cell>
          <table:table-cell office:value-type="string">
            <text:p>Wągrowiec</text:p>
          </table:table-cell>
          <table:table-cell office:value-type="string">
            <text:p>62-233</text:p>
          </table:table-cell>
          <table:table-cell office:value-type="string">
            <text:p>mgr farm. Danuta Zdrzał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25029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&lt;span&gt;52.31&lt;/span&gt;&lt;a style="color:black;text-decoration:none;" href="http://www.teleadreson.pl/-NACE5231%20apteki"&gt;Apteki&lt;/a&gt;</text:p>
          </table:table-cell>
          <table:table-cell office:value-type="string">
            <text:p>&lt;span&gt;5912&lt;/span&gt;Apteki</text:p>
          </table:table-cell>
          <table:table-cell office:value-type="string">
            <text:p>leki gotowe</text:p>
          </table:table-cell>
        </table:table-row>
        <table:table-row table:style-name="ro2">
          <table:table-cell office:value-type="string">
            <text:p>DOR-MED mgr Waldemar Lipiński - Oddział</text:p>
          </table:table-cell>
          <table:table-cell/>
          <table:table-cell office:value-type="string">
            <text:p>Przemysłowa 12</text:p>
          </table:table-cell>
          <table:table-cell office:value-type="string">
            <text:p>Wągrowiec</text:p>
          </table:table-cell>
          <table:table-cell office:value-type="string">
            <text:p>62-514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61360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/>
          <table:table-cell office:value-type="string">
            <text:p>&lt;a href="http://www.teleadreson.pl/url/?k=6&amp;amp;r=http://www.dor-med.pl"&gt;www.dor-med.pl&lt;/a&gt;</text:p>
          </table:table-cell>
          <table:table-cell table:number-columns-repeated="3"/>
          <table:table-cell office:value-type="string">
            <text:p/>
            <text:p>&lt;span&gt;52.32&lt;/span&gt;&lt;a style="color:black;text-decoration:none;" href="http://www.teleadreson.pl/-NACE5232%20sprzedaz%20detaliczna%20artykulow%20medycznych%20i%20sprzetu%20ortopedycznego"&gt;Sprzedaż detaliczna artykułów medycznych i sprzętu ortopedycznego&lt;/a&gt;</text:p>
            <text:p>&lt;span&gt;85.12.6&lt;/span&gt;Prywatne praktyki lekarskie</text:p>
            <text:p/>
          </table:table-cell>
          <table:table-cell office:value-type="string">
            <text:p/>
            <text:p>&lt;span&gt;599909&lt;/span&gt;Aparatura i wyposażenie medyczne, handel detaliczny</text:p>
            <text:p>&lt;span&gt;801199&lt;/span&gt;Gabinety lekarskie, osobno nie wymienione</text:p>
            <text:p/>
          </table:table-cell>
          <table:table-cell office:value-type="string">
            <text:p/>
            <text:p>protetyka słuchu: badanie, dobór oraz przegląd aparatów słuchowych</text:p>
            <text:p/>
            <text:p/>
          </table:table-cell>
        </table:table-row>
        <table:table-row table:style-name="ro2">
          <table:table-cell office:value-type="string">
            <text:p>Komenda Powiatowa Państwowej Straży Pożarnej</text:p>
          </table:table-cell>
          <table:table-cell office:value-type="string">
            <text:p>KPPSP</text:p>
          </table:table-cell>
          <table:table-cell office:value-type="string">
            <text:p>Przemysłowa 12</text:p>
          </table:table-cell>
          <table:table-cell office:value-type="string">
            <text:p>Wągrowiec</text:p>
          </table:table-cell>
          <table:table-cell office:value-type="string">
            <text:p>62-232</text:p>
          </table:table-cell>
          <table:table-cell office:value-type="string">
            <text:p>kom. mł. bryg. mgr inż. Arkadiusz Wójci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41841</text:p>
          </table:table-cell>
          <table:table-cell office:value-type="string">
            <text:p>Skarb Państwa</text:p>
          </table:table-cell>
          <table:table-cell office:value-type="string">
            <text:p>państwowa jednostka organizacyjna</text:p>
          </table:table-cell>
          <table:table-cell office:value-type="string">
            <text:p>&lt;a title="@psp.wlkp.pl"&gt;kppspwagrowiec&lt;/a&gt;</text:p>
          </table:table-cell>
          <table:table-cell office:value-type="string">
            <text:p/>
            <text:p>&lt;a href="http://www.teleadreson.pl/url/?k=6&amp;amp;r=http://www.kpptp.wagrowiec.prv.pl"&gt;www.kpptp.wagrowiec.prv.pl&lt;/a&gt;</text:p>
            <text:p>&lt;a href="http://www.teleadreson.pl/url/?k=6&amp;amp;r=http://www.qsp.wagrowied.webpark.pl"&gt;www.qsp.wagrowied.webpark.pl&lt;/a&gt;</text:p>
            <text:p/>
          </table:table-cell>
          <table:table-cell table:number-columns-repeated="3"/>
          <table:table-cell office:value-type="string">
            <text:p>&lt;span&gt;75.25&lt;/span&gt;Działalność straży pożarnej</text:p>
          </table:table-cell>
          <table:table-cell office:value-type="string">
            <text:p>&lt;span&gt;9224&lt;/span&gt;Straż pożarna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Tłumacz Przysięgły Języka Niemieckiego</text:p>
          </table:table-cell>
          <table:table-cell/>
          <table:table-cell office:value-type="string">
            <text:p>Przybyszewego 6</text:p>
          </table:table-cell>
          <table:table-cell office:value-type="string">
            <text:p>Wągrowiec</text:p>
          </table:table-cell>
          <table:table-cell office:value-type="string">
            <text:p>62-954</text:p>
          </table:table-cell>
          <table:table-cell office:value-type="string">
            <text:p>Alina Śród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95590 (699)294691</text:p>
          </table:table-cell>
          <table:table-cell office:value-type="string">
            <text:p>(67)2695590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50,000 zł.</text:p>
          </table:table-cell>
          <table:table-cell office:value-type="float" office:value="1992">
            <text:p>1992</text:p>
          </table:table-cell>
          <table:table-cell office:value-type="string">
            <text:p>&lt;span&gt;74.83.5&lt;/span&gt;Tłumaczenia</text:p>
          </table:table-cell>
          <table:table-cell office:value-type="string">
            <text:p>&lt;span&gt;733899&lt;/span&gt;Usługi sekretarskie, protokolanckie, osobno nie wymienione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Grupa SILIKATY Sp. z o.o. - Zakład Przysieczyn</text:p>
          </table:table-cell>
          <table:table-cell/>
          <table:table-cell office:value-type="string">
            <text:p>Przysieczyn 5</text:p>
          </table:table-cell>
          <table:table-cell office:value-type="string">
            <text:p>Wągrowiec</text:p>
          </table:table-cell>
          <table:table-cell office:value-type="string">
            <text:p>62-453</text:p>
          </table:table-cell>
          <table:table-cell office:value-type="string">
            <text:p>dyr. Jarosław Kaniew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81681 8488328</text:p>
          </table:table-cell>
          <table:table-cell office:value-type="string">
            <text:p>prywatna</text:p>
          </table:table-cell>
          <table:table-cell office:value-type="string">
            <text:p>spółka z o.o.</text:p>
          </table:table-cell>
          <table:table-cell office:value-type="string">
            <text:p>&lt;a title="@grwpasilikaty.pl"&gt;sprzedazrrzysieczyn&lt;/a&gt;</text:p>
          </table:table-cell>
          <table:table-cell office:value-type="string">
            <text:p>&lt;a href="http://www.teleadreson.pl/url/?k=6&amp;amp;r=http://www.grwpasilikaty.pl"&gt;www.grwpasilikaty.pl&lt;/a&gt;</text:p>
          </table:table-cell>
          <table:table-cell office:value-type="float" office:value="50">
            <text:p>50</text:p>
          </table:table-cell>
          <table:table-cell/>
          <table:table-cell office:value-type="float" office:value="1965">
            <text:p>1965</text:p>
          </table:table-cell>
          <table:table-cell office:value-type="string">
            <text:p/>
            <text:p>&lt;span&gt;26.61.11&lt;/span&gt;&lt;a style="color:black;text-decoration:none;" href="http://www.teleadreson.pl/-NACE266111%20produkcja%20pustakow%20z%20betonu%20lub%20ze%20sztucznego%20kamienia"&gt;Produkcja pustaków z betonu lub ze sztucznego kamienia&lt;/a&gt;</text:p>
            <text:p>&lt;span&gt;26.61.13&lt;/span&gt;&lt;a style="color:black;text-decoration:none;" href="http://www.teleadreson.pl/-NACE266113%20produkcja%20belek%20plyt%20i%20slupow%20z%20betonu%20lub%20ze%20sztucznego%20kamienia"&gt;Produkcja belek, płyt i słupów z betonu lub ze sztucznego kamienia&lt;/a&gt;</text:p>
            <text:p/>
          </table:table-cell>
          <table:table-cell office:value-type="string">
            <text:p/>
            <text:p>&lt;span&gt;3251&lt;/span&gt;&lt;a style="color:black;text-decoration:none;" href="http://www.teleadreson.pl/-SIC3251%20cegly%20pustaki%20dachowka%20produkcja"&gt;Cegły, pustaki, dachówka, produkcja&lt;/a&gt;</text:p>
            <text:p>&lt;span&gt;3271&lt;/span&gt;&lt;a style="color:black;text-decoration:none;" href="http://www.teleadreson.pl/-SIC3271%20plyty%20i%20pustaki%20betonowe%20produkcja"&gt;Płyty i pustaki betonowe, produkcja&lt;/a&gt;</text:p>
            <text:p/>
          </table:table-cell>
          <table:table-cell office:value-type="string">
            <text:p>wyroby silikatowe</text:p>
          </table:table-cell>
        </table:table-row>
        <table:table-row table:style-name="ro2">
          <table:table-cell office:value-type="string">
            <text:p>Martyna Sp. z o.o. - Zakład Produkcyjny</text:p>
          </table:table-cell>
          <table:table-cell/>
          <table:table-cell office:value-type="string">
            <text:p>Rąbczyn 23</text:p>
          </table:table-cell>
          <table:table-cell office:value-type="string">
            <text:p>Wągrowiec</text:p>
          </table:table-cell>
          <table:table-cell office:value-type="string">
            <text:p>62-622</text:p>
          </table:table-cell>
          <table:table-cell office:value-type="string">
            <text:p>Waldemar Chudzi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76279</text:p>
          </table:table-cell>
          <table:table-cell office:value-type="string">
            <text:p>prywatna</text:p>
          </table:table-cell>
          <table:table-cell office:value-type="string">
            <text:p>spółka z o.o.</text:p>
          </table:table-cell>
          <table:table-cell/>
          <table:table-cell office:value-type="string">
            <text:p>&lt;a href="http://www.teleadreson.pl/url/?k=6&amp;amp;r=http://www.martyna.com.pl"&gt;www.martyna.com.pl&lt;/a&gt;</text:p>
          </table:table-cell>
          <table:table-cell table:number-columns-repeated="3"/>
          <table:table-cell office:value-type="string">
            <text:p>&lt;span&gt;36.14.14&lt;/span&gt;&lt;a style="color:black;text-decoration:none;" href="http://www.teleadreson.pl/-NACE361414%20produkcja%20mebli%20do%20ogrodow"&gt;Produkcja mebli do ogrodów&lt;/a&gt;</text:p>
          </table:table-cell>
          <table:table-cell office:value-type="string">
            <text:p>&lt;span&gt;251107&lt;/span&gt;&lt;a style="color:black;text-decoration:none;" href="http://www.teleadreson.pl/-SIC251107%20meble%20drewniane%20ogrodowe%20produkcja"&gt;Meble drewniane ogrodowe, produkcja&lt;/a&gt;</text:p>
          </table:table-cell>
          <table:table-cell office:value-type="string">
            <text:p/>
            <text:p>meble ogrodowe</text:p>
            <text:p/>
            <text:p/>
          </table:table-cell>
        </table:table-row>
        <table:table-row table:style-name="ro2">
          <table:table-cell office:value-type="string">
            <text:p>Gimnazjum</text:p>
          </table:table-cell>
          <table:table-cell/>
          <table:table-cell office:value-type="string">
            <text:p>Rąbczyn 62</text:p>
          </table:table-cell>
          <table:table-cell office:value-type="string">
            <text:p>Wągrowiec</text:p>
          </table:table-cell>
          <table:table-cell office:value-type="string">
            <text:p>62-953</text:p>
          </table:table-cell>
          <table:table-cell office:value-type="string">
            <text:p>dyr. Grzegorz Tomaszew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26221</text:p>
          </table:table-cell>
          <table:table-cell office:value-type="string">
            <text:p>komunalna</text:p>
          </table:table-cell>
          <table:table-cell office:value-type="string">
            <text:p>gminna samorządowa jednostka organizacyjna</text:p>
          </table:table-cell>
          <table:table-cell office:value-type="string">
            <text:p>&lt;a title="@wp.pl"&gt;gimrabczyn&lt;/a&gt;</text:p>
          </table:table-cell>
          <table:table-cell table:number-columns-repeated="3"/>
          <table:table-cell office:value-type="float" office:value="2001">
            <text:p>2001</text:p>
          </table:table-cell>
          <table:table-cell office:value-type="string">
            <text:p/>
            <text:p>&lt;span&gt;80.12&lt;/span&gt;Szkoły podstawowe</text:p>
            <text:p>&lt;span&gt;80.11&lt;/span&gt;Wychowanie przedszkolne</text:p>
            <text:p/>
          </table:table-cell>
          <table:table-cell office:value-type="string">
            <text:p>&lt;span&gt;8211&lt;/span&gt;Szkoły podstawowe i średnie ogólnokształcące</text:p>
          </table:table-cell>
          <table:table-cell/>
        </table:table-row>
        <table:table-row table:style-name="ro3">
          <table:table-cell office:value-type="string">
            <text:p>Sklep Spożywczo-Przemysłowy Barbara Bąkowska</text:p>
          </table:table-cell>
          <table:table-cell/>
          <table:table-cell office:value-type="string">
            <text:p>Rąbczyn 64</text:p>
          </table:table-cell>
          <table:table-cell office:value-type="string">
            <text:p>Wągrowiec</text:p>
          </table:table-cell>
          <table:table-cell office:value-type="string">
            <text:p>62-734</text:p>
          </table:table-cell>
          <table:table-cell office:value-type="string">
            <text:p>Barbara Bąkows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66267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4"/>
          <table:table-cell office:value-type="float" office:value="1990">
            <text:p>1990</text:p>
          </table:table-cell>
          <table:table-cell office:value-type="string">
            <text:p/>
            <text:p>&lt;span&gt;52.27&lt;/span&gt;&lt;a style="color:black;text-decoration:none;" href="http://www.teleadreson.pl/-NACE5227%20sklepy%20spozywcze"&gt;Sklepy spożywcze&lt;/a&gt;</text:p>
            <text:p>&lt;span&gt;52.33&lt;/span&gt;&lt;a style="color:black;text-decoration:none;" href="http://www.teleadreson.pl/-NACE5233%20sprzedaz%20detaliczna%20kosmetykow%20i%20artykulow%20toaletowych%20i%20srodkow%20czystosci%20chemii%20gospodarczej"&gt;Sprzedaż detaliczna kosmetyków i artykułów toaletowych i środków czystości (chemii gospodarczej)&lt;/a&gt;</text:p>
            <text:p>&lt;span&gt;64.11&lt;/span&gt;Poczta państwowa</text:p>
            <text:p/>
          </table:table-cell>
          <table:table-cell office:value-type="string">
            <text:p/>
            <text:p>&lt;span&gt;5411&lt;/span&gt;&lt;a style="color:black;text-decoration:none;" href="http://www.teleadreson.pl/-SIC5411%20sklepy%20spozywcze"&gt;Sklepy spożywcze&lt;/a&gt;</text:p>
            <text:p>&lt;span&gt;599913&lt;/span&gt;Kosmetyki i przybory toaletowe, handel detaliczny</text:p>
            <text:p>&lt;span&gt;4311&lt;/span&gt;&lt;a style="color:black;text-decoration:none;" href="http://www.teleadreson.pl/-SIC4311%20poczta%20polska"&gt;Poczta Polska&lt;/a&gt;</text:p>
            <text:p/>
          </table:table-cell>
          <table:table-cell office:value-type="string">
            <text:p/>
            <text:p>agencja pocztowa</text:p>
            <text:p/>
            <text:p/>
          </table:table-cell>
        </table:table-row>
        <table:table-row table:style-name="ro2">
          <table:table-cell office:value-type="string">
            <text:p>Sklep Spożywczo-Przemysłowy</text:p>
          </table:table-cell>
          <table:table-cell/>
          <table:table-cell office:value-type="string">
            <text:p>Rąbczyn</text:p>
          </table:table-cell>
          <table:table-cell office:value-type="string">
            <text:p>Wągrowiec</text:p>
          </table:table-cell>
          <table:table-cell office:value-type="string">
            <text:p>62-123</text:p>
          </table:table-cell>
          <table:table-cell office:value-type="string">
            <text:p>Barbara Bąkows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615205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string">
            <text:p/>
            <text:p>&lt;span&gt;52.33&lt;/span&gt;&lt;a style="color:black;text-decoration:none;" href="http://www.teleadreson.pl/-NACE5233%20sprzedaz%20detaliczna%20kosmetykow%20i%20artykulow%20toaletowych%20i%20srodkow%20czystosci%20chemii%20gospodarczej"&gt;Sprzedaż detaliczna kosmetyków i artykułów toaletowych i środków czystości (chemii gospodarczej)&lt;/a&gt;</text:p>
            <text:p>&lt;span&gt;52.2&lt;/span&gt;&lt;a style="color:black;text-decoration:none;" href="http://www.teleadreson.pl/-NACE522%20sprzedaz%20detaliczna%20zywnosci%20napojow%20i%20wyrobow%20tytoniowych%20w%20wyspecjalizowanych%20sklepach"&gt;Sprzedaż detaliczna żywności, napojów i wyrobów tytoniowych w wyspecjalizowanych sklepach&lt;/a&gt;</text:p>
            <text:p/>
          </table:table-cell>
          <table:table-cell office:value-type="string">
            <text:p/>
            <text:p>&lt;span&gt;541199&lt;/span&gt;&lt;a style="color:black;text-decoration:none;" href="http://www.teleadreson.pl/-SIC541199%20sklepy%20spozywcze%20osobno%20nie%20wymienione"&gt;Sklepy spożywcze, osobno nie wymienione&lt;/a&gt;</text:p>
            <text:p>&lt;span&gt;599913&lt;/span&gt;Kosmetyki i przybory toaletowe, handel detaliczny</text:p>
            <text:p/>
          </table:table-cell>
          <table:table-cell/>
        </table:table-row>
        <table:table-row table:style-name="ro2">
          <table:table-cell office:value-type="string">
            <text:p>Piekarnictwo-Cukiernictwo</text:p>
          </table:table-cell>
          <table:table-cell/>
          <table:table-cell office:value-type="string">
            <text:p>Reja 2a</text:p>
          </table:table-cell>
          <table:table-cell office:value-type="string">
            <text:p>Wągrowiec</text:p>
          </table:table-cell>
          <table:table-cell office:value-type="string">
            <text:p>62-733</text:p>
          </table:table-cell>
          <table:table-cell office:value-type="string">
            <text:p/>
            <text:p>Urszula Czarnecka</text:p>
            <text:p>Henryk Czarnecki</text:p>
            <text:p/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55659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/>
            <text:p>&lt;span&gt;52.24.1&lt;/span&gt;&lt;a style="color:black;text-decoration:none;" href="http://www.teleadreson.pl/-NACE52241%20sprzedaz%20detaliczna%20chleba%20i%20innego%20pieczywa"&gt;Sprzedaż detaliczna chleba i innego pieczywa&lt;/a&gt;</text:p>
            <text:p>&lt;span&gt;15.82.2&lt;/span&gt;&lt;a style="color:black;text-decoration:none;" href="http://www.teleadreson.pl/-NACE15822%20produkcja%20ciast%20i%20ciastek%20o%20przedluzonej%20trwalosci"&gt;Produkcja ciast i ciastek o przedłużonej trwałości&lt;/a&gt;</text:p>
            <text:p/>
          </table:table-cell>
          <table:table-cell office:value-type="string">
            <text:p/>
            <text:p>&lt;span&gt;5261&lt;/span&gt;&lt;a style="color:black;text-decoration:none;" href="http://www.teleadreson.pl/-SIC5261%20sklepy%20z%20wyposazeniem%20ogrodniczym"&gt;Sklepy z wyposażeniem ogrodniczym&lt;/a&gt;</text:p>
            <text:p>&lt;span&gt;205102&lt;/span&gt;&lt;a style="color:black;text-decoration:none;" href="http://www.teleadreson.pl/-SIC205102%20ciasta%20placki%20torty%20itp%20%20produkcja"&gt;Ciasta, placki, torty itp., produkcja&lt;/a&gt;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Zakład Stolarski - Usługi Pogrzebowe</text:p>
          </table:table-cell>
          <table:table-cell/>
          <table:table-cell office:value-type="string">
            <text:p>Reja 8</text:p>
          </table:table-cell>
          <table:table-cell office:value-type="string">
            <text:p>Wągrowiec</text:p>
          </table:table-cell>
          <table:table-cell office:value-type="string">
            <text:p>62-512</text:p>
          </table:table-cell>
          <table:table-cell office:value-type="string">
            <text:p>Krzysztof Bucholc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11319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500,000 zł.</text:p>
          </table:table-cell>
          <table:table-cell office:value-type="float" office:value="1982">
            <text:p>1982</text:p>
          </table:table-cell>
          <table:table-cell office:value-type="string">
            <text:p/>
            <text:p>&lt;span&gt;93.03&lt;/span&gt;Zakłady pogrzebowe i usługi pokrewne</text:p>
            <text:p>&lt;span&gt;20.45&lt;/span&gt;&lt;a style="color:black;text-decoration:none;" href="http://www.teleadreson.pl/-NACE2045%20produkcja%20trumien"&gt;Produkcja trumien&lt;/a&gt;</text:p>
            <text:p/>
          </table:table-cell>
          <table:table-cell office:value-type="string">
            <text:p/>
            <text:p>&lt;span&gt;7261&lt;/span&gt;Usługi pogrzebowe, krematoria</text:p>
            <text:p>&lt;span&gt;3995&lt;/span&gt;&lt;a style="color:black;text-decoration:none;" href="http://www.teleadreson.pl/-SIC3995%20trumny%20produkcja"&gt;Trumny, produkcja&lt;/a&gt;</text:p>
            <text:p/>
          </table:table-cell>
          <table:table-cell office:value-type="string">
            <text:p/>
            <text:p>pogrzebowe</text:p>
            <text:p>produkcja trumien</text:p>
            <text:p/>
          </table:table-cell>
        </table:table-row>
        <table:table-row table:style-name="ro4">
          <table:table-cell office:value-type="string">
            <text:p>Sprzedaż i Serwis Wyrobów Firmowych Stihl</text:p>
          </table:table-cell>
          <table:table-cell/>
          <table:table-cell office:value-type="string">
            <text:p>Reja 23a</text:p>
          </table:table-cell>
          <table:table-cell office:value-type="string">
            <text:p>Wągrowiec</text:p>
          </table:table-cell>
          <table:table-cell office:value-type="string">
            <text:p>62-452</text:p>
          </table:table-cell>
          <table:table-cell office:value-type="string">
            <text:p>Włodzimierz Ża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45748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list.pl"&gt;zak&lt;/a&gt;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990">
            <text:p>1990</text:p>
          </table:table-cell>
          <table:table-cell office:value-type="string">
            <text:p/>
            <text:p>&lt;span&gt;51.65&lt;/span&gt;&lt;a style="color:black;text-decoration:none;" href="http://www.teleadreson.pl/-NACE5165%20sprzedaz%20hurtowa%20pomocniczych%20maszyn%20i%20urzadzen%20dla%20przemyslu%20handlu%20i%20transportu%20wodnego"&gt;Sprzedaż hurtowa pomocniczych maszyn i urządzeń dla przemysłu, handlu i transportu wodnego&lt;/a&gt;</text:p>
            <text:p>&lt;span&gt;52.46.4&lt;/span&gt;&lt;a style="color:black;text-decoration:none;" href="http://www.teleadreson.pl/-NACE52464%20sprzedaz%20detaliczna%20materialow%20i%20sprzetu%20dla%20majsterkowiczow"&gt;Sprzedaż detaliczna materiałów i sprzętu dla majsterkowiczów&lt;/a&gt;</text:p>
            <text:p/>
          </table:table-cell>
          <table:table-cell office:value-type="string">
            <text:p/>
            <text:p>&lt;span&gt;508302&lt;/span&gt;&lt;a style="color:black;text-decoration:none;" href="http://www.teleadreson.pl/-SIC508302%20sprzet%20i%20maszyny%20ogrodnicze%20kosiarki%20do%20trawy%20hurt"&gt;Sprzęt i maszyny ogrodnicze, kosiarki do trawy, hurt&lt;/a&gt;</text:p>
            <text:p>&lt;span&gt;526101&lt;/span&gt;&lt;a style="color:black;text-decoration:none;" href="http://www.teleadreson.pl/-SIC526101%20sprzet%20ogrodniczy%20handel%20detaliczny"&gt;Sprzęt ogrodniczy, handel detaliczny&lt;/a&gt;</text:p>
            <text:p>&lt;span&gt;507203&lt;/span&gt;&lt;a style="color:black;text-decoration:none;" href="http://www.teleadreson.pl/-SIC507203%20elektronarzedzia%20i%20akcesoria%20hurt"&gt;Elektronarzędzia i akcesoria, hurt&lt;/a&gt;</text:p>
            <text:p>&lt;span&gt;525101&lt;/span&gt;&lt;a style="color:black;text-decoration:none;" href="http://www.teleadreson.pl/-SIC525101%20narzedzia%20handel%20detaliczny"&gt;Narzędzia, handel detaliczny&lt;/a&gt;</text:p>
            <text:p/>
          </table:table-cell>
          <table:table-cell/>
        </table:table-row>
        <table:table-row table:style-name="ro3">
          <table:table-cell office:value-type="string">
            <text:p>Przedsiębiorstwo Usługowo-Handlowe MAG</text:p>
          </table:table-cell>
          <table:table-cell office:value-type="string">
            <text:p>PUH MAG</text:p>
          </table:table-cell>
          <table:table-cell office:value-type="string">
            <text:p>Reja 24</text:p>
          </table:table-cell>
          <table:table-cell office:value-type="string">
            <text:p>Wągrowiec</text:p>
          </table:table-cell>
          <table:table-cell office:value-type="string">
            <text:p>62-514</text:p>
          </table:table-cell>
          <table:table-cell office:value-type="string">
            <text:p>Longina Staniews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65460 (606)763266</text:p>
          </table:table-cell>
          <table:table-cell office:value-type="string">
            <text:p>(67)2665460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4"/>
          <table:table-cell office:value-type="float" office:value="1992">
            <text:p>1992</text:p>
          </table:table-cell>
          <table:table-cell office:value-type="string">
            <text:p/>
            <text:p>&lt;span&gt;51.54.3&lt;/span&gt;&lt;a style="color:black;text-decoration:none;" href="http://www.teleadreson.pl/-NACE51543%20sprzedaz%20hurtowa%20sprzetu%20i%20wyposazenia%20grzejnego"&gt;Sprzedaż hurtowa sprzętu i wyposażenia grzejnego&lt;/a&gt;</text:p>
            <text:p>&lt;span&gt;45.33.31&lt;/span&gt;&lt;a style="color:black;text-decoration:none;" href="http://www.teleadreson.pl/-NACE453331%20zakladanie%20przewodow%20i%20urzadzen%20grzewczych"&gt;Zakładanie przewodów i urządzeń grzewczych&lt;/a&gt;</text:p>
            <text:p/>
          </table:table-cell>
          <table:table-cell office:value-type="string">
            <text:p/>
            <text:p>&lt;span&gt;507402&lt;/span&gt;&lt;a style="color:black;text-decoration:none;" href="http://www.teleadreson.pl/-SIC507402%20sprzet%20i%20wyposazenie%20c%20o%20%20hurt"&gt;Sprzęt i wyposażenie c.o., hurt&lt;/a&gt;</text:p>
            <text:p>&lt;span&gt;171101&lt;/span&gt;&lt;a style="color:black;text-decoration:none;" href="http://www.teleadreson.pl/-SIC171101%20zakladanie%20piecow%20i%20kotlow"&gt;Zakładanie pieców i kotłów&lt;/a&gt;</text:p>
            <text:p>&lt;span&gt;171104&lt;/span&gt;&lt;a style="color:black;text-decoration:none;" href="http://www.teleadreson.pl/-SIC171104%20zakladanie%20instalacji%20grzewczych%20i%20klimatyzacji"&gt;Zakładanie instalacji grzewczych i klimatyzacji&lt;/a&gt;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Apteka Cysterska</text:p>
          </table:table-cell>
          <table:table-cell/>
          <table:table-cell office:value-type="string">
            <text:p>Reja 26</text:p>
          </table:table-cell>
          <table:table-cell office:value-type="string">
            <text:p>Wągrowiec</text:p>
          </table:table-cell>
          <table:table-cell office:value-type="string">
            <text:p>62-954</text:p>
          </table:table-cell>
          <table:table-cell office:value-type="string">
            <text:p/>
            <text:p>Halina Tomaszewska</text:p>
            <text:p>Grzegorz Tomaszewski</text:p>
            <text:p/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65460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&lt;span&gt;52.31.2&lt;/span&gt;&lt;a style="color:black;text-decoration:none;" href="http://www.teleadreson.pl/-NACE52312%20apteki"&gt;Apteki&lt;/a&gt;</text:p>
          </table:table-cell>
          <table:table-cell office:value-type="string">
            <text:p>&lt;span&gt;5912&lt;/span&gt;Apteki</text:p>
          </table:table-cell>
          <table:table-cell office:value-type="string">
            <text:p/>
            <text:p>leki recepturowe</text:p>
            <text:p/>
            <text:p/>
          </table:table-cell>
        </table:table-row>
        <table:table-row table:style-name="ro4">
          <table:table-cell office:value-type="string">
            <text:p>Sklep Wielobranżowy-Przemysłowy Papierek</text:p>
          </table:table-cell>
          <table:table-cell office:value-type="string">
            <text:p>Papierek</text:p>
          </table:table-cell>
          <table:table-cell office:value-type="string">
            <text:p>Reja 31</text:p>
          </table:table-cell>
          <table:table-cell office:value-type="string">
            <text:p>Wągrowiec</text:p>
          </table:table-cell>
          <table:table-cell office:value-type="string">
            <text:p>62-953</text:p>
          </table:table-cell>
          <table:table-cell office:value-type="string">
            <text:p/>
            <text:p>Teresa Banaszak</text:p>
            <text:p>Zygmunt Banaszak</text:p>
            <text:p/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20127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990">
            <text:p>1990</text:p>
          </table:table-cell>
          <table:table-cell office:value-type="string">
            <text:p/>
            <text:p>&lt;span&gt;52.47.3&lt;/span&gt;&lt;a style="color:black;text-decoration:none;" href="http://www.teleadreson.pl/-NACE52473%20sprzedaz%20detaliczna%20artykulow%20pismiennych"&gt;Sprzedaż detaliczna artykułów piśmiennych&lt;/a&gt;</text:p>
            <text:p>&lt;span&gt;52.48.55&lt;/span&gt;&lt;a style="color:black;text-decoration:none;" href="http://www.teleadreson.pl/-NACE524855%20sprzedaz%20detaliczna%20gier%20i%20zabawek"&gt;Sprzedaż detaliczna gier i zabawek&lt;/a&gt;</text:p>
            <text:p/>
          </table:table-cell>
          <table:table-cell office:value-type="string">
            <text:p/>
            <text:p>&lt;span&gt;5943&lt;/span&gt;Sklepy papiernicze</text:p>
            <text:p>&lt;span&gt;599917&lt;/span&gt;Przybory i pomoce szkolne, handel detaliczny</text:p>
            <text:p>&lt;span&gt;594502&lt;/span&gt;Sklepy z zabawkami i grami</text:p>
            <text:p/>
          </table:table-cell>
          <table:table-cell office:value-type="string">
            <text:p/>
            <text:p>artykuły szkolne</text:p>
            <text:p>artykuły biurowe</text:p>
            <text:p>zabawki</text:p>
            <text:p/>
            <text:p/>
          </table:table-cell>
        </table:table-row>
        <table:table-row table:style-name="ro2">
          <table:table-cell office:value-type="string">
            <text:p>Studio Urody Afrodyta</text:p>
          </table:table-cell>
          <table:table-cell/>
          <table:table-cell office:value-type="string">
            <text:p>Reja 57</text:p>
          </table:table-cell>
          <table:table-cell office:value-type="string">
            <text:p>Wągrowiec</text:p>
          </table:table-cell>
          <table:table-cell office:value-type="string">
            <text:p>62-954</text:p>
          </table:table-cell>
          <table:table-cell office:value-type="string">
            <text:p>Joanna Sobkowia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503)094898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migland.pl"&gt;afrodyta&lt;/a&gt;</text:p>
          </table:table-cell>
          <table:table-cell office:value-type="string">
            <text:p>&lt;a href="http://www.teleadreson.pl/url/?k=6&amp;amp;r=http://www.dfrodyta.migland.pl"&gt;www.dfrodyta.migland.pl&lt;/a&gt;</text:p>
          </table:table-cell>
          <table:table-cell table:number-columns-repeated="3"/>
          <table:table-cell office:value-type="string">
            <text:p>&lt;span&gt;93.02.2&lt;/span&gt;Salony kosmetyczne, masaż kosmetyczny</text:p>
          </table:table-cell>
          <table:table-cell office:value-type="string">
            <text:p>&lt;span&gt;723101&lt;/span&gt;Salony kosmetyczne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4">
          <table:table-cell office:value-type="string">
            <text:p>Lobo Media Sp. z o.o. - MODEL 1</text:p>
          </table:table-cell>
          <table:table-cell/>
          <table:table-cell office:value-type="string">
            <text:p>Reja 59, CH Albert</text:p>
          </table:table-cell>
          <table:table-cell office:value-type="string">
            <text:p>Wągrowiec</text:p>
          </table:table-cell>
          <table:table-cell office:value-type="string">
            <text:p>62-012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78472</text:p>
          </table:table-cell>
          <table:table-cell office:value-type="string">
            <text:p>prywatna</text:p>
          </table:table-cell>
          <table:table-cell office:value-type="string">
            <text:p>spółka z o.o.</text:p>
          </table:table-cell>
          <table:table-cell office:value-type="string">
            <text:p>&lt;a title="@lobo.pl"&gt;wagrowifc&lt;/a&gt;</text:p>
          </table:table-cell>
          <table:table-cell office:value-type="string">
            <text:p>&lt;a href="http://www.teleadreson.pl/url/?k=6&amp;amp;r=http://www.moeel.com.pl"&gt;www.moeel.com.pl&lt;/a&gt;</text:p>
          </table:table-cell>
          <table:table-cell table:number-columns-repeated="3"/>
          <table:table-cell office:value-type="string">
            <text:p/>
            <text:p>&lt;span&gt;52.45.1&lt;/span&gt;&lt;a style="color:black;text-decoration:none;" href="http://www.teleadreson.pl/-NACE52451%20sprzedaz%20detaliczna%20elektrycznych%20artykulow%20i%20sprzetu%20gospodarstwa%20domowego"&gt;Sprzedaż detaliczna elektrycznych artykułów i sprzętu gospodarstwa domowego&lt;/a&gt;</text:p>
            <text:p>&lt;span&gt;52.45.2&lt;/span&gt;&lt;a style="color:black;text-decoration:none;" href="http://www.teleadreson.pl/-NACE52452%20sprzedaz%20detaliczna%20sprzetu%20radiowo%20telewizyjnego"&gt;Sprzedaż detaliczna sprzętu radiowo-telewizyjnego&lt;/a&gt;</text:p>
            <text:p>&lt;span&gt;52.48.11&lt;/span&gt;&lt;a style="color:black;text-decoration:none;" href="http://www.teleadreson.pl/-NACE524811%20sprzedaz%20detaliczna%20artykulow%20i%20sprzetu%20biurowego"&gt;Sprzedaż detaliczna artykułów i sprzętu biurowego&lt;/a&gt;</text:p>
            <text:p/>
          </table:table-cell>
          <table:table-cell office:value-type="string">
            <text:p/>
            <text:p>&lt;span&gt;572299&lt;/span&gt;Zmechanizowany sprzęt gospodarstwa domowego, osobno nie wymieniony, handel detaliczny</text:p>
            <text:p>&lt;span&gt;573199&lt;/span&gt;Sklepy z domowym sprzętem elektronicznym, osobno nie wymienione</text:p>
            <text:p>&lt;span&gt;5946&lt;/span&gt;Sklepy z artykułami fotograficznymi</text:p>
            <text:p>&lt;span&gt;599906&lt;/span&gt;Telefony i sprzęt łącznościowy, handel detaliczny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Sklep Spożywczy</text:p>
          </table:table-cell>
          <table:table-cell/>
          <table:table-cell office:value-type="string">
            <text:p>Reja 61b</text:p>
          </table:table-cell>
          <table:table-cell office:value-type="string">
            <text:p>Wągrowiec</text:p>
          </table:table-cell>
          <table:table-cell office:value-type="string">
            <text:p>62-014</text:p>
          </table:table-cell>
          <table:table-cell office:value-type="string">
            <text:p>Mariola Litw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9729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994">
            <text:p>1994</text:p>
          </table:table-cell>
          <table:table-cell office:value-type="string">
            <text:p>&lt;span&gt;52.2&lt;/span&gt;&lt;a style="color:black;text-decoration:none;" href="http://www.teleadreson.pl/-NACE522%20sprzedaz%20detaliczna%20zywnosci%20napojow%20i%20wyrobow%20tytoniowych%20w%20wyspecjalizowanych%20sklepach"&gt;Sprzedaż detaliczna żywności, napojów i wyrobów tytoniowych w wyspecjalizowanych sklepach&lt;/a&gt;</text:p>
          </table:table-cell>
          <table:table-cell office:value-type="string">
            <text:p>&lt;span&gt;541199&lt;/span&gt;&lt;a style="color:black;text-decoration:none;" href="http://www.teleadreson.pl/-SIC541199%20sklepy%20spozywcze%20osobno%20nie%20wymienione"&gt;Sklepy spożywcze, osobno nie wymienione&lt;/a&gt;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Fabryka Mebli BODZIO Bogdan Szewczyk S.J. - Salon Firmowy</text:p>
          </table:table-cell>
          <table:table-cell office:value-type="string">
            <text:p>BODZIO S.J. - Salon Firmowy</text:p>
          </table:table-cell>
          <table:table-cell office:value-type="string">
            <text:p>Reja 81</text:p>
          </table:table-cell>
          <table:table-cell office:value-type="string">
            <text:p>Wągrowiec</text:p>
          </table:table-cell>
          <table:table-cell office:value-type="string">
            <text:p>62-453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85989</text:p>
          </table:table-cell>
          <table:table-cell office:value-type="string">
            <text:p>prywatna</text:p>
          </table:table-cell>
          <table:table-cell office:value-type="string">
            <text:p>spółka jawna</text:p>
          </table:table-cell>
          <table:table-cell/>
          <table:table-cell office:value-type="string">
            <text:p>&lt;a href="http://www.teleadreson.pl/url/?k=6&amp;amp;r=http://www.bodzio.pl"&gt;www.bodzio.pl&lt;/a&gt;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&lt;span&gt;52.44.1&lt;/span&gt;&lt;a style="color:black;text-decoration:none;" href="http://www.teleadreson.pl/-NACE52441%20sprzedaz%20detaliczna%20mebli%20i%20umeblowania"&gt;Sprzedaż detaliczna mebli i umeblowania&lt;/a&gt;</text:p>
          </table:table-cell>
          <table:table-cell office:value-type="string">
            <text:p>&lt;span&gt;5712&lt;/span&gt;Sklepy meblowe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4">
          <table:table-cell office:value-type="string">
            <text:p>Salon Zdrowia i Urody La Perla</text:p>
          </table:table-cell>
          <table:table-cell/>
          <table:table-cell office:value-type="string">
            <text:p>Rgielska 1</text:p>
          </table:table-cell>
          <table:table-cell office:value-type="string">
            <text:p>Wągrowiec</text:p>
          </table:table-cell>
          <table:table-cell office:value-type="string">
            <text:p>62-014</text:p>
          </table:table-cell>
          <table:table-cell office:value-type="string">
            <text:p>Małgorzata Seroka-Jackows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97998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lapeula.com.pl"&gt;salon&lt;/a&gt;</text:p>
          </table:table-cell>
          <table:table-cell office:value-type="string">
            <text:p>&lt;a href="http://www.teleadreson.pl/url/?k=6&amp;amp;r=http://www.lapeula.com.pl"&gt;www.lapeula.com.pl&lt;/a&gt;</text:p>
          </table:table-cell>
          <table:table-cell office:value-type="float" office:value="2">
            <text:p>2</text:p>
          </table:table-cell>
          <table:table-cell/>
          <table:table-cell office:value-type="float" office:value="2003">
            <text:p>2003</text:p>
          </table:table-cell>
          <table:table-cell office:value-type="string">
            <text:p/>
            <text:p>&lt;span&gt;93.02.2&lt;/span&gt;Salony kosmetyczne, masaż kosmetyczny</text:p>
            <text:p>&lt;span&gt;93.04&lt;/span&gt;Usługi mające na celu zapewnienie komfortu fizycznego</text:p>
            <text:p/>
          </table:table-cell>
          <table:table-cell office:value-type="string">
            <text:p/>
            <text:p>&lt;span&gt;723101&lt;/span&gt;Salony kosmetyczne</text:p>
            <text:p>&lt;span&gt;729902&lt;/span&gt;Salony masażu, łaźnie parowe</text:p>
            <text:p/>
          </table:table-cell>
          <table:table-cell office:value-type="string">
            <text:p/>
            <text:p>solarium, sauna świetlna</text:p>
            <text:p>masaż rolletic</text:p>
            <text:p>LHE Laser, Doppler</text:p>
            <text:p/>
            <text:p/>
          </table:table-cell>
        </table:table-row>
        <table:table-row table:style-name="ro2">
          <table:table-cell office:value-type="string">
            <text:p>Gabinet Kosmetyczny AGNES</text:p>
          </table:table-cell>
          <table:table-cell/>
          <table:table-cell office:value-type="string">
            <text:p>Rgielska 34a</text:p>
          </table:table-cell>
          <table:table-cell office:value-type="string">
            <text:p>Wągrowiec</text:p>
          </table:table-cell>
          <table:table-cell office:value-type="string">
            <text:p>62-622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70375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o2.pl"&gt;zhuagnes&lt;/a&gt;</text:p>
          </table:table-cell>
          <table:table-cell office:value-type="string">
            <text:p>&lt;a href="http://www.teleadreson.pl/url/?k=6&amp;amp;r=http://winnebbgo.w.interia.pl"&gt;winnebbgo.w.interia.pl&lt;/a&gt;</text:p>
          </table:table-cell>
          <table:table-cell table:number-columns-repeated="3"/>
          <table:table-cell office:value-type="string">
            <text:p/>
            <text:p>&lt;span&gt;93.02.2&lt;/span&gt;Salony kosmetyczne, masaż kosmetyczny</text:p>
            <text:p>&lt;span&gt;93.04&lt;/span&gt;Usługi mające na celu zapewnienie komfortu fizycznego</text:p>
            <text:p/>
          </table:table-cell>
          <table:table-cell office:value-type="string">
            <text:p>&lt;span&gt;7231&lt;/span&gt;Gabinety kosmetyczne i salony piękności</text:p>
          </table:table-cell>
          <table:table-cell office:value-type="string">
            <text:p/>
            <text:p>piercing</text:p>
            <text:p/>
            <text:p/>
          </table:table-cell>
        </table:table-row>
        <table:table-row table:style-name="ro2">
          <table:table-cell office:value-type="string">
            <text:p>Europol-Meble S.A. - Zakład Produkcyjny</text:p>
          </table:table-cell>
          <table:table-cell/>
          <table:table-cell office:value-type="string">
            <text:p>Rgielska 11</text:p>
          </table:table-cell>
          <table:table-cell office:value-type="string">
            <text:p>Wągrowiec</text:p>
          </table:table-cell>
          <table:table-cell office:value-type="string">
            <text:p>62-342</text:p>
          </table:table-cell>
          <table:table-cell office:value-type="string">
            <text:p>Jan Ewertow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10310</text:p>
          </table:table-cell>
          <table:table-cell office:value-type="string">
            <text:p>(67)2615310</text:p>
          </table:table-cell>
          <table:table-cell office:value-type="string">
            <text:p>prywatna</text:p>
          </table:table-cell>
          <table:table-cell office:value-type="string">
            <text:p>spółka akcyjna</text:p>
          </table:table-cell>
          <table:table-cell office:value-type="string">
            <text:p>&lt;a title="@eurppol-meble.pl"&gt;firma&lt;/a&gt;</text:p>
          </table:table-cell>
          <table:table-cell office:value-type="string">
            <text:p>&lt;a href="http://www.teleadreson.pl/url/?k=6&amp;amp;r=http://www.eurppol-meble.pl"&gt;www.eurppol-meble.pl&lt;/a&gt;</text:p>
          </table:table-cell>
          <table:table-cell office:value-type="float" office:value="200">
            <text:p>200</text:p>
          </table:table-cell>
          <table:table-cell/>
          <table:table-cell office:value-type="float" office:value="1994">
            <text:p>1994</text:p>
          </table:table-cell>
          <table:table-cell office:value-type="string">
            <text:p/>
            <text:p>&lt;span&gt;36.14.13&lt;/span&gt;&lt;a style="color:black;text-decoration:none;" href="http://www.teleadreson.pl/-NACE361413%20produkcja%20mebli%20do%20pokoi%20goscinnych"&gt;Produkcja mebli do pokoi gościnnych&lt;/a&gt;</text:p>
            <text:p>&lt;span&gt;36.14.2&lt;/span&gt;&lt;a style="color:black;text-decoration:none;" href="http://www.teleadreson.pl/-NACE36142%20wykanczanie%20mebli%20np%20tapicerowanie"&gt;Wykańczanie mebli, np. tapicerowanie&lt;/a&gt;</text:p>
            <text:p/>
          </table:table-cell>
          <table:table-cell office:value-type="string">
            <text:p/>
            <text:p>&lt;span&gt;251104&lt;/span&gt;&lt;a style="color:black;text-decoration:none;" href="http://www.teleadreson.pl/-SIC251104%20meble%20drewniane%20do%20salonow%20produkcja"&gt;Meble drewniane do salonów, produkcja&lt;/a&gt;</text:p>
            <text:p>&lt;span&gt;2512&lt;/span&gt;&lt;a style="color:black;text-decoration:none;" href="http://www.teleadreson.pl/-SIC2512%20meble%20drewniane%20tapicerowane%20produkcja"&gt;Meble drewniane tapicerowane, produkcja&lt;/a&gt;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6">
          <table:table-cell office:value-type="string">
            <text:p>Martyna Sp. z o.o. - Siedziba</text:p>
          </table:table-cell>
          <table:table-cell/>
          <table:table-cell office:value-type="string">
            <text:p>Rgielska 12a</text:p>
          </table:table-cell>
          <table:table-cell office:value-type="string">
            <text:p>Wągrowiec</text:p>
          </table:table-cell>
          <table:table-cell office:value-type="string">
            <text:p>62-624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30233 3623193</text:p>
          </table:table-cell>
          <table:table-cell office:value-type="string">
            <text:p>(67)2634032</text:p>
          </table:table-cell>
          <table:table-cell office:value-type="string">
            <text:p>prywatna</text:p>
          </table:table-cell>
          <table:table-cell office:value-type="string">
            <text:p>spółka z o.o.</text:p>
          </table:table-cell>
          <table:table-cell office:value-type="string">
            <text:p>&lt;a title="@martyna.com.pl"&gt;martynd&lt;/a&gt;</text:p>
          </table:table-cell>
          <table:table-cell office:value-type="string">
            <text:p>&lt;a href="http://www.teleadreson.pl/url/?k=6&amp;amp;r=http://www.martyna.com.pl"&gt;www.martyna.com.pl&lt;/a&gt;</text:p>
          </table:table-cell>
          <table:table-cell table:number-columns-repeated="2"/>
          <table:table-cell office:value-type="float" office:value="1992">
            <text:p>1992</text:p>
          </table:table-cell>
          <table:table-cell office:value-type="string">
            <text:p/>
            <text:p>&lt;span&gt;36.14.14&lt;/span&gt;&lt;a style="color:black;text-decoration:none;" href="http://www.teleadreson.pl/-NACE361414%20produkcja%20mebli%20do%20ogrodow"&gt;Produkcja mebli do ogrodów&lt;/a&gt;</text:p>
            <text:p>&lt;span&gt;51.53.1&lt;/span&gt;&lt;a style="color:black;text-decoration:none;" href="http://www.teleadreson.pl/-NACE51531%20sprzedaz%20hurtowa%20drewna%20i%20elementow%20drewnianych"&gt;Sprzedaż hurtowa drewna i elementów drewnianych&lt;/a&gt;</text:p>
            <text:p>&lt;span&gt;52.48.61&lt;/span&gt;&lt;a style="color:black;text-decoration:none;" href="http://www.teleadreson.pl/-NACE524861%20sprzedaz%20detaliczna%20kwiatow%20sadzonek%20i%20nasion%20oraz%20nawozow"&gt;Sprzedaż detaliczna kwiatów, sadzonek i nasion, oraz nawozów&lt;/a&gt;</text:p>
            <text:p>&lt;span&gt;51.74&lt;/span&gt;&lt;a style="color:black;text-decoration:none;" href="http://www.teleadreson.pl/-NACE5174%20sprzedaz%20hurtowa%20sprzetu%20i%20artykulow%20ogrodniczych"&gt;Sprzedaż hurtowa sprzętu i artykułów ogrodniczych&lt;/a&gt;</text:p>
            <text:p/>
          </table:table-cell>
          <table:table-cell office:value-type="string">
            <text:p/>
            <text:p>&lt;span&gt;251107&lt;/span&gt;&lt;a style="color:black;text-decoration:none;" href="http://www.teleadreson.pl/-SIC251107%20meble%20drewniane%20ogrodowe%20produkcja"&gt;Meble drewniane ogrodowe, produkcja&lt;/a&gt;</text:p>
            <text:p>&lt;span&gt;509902&lt;/span&gt;&lt;a style="color:black;text-decoration:none;" href="http://www.teleadreson.pl/-SIC509902%20drewno%20i%20uboczne%20produkty%20drewniane%20hurt"&gt;Drewno i uboczne produkty drewniane, hurt&lt;/a&gt;</text:p>
            <text:p>&lt;span&gt;526101&lt;/span&gt;&lt;a style="color:black;text-decoration:none;" href="http://www.teleadreson.pl/-SIC526101%20sprzet%20ogrodniczy%20handel%20detaliczny"&gt;Sprzęt ogrodniczy, handel detaliczny&lt;/a&gt;</text:p>
            <text:p>&lt;span&gt;526102&lt;/span&gt;&lt;a style="color:black;text-decoration:none;" href="http://www.teleadreson.pl/-SIC526102%20akcesoria%20ogrodnicze%20handel%20detaliczny"&gt;Akcesoria ogrodnicze, handel detaliczny&lt;/a&gt;</text:p>
            <text:p>&lt;span&gt;508302&lt;/span&gt;&lt;a style="color:black;text-decoration:none;" href="http://www.teleadreson.pl/-SIC508302%20sprzet%20i%20maszyny%20ogrodnicze%20kosiarki%20do%20trawy%20hurt"&gt;Sprzęt i maszyny ogrodnicze, kosiarki do trawy, hurt&lt;/a&gt;</text:p>
            <text:p/>
          </table:table-cell>
          <table:table-cell office:value-type="string">
            <text:p/>
            <text:p>meble ogrodowe</text:p>
            <text:p/>
            <text:p/>
          </table:table-cell>
        </table:table-row>
        <table:table-row table:style-name="ro1">
          <table:table-cell office:value-type="string">
            <text:p>Biuro Tłumaczeń SALINA Alina Kałek-Syp</text:p>
          </table:table-cell>
          <table:table-cell office:value-type="string">
            <text:p>Biuro Tłumaczeń SALINA</text:p>
          </table:table-cell>
          <table:table-cell office:value-type="string">
            <text:p>Rgielska 12</text:p>
          </table:table-cell>
          <table:table-cell office:value-type="string">
            <text:p>Wągrowiec</text:p>
          </table:table-cell>
          <table:table-cell office:value-type="string">
            <text:p>62-844</text:p>
          </table:table-cell>
          <table:table-cell office:value-type="string">
            <text:p>Alina Kałek-Syp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95)695096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salina.com.pl"&gt;biuro&lt;/a&gt;</text:p>
          </table:table-cell>
          <table:table-cell office:value-type="string">
            <text:p>&lt;a href="http://www.teleadreson.pl/url/?k=6&amp;amp;r=http://www.salina.com.pl"&gt;www.salina.com.pl&lt;/a&gt;</text:p>
          </table:table-cell>
          <table:table-cell table:number-columns-repeated="3"/>
          <table:table-cell office:value-type="string">
            <text:p>&lt;span&gt;74.83.5&lt;/span&gt;Tłumaczenia</text:p>
          </table:table-cell>
          <table:table-cell office:value-type="string">
            <text:p>&lt;span&gt;733899&lt;/span&gt;Usługi sekretarskie, protokolanckie, osobno nie wymienione</text:p>
          </table:table-cell>
          <table:table-cell/>
        </table:table-row>
        <table:table-row table:style-name="ro2">
          <table:table-cell office:value-type="string">
            <text:p>Wytwórnia Elementów Betonowych</text:p>
          </table:table-cell>
          <table:table-cell/>
          <table:table-cell office:value-type="string">
            <text:p>Rgielsko 1</text:p>
          </table:table-cell>
          <table:table-cell office:value-type="string">
            <text:p>Wągrowiec</text:p>
          </table:table-cell>
          <table:table-cell office:value-type="string">
            <text:p>62-342</text:p>
          </table:table-cell>
          <table:table-cell office:value-type="string">
            <text:p>Jerzy Matuszcza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11718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979">
            <text:p>1979</text:p>
          </table:table-cell>
          <table:table-cell office:value-type="string">
            <text:p>&lt;span&gt;26.61&lt;/span&gt;&lt;a style="color:black;text-decoration:none;" href="http://www.teleadreson.pl/-NACE2661%20produkcja%20wyrobow%20z%20betonu%20dla%20budownictwa"&gt;Produkcja wyrobów z betonu dla budownictwa&lt;/a&gt;</text:p>
          </table:table-cell>
          <table:table-cell office:value-type="string">
            <text:p>&lt;span&gt;327207&lt;/span&gt;&lt;a style="color:black;text-decoration:none;" href="http://www.teleadreson.pl/-SIC327207%20materialy%20budowlane%20z%20betonu%20produkcja"&gt;Materiały budowlane z betonu, produkcja&lt;/a&gt;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4">
          <table:table-cell office:value-type="string">
            <text:p>Przedsiębiorstwo Handlowe Agroma-Wągrowiec S.A.</text:p>
          </table:table-cell>
          <table:table-cell office:value-type="string">
            <text:p>PH Agroma-Wągrowiec S.A.</text:p>
          </table:table-cell>
          <table:table-cell office:value-type="string">
            <text:p>Rogozińska 4</text:p>
          </table:table-cell>
          <table:table-cell office:value-type="string">
            <text:p>Wągrowiec</text:p>
          </table:table-cell>
          <table:table-cell office:value-type="string">
            <text:p>62-733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80886</text:p>
          </table:table-cell>
          <table:table-cell office:value-type="string">
            <text:p>(67)2685580</text:p>
          </table:table-cell>
          <table:table-cell office:value-type="string">
            <text:p>prywatna</text:p>
          </table:table-cell>
          <table:table-cell office:value-type="string">
            <text:p>spółka akcyjna</text:p>
          </table:table-cell>
          <table:table-cell office:value-type="string">
            <text:p/>
            <text:p>&lt;a title="@netbiz.com.pl"&gt;agromc&lt;/a&gt;</text:p>
            <text:p>&lt;a title="@agroma-wagroyiec.pl"&gt;bkuro&lt;/a&gt;</text:p>
            <text:p>&lt;a title="@agtoma-wagrowiec.pl"&gt;handel&lt;/a&gt;</text:p>
            <text:p/>
          </table:table-cell>
          <table:table-cell office:value-type="string">
            <text:p>&lt;a href="http://www.teleadreson.pl/url/?k=6&amp;amp;r=http://www.agtoma-wagrowiec.pl"&gt;www.agtoma-wagrowiec.pl&lt;/a&gt;</text:p>
          </table:table-cell>
          <table:table-cell table:number-columns-repeated="2"/>
          <table:table-cell office:value-type="float" office:value="1956">
            <text:p>1956</text:p>
          </table:table-cell>
          <table:table-cell office:value-type="string">
            <text:p/>
            <text:p>&lt;span&gt;51.55.3&lt;/span&gt;&lt;a style="color:black;text-decoration:none;" href="http://www.teleadreson.pl/-NACE51553%20sprzedaz%20hurtowa%20pestycydow%20i%20srodkow%20agrochemicznych"&gt;Sprzedaż hurtowa pestycydów i środków agrochemicznych&lt;/a&gt;</text:p>
            <text:p>&lt;span&gt;51.55.2&lt;/span&gt;&lt;a style="color:black;text-decoration:none;" href="http://www.teleadreson.pl/-NACE51552%20sprzedaz%20hurtowa%20nawozow%20sztucznych"&gt;Sprzedaż hurtowa nawozów sztucznych&lt;/a&gt;</text:p>
            <text:p>&lt;span&gt;51.66&lt;/span&gt;&lt;a style="color:black;text-decoration:none;" href="http://www.teleadreson.pl/-NACE5166%20sprzedaz%20hurtowa%20maszyn%20i%20urzadzen%20rolniczych%20lacznie%20ze%20sprzedaza%20ciagnikow"&gt;Sprzedaż hurtowa maszyn i urządzeń rolniczych, łącznie ze sprzedażą ciągników&lt;/a&gt;</text:p>
            <text:p>&lt;span&gt;50.31&lt;/span&gt;&lt;a style="color:black;text-decoration:none;" href="http://www.teleadreson.pl/-NACE5031%20sprzedaz%20hurtowa%20i%20detaliczna%20czesci%20i%20akcesoriow%20do%20pojazdow%20mechanicznych"&gt;Sprzedaż hurtowa i detaliczna części i akcesoriów do pojazdów mechanicznych&lt;/a&gt;</text:p>
            <text:p/>
          </table:table-cell>
          <table:table-cell office:value-type="string">
            <text:p/>
            <text:p>&lt;span&gt;519101&lt;/span&gt;&lt;a style="color:black;text-decoration:none;" href="http://www.teleadreson.pl/-SIC519101%20nawozy%20i%20inne%20srodki%20chemiczne%20hurt"&gt;Nawozy i inne środki chemiczne, hurt&lt;/a&gt;</text:p>
            <text:p>&lt;span&gt;508303&lt;/span&gt;&lt;a style="color:black;text-decoration:none;" href="http://www.teleadreson.pl/-SIC508303%20sprzet%20i%20maszyny%20rolnicze%20hurt"&gt;Sprzęt i maszyny rolnicze, hurt&lt;/a&gt;</text:p>
            <text:p>&lt;span&gt;5531&lt;/span&gt;Części i wyposażenie samochodowe, handel detaliczny</text:p>
            <text:p/>
          </table:table-cell>
          <table:table-cell office:value-type="string">
            <text:p/>
            <text:p>nawozy, środki agrochemiczne</text:p>
            <text:p>maszyny rolnicze</text:p>
            <text:p>części do maszyn rolniczych</text:p>
            <text:p/>
            <text:p/>
          </table:table-cell>
        </table:table-row>
        <table:table-row table:style-name="ro6">
          <table:table-cell office:value-type="string">
            <text:p>PozReco S.C. Centrum Ogrzewnictwa</text:p>
          </table:table-cell>
          <table:table-cell office:value-type="string">
            <text:p>PozReco S.C.</text:p>
          </table:table-cell>
          <table:table-cell office:value-type="string">
            <text:p>Rogozińska 5</text:p>
          </table:table-cell>
          <table:table-cell office:value-type="string">
            <text:p>Wągrowiec</text:p>
          </table:table-cell>
          <table:table-cell office:value-type="string">
            <text:p>62-342</text:p>
          </table:table-cell>
          <table:table-cell office:value-type="string">
            <text:p/>
            <text:p>Piotr Kudak</text:p>
            <text:p>Maciej Kudak</text:p>
            <text:p/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76976</text:p>
          </table:table-cell>
          <table:table-cell office:value-type="string">
            <text:p>prywatna</text:p>
          </table:table-cell>
          <table:table-cell office:value-type="string">
            <text:p>spółka cywilna</text:p>
          </table:table-cell>
          <table:table-cell office:value-type="string">
            <text:p>&lt;a title="@pozreco.pl"&gt;biuro&lt;/a&gt;</text:p>
          </table:table-cell>
          <table:table-cell office:value-type="string">
            <text:p>&lt;a href="http://www.teleadreson.pl/url/?k=6&amp;amp;r=http://www.pozreco.pl"&gt;www.pozreco.pl&lt;/a&gt;</text:p>
          </table:table-cell>
          <table:table-cell office:value-type="float" office:value="8">
            <text:p>8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/>
            <text:p>&lt;span&gt;51.54.2&lt;/span&gt;&lt;a style="color:black;text-decoration:none;" href="http://www.teleadreson.pl/-NACE51542%20sprzedaz%20hurtowa%20sprzetu%20i%20wyposazenia%20hydraulicznego"&gt;Sprzedaż hurtowa sprzętu i wyposażenia hydraulicznego&lt;/a&gt;</text:p>
            <text:p>&lt;span&gt;51.54.3&lt;/span&gt;&lt;a style="color:black;text-decoration:none;" href="http://www.teleadreson.pl/-NACE51543%20sprzedaz%20hurtowa%20sprzetu%20i%20wyposazenia%20grzejnego"&gt;Sprzedaż hurtowa sprzętu i wyposażenia grzejnego&lt;/a&gt;</text:p>
            <text:p>&lt;span&gt;45.33.31&lt;/span&gt;&lt;a style="color:black;text-decoration:none;" href="http://www.teleadreson.pl/-NACE453331%20zakladanie%20przewodow%20i%20urzadzen%20grzewczych"&gt;Zakładanie przewodów i urządzeń grzewczych&lt;/a&gt;</text:p>
            <text:p>&lt;span&gt;45.33.2&lt;/span&gt;&lt;a style="color:black;text-decoration:none;" href="http://www.teleadreson.pl/-NACE45332%20zakladanie%20instalacji%20i%20urzadzen%20gazowych"&gt;Zakładanie instalacji i urządzeń gazowych&lt;/a&gt;</text:p>
            <text:p/>
          </table:table-cell>
          <table:table-cell office:value-type="string">
            <text:p/>
            <text:p>&lt;span&gt;507402&lt;/span&gt;&lt;a style="color:black;text-decoration:none;" href="http://www.teleadreson.pl/-SIC507402%20sprzet%20i%20wyposazenie%20c%20o%20%20hurt"&gt;Sprzęt i wyposażenie c.o., hurt&lt;/a&gt;</text:p>
            <text:p>&lt;span&gt;507499&lt;/span&gt;&lt;a style="color:black;text-decoration:none;" href="http://www.teleadreson.pl/-SIC507499%20sprzet%20i%20wyposazenie%20hydrauliczne%20i%20c%20o%20%20osobno%20nie%20wymienione%20hurt"&gt;Sprzęt i wyposażenie hydrauliczne i c.o., osobno nie wymienione, hurt&lt;/a&gt;</text:p>
            <text:p>&lt;span&gt;171199&lt;/span&gt;&lt;a style="color:black;text-decoration:none;" href="http://www.teleadreson.pl/-SIC171199%20zakladanie%20instalacji%20hydraulicznych%20i%20ogrzewania%20osobno%20nie%20wymienione"&gt;Zakładanie instalacji hydraulicznych i ogrzewania, osobno nie wymienione&lt;/a&gt;</text:p>
            <text:p>&lt;span&gt;171102&lt;/span&gt;&lt;a style="color:black;text-decoration:none;" href="http://www.teleadreson.pl/-SIC171102%20zakladanie%20instalacji%20hydraulicznych"&gt;Zakładanie instalacji hydraulicznych&lt;/a&gt;</text:p>
            <text:p>&lt;span&gt;171104&lt;/span&gt;&lt;a style="color:black;text-decoration:none;" href="http://www.teleadreson.pl/-SIC171104%20zakladanie%20instalacji%20grzewczych%20i%20klimatyzacji"&gt;Zakładanie instalacji grzewczych i klimatyzacji&lt;/a&gt;</text:p>
            <text:p/>
          </table:table-cell>
          <table:table-cell office:value-type="string">
            <text:p/>
            <text:p>ogrzewnictwo</text:p>
            <text:p>instalacje sanitarno-grzewcze (wodne i gazowe)</text:p>
            <text:p/>
          </table:table-cell>
        </table:table-row>
        <table:table-row table:style-name="ro2">
          <table:table-cell office:value-type="string">
            <text:p>Firma Produkcyjno-Usługowo-Handlowa ELAKO S.C.</text:p>
          </table:table-cell>
          <table:table-cell office:value-type="string">
            <text:p>FPUH ELAKO S.C.</text:p>
          </table:table-cell>
          <table:table-cell office:value-type="string">
            <text:p>Rogozińska 61</text:p>
          </table:table-cell>
          <table:table-cell office:value-type="string">
            <text:p>Wągrowiec</text:p>
          </table:table-cell>
          <table:table-cell office:value-type="string">
            <text:p>62-124</text:p>
          </table:table-cell>
          <table:table-cell office:value-type="string">
            <text:p/>
            <text:p>Zbigniew Paulus</text:p>
            <text:p>Marek Szostak</text:p>
            <text:p/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65868</text:p>
          </table:table-cell>
          <table:table-cell office:value-type="string">
            <text:p>prywatna</text:p>
          </table:table-cell>
          <table:table-cell office:value-type="string">
            <text:p>spółka cywilna</text:p>
          </table:table-cell>
          <table:table-cell office:value-type="string">
            <text:p>&lt;a title="@nhostrada.pl"&gt;elakobis&lt;/a&gt;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5,000,000 zł.</text:p>
          </table:table-cell>
          <table:table-cell office:value-type="float" office:value="1992">
            <text:p>1992</text:p>
          </table:table-cell>
          <table:table-cell office:value-type="string">
            <text:p>&lt;span&gt;28.73.2&lt;/span&gt;&lt;a style="color:black;text-decoration:none;" href="http://www.teleadreson.pl/-NACE28732%20produkcja%20wyrobow%20z%20drutu%20np%20%20drutu%20kolczastego%20rusztow%20tkanin%20sieciowych%20siatki%20metalowej"&gt;Produkcja wyrobów z drutu, np.: drutu kolczastego, rusztów, tkanin sieciowych, siatki metalowej&lt;/a&gt;</text:p>
          </table:table-cell>
          <table:table-cell office:value-type="string">
            <text:p>&lt;span&gt;349699&lt;/span&gt;&lt;a style="color:black;text-decoration:none;" href="http://www.teleadreson.pl/-SIC349699%20roznorodna%20produkcja%20z%20drutu%20osobno%20nie%20wymieniona"&gt;Różnorodna produkcja z drutu, osobno nie wymieniona&lt;/a&gt;</text:p>
          </table:table-cell>
          <table:table-cell office:value-type="string">
            <text:p>fiszbiny stalowe do staników</text:p>
          </table:table-cell>
        </table:table-row>
        <table:table-row table:style-name="ro3">
          <table:table-cell office:value-type="string">
            <text:p>Zakład Usługowo-Handlowy Gumag</text:p>
          </table:table-cell>
          <table:table-cell office:value-type="string">
            <text:p>ZUH Gumag</text:p>
          </table:table-cell>
          <table:table-cell office:value-type="string">
            <text:p>Rogozińska 45b</text:p>
          </table:table-cell>
          <table:table-cell office:value-type="string">
            <text:p>Wągrowiec</text:p>
          </table:table-cell>
          <table:table-cell office:value-type="string">
            <text:p>62-953</text:p>
          </table:table-cell>
          <table:table-cell office:value-type="string">
            <text:p>Ewa Maćkowia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85186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1984">
            <text:p>1984</text:p>
          </table:table-cell>
          <table:table-cell office:value-type="string">
            <text:p/>
            <text:p>&lt;span&gt;50.25&lt;/span&gt;&lt;a style="color:black;text-decoration:none;" href="http://www.teleadreson.pl/-NACE5025%20naprawy%20opon%20wulkanizacja"&gt;Naprawy opon (wulkanizacja)&lt;/a&gt;</text:p>
            <text:p>&lt;span&gt;50.31&lt;/span&gt;&lt;a style="color:black;text-decoration:none;" href="http://www.teleadreson.pl/-NACE5031%20sprzedaz%20hurtowa%20i%20detaliczna%20czesci%20i%20akcesoriow%20do%20pojazdow%20mechanicznych"&gt;Sprzedaż hurtowa i detaliczna części i akcesoriów do pojazdów mechanicznych&lt;/a&gt;</text:p>
            <text:p/>
          </table:table-cell>
          <table:table-cell office:value-type="string">
            <text:p/>
            <text:p>&lt;span&gt;7534&lt;/span&gt;Naprawy ogumienia, bieżnikowanie</text:p>
            <text:p>&lt;span&gt;5531&lt;/span&gt;Części i wyposażenie samochodowe, handel detaliczny</text:p>
            <text:p>&lt;span&gt;5014&lt;/span&gt;&lt;a style="color:black;text-decoration:none;" href="http://www.teleadreson.pl/-SIC5014%20opony%20i%20detki%20hurt"&gt;Opony i dętki, hurt&lt;/a&gt;</text:p>
            <text:p/>
          </table:table-cell>
          <table:table-cell office:value-type="string">
            <text:p/>
            <text:p>wulkanizacja</text:p>
            <text:p>sprzedaż części samochodowych</text:p>
            <text:p/>
            <text:p/>
          </table:table-cell>
        </table:table-row>
        <table:table-row table:style-name="ro5">
          <table:table-cell office:value-type="string">
            <text:p>Przedsiębiorstwo Produkcyjno-Usługowo-Handlowe Meblo-System</text:p>
          </table:table-cell>
          <table:table-cell office:value-type="string">
            <text:p>PPUH Meblo-System</text:p>
          </table:table-cell>
          <table:table-cell office:value-type="string">
            <text:p>Rogozińska 21a</text:p>
          </table:table-cell>
          <table:table-cell office:value-type="string">
            <text:p>Wągrowiec</text:p>
          </table:table-cell>
          <table:table-cell office:value-type="string">
            <text:p>62-233</text:p>
          </table:table-cell>
          <table:table-cell office:value-type="string">
            <text:p>Grzegorz Rogow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20822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meblos.com"&gt;biurq&lt;/a&gt;</text:p>
          </table:table-cell>
          <table:table-cell table:number-columns-repeated="3"/>
          <table:table-cell office:value-type="float" office:value="1986">
            <text:p>1986</text:p>
          </table:table-cell>
          <table:table-cell office:value-type="string">
            <text:p/>
            <text:p>&lt;span&gt;36.13&lt;/span&gt;&lt;a style="color:black;text-decoration:none;" href="http://www.teleadreson.pl/-NACE3613%20produkcja%20roznych%20mebli%20kuchennych"&gt;Produkcja różnych mebli kuchennych&lt;/a&gt;</text:p>
            <text:p>&lt;span&gt;36.12&lt;/span&gt;&lt;a style="color:black;text-decoration:none;" href="http://www.teleadreson.pl/-NACE3612%20produkcja%20roznych%20mebli%20biurowych%20i%20sklepowych"&gt;Produkcja różnych mebli biurowych i sklepowych&lt;/a&gt;</text:p>
            <text:p>&lt;span&gt;36.14&lt;/span&gt;&lt;a style="color:black;text-decoration:none;" href="http://www.teleadreson.pl/-NACE3614%20produkcja%20do%20sypialni%20lazienek%20pokoi%20goscinnych%20ogrodow%20wykanczanie%20mebli"&gt;Produkcja do sypialni, łazienek, pokoi gościnnych, ogrodów; wykańczanie mebli&lt;/a&gt;</text:p>
            <text:p>&lt;span&gt;52.44.1&lt;/span&gt;&lt;a style="color:black;text-decoration:none;" href="http://www.teleadreson.pl/-NACE52441%20sprzedaz%20detaliczna%20mebli%20i%20umeblowania"&gt;Sprzedaż detaliczna mebli i umeblowania&lt;/a&gt;</text:p>
            <text:p>&lt;span&gt;51.53.1&lt;/span&gt;&lt;a style="color:black;text-decoration:none;" href="http://www.teleadreson.pl/-NACE51531%20sprzedaz%20hurtowa%20drewna%20i%20elementow%20drewnianych"&gt;Sprzedaż hurtowa drewna i elementów drewnianych&lt;/a&gt;</text:p>
            <text:p>&lt;span&gt;74.84.3&lt;/span&gt;Projektowanie odzieży, obuwia, biżuterii, wyposażenia wnętrz, znaków handlowych itp.</text:p>
            <text:p/>
          </table:table-cell>
          <table:table-cell office:value-type="string">
            <text:p/>
            <text:p>&lt;span&gt;2434&lt;/span&gt;&lt;a style="color:black;text-decoration:none;" href="http://www.teleadreson.pl/-SIC2434%20drewniane%20meble%20kuchenne%20produkcja"&gt;Drewniane meble kuchenne, produkcja&lt;/a&gt;</text:p>
            <text:p>&lt;span&gt;2521&lt;/span&gt;&lt;a style="color:black;text-decoration:none;" href="http://www.teleadreson.pl/-SIC2521%20meble%20biurowe%20drewniane%20produkcja"&gt;Meble biurowe drewniane, produkcja&lt;/a&gt;</text:p>
            <text:p>&lt;span&gt;2599&lt;/span&gt;&lt;a style="color:black;text-decoration:none;" href="http://www.teleadreson.pl/-SIC2599%20meble%20osobno%20nie%20wymienione%20produkcja"&gt;Meble, osobno nie wymienione, produkcja&lt;/a&gt;</text:p>
            <text:p>&lt;span&gt;5712&lt;/span&gt;Sklepy meblowe</text:p>
            <text:p>&lt;span&gt;503901&lt;/span&gt;&lt;a style="color:black;text-decoration:none;" href="http://www.teleadreson.pl/-SIC503901%20plyty%20prefabrykowane%20hurt"&gt;Płyty prefabrykowane, hurt&lt;/a&gt;</text:p>
            <text:p>&lt;span&gt;738906&lt;/span&gt;Projektowanie wnętrz</text:p>
            <text:p/>
          </table:table-cell>
          <table:table-cell office:value-type="string">
            <text:p>meble hotelowe, akcesoria meblowe, płyty, aranżacje wnętrz</text:p>
          </table:table-cell>
        </table:table-row>
        <table:table-row table:style-name="ro2">
          <table:table-cell office:value-type="string">
            <text:p>Przedsiębiorstwo Usługowe Mechanika Pojazdowa i Transport</text:p>
          </table:table-cell>
          <table:table-cell office:value-type="string">
            <text:p>PU Mechanika Pojazdowa i Transport</text:p>
          </table:table-cell>
          <table:table-cell office:value-type="string">
            <text:p>Rogozińska 34a</text:p>
          </table:table-cell>
          <table:table-cell office:value-type="string">
            <text:p>Wągrowiec</text:p>
          </table:table-cell>
          <table:table-cell office:value-type="string">
            <text:p>62-344</text:p>
          </table:table-cell>
          <table:table-cell office:value-type="string">
            <text:p>Leszek Cichy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92693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300,000 zł.</text:p>
          </table:table-cell>
          <table:table-cell office:value-type="float" office:value="1980">
            <text:p>1980</text:p>
          </table:table-cell>
          <table:table-cell office:value-type="string">
            <text:p/>
            <text:p>&lt;span&gt;50.22.1&lt;/span&gt;&lt;a style="color:black;text-decoration:none;" href="http://www.teleadreson.pl/-NACE50221%20mechanika%20pojazdowa"&gt;Mechanika pojazdowa&lt;/a&gt;</text:p>
            <text:p>&lt;span&gt;60.23.2&lt;/span&gt;Wynajem autobusów, transport wycieczek oraz inne okolicznościowe przewozy autobusowe</text:p>
            <text:p/>
          </table:table-cell>
          <table:table-cell office:value-type="string">
            <text:p/>
            <text:p>&lt;span&gt;753801&lt;/span&gt;Naprawy silników</text:p>
            <text:p>&lt;span&gt;4142&lt;/span&gt;&lt;a style="color:black;text-decoration:none;" href="http://www.teleadreson.pl/-SIC4142%20wynajem%20autobusow%20z%20wyj%20lokalnych"&gt;Wynajem autobusów z wyj. lokalnych&lt;/a&gt;</text:p>
            <text:p/>
          </table:table-cell>
          <table:table-cell/>
        </table:table-row>
        <table:table-row table:style-name="ro2">
          <table:table-cell office:value-type="string">
            <text:p>Zakład Usług Technicznych Wągrowiec</text:p>
          </table:table-cell>
          <table:table-cell office:value-type="string">
            <text:p>ZUT Wągrowiec</text:p>
          </table:table-cell>
          <table:table-cell office:value-type="string">
            <text:p>Rogozińska 41</text:p>
          </table:table-cell>
          <table:table-cell office:value-type="string">
            <text:p>Wągrowiec</text:p>
          </table:table-cell>
          <table:table-cell office:value-type="string">
            <text:p>62-512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47646 4624664</text:p>
          </table:table-cell>
          <table:table-cell office:value-type="string">
            <text:p>(67)2647646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zutwbgrowiec.com.pl"&gt;biuro&lt;/a&gt;</text:p>
          </table:table-cell>
          <table:table-cell office:value-type="string">
            <text:p>&lt;a href="http://www.teleadreson.pl/url/?k=6&amp;amp;r=http://www.zutwbgrowiec.com.pl"&gt;www.zutwbgrowiec.com.pl&lt;/a&gt;</text:p>
          </table:table-cell>
          <table:table-cell table:number-columns-repeated="2"/>
          <table:table-cell office:value-type="float" office:value="1989">
            <text:p>1989</text:p>
          </table:table-cell>
          <table:table-cell office:value-type="string">
            <text:p/>
            <text:p>&lt;span&gt;63.21.3&lt;/span&gt;Konserwacja i drobne naprawy sprzętu transportowego innego niż samochody</text:p>
            <text:p>&lt;span&gt;50.22&lt;/span&gt;&lt;a style="color:black;text-decoration:none;" href="http://www.teleadreson.pl/-NACE5022%20naprawy%20i%20konserwacja%20pojazdow"&gt;Naprawy i konserwacja pojazdów&lt;/a&gt;</text:p>
            <text:p/>
          </table:table-cell>
          <table:table-cell office:value-type="string">
            <text:p/>
            <text:p>&lt;span&gt;478904&lt;/span&gt;&lt;a style="color:black;text-decoration:none;" href="http://www.teleadreson.pl/-SIC478904%20konserwacja%20i%20remontowanie%20taboru%20kolejowego"&gt;Konserwacja i remontowanie taboru kolejowego&lt;/a&gt;</text:p>
            <text:p>&lt;span&gt;753899&lt;/span&gt;Stacje naprawy samochodów, osobno nie wymienione</text:p>
            <text:p/>
          </table:table-cell>
          <table:table-cell/>
        </table:table-row>
        <table:table-row table:style-name="ro3">
          <table:table-cell office:value-type="string">
            <text:p>Przedsiębiorstwo Produkcji Rybackiej "Maj" Sp. z o.o.</text:p>
          </table:table-cell>
          <table:table-cell office:value-type="string">
            <text:p>"Maj" Sp. z o.o.</text:p>
          </table:table-cell>
          <table:table-cell office:value-type="string">
            <text:p>Rogozińska 11</text:p>
          </table:table-cell>
          <table:table-cell office:value-type="string">
            <text:p>Wągrowiec</text:p>
          </table:table-cell>
          <table:table-cell office:value-type="string">
            <text:p>62-732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11916</text:p>
          </table:table-cell>
          <table:table-cell office:value-type="string">
            <text:p>prywatna</text:p>
          </table:table-cell>
          <table:table-cell office:value-type="string">
            <text:p>spółka z o.o.</text:p>
          </table:table-cell>
          <table:table-cell table:number-columns-repeated="2"/>
          <table:table-cell office:value-type="float" office:value="11">
            <text:p>11</text:p>
          </table:table-cell>
          <table:table-cell/>
          <table:table-cell office:value-type="float" office:value="1994">
            <text:p>1994</text:p>
          </table:table-cell>
          <table:table-cell office:value-type="string">
            <text:p/>
            <text:p>&lt;span&gt;15.23&lt;/span&gt;&lt;a style="color:black;text-decoration:none;" href="http://www.teleadreson.pl/-NACE1523%20produkcja%20wstepnie%20przyrzadzonych%20pokarmow%20rybnych"&gt;Produkcja wstępnie przyrządzonych pokarmów rybnych&lt;/a&gt;</text:p>
            <text:p>&lt;span&gt;51.38.2&lt;/span&gt;&lt;a style="color:black;text-decoration:none;" href="http://www.teleadreson.pl/-NACE51382%20sprzedaz%20hurtowa%20ryb%20skorupiakow%20mieczakow"&gt;Sprzedaż hurtowa ryb, skorupiaków, mięczaków&lt;/a&gt;</text:p>
            <text:p/>
          </table:table-cell>
          <table:table-cell office:value-type="string">
            <text:p/>
            <text:p>&lt;span&gt;2092&lt;/span&gt;&lt;a style="color:black;text-decoration:none;" href="http://www.teleadreson.pl/-SIC2092%20ryby%20i%20owoce%20morza%20swieze%20i%20mrozone%20produkcja"&gt;Ryby i owoce morza świeże i mrożone, produkcja&lt;/a&gt;</text:p>
            <text:p>&lt;span&gt;2091&lt;/span&gt;&lt;a style="color:black;text-decoration:none;" href="http://www.teleadreson.pl/-SIC2091%20produkcja%20przetworow%20i%20konserw%20z%20ryb%20i%20owocow%20morza"&gt;Produkcja przetworów i konserw z ryb i owoców morza&lt;/a&gt;</text:p>
            <text:p>&lt;span&gt;5146&lt;/span&gt;&lt;a style="color:black;text-decoration:none;" href="http://www.teleadreson.pl/-SIC5146%20ryby%20i%20owoce%20morza%20hurt"&gt;Ryby i owoce morza, hurt&lt;/a&gt;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4">
          <table:table-cell office:value-type="string">
            <text:p>Zakład Rzemieślniczy - Ciesielstwo Stolarstwo Tokarstwo w Drewnie Snycerstwo Ślusarstwo Dremeko - działalność w zwieszeniu</text:p>
          </table:table-cell>
          <table:table-cell office:value-type="string">
            <text:p>Dremeko</text:p>
          </table:table-cell>
          <table:table-cell office:value-type="string">
            <text:p>Rogozińska 45</text:p>
          </table:table-cell>
          <table:table-cell office:value-type="string">
            <text:p>Wągrowiec</text:p>
          </table:table-cell>
          <table:table-cell office:value-type="string">
            <text:p>62-733</text:p>
          </table:table-cell>
          <table:table-cell office:value-type="string">
            <text:p>inż. Stanisław Chomko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86288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50,000 zł.</text:p>
          </table:table-cell>
          <table:table-cell office:value-type="float" office:value="1988">
            <text:p>1988</text:p>
          </table:table-cell>
          <table:table-cell office:value-type="string">
            <text:p/>
            <text:p>&lt;span&gt;20.32&lt;/span&gt;&lt;a style="color:black;text-decoration:none;" href="http://www.teleadreson.pl/-NACE2032%20produkcja%20drzwi%20okien%20okiennic%20i%20ram%20okiennych"&gt;Produkcja drzwi, okien, okiennic i ram okiennych&lt;/a&gt;</text:p>
            <text:p>&lt;span&gt;20.51&lt;/span&gt;&lt;a style="color:black;text-decoration:none;" href="http://www.teleadreson.pl/-NACE2051%20produkcja%20drobnych%20wyrobow%20z%20drewna"&gt;Produkcja drobnych wyrobów z drewna&lt;/a&gt;</text:p>
            <text:p>&lt;span&gt;28.7&lt;/span&gt;&lt;a style="color:black;text-decoration:none;" href="http://www.teleadreson.pl/-NACE287%20produkcja%20metalowych%20wyrobow%20gotowych%20z%20wyj%20narzedzi%20i%20artykulow%20slusarskich"&gt;Produkcja metalowych wyrobów gotowych (z wyj. narzędzi i artykułów ślusarskich)&lt;/a&gt;</text:p>
            <text:p>&lt;span&gt;50.22&lt;/span&gt;&lt;a style="color:black;text-decoration:none;" href="http://www.teleadreson.pl/-NACE5022%20naprawy%20i%20konserwacja%20pojazdow"&gt;Naprawy i konserwacja pojazdów&lt;/a&gt;</text:p>
            <text:p/>
          </table:table-cell>
          <table:table-cell office:value-type="string">
            <text:p/>
            <text:p>&lt;span&gt;243101&lt;/span&gt;&lt;a style="color:black;text-decoration:none;" href="http://www.teleadreson.pl/-SIC243101%20drzwi%20czesci%20drzwi%20montaz%20produkcja"&gt;Drzwi, części drzwi, montaż, produkcja&lt;/a&gt;</text:p>
            <text:p>&lt;span&gt;243102&lt;/span&gt;&lt;a style="color:black;text-decoration:none;" href="http://www.teleadreson.pl/-SIC243102%20okna%20ramy%20okien%20montaz%20produkcja"&gt;Okna, ramy okien, montaż, produkcja&lt;/a&gt;</text:p>
            <text:p>&lt;span&gt;7692&lt;/span&gt;Warsztaty metalowe, spawanie</text:p>
            <text:p>&lt;span&gt;7538&lt;/span&gt;Stacje naprawy samochodów</text:p>
            <text:p/>
          </table:table-cell>
          <table:table-cell office:value-type="string">
            <text:p/>
            <text:p>stolarka okienno-drzwiowa</text:p>
            <text:p>drobne wyroby drewniane</text:p>
            <text:p>usługi w metalu, naprawa maszyn i pojazdów</text:p>
            <text:p/>
            <text:p/>
          </table:table-cell>
        </table:table-row>
        <table:table-row table:style-name="ro1">
          <table:table-cell office:value-type="string">
            <text:p>Zakład Garbarski Plesiński S.J.</text:p>
          </table:table-cell>
          <table:table-cell/>
          <table:table-cell office:value-type="string">
            <text:p>Rogozińska 234</text:p>
          </table:table-cell>
          <table:table-cell office:value-type="string">
            <text:p>Wągrowiec</text:p>
          </table:table-cell>
          <table:table-cell office:value-type="string">
            <text:p>62-453</text:p>
          </table:table-cell>
          <table:table-cell office:value-type="string">
            <text:p>Jerzy Plesiń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55354</text:p>
          </table:table-cell>
          <table:table-cell office:value-type="string">
            <text:p>(67)2655355</text:p>
          </table:table-cell>
          <table:table-cell office:value-type="string">
            <text:p>prywatna</text:p>
          </table:table-cell>
          <table:table-cell office:value-type="string">
            <text:p>spółka jawna</text:p>
          </table:table-cell>
          <table:table-cell office:value-type="string">
            <text:p>&lt;a title="@poezta.sylaba.pl"&gt;j.plesinski&lt;/a&gt;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1957">
            <text:p>1957</text:p>
          </table:table-cell>
          <table:table-cell office:value-type="string">
            <text:p>&lt;span&gt;19.1&lt;/span&gt;&lt;a style="color:black;text-decoration:none;" href="http://www.teleadreson.pl/-NACE191%20garbowanie%20i%20wyprawianie%20skor"&gt;Garbowanie i wyprawianie skór&lt;/a&gt;</text:p>
          </table:table-cell>
          <table:table-cell office:value-type="string">
            <text:p>&lt;span&gt;3111&lt;/span&gt;&lt;a style="color:black;text-decoration:none;" href="http://www.teleadreson.pl/-SIC3111%20garbowanie%20i%20koncowa%20obrobka%20skory"&gt;Garbowanie i końcowa obróbka skóry&lt;/a&gt;</text:p>
          </table:table-cell>
          <table:table-cell/>
        </table:table-row>
        <table:table-row table:style-name="ro2">
          <table:table-cell office:value-type="string">
            <text:p>Usługi Transportowe, Transport Samochodowy Międzynarodowy i Krajowy</text:p>
          </table:table-cell>
          <table:table-cell office:value-type="string">
            <text:p>Usługi Transportowe</text:p>
          </table:table-cell>
          <table:table-cell office:value-type="string">
            <text:p>Rogozińska 312</text:p>
          </table:table-cell>
          <table:table-cell office:value-type="string">
            <text:p>Wągrowiec</text:p>
          </table:table-cell>
          <table:table-cell office:value-type="string">
            <text:p>62-514</text:p>
          </table:table-cell>
          <table:table-cell office:value-type="string">
            <text:p>Bronisław Wojtec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30333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wojtecki.pl"&gt;transprrt&lt;/a&gt;</text:p>
          </table:table-cell>
          <table:table-cell office:value-type="string">
            <text:p>&lt;a href="http://www.teleadreson.pl/url/?k=6&amp;amp;r=http://www.wojtecki.pl"&gt;www.wojtecki.pl&lt;/a&gt;</text:p>
          </table:table-cell>
          <table:table-cell office:value-type="float" office:value="10">
            <text:p>10</text:p>
          </table:table-cell>
          <table:table-cell/>
          <table:table-cell office:value-type="float" office:value="1972">
            <text:p>1972</text:p>
          </table:table-cell>
          <table:table-cell office:value-type="string">
            <text:p>&lt;span&gt;60.24.1&lt;/span&gt;Przewożenie samochodami ciężarowymi wszystkich rodzajów towarów</text:p>
          </table:table-cell>
          <table:table-cell office:value-type="string">
            <text:p/>
            <text:p>&lt;span&gt;4212&lt;/span&gt;&lt;a style="color:black;text-decoration:none;" href="http://www.teleadreson.pl/-SIC4212%20lokalne%20przewozy%20ciezarowe%20bez%20skladowania"&gt;Lokalne przewozy ciężarowe, bez składowania&lt;/a&gt;</text:p>
            <text:p>&lt;span&gt;4213&lt;/span&gt;&lt;a style="color:black;text-decoration:none;" href="http://www.teleadreson.pl/-SIC4213%20przewozy%20ciezarowe%20dalekobiezne"&gt;Przewozy ciężarowe dalekobieżne&lt;/a&gt;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3">
          <table:table-cell office:value-type="string">
            <text:p>Sklep Spożywczo-Przemysłowy Ryszard Nowak</text:p>
          </table:table-cell>
          <table:table-cell/>
          <table:table-cell office:value-type="string">
            <text:p>Runowo 8b</text:p>
          </table:table-cell>
          <table:table-cell office:value-type="string">
            <text:p>Wągrowiec</text:p>
          </table:table-cell>
          <table:table-cell office:value-type="string">
            <text:p>62-012</text:p>
          </table:table-cell>
          <table:table-cell office:value-type="string">
            <text:p>Ryszard Nowa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46545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/>
            <text:p>&lt;span&gt;52.27&lt;/span&gt;&lt;a style="color:black;text-decoration:none;" href="http://www.teleadreson.pl/-NACE5227%20sklepy%20spozywcze"&gt;Sklepy spożywcze&lt;/a&gt;</text:p>
            <text:p>&lt;span&gt;52.33&lt;/span&gt;&lt;a style="color:black;text-decoration:none;" href="http://www.teleadreson.pl/-NACE5233%20sprzedaz%20detaliczna%20kosmetykow%20i%20artykulow%20toaletowych%20i%20srodkow%20czystosci%20chemii%20gospodarczej"&gt;Sprzedaż detaliczna kosmetyków i artykułów toaletowych i środków czystości (chemii gospodarczej)&lt;/a&gt;</text:p>
            <text:p>&lt;span&gt;64.11&lt;/span&gt;Poczta państwowa</text:p>
            <text:p/>
          </table:table-cell>
          <table:table-cell office:value-type="string">
            <text:p/>
            <text:p>&lt;span&gt;5411&lt;/span&gt;&lt;a style="color:black;text-decoration:none;" href="http://www.teleadreson.pl/-SIC5411%20sklepy%20spozywcze"&gt;Sklepy spożywcze&lt;/a&gt;</text:p>
            <text:p>&lt;span&gt;599913&lt;/span&gt;Kosmetyki i przybory toaletowe, handel detaliczny</text:p>
            <text:p>&lt;span&gt;4311&lt;/span&gt;&lt;a style="color:black;text-decoration:none;" href="http://www.teleadreson.pl/-SIC4311%20poczta%20polska"&gt;Poczta Polska&lt;/a&gt;</text:p>
            <text:p/>
          </table:table-cell>
          <table:table-cell office:value-type="string">
            <text:p/>
            <text:p>agencja pocztowa</text:p>
            <text:p/>
            <text:p/>
          </table:table-cell>
        </table:table-row>
        <table:table-row table:style-name="ro2">
          <table:table-cell office:value-type="string">
            <text:p>Przedsiębiorstwo Handlowe Gama</text:p>
          </table:table-cell>
          <table:table-cell/>
          <table:table-cell office:value-type="string">
            <text:p>Rynek 1a</text:p>
          </table:table-cell>
          <table:table-cell office:value-type="string">
            <text:p>Wągrowiec</text:p>
          </table:table-cell>
          <table:table-cell office:value-type="string">
            <text:p>62-624</text:p>
          </table:table-cell>
          <table:table-cell office:value-type="string">
            <text:p>Adam Bil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35838 (503)337734</text:p>
          </table:table-cell>
          <table:table-cell office:value-type="string">
            <text:p>(67)2635838 w. 38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op.pl"&gt;gama&lt;/a&gt;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1989">
            <text:p>1989</text:p>
          </table:table-cell>
          <table:table-cell office:value-type="string">
            <text:p/>
            <text:p>&lt;span&gt;52.42.1&lt;/span&gt;&lt;a style="color:black;text-decoration:none;" href="http://www.teleadreson.pl/-NACE52421%20sprzedaz%20detaliczna%20odziezy"&gt;Sprzedaż detaliczna odzieży&lt;/a&gt;</text:p>
            <text:p>&lt;span&gt;52.42.2&lt;/span&gt;&lt;a style="color:black;text-decoration:none;" href="http://www.teleadreson.pl/-NACE52422%20sprzedaz%20detaliczna%20dodatkow%20do%20ubran"&gt;Sprzedaż detaliczna dodatków do ubrań&lt;/a&gt;</text:p>
            <text:p/>
          </table:table-cell>
          <table:table-cell office:value-type="string">
            <text:p/>
            <text:p>&lt;span&gt;5651&lt;/span&gt;Sklepy z odzieżą męską, damską i dziecięcą</text:p>
            <text:p>&lt;span&gt;563202&lt;/span&gt;Rajstopy, bielizna damska, handel detaliczny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Zegarmistrz Lis</text:p>
          </table:table-cell>
          <table:table-cell/>
          <table:table-cell office:value-type="string">
            <text:p>Rynek 2</text:p>
          </table:table-cell>
          <table:table-cell office:value-type="string">
            <text:p>Wągrowiec</text:p>
          </table:table-cell>
          <table:table-cell office:value-type="string">
            <text:p>62-232</text:p>
          </table:table-cell>
          <table:table-cell office:value-type="string">
            <text:p>Cezary Lis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47141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997">
            <text:p>1997</text:p>
          </table:table-cell>
          <table:table-cell office:value-type="string">
            <text:p/>
            <text:p>&lt;span&gt;52.73&lt;/span&gt;&lt;a style="color:black;text-decoration:none;" href="http://www.teleadreson.pl/-NACE5273%20naprawy%20zegarkow%20zegarow%20i%20bizuterii"&gt;Naprawy zegarków, zegarów i biżuterii&lt;/a&gt;</text:p>
            <text:p>&lt;span&gt;52.48.41&lt;/span&gt;&lt;a style="color:black;text-decoration:none;" href="http://www.teleadreson.pl/-NACE524841%20sprzedaz%20detaliczna%20zegarkow"&gt;Sprzedaż detaliczna zegarków&lt;/a&gt;</text:p>
            <text:p/>
          </table:table-cell>
          <table:table-cell office:value-type="string">
            <text:p/>
            <text:p>&lt;span&gt;763101&lt;/span&gt;Naprawa czasomierzy</text:p>
            <text:p>&lt;span&gt;594401&lt;/span&gt;Sklepy zegarmistrzowskie</text:p>
            <text:p/>
          </table:table-cell>
          <table:table-cell/>
        </table:table-row>
        <table:table-row table:style-name="ro2">
          <table:table-cell office:value-type="string">
            <text:p>Apteka Pod Orłem</text:p>
          </table:table-cell>
          <table:table-cell/>
          <table:table-cell office:value-type="string">
            <text:p>Rynek 3</text:p>
          </table:table-cell>
          <table:table-cell office:value-type="string">
            <text:p>Wągrowiec</text:p>
          </table:table-cell>
          <table:table-cell office:value-type="string">
            <text:p>62-952</text:p>
          </table:table-cell>
          <table:table-cell office:value-type="string">
            <text:p>mgr farm. Bożena Owsian-Bętkows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45048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&lt;span&gt;52.31&lt;/span&gt;&lt;a style="color:black;text-decoration:none;" href="http://www.teleadreson.pl/-NACE5231%20apteki"&gt;Apteki&lt;/a&gt;</text:p>
          </table:table-cell>
          <table:table-cell office:value-type="string">
            <text:p>&lt;span&gt;5912&lt;/span&gt;Apteki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Krawiectwo Ciężkie Fason</text:p>
          </table:table-cell>
          <table:table-cell/>
          <table:table-cell office:value-type="string">
            <text:p>Rynek 4</text:p>
          </table:table-cell>
          <table:table-cell office:value-type="string">
            <text:p>Wągrowiec</text:p>
          </table:table-cell>
          <table:table-cell office:value-type="string">
            <text:p>62-514</text:p>
          </table:table-cell>
          <table:table-cell office:value-type="string">
            <text:p>Witalis Hermań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60763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1980">
            <text:p>1980</text:p>
          </table:table-cell>
          <table:table-cell office:value-type="string">
            <text:p>&lt;span&gt;18.22.1&lt;/span&gt;&lt;a style="color:black;text-decoration:none;" href="http://www.teleadreson.pl/-NACE18221%20produkcja%20plaszczy%20garniturow%20kostiumow%20zakietow%20swetrow%20spodnic%20umundurowania"&gt;Produkcja płaszczy, garniturów, kostiumów, żakietów, swetrów, spódnic, umundurowania&lt;/a&gt;</text:p>
          </table:table-cell>
          <table:table-cell office:value-type="string">
            <text:p/>
            <text:p>&lt;span&gt;2311&lt;/span&gt;&lt;a style="color:black;text-decoration:none;" href="http://www.teleadreson.pl/-SIC2311%20garnitury%20plaszcze%20meskie%20produkcja"&gt;Garnitury, płaszcze męskie, produkcja&lt;/a&gt;</text:p>
            <text:p>&lt;span&gt;2337&lt;/span&gt;&lt;a style="color:black;text-decoration:none;" href="http://www.teleadreson.pl/-SIC2337%20spodnice%20garsonki%20plaszcze%20damskie%20produkcja"&gt;Spódnice, garsonki, płaszcze damskie, produkcja&lt;/a&gt;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4">
          <table:table-cell office:value-type="string">
            <text:p>Sklep Branży Przemysłowej Atlanta</text:p>
          </table:table-cell>
          <table:table-cell office:value-type="string">
            <text:p>Atlanta</text:p>
          </table:table-cell>
          <table:table-cell office:value-type="string">
            <text:p>Rynek 5</text:p>
          </table:table-cell>
          <table:table-cell office:value-type="string">
            <text:p>Wągrowiec</text:p>
          </table:table-cell>
          <table:table-cell office:value-type="string">
            <text:p>62-234</text:p>
          </table:table-cell>
          <table:table-cell office:value-type="string">
            <text:p>Piotr Kulpiń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65260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4"/>
          <table:table-cell office:value-type="float" office:value="1990">
            <text:p>1990</text:p>
          </table:table-cell>
          <table:table-cell office:value-type="string">
            <text:p/>
            <text:p>&lt;span&gt;52.41&lt;/span&gt;&lt;a style="color:black;text-decoration:none;" href="http://www.teleadreson.pl/-NACE5241%20sprzedaz%20detaliczna%20wyrobow%20wlokienniczych"&gt;Sprzedaż detaliczna wyrobów włókienniczych&lt;/a&gt;</text:p>
            <text:p>&lt;span&gt;52.48.3&lt;/span&gt;&lt;a style="color:black;text-decoration:none;" href="http://www.teleadreson.pl/-NACE52483%20sprzedaz%20detaliczna%20tapet%20wykladzin%20podlogowych"&gt;Sprzedaż detaliczna tapet, wykładzin podłogowych&lt;/a&gt;</text:p>
            <text:p/>
          </table:table-cell>
          <table:table-cell office:value-type="string">
            <text:p/>
            <text:p>&lt;span&gt;594901&lt;/span&gt;Sklepy z tkaninami</text:p>
            <text:p>&lt;span&gt;571904&lt;/span&gt;Dekoracje i akcesoria okienne, handel detaliczny</text:p>
            <text:p>&lt;span&gt;5714&lt;/span&gt;Sklepy z zasłonami i obiciami</text:p>
            <text:p>&lt;span&gt;5713&lt;/span&gt;Sklepy z dywanami i wykładzinami podłogowymi</text:p>
            <text:p/>
          </table:table-cell>
          <table:table-cell/>
        </table:table-row>
        <table:table-row table:style-name="ro3">
          <table:table-cell office:value-type="string">
            <text:p>Dom Handlowy Panda S.C.</text:p>
          </table:table-cell>
          <table:table-cell office:value-type="string">
            <text:p>DH Panda S.C.</text:p>
          </table:table-cell>
          <table:table-cell office:value-type="string">
            <text:p>Rynek 6</text:p>
          </table:table-cell>
          <table:table-cell office:value-type="string">
            <text:p>Wągrowiec</text:p>
          </table:table-cell>
          <table:table-cell office:value-type="string">
            <text:p>62-732</text:p>
          </table:table-cell>
          <table:table-cell office:value-type="string">
            <text:p/>
            <text:p>Kamila Kuster-Kałmuczak</text:p>
            <text:p>Monika Kuster</text:p>
            <text:p/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74279</text:p>
          </table:table-cell>
          <table:table-cell office:value-type="string">
            <text:p>prywatna</text:p>
          </table:table-cell>
          <table:table-cell office:value-type="string">
            <text:p>spółka cywilna</text:p>
          </table:table-cell>
          <table:table-cell table:number-columns-repeated="2"/>
          <table:table-cell office:value-type="float" office:value="9">
            <text:p>9</text:p>
          </table:table-cell>
          <table:table-cell/>
          <table:table-cell office:value-type="float" office:value="1996">
            <text:p>1996</text:p>
          </table:table-cell>
          <table:table-cell office:value-type="string">
            <text:p/>
            <text:p>&lt;span&gt;52.42.1&lt;/span&gt;&lt;a style="color:black;text-decoration:none;" href="http://www.teleadreson.pl/-NACE52421%20sprzedaz%20detaliczna%20odziezy"&gt;Sprzedaż detaliczna odzieży&lt;/a&gt;</text:p>
            <text:p>&lt;span&gt;52.43.1&lt;/span&gt;&lt;a style="color:black;text-decoration:none;" href="http://www.teleadreson.pl/-NACE52431%20sprzedaz%20detaliczna%20obuwia"&gt;Sprzedaż detaliczna obuwia&lt;/a&gt;</text:p>
            <text:p>&lt;span&gt;52.43.2&lt;/span&gt;&lt;a style="color:black;text-decoration:none;" href="http://www.teleadreson.pl/-NACE52432%20sprzedaz%20detaliczna%20wyrobow%20skorzanych"&gt;Sprzedaż detaliczna wyrobów skórzanych&lt;/a&gt;</text:p>
            <text:p/>
          </table:table-cell>
          <table:table-cell office:value-type="string">
            <text:p/>
            <text:p>&lt;span&gt;5651&lt;/span&gt;Sklepy z odzieżą męską, damską i dziecięcą</text:p>
            <text:p>&lt;span&gt;5661&lt;/span&gt;Sklepy z obuwiem</text:p>
            <text:p>&lt;span&gt;5948&lt;/span&gt;Sklepy z torbami, walizkami i artykułami skórzanymi</text:p>
            <text:p/>
          </table:table-cell>
          <table:table-cell office:value-type="string">
            <text:p/>
            <text:p>odzież</text:p>
            <text:p>obuwie</text:p>
            <text:p>galanteria skórzana</text:p>
            <text:p/>
          </table:table-cell>
        </table:table-row>
        <table:table-row table:style-name="ro3">
          <table:table-cell office:value-type="string">
            <text:p>Przedsiębiorstwo Produkcyjno-Handlowo-Usługowe HANIA Adam Marek</text:p>
          </table:table-cell>
          <table:table-cell office:value-type="string">
            <text:p>PPHU HANIA</text:p>
          </table:table-cell>
          <table:table-cell office:value-type="string">
            <text:p>Rynek 6</text:p>
          </table:table-cell>
          <table:table-cell office:value-type="string">
            <text:p>Wągrowiec</text:p>
          </table:table-cell>
          <table:table-cell office:value-type="string">
            <text:p>62-844</text:p>
          </table:table-cell>
          <table:table-cell office:value-type="string">
            <text:p>Adam Mare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38334 (603)831534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fotomarek.pl"&gt;sklep&lt;/a&gt;</text:p>
          </table:table-cell>
          <table:table-cell office:value-type="string">
            <text:p>&lt;a href="http://www.teleadreson.pl/url/?k=6&amp;amp;r=http://www.fotomarek.pl"&gt;www.fotomarek.pl&lt;/a&gt;</text:p>
          </table:table-cell>
          <table:table-cell office:value-type="float" office:value="5">
            <text:p>5</text:p>
          </table:table-cell>
          <table:table-cell/>
          <table:table-cell office:value-type="float" office:value="2002">
            <text:p>2002</text:p>
          </table:table-cell>
          <table:table-cell office:value-type="string">
            <text:p/>
            <text:p>&lt;span&gt;74.81.1&lt;/span&gt;Usługi fotograficzne dla ludności</text:p>
            <text:p>&lt;span&gt;52.48.21&lt;/span&gt;&lt;a style="color:black;text-decoration:none;" href="http://www.teleadreson.pl/-NACE524821%20sprzedaz%20detaliczna%20sprzetu%20fotograficznego"&gt;Sprzedaż detaliczna sprzętu fotograficznego&lt;/a&gt;</text:p>
            <text:p>&lt;span&gt;74.81.3&lt;/span&gt;Obróbka klisz fotograficznych i taśm filmowych</text:p>
            <text:p/>
          </table:table-cell>
          <table:table-cell office:value-type="string">
            <text:p/>
            <text:p>&lt;span&gt;7384&lt;/span&gt;Laboratoria fotograficzne</text:p>
            <text:p>&lt;span&gt;5946&lt;/span&gt;Sklepy z artykułami fotograficznymi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Przedsiębiorstwo Handlowo-Usługowe Nikiel</text:p>
          </table:table-cell>
          <table:table-cell office:value-type="string">
            <text:p>PHU Nikiel</text:p>
          </table:table-cell>
          <table:table-cell office:value-type="string">
            <text:p>Rynek 9</text:p>
          </table:table-cell>
          <table:table-cell office:value-type="string">
            <text:p>Wągrowiec</text:p>
          </table:table-cell>
          <table:table-cell office:value-type="string">
            <text:p>62-453</text:p>
          </table:table-cell>
          <table:table-cell office:value-type="string">
            <text:p>Jolanta Nikiel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86180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980">
            <text:p>1980</text:p>
          </table:table-cell>
          <table:table-cell office:value-type="string">
            <text:p>&lt;span&gt;52.48.7&lt;/span&gt;&lt;a style="color:black;text-decoration:none;" href="http://www.teleadreson.pl/-NACE52487%20sprzedaz%20detaliczna%20pamiatek%20znaczkow%20i%20monet"&gt;Sprzedaż detaliczna pamiątek, znaczków i monet&lt;/a&gt;</text:p>
          </table:table-cell>
          <table:table-cell office:value-type="string">
            <text:p>&lt;span&gt;5947&lt;/span&gt;Sklepy z pamiątkami, upominkami i gadżetami</text:p>
          </table:table-cell>
          <table:table-cell office:value-type="string">
            <text:p/>
            <text:p>upominki</text:p>
            <text:p/>
            <text:p/>
          </table:table-cell>
        </table:table-row>
        <table:table-row table:style-name="ro2">
          <table:table-cell office:value-type="string">
            <text:p>Towarzystwo Ubezpieczeń i Reasekuracji WARTA S.A. Przedstawicielstwo</text:p>
          </table:table-cell>
          <table:table-cell office:value-type="string">
            <text:p>TUiR WARTA S.A. Przedstawicielstwo</text:p>
          </table:table-cell>
          <table:table-cell office:value-type="string">
            <text:p>Rynek 11</text:p>
          </table:table-cell>
          <table:table-cell office:value-type="string">
            <text:p>Wągrowiec</text:p>
          </table:table-cell>
          <table:table-cell office:value-type="string">
            <text:p>62-844</text:p>
          </table:table-cell>
          <table:table-cell office:value-type="string">
            <text:p>Monika Sankows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65261 (806)368368</text:p>
          </table:table-cell>
          <table:table-cell office:value-type="string">
            <text:p>(67)2665261</text:p>
          </table:table-cell>
          <table:table-cell office:value-type="string">
            <text:p>prywatna</text:p>
          </table:table-cell>
          <table:table-cell office:value-type="string">
            <text:p>spółka akcyjna</text:p>
          </table:table-cell>
          <table:table-cell/>
          <table:table-cell office:value-type="string">
            <text:p/>
            <text:p>&lt;a href="http://www.teleadreson.pl/url/?k=6&amp;amp;r=http://www.warta.crm.pl"&gt;www.warta.crm.pl&lt;/a&gt;</text:p>
            <text:p>&lt;a href="http://www.teleadreson.pl/url/?k=6&amp;amp;r=http://www.warta.pl"&gt;www.warta.pl&lt;/a&gt;</text:p>
            <text:p/>
          </table:table-cell>
          <table:table-cell table:number-columns-repeated="2"/>
          <table:table-cell office:value-type="float" office:value="2000">
            <text:p>2000</text:p>
          </table:table-cell>
          <table:table-cell office:value-type="string">
            <text:p>&lt;span&gt;66.03&lt;/span&gt;Ubezpieczenia rzeczowe</text:p>
          </table:table-cell>
          <table:table-cell office:value-type="string">
            <text:p>&lt;span&gt;633102&lt;/span&gt;Instytucje ubezpieczeniowe- mienia, transportowe, morskie</text:p>
          </table:table-cell>
          <table:table-cell/>
        </table:table-row>
        <table:table-row table:style-name="ro1">
          <table:table-cell office:value-type="string">
            <text:p>Kancelaria Radcy Prawnego</text:p>
          </table:table-cell>
          <table:table-cell/>
          <table:table-cell office:value-type="string">
            <text:p>Rynek 12</text:p>
          </table:table-cell>
          <table:table-cell office:value-type="string">
            <text:p>Wągrowiec</text:p>
          </table:table-cell>
          <table:table-cell office:value-type="string">
            <text:p>62-233</text:p>
          </table:table-cell>
          <table:table-cell office:value-type="string">
            <text:p>Łucja Wyrwic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27225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o2.pl"&gt;lucja_wytwicka&lt;/a&gt;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&lt;span&gt;74.11.3&lt;/span&gt;Ogólne konsultacje i doradztwo prawne</text:p>
          </table:table-cell>
          <table:table-cell office:value-type="string">
            <text:p>&lt;span&gt;811101&lt;/span&gt;Specjalistyczne usługi prawnicze</text:p>
          </table:table-cell>
          <table:table-cell/>
        </table:table-row>
        <table:table-row table:style-name="ro2">
          <table:table-cell office:value-type="string">
            <text:p>Zakłady Drobiarskie Koziegłowy Sp. z o.o. - Sklep Firmowy nr 18</text:p>
          </table:table-cell>
          <table:table-cell/>
          <table:table-cell office:value-type="string">
            <text:p>Rynek 12</text:p>
          </table:table-cell>
          <table:table-cell office:value-type="string">
            <text:p>Wągrowiec</text:p>
          </table:table-cell>
          <table:table-cell office:value-type="string">
            <text:p>62-842</text:p>
          </table:table-cell>
          <table:table-cell office:value-type="string">
            <text:p>kier. Zofia Januchows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18212</text:p>
          </table:table-cell>
          <table:table-cell office:value-type="string">
            <text:p>prywatna</text:p>
          </table:table-cell>
          <table:table-cell office:value-type="string">
            <text:p>spółka z o.o.</text:p>
          </table:table-cell>
          <table:table-cell/>
          <table:table-cell office:value-type="string">
            <text:p>&lt;a href="http://www.teleadreson.pl/url/?k=6&amp;amp;r=http://www.zd-kozieglowy.pl"&gt;www.zd-kozieglowy.pl&lt;/a&gt;</text:p>
          </table:table-cell>
          <table:table-cell office:value-type="float" office:value="5">
            <text:p>5</text:p>
          </table:table-cell>
          <table:table-cell/>
          <table:table-cell office:value-type="float" office:value="1993">
            <text:p>1993</text:p>
          </table:table-cell>
          <table:table-cell office:value-type="string">
            <text:p>&lt;span&gt;52.22&lt;/span&gt;&lt;a style="color:black;text-decoration:none;" href="http://www.teleadreson.pl/-NACE5222%20sprzedaz%20detaliczna%20miesa%20i%20wyrobow%20miesnych"&gt;Sprzedaż detaliczna mięsa i wyrobów mięsnych&lt;/a&gt;</text:p>
          </table:table-cell>
          <table:table-cell office:value-type="string">
            <text:p>&lt;span&gt;542102&lt;/span&gt;&lt;a style="color:black;text-decoration:none;" href="http://www.teleadreson.pl/-SIC542102%20mieso%20swieze%20i%20mrozone%20handel%20detaliczny"&gt;Mięso świeże i mrożone, handel detaliczny&lt;/a&gt;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WIMCOM S.C. - Sklep Patronacki KompuTronik Sp. z o.o.</text:p>
          </table:table-cell>
          <table:table-cell/>
          <table:table-cell office:value-type="string">
            <text:p>Rynek 13</text:p>
          </table:table-cell>
          <table:table-cell office:value-type="string">
            <text:p>Wągrowiec</text:p>
          </table:table-cell>
          <table:table-cell office:value-type="string">
            <text:p>62-513</text:p>
          </table:table-cell>
          <table:table-cell office:value-type="string">
            <text:p/>
            <text:p>Włodzimierz Kaszyński</text:p>
            <text:p>Mariusz Małecki</text:p>
            <text:p/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58651</text:p>
          </table:table-cell>
          <table:table-cell office:value-type="string">
            <text:p>prywatna</text:p>
          </table:table-cell>
          <table:table-cell office:value-type="string">
            <text:p>spółka cywilna</text:p>
          </table:table-cell>
          <table:table-cell office:value-type="string">
            <text:p>&lt;a title="@komputronik.pl"&gt;wagrowiec&lt;/a&gt;</text:p>
          </table:table-cell>
          <table:table-cell office:value-type="string">
            <text:p>&lt;a href="http://sklep.komputronik.pl"&gt;sklep.komputronik.pl&lt;/a&gt;</text:p>
          </table:table-cell>
          <table:table-cell table:number-columns-repeated="2"/>
          <table:table-cell office:value-type="float" office:value="2003">
            <text:p>2003</text:p>
          </table:table-cell>
          <table:table-cell office:value-type="string">
            <text:p>&lt;span&gt;52.48.12&lt;/span&gt;&lt;a style="color:black;text-decoration:none;" href="http://www.teleadreson.pl/-NACE524812%20sprzedaz%20detaliczna%20komputerow%20i%20sprzetu%20komputerowego"&gt;Sprzedaż detaliczna komputerów i sprzętu komputerowego&lt;/a&gt;</text:p>
          </table:table-cell>
          <table:table-cell office:value-type="string">
            <text:p>&lt;span&gt;5734&lt;/span&gt;Sklepy komputerowe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3">
          <table:table-cell office:value-type="string">
            <text:p>Hurtownia Hurt-Bud Kamińscy</text:p>
          </table:table-cell>
          <table:table-cell office:value-type="string">
            <text:p>Hurt-Bud</text:p>
          </table:table-cell>
          <table:table-cell office:value-type="string">
            <text:p>Rynek 14</text:p>
          </table:table-cell>
          <table:table-cell office:value-type="string">
            <text:p>Wągrowiec</text:p>
          </table:table-cell>
          <table:table-cell office:value-type="string">
            <text:p>62-952</text:p>
          </table:table-cell>
          <table:table-cell office:value-type="string">
            <text:p>Agnieszka Kamińs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76278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/>
            <text:p>&lt;span&gt;51.53&lt;/span&gt;&lt;a style="color:black;text-decoration:none;" href="http://www.teleadreson.pl/-NACE5153%20sprzedaz%20hurtowa%20drewna%20i%20materialow%20budowlanych"&gt;Sprzedaż hurtowa drewna i materiałów budowlanych&lt;/a&gt;</text:p>
            <text:p>&lt;span&gt;51.44.3&lt;/span&gt;&lt;a style="color:black;text-decoration:none;" href="http://www.teleadreson.pl/-NACE51443%20sprzedaz%20hurtowa%20farb%20i%20lakierow"&gt;Sprzedaż hurtowa farb i lakierów&lt;/a&gt;</text:p>
            <text:p>&lt;span&gt;52.46.2&lt;/span&gt;&lt;a style="color:black;text-decoration:none;" href="http://www.teleadreson.pl/-NACE52462%20sprzedaz%20detaliczna%20farb%20politury%20lakierow"&gt;Sprzedaż detaliczna farb, politury, lakierów&lt;/a&gt;</text:p>
            <text:p/>
          </table:table-cell>
          <table:table-cell office:value-type="string">
            <text:p/>
            <text:p>&lt;span&gt;523102&lt;/span&gt;&lt;a style="color:black;text-decoration:none;" href="http://www.teleadreson.pl/-SIC523102%20farby%20wyposazenie%20malarskie%20handel%20detaliczny"&gt;Farby, wyposażenie malarskie, handel detaliczny&lt;/a&gt;</text:p>
            <text:p>&lt;span&gt;5039&lt;/span&gt;&lt;a style="color:black;text-decoration:none;" href="http://www.teleadreson.pl/-SIC5039%20materialy%20budowlane%20osobno%20nie%20wymienione%20hurt"&gt;Materiały budowlane, osobno nie wymienione, hurt&lt;/a&gt;</text:p>
            <text:p/>
          </table:table-cell>
          <table:table-cell office:value-type="string">
            <text:p>ta farby</text:p>
          </table:table-cell>
        </table:table-row>
        <table:table-row table:style-name="ro6">
          <table:table-cell office:value-type="string">
            <text:p>Przedsiębiorstwo Handlowe Rena</text:p>
          </table:table-cell>
          <table:table-cell office:value-type="string">
            <text:p>Rena</text:p>
          </table:table-cell>
          <table:table-cell office:value-type="string">
            <text:p>Rynek 17</text:p>
          </table:table-cell>
          <table:table-cell office:value-type="string">
            <text:p>Wągrowiec</text:p>
          </table:table-cell>
          <table:table-cell office:value-type="string">
            <text:p>62-622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41142 w. 46 4624854 w. 24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/>
            <text:p>&lt;a title="@rena.pl"&gt;rena&lt;/a&gt;</text:p>
            <text:p>&lt;a title="@pro.onet.pl"&gt;sena&lt;/a&gt;</text:p>
            <text:p/>
          </table:table-cell>
          <table:table-cell office:value-type="string">
            <text:p>&lt;a href="http://www.teleadreson.pl/url/?k=6&amp;amp;r=http://www.rena.pl"&gt;www.rena.pl&lt;/a&gt;</text:p>
          </table:table-cell>
          <table:table-cell table:number-columns-repeated="2"/>
          <table:table-cell office:value-type="float" office:value="1986">
            <text:p>1986</text:p>
          </table:table-cell>
          <table:table-cell office:value-type="string">
            <text:p/>
            <text:p>&lt;span&gt;52.44.1&lt;/span&gt;&lt;a style="color:black;text-decoration:none;" href="http://www.teleadreson.pl/-NACE52441%20sprzedaz%20detaliczna%20mebli%20i%20umeblowania"&gt;Sprzedaż detaliczna mebli i umeblowania&lt;/a&gt;</text:p>
            <text:p>&lt;span&gt;52.44.2&lt;/span&gt;&lt;a style="color:black;text-decoration:none;" href="http://www.teleadreson.pl/-NACE52442%20sprzedaz%20detaliczna%20sprzetu%20oswietleniowego"&gt;Sprzedaż detaliczna sprzętu oświetleniowego&lt;/a&gt;</text:p>
            <text:p>&lt;span&gt;52.45.1&lt;/span&gt;&lt;a style="color:black;text-decoration:none;" href="http://www.teleadreson.pl/-NACE52451%20sprzedaz%20detaliczna%20elektrycznych%20artykulow%20i%20sprzetu%20gospodarstwa%20domowego"&gt;Sprzedaż detaliczna elektrycznych artykułów i sprzętu gospodarstwa domowego&lt;/a&gt;</text:p>
            <text:p>&lt;span&gt;51.53.2&lt;/span&gt;&lt;a style="color:black;text-decoration:none;" href="http://www.teleadreson.pl/-NACE51532%20sprzedaz%20hurtowa%20niedrewnianych%20materialow%20budowlanych"&gt;Sprzedaż hurtowa niedrewnianych materiałów budowlanych&lt;/a&gt;</text:p>
            <text:p>&lt;span&gt;45.42.1&lt;/span&gt;&lt;a style="color:black;text-decoration:none;" href="http://www.teleadreson.pl/-NACE45421%20instalowanie%20elementow%20stolarki%20budowlanej"&gt;Instalowanie elementów stolarki budowlanej&lt;/a&gt;</text:p>
            <text:p/>
          </table:table-cell>
          <table:table-cell office:value-type="string">
            <text:p/>
            <text:p>&lt;span&gt;5712&lt;/span&gt;Sklepy meblowe</text:p>
            <text:p>&lt;span&gt;571902&lt;/span&gt;Lampy, oświetlenie, akcesoria, handel detaliczny</text:p>
            <text:p>&lt;span&gt;5722&lt;/span&gt;Sklepy ze zmechanizowanym sprzętem gospodarstwa domowego</text:p>
            <text:p>&lt;span&gt;521102&lt;/span&gt;&lt;a style="color:black;text-decoration:none;" href="http://www.teleadreson.pl/-SIC521102%20stolarka%20okienna%20i%20drzwiowa%20handel%20detaliczny"&gt;Stolarka okienna i drzwiowa, handel detaliczny&lt;/a&gt;</text:p>
            <text:p>&lt;span&gt;175199&lt;/span&gt;&lt;a style="color:black;text-decoration:none;" href="http://www.teleadreson.pl/-SIC175199%20ciesielstwo%20i%20stolarka%20budowlana%20osobno%20nie%20wymieniona"&gt;Ciesielstwo i stolarka budowlana, osobno nie wymieniona&lt;/a&gt;</text:p>
            <text:p/>
          </table:table-cell>
          <table:table-cell office:value-type="string">
            <text:p/>
            <text:p>meble</text:p>
            <text:p>montaż paneli podłogowych</text:p>
            <text:p/>
            <text:p/>
          </table:table-cell>
        </table:table-row>
        <table:table-row table:style-name="ro3">
          <table:table-cell office:value-type="string">
            <text:p>Sklep Muzyczny Top-Hits</text:p>
          </table:table-cell>
          <table:table-cell/>
          <table:table-cell office:value-type="string">
            <text:p>Rynek 19</text:p>
          </table:table-cell>
          <table:table-cell office:value-type="string">
            <text:p>Wągrowiec</text:p>
          </table:table-cell>
          <table:table-cell office:value-type="string">
            <text:p>62-844</text:p>
          </table:table-cell>
          <table:table-cell office:value-type="string">
            <text:p>Franciszek Piasec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67565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/>
            <text:p>&lt;span&gt;52.45.3&lt;/span&gt;&lt;a style="color:black;text-decoration:none;" href="http://www.teleadreson.pl/-NACE52453%20sprzedaz%20detaliczna%20plyt%20i%20tasm%20z%20nagraniami%20muzycznymi%20i%20video"&gt;Sprzedaż detaliczna płyt i taśm z nagraniami muzycznymi i video&lt;/a&gt;</text:p>
            <text:p>&lt;span&gt;52.48.55&lt;/span&gt;&lt;a style="color:black;text-decoration:none;" href="http://www.teleadreson.pl/-NACE524855%20sprzedaz%20detaliczna%20gier%20i%20zabawek"&gt;Sprzedaż detaliczna gier i zabawek&lt;/a&gt;</text:p>
            <text:p/>
          </table:table-cell>
          <table:table-cell office:value-type="string">
            <text:p/>
            <text:p>&lt;span&gt;5735&lt;/span&gt;Sklepy z płytami i nagraniami audio i video</text:p>
            <text:p>&lt;span&gt;594502&lt;/span&gt;Sklepy z zabawkami i grami</text:p>
            <text:p/>
          </table:table-cell>
          <table:table-cell office:value-type="string">
            <text:p/>
            <text:p>kasety, płyty</text:p>
            <text:p>zabawki</text:p>
            <text:p/>
            <text:p/>
          </table:table-cell>
        </table:table-row>
        <table:table-row table:style-name="ro1">
          <table:table-cell office:value-type="string">
            <text:p>Kwiaciarnia "Maranta"</text:p>
          </table:table-cell>
          <table:table-cell/>
          <table:table-cell office:value-type="string">
            <text:p>Rynek 20</text:p>
          </table:table-cell>
          <table:table-cell office:value-type="string">
            <text:p>Wągrowiec</text:p>
          </table:table-cell>
          <table:table-cell office:value-type="string">
            <text:p>62-124</text:p>
          </table:table-cell>
          <table:table-cell office:value-type="string">
            <text:p>Maria Szczepańs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37436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string">
            <text:p>&lt;span&gt;52.48.61&lt;/span&gt;&lt;a style="color:black;text-decoration:none;" href="http://www.teleadreson.pl/-NACE524861%20sprzedaz%20detaliczna%20kwiatow%20sadzonek%20i%20nasion%20oraz%20nawozow"&gt;Sprzedaż detaliczna kwiatów, sadzonek i nasion, oraz nawozów&lt;/a&gt;</text:p>
          </table:table-cell>
          <table:table-cell office:value-type="string">
            <text:p>&lt;span&gt;5992&lt;/span&gt;Kwiaciarnie</text:p>
          </table:table-cell>
          <table:table-cell/>
        </table:table-row>
        <table:table-row table:style-name="ro2">
          <table:table-cell office:value-type="string">
            <text:p>Firma Handlowa SZYSZKA - Sklep Odzieżowy</text:p>
          </table:table-cell>
          <table:table-cell office:value-type="string">
            <text:p>FH SZYSZKA - Sklep Odzieżowy</text:p>
          </table:table-cell>
          <table:table-cell office:value-type="string">
            <text:p>Rynek 23</text:p>
          </table:table-cell>
          <table:table-cell office:value-type="string">
            <text:p>Wągrowiec</text:p>
          </table:table-cell>
          <table:table-cell office:value-type="string">
            <text:p>62-622</text:p>
          </table:table-cell>
          <table:table-cell office:value-type="string">
            <text:p>wł. Grzegorz Owczarza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70975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2001">
            <text:p>2001</text:p>
          </table:table-cell>
          <table:table-cell office:value-type="string">
            <text:p>&lt;span&gt;52.42.1&lt;/span&gt;&lt;a style="color:black;text-decoration:none;" href="http://www.teleadreson.pl/-NACE52421%20sprzedaz%20detaliczna%20odziezy"&gt;Sprzedaż detaliczna odzieży&lt;/a&gt;</text:p>
          </table:table-cell>
          <table:table-cell office:value-type="string">
            <text:p>&lt;span&gt;5651&lt;/span&gt;Sklepy z odzieżą męską, damską i dziecięcą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Pizzeria MICOLO</text:p>
          </table:table-cell>
          <table:table-cell/>
          <table:table-cell office:value-type="string">
            <text:p>Rynek 24</text:p>
          </table:table-cell>
          <table:table-cell office:value-type="string">
            <text:p>Wągrowiec</text:p>
          </table:table-cell>
          <table:table-cell office:value-type="string">
            <text:p>62-233</text:p>
          </table:table-cell>
          <table:table-cell office:value-type="string">
            <text:p>Mirosław Jagat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50950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/>
          <table:table-cell office:value-type="string">
            <text:p>&lt;a href="http://www.teleadreson.pl/url/?k=6&amp;amp;r=http://www.micolo.pl"&gt;www.micolo.pl&lt;/a&gt;</text:p>
          </table:table-cell>
          <table:table-cell office:value-type="float" office:value="10">
            <text:p>10</text:p>
          </table:table-cell>
          <table:table-cell/>
          <table:table-cell office:value-type="float" office:value="1997">
            <text:p>1997</text:p>
          </table:table-cell>
          <table:table-cell office:value-type="string">
            <text:p>&lt;span&gt;55.31&lt;/span&gt;Restauracje</text:p>
          </table:table-cell>
          <table:table-cell office:value-type="string">
            <text:p>&lt;span&gt;581206&lt;/span&gt;Pizzerie</text:p>
          </table:table-cell>
          <table:table-cell office:value-type="string">
            <text:p/>
            <text:p>dostawa na telefon</text:p>
            <text:p/>
            <text:p/>
          </table:table-cell>
        </table:table-row>
        <table:table-row table:style-name="ro3">
          <table:table-cell office:value-type="string">
            <text:p>Przedsiębiorstwo Handlowe Gama</text:p>
          </table:table-cell>
          <table:table-cell/>
          <table:table-cell office:value-type="string">
            <text:p>Rynek 24</text:p>
          </table:table-cell>
          <table:table-cell office:value-type="string">
            <text:p>Wągrowiec</text:p>
          </table:table-cell>
          <table:table-cell office:value-type="string">
            <text:p>62-013</text:p>
          </table:table-cell>
          <table:table-cell office:value-type="string">
            <text:p>Dorota Bils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55858 w. 53 (505)357754</text:p>
          </table:table-cell>
          <table:table-cell office:value-type="string">
            <text:p>(67)2655858 w. 58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op.pl"&gt;gama&lt;/a&gt;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989">
            <text:p>1989</text:p>
          </table:table-cell>
          <table:table-cell office:value-type="string">
            <text:p/>
            <text:p>&lt;span&gt;52.42.1&lt;/span&gt;&lt;a style="color:black;text-decoration:none;" href="http://www.teleadreson.pl/-NACE52421%20sprzedaz%20detaliczna%20odziezy"&gt;Sprzedaż detaliczna odzieży&lt;/a&gt;</text:p>
            <text:p>&lt;span&gt;52.42.2&lt;/span&gt;&lt;a style="color:black;text-decoration:none;" href="http://www.teleadreson.pl/-NACE52422%20sprzedaz%20detaliczna%20dodatkow%20do%20ubran"&gt;Sprzedaż detaliczna dodatków do ubrań&lt;/a&gt;</text:p>
            <text:p/>
          </table:table-cell>
          <table:table-cell office:value-type="string">
            <text:p/>
            <text:p>&lt;span&gt;5651&lt;/span&gt;Sklepy z odzieżą męską, damską i dziecięcą</text:p>
            <text:p>&lt;span&gt;5611&lt;/span&gt;Sklepy z odzieżą i akcesoriami męskimi</text:p>
            <text:p>&lt;span&gt;5632&lt;/span&gt;Sklepy z akcesoriami damskimi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Spółdzielcza Kasa Oszczędnościowo-Kredytowa im. Stefana Kardynała Wyszyńskiego - Oddział</text:p>
          </table:table-cell>
          <table:table-cell office:value-type="string">
            <text:p>SKOK im. Stefana Kardynała Wyszyńskiego - Oddział</text:p>
          </table:table-cell>
          <table:table-cell office:value-type="string">
            <text:p>Rynek 24</text:p>
          </table:table-cell>
          <table:table-cell office:value-type="string">
            <text:p>Wągrowiec</text:p>
          </table:table-cell>
          <table:table-cell office:value-type="string">
            <text:p>62-233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83088</text:p>
          </table:table-cell>
          <table:table-cell/>
          <table:table-cell office:value-type="string">
            <text:p>prywatna</text:p>
          </table:table-cell>
          <table:table-cell office:value-type="string">
            <text:p>spółdzielnia</text:p>
          </table:table-cell>
          <table:table-cell/>
          <table:table-cell office:value-type="string">
            <text:p>&lt;a href="http://www.teleadreson.pl/url/?k=6&amp;amp;r=http://www.skokyyszynski.pl"&gt;www.skokyyszynski.pl&lt;/a&gt;</text:p>
          </table:table-cell>
          <table:table-cell office:value-type="float" office:value="5">
            <text:p>5</text:p>
          </table:table-cell>
          <table:table-cell/>
          <table:table-cell office:value-type="float" office:value="2003">
            <text:p>2003</text:p>
          </table:table-cell>
          <table:table-cell office:value-type="string">
            <text:p>&lt;span&gt;65.22&lt;/span&gt;Udzielanie kredytów (innych niż pożyczki finansowe)</text:p>
          </table:table-cell>
          <table:table-cell office:value-type="string">
            <text:p/>
            <text:p>&lt;span&gt;6036&lt;/span&gt;Kasy oszczędnościowe nie gwarantowane przez Państwo</text:p>
            <text:p>&lt;span&gt;6141&lt;/span&gt;Udzielanie kredytów konsumpcyjnych dla ludności</text:p>
            <text:p/>
          </table:table-cell>
          <table:table-cell/>
        </table:table-row>
        <table:table-row table:style-name="ro2">
          <table:table-cell office:value-type="string">
            <text:p>Usługi Ogólnobudowlane</text:p>
          </table:table-cell>
          <table:table-cell/>
          <table:table-cell office:value-type="string">
            <text:p>Rzeczna 2</text:p>
          </table:table-cell>
          <table:table-cell office:value-type="string">
            <text:p>Wągrowiec</text:p>
          </table:table-cell>
          <table:table-cell office:value-type="string">
            <text:p>62-734</text:p>
          </table:table-cell>
          <table:table-cell office:value-type="string">
            <text:p>Tadeusz Tomkowia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34931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&lt;span&gt;45.21.1&lt;/span&gt;&lt;a style="color:black;text-decoration:none;" href="http://www.teleadreson.pl/-NACE45211%20roboty%20ogolnobudowlane"&gt;Roboty ogólnobudowlane&lt;/a&gt;</text:p>
          </table:table-cell>
          <table:table-cell office:value-type="string">
            <text:p>&lt;span&gt;152101&lt;/span&gt;&lt;a style="color:black;text-decoration:none;" href="http://www.teleadreson.pl/-SIC152101%20przebudowa%20domow%20remonty%20generalne"&gt;Przebudowa domów, remonty generalne&lt;/a&gt;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El-Insbud</text:p>
          </table:table-cell>
          <table:table-cell/>
          <table:table-cell office:value-type="string">
            <text:p>Rzeczna 4</text:p>
          </table:table-cell>
          <table:table-cell office:value-type="string">
            <text:p>Wągrowiec</text:p>
          </table:table-cell>
          <table:table-cell office:value-type="string">
            <text:p>62-512</text:p>
          </table:table-cell>
          <table:table-cell office:value-type="string">
            <text:p>Eugeniusz Piechowia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75672 (667)775973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/>
            <text:p>&lt;span&gt;45.31&lt;/span&gt;&lt;a style="color:black;text-decoration:none;" href="http://www.teleadreson.pl/-NACE4531%20wykonywanie%20instalacji%20elektrycznych"&gt;Wykonywanie instalacji elektrycznych&lt;/a&gt;</text:p>
            <text:p>&lt;span&gt;45.21.1&lt;/span&gt;&lt;a style="color:black;text-decoration:none;" href="http://www.teleadreson.pl/-NACE45211%20roboty%20ogolnobudowlane"&gt;Roboty ogólnobudowlane&lt;/a&gt;</text:p>
            <text:p/>
          </table:table-cell>
          <table:table-cell office:value-type="string">
            <text:p/>
            <text:p>&lt;span&gt;1731&lt;/span&gt;&lt;a style="color:black;text-decoration:none;" href="http://www.teleadreson.pl/-SIC1731%20montaz%20instalacji%20i%20urzadzen%20elektrycznych"&gt;Montaż instalacji i urządzeń elektrycznych&lt;/a&gt;</text:p>
            <text:p>&lt;span&gt;152101&lt;/span&gt;&lt;a style="color:black;text-decoration:none;" href="http://www.teleadreson.pl/-SIC152101%20przebudowa%20domow%20remonty%20generalne"&gt;Przebudowa domów, remonty generalne&lt;/a&gt;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1">
          <table:table-cell office:value-type="string">
            <text:p>Parafia Rzymsko-Katolicka p.w. Bł. Michała Kozala</text:p>
          </table:table-cell>
          <table:table-cell/>
          <table:table-cell office:value-type="string">
            <text:p>Rzeczna 4a</text:p>
          </table:table-cell>
          <table:table-cell office:value-type="string">
            <text:p>Wągrowiec</text:p>
          </table:table-cell>
          <table:table-cell office:value-type="string">
            <text:p>62-733</text:p>
          </table:table-cell>
          <table:table-cell office:value-type="string">
            <text:p>prob. Ks. Witold Chmielew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55855</text:p>
          </table:table-cell>
          <table:table-cell/>
          <table:table-cell office:value-type="string">
            <text:p>prywatna</text:p>
          </table:table-cell>
          <table:table-cell office:value-type="string">
            <text:p>Kościół Katolicki</text:p>
          </table:table-cell>
          <table:table-cell office:value-type="string">
            <text:p>&lt;a title="@poczta.onet.pl"&gt;witchmigl&lt;/a&gt;</text:p>
          </table:table-cell>
          <table:table-cell office:value-type="string">
            <text:p>&lt;a href="http://www.teleadreson.pl/url/?k=6&amp;amp;r=http://www.kqzalwagrowiec.gnigzno.opoka.org.pl"&gt;www.kqzalwagrowiec.gnigzno.opoka.org.pl&lt;/a&gt;</text:p>
          </table:table-cell>
          <table:table-cell office:value-type="float" office:value="2">
            <text:p>2</text:p>
          </table:table-cell>
          <table:table-cell/>
          <table:table-cell office:value-type="float" office:value="1989">
            <text:p>1989</text:p>
          </table:table-cell>
          <table:table-cell office:value-type="string">
            <text:p>&lt;span&gt;91.31.11&lt;/span&gt;Kościół katolicki -parafie</text:p>
          </table:table-cell>
          <table:table-cell office:value-type="string">
            <text:p>&lt;span&gt;866101&lt;/span&gt;Kościoły i świątynie</text:p>
          </table:table-cell>
          <table:table-cell/>
        </table:table-row>
        <table:table-row table:style-name="ro1">
          <table:table-cell office:value-type="string">
            <text:p>Elektromechanika Pojazdowa</text:p>
          </table:table-cell>
          <table:table-cell/>
          <table:table-cell office:value-type="string">
            <text:p>Rzeczna 11</text:p>
          </table:table-cell>
          <table:table-cell office:value-type="string">
            <text:p>Wągrowiec</text:p>
          </table:table-cell>
          <table:table-cell office:value-type="string">
            <text:p>62-014</text:p>
          </table:table-cell>
          <table:table-cell office:value-type="string">
            <text:p>Marek Szel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32737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200,000 zł.</text:p>
          </table:table-cell>
          <table:table-cell office:value-type="float" office:value="1989">
            <text:p>1989</text:p>
          </table:table-cell>
          <table:table-cell office:value-type="string">
            <text:p>&lt;span&gt;50.22.2&lt;/span&gt;&lt;a style="color:black;text-decoration:none;" href="http://www.teleadreson.pl/-NACE50222%20elektromechanika%20pojazdowa"&gt;Elektromechanika pojazdowa&lt;/a&gt;</text:p>
          </table:table-cell>
          <table:table-cell office:value-type="string">
            <text:p>&lt;span&gt;753903&lt;/span&gt;Elektryk samochodowy</text:p>
          </table:table-cell>
          <table:table-cell/>
        </table:table-row>
        <table:table-row table:style-name="ro1">
          <table:table-cell office:value-type="string">
            <text:p>Kupno Sprzedaż Samochodów</text:p>
          </table:table-cell>
          <table:table-cell/>
          <table:table-cell office:value-type="string">
            <text:p>Rzeczna 11</text:p>
          </table:table-cell>
          <table:table-cell office:value-type="string">
            <text:p>Wągrowiec</text:p>
          </table:table-cell>
          <table:table-cell office:value-type="string">
            <text:p>62-512</text:p>
          </table:table-cell>
          <table:table-cell office:value-type="string">
            <text:p>Janusz Migas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10613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&lt;span&gt;50.11.2&lt;/span&gt;&lt;a style="color:black;text-decoration:none;" href="http://www.teleadreson.pl/-NACE50112%20sprzedaz%20detaliczna%20pojazdow%20uzywanych"&gt;Sprzedaż detaliczna pojazdów używanych&lt;/a&gt;</text:p>
          </table:table-cell>
          <table:table-cell office:value-type="string">
            <text:p>&lt;span&gt;5521&lt;/span&gt;Handel detaliczny używanymi pojazdami mechanicznymi</text:p>
          </table:table-cell>
          <table:table-cell/>
        </table:table-row>
        <table:table-row table:style-name="ro2">
          <table:table-cell office:value-type="string">
            <text:p>Instalatorstwo Elektryczne</text:p>
          </table:table-cell>
          <table:table-cell/>
          <table:table-cell office:value-type="string">
            <text:p>Rzeczna 24</text:p>
          </table:table-cell>
          <table:table-cell office:value-type="string">
            <text:p>Wągrowiec</text:p>
          </table:table-cell>
          <table:table-cell office:value-type="string">
            <text:p>62-454</text:p>
          </table:table-cell>
          <table:table-cell office:value-type="string">
            <text:p/>
            <text:p>Robert Tyszer</text:p>
            <text:p>Tadeusz Tyszer</text:p>
            <text:p/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63465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990">
            <text:p>1990</text:p>
          </table:table-cell>
          <table:table-cell office:value-type="string">
            <text:p>&lt;span&gt;45.31.1&lt;/span&gt;&lt;a style="color:black;text-decoration:none;" href="http://www.teleadreson.pl/-NACE45311%20okablowanie%20i%20instalacja%20wyposazenia%20elektrycznego%20i%20aparatury%20elektrycznej"&gt;Okablowanie i instalacja wyposażenia elektrycznego i aparatury elektrycznej&lt;/a&gt;</text:p>
          </table:table-cell>
          <table:table-cell office:value-type="string">
            <text:p>&lt;span&gt;173101&lt;/span&gt;&lt;a style="color:black;text-decoration:none;" href="http://www.teleadreson.pl/-SIC173101%20montaz%20instalacji%20elektrycznej"&gt;Montaż instalacji elektrycznej&lt;/a&gt;</text:p>
          </table:table-cell>
          <table:table-cell/>
        </table:table-row>
        <table:table-row table:style-name="ro4">
          <table:table-cell office:value-type="string">
            <text:p>Przedsiębiorstwo Handlowo-Usługowe Kolor</text:p>
          </table:table-cell>
          <table:table-cell office:value-type="string">
            <text:p>PHU Kolor</text:p>
          </table:table-cell>
          <table:table-cell office:value-type="string">
            <text:p>Rzeczna 31</text:p>
          </table:table-cell>
          <table:table-cell office:value-type="string">
            <text:p>Wągrowiec</text:p>
          </table:table-cell>
          <table:table-cell office:value-type="string">
            <text:p>62-234</text:p>
          </table:table-cell>
          <table:table-cell office:value-type="string">
            <text:p>Krzysztof Piechowia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504)132231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997">
            <text:p>1997</text:p>
          </table:table-cell>
          <table:table-cell office:value-type="string">
            <text:p/>
            <text:p>&lt;span&gt;50.22.5&lt;/span&gt;&lt;a style="color:black;text-decoration:none;" href="http://www.teleadreson.pl/-NACE50225%20lakiernictwo%20pojazdowe"&gt;Lakiernictwo pojazdowe&lt;/a&gt;</text:p>
            <text:p>&lt;span&gt;50.43&lt;/span&gt;&lt;a style="color:black;text-decoration:none;" href="http://www.teleadreson.pl/-NACE5043%20obsluga%20i%20naprawy%20motocykli%20i%20motorowerow"&gt;Obsługa i naprawy motocykli i motorowerów&lt;/a&gt;</text:p>
            <text:p>&lt;span&gt;50.11&lt;/span&gt;&lt;a style="color:black;text-decoration:none;" href="http://www.teleadreson.pl/-NACE5011%20sprzedaz%20pojazdow%20mechanicznych%20lacznie%20z%20pojazdami%20specjalistycznymi%20przyczepami%20naczepami"&gt;Sprzedaż pojazdów mechanicznych łącznie z pojazdami specjalistycznymi, przyczepami, naczepami&lt;/a&gt;</text:p>
            <text:p/>
          </table:table-cell>
          <table:table-cell office:value-type="string">
            <text:p/>
            <text:p>&lt;span&gt;753204&lt;/span&gt;Naprawa blacharki, lakiernictwo samochodowe</text:p>
            <text:p>&lt;span&gt;769924&lt;/span&gt;Naprawy motoryzacyjne</text:p>
            <text:p>&lt;span&gt;5511&lt;/span&gt;Handel detaliczny pojazdami mechanicznymi</text:p>
            <text:p/>
          </table:table-cell>
          <table:table-cell office:value-type="string">
            <text:p/>
            <text:p>lakiernictwo</text:p>
            <text:p>naprawa motocykli</text:p>
            <text:p>handel samochodami</text:p>
            <text:p/>
            <text:p/>
          </table:table-cell>
        </table:table-row>
        <table:table-row table:style-name="ro3">
          <table:table-cell office:value-type="string">
            <text:p>ANTYKI Robert Tyszer</text:p>
          </table:table-cell>
          <table:table-cell/>
          <table:table-cell office:value-type="string">
            <text:p>Rzeczna 32</text:p>
          </table:table-cell>
          <table:table-cell office:value-type="string">
            <text:p>Wągrowiec</text:p>
          </table:table-cell>
          <table:table-cell office:value-type="string">
            <text:p>62-122</text:p>
          </table:table-cell>
          <table:table-cell office:value-type="string">
            <text:p>Robert Tyszer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46048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wp.pl"&gt;rokaty&lt;/a&gt;</text:p>
          </table:table-cell>
          <table:table-cell office:value-type="string">
            <text:p>&lt;a href="http://www.teleadreson.pl/url/?k=6&amp;amp;r=http://www.rolaty.prv.pl"&gt;www.rolaty.prv.pl&lt;/a&gt;</text:p>
          </table:table-cell>
          <table:table-cell table:number-columns-repeated="3"/>
          <table:table-cell office:value-type="string">
            <text:p/>
            <text:p>&lt;span&gt;52.71.2&lt;/span&gt;&lt;a style="color:black;text-decoration:none;" href="http://www.teleadreson.pl/-NACE52712%20naprawy%20wyrobow%20skorzanych%20z%20wyjatkiem%20obuwia"&gt;Naprawy wyrobów skórzanych (z wyjątkiem obuwia)&lt;/a&gt;</text:p>
            <text:p>&lt;span&gt;92.52.5&lt;/span&gt;Ochrona zabytków</text:p>
            <text:p>&lt;span&gt;52.44.1&lt;/span&gt;&lt;a style="color:black;text-decoration:none;" href="http://www.teleadreson.pl/-NACE52441%20sprzedaz%20detaliczna%20mebli%20i%20umeblowania"&gt;Sprzedaż detaliczna mebli i umeblowania&lt;/a&gt;</text:p>
            <text:p/>
          </table:table-cell>
          <table:table-cell office:value-type="string">
            <text:p/>
            <text:p>&lt;span&gt;764102&lt;/span&gt;Naprawa i konserwacja mebli</text:p>
            <text:p>&lt;span&gt;7641&lt;/span&gt;Naprawa mebli i tapicerki</text:p>
            <text:p>&lt;span&gt;571299&lt;/span&gt;Sklepy meblowe, osobno nie wymienione</text:p>
            <text:p/>
          </table:table-cell>
          <table:table-cell office:value-type="string">
            <text:p/>
            <text:p>renowacja mebli zabytkowych</text:p>
            <text:p>kupno mebli do renowacji</text:p>
            <text:p/>
            <text:p/>
          </table:table-cell>
        </table:table-row>
        <table:table-row table:style-name="ro3">
          <table:table-cell office:value-type="string">
            <text:p>Przedsiębiorstwo Wielobranżowe Stalbud - Zakład Produkcyjny</text:p>
          </table:table-cell>
          <table:table-cell/>
          <table:table-cell office:value-type="string">
            <text:p>Rzeczna 35</text:p>
          </table:table-cell>
          <table:table-cell office:value-type="string">
            <text:p>Wągrowiec</text:p>
          </table:table-cell>
          <table:table-cell office:value-type="string">
            <text:p>62-123</text:p>
          </table:table-cell>
          <table:table-cell office:value-type="string">
            <text:p>wł. inż. Andrzej Tomcza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55950 (505)955950</text:p>
          </table:table-cell>
          <table:table-cell office:value-type="string">
            <text:p>(67)2659150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parkany.pl"&gt;parkany&lt;/a&gt;</text:p>
          </table:table-cell>
          <table:table-cell office:value-type="string">
            <text:p/>
            <text:p>&lt;a href="http://www.teleadreson.pl/url/?k=6&amp;amp;r=http://www.parkcny.pl"&gt;www.parkcny.pl&lt;/a&gt;</text:p>
            <text:p>&lt;a href="http://www.teleadreson.pl/url/?k=6&amp;amp;r=http://www.utalinox.pl"&gt;www.utalinox.pl&lt;/a&gt;</text:p>
            <text:p/>
          </table:table-cell>
          <table:table-cell table:number-columns-repeated="2"/>
          <table:table-cell office:value-type="float" office:value="1996">
            <text:p>1996</text:p>
          </table:table-cell>
          <table:table-cell office:value-type="string">
            <text:p/>
            <text:p>&lt;span&gt;28.1&lt;/span&gt;&lt;a style="color:black;text-decoration:none;" href="http://www.teleadreson.pl/-NACE281%20produkcja%20metalowych%20elementow%20konstrukcyjnych"&gt;Produkcja metalowych elementów konstrukcyjnych&lt;/a&gt;</text:p>
            <text:p>&lt;span&gt;28.41&lt;/span&gt;&lt;a style="color:black;text-decoration:none;" href="http://www.teleadreson.pl/-NACE2841%20kucie%20prasowanie%20wytlaczanie%20walcowanie%20metali"&gt;Kucie, prasowanie, wytłaczanie, walcowanie metali&lt;/a&gt;</text:p>
            <text:p>&lt;span&gt;28.52.2&lt;/span&gt;&lt;a style="color:black;text-decoration:none;" href="http://www.teleadreson.pl/-NACE28522%20spawanie%20szlifowanie%20i%20inne%20specjalistyczne%20operacje%20wykonywane%20na%20metalu"&gt;Spawanie, szlifowanie i inne specjalistyczne operacje wykonywane na metalu&lt;/a&gt;</text:p>
            <text:p/>
          </table:table-cell>
          <table:table-cell office:value-type="string">
            <text:p/>
            <text:p>&lt;span&gt;769912&lt;/span&gt;Kowalstwo, pokrywanie i konserwacja przedmiotów z metalu</text:p>
            <text:p>&lt;span&gt;344603&lt;/span&gt;&lt;a style="color:black;text-decoration:none;" href="http://www.teleadreson.pl/-SIC344603%20ploty%20bramy%20slupki%20maszty%20produkcja"&gt;Płoty, bramy, słupki, maszty, produkcja&lt;/a&gt;</text:p>
            <text:p>&lt;span&gt;344601&lt;/span&gt;&lt;a style="color:black;text-decoration:none;" href="http://www.teleadreson.pl/-SIC344601%20schody%20balustrady%20drabinki%20produkcja"&gt;Schody, balustrady, drabinki, produkcja&lt;/a&gt;</text:p>
            <text:p/>
          </table:table-cell>
          <table:table-cell office:value-type="string">
            <text:p/>
            <text:p>Adres siedziby: Bobrownicka 32c/4 62-100 Wągrowiec</text:p>
            <text:p/>
            <text:p/>
          </table:table-cell>
        </table:table-row>
        <table:table-row table:style-name="ro2">
          <table:table-cell office:value-type="string">
            <text:p>Szkoła Podstawowa im. ks. Jakuba Wujka</text:p>
          </table:table-cell>
          <table:table-cell/>
          <table:table-cell office:value-type="string">
            <text:p>Sienno 27</text:p>
          </table:table-cell>
          <table:table-cell office:value-type="string">
            <text:p>Wągrowiec</text:p>
          </table:table-cell>
          <table:table-cell office:value-type="string">
            <text:p>62-952</text:p>
          </table:table-cell>
          <table:table-cell office:value-type="string">
            <text:p>dyr. Małgorzata Jazgar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70679</text:p>
          </table:table-cell>
          <table:table-cell/>
          <table:table-cell office:value-type="string">
            <text:p>komunalna</text:p>
          </table:table-cell>
          <table:table-cell office:value-type="string">
            <text:p>gminna samorządowa jednostka organizacyjna</text:p>
          </table:table-cell>
          <table:table-cell table:number-columns-repeated="2"/>
          <table:table-cell office:value-type="float" office:value="12">
            <text:p>12</text:p>
          </table:table-cell>
          <table:table-cell/>
          <table:table-cell office:value-type="float" office:value="1945">
            <text:p>1945</text:p>
          </table:table-cell>
          <table:table-cell office:value-type="string">
            <text:p/>
            <text:p>&lt;span&gt;80.12&lt;/span&gt;Szkoły podstawowe</text:p>
            <text:p>&lt;span&gt;80.11&lt;/span&gt;Wychowanie przedszkolne</text:p>
            <text:p/>
          </table:table-cell>
          <table:table-cell office:value-type="string">
            <text:p/>
            <text:p>&lt;span&gt;821103&lt;/span&gt;Szkoły podstawowe i średnie publiczne</text:p>
            <text:p>&lt;span&gt;8351&lt;/span&gt;Żłobki i przedszkola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BIS-BEL - Stacja Paliw</text:p>
          </table:table-cell>
          <table:table-cell/>
          <table:table-cell office:value-type="string">
            <text:p>Skocha 2</text:p>
          </table:table-cell>
          <table:table-cell office:value-type="string">
            <text:p>Wągrowiec</text:p>
          </table:table-cell>
          <table:table-cell office:value-type="string">
            <text:p>62-513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55251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5"/>
          <table:table-cell office:value-type="string">
            <text:p/>
            <text:p>&lt;span&gt;50.31&lt;/span&gt;&lt;a style="color:black;text-decoration:none;" href="http://www.teleadreson.pl/-NACE5031%20sprzedaz%20hurtowa%20i%20detaliczna%20czesci%20i%20akcesoriow%20do%20pojazdow%20mechanicznych"&gt;Sprzedaż hurtowa i detaliczna części i akcesoriów do pojazdów mechanicznych&lt;/a&gt;</text:p>
            <text:p>&lt;span&gt;50.5&lt;/span&gt;&lt;a style="color:black;text-decoration:none;" href="http://www.teleadreson.pl/-NACE505%20sprzedaz%20detaliczna%20paliw%20do%20pojazdow%20samochodowych"&gt;Sprzedaż detaliczna paliw do pojazdów samochodowych&lt;/a&gt;</text:p>
            <text:p/>
          </table:table-cell>
          <table:table-cell office:value-type="string">
            <text:p/>
            <text:p>&lt;span&gt;5531&lt;/span&gt;Części i wyposażenie samochodowe, handel detaliczny</text:p>
            <text:p>&lt;span&gt;5541&lt;/span&gt;Stacje benzynowe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5">
          <table:table-cell office:value-type="string">
            <text:p>MPGK Sp. z o.o.</text:p>
          </table:table-cell>
          <table:table-cell/>
          <table:table-cell office:value-type="string">
            <text:p>Skocka 13</text:p>
          </table:table-cell>
          <table:table-cell office:value-type="string">
            <text:p>Wągrowiec</text:p>
          </table:table-cell>
          <table:table-cell office:value-type="string">
            <text:p>62-733</text:p>
          </table:table-cell>
          <table:table-cell office:value-type="string">
            <text:p>Michał Fiedosiu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51352</text:p>
          </table:table-cell>
          <table:table-cell office:value-type="string">
            <text:p>(67)2651353</text:p>
          </table:table-cell>
          <table:table-cell office:value-type="string">
            <text:p>prywatna</text:p>
          </table:table-cell>
          <table:table-cell office:value-type="string">
            <text:p>spółka z o.o.</text:p>
          </table:table-cell>
          <table:table-cell office:value-type="string">
            <text:p>&lt;a title="@wp.pl"&gt;mpgk.wagrowiec&lt;/a&gt;</text:p>
          </table:table-cell>
          <table:table-cell table:number-columns-repeated="3"/>
          <table:table-cell office:value-type="float" office:value="1999">
            <text:p>1999</text:p>
          </table:table-cell>
          <table:table-cell office:value-type="string">
            <text:p/>
            <text:p>&lt;span&gt;45.21.33&lt;/span&gt;&lt;a style="color:black;text-decoration:none;" href="http://www.teleadreson.pl/-NACE452133%20budowa%20rurociagow%20przesylowych%20i%20miejskiej%20sieci%20rurociagowej"&gt;Budowa rurociągów przesyłowych i miejskiej sieci rurociągowej&lt;/a&gt;</text:p>
            <text:p>&lt;span&gt;45.23.1&lt;/span&gt;&lt;a style="color:black;text-decoration:none;" href="http://www.teleadreson.pl/-NACE45231%20budowa%20autostrad%20ulic%20placow%20drog%20oraz%20innych%20traktow%20komunikacyjnych"&gt;Budowa autostrad, ulic, placów, dróg oraz innych traktów komunikacyjnych&lt;/a&gt;</text:p>
            <text:p>&lt;span&gt;45.21.1&lt;/span&gt;&lt;a style="color:black;text-decoration:none;" href="http://www.teleadreson.pl/-NACE45211%20roboty%20ogolnobudowlane"&gt;Roboty ogólnobudowlane&lt;/a&gt;</text:p>
            <text:p>&lt;span&gt;50.51&lt;/span&gt;&lt;a style="color:black;text-decoration:none;" href="http://www.teleadreson.pl/-NACE5051%20sprzedaz%20detaliczna%20paliw%20do%20pojazdow%20samochodowych%20i%20motocykli"&gt;Sprzedaż detaliczna paliw do pojazdów samochodowych i motocykli&lt;/a&gt;</text:p>
            <text:p/>
          </table:table-cell>
          <table:table-cell office:value-type="string">
            <text:p/>
            <text:p>&lt;span&gt;162905&lt;/span&gt;&lt;a style="color:black;text-decoration:none;" href="http://www.teleadreson.pl/-SIC162905%20budowa%20instalacji%20przemyslowych"&gt;Budowa instalacji przemysłowych&lt;/a&gt;</text:p>
            <text:p>&lt;span&gt;171199&lt;/span&gt;&lt;a style="color:black;text-decoration:none;" href="http://www.teleadreson.pl/-SIC171199%20zakladanie%20instalacji%20hydraulicznych%20i%20ogrzewania%20osobno%20nie%20wymienione"&gt;Zakładanie instalacji hydraulicznych i ogrzewania, osobno nie wymienione&lt;/a&gt;</text:p>
            <text:p>&lt;span&gt;162303&lt;/span&gt;&lt;a style="color:black;text-decoration:none;" href="http://www.teleadreson.pl/-SIC162303%20budowa%20wodociagow%20i%20kanalizacji"&gt;Budowa wodociągów i kanalizacji&lt;/a&gt;</text:p>
            <text:p>&lt;span&gt;161102&lt;/span&gt;&lt;a style="color:black;text-decoration:none;" href="http://www.teleadreson.pl/-SIC161102%20budowa%20nawierzchni%20drog"&gt;Budowa nawierzchni dróg&lt;/a&gt;</text:p>
            <text:p>&lt;span&gt;152101&lt;/span&gt;&lt;a style="color:black;text-decoration:none;" href="http://www.teleadreson.pl/-SIC152101%20przebudowa%20domow%20remonty%20generalne"&gt;Przebudowa domów, remonty generalne&lt;/a&gt;</text:p>
            <text:p>&lt;span&gt;5541&lt;/span&gt;Stacje benzynowe</text:p>
            <text:p/>
          </table:table-cell>
          <table:table-cell/>
        </table:table-row>
        <table:table-row table:style-name="ro2">
          <table:table-cell office:value-type="string">
            <text:p>Przedsiębiorstwo Produkcyjno-Handlowe SkarPol</text:p>
          </table:table-cell>
          <table:table-cell office:value-type="string">
            <text:p>PPH SkarPol</text:p>
          </table:table-cell>
          <table:table-cell office:value-type="string">
            <text:p>Skocka 13</text:p>
          </table:table-cell>
          <table:table-cell office:value-type="string">
            <text:p>Wągrowiec</text:p>
          </table:table-cell>
          <table:table-cell office:value-type="string">
            <text:p>62-622</text:p>
          </table:table-cell>
          <table:table-cell office:value-type="string">
            <text:p>mgr inż. Jerzy Skarbiń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70571 7627307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skarpol.com.pl"&gt;skarpom&lt;/a&gt;</text:p>
          </table:table-cell>
          <table:table-cell office:value-type="string">
            <text:p>&lt;a href="http://www.teleadreson.pl/url/?k=6&amp;amp;r=http://www.skarpol.com.pl"&gt;www.skarpol.com.pl&lt;/a&gt;</text:p>
          </table:table-cell>
          <table:table-cell office:value-type="float" office:value="10">
            <text:p>10</text:p>
          </table:table-cell>
          <table:table-cell/>
          <table:table-cell office:value-type="float" office:value="1994">
            <text:p>1994</text:p>
          </table:table-cell>
          <table:table-cell office:value-type="string">
            <text:p>&lt;span&gt;36.14&lt;/span&gt;&lt;a style="color:black;text-decoration:none;" href="http://www.teleadreson.pl/-NACE3614%20produkcja%20do%20sypialni%20lazienek%20pokoi%20goscinnych%20ogrodow%20wykanczanie%20mebli"&gt;Produkcja do sypialni, łazienek, pokoi gościnnych, ogrodów; wykańczanie mebli&lt;/a&gt;</text:p>
          </table:table-cell>
          <table:table-cell office:value-type="string">
            <text:p>&lt;span&gt;2599&lt;/span&gt;&lt;a style="color:black;text-decoration:none;" href="http://www.teleadreson.pl/-SIC2599%20meble%20osobno%20nie%20wymienione%20produkcja"&gt;Meble, osobno nie wymienione, produkcja&lt;/a&gt;</text:p>
          </table:table-cell>
          <table:table-cell office:value-type="string">
            <text:p/>
            <text:p>meble z litego drewna sosnowego</text:p>
            <text:p/>
            <text:p/>
          </table:table-cell>
        </table:table-row>
        <table:table-row table:style-name="ro5">
          <table:table-cell office:value-type="string">
            <text:p>REMONDIS Sanitech Poznań Sp. z o.o. - Oddział Wągrowiec</text:p>
          </table:table-cell>
          <table:table-cell/>
          <table:table-cell office:value-type="string">
            <text:p>Skocka 13a</text:p>
          </table:table-cell>
          <table:table-cell office:value-type="string">
            <text:p>Wągrowiec</text:p>
          </table:table-cell>
          <table:table-cell office:value-type="string">
            <text:p>62-233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20724</text:p>
          </table:table-cell>
          <table:table-cell office:value-type="string">
            <text:p>(67)2620529</text:p>
          </table:table-cell>
          <table:table-cell office:value-type="string">
            <text:p>prywatna</text:p>
          </table:table-cell>
          <table:table-cell office:value-type="string">
            <text:p>spółka z o.o.</text:p>
          </table:table-cell>
          <table:table-cell office:value-type="string">
            <text:p>&lt;a title="@remondis.pl"&gt;wagrowiec&lt;/a&gt;</text:p>
          </table:table-cell>
          <table:table-cell office:value-type="string">
            <text:p>&lt;a href="http://www.teleadreson.pl/url/?k=6&amp;amp;r=http://www.remondis.pl"&gt;www.remondis.pl&lt;/a&gt;</text:p>
          </table:table-cell>
          <table:table-cell table:number-columns-repeated="3"/>
          <table:table-cell office:value-type="string">
            <text:p/>
            <text:p>&lt;span&gt;90.01&lt;/span&gt;Gromadzenie śmieci i odpadków</text:p>
            <text:p>&lt;span&gt;90.02.2&lt;/span&gt;Wywożenie śmieci</text:p>
            <text:p>&lt;span&gt;90.05&lt;/span&gt;Utrzymanie czystości dróg</text:p>
            <text:p>&lt;span&gt;37.2&lt;/span&gt;&lt;a style="color:black;text-decoration:none;" href="http://www.teleadreson.pl/-NACE372%20zagospodarowanie%20niemetalowych%20odpadow%20i%20wyrobow%20wybrakowanych"&gt;Zagospodarowanie niemetalowych odpadów i wyrobów wybrakowanych&lt;/a&gt;</text:p>
            <text:p>&lt;span&gt;01.41.4&lt;/span&gt;&lt;a style="color:black;text-decoration:none;" href="http://www.teleadreson.pl/-NACE01414%20planowanie%20i%20projektowanie%20krajobrazowe%20zwiazane%20z%20sadzeniem%20roslin%20i%20drzew%20zakladaniem%20i%20utrzymywaniem%20trawnikow%20i%20ogrodow"&gt;Planowanie i projektowanie krajobrazowe związane z sadzeniem roślin i drzew, zakładaniem i utrzymywaniem trawników i ogrodów&lt;/a&gt;</text:p>
            <text:p>&lt;span&gt;74.69&lt;/span&gt;Doradztwo w zakresie ochrony przemysłowej</text:p>
            <text:p/>
          </table:table-cell>
          <table:table-cell office:value-type="string">
            <text:p/>
            <text:p>&lt;span&gt;4953&lt;/span&gt;&lt;a style="color:black;text-decoration:none;" href="http://www.teleadreson.pl/-SIC4953%20wywoz%20i%20skladowanie%20odpadkow"&gt;Wywóz i składowanie odpadków&lt;/a&gt;</text:p>
            <text:p>&lt;span&gt;495901&lt;/span&gt;&lt;a style="color:black;text-decoration:none;" href="http://www.teleadreson.pl/-SIC495901%20sprzatanie%20ulic%20drog%20lotnisk%20placow"&gt;Sprzątanie ulic, dróg, lotnisk, placów&lt;/a&gt;</text:p>
            <text:p>&lt;span&gt;495903&lt;/span&gt;&lt;a style="color:black;text-decoration:none;" href="http://www.teleadreson.pl/-SIC495903%20neutralizacja%20odpadow%20toksycznych%20i%20niebezpiecznych"&gt;Neutralizacja odpadów toksycznych i niebezpiecznych&lt;/a&gt;</text:p>
            <text:p>&lt;span&gt;078299&lt;/span&gt;&lt;a style="color:black;text-decoration:none;" href="http://www.teleadreson.pl/-SIC078299%20utrzymanie%20trawnikow%20i%20ogrodow%20przydomowych%20osobno%20nie%20wymienione"&gt;Utrzymanie trawników i ogrodów przydomowych, osobno nie wymienione&lt;/a&gt;</text:p>
            <text:p>&lt;span&gt;738999&lt;/span&gt;Usługi dla firm, biur i instytucji, osobno nie wymienione, osobno nie wymienione</text:p>
            <text:p/>
          </table:table-cell>
          <table:table-cell office:value-type="string">
            <text:p/>
            <text:p>recykling, gospodarka odpadami</text:p>
            <text:p>niszczenie dokumentów</text:p>
            <text:p/>
            <text:p/>
          </table:table-cell>
        </table:table-row>
        <table:table-row table:style-name="ro8">
          <table:table-cell office:value-type="string">
            <text:p>Saint-Gobain Dystrybucja Budowlana Sp. z o.o. - Raab Karcher - Oddział Wągrowiec</text:p>
          </table:table-cell>
          <table:table-cell office:value-type="string">
            <text:p>SGDB Sp. z o.o. - Raab Karcher - Oddział Wągrowiec</text:p>
          </table:table-cell>
          <table:table-cell office:value-type="string">
            <text:p>Skocka 15</text:p>
          </table:table-cell>
          <table:table-cell office:value-type="string">
            <text:p>Wągrowiec</text:p>
          </table:table-cell>
          <table:table-cell office:value-type="string">
            <text:p>62-013</text:p>
          </table:table-cell>
          <table:table-cell office:value-type="string">
            <text:p>kier. Jerzy Radunc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51551</text:p>
          </table:table-cell>
          <table:table-cell office:value-type="string">
            <text:p>(67)2854651</text:p>
          </table:table-cell>
          <table:table-cell office:value-type="string">
            <text:p>zagraniczna</text:p>
          </table:table-cell>
          <table:table-cell office:value-type="string">
            <text:p>spółka z o.o.</text:p>
          </table:table-cell>
          <table:table-cell office:value-type="string">
            <text:p>&lt;a title="@saint-iobain.com"&gt;jerzy.radwnc&lt;/a&gt;</text:p>
          </table:table-cell>
          <table:table-cell office:value-type="string">
            <text:p/>
            <text:p>&lt;a href="http://www.teleadreson.pl/url/?k=6&amp;amp;r=http://www.sgdb.pn"&gt;www.sgdb.pn&lt;/a&gt;</text:p>
            <text:p>&lt;a href="http://www.teleadreson.pl/url/?k=6&amp;amp;r=http://www.raabmarcher.pl"&gt;www.raabmarcher.pl&lt;/a&gt;</text:p>
            <text:p/>
          </table:table-cell>
          <table:table-cell table:number-columns-repeated="3"/>
          <table:table-cell office:value-type="string">
            <text:p/>
            <text:p>&lt;span&gt;51.53.2&lt;/span&gt;&lt;a style="color:black;text-decoration:none;" href="http://www.teleadreson.pl/-NACE51532%20sprzedaz%20hurtowa%20niedrewnianych%20materialow%20budowlanych"&gt;Sprzedaż hurtowa niedrewnianych materiałów budowlanych&lt;/a&gt;</text:p>
            <text:p>&lt;span&gt;51.54&lt;/span&gt;&lt;a style="color:black;text-decoration:none;" href="http://www.teleadreson.pl/-NACE5154%20sprzedaz%20hurtowa%20artykulow%20metalowych%20oraz%20wyposazenia%20hydraulicznego%20i%20grzejnego"&gt;Sprzedaż hurtowa artykułów metalowych oraz wyposażenia hydraulicznego i grzejnego&lt;/a&gt;</text:p>
            <text:p>&lt;span&gt;51.44.1&lt;/span&gt;&lt;a style="color:black;text-decoration:none;" href="http://www.teleadreson.pl/-NACE51441%20sprzedaz%20hurtowa%20wyrobow%20porcelanowych%20i%20ceramicznych"&gt;Sprzedaż hurtowa wyrobów porcelanowych i ceramicznych&lt;/a&gt;</text:p>
            <text:p>&lt;span&gt;51.53&lt;/span&gt;&lt;a style="color:black;text-decoration:none;" href="http://www.teleadreson.pl/-NACE5153%20sprzedaz%20hurtowa%20drewna%20i%20materialow%20budowlanych"&gt;Sprzedaż hurtowa drewna i materiałów budowlanych&lt;/a&gt;</text:p>
            <text:p>&lt;span&gt;51.44.3&lt;/span&gt;&lt;a style="color:black;text-decoration:none;" href="http://www.teleadreson.pl/-NACE51443%20sprzedaz%20hurtowa%20farb%20i%20lakierow"&gt;Sprzedaż hurtowa farb i lakierów&lt;/a&gt;</text:p>
            <text:p/>
          </table:table-cell>
          <table:table-cell office:value-type="string">
            <text:p/>
            <text:p>&lt;span&gt;5032&lt;/span&gt;&lt;a style="color:black;text-decoration:none;" href="http://www.teleadreson.pl/-SIC5032%20materialy%20budowlane%20murarskie%20hurt"&gt;Materiały budowlane murarskie, hurt&lt;/a&gt;</text:p>
            <text:p>&lt;span&gt;5033&lt;/span&gt;&lt;a style="color:black;text-decoration:none;" href="http://www.teleadreson.pl/-SIC5033%20pokrycia%20scian%20dachow%20i%20materialy%20izolacyjne%20hurt"&gt;Pokrycia ścian, dachów i materiały izolacyjne, hurt&lt;/a&gt;</text:p>
            <text:p>&lt;span&gt;5074&lt;/span&gt;&lt;a style="color:black;text-decoration:none;" href="http://www.teleadreson.pl/-SIC5074%20sprzet%20i%20wyposazenie%20hydrauliczne%20i%20c%20o%20%20hurt"&gt;Sprzęt i wyposażenie hydrauliczne i c.o., hurt&lt;/a&gt;</text:p>
            <text:p>&lt;span&gt;5075&lt;/span&gt;&lt;a style="color:black;text-decoration:none;" href="http://www.teleadreson.pl/-SIC5075%20elektryczny%20sprzet%20grzewczy%20hurt"&gt;Elektryczny sprzęt grzewczy, hurt&lt;/a&gt;</text:p>
            <text:p>&lt;span&gt;503203&lt;/span&gt;&lt;a style="color:black;text-decoration:none;" href="http://www.teleadreson.pl/-SIC503203%20ceramika%20budowlana%20dachowka%20hurt"&gt;Ceramika budowlana, dachówka, hurt&lt;/a&gt;</text:p>
            <text:p>&lt;span&gt;521103&lt;/span&gt;&lt;a style="color:black;text-decoration:none;" href="http://www.teleadreson.pl/-SIC521103%20materialy%20instalacyjne%20i%20konserwacyjne%20handel%20detaliczny"&gt;Materiały instalacyjne i konserwacyjne, handel detaliczny&lt;/a&gt;</text:p>
            <text:p>&lt;span&gt;5031&lt;/span&gt;&lt;a style="color:black;text-decoration:none;" href="http://www.teleadreson.pl/-SIC5031%20stolarka%20budowlana%20hurt"&gt;Stolarka budowlana, hurt&lt;/a&gt;</text:p>
            <text:p>&lt;span&gt;5198&lt;/span&gt;&lt;a style="color:black;text-decoration:none;" href="http://www.teleadreson.pl/-SIC5198%20farby%20lakiery%20i%20artykuly%20pokrewne%20hurt"&gt;Farby, lakiery i artykuły pokrewne, hurt&lt;/a&gt;</text:p>
            <text:p/>
          </table:table-cell>
          <table:table-cell office:value-type="string">
            <text:p/>
            <text:p>materiały budowlane, instalacyjne</text:p>
            <text:p>technika sanitarna, grzewcza</text:p>
            <text:p>ceramika sanitarna</text:p>
            <text:p/>
          </table:table-cell>
        </table:table-row>
        <table:table-row table:style-name="ro3">
          <table:table-cell office:value-type="string">
            <text:p>Zakład Komunikacji Miejskiej Sp. z o.o.</text:p>
          </table:table-cell>
          <table:table-cell/>
          <table:table-cell office:value-type="string">
            <text:p>Skocka 18</text:p>
          </table:table-cell>
          <table:table-cell office:value-type="string">
            <text:p>Wągrowiec</text:p>
          </table:table-cell>
          <table:table-cell office:value-type="string">
            <text:p>62-843</text:p>
          </table:table-cell>
          <table:table-cell office:value-type="string">
            <text:p>prez. Tadeusz Pawlic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51256</text:p>
          </table:table-cell>
          <table:table-cell office:value-type="string">
            <text:p>komunalna</text:p>
          </table:table-cell>
          <table:table-cell office:value-type="string">
            <text:p>spółka z o.o.</text:p>
          </table:table-cell>
          <table:table-cell office:value-type="string">
            <text:p>&lt;a title="@neostrada.pl"&gt;zaklad.koounikacji.miejskielsp.z&lt;/a&gt;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1996">
            <text:p>1996</text:p>
          </table:table-cell>
          <table:table-cell office:value-type="string">
            <text:p/>
            <text:p>&lt;span&gt;60.21.11&lt;/span&gt;Miejskie lub podmiejskie linie autobusowe</text:p>
            <text:p>&lt;span&gt;60.23.2&lt;/span&gt;Wynajem autobusów, transport wycieczek oraz inne okolicznościowe przewozy autobusowe</text:p>
            <text:p/>
          </table:table-cell>
          <table:table-cell office:value-type="string">
            <text:p/>
            <text:p>&lt;span&gt;411101&lt;/span&gt;&lt;a style="color:black;text-decoration:none;" href="http://www.teleadreson.pl/-SIC411101%20komunikacja%20autobusowa"&gt;Komunikacja autobusowa&lt;/a&gt;</text:p>
            <text:p>&lt;span&gt;4142&lt;/span&gt;&lt;a style="color:black;text-decoration:none;" href="http://www.teleadreson.pl/-SIC4142%20wynajem%20autobusow%20z%20wyj%20lokalnych"&gt;Wynajem autobusów z wyj. lokalnych&lt;/a&gt;</text:p>
            <text:p/>
          </table:table-cell>
          <table:table-cell office:value-type="string">
            <text:p/>
            <text:p>komunikacja autobusowa</text:p>
            <text:p>wynajem autobusów</text:p>
            <text:p/>
            <text:p/>
          </table:table-cell>
        </table:table-row>
        <table:table-row table:style-name="ro2">
          <table:table-cell office:value-type="string">
            <text:p>Międzynarodowy Transport Ciężarowy</text:p>
          </table:table-cell>
          <table:table-cell/>
          <table:table-cell office:value-type="string">
            <text:p>Skocka 20</text:p>
          </table:table-cell>
          <table:table-cell office:value-type="string">
            <text:p>Wągrowiec</text:p>
          </table:table-cell>
          <table:table-cell office:value-type="string">
            <text:p>62-622</text:p>
          </table:table-cell>
          <table:table-cell office:value-type="string">
            <text:p>Władysław Gapiń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16216 1621321</text:p>
          </table:table-cell>
          <table:table-cell office:value-type="string">
            <text:p>(67)2616216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1981">
            <text:p>1981</text:p>
          </table:table-cell>
          <table:table-cell office:value-type="string">
            <text:p>&lt;span&gt;60.24.1&lt;/span&gt;Przewożenie samochodami ciężarowymi wszystkich rodzajów towarów</text:p>
          </table:table-cell>
          <table:table-cell office:value-type="string">
            <text:p/>
            <text:p>&lt;span&gt;421299&lt;/span&gt;&lt;a style="color:black;text-decoration:none;" href="http://www.teleadreson.pl/-SIC421299%20lokalne%20przewozy%20ciezarowe%20bez%20skladowania%20osobno%20nie%20wymienione"&gt;Lokalne przewozy ciężarowe, bez składowania, osobno nie wymienione&lt;/a&gt;</text:p>
            <text:p>&lt;span&gt;4213&lt;/span&gt;&lt;a style="color:black;text-decoration:none;" href="http://www.teleadreson.pl/-SIC4213%20przewozy%20ciezarowe%20dalekobiezne"&gt;Przewozy ciężarowe dalekobieżne&lt;/a&gt;</text:p>
            <text:p/>
          </table:table-cell>
          <table:table-cell/>
        </table:table-row>
        <table:table-row table:style-name="ro5">
          <table:table-cell office:value-type="string">
            <text:p>Spółdzielnia Pracy Transportowo-Motoryzacyjna</text:p>
          </table:table-cell>
          <table:table-cell/>
          <table:table-cell office:value-type="string">
            <text:p>Skocka 22</text:p>
          </table:table-cell>
          <table:table-cell office:value-type="string">
            <text:p>Wągrowiec</text:p>
          </table:table-cell>
          <table:table-cell office:value-type="string">
            <text:p>62-623</text:p>
          </table:table-cell>
          <table:table-cell office:value-type="string">
            <text:p>prez. Alfons Biegań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51451-5 2520524</text:p>
          </table:table-cell>
          <table:table-cell office:value-type="string">
            <text:p>(67)2651452</text:p>
          </table:table-cell>
          <table:table-cell office:value-type="string">
            <text:p>prywatna</text:p>
          </table:table-cell>
          <table:table-cell office:value-type="string">
            <text:p>spółdzielnia</text:p>
          </table:table-cell>
          <table:table-cell table:number-columns-repeated="2"/>
          <table:table-cell office:value-type="float" office:value="55">
            <text:p>55</text:p>
          </table:table-cell>
          <table:table-cell/>
          <table:table-cell office:value-type="float" office:value="1950">
            <text:p>1950</text:p>
          </table:table-cell>
          <table:table-cell office:value-type="string">
            <text:p/>
            <text:p>&lt;span&gt;60.24.1&lt;/span&gt;Przewożenie samochodami ciężarowymi wszystkich rodzajów towarów</text:p>
            <text:p>&lt;span&gt;63.11.1&lt;/span&gt;Załadunek i rozładunek towarów oraz bagażu pasażerów</text:p>
            <text:p>&lt;span&gt;52.4&lt;/span&gt;&lt;a style="color:black;text-decoration:none;" href="http://www.teleadreson.pl/-NACE524%20sprzedaz%20detaliczna%20towarow%20przemyslowych%20prowadzona%20w%20wyspecjalizowanych%20sklepach"&gt;Sprzedaż detaliczna towarów przemysłowych prowadzona w wyspecjalizowanych sklepach&lt;/a&gt;</text:p>
            <text:p>&lt;span&gt;50.2&lt;/span&gt;&lt;a style="color:black;text-decoration:none;" href="http://www.teleadreson.pl/-NACE502%20obsluga%20i%20naprawy%20pojazdow%20mechanicznych"&gt;Obsługa i naprawy pojazdów mechanicznych&lt;/a&gt;</text:p>
            <text:p>&lt;span&gt;52.48.82&lt;/span&gt;&lt;a style="color:black;text-decoration:none;" href="http://www.teleadreson.pl/-NACE524882%20sprzedaz%20detaliczna%20paliw%20plynnych%20z%20wylaczeniem%20paliw%20samochodowych"&gt;Sprzedaż detaliczna paliw płynnych (z wyłączeniem paliw samochodowych)&lt;/a&gt;</text:p>
            <text:p>&lt;span&gt;50.31&lt;/span&gt;&lt;a style="color:black;text-decoration:none;" href="http://www.teleadreson.pl/-NACE5031%20sprzedaz%20hurtowa%20i%20detaliczna%20czesci%20i%20akcesoriow%20do%20pojazdow%20mechanicznych"&gt;Sprzedaż hurtowa i detaliczna części i akcesoriów do pojazdów mechanicznych&lt;/a&gt;</text:p>
            <text:p/>
          </table:table-cell>
          <table:table-cell office:value-type="string">
            <text:p/>
            <text:p>&lt;span&gt;4212&lt;/span&gt;&lt;a style="color:black;text-decoration:none;" href="http://www.teleadreson.pl/-SIC4212%20lokalne%20przewozy%20ciezarowe%20bez%20skladowania"&gt;Lokalne przewozy ciężarowe, bez składowania&lt;/a&gt;</text:p>
            <text:p>&lt;span&gt;4783&lt;/span&gt;&lt;a style="color:black;text-decoration:none;" href="http://www.teleadreson.pl/-SIC4783%20pakowanie%20sztauowanie%20mocowanie%20ladunkow"&gt;Pakowanie, sztauowanie, mocowanie ładunków&lt;/a&gt;</text:p>
            <text:p>&lt;span&gt;753899&lt;/span&gt;Stacje naprawy samochodów, osobno nie wymienione</text:p>
            <text:p>&lt;span&gt;5541&lt;/span&gt;Stacje benzynowe</text:p>
            <text:p>&lt;span&gt;5531&lt;/span&gt;Części i wyposażenie samochodowe, handel detaliczny</text:p>
            <text:p/>
          </table:table-cell>
          <table:table-cell office:value-type="string">
            <text:p/>
            <text:p>transport ciężarowy</text:p>
            <text:p>załadunek, rozładunek towarowy</text:p>
            <text:p>naprawy pojazdów</text:p>
            <text:p>sprzedaż detaliczna paliw i części samochodowych</text:p>
            <text:p/>
            <text:p/>
          </table:table-cell>
        </table:table-row>
        <table:table-row table:style-name="ro3">
          <table:table-cell office:value-type="string">
            <text:p>Poznańska Hodowla Roślin Sp. z o.o. - Oddział Wągrowiec</text:p>
          </table:table-cell>
          <table:table-cell office:value-type="string">
            <text:p>PHR Sp. z o.o. - Oddział Wągrowiec</text:p>
          </table:table-cell>
          <table:table-cell office:value-type="string">
            <text:p>Skocka 24</text:p>
          </table:table-cell>
          <table:table-cell office:value-type="string">
            <text:p>Wągrowiec</text:p>
          </table:table-cell>
          <table:table-cell office:value-type="string">
            <text:p>62-013</text:p>
          </table:table-cell>
          <table:table-cell office:value-type="string">
            <text:p>kier. Tadeusz Budkow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81781</text:p>
          </table:table-cell>
          <table:table-cell office:value-type="string">
            <text:p>prywatna</text:p>
          </table:table-cell>
          <table:table-cell office:value-type="string">
            <text:p>spółka z o.o.</text:p>
          </table:table-cell>
          <table:table-cell office:value-type="string">
            <text:p>&lt;a title="@phr.pl"&gt;wagrowkec&lt;/a&gt;</text:p>
          </table:table-cell>
          <table:table-cell office:value-type="string">
            <text:p>&lt;a href="http://www.teleadreson.pl/url/?k=6&amp;amp;r=http://www.phr.pl"&gt;www.phr.pl&lt;/a&gt;</text:p>
          </table:table-cell>
          <table:table-cell office:value-type="float" office:value="9">
            <text:p>9</text:p>
          </table:table-cell>
          <table:table-cell/>
          <table:table-cell office:value-type="float" office:value="1994">
            <text:p>1994</text:p>
          </table:table-cell>
          <table:table-cell office:value-type="string">
            <text:p/>
            <text:p>&lt;span&gt;01.11.6&lt;/span&gt;&lt;a style="color:black;text-decoration:none;" href="http://www.teleadreson.pl/-NACE01116%20produkcja%20nasion%20zboz%20roslin%20oleistych%20burakow%20cukrowych%20i%20roslin%20przeznaczonych%20na%20pasze%20w%20tym%20traw"&gt;Produkcja nasion: zbóż, roślin oleistych, buraków cukrowych i roślin przeznaczonych na paszę, w tym traw&lt;/a&gt;</text:p>
            <text:p>&lt;span&gt;01.12.4&lt;/span&gt;&lt;a style="color:black;text-decoration:none;" href="http://www.teleadreson.pl/-NACE01124%20produkcja%20nasion%20kwiatowych%20owocowych%20lub%20warzywnych"&gt;Produkcja nasion kwiatowych, owocowych lub warzywnych&lt;/a&gt;</text:p>
            <text:p>&lt;span&gt;51.21.2&lt;/span&gt;&lt;a style="color:black;text-decoration:none;" href="http://www.teleadreson.pl/-NACE51212%20sprzedaz%20hurtowa%20nasion"&gt;Sprzedaż hurtowa nasion&lt;/a&gt;</text:p>
            <text:p/>
          </table:table-cell>
          <table:table-cell office:value-type="string">
            <text:p/>
            <text:p>&lt;span&gt;018103&lt;/span&gt;&lt;a style="color:black;text-decoration:none;" href="http://www.teleadreson.pl/-SIC018103%20produkcja%20cebulek%20i%20nasion"&gt;Produkcja cebulek i nasion&lt;/a&gt;</text:p>
            <text:p>&lt;span&gt;5153&lt;/span&gt;&lt;a style="color:black;text-decoration:none;" href="http://www.teleadreson.pl/-SIC5153%20ziarna%20zboz%20i%20roslin%20straczkowych%20hurt"&gt;Ziarna zbóż i roślin strączkowych, hurt&lt;/a&gt;</text:p>
            <text:p>&lt;span&gt;519103&lt;/span&gt;&lt;a style="color:black;text-decoration:none;" href="http://www.teleadreson.pl/-SIC519103%20nasiona%20i%20sadzonki%20hurt"&gt;Nasiona i sadzonki, hurt&lt;/a&gt;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3">
          <table:table-cell office:value-type="string">
            <text:p>Usługi Zegarmistrzowskie</text:p>
          </table:table-cell>
          <table:table-cell/>
          <table:table-cell office:value-type="string">
            <text:p>Skocka 48</text:p>
          </table:table-cell>
          <table:table-cell office:value-type="string">
            <text:p>Wągrowiec</text:p>
          </table:table-cell>
          <table:table-cell office:value-type="string">
            <text:p>62-122</text:p>
          </table:table-cell>
          <table:table-cell office:value-type="string">
            <text:p>Adrian Meller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72272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993">
            <text:p>1993</text:p>
          </table:table-cell>
          <table:table-cell office:value-type="string">
            <text:p/>
            <text:p>&lt;span&gt;52.73&lt;/span&gt;&lt;a style="color:black;text-decoration:none;" href="http://www.teleadreson.pl/-NACE5273%20naprawy%20zegarkow%20zegarow%20i%20bizuterii"&gt;Naprawy zegarków, zegarów i biżuterii&lt;/a&gt;</text:p>
            <text:p>&lt;span&gt;52.48.41&lt;/span&gt;&lt;a style="color:black;text-decoration:none;" href="http://www.teleadreson.pl/-NACE524841%20sprzedaz%20detaliczna%20zegarkow"&gt;Sprzedaż detaliczna zegarków&lt;/a&gt;</text:p>
            <text:p>&lt;span&gt;52.48.42&lt;/span&gt;&lt;a style="color:black;text-decoration:none;" href="http://www.teleadreson.pl/-NACE524842%20sprzedaz%20detaliczna%20wyrobow%20jubilerskich"&gt;Sprzedaż detaliczna wyrobów jubilerskich&lt;/a&gt;</text:p>
            <text:p/>
          </table:table-cell>
          <table:table-cell office:value-type="string">
            <text:p/>
            <text:p>&lt;span&gt;763101&lt;/span&gt;Naprawa czasomierzy</text:p>
            <text:p>&lt;span&gt;5944&lt;/span&gt;Sklepy jubilerskie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3">
          <table:table-cell office:value-type="string">
            <text:p>Wielkopolska Spółka Gazownictwa Sp. z o.o. - Zakład Gazowniczy w Poznaniu, Rozdzielnia Gazu, Biuro Obsługi Klienta w Wągrowcu</text:p>
          </table:table-cell>
          <table:table-cell office:value-type="string">
            <text:p>WSG Sp. z o.o. - ZG w Poznaniu, Rozdzielnia Gazu, BOK</text:p>
          </table:table-cell>
          <table:table-cell office:value-type="string">
            <text:p>Skocka 53</text:p>
          </table:table-cell>
          <table:table-cell office:value-type="string">
            <text:p>Wągrowiec</text:p>
          </table:table-cell>
          <table:table-cell office:value-type="string">
            <text:p>62-012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72270-71</text:p>
          </table:table-cell>
          <table:table-cell/>
          <table:table-cell office:value-type="string">
            <text:p>Skarb Państwa</text:p>
          </table:table-cell>
          <table:table-cell office:value-type="string">
            <text:p>spółka z o.o.</text:p>
          </table:table-cell>
          <table:table-cell/>
          <table:table-cell office:value-type="string">
            <text:p>&lt;a href="http://www.teleadreson.pl/url/?k=6&amp;amp;r=http://www.wsgaz.pl"&gt;www.wsgaz.pl&lt;/a&gt;</text:p>
          </table:table-cell>
          <table:table-cell table:number-columns-repeated="2"/>
          <table:table-cell office:value-type="float" office:value="2003">
            <text:p>2003</text:p>
          </table:table-cell>
          <table:table-cell office:value-type="string">
            <text:p/>
            <text:p>&lt;span&gt;40.22&lt;/span&gt;&lt;a style="color:black;text-decoration:none;" href="http://www.teleadreson.pl/-NACE4022%20dystrybucja%20wszelkiego%20rodzaju%20paliw%20gazowych%20przez%20siec%20zasilajaca"&gt;Dystrybucja wszelkiego rodzaju paliw gazowych przez sieć zasilającą&lt;/a&gt;</text:p>
            <text:p>&lt;span&gt;45.33.2&lt;/span&gt;&lt;a style="color:black;text-decoration:none;" href="http://www.teleadreson.pl/-NACE45332%20zakladanie%20instalacji%20i%20urzadzen%20gazowych"&gt;Zakładanie instalacji i urządzeń gazowych&lt;/a&gt;</text:p>
            <text:p/>
          </table:table-cell>
          <table:table-cell office:value-type="string">
            <text:p/>
            <text:p>&lt;span&gt;4924&lt;/span&gt;&lt;a style="color:black;text-decoration:none;" href="http://www.teleadreson.pl/-SIC4924%20dystrybucja%20gazu%20ziemnego"&gt;Dystrybucja gazu ziemnego&lt;/a&gt;</text:p>
            <text:p>&lt;span&gt;4923&lt;/span&gt;&lt;a style="color:black;text-decoration:none;" href="http://www.teleadreson.pl/-SIC4923%20przesylanie%20i%20dystrybucja%20gazu%20ziemnego"&gt;Przesyłanie i dystrybucja gazu ziemnego&lt;/a&gt;</text:p>
            <text:p>&lt;span&gt;4932&lt;/span&gt;&lt;a style="color:black;text-decoration:none;" href="http://www.teleadreson.pl/-SIC4932%20zaklady%20energetyczne%20dostarczajace%20gaz%20i%20inne%20uslugi"&gt;Zakłady energetyczne dostarczające gaz i inne usługi&lt;/a&gt;</text:p>
            <text:p/>
          </table:table-cell>
          <table:table-cell office:value-type="string">
            <text:p/>
            <text:p>dostarczanie gazu</text:p>
            <text:p>zakładanie instalacji gazowych</text:p>
            <text:p/>
            <text:p/>
          </table:table-cell>
        </table:table-row>
        <table:table-row table:style-name="ro3">
          <table:table-cell office:value-type="string">
            <text:p>UHM Negocjator - Siedziba Firmy</text:p>
          </table:table-cell>
          <table:table-cell/>
          <table:table-cell office:value-type="string">
            <text:p>Skośna 3</text:p>
          </table:table-cell>
          <table:table-cell office:value-type="string">
            <text:p>Wągrowiec</text:p>
          </table:table-cell>
          <table:table-cell office:value-type="string">
            <text:p>62-123</text:p>
          </table:table-cell>
          <table:table-cell office:value-type="string">
            <text:p/>
            <text:p>Robert Król</text:p>
            <text:p>Tomasz Czajkowski</text:p>
            <text:p/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888)455658 (505)054858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/>
            <text:p>&lt;a title="@neiocjator.biz"&gt;sklep&lt;/a&gt;</text:p>
            <text:p>&lt;a title="@neiocjator.biz"&gt;robert&lt;/a&gt;</text:p>
            <text:p>&lt;a title="@negqcjator.biz"&gt;tomek&lt;/a&gt;</text:p>
            <text:p/>
          </table:table-cell>
          <table:table-cell office:value-type="string">
            <text:p>&lt;a href="http://www.teleadreson.pl/url/?k=6&amp;amp;r=http://www.negocjator.livenet.pl"&gt;www.negocjator.livenet.pl&lt;/a&gt;</text:p>
          </table:table-cell>
          <table:table-cell table:number-columns-repeated="3"/>
          <table:table-cell office:value-type="string">
            <text:p/>
            <text:p>&lt;span&gt;52.48.11&lt;/span&gt;&lt;a style="color:black;text-decoration:none;" href="http://www.teleadreson.pl/-NACE524811%20sprzedaz%20detaliczna%20artykulow%20i%20sprzetu%20biurowego"&gt;Sprzedaż detaliczna artykułów i sprzętu biurowego&lt;/a&gt;</text:p>
            <text:p>&lt;span&gt;52.61&lt;/span&gt;&lt;a style="color:black;text-decoration:none;" href="http://www.teleadreson.pl/-NACE5261%20sprzedaz%20detaliczna%20prowadzona%20przez%20domy%20sprzedazy%20wysylkowej"&gt;Sprzedaż detaliczna prowadzona przez domy sprzedaży wysyłkowej&lt;/a&gt;</text:p>
            <text:p>&lt;span&gt;72.5&lt;/span&gt;Obsługa i naprawy maszyn biurowych i liczących oraz sprzętu komputerowego</text:p>
            <text:p/>
          </table:table-cell>
          <table:table-cell office:value-type="string">
            <text:p/>
            <text:p>&lt;span&gt;599906&lt;/span&gt;Telefony i sprzęt łącznościowy, handel detaliczny</text:p>
            <text:p>&lt;span&gt;5961&lt;/span&gt;Sprzedaż wysyłkowa</text:p>
            <text:p>&lt;span&gt;7629&lt;/span&gt;Naprawy sprzętu elektrycznego i elektronicznego, osobno nie wymienione</text:p>
            <text:p/>
          </table:table-cell>
          <table:table-cell office:value-type="string">
            <text:p/>
            <text:p>akcesoria GSM, serwis</text:p>
            <text:p>sklep intermetowy</text:p>
            <text:p/>
          </table:table-cell>
        </table:table-row>
        <table:table-row table:style-name="ro2">
          <table:table-cell office:value-type="string">
            <text:p>Transport Osobowy</text:p>
          </table:table-cell>
          <table:table-cell/>
          <table:table-cell office:value-type="string">
            <text:p>Skośna 5</text:p>
          </table:table-cell>
          <table:table-cell office:value-type="string">
            <text:p>Wągrowiec</text:p>
          </table:table-cell>
          <table:table-cell office:value-type="string">
            <text:p>62-232</text:p>
          </table:table-cell>
          <table:table-cell office:value-type="string">
            <text:p/>
            <text:p>Andrzej Bagrowski</text:p>
            <text:p>Jarosław Bagrowski</text:p>
            <text:p/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12714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981">
            <text:p>1981</text:p>
          </table:table-cell>
          <table:table-cell office:value-type="string">
            <text:p>&lt;span&gt;60.23.2&lt;/span&gt;Wynajem autobusów, transport wycieczek oraz inne okolicznościowe przewozy autobusowe</text:p>
          </table:table-cell>
          <table:table-cell office:value-type="string">
            <text:p>&lt;span&gt;4142&lt;/span&gt;&lt;a style="color:black;text-decoration:none;" href="http://www.teleadreson.pl/-SIC4142%20wynajem%20autobusow%20z%20wyj%20lokalnych"&gt;Wynajem autobusów z wyj. lokalnych&lt;/a&gt;</text:p>
          </table:table-cell>
          <table:table-cell/>
        </table:table-row>
        <table:table-row table:style-name="ro2">
          <table:table-cell office:value-type="string">
            <text:p>Projektowanie, Kosztorysowanie, Nadzór Budowlany</text:p>
          </table:table-cell>
          <table:table-cell/>
          <table:table-cell office:value-type="string">
            <text:p>Skośna 28</text:p>
          </table:table-cell>
          <table:table-cell office:value-type="string">
            <text:p>Wągrowiec</text:p>
          </table:table-cell>
          <table:table-cell office:value-type="string">
            <text:p>62-013</text:p>
          </table:table-cell>
          <table:table-cell office:value-type="string">
            <text:p>Maria Grzems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22020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string">
            <text:p/>
            <text:p>&lt;span&gt;74.21&lt;/span&gt;Projektowanie urbanistyczne i budowlane, nadzór autorski i inwestorski, architektura krajobrazowa</text:p>
            <text:p>&lt;span&gt;74.12.2&lt;/span&gt;Sporządzanie sprawozdań finansowych</text:p>
            <text:p/>
          </table:table-cell>
          <table:table-cell office:value-type="string">
            <text:p/>
            <text:p>&lt;span&gt;8712&lt;/span&gt;Usługi architektoniczne</text:p>
            <text:p>&lt;span&gt;872199&lt;/span&gt;Usługi księgowe, rachunkowość, rewidenci, osobno nie wymienieni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Piekarnia Cukiernia S.C. W. Zborowski i K. Zborowski - Sklep</text:p>
          </table:table-cell>
          <table:table-cell/>
          <table:table-cell office:value-type="string">
            <text:p>Słowackiego</text:p>
          </table:table-cell>
          <table:table-cell office:value-type="string">
            <text:p>Wągrowiec</text:p>
          </table:table-cell>
          <table:table-cell office:value-type="string">
            <text:p>62-122</text:p>
          </table:table-cell>
          <table:table-cell office:value-type="string">
            <text:p/>
            <text:p>Wojciech Zborowski</text:p>
            <text:p>Krystian Zborowski</text:p>
            <text:p/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45241</text:p>
          </table:table-cell>
          <table:table-cell/>
          <table:table-cell office:value-type="string">
            <text:p>prywatna</text:p>
          </table:table-cell>
          <table:table-cell office:value-type="string">
            <text:p>spółka cywilna</text:p>
          </table:table-cell>
          <table:table-cell table:number-columns-repeated="4"/>
          <table:table-cell office:value-type="float" office:value="1880">
            <text:p>1880</text:p>
          </table:table-cell>
          <table:table-cell office:value-type="string">
            <text:p/>
            <text:p>&lt;span&gt;52.24.3&lt;/span&gt;&lt;a style="color:black;text-decoration:none;" href="http://www.teleadreson.pl/-NACE52243%20sprzedaz%20detaliczna%20wyrobow%20cukierniczych"&gt;Sprzedaż detaliczna wyrobów cukierniczych&lt;/a&gt;</text:p>
            <text:p>&lt;span&gt;52.24&lt;/span&gt;&lt;a style="color:black;text-decoration:none;" href="http://www.teleadreson.pl/-NACE5224%20sprzedaz%20detaliczna%20chleba%20ciast%20wyrobow%20macznych%20i%20cukierniczych"&gt;Sprzedaż detaliczna chleba, ciast, wyrobów mącznych i cukierniczych&lt;/a&gt;</text:p>
            <text:p/>
          </table:table-cell>
          <table:table-cell office:value-type="string">
            <text:p/>
            <text:p>&lt;span&gt;5441&lt;/span&gt;&lt;a style="color:black;text-decoration:none;" href="http://www.teleadreson.pl/-SIC5441%20sklepy%20cukiernicze"&gt;Sklepy cukiernicze&lt;/a&gt;</text:p>
            <text:p>&lt;span&gt;5461&lt;/span&gt;&lt;a style="color:black;text-decoration:none;" href="http://www.teleadreson.pl/-SIC5461%20piekarnie%20detaliczne"&gt;Piekarnie detaliczne&lt;/a&gt;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3">
          <table:table-cell office:value-type="string">
            <text:p>Przedsiębiorstwo Usługowo-Produkcyjno-Handlowe M&amp;amp;M</text:p>
          </table:table-cell>
          <table:table-cell office:value-type="string">
            <text:p>PUPH M&amp;amp;M</text:p>
          </table:table-cell>
          <table:table-cell office:value-type="string">
            <text:p>Straszewska 67c/34</text:p>
          </table:table-cell>
          <table:table-cell office:value-type="string">
            <text:p>Wągrowiec</text:p>
          </table:table-cell>
          <table:table-cell office:value-type="string">
            <text:p>62-512</text:p>
          </table:table-cell>
          <table:table-cell office:value-type="string">
            <text:p>Marek Makswiej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77477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polnet.cc"&gt;makswiej&lt;/a&gt;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/>
            <text:p>&lt;span&gt;50.33&lt;/span&gt;&lt;a style="color:black;text-decoration:none;" href="http://www.teleadreson.pl/-NACE5033%20montaz%20alarmow%20i%20urzadzen%20przeciwwlamaniowych"&gt;Montaż alarmów i urządzeń przeciwwłamaniowych&lt;/a&gt;</text:p>
            <text:p>&lt;span&gt;50.32&lt;/span&gt;&lt;a style="color:black;text-decoration:none;" href="http://www.teleadreson.pl/-NACE5032%20montaz%20czesci%20i%20akcesoriow%20w%20pojazdach%20mechanicznych"&gt;Montaż części i akcesoriów w pojazdach mechanicznych&lt;/a&gt;</text:p>
            <text:p>&lt;span&gt;52.45.2&lt;/span&gt;&lt;a style="color:black;text-decoration:none;" href="http://www.teleadreson.pl/-NACE52452%20sprzedaz%20detaliczna%20sprzetu%20radiowo%20telewizyjnego"&gt;Sprzedaż detaliczna sprzętu radiowo-telewizyjnego&lt;/a&gt;</text:p>
            <text:p/>
          </table:table-cell>
          <table:table-cell office:value-type="string">
            <text:p/>
            <text:p>&lt;span&gt;754902&lt;/span&gt;Indywidualne wyposażanie samochodów</text:p>
            <text:p>&lt;span&gt;573199&lt;/span&gt;Sklepy z domowym sprzętem elektronicznym, osobno nie wymienione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MIGLAND</text:p>
          </table:table-cell>
          <table:table-cell/>
          <table:table-cell office:value-type="string">
            <text:p>Straszewska 45d/89</text:p>
          </table:table-cell>
          <table:table-cell office:value-type="string">
            <text:p>Wągrowiec</text:p>
          </table:table-cell>
          <table:table-cell office:value-type="string">
            <text:p>62-124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93)895795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migland.pl"&gt;sklep&lt;/a&gt;</text:p>
          </table:table-cell>
          <table:table-cell office:value-type="string">
            <text:p>&lt;a href="http://www.teleadreson.pl/url/?k=6&amp;amp;r=http://www.migland.pl"&gt;www.migland.pl&lt;/a&gt;</text:p>
          </table:table-cell>
          <table:table-cell table:number-columns-repeated="3"/>
          <table:table-cell office:value-type="string">
            <text:p/>
            <text:p>&lt;span&gt;52.48.11&lt;/span&gt;&lt;a style="color:black;text-decoration:none;" href="http://www.teleadreson.pl/-NACE524811%20sprzedaz%20detaliczna%20artykulow%20i%20sprzetu%20biurowego"&gt;Sprzedaż detaliczna artykułów i sprzętu biurowego&lt;/a&gt;</text:p>
            <text:p>&lt;span&gt;51.47.1&lt;/span&gt;&lt;a style="color:black;text-decoration:none;" href="http://www.teleadreson.pl/-NACE51471%20sprzedaz%20hurtowa%20papieru%20i%20kartonu"&gt;Sprzedaż hurtowa papieru i kartonu&lt;/a&gt;</text:p>
            <text:p/>
          </table:table-cell>
          <table:table-cell office:value-type="string">
            <text:p/>
            <text:p>&lt;span&gt;511204&lt;/span&gt;&lt;a style="color:black;text-decoration:none;" href="http://www.teleadreson.pl/-SIC511204%20akcesoria%20do%20komputerow%20i%20kopiarek%20hurt"&gt;Akcesoria do komputerów i kopiarek, hurt&lt;/a&gt;</text:p>
            <text:p>&lt;span&gt;5111&lt;/span&gt;&lt;a style="color:black;text-decoration:none;" href="http://www.teleadreson.pl/-SIC5111%20papier%20drukarski%20i%20pismienny%20hurt"&gt;Papier drukarski i piśmienny, hurt&lt;/a&gt;</text:p>
            <text:p/>
          </table:table-cell>
          <table:table-cell/>
        </table:table-row>
        <table:table-row table:style-name="ro1">
          <table:table-cell office:value-type="string">
            <text:p>Agrobras Sp. z o.o.</text:p>
          </table:table-cell>
          <table:table-cell/>
          <table:table-cell office:value-type="string">
            <text:p>Straszewska 12</text:p>
          </table:table-cell>
          <table:table-cell office:value-type="string">
            <text:p>Wągrowiec</text:p>
          </table:table-cell>
          <table:table-cell office:value-type="string">
            <text:p>62-734</text:p>
          </table:table-cell>
          <table:table-cell office:value-type="string">
            <text:p>prez. Andrzej Duszejko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60760</text:p>
          </table:table-cell>
          <table:table-cell office:value-type="string">
            <text:p>(67)2660765</text:p>
          </table:table-cell>
          <table:table-cell office:value-type="string">
            <text:p>prywatna</text:p>
          </table:table-cell>
          <table:table-cell office:value-type="string">
            <text:p>spółka z o.o.</text:p>
          </table:table-cell>
          <table:table-cell office:value-type="string">
            <text:p>&lt;a title="@agrobras.pl"&gt;agrobras&lt;/a&gt;</text:p>
          </table:table-cell>
          <table:table-cell office:value-type="string">
            <text:p>&lt;a href="http://www.teleadreson.pl/url/?k=6&amp;amp;r=http://www.agrobras.pl"&gt;www.agrobras.pl&lt;/a&gt;</text:p>
          </table:table-cell>
          <table:table-cell table:number-columns-repeated="2"/>
          <table:table-cell office:value-type="float" office:value="2002">
            <text:p>2002</text:p>
          </table:table-cell>
          <table:table-cell office:value-type="string">
            <text:p>&lt;span&gt;52.48.61&lt;/span&gt;&lt;a style="color:black;text-decoration:none;" href="http://www.teleadreson.pl/-NACE524861%20sprzedaz%20detaliczna%20kwiatow%20sadzonek%20i%20nasion%20oraz%20nawozow"&gt;Sprzedaż detaliczna kwiatów, sadzonek i nasion, oraz nawozów&lt;/a&gt;</text:p>
          </table:table-cell>
          <table:table-cell office:value-type="string">
            <text:p>&lt;span&gt;519103&lt;/span&gt;&lt;a style="color:black;text-decoration:none;" href="http://www.teleadreson.pl/-SIC519103%20nasiona%20i%20sadzonki%20hurt"&gt;Nasiona i sadzonki, hurt&lt;/a&gt;</text:p>
          </table:table-cell>
          <table:table-cell office:value-type="string">
            <text:p>nasiona, cebulki, sadzonki - sprzedaż</text:p>
          </table:table-cell>
        </table:table-row>
        <table:table-row table:style-name="ro2">
          <table:table-cell office:value-type="string">
            <text:p>DSV Polska Sp. z o.o.</text:p>
          </table:table-cell>
          <table:table-cell/>
          <table:table-cell office:value-type="string">
            <text:p>Straszewska 12</text:p>
          </table:table-cell>
          <table:table-cell office:value-type="string">
            <text:p>Wągrowiec</text:p>
          </table:table-cell>
          <table:table-cell office:value-type="string">
            <text:p>62-342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40740</text:p>
          </table:table-cell>
          <table:table-cell office:value-type="string">
            <text:p>(67)2640745</text:p>
          </table:table-cell>
          <table:table-cell office:value-type="string">
            <text:p>mieszana</text:p>
          </table:table-cell>
          <table:table-cell office:value-type="string">
            <text:p>spółka z o.o.</text:p>
          </table:table-cell>
          <table:table-cell office:value-type="string">
            <text:p>&lt;a title="@esv-polska.pl"&gt;dvs&lt;/a&gt;</text:p>
          </table:table-cell>
          <table:table-cell office:value-type="string">
            <text:p>&lt;a href="http://www.teleadreson.pl/url/?k=6&amp;amp;r=http://www.esv-polska.pl"&gt;www.esv-polska.pl&lt;/a&gt;</text:p>
          </table:table-cell>
          <table:table-cell table:number-columns-repeated="2"/>
          <table:table-cell office:value-type="float" office:value="1998">
            <text:p>1998</text:p>
          </table:table-cell>
          <table:table-cell office:value-type="string">
            <text:p>&lt;span&gt;51.21.2&lt;/span&gt;&lt;a style="color:black;text-decoration:none;" href="http://www.teleadreson.pl/-NACE51212%20sprzedaz%20hurtowa%20nasion"&gt;Sprzedaż hurtowa nasion&lt;/a&gt;</text:p>
          </table:table-cell>
          <table:table-cell office:value-type="string">
            <text:p>&lt;span&gt;519103&lt;/span&gt;&lt;a style="color:black;text-decoration:none;" href="http://www.teleadreson.pl/-SIC519103%20nasiona%20i%20sadzonki%20hurt"&gt;Nasiona i sadzonki, hurt&lt;/a&gt;</text:p>
          </table:table-cell>
          <table:table-cell office:value-type="string">
            <text:p/>
            <text:p>mieszanki nasienne (użytki zielone, pastwiska dla koni)</text:p>
            <text:p/>
            <text:p/>
          </table:table-cell>
        </table:table-row>
        <table:table-row table:style-name="ro3">
          <table:table-cell office:value-type="string">
            <text:p>SAATEN-UNION Polska Sp. z o.o.</text:p>
          </table:table-cell>
          <table:table-cell/>
          <table:table-cell office:value-type="string">
            <text:p>Straszewska 34</text:p>
          </table:table-cell>
          <table:table-cell office:value-type="string">
            <text:p>Wągrowiec</text:p>
          </table:table-cell>
          <table:table-cell office:value-type="string">
            <text:p>62-623</text:p>
          </table:table-cell>
          <table:table-cell office:value-type="string">
            <text:p/>
            <text:p>dr Hans Friedrich Finck</text:p>
            <text:p>Leszek Goliński</text:p>
            <text:p/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50750 5685735</text:p>
          </table:table-cell>
          <table:table-cell office:value-type="string">
            <text:p>(67)2650755</text:p>
          </table:table-cell>
          <table:table-cell office:value-type="string">
            <text:p>zagraniczna</text:p>
          </table:table-cell>
          <table:table-cell office:value-type="string">
            <text:p>spółka z o.o.</text:p>
          </table:table-cell>
          <table:table-cell office:value-type="string">
            <text:p>&lt;a title="@saaten-union.pl"&gt;supolska&lt;/a&gt;</text:p>
          </table:table-cell>
          <table:table-cell office:value-type="string">
            <text:p>&lt;a href="http://www.teleadreson.pl/url/?k=6&amp;amp;r=http://www.saaten-union.pl"&gt;www.saaten-union.pl&lt;/a&gt;</text:p>
          </table:table-cell>
          <table:table-cell table:number-columns-repeated="2"/>
          <table:table-cell office:value-type="float" office:value="1999">
            <text:p>1999</text:p>
          </table:table-cell>
          <table:table-cell office:value-type="string">
            <text:p/>
            <text:p>&lt;span&gt;51.21.1&lt;/span&gt;&lt;a style="color:black;text-decoration:none;" href="http://www.teleadreson.pl/-NACE51211%20sprzedaz%20hurtowa%20zboza"&gt;Sprzedaż hurtowa zboża&lt;/a&gt;</text:p>
            <text:p>&lt;span&gt;51.21.2&lt;/span&gt;&lt;a style="color:black;text-decoration:none;" href="http://www.teleadreson.pl/-NACE51212%20sprzedaz%20hurtowa%20nasion"&gt;Sprzedaż hurtowa nasion&lt;/a&gt;</text:p>
            <text:p>&lt;span&gt;51.22.3&lt;/span&gt;&lt;a style="color:black;text-decoration:none;" href="http://www.teleadreson.pl/-NACE51223%20sprzedaz%20hurtowa%20roslin%20z%20wyjatkiem%20zboz%20i%20warzyw"&gt;Sprzedaż hurtowa roślin, z wyjątkiem zbóż i warzyw&lt;/a&gt;</text:p>
            <text:p/>
          </table:table-cell>
          <table:table-cell office:value-type="string">
            <text:p/>
            <text:p>&lt;span&gt;515301&lt;/span&gt;&lt;a style="color:black;text-decoration:none;" href="http://www.teleadreson.pl/-SIC515301%20zboza%20hurt"&gt;Zboża, hurt&lt;/a&gt;</text:p>
            <text:p>&lt;span&gt;519103&lt;/span&gt;&lt;a style="color:black;text-decoration:none;" href="http://www.teleadreson.pl/-SIC519103%20nasiona%20i%20sadzonki%20hurt"&gt;Nasiona i sadzonki, hurt&lt;/a&gt;</text:p>
            <text:p/>
          </table:table-cell>
          <table:table-cell office:value-type="string">
            <text:p/>
            <text:p>zboża, kukurydza, rośliny poplonowe</text:p>
            <text:p/>
            <text:p/>
          </table:table-cell>
        </table:table-row>
        <table:table-row table:style-name="ro1">
          <table:table-cell office:value-type="string">
            <text:p>Sklep Spożywczy</text:p>
          </table:table-cell>
          <table:table-cell/>
          <table:table-cell office:value-type="string">
            <text:p>Szeroka 11</text:p>
          </table:table-cell>
          <table:table-cell office:value-type="string">
            <text:p>Wągrowiec</text:p>
          </table:table-cell>
          <table:table-cell office:value-type="string">
            <text:p>62-124</text:p>
          </table:table-cell>
          <table:table-cell office:value-type="string">
            <text:p>Małgorzata Zalaszews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90893</text:p>
          </table:table-cell>
          <table:table-cell/>
          <table:table-cell office:value-type="string">
            <text:p>prywatna</text:p>
          </table:table-cell>
          <table:table-cell office:value-type="string">
            <text:p>spółka cywilna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990">
            <text:p>1990</text:p>
          </table:table-cell>
          <table:table-cell office:value-type="string">
            <text:p>&lt;span&gt;52.2&lt;/span&gt;&lt;a style="color:black;text-decoration:none;" href="http://www.teleadreson.pl/-NACE522%20sprzedaz%20detaliczna%20zywnosci%20napojow%20i%20wyrobow%20tytoniowych%20w%20wyspecjalizowanych%20sklepach"&gt;Sprzedaż detaliczna żywności, napojów i wyrobów tytoniowych w wyspecjalizowanych sklepach&lt;/a&gt;</text:p>
          </table:table-cell>
          <table:table-cell office:value-type="string">
            <text:p>&lt;span&gt;541199&lt;/span&gt;&lt;a style="color:black;text-decoration:none;" href="http://www.teleadreson.pl/-SIC541199%20sklepy%20spozywcze%20osobno%20nie%20wymienione"&gt;Sklepy spożywcze, osobno nie wymienione&lt;/a&gt;</text:p>
          </table:table-cell>
          <table:table-cell/>
        </table:table-row>
        <table:table-row table:style-name="ro2">
          <table:table-cell office:value-type="string">
            <text:p>MALINEZ</text:p>
          </table:table-cell>
          <table:table-cell/>
          <table:table-cell office:value-type="string">
            <text:p>Szeroka 11</text:p>
          </table:table-cell>
          <table:table-cell office:value-type="string">
            <text:p>Wągrowiec</text:p>
          </table:table-cell>
          <table:table-cell office:value-type="string">
            <text:p>62-452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216119 1621961 2185171</text:p>
          </table:table-cell>
          <table:table-cell office:value-type="string">
            <text:p>(67)2615811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malinez.com"&gt;info&lt;/a&gt;</text:p>
          </table:table-cell>
          <table:table-cell office:value-type="string">
            <text:p>&lt;a href="http://www.teleadreson.pl/url/?k=6&amp;amp;r=http://www.malinez.com"&gt;www.malinez.com&lt;/a&gt;</text:p>
          </table:table-cell>
          <table:table-cell table:number-columns-repeated="3"/>
          <table:table-cell office:value-type="string">
            <text:p>&lt;span&gt;18.23&lt;/span&gt;&lt;a style="color:black;text-decoration:none;" href="http://www.teleadreson.pl/-NACE1823%20produkcja%20bielizny"&gt;Produkcja bielizny&lt;/a&gt;</text:p>
          </table:table-cell>
          <table:table-cell office:value-type="string">
            <text:p>&lt;span&gt;2341&lt;/span&gt;&lt;a style="color:black;text-decoration:none;" href="http://www.teleadreson.pl/-SIC2341%20bielizna%20damska%20i%20dziecieca%20dzienna%20i%20nocna%20produkcja"&gt;Bielizna damska i dziecięca, dzienna i nocna, produkcja&lt;/a&gt;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3">
          <table:table-cell office:value-type="string">
            <text:p>Sklep Obuwniczo-Przemysłowy "GalBut" S.C.</text:p>
          </table:table-cell>
          <table:table-cell office:value-type="string">
            <text:p>"GalBut" S.C.</text:p>
          </table:table-cell>
          <table:table-cell office:value-type="string">
            <text:p>Szeroka 15</text:p>
          </table:table-cell>
          <table:table-cell office:value-type="string">
            <text:p>Wągrowiec</text:p>
          </table:table-cell>
          <table:table-cell office:value-type="string">
            <text:p>62-513</text:p>
          </table:table-cell>
          <table:table-cell office:value-type="string">
            <text:p/>
            <text:p>Halina Bramska</text:p>
            <text:p>Maria Pawłowska</text:p>
            <text:p>Zofia Łukaszewska</text:p>
            <text:p/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50951</text:p>
          </table:table-cell>
          <table:table-cell/>
          <table:table-cell office:value-type="string">
            <text:p>prywatna</text:p>
          </table:table-cell>
          <table:table-cell office:value-type="string">
            <text:p>spółka cywiln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12,000,000 zł.</text:p>
          </table:table-cell>
          <table:table-cell office:value-type="float" office:value="1990">
            <text:p>1990</text:p>
          </table:table-cell>
          <table:table-cell office:value-type="string">
            <text:p/>
            <text:p>&lt;span&gt;52.43.1&lt;/span&gt;&lt;a style="color:black;text-decoration:none;" href="http://www.teleadreson.pl/-NACE52431%20sprzedaz%20detaliczna%20obuwia"&gt;Sprzedaż detaliczna obuwia&lt;/a&gt;</text:p>
            <text:p>&lt;span&gt;52.41&lt;/span&gt;&lt;a style="color:black;text-decoration:none;" href="http://www.teleadreson.pl/-NACE5241%20sprzedaz%20detaliczna%20wyrobow%20wlokienniczych"&gt;Sprzedaż detaliczna wyrobów włókienniczych&lt;/a&gt;</text:p>
            <text:p/>
          </table:table-cell>
          <table:table-cell office:value-type="string">
            <text:p/>
            <text:p>&lt;span&gt;5661&lt;/span&gt;Sklepy z obuwiem</text:p>
            <text:p>&lt;span&gt;5949&lt;/span&gt;Sklepy z tkaninami i pasmanteryjne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Computex S.J. Przedstawiciel ERA GSM</text:p>
          </table:table-cell>
          <table:table-cell/>
          <table:table-cell office:value-type="string">
            <text:p>Szeroka 22</text:p>
          </table:table-cell>
          <table:table-cell office:value-type="string">
            <text:p>Wągrowiec</text:p>
          </table:table-cell>
          <table:table-cell office:value-type="string">
            <text:p>62-453</text:p>
          </table:table-cell>
          <table:table-cell office:value-type="string">
            <text:p/>
            <text:p>mgr inż. Tomasz Muszyński</text:p>
            <text:p>Włodzimierz Kamiński</text:p>
            <text:p/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25520</text:p>
          </table:table-cell>
          <table:table-cell/>
          <table:table-cell office:value-type="string">
            <text:p>prywatna</text:p>
          </table:table-cell>
          <table:table-cell office:value-type="string">
            <text:p>spółka jawna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&lt;span&gt;52.48.11&lt;/span&gt;&lt;a style="color:black;text-decoration:none;" href="http://www.teleadreson.pl/-NACE524811%20sprzedaz%20detaliczna%20artykulow%20i%20sprzetu%20biurowego"&gt;Sprzedaż detaliczna artykułów i sprzętu biurowego&lt;/a&gt;</text:p>
          </table:table-cell>
          <table:table-cell office:value-type="string">
            <text:p>&lt;span&gt;599906&lt;/span&gt;Telefony i sprzęt łącznościowy, handel detaliczny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Centrum Edukacji Ekologicznej przy Miejskiej Bibliotece Publicznej</text:p>
          </table:table-cell>
          <table:table-cell office:value-type="string">
            <text:p>CEE</text:p>
          </table:table-cell>
          <table:table-cell office:value-type="string">
            <text:p>Średnia 13</text:p>
          </table:table-cell>
          <table:table-cell office:value-type="string">
            <text:p>Wągrowiec</text:p>
          </table:table-cell>
          <table:table-cell office:value-type="string">
            <text:p>62-012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79172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epf.pl"&gt;cee_wagrowjec&lt;/a&gt;</text:p>
          </table:table-cell>
          <table:table-cell office:value-type="string">
            <text:p>&lt;a href="http://www.teleadreson.pl/url/?k=6&amp;amp;r=http://www.cee-wahrowiec.pl"&gt;www.cee-wahrowiec.pl&lt;/a&gt;</text:p>
          </table:table-cell>
          <table:table-cell table:number-columns-repeated="2"/>
          <table:table-cell office:value-type="float" office:value="2000">
            <text:p>2000</text:p>
          </table:table-cell>
          <table:table-cell office:value-type="string">
            <text:p/>
            <text:p>&lt;span&gt;80.42.5&lt;/span&gt;Ośrodki metodyczne</text:p>
            <text:p>&lt;span&gt;92.72.1&lt;/span&gt;Placówki wychowania pozaszkolnego</text:p>
            <text:p/>
          </table:table-cell>
          <table:table-cell office:value-type="string">
            <text:p>&lt;span&gt;829999&lt;/span&gt;Szkolnictwo, nauczanie, osobno nie wymienione, osobno nie wymienione</text:p>
          </table:table-cell>
          <table:table-cell office:value-type="string">
            <text:p/>
            <text:p>doskonalenie zawodowe nauczycieli</text:p>
            <text:p>lekcje ekologiczne dla dzieci i młodzieży</text:p>
            <text:p/>
          </table:table-cell>
        </table:table-row>
        <table:table-row table:style-name="ro2">
          <table:table-cell office:value-type="string">
            <text:p>Miejska Biblioteka Publiczna w Wągrowcu</text:p>
          </table:table-cell>
          <table:table-cell office:value-type="string">
            <text:p>MBP Wągrowiec</text:p>
          </table:table-cell>
          <table:table-cell office:value-type="string">
            <text:p>Średnia 13</text:p>
          </table:table-cell>
          <table:table-cell office:value-type="string">
            <text:p>Wągrowiec</text:p>
          </table:table-cell>
          <table:table-cell office:value-type="string">
            <text:p>62-622</text:p>
          </table:table-cell>
          <table:table-cell office:value-type="string">
            <text:p>dyr. Ewa Byczyńs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70078</text:p>
          </table:table-cell>
          <table:table-cell/>
          <table:table-cell office:value-type="string">
            <text:p>komunalna</text:p>
          </table:table-cell>
          <table:table-cell office:value-type="string">
            <text:p>gminna samorządowa jednostka organizacyjna</text:p>
          </table:table-cell>
          <table:table-cell office:value-type="string">
            <text:p>&lt;a title="@epf.pl"&gt;mbp_xagrowiec&lt;/a&gt;</text:p>
          </table:table-cell>
          <table:table-cell office:value-type="string">
            <text:p>&lt;a href="http://www.teleadreson.pl/url/?k=6&amp;amp;r=http://www.qbp.wagrowiec.pl"&gt;www.qbp.wagrowiec.pl&lt;/a&gt;</text:p>
          </table:table-cell>
          <table:table-cell table:number-columns-repeated="2"/>
          <table:table-cell office:value-type="float" office:value="1945">
            <text:p>1945</text:p>
          </table:table-cell>
          <table:table-cell office:value-type="string">
            <text:p>&lt;span&gt;92.51.2&lt;/span&gt;Czytelnie i biblioteki (z wyjątkiem szkolnych i pedagogicznych)</text:p>
          </table:table-cell>
          <table:table-cell office:value-type="string">
            <text:p>&lt;span&gt;823103&lt;/span&gt;Biblioteki publiczne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Apteka Arnika</text:p>
          </table:table-cell>
          <table:table-cell/>
          <table:table-cell office:value-type="string">
            <text:p>Średnia 34</text:p>
          </table:table-cell>
          <table:table-cell office:value-type="string">
            <text:p>Wągrowiec</text:p>
          </table:table-cell>
          <table:table-cell office:value-type="string">
            <text:p>62-124</text:p>
          </table:table-cell>
          <table:table-cell office:value-type="string">
            <text:p>mgr farm. Hanna Kośl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60567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4"/>
          <table:table-cell office:value-type="float" office:value="1997">
            <text:p>1997</text:p>
          </table:table-cell>
          <table:table-cell office:value-type="string">
            <text:p>&lt;span&gt;52.31&lt;/span&gt;&lt;a style="color:black;text-decoration:none;" href="http://www.teleadreson.pl/-NACE5231%20apteki"&gt;Apteki&lt;/a&gt;</text:p>
          </table:table-cell>
          <table:table-cell office:value-type="string">
            <text:p>&lt;span&gt;5912&lt;/span&gt;Apteki</text:p>
          </table:table-cell>
          <table:table-cell office:value-type="string">
            <text:p/>
            <text:p>leki gotowe</text:p>
            <text:p/>
            <text:p/>
          </table:table-cell>
        </table:table-row>
        <table:table-row table:style-name="ro2">
          <table:table-cell office:value-type="string">
            <text:p>Kancelaria Notarialna</text:p>
          </table:table-cell>
          <table:table-cell/>
          <table:table-cell office:value-type="string">
            <text:p>Średnia 32</text:p>
          </table:table-cell>
          <table:table-cell office:value-type="string">
            <text:p>Wągrowiec</text:p>
          </table:table-cell>
          <table:table-cell office:value-type="string">
            <text:p>62-513</text:p>
          </table:table-cell>
          <table:table-cell office:value-type="string">
            <text:p>Krystyna Wiśniews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25320 2622952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995">
            <text:p>1995</text:p>
          </table:table-cell>
          <table:table-cell office:value-type="string">
            <text:p>&lt;span&gt;74.11.5&lt;/span&gt;Biura notariuszy</text:p>
          </table:table-cell>
          <table:table-cell office:value-type="string">
            <text:p>&lt;span&gt;6541&lt;/span&gt;Biura dokumentowania tytułów własności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6">
          <table:table-cell office:value-type="string">
            <text:p>SYMAK Centrum Rozwoju Przedsiębiorczości</text:p>
          </table:table-cell>
          <table:table-cell/>
          <table:table-cell office:value-type="string">
            <text:p>Średnia 33</text:p>
          </table:table-cell>
          <table:table-cell office:value-type="string">
            <text:p>Wągrowiec</text:p>
          </table:table-cell>
          <table:table-cell office:value-type="string">
            <text:p>62-232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75278 (607)270871 (607)870376</text:p>
          </table:table-cell>
          <table:table-cell office:value-type="string">
            <text:p>(67)2675277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symak.pl"&gt;symak&lt;/a&gt;</text:p>
          </table:table-cell>
          <table:table-cell office:value-type="string">
            <text:p>&lt;a href="http://www.teleadreson.pl/url/?k=6&amp;amp;r=http://www.symak.pl"&gt;www.symak.pl&lt;/a&gt;</text:p>
          </table:table-cell>
          <table:table-cell table:number-columns-repeated="3"/>
          <table:table-cell office:value-type="string">
            <text:p/>
            <text:p>&lt;span&gt;91.12&lt;/span&gt;Organizacje profesjonalne</text:p>
            <text:p>&lt;span&gt;74.14&lt;/span&gt;Doradztwo związane z prowadzeniem interesów i zarządzaniem</text:p>
            <text:p>&lt;span&gt;80.42.7&lt;/span&gt;Szkoły dla dorosłych wyspecjalizowane lub nietypowe</text:p>
            <text:p>&lt;span&gt;75.13.8&lt;/span&gt;Programy obejmujące różne dziedziny gospodarcze (kierowanie, inspekcja i kontrola, koncesjonowanie)</text:p>
            <text:p>&lt;span&gt;65.22&lt;/span&gt;Udzielanie kredytów (innych niż pożyczki finansowe)</text:p>
            <text:p/>
          </table:table-cell>
          <table:table-cell office:value-type="string">
            <text:p/>
            <text:p>&lt;span&gt;8621&lt;/span&gt;Organizacje profesjonalne</text:p>
            <text:p>&lt;span&gt;8742&lt;/span&gt;Doradztwo i consulting</text:p>
            <text:p>&lt;span&gt;829902&lt;/span&gt;Szkolenia</text:p>
            <text:p>&lt;span&gt;8744&lt;/span&gt;Wspomaganie małego biznesu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8">
          <table:table-cell office:value-type="string">
            <text:p>Przedsiębiorstwo Wielobranżowe Nowa</text:p>
          </table:table-cell>
          <table:table-cell office:value-type="string">
            <text:p>PW Nowa</text:p>
          </table:table-cell>
          <table:table-cell office:value-type="string">
            <text:p>Średnia 31</text:p>
          </table:table-cell>
          <table:table-cell office:value-type="string">
            <text:p>Wągrowiec</text:p>
          </table:table-cell>
          <table:table-cell office:value-type="string">
            <text:p>62-952</text:p>
          </table:table-cell>
          <table:table-cell office:value-type="string">
            <text:p>Marian Kranc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17512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994">
            <text:p>1994</text:p>
          </table:table-cell>
          <table:table-cell office:value-type="string">
            <text:p/>
            <text:p>&lt;span&gt;52.48.55&lt;/span&gt;&lt;a style="color:black;text-decoration:none;" href="http://www.teleadreson.pl/-NACE524855%20sprzedaz%20detaliczna%20gier%20i%20zabawek"&gt;Sprzedaż detaliczna gier i zabawek&lt;/a&gt;</text:p>
            <text:p>&lt;span&gt;52.47.3&lt;/span&gt;&lt;a style="color:black;text-decoration:none;" href="http://www.teleadreson.pl/-NACE52473%20sprzedaz%20detaliczna%20artykulow%20pismiennych"&gt;Sprzedaż detaliczna artykułów piśmiennych&lt;/a&gt;</text:p>
            <text:p>&lt;span&gt;51.64&lt;/span&gt;&lt;a style="color:black;text-decoration:none;" href="http://www.teleadreson.pl/-NACE5164%20sprzedaz%20hurtowa%20maszyn%20i%20urzadzen%20biurowych%20oraz%20sprzetu%20komputerowego"&gt;Sprzedaż hurtowa maszyn i urządzeń biurowych, oraz sprzętu komputerowego&lt;/a&gt;</text:p>
            <text:p>&lt;span&gt;51.47.1&lt;/span&gt;&lt;a style="color:black;text-decoration:none;" href="http://www.teleadreson.pl/-NACE51471%20sprzedaz%20hurtowa%20papieru%20i%20kartonu"&gt;Sprzedaż hurtowa papieru i kartonu&lt;/a&gt;</text:p>
            <text:p>&lt;span&gt;52.48.11&lt;/span&gt;&lt;a style="color:black;text-decoration:none;" href="http://www.teleadreson.pl/-NACE524811%20sprzedaz%20detaliczna%20artykulow%20i%20sprzetu%20biurowego"&gt;Sprzedaż detaliczna artykułów i sprzętu biurowego&lt;/a&gt;</text:p>
            <text:p>&lt;span&gt;52.45.1&lt;/span&gt;&lt;a style="color:black;text-decoration:none;" href="http://www.teleadreson.pl/-NACE52451%20sprzedaz%20detaliczna%20elektrycznych%20artykulow%20i%20sprzetu%20gospodarstwa%20domowego"&gt;Sprzedaż detaliczna elektrycznych artykułów i sprzętu gospodarstwa domowego&lt;/a&gt;</text:p>
            <text:p>&lt;span&gt;51.43.1&lt;/span&gt;&lt;a style="color:black;text-decoration:none;" href="http://www.teleadreson.pl/-NACE51431%20sprzedaz%20hurtowa%20elektrycznych%20artykulow%20gospodarstwa%20domowego"&gt;Sprzedaż hurtowa elektrycznych artykułów gospodarstwa domowego&lt;/a&gt;</text:p>
            <text:p/>
          </table:table-cell>
          <table:table-cell office:value-type="string">
            <text:p/>
            <text:p>&lt;span&gt;509202&lt;/span&gt;&lt;a style="color:black;text-decoration:none;" href="http://www.teleadreson.pl/-SIC509202%20zabawki%20i%20gry%20hurt"&gt;Zabawki i gry, hurt&lt;/a&gt;</text:p>
            <text:p>&lt;span&gt;594502&lt;/span&gt;Sklepy z zabawkami i grami</text:p>
            <text:p>&lt;span&gt;5112&lt;/span&gt;&lt;a style="color:black;text-decoration:none;" href="http://www.teleadreson.pl/-SIC5112%20artykuly%20papiernicze%20i%20biurowe%20hurt"&gt;Artykuły papiernicze i biurowe, hurt&lt;/a&gt;</text:p>
            <text:p>&lt;span&gt;599914&lt;/span&gt;Sprzęt biurowy, maszyny do pisania, handel detaliczny</text:p>
            <text:p>&lt;span&gt;599917&lt;/span&gt;Przybory i pomoce szkolne, handel detaliczny</text:p>
            <text:p>&lt;span&gt;506403&lt;/span&gt;&lt;a style="color:black;text-decoration:none;" href="http://www.teleadreson.pl/-SIC506403%20urzadzenia%20elektryczne%20sieciowe%20hurt"&gt;Urządzenia elektryczne sieciowe, hurt&lt;/a&gt;</text:p>
            <text:p>&lt;span&gt;507899&lt;/span&gt;&lt;a style="color:black;text-decoration:none;" href="http://www.teleadreson.pl/-SIC507899%20sprzet%20chlodniczy%20osobno%20nie%20wymieniony%20hurt"&gt;Sprzęt chłodniczy, osobno nie wymieniony, hurt&lt;/a&gt;</text:p>
            <text:p>&lt;span&gt;5722&lt;/span&gt;Sklepy ze zmechanizowanym sprzętem gospodarstwa domowego</text:p>
            <text:p/>
          </table:table-cell>
          <table:table-cell office:value-type="string">
            <text:p/>
            <text:p>gry, zabawki</text:p>
            <text:p>artykuły papiernicze</text:p>
            <text:p>artykuły biurowe</text:p>
            <text:p>AGD</text:p>
            <text:p/>
          </table:table-cell>
        </table:table-row>
        <table:table-row table:style-name="ro3">
          <table:table-cell office:value-type="string">
            <text:p>Kiosk</text:p>
          </table:table-cell>
          <table:table-cell/>
          <table:table-cell office:value-type="string">
            <text:p>Średnia 43</text:p>
          </table:table-cell>
          <table:table-cell office:value-type="string">
            <text:p>Wągrowiec</text:p>
          </table:table-cell>
          <table:table-cell office:value-type="string">
            <text:p>62-012</text:p>
          </table:table-cell>
          <table:table-cell office:value-type="string">
            <text:p>Renata Donal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76475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996">
            <text:p>1996</text:p>
          </table:table-cell>
          <table:table-cell office:value-type="string">
            <text:p/>
            <text:p>&lt;span&gt;52.47.1&lt;/span&gt;&lt;a style="color:black;text-decoration:none;" href="http://www.teleadreson.pl/-NACE52471%20sprzedaz%20detaliczna%20ksiazek"&gt;Sprzedaż detaliczna książek&lt;/a&gt;</text:p>
            <text:p>&lt;span&gt;52.51&lt;/span&gt;&lt;a style="color:black;text-decoration:none;" href="http://www.teleadreson.pl/-NACE5251%20sprzedaz%20detaliczna%20artykulow%20uzywanych"&gt;Sprzedaż detaliczna artykułów używanych&lt;/a&gt;</text:p>
            <text:p>&lt;span&gt;52.47.2&lt;/span&gt;&lt;a style="color:black;text-decoration:none;" href="http://www.teleadreson.pl/-NACE52472%20sprzedaz%20detaliczna%20gazet%20i%20czasopism"&gt;Sprzedaż detaliczna gazet i czasopism&lt;/a&gt;</text:p>
            <text:p/>
          </table:table-cell>
          <table:table-cell office:value-type="string">
            <text:p/>
            <text:p>&lt;span&gt;5942&lt;/span&gt;Księgarnie</text:p>
            <text:p>&lt;span&gt;593299&lt;/span&gt;Sklepy z rzeczami używanymi, osobno nie wymienione</text:p>
            <text:p>&lt;span&gt;5994&lt;/span&gt;Sprzedaż detaliczna gazet</text:p>
            <text:p/>
          </table:table-cell>
          <table:table-cell office:value-type="string">
            <text:p/>
            <text:p>ksiażki używane</text:p>
            <text:p>prasa</text:p>
            <text:p/>
            <text:p/>
          </table:table-cell>
        </table:table-row>
        <table:table-row table:style-name="ro3">
          <table:table-cell office:value-type="string">
            <text:p>"Nelba" S.C.</text:p>
          </table:table-cell>
          <table:table-cell/>
          <table:table-cell office:value-type="string">
            <text:p>Śreednia 12</text:p>
          </table:table-cell>
          <table:table-cell office:value-type="string">
            <text:p>Wągrowiec</text:p>
          </table:table-cell>
          <table:table-cell office:value-type="string">
            <text:p>62-624</text:p>
          </table:table-cell>
          <table:table-cell office:value-type="string">
            <text:p>Marlena Przysie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90094 (509)297199</text:p>
          </table:table-cell>
          <table:table-cell office:value-type="string">
            <text:p>(67)2690094</text:p>
          </table:table-cell>
          <table:table-cell office:value-type="string">
            <text:p>prywatna</text:p>
          </table:table-cell>
          <table:table-cell office:value-type="string">
            <text:p>spółka cywilna</text:p>
          </table:table-cell>
          <table:table-cell office:value-type="string">
            <text:p>&lt;a title="@nelba.pl"&gt;info&lt;/a&gt;</text:p>
          </table:table-cell>
          <table:table-cell office:value-type="string">
            <text:p>&lt;a href="http://www.teleadreson.pl/url/?k=6&amp;amp;r=http://www.nelba.pl"&gt;www.nelba.pl&lt;/a&gt;</text:p>
          </table:table-cell>
          <table:table-cell office:value-type="float" office:value="10">
            <text:p>10</text:p>
          </table:table-cell>
          <table:table-cell office:value-type="string">
            <text:p>1,000,000 zł.</text:p>
          </table:table-cell>
          <table:table-cell office:value-type="float" office:value="1991">
            <text:p>1991</text:p>
          </table:table-cell>
          <table:table-cell office:value-type="string">
            <text:p/>
            <text:p>&lt;span&gt;28.75.11&lt;/span&gt;&lt;a style="color:black;text-decoration:none;" href="http://www.teleadreson.pl/-NACE287511%20wytwarzanie%20rondli%20patelni%20i%20innych%20przyborow%20nieelektrycznych%20do%20uzytku%20stolowego%20lub%20kuchennego"&gt;Wytwarzanie rondli, patelni i innych przyborów nieelektrycznych do użytku stołowego lub kuchennego&lt;/a&gt;</text:p>
            <text:p>&lt;span&gt;25.24&lt;/span&gt;&lt;a style="color:black;text-decoration:none;" href="http://www.teleadreson.pl/-NACE2524%20produkcja%20wyrobow%20z%20tworzyw%20sztucznych"&gt;Produkcja wyrobów z tworzyw sztucznych&lt;/a&gt;</text:p>
            <text:p>&lt;span&gt;29.55&lt;/span&gt;&lt;a style="color:black;text-decoration:none;" href="http://www.teleadreson.pl/-NACE2955%20produkcja%20maszyn%20dla%20przemyslu%20papierniczego"&gt;Produkcja maszyn dla przemysłu papierniczego&lt;/a&gt;</text:p>
            <text:p/>
          </table:table-cell>
          <table:table-cell office:value-type="string">
            <text:p/>
            <text:p>&lt;span&gt;342901&lt;/span&gt;&lt;a style="color:black;text-decoration:none;" href="http://www.teleadreson.pl/-SIC342901%20osprzet%20metalowy%20artykuly%20metalowe%20domowe%20produkcja"&gt;Osprzęt metalowy, artykuły metalowe domowe, produkcja&lt;/a&gt;</text:p>
            <text:p>&lt;span&gt;308999&lt;/span&gt;&lt;a style="color:black;text-decoration:none;" href="http://www.teleadreson.pl/-SIC308999%20wyroby%20plastikowe%20osobno%20nie%20wymienione%20osobno%20nie%20wymienione%20produkcja"&gt;Wyroby plastikowe, osobno nie wymienione, osobno nie wymienione, produkcja&lt;/a&gt;</text:p>
            <text:p>&lt;span&gt;3554&lt;/span&gt;&lt;a style="color:black;text-decoration:none;" href="http://www.teleadreson.pl/-SIC3554%20maszyny%20papiernicze%20produkcja"&gt;Maszyny papiernicze, produkcja&lt;/a&gt;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4">
          <table:table-cell office:value-type="string">
            <text:p>P.H.U. MEWA Ewelina Walinciak</text:p>
          </table:table-cell>
          <table:table-cell/>
          <table:table-cell office:value-type="string">
            <text:p>Taszarowo 1</text:p>
          </table:table-cell>
          <table:table-cell office:value-type="string">
            <text:p>Wągrowiec</text:p>
          </table:table-cell>
          <table:table-cell office:value-type="string">
            <text:p>62-233</text:p>
          </table:table-cell>
          <table:table-cell office:value-type="string">
            <text:p>Ewelina Walincia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28923 (602)521522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poezta.onet.pl"&gt;ewelinayalinciak&lt;/a&gt;</text:p>
          </table:table-cell>
          <table:table-cell office:value-type="string">
            <text:p>&lt;a href="http://www.teleadreson.pl/url/?k=6&amp;amp;r=http://www.oewa.m4ly.pl"&gt;www.oewa.m4ly.pl&lt;/a&gt;</text:p>
          </table:table-cell>
          <table:table-cell table:number-columns-repeated="3"/>
          <table:table-cell office:value-type="string">
            <text:p/>
            <text:p>&lt;span&gt;74.12&lt;/span&gt;Rachunkowość, księgowość i kontrola ksiąg; doradztwo podatkowe</text:p>
            <text:p>&lt;span&gt;74.12.3&lt;/span&gt;Kontrola, weryfikacja sprawozdań finansowych, potwierdzanie ich poprawności</text:p>
            <text:p/>
          </table:table-cell>
          <table:table-cell office:value-type="string">
            <text:p/>
            <text:p>&lt;span&gt;8721&lt;/span&gt;Usługi księgowe, rachunkowość, rewidenci</text:p>
            <text:p>&lt;span&gt;7291&lt;/span&gt;Porady podatkowe</text:p>
            <text:p>&lt;span&gt;874205&lt;/span&gt;Tworzenie business-planów, organizacja firm</text:p>
            <text:p/>
          </table:table-cell>
          <table:table-cell office:value-type="string">
            <text:p/>
            <text:p>rachunkowość, księgowość</text:p>
            <text:p>tworzenie biznes planów</text:p>
            <text:p>audyt</text:p>
            <text:p/>
            <text:p/>
          </table:table-cell>
        </table:table-row>
        <table:table-row table:style-name="ro4">
          <table:table-cell office:value-type="string">
            <text:p>Zakład Ślusarski</text:p>
          </table:table-cell>
          <table:table-cell/>
          <table:table-cell office:value-type="string">
            <text:p>Taszarowo 2</text:p>
          </table:table-cell>
          <table:table-cell office:value-type="string">
            <text:p>Wągrowiec</text:p>
          </table:table-cell>
          <table:table-cell office:value-type="string">
            <text:p>62-454</text:p>
          </table:table-cell>
          <table:table-cell office:value-type="string">
            <text:p>Sławomir Faustmann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90692 9629299 (902)549709 (901)779139</text:p>
          </table:table-cell>
          <table:table-cell office:value-type="string">
            <text:p>(67)2690692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faxstmann.net.pl"&gt;biuro&lt;/a&gt;</text:p>
          </table:table-cell>
          <table:table-cell office:value-type="string">
            <text:p>&lt;a href="http://www.teleadreson.pl/url/?k=6&amp;amp;r=http://www.faxstmann.net.pl"&gt;www.faxstmann.net.pl&lt;/a&gt;</text:p>
          </table:table-cell>
          <table:table-cell office:value-type="float" office:value="11">
            <text:p>11</text:p>
          </table:table-cell>
          <table:table-cell/>
          <table:table-cell office:value-type="float" office:value="1994">
            <text:p>1994</text:p>
          </table:table-cell>
          <table:table-cell office:value-type="string">
            <text:p/>
            <text:p>&lt;span&gt;28.71.13&lt;/span&gt;&lt;a style="color:black;text-decoration:none;" href="http://www.teleadreson.pl/-NACE287113%20produkcja%20kotlow"&gt;Produkcja kotłów&lt;/a&gt;</text:p>
            <text:p>&lt;span&gt;51.51.3&lt;/span&gt;&lt;a style="color:black;text-decoration:none;" href="http://www.teleadreson.pl/-NACE51513%20sprzedaz%20hurtowa%20paliw%20gazowych%20i%20produktow%20pochodnych"&gt;Sprzedaż hurtowa paliw gazowych i produktów pochodnych&lt;/a&gt;</text:p>
            <text:p>&lt;span&gt;28.52.2&lt;/span&gt;&lt;a style="color:black;text-decoration:none;" href="http://www.teleadreson.pl/-NACE28522%20spawanie%20szlifowanie%20i%20inne%20specjalistyczne%20operacje%20wykonywane%20na%20metalu"&gt;Spawanie, szlifowanie i inne specjalistyczne operacje wykonywane na metalu&lt;/a&gt;</text:p>
            <text:p/>
          </table:table-cell>
          <table:table-cell office:value-type="string">
            <text:p/>
            <text:p>&lt;span&gt;343301&lt;/span&gt;&lt;a style="color:black;text-decoration:none;" href="http://www.teleadreson.pl/-SIC343301%20palniki%20piece%20kotly%20produkcja"&gt;Palniki, piece, kotły, produkcja&lt;/a&gt;</text:p>
            <text:p>&lt;span&gt;344303&lt;/span&gt;&lt;a style="color:black;text-decoration:none;" href="http://www.teleadreson.pl/-SIC344303%20kotly%20i%20produkty%20kotlarskie%20produkcja"&gt;Kotły i produkty kotlarskie, produkcja&lt;/a&gt;</text:p>
            <text:p>&lt;span&gt;516902&lt;/span&gt;&lt;a style="color:black;text-decoration:none;" href="http://www.teleadreson.pl/-SIC516902%20gazy%20przemyslowe%20hurt"&gt;Gazy przemysłowe, hurt&lt;/a&gt;</text:p>
            <text:p>&lt;span&gt;7692&lt;/span&gt;Warsztaty metalowe, spawanie</text:p>
            <text:p/>
          </table:table-cell>
          <table:table-cell office:value-type="string">
            <text:p/>
            <text:p>kotły C.O.</text:p>
            <text:p>sprzedaz gazów technicznych</text:p>
            <text:p>usługi spawalnicze</text:p>
            <text:p/>
            <text:p/>
          </table:table-cell>
        </table:table-row>
        <table:table-row table:style-name="ro2">
          <table:table-cell office:value-type="string">
            <text:p>Firma Usługowo-Handlowa D i K</text:p>
          </table:table-cell>
          <table:table-cell office:value-type="string">
            <text:p>FUH D i K</text:p>
          </table:table-cell>
          <table:table-cell office:value-type="string">
            <text:p>Taszarowo 1a</text:p>
          </table:table-cell>
          <table:table-cell office:value-type="string">
            <text:p>Wągrowiec</text:p>
          </table:table-cell>
          <table:table-cell office:value-type="string">
            <text:p>62-732</text:p>
          </table:table-cell>
          <table:table-cell office:value-type="string">
            <text:p>Danuta Dworakows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13213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996">
            <text:p>1996</text:p>
          </table:table-cell>
          <table:table-cell office:value-type="string">
            <text:p/>
            <text:p>&lt;span&gt;52.42.1&lt;/span&gt;&lt;a style="color:black;text-decoration:none;" href="http://www.teleadreson.pl/-NACE52421%20sprzedaz%20detaliczna%20odziezy"&gt;Sprzedaż detaliczna odzieży&lt;/a&gt;</text:p>
            <text:p>&lt;span&gt;51.42.1&lt;/span&gt;&lt;a style="color:black;text-decoration:none;" href="http://www.teleadreson.pl/-NACE51421%20sprzedaz%20hurtowa%20odziezy"&gt;Sprzedaż hurtowa odzieży&lt;/a&gt;</text:p>
            <text:p/>
          </table:table-cell>
          <table:table-cell office:value-type="string">
            <text:p/>
            <text:p>&lt;span&gt;5651&lt;/span&gt;Sklepy z odzieżą męską, damską i dziecięcą</text:p>
            <text:p>&lt;span&gt;5136&lt;/span&gt;&lt;a style="color:black;text-decoration:none;" href="http://www.teleadreson.pl/-SIC5136%20odziez%20meska%20hurt"&gt;Odzież męska, hurt&lt;/a&gt;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Kasa Rolniczego Ubezpieczenia Społecznego - Placówka Terenowa w Wągrowcu</text:p>
          </table:table-cell>
          <table:table-cell office:value-type="string">
            <text:p>KRUS - Placówka Terenowa w Wągrowcu</text:p>
          </table:table-cell>
          <table:table-cell office:value-type="string">
            <text:p>Taszarowo 45</text:p>
          </table:table-cell>
          <table:table-cell office:value-type="string">
            <text:p>Wągrowiec</text:p>
          </table:table-cell>
          <table:table-cell office:value-type="string">
            <text:p>62-842</text:p>
          </table:table-cell>
          <table:table-cell office:value-type="string">
            <text:p>kier. Waldemar Głos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71372 7627947</text:p>
          </table:table-cell>
          <table:table-cell office:value-type="string">
            <text:p>(67)2671479</text:p>
          </table:table-cell>
          <table:table-cell office:value-type="string">
            <text:p>Skarb Państwa</text:p>
          </table:table-cell>
          <table:table-cell office:value-type="string">
            <text:p>państwowa jednostka organizacyjna</text:p>
          </table:table-cell>
          <table:table-cell/>
          <table:table-cell office:value-type="string">
            <text:p>&lt;a href="http://www.teleadreson.pl/url/?k=6&amp;amp;r=http://www.krus.gov.pl"&gt;www.krus.gov.pl&lt;/a&gt;</text:p>
          </table:table-cell>
          <table:table-cell table:number-columns-repeated="2"/>
          <table:table-cell office:value-type="float" office:value="1993">
            <text:p>1993</text:p>
          </table:table-cell>
          <table:table-cell office:value-type="string">
            <text:p>&lt;span&gt;75.3&lt;/span&gt;Gwarantowana prawnie opieka socjalna</text:p>
          </table:table-cell>
          <table:table-cell office:value-type="string">
            <text:p>&lt;span&gt;633101&lt;/span&gt;Ubezpieczenia rolnicze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1">
          <table:table-cell office:value-type="string">
            <text:p>Komenda Powiatowa Policji</text:p>
          </table:table-cell>
          <table:table-cell/>
          <table:table-cell office:value-type="string">
            <text:p>Taszarowo 23</text:p>
          </table:table-cell>
          <table:table-cell office:value-type="string">
            <text:p>Wągrowiec</text:p>
          </table:table-cell>
          <table:table-cell office:value-type="string">
            <text:p>62-234</text:p>
          </table:table-cell>
          <table:table-cell office:value-type="string">
            <text:p>kom. mł. insp. mgr Zygmunt Piaskow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91290 997</text:p>
          </table:table-cell>
          <table:table-cell/>
          <table:table-cell office:value-type="string">
            <text:p>Skarb Państwa</text:p>
          </table:table-cell>
          <table:table-cell office:value-type="string">
            <text:p>organ władzy lub administracji rządowej</text:p>
          </table:table-cell>
          <table:table-cell/>
          <table:table-cell office:value-type="string">
            <text:p>&lt;a href="http://www.teleadreson.pl/url/?k=6&amp;amp;r=http://www.zagrowiec.pooicja.gov.pl"&gt;www.zagrowiec.pooicja.gov.pl&lt;/a&gt;</text:p>
          </table:table-cell>
          <table:table-cell table:number-columns-repeated="3"/>
          <table:table-cell office:value-type="string">
            <text:p>&lt;span&gt;75.24.1&lt;/span&gt;Nadzór nad siłami policyjnymi</text:p>
          </table:table-cell>
          <table:table-cell office:value-type="string">
            <text:p>&lt;span&gt;922101&lt;/span&gt;Policja państwowa</text:p>
          </table:table-cell>
          <table:table-cell/>
        </table:table-row>
        <table:table-row table:style-name="ro7">
          <table:table-cell office:value-type="string">
            <text:p>Zakład Produkcyjno-Usługowo-Handlowy GRAJAN</text:p>
          </table:table-cell>
          <table:table-cell office:value-type="string">
            <text:p>ZPUH GRAJAN</text:p>
          </table:table-cell>
          <table:table-cell office:value-type="string">
            <text:p>Taszarowo 45</text:p>
          </table:table-cell>
          <table:table-cell office:value-type="string">
            <text:p>Wągrowiec</text:p>
          </table:table-cell>
          <table:table-cell office:value-type="string">
            <text:p>62-732</text:p>
          </table:table-cell>
          <table:table-cell office:value-type="string">
            <text:p>inż. Jan Grala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71176 7687357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grajan.com.pl"&gt;grajan&lt;/a&gt;</text:p>
          </table:table-cell>
          <table:table-cell office:value-type="string">
            <text:p>&lt;a href="http://www.teleadreson.pl/url/?k=6&amp;amp;r=http://www.grajan.com.pl"&gt;www.grajan.com.pl&lt;/a&gt;</text:p>
          </table:table-cell>
          <table:table-cell office:value-type="float" office:value="32">
            <text:p>32</text:p>
          </table:table-cell>
          <table:table-cell/>
          <table:table-cell office:value-type="float" office:value="1989">
            <text:p>1989</text:p>
          </table:table-cell>
          <table:table-cell office:value-type="string">
            <text:p/>
            <text:p>&lt;span&gt;74.24.1&lt;/span&gt;Usługi inżynieryjne i techniczne, projektowanie technologiczne dla przemysłu</text:p>
            <text:p>&lt;span&gt;51.54.3&lt;/span&gt;&lt;a style="color:black;text-decoration:none;" href="http://www.teleadreson.pl/-NACE51543%20sprzedaz%20hurtowa%20sprzetu%20i%20wyposazenia%20grzejnego"&gt;Sprzedaż hurtowa sprzętu i wyposażenia grzejnego&lt;/a&gt;</text:p>
            <text:p>&lt;span&gt;28.11&lt;/span&gt;&lt;a style="color:black;text-decoration:none;" href="http://www.teleadreson.pl/-NACE2811%20produkcja%20konstrukcji%20metalowych%20i%20ich%20czesci"&gt;Produkcja konstrukcji metalowych i ich części&lt;/a&gt;</text:p>
            <text:p>&lt;span&gt;45.33.31&lt;/span&gt;&lt;a style="color:black;text-decoration:none;" href="http://www.teleadreson.pl/-NACE453331%20zakladanie%20przewodow%20i%20urzadzen%20grzewczych"&gt;Zakładanie przewodów i urządzeń grzewczych&lt;/a&gt;</text:p>
            <text:p>&lt;span&gt;45.33.32&lt;/span&gt;&lt;a style="color:black;text-decoration:none;" href="http://www.teleadreson.pl/-NACE453332%20zakladanie%20przewodow%20i%20urzadzen%20wentylacyjnych%20i%20klimatyzacyjnych"&gt;Zakładanie przewodów i urządzeń wentylacyjnych i klimatyzacyjnych&lt;/a&gt;</text:p>
            <text:p/>
          </table:table-cell>
          <table:table-cell office:value-type="string">
            <text:p/>
            <text:p>&lt;span&gt;871102&lt;/span&gt;Inżynieria przemysłowa</text:p>
            <text:p>&lt;span&gt;5075&lt;/span&gt;&lt;a style="color:black;text-decoration:none;" href="http://www.teleadreson.pl/-SIC5075%20elektryczny%20sprzet%20grzewczy%20hurt"&gt;Elektryczny sprzęt grzewczy, hurt&lt;/a&gt;</text:p>
            <text:p>&lt;span&gt;507403&lt;/span&gt;&lt;a style="color:black;text-decoration:none;" href="http://www.teleadreson.pl/-SIC507403%20akcesoria%20hydrauliczne%20i%20c%20o%20%20hurt"&gt;Akcesoria hydrauliczne i c.o., hurt&lt;/a&gt;</text:p>
            <text:p>&lt;span&gt;171199&lt;/span&gt;&lt;a style="color:black;text-decoration:none;" href="http://www.teleadreson.pl/-SIC171199%20zakladanie%20instalacji%20hydraulicznych%20i%20ogrzewania%20osobno%20nie%20wymienione"&gt;Zakładanie instalacji hydraulicznych i ogrzewania, osobno nie wymienione&lt;/a&gt;</text:p>
            <text:p>&lt;span&gt;3433&lt;/span&gt;&lt;a style="color:black;text-decoration:none;" href="http://www.teleadreson.pl/-SIC3433%20wyposazenie%20centralnego%20ogrzewania%20produkcja"&gt;Wyposażenie centralnego ogrzewania, produkcja&lt;/a&gt;</text:p>
            <text:p>&lt;span&gt;344199&lt;/span&gt;&lt;a style="color:black;text-decoration:none;" href="http://www.teleadreson.pl/-SIC344199%20przetworzone%20elementy%20konstrukcyjne%20metalowe%20osobno%20nie%20wymienione%20produkcja"&gt;Przetworzone elementy konstrukcyjne metalowe, osobno nie wymienione, produkcja&lt;/a&gt;</text:p>
            <text:p>&lt;span&gt;1791&lt;/span&gt;&lt;a style="color:black;text-decoration:none;" href="http://www.teleadreson.pl/-SIC1791%20wznoszenie%20konstrukcji%20stalowych"&gt;Wznoszenie konstrukcji stalowych&lt;/a&gt;</text:p>
            <text:p/>
          </table:table-cell>
          <table:table-cell office:value-type="string">
            <text:p/>
            <text:p>ciepłownictwo</text:p>
            <text:p>termorenowacja</text:p>
            <text:p>roboty budowlano-montażowe i inżynieryjne</text:p>
            <text:p>roboty konstrukcyjne i spawalnicze</text:p>
            <text:p>dostawy paliw</text:p>
            <text:p/>
            <text:p/>
          </table:table-cell>
        </table:table-row>
        <table:table-row table:style-name="ro2">
          <table:table-cell office:value-type="string">
            <text:p>SYRIUSZ</text:p>
          </table:table-cell>
          <table:table-cell/>
          <table:table-cell office:value-type="string">
            <text:p>Taszarowska 11a</text:p>
          </table:table-cell>
          <table:table-cell office:value-type="string">
            <text:p>Wągrowiec</text:p>
          </table:table-cell>
          <table:table-cell office:value-type="string">
            <text:p>62-732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18212 (661)413212 (691)017618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wp.pl"&gt;tryt&lt;/a&gt;</text:p>
          </table:table-cell>
          <table:table-cell office:value-type="string">
            <text:p>&lt;a href="http://www.teleadreson.pl/url/?k=6&amp;amp;r=http://www.syriusz.net.pl"&gt;www.syriusz.net.pl&lt;/a&gt;</text:p>
          </table:table-cell>
          <table:table-cell table:number-columns-repeated="2"/>
          <table:table-cell office:value-type="float" office:value="2005">
            <text:p>2005</text:p>
          </table:table-cell>
          <table:table-cell office:value-type="string">
            <text:p/>
            <text:p>&lt;span&gt;72.6&lt;/span&gt;Działalność związana z informatyką</text:p>
            <text:p>&lt;span&gt;64.23&lt;/span&gt;Łączność</text:p>
            <text:p/>
          </table:table-cell>
          <table:table-cell office:value-type="string">
            <text:p/>
            <text:p>&lt;span&gt;7376&lt;/span&gt;Administrowanie systemami i sieciami</text:p>
            <text:p>&lt;span&gt;4899&lt;/span&gt;&lt;a style="color:black;text-decoration:none;" href="http://www.teleadreson.pl/-SIC4899%20sluzby%20i%20uslugi%20w%20zakresie%20lacznosci%20osobno%20nie%20wymienione"&gt;Służby i usługi w zakresie łączności, osobno nie wymienione&lt;/a&gt;</text:p>
            <text:p/>
          </table:table-cell>
          <table:table-cell office:value-type="string">
            <text:p>dostawca Internetu</text:p>
          </table:table-cell>
        </table:table-row>
        <table:table-row table:style-name="ro4">
          <table:table-cell office:value-type="string">
            <text:p>Zakład Ślusarski</text:p>
          </table:table-cell>
          <table:table-cell/>
          <table:table-cell office:value-type="string">
            <text:p>Taszarowska 12</text:p>
          </table:table-cell>
          <table:table-cell office:value-type="string">
            <text:p>Wągrowiec</text:p>
          </table:table-cell>
          <table:table-cell office:value-type="string">
            <text:p>62-454</text:p>
          </table:table-cell>
          <table:table-cell office:value-type="string">
            <text:p>Wojciech Kocoń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65360 (606)865266</text:p>
          </table:table-cell>
          <table:table-cell office:value-type="string">
            <text:p>(67)2665360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op.pl"&gt;wojcihchkocon&lt;/a&gt;</text:p>
          </table:table-cell>
          <table:table-cell/>
          <table:table-cell office:value-type="float" office:value="3">
            <text:p>3</text:p>
          </table:table-cell>
          <table:table-cell office:value-type="string">
            <text:p>500,000 zł.</text:p>
          </table:table-cell>
          <table:table-cell office:value-type="float" office:value="1989">
            <text:p>1989</text:p>
          </table:table-cell>
          <table:table-cell office:value-type="string">
            <text:p/>
            <text:p>&lt;span&gt;28.22&lt;/span&gt;&lt;a style="color:black;text-decoration:none;" href="http://www.teleadreson.pl/-NACE2822%20produkcja%20grzejnikow%20i%20bojlerow"&gt;Produkcja grzejników i bojlerów&lt;/a&gt;</text:p>
            <text:p>&lt;span&gt;28.1&lt;/span&gt;&lt;a style="color:black;text-decoration:none;" href="http://www.teleadreson.pl/-NACE281%20produkcja%20metalowych%20elementow%20konstrukcyjnych"&gt;Produkcja metalowych elementów konstrukcyjnych&lt;/a&gt;</text:p>
            <text:p>&lt;span&gt;28.7&lt;/span&gt;&lt;a style="color:black;text-decoration:none;" href="http://www.teleadreson.pl/-NACE287%20produkcja%20metalowych%20wyrobow%20gotowych%20z%20wyj%20narzedzi%20i%20artykulow%20slusarskich"&gt;Produkcja metalowych wyrobów gotowych (z wyj. narzędzi i artykułów ślusarskich)&lt;/a&gt;</text:p>
            <text:p/>
          </table:table-cell>
          <table:table-cell office:value-type="string">
            <text:p/>
            <text:p>&lt;span&gt;344303&lt;/span&gt;&lt;a style="color:black;text-decoration:none;" href="http://www.teleadreson.pl/-SIC344303%20kotly%20i%20produkty%20kotlarskie%20produkcja"&gt;Kotły i produkty kotlarskie, produkcja&lt;/a&gt;</text:p>
            <text:p>&lt;span&gt;3433&lt;/span&gt;&lt;a style="color:black;text-decoration:none;" href="http://www.teleadreson.pl/-SIC3433%20wyposazenie%20centralnego%20ogrzewania%20produkcja"&gt;Wyposażenie centralnego ogrzewania, produkcja&lt;/a&gt;</text:p>
            <text:p>&lt;span&gt;3446&lt;/span&gt;&lt;a style="color:black;text-decoration:none;" href="http://www.teleadreson.pl/-SIC3446%20produkcja%20metalowych%20elementow%20architektonicznych"&gt;Produkcja metalowych elementów architektonicznych&lt;/a&gt;</text:p>
            <text:p>&lt;span&gt;3449&lt;/span&gt;&lt;a style="color:black;text-decoration:none;" href="http://www.teleadreson.pl/-SIC3449%20roznorodne%20metalowe%20elementy%20konstrukcyjne%20produkcja"&gt;Różnorodne metalowe elementy konstrukcyjne, produkcja&lt;/a&gt;</text:p>
            <text:p/>
          </table:table-cell>
          <table:table-cell office:value-type="string">
            <text:p/>
            <text:p>konstrukcje stalowe</text:p>
            <text:p>zbiorniki metalowe</text:p>
            <text:p>schody, pomosty</text:p>
            <text:p>piece C.O., wkłady kominowe</text:p>
            <text:p/>
          </table:table-cell>
        </table:table-row>
        <table:table-row table:style-name="ro1">
          <table:table-cell office:value-type="string">
            <text:p>Publiczny Transport Drogowy</text:p>
          </table:table-cell>
          <table:table-cell/>
          <table:table-cell office:value-type="string">
            <text:p>Taszarowska 67</text:p>
          </table:table-cell>
          <table:table-cell office:value-type="string">
            <text:p>Wągrowiec</text:p>
          </table:table-cell>
          <table:table-cell office:value-type="string">
            <text:p>62-452</text:p>
          </table:table-cell>
          <table:table-cell office:value-type="string">
            <text:p>Zbigniew Dobrochow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72074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string">
            <text:p>&lt;span&gt;60.24.1&lt;/span&gt;Przewożenie samochodami ciężarowymi wszystkich rodzajów towarów</text:p>
          </table:table-cell>
          <table:table-cell office:value-type="string">
            <text:p>&lt;span&gt;421299&lt;/span&gt;&lt;a style="color:black;text-decoration:none;" href="http://www.teleadreson.pl/-SIC421299%20lokalne%20przewozy%20ciezarowe%20bez%20skladowania%20osobno%20nie%20wymienione"&gt;Lokalne przewozy ciężarowe, bez składowania, osobno nie wymienione&lt;/a&gt;</text:p>
          </table:table-cell>
          <table:table-cell/>
        </table:table-row>
        <table:table-row table:style-name="ro2">
          <table:table-cell office:value-type="string">
            <text:p>Mechanika i Blacharstwo Samochodowe</text:p>
          </table:table-cell>
          <table:table-cell/>
          <table:table-cell office:value-type="string">
            <text:p>Taszarowska 11</text:p>
          </table:table-cell>
          <table:table-cell office:value-type="string">
            <text:p>Wągrowiec</text:p>
          </table:table-cell>
          <table:table-cell office:value-type="string">
            <text:p>62-952</text:p>
          </table:table-cell>
          <table:table-cell office:value-type="string">
            <text:p>Ryszard Gruszec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15315</text:p>
          </table:table-cell>
          <table:table-cell office:value-type="string">
            <text:p>(67)2615317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5"/>
          <table:table-cell office:value-type="string">
            <text:p/>
            <text:p>&lt;span&gt;50.22.1&lt;/span&gt;&lt;a style="color:black;text-decoration:none;" href="http://www.teleadreson.pl/-NACE50221%20mechanika%20pojazdowa"&gt;Mechanika pojazdowa&lt;/a&gt;</text:p>
            <text:p>&lt;span&gt;50.22.4&lt;/span&gt;&lt;a style="color:black;text-decoration:none;" href="http://www.teleadreson.pl/-NACE50224%20blacharstwo%20samochodowe"&gt;Blacharstwo samochodowe&lt;/a&gt;</text:p>
            <text:p/>
          </table:table-cell>
          <table:table-cell office:value-type="string">
            <text:p/>
            <text:p>&lt;span&gt;753801&lt;/span&gt;Naprawy silników</text:p>
            <text:p>&lt;span&gt;753204&lt;/span&gt;Naprawa blacharki, lakiernictwo samochodowe</text:p>
            <text:p/>
          </table:table-cell>
          <table:table-cell/>
        </table:table-row>
        <table:table-row table:style-name="ro6">
          <table:table-cell office:value-type="string">
            <text:p>KRUQ - Serwis</text:p>
          </table:table-cell>
          <table:table-cell/>
          <table:table-cell office:value-type="string">
            <text:p>Toniszewo 2</text:p>
          </table:table-cell>
          <table:table-cell office:value-type="string">
            <text:p>Wągrowiec</text:p>
          </table:table-cell>
          <table:table-cell office:value-type="string">
            <text:p>62-124</text:p>
          </table:table-cell>
          <table:table-cell office:value-type="string">
            <text:p>Leszek Kostec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07)298990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poczta.onet.pl"&gt;kruq&lt;/a&gt;</text:p>
          </table:table-cell>
          <table:table-cell office:value-type="string">
            <text:p>&lt;a href="http://www.teleadreson.pl/url/?k=6&amp;amp;r=http://www.kruq.pl"&gt;www.kruq.pl&lt;/a&gt;</text:p>
          </table:table-cell>
          <table:table-cell table:number-columns-repeated="3"/>
          <table:table-cell office:value-type="string">
            <text:p/>
            <text:p>&lt;span&gt;50.22.1&lt;/span&gt;&lt;a style="color:black;text-decoration:none;" href="http://www.teleadreson.pl/-NACE50221%20mechanika%20pojazdowa"&gt;Mechanika pojazdowa&lt;/a&gt;</text:p>
            <text:p>&lt;span&gt;28.52&lt;/span&gt;&lt;a style="color:black;text-decoration:none;" href="http://www.teleadreson.pl/-NACE2852%20ogolna%20inzynieria%20mechaniczna%20i%20uslugi%20pokrewne"&gt;Ogólna inżynieria mechaniczna i usługi pokrewne&lt;/a&gt;</text:p>
            <text:p>&lt;span&gt;50.31&lt;/span&gt;&lt;a style="color:black;text-decoration:none;" href="http://www.teleadreson.pl/-NACE5031%20sprzedaz%20hurtowa%20i%20detaliczna%20czesci%20i%20akcesoriow%20do%20pojazdow%20mechanicznych"&gt;Sprzedaż hurtowa i detaliczna części i akcesoriów do pojazdów mechanicznych&lt;/a&gt;</text:p>
            <text:p>&lt;span&gt;01.41&lt;/span&gt;&lt;a style="color:black;text-decoration:none;" href="http://www.teleadreson.pl/-NACE0141%20uslugi%20zwiazane%20z%20uprawami%20rolnymi%20i%20ogrodnictwem"&gt;Usługi związane z uprawami rolnymi i ogrodnictwem&lt;/a&gt;</text:p>
            <text:p>&lt;span&gt;74.14.1&lt;/span&gt;Doradztwo i bezpośrednia pomoc w prowadzeniu interesów</text:p>
            <text:p/>
          </table:table-cell>
          <table:table-cell office:value-type="string">
            <text:p/>
            <text:p>&lt;span&gt;769914&lt;/span&gt;Naprawa sprzętu rolniczego</text:p>
            <text:p>&lt;span&gt;5531&lt;/span&gt;Części i wyposażenie samochodowe, handel detaliczny</text:p>
            <text:p>&lt;span&gt;0722&lt;/span&gt;&lt;a style="color:black;text-decoration:none;" href="http://www.teleadreson.pl/-SIC0722%20uslugi%20zniwne"&gt;Usługi żniwne&lt;/a&gt;</text:p>
            <text:p>&lt;span&gt;874299&lt;/span&gt;Doradztwo i consulting, osobno nie wymieniony</text:p>
            <text:p/>
          </table:table-cell>
          <table:table-cell office:value-type="string">
            <text:p/>
            <text:p>maszyny rolnicze (Niemcy, UE)</text:p>
            <text:p>zbiór zbóż, posiew traw, kukurydzy</text:p>
            <text:p/>
            <text:p/>
          </table:table-cell>
        </table:table-row>
        <table:table-row table:style-name="ro1">
          <table:table-cell office:value-type="string">
            <text:p>Sklep Motoryzacyjny</text:p>
          </table:table-cell>
          <table:table-cell/>
          <table:table-cell office:value-type="string">
            <text:p>Tylmana 12</text:p>
          </table:table-cell>
          <table:table-cell office:value-type="string">
            <text:p>Wągrowiec</text:p>
          </table:table-cell>
          <table:table-cell office:value-type="string">
            <text:p>62-123</text:p>
          </table:table-cell>
          <table:table-cell office:value-type="string">
            <text:p>Ewa Baryls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21427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989">
            <text:p>1989</text:p>
          </table:table-cell>
          <table:table-cell office:value-type="string">
            <text:p>&lt;span&gt;50.31&lt;/span&gt;&lt;a style="color:black;text-decoration:none;" href="http://www.teleadreson.pl/-NACE5031%20sprzedaz%20hurtowa%20i%20detaliczna%20czesci%20i%20akcesoriow%20do%20pojazdow%20mechanicznych"&gt;Sprzedaż hurtowa i detaliczna części i akcesoriów do pojazdów mechanicznych&lt;/a&gt;</text:p>
          </table:table-cell>
          <table:table-cell office:value-type="string">
            <text:p>&lt;span&gt;553199&lt;/span&gt;Części i wyposażenie samochodowe, osobno nie wymienione, handel detaliczny</text:p>
          </table:table-cell>
          <table:table-cell/>
        </table:table-row>
        <table:table-row table:style-name="ro1">
          <table:table-cell office:value-type="string">
            <text:p>Apteka "Bursztynowa"</text:p>
          </table:table-cell>
          <table:table-cell/>
          <table:table-cell office:value-type="string">
            <text:p>Tylmana 21</text:p>
          </table:table-cell>
          <table:table-cell office:value-type="string">
            <text:p>Wągrowiec</text:p>
          </table:table-cell>
          <table:table-cell office:value-type="string">
            <text:p>62-454</text:p>
          </table:table-cell>
          <table:table-cell office:value-type="string">
            <text:p>mgr farm. Aneta Kopydłowska-Kozłows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95496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4"/>
          <table:table-cell office:value-type="float" office:value="2002">
            <text:p>2002</text:p>
          </table:table-cell>
          <table:table-cell office:value-type="string">
            <text:p>&lt;span&gt;52.31&lt;/span&gt;&lt;a style="color:black;text-decoration:none;" href="http://www.teleadreson.pl/-NACE5231%20apteki"&gt;Apteki&lt;/a&gt;</text:p>
          </table:table-cell>
          <table:table-cell office:value-type="string">
            <text:p>&lt;span&gt;5912&lt;/span&gt;Apteki</text:p>
          </table:table-cell>
          <table:table-cell/>
        </table:table-row>
        <table:table-row table:style-name="ro3">
          <table:table-cell office:value-type="string">
            <text:p>Wydawnictwo Nestor</text:p>
          </table:table-cell>
          <table:table-cell/>
          <table:table-cell office:value-type="string">
            <text:p>Ustronie 1</text:p>
          </table:table-cell>
          <table:table-cell office:value-type="string">
            <text:p>Wągrowiec</text:p>
          </table:table-cell>
          <table:table-cell office:value-type="string">
            <text:p>62-514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94)191292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/>
          <table:table-cell office:value-type="string">
            <text:p>&lt;a href="http://www.teleadreson.pl/url/?k=6&amp;amp;r=http://www.wydawqictwonestor.pl"&gt;www.wydawqictwonestor.pl&lt;/a&gt;</text:p>
          </table:table-cell>
          <table:table-cell table:number-columns-repeated="3"/>
          <table:table-cell office:value-type="string">
            <text:p/>
            <text:p>&lt;span&gt;22.14.2&lt;/span&gt;&lt;a style="color:black;text-decoration:none;" href="http://www.teleadreson.pl/-NACE22142%20wydawanie%20plyt%20kompaktowych"&gt;Wydawanie płyt kompaktowych&lt;/a&gt;</text:p>
            <text:p>&lt;span&gt;22.14.3&lt;/span&gt;&lt;a style="color:black;text-decoration:none;" href="http://www.teleadreson.pl/-NACE22143%20wydawanie%20tasm%20z%20muzyka%20lub%20innymi%20nagraniami%20dzwiekowymi"&gt;Wydawanie taśm z muzyką lub innymi nagraniami dźwiękowymi&lt;/a&gt;</text:p>
            <text:p>&lt;span&gt;52.61&lt;/span&gt;&lt;a style="color:black;text-decoration:none;" href="http://www.teleadreson.pl/-NACE5261%20sprzedaz%20detaliczna%20prowadzona%20przez%20domy%20sprzedazy%20wysylkowej"&gt;Sprzedaż detaliczna prowadzona przez domy sprzedaży wysyłkowej&lt;/a&gt;</text:p>
            <text:p/>
          </table:table-cell>
          <table:table-cell office:value-type="string">
            <text:p/>
            <text:p>&lt;span&gt;3652&lt;/span&gt;&lt;a style="color:black;text-decoration:none;" href="http://www.teleadreson.pl/-SIC3652%20plyty%20kasety%20nagrane%20audio%20produkcja"&gt;Płyty, kasety nagrane audio, produkcja&lt;/a&gt;</text:p>
            <text:p>&lt;span&gt;274199&lt;/span&gt;&lt;a style="color:black;text-decoration:none;" href="http://www.teleadreson.pl/-SIC274199%20roznorodne%20zaklady%20wydawnicze%20osobno%20nie%20wymienione"&gt;Różnorodne zakłady wydawnicze, osobno nie wymienione&lt;/a&gt;</text:p>
            <text:p>&lt;span&gt;5961&lt;/span&gt;Sprzedaż wysyłkowa</text:p>
            <text:p/>
          </table:table-cell>
          <table:table-cell office:value-type="string">
            <text:p/>
            <text:p>wydawanie książek, materiałów promocyjnych, oraz muzyki relaksacyjnej na płytach CD</text:p>
            <text:p>sklep internetowy</text:p>
            <text:p/>
            <text:p/>
          </table:table-cell>
        </table:table-row>
        <table:table-row table:style-name="ro3">
          <table:table-cell office:value-type="string">
            <text:p>Instalacje Wodno-Gazowe</text:p>
          </table:table-cell>
          <table:table-cell/>
          <table:table-cell office:value-type="string">
            <text:p>Ustronie 34</text:p>
          </table:table-cell>
          <table:table-cell office:value-type="string">
            <text:p>Wągrowiec</text:p>
          </table:table-cell>
          <table:table-cell office:value-type="string">
            <text:p>62-952</text:p>
          </table:table-cell>
          <table:table-cell office:value-type="string">
            <text:p>Piotr Lang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74271 (607)679278</text:p>
          </table:table-cell>
          <table:table-cell office:value-type="string">
            <text:p>(67)2674271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/>
            <text:p>&lt;span&gt;45.33.1&lt;/span&gt;&lt;a style="color:black;text-decoration:none;" href="http://www.teleadreson.pl/-NACE45331%20zakladanie%20instalacji%20i%20urzadzen%20hydraulicznych%20i%20sanitarnych"&gt;Zakładanie instalacji i urządzeń hydraulicznych i sanitarnych&lt;/a&gt;</text:p>
            <text:p>&lt;span&gt;45.33.2&lt;/span&gt;&lt;a style="color:black;text-decoration:none;" href="http://www.teleadreson.pl/-NACE45332%20zakladanie%20instalacji%20i%20urzadzen%20gazowych"&gt;Zakładanie instalacji i urządzeń gazowych&lt;/a&gt;</text:p>
            <text:p/>
          </table:table-cell>
          <table:table-cell office:value-type="string">
            <text:p/>
            <text:p>&lt;span&gt;171199&lt;/span&gt;&lt;a style="color:black;text-decoration:none;" href="http://www.teleadreson.pl/-SIC171199%20zakladanie%20instalacji%20hydraulicznych%20i%20ogrzewania%20osobno%20nie%20wymienione"&gt;Zakładanie instalacji hydraulicznych i ogrzewania, osobno nie wymienione&lt;/a&gt;</text:p>
            <text:p>&lt;span&gt;171102&lt;/span&gt;&lt;a style="color:black;text-decoration:none;" href="http://www.teleadreson.pl/-SIC171102%20zakladanie%20instalacji%20hydraulicznych"&gt;Zakładanie instalacji hydraulicznych&lt;/a&gt;</text:p>
            <text:p/>
          </table:table-cell>
          <table:table-cell office:value-type="string">
            <text:p/>
            <text:p>instalatorstwo hydrauliczne</text:p>
            <text:p>instalatorstwo gazowe</text:p>
            <text:p/>
            <text:p/>
          </table:table-cell>
        </table:table-row>
        <table:table-row table:style-name="ro2">
          <table:table-cell office:value-type="string">
            <text:p>Poznańska Hodowla Roślin Sp. z o.o. - Oddział Wiatrowo</text:p>
          </table:table-cell>
          <table:table-cell office:value-type="string">
            <text:p>PHR Sp. z o.o. - Oddział Wiatrowo</text:p>
          </table:table-cell>
          <table:table-cell office:value-type="string">
            <text:p>Wiatrowo 23</text:p>
          </table:table-cell>
          <table:table-cell office:value-type="string">
            <text:p>Wągrowiec</text:p>
          </table:table-cell>
          <table:table-cell office:value-type="string">
            <text:p>62-953</text:p>
          </table:table-cell>
          <table:table-cell office:value-type="string">
            <text:p>kier. Marek Zając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89784-85</text:p>
          </table:table-cell>
          <table:table-cell office:value-type="string">
            <text:p>(67)2689785</text:p>
          </table:table-cell>
          <table:table-cell office:value-type="string">
            <text:p>prywatna</text:p>
          </table:table-cell>
          <table:table-cell office:value-type="string">
            <text:p>spółka z o.o.</text:p>
          </table:table-cell>
          <table:table-cell office:value-type="string">
            <text:p>&lt;a title="@phr.pl"&gt;wiatrowo&lt;/a&gt;</text:p>
          </table:table-cell>
          <table:table-cell office:value-type="string">
            <text:p>&lt;a href="http://www.teleadreson.pl/url/?k=6&amp;amp;r=http://www.phr.pl"&gt;www.phr.pl&lt;/a&gt;</text:p>
          </table:table-cell>
          <table:table-cell office:value-type="float" office:value="15">
            <text:p>15</text:p>
          </table:table-cell>
          <table:table-cell/>
          <table:table-cell office:value-type="float" office:value="1994">
            <text:p>1994</text:p>
          </table:table-cell>
          <table:table-cell office:value-type="string">
            <text:p/>
            <text:p>&lt;span&gt;01.12.15&lt;/span&gt;&lt;a style="color:black;text-decoration:none;" href="http://www.teleadreson.pl/-NACE011215%20uprawa%20fasoli"&gt;Uprawa fasoli&lt;/a&gt;</text:p>
            <text:p>&lt;span&gt;01.11&lt;/span&gt;&lt;a style="color:black;text-decoration:none;" href="http://www.teleadreson.pl/-NACE0111%20uprawa%20zboz%20i%20inne%20uprawy%20polowe"&gt;Uprawa zbóż i inne uprawy polowe&lt;/a&gt;</text:p>
            <text:p/>
          </table:table-cell>
          <table:table-cell office:value-type="string">
            <text:p/>
            <text:p>&lt;span&gt;011999&lt;/span&gt;&lt;a style="color:black;text-decoration:none;" href="http://www.teleadreson.pl/-SIC011999%20uprawy%20zbozowe%20na%20sprzedaz%20%20osobno%20nie%20wymienione%20osobno%20nie%20wymienione"&gt;Uprawy zbożowe (na sprzedaż), osobno nie wymienione, osobno nie wymienione&lt;/a&gt;</text:p>
            <text:p>&lt;span&gt;016102&lt;/span&gt;&lt;a style="color:black;text-decoration:none;" href="http://www.teleadreson.pl/-SIC016102%20uprawa%20fasoli%20i%20grochu"&gt;Uprawa fasoli i grochu&lt;/a&gt;</text:p>
            <text:p/>
          </table:table-cell>
          <table:table-cell/>
        </table:table-row>
        <table:table-row table:style-name="ro2">
          <table:table-cell office:value-type="string">
            <text:p>Ośrodek Rehabilitacji i Hipoterapii dla Dzieci Niepełnosprawnych MAGDALENKA</text:p>
          </table:table-cell>
          <table:table-cell office:value-type="string">
            <text:p>MAGDALENKA</text:p>
          </table:table-cell>
          <table:table-cell office:value-type="string">
            <text:p>Wiatrowo, Zespół Pałacowo-Parkowy</text:p>
          </table:table-cell>
          <table:table-cell office:value-type="string">
            <text:p>Wągrowiec</text:p>
          </table:table-cell>
          <table:table-cell office:value-type="string">
            <text:p>62-012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79875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tami.pl"&gt;wiatroxo&lt;/a&gt;</text:p>
          </table:table-cell>
          <table:table-cell office:value-type="string">
            <text:p>&lt;a href="http://www.teleadreson.pl/url/?k=6&amp;amp;r=http://www.wiatroxo.tami.pl"&gt;www.wiatroxo.tami.pl&lt;/a&gt;</text:p>
          </table:table-cell>
          <table:table-cell table:number-columns-repeated="3"/>
          <table:table-cell office:value-type="string">
            <text:p/>
            <text:p>&lt;span&gt;55.23.4&lt;/span&gt;Domy wczasów dziecięcych</text:p>
            <text:p>&lt;span&gt;85.11.8&lt;/span&gt;Sanatoria i centra rehabilitacyjne</text:p>
            <text:p/>
          </table:table-cell>
          <table:table-cell office:value-type="string">
            <text:p/>
            <text:p>&lt;span&gt;703299&lt;/span&gt;Obozy sportowe i wypoczynkowe, osobno nie wymienione</text:p>
            <text:p>&lt;span&gt;806902&lt;/span&gt;Leczenie chorób chronicznych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3">
          <table:table-cell office:value-type="string">
            <text:p>RENOX - Oddział WĄGROWIEC</text:p>
          </table:table-cell>
          <table:table-cell/>
          <table:table-cell office:value-type="string">
            <text:p>Wiejska 4</text:p>
          </table:table-cell>
          <table:table-cell office:value-type="string">
            <text:p>Wągrowiec</text:p>
          </table:table-cell>
          <table:table-cell office:value-type="string">
            <text:p>62-014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67260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/>
          <table:table-cell office:value-type="string">
            <text:p>&lt;a href="http://www.teleadreson.pl/url/?k=6&amp;amp;r=http://www.renox.pl"&gt;www.renox.pl&lt;/a&gt;</text:p>
          </table:table-cell>
          <table:table-cell table:number-columns-repeated="3"/>
          <table:table-cell office:value-type="string">
            <text:p/>
            <text:p>&lt;span&gt;29.52&lt;/span&gt;&lt;a style="color:black;text-decoration:none;" href="http://www.teleadreson.pl/-NACE2952%20produkcja%20maszyn%20dla%20gornictwa%20kopalnictwa%20oraz%20maszyn%20budowlanych"&gt;Produkcja maszyn dla górnictwa, kopalnictwa oraz maszyn budowlanych&lt;/a&gt;</text:p>
            <text:p>&lt;span&gt;51.62&lt;/span&gt;&lt;a style="color:black;text-decoration:none;" href="http://www.teleadreson.pl/-NACE5162%20sprzedaz%20hurtowa%20maszyn%20budowlanych"&gt;Sprzedaż hurtowa maszyn budowlanych&lt;/a&gt;</text:p>
            <text:p>&lt;span&gt;50.31&lt;/span&gt;&lt;a style="color:black;text-decoration:none;" href="http://www.teleadreson.pl/-NACE5031%20sprzedaz%20hurtowa%20i%20detaliczna%20czesci%20i%20akcesoriow%20do%20pojazdow%20mechanicznych"&gt;Sprzedaż hurtowa i detaliczna części i akcesoriów do pojazdów mechanicznych&lt;/a&gt;</text:p>
            <text:p/>
          </table:table-cell>
          <table:table-cell office:value-type="string">
            <text:p/>
            <text:p>&lt;span&gt;353108&lt;/span&gt;&lt;a style="color:black;text-decoration:none;" href="http://www.teleadreson.pl/-SIC353108%20elementy%20dodatkowe%20maszyn%20budowlanych%20i%20konstrukcyjnych%20produkcja"&gt;Elementy dodatkowe maszyn budowlanych i konstrukcyjnych, produkcja&lt;/a&gt;</text:p>
            <text:p>&lt;span&gt;508203&lt;/span&gt;&lt;a style="color:black;text-decoration:none;" href="http://www.teleadreson.pl/-SIC508203%20sprzet%20ogolnobudowlany%20hurt"&gt;Sprzęt ogólnobudowlany, hurt&lt;/a&gt;</text:p>
            <text:p>&lt;span&gt;501399&lt;/span&gt;&lt;a style="color:black;text-decoration:none;" href="http://www.teleadreson.pl/-SIC501399%20artykuly%20i%20czesci%20do%20pojazdow%20osobno%20nie%20wymienione%20hurt"&gt;Artykuły i części do pojazdów, osobno nie wymienione, hurt&lt;/a&gt;</text:p>
            <text:p/>
          </table:table-cell>
          <table:table-cell office:value-type="string">
            <text:p>import części zamiennych do spycharek, koparek i ładowarek</text:p>
          </table:table-cell>
        </table:table-row>
        <table:table-row table:style-name="ro2">
          <table:table-cell office:value-type="string">
            <text:p>Poradnia Psychologiczno-Pedagogiczna</text:p>
          </table:table-cell>
          <table:table-cell/>
          <table:table-cell office:value-type="string">
            <text:p>Wierzbowa 4</text:p>
          </table:table-cell>
          <table:table-cell office:value-type="string">
            <text:p>Wągrowiec</text:p>
          </table:table-cell>
          <table:table-cell office:value-type="string">
            <text:p>62-122</text:p>
          </table:table-cell>
          <table:table-cell office:value-type="string">
            <text:p>dyr. mgr Anna Wolic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72370 7627887</text:p>
          </table:table-cell>
          <table:table-cell office:value-type="string">
            <text:p>komunalna</text:p>
          </table:table-cell>
          <table:table-cell office:value-type="string">
            <text:p>gminna samorządowa jednostka organizacyjna</text:p>
          </table:table-cell>
          <table:table-cell office:value-type="string">
            <text:p>&lt;a title="@wbgrowiec.pl"&gt;ppp&lt;/a&gt;</text:p>
          </table:table-cell>
          <table:table-cell office:value-type="string">
            <text:p>&lt;a href="http://www.teleadreson.pl/url/?k=6&amp;amp;r=http://www.ppp.wbgrowiec.pl"&gt;www.ppp.wbgrowiec.pl&lt;/a&gt;</text:p>
          </table:table-cell>
          <table:table-cell table:number-columns-repeated="2"/>
          <table:table-cell office:value-type="float" office:value="1967">
            <text:p>1967</text:p>
          </table:table-cell>
          <table:table-cell office:value-type="string">
            <text:p>&lt;span&gt;85.32.53&lt;/span&gt;Poradnie wychowawczo-zawodowe</text:p>
          </table:table-cell>
          <table:table-cell office:value-type="string">
            <text:p/>
            <text:p>&lt;span&gt;804904&lt;/span&gt;Gabinety psychologiczne, psychoterapia</text:p>
            <text:p>&lt;span&gt;832205&lt;/span&gt;Poradnie rodzinne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Przedsiębiorstwo Budowlane S.C.</text:p>
          </table:table-cell>
          <table:table-cell/>
          <table:table-cell office:value-type="string">
            <text:p>Wierzbowa 1</text:p>
          </table:table-cell>
          <table:table-cell office:value-type="string">
            <text:p>Wągrowiec</text:p>
          </table:table-cell>
          <table:table-cell office:value-type="string">
            <text:p>62-233</text:p>
          </table:table-cell>
          <table:table-cell office:value-type="string">
            <text:p/>
            <text:p>mgr inż. Wiktor Walkowiak</text:p>
            <text:p>Zdzisław Sarnowski</text:p>
            <text:p/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51655</text:p>
          </table:table-cell>
          <table:table-cell office:value-type="string">
            <text:p>(67)2156655</text:p>
          </table:table-cell>
          <table:table-cell office:value-type="string">
            <text:p>prywatna</text:p>
          </table:table-cell>
          <table:table-cell office:value-type="string">
            <text:p>spółka cywilna</text:p>
          </table:table-cell>
          <table:table-cell table:number-columns-repeated="2"/>
          <table:table-cell office:value-type="float" office:value="50">
            <text:p>50</text:p>
          </table:table-cell>
          <table:table-cell/>
          <table:table-cell office:value-type="float" office:value="1990">
            <text:p>1990</text:p>
          </table:table-cell>
          <table:table-cell office:value-type="string">
            <text:p>&lt;span&gt;45.21.1&lt;/span&gt;&lt;a style="color:black;text-decoration:none;" href="http://www.teleadreson.pl/-NACE45211%20roboty%20ogolnobudowlane"&gt;Roboty ogólnobudowlane&lt;/a&gt;</text:p>
          </table:table-cell>
          <table:table-cell office:value-type="string">
            <text:p/>
            <text:p>&lt;span&gt;1521&lt;/span&gt;&lt;a style="color:black;text-decoration:none;" href="http://www.teleadreson.pl/-SIC1521%20budowa%20domow%20typu%20jednorodzinnego"&gt;Budowa domów typu jednorodzinnego&lt;/a&gt;</text:p>
            <text:p>&lt;span&gt;162999&lt;/span&gt;&lt;a style="color:black;text-decoration:none;" href="http://www.teleadreson.pl/-SIC162999%20inzynieria%20ladowa%20i%20wodna%20osobno%20nie%20wymieniona%20osobno%20nie%20wymieniona"&gt;Inżynieria lądowa i wodna, osobno nie wymieniona, osobno nie wymieniona&lt;/a&gt;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Publiczna Biblioteka Pedagogiczna - Filia w Wągrowcu</text:p>
          </table:table-cell>
          <table:table-cell office:value-type="string">
            <text:p>PBP - Filia w Wągrowcu</text:p>
          </table:table-cell>
          <table:table-cell office:value-type="string">
            <text:p>Wierzbowa 1</text:p>
          </table:table-cell>
          <table:table-cell office:value-type="string">
            <text:p>Wągrowiec</text:p>
          </table:table-cell>
          <table:table-cell office:value-type="string">
            <text:p>62-342</text:p>
          </table:table-cell>
          <table:table-cell office:value-type="string">
            <text:p>kier. mgr Aneta Andrzejews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11213</text:p>
          </table:table-cell>
          <table:table-cell/>
          <table:table-cell office:value-type="string">
            <text:p>komunalna</text:p>
          </table:table-cell>
          <table:table-cell office:value-type="string">
            <text:p>wojewódzka samorządowa jednostka organizacyjna</text:p>
          </table:table-cell>
          <table:table-cell/>
          <table:table-cell office:value-type="string">
            <text:p>&lt;a href="http://www.teleadreson.pl/url/?k=6&amp;amp;r=http://www.bp.pila.pl"&gt;www.bp.pila.pl&lt;/a&gt;</text:p>
          </table:table-cell>
          <table:table-cell office:value-type="float" office:value="5">
            <text:p>5</text:p>
          </table:table-cell>
          <table:table-cell/>
          <table:table-cell office:value-type="float" office:value="1956">
            <text:p>1956</text:p>
          </table:table-cell>
          <table:table-cell office:value-type="string">
            <text:p>&lt;span&gt;92.51.1&lt;/span&gt;Biblioteki szkolne i pedagogiczne</text:p>
          </table:table-cell>
          <table:table-cell office:value-type="string">
            <text:p>&lt;span&gt;823101&lt;/span&gt;Biblioteki specjalistyczne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Błażejewski Mikołaj Ogrodnictwo i Uprawa Pieczarek</text:p>
          </table:table-cell>
          <table:table-cell/>
          <table:table-cell office:value-type="string">
            <text:p>Wierzbowa 56</text:p>
          </table:table-cell>
          <table:table-cell office:value-type="string">
            <text:p>Wągrowiec</text:p>
          </table:table-cell>
          <table:table-cell office:value-type="string">
            <text:p>62-344</text:p>
          </table:table-cell>
          <table:table-cell office:value-type="string">
            <text:p>Mikołaj Błażejew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60166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5"/>
          <table:table-cell office:value-type="string">
            <text:p>&lt;span&gt;01.12.3&lt;/span&gt;&lt;a style="color:black;text-decoration:none;" href="http://www.teleadreson.pl/-NACE01123%20uprawa%20grzybow%20pozyskiwanie%20lesnych%20grzybow%20lub%20trufli%20zbieranie"&gt;Uprawa grzybów, pozyskiwanie leśnych grzybów lub trufli (zbieranie)&lt;/a&gt;</text:p>
          </table:table-cell>
          <table:table-cell office:value-type="string">
            <text:p>&lt;span&gt;018299&lt;/span&gt;&lt;a style="color:black;text-decoration:none;" href="http://www.teleadreson.pl/-SIC018299%20uprawy%20kryte%20osobno%20nie%20wymienione"&gt;Uprawy kryte, osobno nie wymienione&lt;/a&gt;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3">
          <table:table-cell office:value-type="string">
            <text:p>Przedsiębiorstwo Handlowo Usługowe MEGA-WET</text:p>
          </table:table-cell>
          <table:table-cell/>
          <table:table-cell office:value-type="string">
            <text:p>Wodna 3</text:p>
          </table:table-cell>
          <table:table-cell office:value-type="string">
            <text:p>Wągrowiec</text:p>
          </table:table-cell>
          <table:table-cell office:value-type="string">
            <text:p>62-232</text:p>
          </table:table-cell>
          <table:table-cell office:value-type="string">
            <text:p>Zbigniew Czerwiń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70175 (607)572371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megb-wet.com.pl"&gt;biuro&lt;/a&gt;</text:p>
          </table:table-cell>
          <table:table-cell office:value-type="string">
            <text:p>&lt;a href="http://www.teleadreson.pl/url/?k=6&amp;amp;r=http://www.megb-wet.com.pl"&gt;www.megb-wet.com.pl&lt;/a&gt;</text:p>
          </table:table-cell>
          <table:table-cell table:number-columns-repeated="3"/>
          <table:table-cell office:value-type="string">
            <text:p/>
            <text:p>&lt;span&gt;72.2&lt;/span&gt;Doradztwo w zakresie oprogramowania i dostarczanie oprogramowania</text:p>
            <text:p>&lt;span&gt;72.6&lt;/span&gt;Działalność związana z informatyką</text:p>
            <text:p>&lt;span&gt;72.1&lt;/span&gt;Doradztwo w zakresie sprzętu komputerowego</text:p>
            <text:p/>
          </table:table-cell>
          <table:table-cell office:value-type="string">
            <text:p/>
            <text:p>&lt;span&gt;737902&lt;/span&gt;Konsultacje i porady komputerowe</text:p>
            <text:p>&lt;span&gt;829902&lt;/span&gt;Szkolenia</text:p>
            <text:p>&lt;span&gt;8742&lt;/span&gt;Doradztwo i consulting</text:p>
            <text:p/>
          </table:table-cell>
          <table:table-cell office:value-type="string">
            <text:p/>
            <text:p>wdrażanie systemów zarządzania jakością</text:p>
            <text:p/>
            <text:p/>
          </table:table-cell>
        </table:table-row>
        <table:table-row table:style-name="ro1">
          <table:table-cell office:value-type="string">
            <text:p>Towarzystwo Opieki nad Zwierzętami w Polsce - Oddział Wągrowiec</text:p>
          </table:table-cell>
          <table:table-cell/>
          <table:table-cell office:value-type="string">
            <text:p>Wodna 3</text:p>
          </table:table-cell>
          <table:table-cell office:value-type="string">
            <text:p>Wągrowiec</text:p>
          </table:table-cell>
          <table:table-cell office:value-type="string">
            <text:p>62-344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04)592391</text:p>
          </table:table-cell>
          <table:table-cell/>
          <table:table-cell office:value-type="string">
            <text:p>prywatna</text:p>
          </table:table-cell>
          <table:table-cell office:value-type="string">
            <text:p>stowarzyszenie</text:p>
          </table:table-cell>
          <table:table-cell/>
          <table:table-cell office:value-type="string">
            <text:p>&lt;a href="http://www.teleadreson.pl/url/?k=6&amp;amp;r=http://www.toz.pl"&gt;www.toz.pl&lt;/a&gt;</text:p>
          </table:table-cell>
          <table:table-cell table:number-columns-repeated="3"/>
          <table:table-cell office:value-type="string">
            <text:p>&lt;span&gt;91.33.7&lt;/span&gt;Stowarzyszenia kulturalne, literackie, historyczne, artystyczne, hobbystyczne, działkowców</text:p>
          </table:table-cell>
          <table:table-cell office:value-type="string">
            <text:p>&lt;span&gt;864104&lt;/span&gt;Organizacje społeczne</text:p>
          </table:table-cell>
          <table:table-cell/>
        </table:table-row>
        <table:table-row table:style-name="ro3">
          <table:table-cell office:value-type="string">
            <text:p>Usługi Koparko-Spycharką</text:p>
          </table:table-cell>
          <table:table-cell/>
          <table:table-cell office:value-type="string">
            <text:p>Wodna 6</text:p>
          </table:table-cell>
          <table:table-cell office:value-type="string">
            <text:p>Wągrowiec</text:p>
          </table:table-cell>
          <table:table-cell office:value-type="string">
            <text:p>62-232</text:p>
          </table:table-cell>
          <table:table-cell office:value-type="string">
            <text:p>Piotr Andrzejew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13112 1621281 (102)761761</text:p>
          </table:table-cell>
          <table:table-cell office:value-type="string">
            <text:p>(67)2617217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1988">
            <text:p>1988</text:p>
          </table:table-cell>
          <table:table-cell office:value-type="string">
            <text:p/>
            <text:p>&lt;span&gt;45.5&lt;/span&gt;&lt;a style="color:black;text-decoration:none;" href="http://www.teleadreson.pl/-NACE455%20wynajem%20sprzetu%20budowlanego%20i%20burzacego%20wraz%20z%20obsluga%20operatorska"&gt;Wynajem sprzętu budowlanego i burzącego wraz z obsługą operatorską&lt;/a&gt;</text:p>
            <text:p>&lt;span&gt;45.25&lt;/span&gt;&lt;a style="color:black;text-decoration:none;" href="http://www.teleadreson.pl/-NACE4525%20specjalistyczne%20prace%20budowlane"&gt;Specjalistyczne prace budowlane&lt;/a&gt;</text:p>
            <text:p>&lt;span&gt;45.51&lt;/span&gt;&lt;a style="color:black;text-decoration:none;" href="http://www.teleadreson.pl/-NACE4551%20wypozyczanie%20maszyn%20i%20urzadzen%20budowlanych%20i%20burzacych%20wraz%20z%20obsluga%20operatorska"&gt;Wypożyczanie maszyn i urządzeń budowlanych i burzących wraz z obsługą operatorską&lt;/a&gt;</text:p>
            <text:p/>
          </table:table-cell>
          <table:table-cell office:value-type="string">
            <text:p/>
            <text:p>&lt;span&gt;1794&lt;/span&gt;&lt;a style="color:black;text-decoration:none;" href="http://www.teleadreson.pl/-SIC1794%20wykopy"&gt;Wykopy&lt;/a&gt;</text:p>
            <text:p>&lt;span&gt;179909&lt;/span&gt;&lt;a style="color:black;text-decoration:none;" href="http://www.teleadreson.pl/-SIC179909%20przygotowywanie%20placow%20budowy"&gt;Przygotowywanie placów budowy&lt;/a&gt;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Czyszczenie Pierza działalnośc w zwieszeniu</text:p>
          </table:table-cell>
          <table:table-cell/>
          <table:table-cell office:value-type="string">
            <text:p>Wodna 10</text:p>
          </table:table-cell>
          <table:table-cell office:value-type="string">
            <text:p>Wągrowiec</text:p>
          </table:table-cell>
          <table:table-cell office:value-type="string">
            <text:p>62-012</text:p>
          </table:table-cell>
          <table:table-cell office:value-type="string">
            <text:p>Marian Wyczyń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41248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&lt;span&gt;93.01&lt;/span&gt;Pranie i czyszczenie wyrobów włókienniczych i futrzarskich</text:p>
          </table:table-cell>
          <table:table-cell office:value-type="string">
            <text:p>&lt;span&gt;721999&lt;/span&gt;Pralnie i obsługa garderoby, osobno nie wymieniona, osobno nie wymieniona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Prywatny Punkt Weterynaryjny</text:p>
          </table:table-cell>
          <table:table-cell/>
          <table:table-cell office:value-type="string">
            <text:p>Wodna 19</text:p>
          </table:table-cell>
          <table:table-cell office:value-type="string">
            <text:p>Wągrowiec</text:p>
          </table:table-cell>
          <table:table-cell office:value-type="string">
            <text:p>62-013</text:p>
          </table:table-cell>
          <table:table-cell office:value-type="string">
            <text:p>Zbigniew Doczekal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21028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990">
            <text:p>1990</text:p>
          </table:table-cell>
          <table:table-cell office:value-type="string">
            <text:p/>
            <text:p>&lt;span&gt;85.22&lt;/span&gt;Instytucje weterynaryjne i lekarze weterynarii poza klinikami weterynaryjnymi</text:p>
            <text:p>&lt;span&gt;85.24&lt;/span&gt;Diagnostyka i analityka weterynaryjna</text:p>
            <text:p/>
          </table:table-cell>
          <table:table-cell office:value-type="string">
            <text:p/>
            <text:p>&lt;span&gt;0741&lt;/span&gt;&lt;a style="color:black;text-decoration:none;" href="http://www.teleadreson.pl/-SIC0741%20uslugi%20weterynaryjne%20rolnicze"&gt;Usługi weterynaryjne rolnicze&lt;/a&gt;</text:p>
            <text:p>&lt;span&gt;0742&lt;/span&gt;&lt;a style="color:black;text-decoration:none;" href="http://www.teleadreson.pl/-SIC0742%20uslugi%20weterynaryjne%20nierolnicze"&gt;Usługi weterynaryjne nierolnicze&lt;/a&gt;</text:p>
            <text:p/>
          </table:table-cell>
          <table:table-cell/>
        </table:table-row>
        <table:table-row table:style-name="ro3">
          <table:table-cell office:value-type="string">
            <text:p>Centrum Językowe IDEA Sp. z o.o. - Ośrodek Zamiejscowy w Wągrowcu</text:p>
          </table:table-cell>
          <table:table-cell office:value-type="string">
            <text:p>IDEA Sp. z o.o. - Ośrodek Zamiejscowy w Wągrowcu</text:p>
          </table:table-cell>
          <table:table-cell office:value-type="string">
            <text:p>Św. Wojciecha 78, Gimnazjum nr 8</text:p>
          </table:table-cell>
          <table:table-cell office:value-type="string">
            <text:p>Wągrowiec</text:p>
          </table:table-cell>
          <table:table-cell office:value-type="string">
            <text:p>62-123</text:p>
          </table:table-cell>
          <table:table-cell office:value-type="string">
            <text:p>koordynator Danuta Kaniews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81580 8628138</text:p>
          </table:table-cell>
          <table:table-cell/>
          <table:table-cell office:value-type="string">
            <text:p>prywatna</text:p>
          </table:table-cell>
          <table:table-cell office:value-type="string">
            <text:p>spółka z o.o.</text:p>
          </table:table-cell>
          <table:table-cell/>
          <table:table-cell office:value-type="string">
            <text:p>&lt;a href="http://www.teleadreson.pl/url/?k=6&amp;amp;r=http://www.idec.poznan.pl"&gt;www.idec.poznan.pl&lt;/a&gt;</text:p>
          </table:table-cell>
          <table:table-cell table:number-columns-repeated="3"/>
          <table:table-cell office:value-type="string">
            <text:p/>
            <text:p>&lt;span&gt;80.42.3&lt;/span&gt;Kursy języków obcych</text:p>
            <text:p>&lt;span&gt;74.83.5&lt;/span&gt;Tłumaczenia</text:p>
            <text:p/>
          </table:table-cell>
          <table:table-cell office:value-type="string">
            <text:p/>
            <text:p>&lt;span&gt;829902&lt;/span&gt;Szkolenia</text:p>
            <text:p>&lt;span&gt;829905&lt;/span&gt;Szkoły pisania i wymowy</text:p>
            <text:p>&lt;span&gt;733899&lt;/span&gt;Usługi sekretarskie, protokolanckie, osobno nie wymienione</text:p>
            <text:p/>
          </table:table-cell>
          <table:table-cell office:value-type="string">
            <text:p/>
            <text:p>tłumaczenia</text:p>
            <text:p>kursy językowe</text:p>
            <text:p/>
            <text:p/>
          </table:table-cell>
        </table:table-row>
        <table:table-row table:style-name="ro2">
          <table:table-cell office:value-type="string">
            <text:p>Gimnazjum nr 1</text:p>
          </table:table-cell>
          <table:table-cell/>
          <table:table-cell office:value-type="string">
            <text:p>Św. Wojciecha 11</text:p>
          </table:table-cell>
          <table:table-cell office:value-type="string">
            <text:p>Wągrowiec</text:p>
          </table:table-cell>
          <table:table-cell office:value-type="string">
            <text:p>62-122</text:p>
          </table:table-cell>
          <table:table-cell office:value-type="string">
            <text:p>dyr. mgr Stanisław Gąsiore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11510 1621301</text:p>
          </table:table-cell>
          <table:table-cell office:value-type="string">
            <text:p>komunalna</text:p>
          </table:table-cell>
          <table:table-cell office:value-type="string">
            <text:p>gminna samorządowa jednostka organizacyjna</text:p>
          </table:table-cell>
          <table:table-cell/>
          <table:table-cell office:value-type="string">
            <text:p>&lt;a href="http://www.teleadreson.pl/url/?k=6&amp;amp;r=http://www.miejskiegjmnazjum.pl"&gt;www.miejskiegjmnazjum.pl&lt;/a&gt;</text:p>
          </table:table-cell>
          <table:table-cell table:number-columns-repeated="2"/>
          <table:table-cell office:value-type="float" office:value="1999">
            <text:p>1999</text:p>
          </table:table-cell>
          <table:table-cell office:value-type="string">
            <text:p>&lt;span&gt;80.15&lt;/span&gt;Szkoły podstawowe wyspecjalizowane i nietypowe</text:p>
          </table:table-cell>
          <table:table-cell office:value-type="string">
            <text:p>&lt;span&gt;821199&lt;/span&gt;Szkoły podstawowe i średnie, osobno nie wymienione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Szkoła Kosmetyczna AKADEMIE PRENTKI Sp. z o.o.</text:p>
          </table:table-cell>
          <table:table-cell/>
          <table:table-cell office:value-type="string">
            <text:p>Św. Wojciecha 31, Gimnazjum nr 2</text:p>
          </table:table-cell>
          <table:table-cell office:value-type="string">
            <text:p>Wągrowiec</text:p>
          </table:table-cell>
          <table:table-cell office:value-type="string">
            <text:p>62-624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31530 3623303</text:p>
          </table:table-cell>
          <table:table-cell office:value-type="string">
            <text:p>prywatna</text:p>
          </table:table-cell>
          <table:table-cell office:value-type="string">
            <text:p>spółka z o.o.</text:p>
          </table:table-cell>
          <table:table-cell office:value-type="string">
            <text:p>&lt;a title="@prenier.pl"&gt;prenier&lt;/a&gt;</text:p>
          </table:table-cell>
          <table:table-cell office:value-type="string">
            <text:p>&lt;a href="http://www.teleadreson.pl/url/?k=6&amp;amp;r=http://www.prenier.pl"&gt;www.prenier.pl&lt;/a&gt;</text:p>
          </table:table-cell>
          <table:table-cell table:number-columns-repeated="2"/>
          <table:table-cell office:value-type="float" office:value="2007">
            <text:p>2007</text:p>
          </table:table-cell>
          <table:table-cell office:value-type="string">
            <text:p>&lt;span&gt;80.42.15&lt;/span&gt;Policealne szkoły zawodowe dla dorosłych</text:p>
          </table:table-cell>
          <table:table-cell office:value-type="string">
            <text:p>&lt;span&gt;8222&lt;/span&gt;Szkoły pomaturalne i technika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3">
          <table:table-cell office:value-type="string">
            <text:p>Księgarnia Locum</text:p>
          </table:table-cell>
          <table:table-cell/>
          <table:table-cell office:value-type="string">
            <text:p>Wojska Polskiego 1</text:p>
          </table:table-cell>
          <table:table-cell office:value-type="string">
            <text:p>Wągrowiec</text:p>
          </table:table-cell>
          <table:table-cell office:value-type="string">
            <text:p>62-012</text:p>
          </table:table-cell>
          <table:table-cell office:value-type="string">
            <text:p>Krzysztof Kreskowia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15013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pso.onet.pl"&gt;locum&lt;/a&gt;</text:p>
          </table:table-cell>
          <table:table-cell/>
          <table:table-cell office:value-type="float" office:value="1">
            <text:p>1</text:p>
          </table:table-cell>
          <table:table-cell office:value-type="string">
            <text:p>200,000 zł.</text:p>
          </table:table-cell>
          <table:table-cell office:value-type="float" office:value="1995">
            <text:p>1995</text:p>
          </table:table-cell>
          <table:table-cell office:value-type="string">
            <text:p/>
            <text:p>&lt;span&gt;52.47.1&lt;/span&gt;&lt;a style="color:black;text-decoration:none;" href="http://www.teleadreson.pl/-NACE52471%20sprzedaz%20detaliczna%20ksiazek"&gt;Sprzedaż detaliczna książek&lt;/a&gt;</text:p>
            <text:p>&lt;span&gt;52.47.3&lt;/span&gt;&lt;a style="color:black;text-decoration:none;" href="http://www.teleadreson.pl/-NACE52473%20sprzedaz%20detaliczna%20artykulow%20pismiennych"&gt;Sprzedaż detaliczna artykułów piśmiennych&lt;/a&gt;</text:p>
            <text:p/>
          </table:table-cell>
          <table:table-cell office:value-type="string">
            <text:p/>
            <text:p>&lt;span&gt;5942&lt;/span&gt;Księgarnie</text:p>
            <text:p>&lt;span&gt;5943&lt;/span&gt;Sklepy papiernicze</text:p>
            <text:p/>
          </table:table-cell>
          <table:table-cell office:value-type="string">
            <text:p/>
            <text:p>książki</text:p>
            <text:p>artykuły piśmienne</text:p>
            <text:p/>
            <text:p/>
          </table:table-cell>
        </table:table-row>
        <table:table-row table:style-name="ro1">
          <table:table-cell office:value-type="string">
            <text:p>NG2 S.A. - Salon Firmowy CCC 361</text:p>
          </table:table-cell>
          <table:table-cell/>
          <table:table-cell office:value-type="string">
            <text:p>Wojska Polskiego 3</text:p>
          </table:table-cell>
          <table:table-cell office:value-type="string">
            <text:p>Wągrowiec</text:p>
          </table:table-cell>
          <table:table-cell office:value-type="string">
            <text:p>62-453</text:p>
          </table:table-cell>
          <table:table-cell/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54152</text:p>
          </table:table-cell>
          <table:table-cell/>
          <table:table-cell office:value-type="string">
            <text:p>prywatna</text:p>
          </table:table-cell>
          <table:table-cell office:value-type="string">
            <text:p>spółka akcyjna</text:p>
          </table:table-cell>
          <table:table-cell/>
          <table:table-cell office:value-type="string">
            <text:p>&lt;a href="http://www.teleadreson.pl/url/?k=6&amp;amp;r=http://www.ccc.eu"&gt;www.ccc.eu&lt;/a&gt;</text:p>
          </table:table-cell>
          <table:table-cell table:number-columns-repeated="2"/>
          <table:table-cell office:value-type="float" office:value="1999">
            <text:p>1999</text:p>
          </table:table-cell>
          <table:table-cell office:value-type="string">
            <text:p>&lt;span&gt;52.43.1&lt;/span&gt;&lt;a style="color:black;text-decoration:none;" href="http://www.teleadreson.pl/-NACE52431%20sprzedaz%20detaliczna%20obuwia"&gt;Sprzedaż detaliczna obuwia&lt;/a&gt;</text:p>
          </table:table-cell>
          <table:table-cell office:value-type="string">
            <text:p>&lt;span&gt;5661&lt;/span&gt;Sklepy z obuwiem</text:p>
          </table:table-cell>
          <table:table-cell/>
        </table:table-row>
        <table:table-row table:style-name="ro2">
          <table:table-cell office:value-type="string">
            <text:p>Sklep Obuwniczy</text:p>
          </table:table-cell>
          <table:table-cell/>
          <table:table-cell office:value-type="string">
            <text:p>Wojska Polskiego 3a</text:p>
          </table:table-cell>
          <table:table-cell office:value-type="string">
            <text:p>Wągrowiec</text:p>
          </table:table-cell>
          <table:table-cell office:value-type="string">
            <text:p>62-453</text:p>
          </table:table-cell>
          <table:table-cell office:value-type="string">
            <text:p>Arkadiusz Cegłow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54752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string">
            <text:p>&lt;span&gt;52.43.1&lt;/span&gt;&lt;a style="color:black;text-decoration:none;" href="http://www.teleadreson.pl/-NACE52431%20sprzedaz%20detaliczna%20obuwia"&gt;Sprzedaż detaliczna obuwia&lt;/a&gt;</text:p>
          </table:table-cell>
          <table:table-cell office:value-type="string">
            <text:p>&lt;span&gt;566199&lt;/span&gt;Sklepy z obuwiem, osobno nie wymienione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Sklep Odzieżowy KANIEWSCY</text:p>
          </table:table-cell>
          <table:table-cell/>
          <table:table-cell office:value-type="string">
            <text:p>Wojska Polskiego 2</text:p>
          </table:table-cell>
          <table:table-cell office:value-type="string">
            <text:p>Wągrowiec</text:p>
          </table:table-cell>
          <table:table-cell office:value-type="string">
            <text:p>62-953</text:p>
          </table:table-cell>
          <table:table-cell office:value-type="string">
            <text:p>Kajetan Kaniew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22224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979">
            <text:p>1979</text:p>
          </table:table-cell>
          <table:table-cell office:value-type="string">
            <text:p>&lt;span&gt;52.42.1&lt;/span&gt;&lt;a style="color:black;text-decoration:none;" href="http://www.teleadreson.pl/-NACE52421%20sprzedaz%20detaliczna%20odziezy"&gt;Sprzedaż detaliczna odzieży&lt;/a&gt;</text:p>
          </table:table-cell>
          <table:table-cell office:value-type="string">
            <text:p>&lt;span&gt;5651&lt;/span&gt;Sklepy z odzieżą męską, damską i dziecięcą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3">
          <table:table-cell office:value-type="string">
            <text:p>Sklep Galanterii Skórzanej</text:p>
          </table:table-cell>
          <table:table-cell/>
          <table:table-cell office:value-type="string">
            <text:p>Wojska Polskiego 11</text:p>
          </table:table-cell>
          <table:table-cell office:value-type="string">
            <text:p>Wągrowiec</text:p>
          </table:table-cell>
          <table:table-cell office:value-type="string">
            <text:p>62-232</text:p>
          </table:table-cell>
          <table:table-cell office:value-type="string">
            <text:p>Anna Łapacz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12219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50,000 zł.</text:p>
          </table:table-cell>
          <table:table-cell office:value-type="float" office:value="1990">
            <text:p>1990</text:p>
          </table:table-cell>
          <table:table-cell office:value-type="string">
            <text:p/>
            <text:p>&lt;span&gt;52.43.1&lt;/span&gt;&lt;a style="color:black;text-decoration:none;" href="http://www.teleadreson.pl/-NACE52431%20sprzedaz%20detaliczna%20obuwia"&gt;Sprzedaż detaliczna obuwia&lt;/a&gt;</text:p>
            <text:p>&lt;span&gt;52.43.2&lt;/span&gt;&lt;a style="color:black;text-decoration:none;" href="http://www.teleadreson.pl/-NACE52432%20sprzedaz%20detaliczna%20wyrobow%20skorzanych"&gt;Sprzedaż detaliczna wyrobów skórzanych&lt;/a&gt;</text:p>
            <text:p/>
          </table:table-cell>
          <table:table-cell office:value-type="string">
            <text:p/>
            <text:p>&lt;span&gt;5948&lt;/span&gt;Sklepy z torbami, walizkami i artykułami skórzanymi</text:p>
            <text:p>&lt;span&gt;5661&lt;/span&gt;Sklepy z obuwiem</text:p>
            <text:p/>
          </table:table-cell>
          <table:table-cell office:value-type="string">
            <text:p/>
            <text:p>obuwie</text:p>
            <text:p>galanteria skórzana</text:p>
            <text:p/>
            <text:p/>
          </table:table-cell>
        </table:table-row>
        <table:table-row table:style-name="ro2">
          <table:table-cell office:value-type="string">
            <text:p>Sklep Chemiczny Unifarb</text:p>
          </table:table-cell>
          <table:table-cell/>
          <table:table-cell office:value-type="string">
            <text:p>Wojska Polskiego 23</text:p>
          </table:table-cell>
          <table:table-cell office:value-type="string">
            <text:p>Wągrowiec</text:p>
          </table:table-cell>
          <table:table-cell office:value-type="string">
            <text:p>62-123</text:p>
          </table:table-cell>
          <table:table-cell office:value-type="string">
            <text:p>Stanisław Lisiec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83485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994">
            <text:p>1994</text:p>
          </table:table-cell>
          <table:table-cell office:value-type="string">
            <text:p/>
            <text:p>&lt;span&gt;52.33&lt;/span&gt;&lt;a style="color:black;text-decoration:none;" href="http://www.teleadreson.pl/-NACE5233%20sprzedaz%20detaliczna%20kosmetykow%20i%20artykulow%20toaletowych%20i%20srodkow%20czystosci%20chemii%20gospodarczej"&gt;Sprzedaż detaliczna kosmetyków i artykułów toaletowych i środków czystości (chemii gospodarczej)&lt;/a&gt;</text:p>
            <text:p>&lt;span&gt;52.46.2&lt;/span&gt;&lt;a style="color:black;text-decoration:none;" href="http://www.teleadreson.pl/-NACE52462%20sprzedaz%20detaliczna%20farb%20politury%20lakierow"&gt;Sprzedaż detaliczna farb, politury, lakierów&lt;/a&gt;</text:p>
            <text:p/>
          </table:table-cell>
          <table:table-cell office:value-type="string">
            <text:p/>
            <text:p>&lt;span&gt;599913&lt;/span&gt;Kosmetyki i przybory toaletowe, handel detaliczny</text:p>
            <text:p>&lt;span&gt;523102&lt;/span&gt;&lt;a style="color:black;text-decoration:none;" href="http://www.teleadreson.pl/-SIC523102%20farby%20wyposazenie%20malarskie%20handel%20detaliczny"&gt;Farby, wyposażenie malarskie, handel detaliczny&lt;/a&gt;</text:p>
            <text:p/>
          </table:table-cell>
          <table:table-cell office:value-type="string">
            <text:p/>
            <text:p>chemia, kosmetyki</text:p>
            <text:p>farby, lakiery</text:p>
            <text:p/>
          </table:table-cell>
        </table:table-row>
        <table:table-row table:style-name="ro2">
          <table:table-cell office:value-type="string">
            <text:p>Zakład Produkcyjno-Usługowo-Handlowy Kamilton</text:p>
          </table:table-cell>
          <table:table-cell office:value-type="string">
            <text:p>ZPUH Kamilton</text:p>
          </table:table-cell>
          <table:table-cell office:value-type="string">
            <text:p>Pl. Wrzosowy 1</text:p>
          </table:table-cell>
          <table:table-cell office:value-type="string">
            <text:p>Wągrowiec</text:p>
          </table:table-cell>
          <table:table-cell office:value-type="string">
            <text:p>62-732</text:p>
          </table:table-cell>
          <table:table-cell office:value-type="string">
            <text:p>Grażyna Tomcza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11715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/>
            <text:p>&lt;span&gt;15.1&lt;/span&gt;&lt;a style="color:black;text-decoration:none;" href="http://www.teleadreson.pl/-NACE151%20produkcja%20przetworstwo%20i%20konserwowanie%20miesa%20i%20produktow%20miesnych"&gt;Produkcja, przetwórstwo i konserwowanie mięsa i produktów mięsnych&lt;/a&gt;</text:p>
            <text:p>&lt;span&gt;15.33.11&lt;/span&gt;&lt;a style="color:black;text-decoration:none;" href="http://www.teleadreson.pl/-NACE153311%20zamrazanie%20owocow%20orzechow%20i%20warzyw"&gt;Zamrażanie owoców, orzechów i warzyw&lt;/a&gt;</text:p>
            <text:p/>
          </table:table-cell>
          <table:table-cell office:value-type="string">
            <text:p/>
            <text:p>&lt;span&gt;2038&lt;/span&gt;&lt;a style="color:black;text-decoration:none;" href="http://www.teleadreson.pl/-SIC2038%20produkcja%20zywnosci%20mrozonej%20osobno%20nie%20wymieniona"&gt;Produkcja żywności mrożonej, osobno nie wymieniona&lt;/a&gt;</text:p>
            <text:p>&lt;span&gt;2013&lt;/span&gt;&lt;a style="color:black;text-decoration:none;" href="http://www.teleadreson.pl/-SIC2013%20produkcja%20wedlin%20i%20przetworow%20miesnych"&gt;Produkcja wędlin i przetworów mięsnych&lt;/a&gt;</text:p>
            <text:p/>
          </table:table-cell>
          <table:table-cell office:value-type="string">
            <text:p/>
            <text:p>wyroby garmażeryjne</text:p>
            <text:p>mrożonki</text:p>
            <text:p/>
          </table:table-cell>
        </table:table-row>
        <table:table-row table:style-name="ro2">
          <table:table-cell office:value-type="string">
            <text:p>Przedsiębiorstwo Wielobranżowe Stamar</text:p>
          </table:table-cell>
          <table:table-cell office:value-type="string">
            <text:p>PW Stamar</text:p>
          </table:table-cell>
          <table:table-cell office:value-type="string">
            <text:p>Pl. Wrzosowy 2</text:p>
          </table:table-cell>
          <table:table-cell office:value-type="string">
            <text:p>Wągrowiec</text:p>
          </table:table-cell>
          <table:table-cell office:value-type="string">
            <text:p>62-012</text:p>
          </table:table-cell>
          <table:table-cell office:value-type="string">
            <text:p>Hubert Tomczy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47340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&lt;span&gt;51.44.3&lt;/span&gt;&lt;a style="color:black;text-decoration:none;" href="http://www.teleadreson.pl/-NACE51443%20sprzedaz%20hurtowa%20farb%20i%20lakierow"&gt;Sprzedaż hurtowa farb i lakierów&lt;/a&gt;</text:p>
          </table:table-cell>
          <table:table-cell office:value-type="string">
            <text:p>&lt;span&gt;5198&lt;/span&gt;&lt;a style="color:black;text-decoration:none;" href="http://www.teleadreson.pl/-SIC5198%20farby%20lakiery%20i%20artykuly%20pokrewne%20hurt"&gt;Farby, lakiery i artykuły pokrewne, hurt&lt;/a&gt;</text:p>
          </table:table-cell>
          <table:table-cell office:value-type="string">
            <text:p/>
            <text:p>farby, lakiery</text:p>
            <text:p/>
            <text:p/>
          </table:table-cell>
        </table:table-row>
        <table:table-row table:style-name="ro3">
          <table:table-cell office:value-type="string">
            <text:p>Usługowy Zakład Instalacji Sanitarnych C.O. i Gazowych</text:p>
          </table:table-cell>
          <table:table-cell/>
          <table:table-cell office:value-type="string">
            <text:p>Wschodnia 5</text:p>
          </table:table-cell>
          <table:table-cell office:value-type="string">
            <text:p>Wągrowiec</text:p>
          </table:table-cell>
          <table:table-cell office:value-type="string">
            <text:p>62-844</text:p>
          </table:table-cell>
          <table:table-cell office:value-type="string">
            <text:p>Marian Wojciechow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62868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989">
            <text:p>1989</text:p>
          </table:table-cell>
          <table:table-cell office:value-type="string">
            <text:p/>
            <text:p>&lt;span&gt;45.33.1&lt;/span&gt;&lt;a style="color:black;text-decoration:none;" href="http://www.teleadreson.pl/-NACE45331%20zakladanie%20instalacji%20i%20urzadzen%20hydraulicznych%20i%20sanitarnych"&gt;Zakładanie instalacji i urządzeń hydraulicznych i sanitarnych&lt;/a&gt;</text:p>
            <text:p>&lt;span&gt;45.33.2&lt;/span&gt;&lt;a style="color:black;text-decoration:none;" href="http://www.teleadreson.pl/-NACE45332%20zakladanie%20instalacji%20i%20urzadzen%20gazowych"&gt;Zakładanie instalacji i urządzeń gazowych&lt;/a&gt;</text:p>
            <text:p>&lt;span&gt;45.33.31&lt;/span&gt;&lt;a style="color:black;text-decoration:none;" href="http://www.teleadreson.pl/-NACE453331%20zakladanie%20przewodow%20i%20urzadzen%20grzewczych"&gt;Zakładanie przewodów i urządzeń grzewczych&lt;/a&gt;</text:p>
            <text:p/>
          </table:table-cell>
          <table:table-cell office:value-type="string">
            <text:p/>
            <text:p>&lt;span&gt;171102&lt;/span&gt;&lt;a style="color:black;text-decoration:none;" href="http://www.teleadreson.pl/-SIC171102%20zakladanie%20instalacji%20hydraulicznych"&gt;Zakładanie instalacji hydraulicznych&lt;/a&gt;</text:p>
            <text:p>&lt;span&gt;171199&lt;/span&gt;&lt;a style="color:black;text-decoration:none;" href="http://www.teleadreson.pl/-SIC171199%20zakladanie%20instalacji%20hydraulicznych%20i%20ogrzewania%20osobno%20nie%20wymienione"&gt;Zakładanie instalacji hydraulicznych i ogrzewania, osobno nie wymienione&lt;/a&gt;</text:p>
            <text:p>&lt;span&gt;171104&lt;/span&gt;&lt;a style="color:black;text-decoration:none;" href="http://www.teleadreson.pl/-SIC171104%20zakladanie%20instalacji%20grzewczych%20i%20klimatyzacji"&gt;Zakładanie instalacji grzewczych i klimatyzacji&lt;/a&gt;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Transport Ciężarowy</text:p>
          </table:table-cell>
          <table:table-cell/>
          <table:table-cell office:value-type="string">
            <text:p>Os. Wschód 4c/34</text:p>
          </table:table-cell>
          <table:table-cell office:value-type="string">
            <text:p>Wągrowiec</text:p>
          </table:table-cell>
          <table:table-cell office:value-type="string">
            <text:p>62-342</text:p>
          </table:table-cell>
          <table:table-cell office:value-type="string">
            <text:p>Aleksander Kolasiń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45346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990">
            <text:p>1990</text:p>
          </table:table-cell>
          <table:table-cell office:value-type="string">
            <text:p>&lt;span&gt;60.24.1&lt;/span&gt;Przewożenie samochodami ciężarowymi wszystkich rodzajów towarów</text:p>
          </table:table-cell>
          <table:table-cell office:value-type="string">
            <text:p/>
            <text:p>&lt;span&gt;4212&lt;/span&gt;&lt;a style="color:black;text-decoration:none;" href="http://www.teleadreson.pl/-SIC4212%20lokalne%20przewozy%20ciezarowe%20bez%20skladowania"&gt;Lokalne przewozy ciężarowe, bez składowania&lt;/a&gt;</text:p>
            <text:p>&lt;span&gt;4213&lt;/span&gt;&lt;a style="color:black;text-decoration:none;" href="http://www.teleadreson.pl/-SIC4213%20przewozy%20ciezarowe%20dalekobiezne"&gt;Przewozy ciężarowe dalekobieżne&lt;/a&gt;</text:p>
            <text:p/>
          </table:table-cell>
          <table:table-cell/>
        </table:table-row>
        <table:table-row table:style-name="ro2">
          <table:table-cell office:value-type="string">
            <text:p>Działalność Handlowo-Usługowa Katarzyna Przysiek</text:p>
          </table:table-cell>
          <table:table-cell office:value-type="string">
            <text:p>DHU</text:p>
          </table:table-cell>
          <table:table-cell office:value-type="string">
            <text:p>Os. Wschód 11</text:p>
          </table:table-cell>
          <table:table-cell office:value-type="string">
            <text:p>Wągrowiec</text:p>
          </table:table-cell>
          <table:table-cell office:value-type="string">
            <text:p>62-512</text:p>
          </table:table-cell>
          <table:table-cell office:value-type="string">
            <text:p>Katarzyna Przysie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12119</text:p>
          </table:table-cell>
          <table:table-cell office:value-type="string">
            <text:p>(67)2618410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wp.pl"&gt;dhu&lt;/a&gt;</text:p>
          </table:table-cell>
          <table:table-cell office:value-type="string">
            <text:p/>
            <text:p>&lt;a href="http://www.teleadreson.pl/url/?k=6&amp;amp;r=http://www.prh.i-pila.pm/prh/dhu.html"&gt;www.prh.i-pila.pm/prh/dhu.html&lt;/a&gt;</text:p>
            <text:p>&lt;a href="http://www.teleadreson.pl/url/?k=6&amp;amp;r=http://xww.prh.pila.pl"&gt;xww.prh.pila.pl&lt;/a&gt;</text:p>
            <text:p/>
          </table:table-cell>
          <table:table-cell office:value-type="float" office:value="4">
            <text:p>4</text:p>
          </table:table-cell>
          <table:table-cell office:value-type="string">
            <text:p>50,000 zł.</text:p>
          </table:table-cell>
          <table:table-cell office:value-type="float" office:value="1997">
            <text:p>1997</text:p>
          </table:table-cell>
          <table:table-cell office:value-type="string">
            <text:p>&lt;span&gt;52.22&lt;/span&gt;&lt;a style="color:black;text-decoration:none;" href="http://www.teleadreson.pl/-NACE5222%20sprzedaz%20detaliczna%20miesa%20i%20wyrobow%20miesnych"&gt;Sprzedaż detaliczna mięsa i wyrobów mięsnych&lt;/a&gt;</text:p>
          </table:table-cell>
          <table:table-cell office:value-type="string">
            <text:p>&lt;span&gt;542102&lt;/span&gt;&lt;a style="color:black;text-decoration:none;" href="http://www.teleadreson.pl/-SIC542102%20mieso%20swieze%20i%20mrozone%20handel%20detaliczny"&gt;Mięso świeże i mrożone, handel detaliczny&lt;/a&gt;</text:p>
          </table:table-cell>
          <table:table-cell office:value-type="string">
            <text:p>sklepy firmowe ROMEX</text:p>
          </table:table-cell>
        </table:table-row>
        <table:table-row table:style-name="ro2">
          <table:table-cell office:value-type="string">
            <text:p>Piekarnia Magdziarz</text:p>
          </table:table-cell>
          <table:table-cell/>
          <table:table-cell office:value-type="string">
            <text:p>Ks. Wujka 3</text:p>
          </table:table-cell>
          <table:table-cell office:value-type="string">
            <text:p>Wągrowiec</text:p>
          </table:table-cell>
          <table:table-cell office:value-type="string">
            <text:p>62-453</text:p>
          </table:table-cell>
          <table:table-cell office:value-type="string">
            <text:p/>
            <text:p>Ewa Stefaniak</text:p>
            <text:p>Grażyna Banach</text:p>
            <text:p/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84585 (608)589389</text:p>
          </table:table-cell>
          <table:table-cell office:value-type="string">
            <text:p>(67)2684585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maidziarz.com.pl"&gt;biuro&lt;/a&gt;</text:p>
          </table:table-cell>
          <table:table-cell office:value-type="string">
            <text:p>&lt;a href="http://www.teleadreson.pl/url/?k=6&amp;amp;r=http://www.maidziarz.com.pl"&gt;www.maidziarz.com.pl&lt;/a&gt;</text:p>
          </table:table-cell>
          <table:table-cell table:number-columns-repeated="2"/>
          <table:table-cell office:value-type="float" office:value="1905">
            <text:p>1905</text:p>
          </table:table-cell>
          <table:table-cell office:value-type="string">
            <text:p/>
            <text:p>&lt;span&gt;15.81.1&lt;/span&gt;&lt;a style="color:black;text-decoration:none;" href="http://www.teleadreson.pl/-NACE15811%20produkcja%20chleba%20i%20bulek"&gt;Produkcja chleba i bułek&lt;/a&gt;</text:p>
            <text:p>&lt;span&gt;52.24.1&lt;/span&gt;&lt;a style="color:black;text-decoration:none;" href="http://www.teleadreson.pl/-NACE52241%20sprzedaz%20detaliczna%20chleba%20i%20innego%20pieczywa"&gt;Sprzedaż detaliczna chleba i innego pieczywa&lt;/a&gt;</text:p>
            <text:p/>
          </table:table-cell>
          <table:table-cell office:value-type="string">
            <text:p/>
            <text:p>&lt;span&gt;205101&lt;/span&gt;&lt;a style="color:black;text-decoration:none;" href="http://www.teleadreson.pl/-SIC205101%20chleb%20bulki%20produkcja"&gt;Chleb, bułki, produkcja&lt;/a&gt;</text:p>
            <text:p>&lt;span&gt;5461&lt;/span&gt;&lt;a style="color:black;text-decoration:none;" href="http://www.teleadreson.pl/-SIC5461%20piekarnie%20detaliczne"&gt;Piekarnie detaliczne&lt;/a&gt;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Firma Handlowo-Usługowa JaWiSta - Bar Pod Lipą</text:p>
          </table:table-cell>
          <table:table-cell office:value-type="string">
            <text:p>FHU JaWiSta - Bar Pod Lipą</text:p>
          </table:table-cell>
          <table:table-cell office:value-type="string">
            <text:p>Ks. Wujka 23</text:p>
          </table:table-cell>
          <table:table-cell office:value-type="string">
            <text:p>Wągrowiec</text:p>
          </table:table-cell>
          <table:table-cell office:value-type="string">
            <text:p>62-454</text:p>
          </table:table-cell>
          <table:table-cell office:value-type="string">
            <text:p>Stanisława Wieczore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95394</text:p>
          </table:table-cell>
          <table:table-cell office:value-type="string">
            <text:p>(67)2695395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4"/>
          <table:table-cell office:value-type="float" office:value="1995">
            <text:p>1995</text:p>
          </table:table-cell>
          <table:table-cell office:value-type="string">
            <text:p>&lt;span&gt;55.52&lt;/span&gt;Punkty gastronomiczne</text:p>
          </table:table-cell>
          <table:table-cell office:value-type="string">
            <text:p>&lt;span&gt;581203&lt;/span&gt;Punkty gastronomiczne i bary szybkiej obsługi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Firma Handlowo-Usługowa JaWiSta - Sklep Spożywczy</text:p>
          </table:table-cell>
          <table:table-cell office:value-type="string">
            <text:p>FHU JaWiSta - Sklep Spożywczy</text:p>
          </table:table-cell>
          <table:table-cell office:value-type="string">
            <text:p>Ks. Wujka 56</text:p>
          </table:table-cell>
          <table:table-cell office:value-type="string">
            <text:p>Wągrowiec</text:p>
          </table:table-cell>
          <table:table-cell office:value-type="string">
            <text:p>62-234</text:p>
          </table:table-cell>
          <table:table-cell office:value-type="string">
            <text:p>Stanisława Wieczorek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65364</text:p>
          </table:table-cell>
          <table:table-cell office:value-type="string">
            <text:p>(67)2665365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4"/>
          <table:table-cell office:value-type="float" office:value="1995">
            <text:p>1995</text:p>
          </table:table-cell>
          <table:table-cell office:value-type="string">
            <text:p>&lt;span&gt;52.27&lt;/span&gt;&lt;a style="color:black;text-decoration:none;" href="http://www.teleadreson.pl/-NACE5227%20sklepy%20spozywcze"&gt;Sklepy spożywcze&lt;/a&gt;</text:p>
          </table:table-cell>
          <table:table-cell office:value-type="string">
            <text:p>&lt;span&gt;541199&lt;/span&gt;&lt;a style="color:black;text-decoration:none;" href="http://www.teleadreson.pl/-SIC541199%20sklepy%20spozywcze%20osobno%20nie%20wymienione"&gt;Sklepy spożywcze, osobno nie wymienione&lt;/a&gt;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Parafia Rzymsko-Katolicka p.w. św. Wojciecha</text:p>
          </table:table-cell>
          <table:table-cell/>
          <table:table-cell office:value-type="string">
            <text:p>Pl. Kard. Wyszyńskiego 4</text:p>
          </table:table-cell>
          <table:table-cell office:value-type="string">
            <text:p>Wągrowiec</text:p>
          </table:table-cell>
          <table:table-cell office:value-type="string">
            <text:p>62-012</text:p>
          </table:table-cell>
          <table:table-cell office:value-type="string">
            <text:p>ks. prob. Andrzej Rygielski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table:number-columns-repeated="2" office:value-type="string">
            <text:p>(67)2641540</text:p>
          </table:table-cell>
          <table:table-cell office:value-type="string">
            <text:p>prywatna</text:p>
          </table:table-cell>
          <table:table-cell office:value-type="string">
            <text:p>Kościół Katolicki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1981">
            <text:p>1981</text:p>
          </table:table-cell>
          <table:table-cell office:value-type="string">
            <text:p>&lt;span&gt;91.31.11&lt;/span&gt;Kościół katolicki -parafie</text:p>
          </table:table-cell>
          <table:table-cell office:value-type="string">
            <text:p>&lt;span&gt;866101&lt;/span&gt;Kościoły i świątynie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Bar Arka</text:p>
          </table:table-cell>
          <table:table-cell/>
          <table:table-cell office:value-type="string">
            <text:p>Żeromskiego 5</text:p>
          </table:table-cell>
          <table:table-cell office:value-type="string">
            <text:p>Wągrowiec</text:p>
          </table:table-cell>
          <table:table-cell office:value-type="string">
            <text:p>62-843</text:p>
          </table:table-cell>
          <table:table-cell office:value-type="string">
            <text:p>Władysław Smolej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Wągrowiec m.</text:p>
          </table:table-cell>
          <table:table-cell office:value-type="string">
            <text:p>pilskie</text:p>
          </table:table-cell>
          <table:table-cell office:value-type="string">
            <text:p>(67)2686485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&lt;span&gt;55.41&lt;/span&gt;Jadłodajnie, bary uniwersalne, szybkiej obsługi, przekąskowe, mleczne, bistra</text:p>
          </table:table-cell>
          <table:table-cell office:value-type="string">
            <text:p>&lt;span&gt;581203&lt;/span&gt;Punkty gastronomiczne i bary szybkiej obsługi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3">
          <table:table-cell office:value-type="string">
            <text:p>Jamroży - Produkcja Odzieży Roboczej</text:p>
          </table:table-cell>
          <table:table-cell/>
          <table:table-cell office:value-type="string">
            <text:p>Wągrowiec, Janowiecka 78</text:p>
          </table:table-cell>
          <table:table-cell office:value-type="string">
            <text:p>Gniezno</text:p>
          </table:table-cell>
          <table:table-cell office:value-type="string">
            <text:p>62-843</text:p>
          </table:table-cell>
          <table:table-cell office:value-type="string">
            <text:p>Marcin Jamroży</text:p>
          </table:table-cell>
          <table:table-cell office:value-type="string">
            <text:p>wielkopolskie</text:p>
          </table:table-cell>
          <table:table-cell office:value-type="string">
            <text:p>gnieźnieński</text:p>
          </table:table-cell>
          <table:table-cell office:value-type="string">
            <text:p>Gniezno m.</text:p>
          </table:table-cell>
          <table:table-cell office:value-type="string">
            <text:p>poznańskie</text:p>
          </table:table-cell>
          <table:table-cell office:value-type="string">
            <text:p>(61)2685182 (508)688883</text:p>
          </table:table-cell>
          <table:table-cell office:value-type="string">
            <text:p>(61)2685182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wp.pl"&gt;marcinjam&lt;/a&gt;</text:p>
          </table:table-cell>
          <table:table-cell office:value-type="string">
            <text:p>&lt;a href="http://www.teleadreson.pl/url/?k=6&amp;amp;r=http://www.jamrozy-bhp.pl"&gt;www.jamrozy-bhp.pl&lt;/a&gt;</text:p>
          </table:table-cell>
          <table:table-cell table:number-columns-repeated="2"/>
          <table:table-cell office:value-type="float" office:value="1991">
            <text:p>1991</text:p>
          </table:table-cell>
          <table:table-cell office:value-type="string">
            <text:p/>
            <text:p>&lt;span&gt;18.21&lt;/span&gt;&lt;a style="color:black;text-decoration:none;" href="http://www.teleadreson.pl/-NACE1821%20produkcja%20odziezy%20roboczej%20i%20ochronnej"&gt;Produkcja odzieży roboczej i ochronnej&lt;/a&gt;</text:p>
            <text:p>&lt;span&gt;51.42.1&lt;/span&gt;&lt;a style="color:black;text-decoration:none;" href="http://www.teleadreson.pl/-NACE51421%20sprzedaz%20hurtowa%20odziezy"&gt;Sprzedaż hurtowa odzieży&lt;/a&gt;</text:p>
            <text:p/>
          </table:table-cell>
          <table:table-cell office:value-type="string">
            <text:p/>
            <text:p>&lt;span&gt;569901&lt;/span&gt;Umundurowanie i odzież robocza, handel detaliczny</text:p>
            <text:p>&lt;span&gt;513606&lt;/span&gt;&lt;a style="color:black;text-decoration:none;" href="http://www.teleadreson.pl/-SIC513606%20ubiory%20sportowe%20i%20robocze%20hurt"&gt;Ubiory sportowe i robocze, hurt&lt;/a&gt;</text:p>
            <text:p>&lt;span&gt;2326&lt;/span&gt;&lt;a style="color:black;text-decoration:none;" href="http://www.teleadreson.pl/-SIC2326%20odziez%20robocza%20meska%20produkcja"&gt;Odzież robocza męska, produkcja&lt;/a&gt;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3">
          <table:table-cell office:value-type="string">
            <text:p>Sklep Ogólnobranżowy Nina</text:p>
          </table:table-cell>
          <table:table-cell/>
          <table:table-cell office:value-type="string">
            <text:p>Wągrowiecka 6</text:p>
          </table:table-cell>
          <table:table-cell office:value-type="string">
            <text:p>Mieścisko</text:p>
          </table:table-cell>
          <table:table-cell office:value-type="string">
            <text:p>62-622</text:p>
          </table:table-cell>
          <table:table-cell office:value-type="string">
            <text:p>Kazimiera Kujaw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Mieścisko</text:p>
          </table:table-cell>
          <table:table-cell office:value-type="string">
            <text:p>poznańskie</text:p>
          </table:table-cell>
          <table:table-cell office:value-type="string">
            <text:p>(61)4278175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/>
            <text:p>&lt;span&gt;52.33&lt;/span&gt;&lt;a style="color:black;text-decoration:none;" href="http://www.teleadreson.pl/-NACE5233%20sprzedaz%20detaliczna%20kosmetykow%20i%20artykulow%20toaletowych%20i%20srodkow%20czystosci%20chemii%20gospodarczej"&gt;Sprzedaż detaliczna kosmetyków i artykułów toaletowych i środków czystości (chemii gospodarczej)&lt;/a&gt;</text:p>
            <text:p>&lt;span&gt;52.48.56&lt;/span&gt;&lt;a style="color:black;text-decoration:none;" href="http://www.teleadreson.pl/-NACE524856%20sprzedaz%20detaliczna%20wozkow%20dzieciecych"&gt;Sprzedaż detaliczna wózków dziecięcych&lt;/a&gt;</text:p>
            <text:p>&lt;span&gt;52.48.55&lt;/span&gt;&lt;a style="color:black;text-decoration:none;" href="http://www.teleadreson.pl/-NACE524855%20sprzedaz%20detaliczna%20gier%20i%20zabawek"&gt;Sprzedaż detaliczna gier i zabawek&lt;/a&gt;</text:p>
            <text:p/>
          </table:table-cell>
          <table:table-cell office:value-type="string">
            <text:p/>
            <text:p>&lt;span&gt;599913&lt;/span&gt;Kosmetyki i przybory toaletowe, handel detaliczny</text:p>
            <text:p>&lt;span&gt;599918&lt;/span&gt;Artykuły i akcesoria dziecięce, handel detaliczny</text:p>
            <text:p/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Gimnazjum</text:p>
          </table:table-cell>
          <table:table-cell/>
          <table:table-cell office:value-type="string">
            <text:p>Wągrowiecka 67</text:p>
          </table:table-cell>
          <table:table-cell office:value-type="string">
            <text:p>Mieścisko</text:p>
          </table:table-cell>
          <table:table-cell office:value-type="string">
            <text:p>62-342</text:p>
          </table:table-cell>
          <table:table-cell office:value-type="string">
            <text:p>dyr. Grażyna Jurg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Mieścisko</text:p>
          </table:table-cell>
          <table:table-cell office:value-type="string">
            <text:p>poznańskie</text:p>
          </table:table-cell>
          <table:table-cell office:value-type="string">
            <text:p>(61)4278071</text:p>
          </table:table-cell>
          <table:table-cell office:value-type="string">
            <text:p>(61)4278071 w. 71</text:p>
          </table:table-cell>
          <table:table-cell office:value-type="string">
            <text:p>komunalna</text:p>
          </table:table-cell>
          <table:table-cell office:value-type="string">
            <text:p>gminna samorządowa jednostka organizacyjna</text:p>
          </table:table-cell>
          <table:table-cell office:value-type="string">
            <text:p>&lt;a title="@wp.pl"&gt;miescisko&lt;/a&gt;</text:p>
          </table:table-cell>
          <table:table-cell table:number-columns-repeated="3"/>
          <table:table-cell office:value-type="float" office:value="1999">
            <text:p>1999</text:p>
          </table:table-cell>
          <table:table-cell office:value-type="string">
            <text:p>&lt;span&gt;80.15&lt;/span&gt;Szkoły podstawowe wyspecjalizowane i nietypowe</text:p>
          </table:table-cell>
          <table:table-cell office:value-type="string">
            <text:p>&lt;span&gt;821199&lt;/span&gt;Szkoły podstawowe i średnie, osobno nie wymienione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2">
          <table:table-cell office:value-type="string">
            <text:p>Szkoła Podstawowa im. Stefana Czarnieckiego</text:p>
          </table:table-cell>
          <table:table-cell office:value-type="string">
            <text:p>SP im. Stefana Czarnieckiego</text:p>
          </table:table-cell>
          <table:table-cell office:value-type="string">
            <text:p>Wągrowiecka 12</text:p>
          </table:table-cell>
          <table:table-cell office:value-type="string">
            <text:p>Mieścisko</text:p>
          </table:table-cell>
          <table:table-cell office:value-type="string">
            <text:p>62-014</text:p>
          </table:table-cell>
          <table:table-cell office:value-type="string">
            <text:p>dyr. mgr inż. Jadwiga Soczka</text:p>
          </table:table-cell>
          <table:table-cell office:value-type="string">
            <text:p>wielkopolskie</text:p>
          </table:table-cell>
          <table:table-cell office:value-type="string">
            <text:p>wągrowiecki</text:p>
          </table:table-cell>
          <table:table-cell office:value-type="string">
            <text:p>Mieścisko</text:p>
          </table:table-cell>
          <table:table-cell office:value-type="string">
            <text:p>poznańskie</text:p>
          </table:table-cell>
          <table:table-cell table:number-columns-repeated="2" office:value-type="string">
            <text:p>(61)4268063</text:p>
          </table:table-cell>
          <table:table-cell office:value-type="string">
            <text:p>komunalna</text:p>
          </table:table-cell>
          <table:table-cell office:value-type="string">
            <text:p>gminna samorządowa jednostka organizacyjna</text:p>
          </table:table-cell>
          <table:table-cell office:value-type="string">
            <text:p>&lt;a title="@wp.pl"&gt;szkola.miesclsko&lt;/a&gt;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1919">
            <text:p>1919</text:p>
          </table:table-cell>
          <table:table-cell office:value-type="string">
            <text:p/>
            <text:p>&lt;span&gt;80.12&lt;/span&gt;Szkoły podstawowe</text:p>
            <text:p>&lt;span&gt;80.11&lt;/span&gt;Wychowanie przedszkolne</text:p>
            <text:p/>
          </table:table-cell>
          <table:table-cell office:value-type="string">
            <text:p>&lt;span&gt;821103&lt;/span&gt;Szkoły podstawowe i średnie publiczne</text:p>
          </table:table-cell>
          <table:table-cell/>
        </table:table-row>
        <table:table-row table:style-name="ro1">
          <table:table-cell office:value-type="string">
            <text:p>Wągrowieckie Fabryki Mebli Sp. z o.o. - Sklep Firmowy</text:p>
          </table:table-cell>
          <table:table-cell office:value-type="string">
            <text:p>WFM Sp. z o.o. - Sklep Firmowy</text:p>
          </table:table-cell>
          <table:table-cell office:value-type="string">
            <text:p>Rolna 25</text:p>
          </table:table-cell>
          <table:table-cell office:value-type="string">
            <text:p>Rogoźno Wielkopolskie</text:p>
          </table:table-cell>
          <table:table-cell office:value-type="string">
            <text:p>64-844</text:p>
          </table:table-cell>
          <table:table-cell/>
          <table:table-cell office:value-type="string">
            <text:p>wielkopolskie</text:p>
          </table:table-cell>
          <table:table-cell office:value-type="string">
            <text:p>obornicki</text:p>
          </table:table-cell>
          <table:table-cell office:value-type="string">
            <text:p>Rogoźno</text:p>
          </table:table-cell>
          <table:table-cell office:value-type="string">
            <text:p>pilskie</text:p>
          </table:table-cell>
          <table:table-cell table:number-columns-repeated="2" office:value-type="string">
            <text:p>(67)2634038</text:p>
          </table:table-cell>
          <table:table-cell office:value-type="string">
            <text:p>prywatna</text:p>
          </table:table-cell>
          <table:table-cell office:value-type="string">
            <text:p>spółka z o.o.</text:p>
          </table:table-cell>
          <table:table-cell office:value-type="string">
            <text:p>&lt;a title="@pro.onet.pl"&gt;wfmsc&lt;/a&gt;</text:p>
          </table:table-cell>
          <table:table-cell office:value-type="string">
            <text:p>&lt;a href="http://www.teleadreson.pl/url/?k=6&amp;amp;r=http://www.wfm.net.pl"&gt;www.wfm.net.pl&lt;/a&gt;</text:p>
          </table:table-cell>
          <table:table-cell table:number-columns-repeated="3"/>
          <table:table-cell office:value-type="string">
            <text:p>&lt;span&gt;52.44.1&lt;/span&gt;&lt;a style="color:black;text-decoration:none;" href="http://www.teleadreson.pl/-NACE52441%20sprzedaz%20detaliczna%20mebli%20i%20umeblowania"&gt;Sprzedaż detaliczna mebli i umeblowania&lt;/a&gt;</text:p>
          </table:table-cell>
          <table:table-cell office:value-type="string">
            <text:p>&lt;span&gt;5712&lt;/span&gt;Sklepy meblowe</text:p>
          </table:table-cell>
          <table:table-cell/>
        </table:table-row>
        <table:table-row table:style-name="ro2">
          <table:table-cell office:value-type="string">
            <text:p>Sklep Spożywczy</text:p>
          </table:table-cell>
          <table:table-cell/>
          <table:table-cell office:value-type="string">
            <text:p>Wągrowiecka 3a</text:p>
          </table:table-cell>
          <table:table-cell office:value-type="string">
            <text:p>Budzyń</text:p>
          </table:table-cell>
          <table:table-cell office:value-type="string">
            <text:p>64-513</text:p>
          </table:table-cell>
          <table:table-cell office:value-type="string">
            <text:p>Czesław Dzikowski</text:p>
          </table:table-cell>
          <table:table-cell office:value-type="string">
            <text:p>wielkopolskie</text:p>
          </table:table-cell>
          <table:table-cell office:value-type="string">
            <text:p>chodzieski</text:p>
          </table:table-cell>
          <table:table-cell office:value-type="string">
            <text:p>Budzyń</text:p>
          </table:table-cell>
          <table:table-cell office:value-type="string">
            <text:p>pilskie</text:p>
          </table:table-cell>
          <table:table-cell office:value-type="string">
            <text:p>(67)2854259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&lt;span&gt;52.2&lt;/span&gt;&lt;a style="color:black;text-decoration:none;" href="http://www.teleadreson.pl/-NACE522%20sprzedaz%20detaliczna%20zywnosci%20napojow%20i%20wyrobow%20tytoniowych%20w%20wyspecjalizowanych%20sklepach"&gt;Sprzedaż detaliczna żywności, napojów i wyrobów tytoniowych w wyspecjalizowanych sklepach&lt;/a&gt;</text:p>
          </table:table-cell>
          <table:table-cell office:value-type="string">
            <text:p>&lt;span&gt;541199&lt;/span&gt;&lt;a style="color:black;text-decoration:none;" href="http://www.teleadreson.pl/-SIC541199%20sklepy%20spozywcze%20osobno%20nie%20wymienione"&gt;Sklepy spożywcze, osobno nie wymienione&lt;/a&gt;</text:p>
          </table:table-cell>
          <table:table-cell office:value-type="string">
            <text:p/>
            <text:p/>
            <text:p/>
            <text:p/>
          </table:table-cell>
        </table:table-row>
        <table:table-row table:style-name="ro3">
          <table:table-cell office:value-type="string">
            <text:p>Usługowy Zakład Ślusarski</text:p>
          </table:table-cell>
          <table:table-cell/>
          <table:table-cell office:value-type="string">
            <text:p>Wągrowiecka 34</text:p>
          </table:table-cell>
          <table:table-cell office:value-type="string">
            <text:p>Budzyń</text:p>
          </table:table-cell>
          <table:table-cell office:value-type="string">
            <text:p>64-953</text:p>
          </table:table-cell>
          <table:table-cell office:value-type="string">
            <text:p>Jacek Ślęzak</text:p>
          </table:table-cell>
          <table:table-cell office:value-type="string">
            <text:p>wielkopolskie</text:p>
          </table:table-cell>
          <table:table-cell office:value-type="string">
            <text:p>chodzieski</text:p>
          </table:table-cell>
          <table:table-cell office:value-type="string">
            <text:p>Budzyń</text:p>
          </table:table-cell>
          <table:table-cell office:value-type="string">
            <text:p>pilskie</text:p>
          </table:table-cell>
          <table:table-cell office:value-type="string">
            <text:p>(67)2853553 (605)451655</text:p>
          </table:table-cell>
          <table:table-cell/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50,000 zł.</text:p>
          </table:table-cell>
          <table:table-cell office:value-type="float" office:value="1983">
            <text:p>1983</text:p>
          </table:table-cell>
          <table:table-cell office:value-type="string">
            <text:p/>
            <text:p>&lt;span&gt;28.52.2&lt;/span&gt;&lt;a style="color:black;text-decoration:none;" href="http://www.teleadreson.pl/-NACE28522%20spawanie%20szlifowanie%20i%20inne%20specjalistyczne%20operacje%20wykonywane%20na%20metalu"&gt;Spawanie, szlifowanie i inne specjalistyczne operacje wykonywane na metalu&lt;/a&gt;</text:p>
            <text:p>&lt;span&gt;50.22.4&lt;/span&gt;&lt;a style="color:black;text-decoration:none;" href="http://www.teleadreson.pl/-NACE50224%20blacharstwo%20samochodowe"&gt;Blacharstwo samochodowe&lt;/a&gt;</text:p>
            <text:p/>
          </table:table-cell>
          <table:table-cell office:value-type="string">
            <text:p/>
            <text:p>&lt;span&gt;769911&lt;/span&gt;Usługi ślusarskie</text:p>
            <text:p>&lt;span&gt;7692&lt;/span&gt;Warsztaty metalowe, spawanie</text:p>
            <text:p>&lt;span&gt;753203&lt;/span&gt;Przeróbki karoserii</text:p>
            <text:p/>
          </table:table-cell>
          <table:table-cell/>
        </table:table-row>
        <table:table-row table:style-name="ro1">
          <table:table-cell office:value-type="string">
            <text:p>Przedsiębiorstwo Produkcyjno-Handlowo-Usługowe LAMPEX Import-Export</text:p>
          </table:table-cell>
          <table:table-cell office:value-type="string">
            <text:p>PPHU LAMPEX</text:p>
          </table:table-cell>
          <table:table-cell office:value-type="string">
            <text:p>Wągrowiecka 12</text:p>
          </table:table-cell>
          <table:table-cell office:value-type="string">
            <text:p>Budzyń</text:p>
          </table:table-cell>
          <table:table-cell office:value-type="string">
            <text:p>64-343</text:p>
          </table:table-cell>
          <table:table-cell office:value-type="string">
            <text:p>Andrzej Zawisła</text:p>
          </table:table-cell>
          <table:table-cell office:value-type="string">
            <text:p>wielkopolskie</text:p>
          </table:table-cell>
          <table:table-cell office:value-type="string">
            <text:p>chodzieski</text:p>
          </table:table-cell>
          <table:table-cell office:value-type="string">
            <text:p>Budzyń</text:p>
          </table:table-cell>
          <table:table-cell office:value-type="string">
            <text:p>pilskie</text:p>
          </table:table-cell>
          <table:table-cell table:number-columns-repeated="2" office:value-type="string">
            <text:p>(67)2823420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vp.pl"&gt;lampex&lt;/a&gt;</text:p>
          </table:table-cell>
          <table:table-cell office:value-type="string">
            <text:p>&lt;a href="http://www.teleadreson.pl/url/?k=6&amp;amp;r=http://www.lampex.pl"&gt;www.lampex.pl&lt;/a&gt;</text:p>
          </table:table-cell>
          <table:table-cell office:value-type="float" office:value="15">
            <text:p>15</text:p>
          </table:table-cell>
          <table:table-cell/>
          <table:table-cell office:value-type="float" office:value="1993">
            <text:p>1993</text:p>
          </table:table-cell>
          <table:table-cell office:value-type="string">
            <text:p>&lt;span&gt;31.52&lt;/span&gt;&lt;a style="color:black;text-decoration:none;" href="http://www.teleadreson.pl/-NACE3152%20produkcja%20lamp%20elektrycznych%20i%20opraw%20oswietleniowych"&gt;Produkcja lamp elektrycznych i opraw oświetleniowych&lt;/a&gt;</text:p>
          </table:table-cell>
          <table:table-cell office:value-type="string">
            <text:p>&lt;span&gt;364501&lt;/span&gt;&lt;a style="color:black;text-decoration:none;" href="http://www.teleadreson.pl/-SIC364501%20lampy%20klosze%20produkcja"&gt;Lampy, klosze, produkcja&lt;/a&gt;</text:p>
          </table:table-cell>
          <table:table-cell office:value-type="string">
            <text:p>produkcja lamp wiszących, stojących, kinkietów, żyrandoli, lamp dziecięcych</text:p>
          </table:table-cell>
        </table:table-row>
        <table:table-row table:style-name="ro4">
          <table:table-cell office:value-type="string">
            <text:p>Firma Transportowo-Handlowa Łubex</text:p>
          </table:table-cell>
          <table:table-cell office:value-type="string">
            <text:p>Łubex</text:p>
          </table:table-cell>
          <table:table-cell office:value-type="string">
            <text:p>Wągrowiecka 12</text:p>
          </table:table-cell>
          <table:table-cell office:value-type="string">
            <text:p>Budzyń</text:p>
          </table:table-cell>
          <table:table-cell office:value-type="string">
            <text:p>64-124</text:p>
          </table:table-cell>
          <table:table-cell office:value-type="string">
            <text:p>Benedykt Łuszczki</text:p>
          </table:table-cell>
          <table:table-cell office:value-type="string">
            <text:p>wielkopolskie</text:p>
          </table:table-cell>
          <table:table-cell office:value-type="string">
            <text:p>chodzieski</text:p>
          </table:table-cell>
          <table:table-cell office:value-type="string">
            <text:p>Budzyń</text:p>
          </table:table-cell>
          <table:table-cell office:value-type="string">
            <text:p>pilskie</text:p>
          </table:table-cell>
          <table:table-cell office:value-type="string">
            <text:p>(67)2834134 3843213</text:p>
          </table:table-cell>
          <table:table-cell office:value-type="string">
            <text:p>(67)2834231</text:p>
          </table:table-cell>
          <table:table-cell office:value-type="string">
            <text:p>prywatna</text:p>
          </table:table-cell>
          <table:table-cell office:value-type="string">
            <text:p>zakład prywatny bez formy prawnej</text:p>
          </table:table-cell>
          <table:table-cell office:value-type="string">
            <text:p>&lt;a title="@op.pl"&gt;lubex&lt;/a&gt;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1984">
            <text:p>1984</text:p>
          </table:table-cell>
          <table:table-cell office:value-type="string">
            <text:p/>
            <text:p>&lt;span&gt;60.24.1&lt;/span&gt;Przewożenie samochodami ciężarowymi wszystkich rodzajów towarów</text:p>
            <text:p>&lt;span&gt;51.53&lt;/span&gt;&lt;a style="color:black;text-decoration:none;" href="http://www.teleadreson.pl/-NACE5153%20sprzedaz%20hurtowa%20drewna%20i%20materialow%20budowlanych"&gt;Sprzedaż hurtowa drewna i materiałów budowlanych&lt;/a&gt;</text:p>
            <text:p>&lt;span&gt;51.55.2&lt;/span&gt;&lt;a style="color:black;text-decoration:none;" href="http://www.teleadreson.pl/-NACE51552%20sprzedaz%20hurtowa%20nawozow%20sztucznych"&gt;Sprzedaż hurtowa nawozów sztucznych&lt;/a&gt;</text:p>
            <text:p>&lt;span&gt;51.51.1&lt;/span&gt;&lt;a style="color:black;text-decoration:none;" href="http://www.teleadreson.pl/-NACE51511%20sprzedaz%20hurtowa%20paliw%20stalych%20i%20produktow%20pochodnych"&gt;Sprzedaż hurtowa paliw stałych i produktów pochodnych&lt;/a&gt;</text:p>
            <text:p/>
          </table:table-cell>
          <table:table-cell office:value-type="string">
            <text:p/>
            <text:p>&lt;span&gt;421299&lt;/span&gt;&lt;a style="color:black;text-decoration:none;" href="http://www.teleadreson.pl/-SIC421299%20lokalne%20przewozy%20ciezarowe%20bez%20skladowania%20osobno%20nie%20wymienione"&gt;Lokalne przewozy ciężarowe, bez składowania, osobno nie wymienione&lt;/a&gt;</text:p>
            <text:p>&lt;span&gt;5032&lt;/span&gt;&lt;a style="color:black;text-decoration:none;" href="http://www.teleadreson.pl/-SIC5032%20materialy%20budowlane%20murarskie%20hurt"&gt;Materiały budowlane murarskie, hurt&lt;/a&gt;</text:p>
            <text:p>&lt;span&gt;519101&lt;/span&gt;&lt;a style="color:black;text-decoration:none;" href="http://www.teleadreson.pl/-SIC519101%20nawozy%20i%20inne%20srodki%20chemiczne%20hurt"&gt;Nawozy i inne środki chemiczne, hurt&lt;/a&gt;</text:p>
            <text:p>&lt;span&gt;505202&lt;/span&gt;&lt;a style="color:black;text-decoration:none;" href="http://www.teleadreson.pl/-SIC505202%20wegiel%20i%20koks%20hurt"&gt;Węgiel i koks, hurt&lt;/a&gt;</text:p>
            <text:p/>
          </table:table-cell>
          <table:table-cell office:value-type="string">
            <text:p/>
            <text:p/>
            <text:p/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3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105" meta:object-count="0"/>
    <meta:generator>LibreOffice/3.5$Linux_X86_64 LibreOffice_project/350m1$Build-2</meta:generator>
  </office:meta>
</office:document-meta>
</file>